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56in"/>
    </style:style>
    <style:style style:name="co2" style:family="table-column">
      <style:table-column-properties fo:break-before="auto" style:column-width="2.0902in"/>
    </style:style>
    <style:style style:name="co3" style:family="table-column">
      <style:table-column-properties fo:break-before="auto" style:column-width="0.5571in"/>
    </style:style>
    <style:style style:name="co4" style:family="table-column">
      <style:table-column-properties fo:break-before="auto" style:column-width="2.2516in"/>
    </style:style>
    <style:style style:name="co5" style:family="table-column">
      <style:table-column-properties fo:break-before="auto" style:column-width="0.6217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row table:style-name="ro1" table:number-rows-repeated="2">
          <table:table-cell table:number-columns-repeated="7"/>
        </table:table-row>
        <table:table-row table:style-name="ro1">
          <table:table-cell table:formula="of:=COM.MICROSOFT.CONCAT(&quot;![GitHub Repo stars](https://img.shields.io/github/stars/&quot;;[.B3];&quot;?label=&quot;;[.B3];&quot;&amp;style=social)&quot;)" office:value-type="string" office:string-value="![GitHub Repo stars](https://img.shields.io/github/stars/jimbobbennett/Awesome-Fabulous?label=jimbobbennett/Awesome-Fabulous&amp;style=social)" calcext:value-type="string">
            <text:p>![GitHub Repo stars](https://img.shields.io/github/stars/jimbobbennett/Awesome-Fabulous?label=jimbobbennett/Awesome-Fabulous&amp;style=social)</text:p>
          </table:table-cell>
          <table:table-cell table:formula="of:=MID([.G3];[.C3];[.E3]-[.C3])" office:value-type="string" office:string-value="jimbobbennett/Awesome-Fabulous" calcext:value-type="string">
            <text:p>jimbobbennett/Awesome-Fabulous</text:p>
          </table:table-cell>
          <table:table-cell table:formula="of:=FIND(&quot;github.com/&quot;;[.G3])+11" office:value-type="float" office:value="57" calcext:value-type="float">
            <text:p>57</text:p>
          </table:table-cell>
          <table:table-cell table:formula="of:=MID([.G3];[.F3]+1;[.E3]-[.F3]-1)" office:value-type="string" office:string-value="https://github.com/jimbobbennett/Awesome-Fabulous" calcext:value-type="string">
            <text:p>https://github.com/jimbobbennett/Awesome-Fabulous</text:p>
          </table:table-cell>
          <table:table-cell table:formula="of:=FIND(&quot;)&quot;;[.G3])" office:value-type="float" office:value="87" calcext:value-type="float">
            <text:p>87</text:p>
          </table:table-cell>
          <table:table-cell table:formula="of:=FIND(&quot;(&quot;;[.G3])" office:value-type="float" office:value="37" calcext:value-type="float">
            <text:p>37</text:p>
          </table:table-cell>
          <table:table-cell office:value-type="string" calcext:value-type="string">
            <text:p>- [Awesome-Elmish.XamarinForms ★106](https://github.com/jimbobbennett/Awesome-Fabulous): A hand-curated list of awesome resources when using Elmish.XamarinForms.</text:p>
          </table:table-cell>
        </table:table-row>
        <table:table-row table:style-name="ro1">
          <table:table-cell table:formula="of:=COM.MICROSOFT.CONCAT(&quot;![GitHub Repo stars](https://img.shields.io/github/stars/&quot;;[.B4];&quot;?label=&quot;;[.B4];&quot;&amp;style=social)&quot;)" office:value-type="string" office:string-value="![GitHub Repo stars](https://img.shields.io/github/stars/benoitjadinon/awesome-xamarin?label=benoitjadinon/awesome-xamarin&amp;style=social)" calcext:value-type="string">
            <text:p>![GitHub Repo stars](https://img.shields.io/github/stars/benoitjadinon/awesome-xamarin?label=benoitjadinon/awesome-xamarin&amp;style=social)</text:p>
          </table:table-cell>
          <table:table-cell table:formula="of:=MID([.G4];[.C4];[.E4]-[.C4])" office:value-type="string" office:string-value="benoitjadinon/awesome-xamarin" calcext:value-type="string">
            <text:p>benoitjadinon/awesome-xamarin</text:p>
          </table:table-cell>
          <table:table-cell table:formula="of:=FIND(&quot;github.com/&quot;;[.G4])+11" office:value-type="float" office:value="46" calcext:value-type="float">
            <text:p>46</text:p>
          </table:table-cell>
          <table:table-cell table:formula="of:=MID([.G4];[.F4]+1;[.E4]-[.F4]-1)" office:value-type="string" office:string-value="https://github.com/benoitjadinon/awesome-xamarin" calcext:value-type="string">
            <text:p>https://github.com/benoitjadinon/awesome-xamarin</text:p>
          </table:table-cell>
          <table:table-cell table:formula="of:=FIND(&quot;)&quot;;[.G4])" office:value-type="float" office:value="75" calcext:value-type="float">
            <text:p>75</text:p>
          </table:table-cell>
          <table:table-cell table:formula="of:=FIND(&quot;(&quot;;[.G4])" office:value-type="float" office:value="26" calcext:value-type="float">
            <text:p>26</text:p>
          </table:table-cell>
          <table:table-cell office:value-type="string" calcext:value-type="string">
            <text:p>- [awesome-xamarin ★1501](https://github.com/benoitjadinon/awesome-xamarin): A collection of interesting libraries/tools for Xamarin mobile projects.</text:p>
          </table:table-cell>
        </table:table-row>
        <table:table-row table:style-name="ro1">
          <table:table-cell table:formula="of:=COM.MICROSOFT.CONCAT(&quot;![GitHub Repo stars](https://img.shields.io/github/stars/&quot;;[.B5];&quot;?label=&quot;;[.B5];&quot;&amp;style=social)&quot;)" office:value-type="string" office:string-value="![GitHub Repo stars](https://img.shields.io/github/stars/MarcBruins/awesome-xamarin?label=MarcBruins/awesome-xamarin&amp;style=social)" calcext:value-type="string">
            <text:p>![GitHub Repo stars](https://img.shields.io/github/stars/MarcBruins/awesome-xamarin?label=MarcBruins/awesome-xamarin&amp;style=social)</text:p>
          </table:table-cell>
          <table:table-cell table:formula="of:=MID([.G5];[.C5];[.E5]-[.C5])" office:value-type="string" office:string-value="MarcBruins/awesome-xamarin" calcext:value-type="string">
            <text:p>MarcBruins/awesome-xamarin</text:p>
          </table:table-cell>
          <table:table-cell table:formula="of:=FIND(&quot;github.com/&quot;;[.G5])+11" office:value-type="float" office:value="45" calcext:value-type="float">
            <text:p>45</text:p>
          </table:table-cell>
          <table:table-cell table:formula="of:=MID([.G5];[.F5]+1;[.E5]-[.F5]-1)" office:value-type="string" office:string-value="https://github.com/MarcBruins/awesome-xamarin" calcext:value-type="string">
            <text:p>https://github.com/MarcBruins/awesome-xamarin</text:p>
          </table:table-cell>
          <table:table-cell table:formula="of:=FIND(&quot;)&quot;;[.G5])" office:value-type="float" office:value="71" calcext:value-type="float">
            <text:p>71</text:p>
          </table:table-cell>
          <table:table-cell table:formula="of:=FIND(&quot;(&quot;;[.G5])" office:value-type="float" office:value="25" calcext:value-type="float">
            <text:p>25</text:p>
          </table:table-cell>
          <table:table-cell office:value-type="string" calcext:value-type="string">
            <text:p>- [awesome-xamarin ★395](https://github.com/MarcBruins/awesome-xamarin): A curated list of awesome Xamarin iOS/Android and Xamarin Forms bindings, ports, frameworks and much more! </text:p>
          </table:table-cell>
        </table:table-row>
        <table:table-row table:style-name="ro1">
          <table:table-cell table:formula="of:=COM.MICROSOFT.CONCAT(&quot;![GitHub Repo stars](https://img.shields.io/github/stars/&quot;;[.B6];&quot;?label=&quot;;[.B6];&quot;&amp;style=social)&quot;)" office:value-type="string" office:string-value="![GitHub Repo stars](https://img.shields.io/github/stars/aloisdeniel/Xamarin.Bindings?label=aloisdeniel/Xamarin.Bindings&amp;style=social)" calcext:value-type="string">
            <text:p>![GitHub Repo stars](https://img.shields.io/github/stars/aloisdeniel/Xamarin.Bindings?label=aloisdeniel/Xamarin.Bindings&amp;style=social)</text:p>
          </table:table-cell>
          <table:table-cell table:formula="of:=MID([.G6];[.C6];[.E6]-[.C6])" office:value-type="string" office:string-value="aloisdeniel/Xamarin.Bindings" calcext:value-type="string">
            <text:p>aloisdeniel/Xamarin.Bindings</text:p>
          </table:table-cell>
          <table:table-cell table:formula="of:=FIND(&quot;github.com/&quot;;[.G6])+11" office:value-type="float" office:value="46" calcext:value-type="float">
            <text:p>46</text:p>
          </table:table-cell>
          <table:table-cell table:formula="of:=MID([.G6];[.F6]+1;[.E6]-[.F6]-1)" office:value-type="string" office:string-value="https://github.com/aloisdeniel/Xamarin.Bindings" calcext:value-type="string">
            <text:p>https://github.com/aloisdeniel/Xamarin.Bindings</text:p>
          </table:table-cell>
          <table:table-cell table:formula="of:=FIND(&quot;)&quot;;[.G6])" office:value-type="float" office:value="74" calcext:value-type="float">
            <text:p>74</text:p>
          </table:table-cell>
          <table:table-cell table:formula="of:=FIND(&quot;(&quot;;[.G6])" office:value-type="float" office:value="26" calcext:value-type="float">
            <text:p>26</text:p>
          </table:table-cell>
          <table:table-cell office:value-type="string" calcext:value-type="string">
            <text:p>- [Xamarin.Bindings ★141](https://github.com/aloisdeniel/Xamarin.Bindings): A list of existing Xamarin binding libraries. </text:p>
          </table:table-cell>
        </table:table-row>
        <table:table-row table:style-name="ro1">
          <table:table-cell table:formula="of:=COM.MICROSOFT.CONCAT(&quot;![GitHub Repo stars](https://img.shields.io/github/stars/&quot;;[.B7];&quot;?label=&quot;;[.B7];&quot;&amp;style=social)&quot;)" office:value-type="string" office:string-value="" calcext:value-type="error">
            <text:p>#VALUE!</text:p>
          </table:table-cell>
          <table:table-cell table:formula="of:=MID([.G7];[.C7];[.E7]-[.C7])" office:value-type="string" office:string-value="" calcext:value-type="error">
            <text:p>#VALUE!</text:p>
          </table:table-cell>
          <table:table-cell table:formula="of:=FIND(&quot;github.com/&quot;;[.G7])+11" office:value-type="string" office:string-value="" calcext:value-type="error">
            <text:p>#VALUE!</text:p>
          </table:table-cell>
          <table:table-cell table:formula="of:=MID([.G7];[.F7]+1;[.E7]-[.F7]-1)" office:value-type="string" office:string-value="" calcext:value-type="error">
            <text:p>#VALUE!</text:p>
          </table:table-cell>
          <table:table-cell table:formula="of:=FIND(&quot;)&quot;;[.G7])" office:value-type="string" office:string-value="" calcext:value-type="error">
            <text:p>#VALUE!</text:p>
          </table:table-cell>
          <table:table-cell table:formula="of:=FIND(&quot;(&quot;;[.G7])" office:value-type="string" office:string-value="" calcext:value-type="error">
            <text:p>#VALUE!</text:p>
          </table:table-cell>
          <table:table-cell/>
        </table:table-row>
        <table:table-row table:style-name="ro1">
          <table:table-cell table:formula="of:=COM.MICROSOFT.CONCAT(&quot;![GitHub Repo stars](https://img.shields.io/github/stars/&quot;;[.B8];&quot;?label=&quot;;[.B8];&quot;&amp;style=social)&quot;)" office:value-type="string" office:string-value="" calcext:value-type="error">
            <text:p>#VALUE!</text:p>
          </table:table-cell>
          <table:table-cell table:formula="of:=MID([.G8];[.C8];[.E8]-[.C8])" office:value-type="string" office:string-value="" calcext:value-type="error">
            <text:p>#VALUE!</text:p>
          </table:table-cell>
          <table:table-cell table:formula="of:=FIND(&quot;github.com/&quot;;[.G8])+11" office:value-type="string" office:string-value="" calcext:value-type="error">
            <text:p>#VALUE!</text:p>
          </table:table-cell>
          <table:table-cell table:formula="of:=MID([.G8];[.F8]+1;[.E8]-[.F8]-1)" office:value-type="string" office:string-value="" calcext:value-type="error">
            <text:p>#VALUE!</text:p>
          </table:table-cell>
          <table:table-cell table:formula="of:=FIND(&quot;)&quot;;[.G8])" office:value-type="string" office:string-value="" calcext:value-type="error">
            <text:p>#VALUE!</text:p>
          </table:table-cell>
          <table:table-cell table:formula="of:=FIND(&quot;(&quot;;[.G8])" office:value-type="string" office:string-value="" calcext:value-type="error">
            <text:p>#VALUE!</text:p>
          </table:table-cell>
          <table:table-cell office:value-type="string" calcext:value-type="string">
            <text:p>## Animations</text:p>
          </table:table-cell>
        </table:table-row>
        <table:table-row table:style-name="ro1">
          <table:table-cell table:formula="of:=COM.MICROSOFT.CONCAT(&quot;![GitHub Repo stars](https://img.shields.io/github/stars/&quot;;[.B9];&quot;?label=&quot;;[.B9];&quot;&amp;style=social)&quot;)" office:value-type="string" office:string-value="" calcext:value-type="error">
            <text:p>#VALUE!</text:p>
          </table:table-cell>
          <table:table-cell table:formula="of:=MID([.G9];[.C9];[.E9]-[.C9])" office:value-type="string" office:string-value="" calcext:value-type="error">
            <text:p>#VALUE!</text:p>
          </table:table-cell>
          <table:table-cell table:formula="of:=FIND(&quot;github.com/&quot;;[.G9])+11" office:value-type="string" office:string-value="" calcext:value-type="error">
            <text:p>#VALUE!</text:p>
          </table:table-cell>
          <table:table-cell table:formula="of:=MID([.G9];[.F9]+1;[.E9]-[.F9]-1)" office:value-type="string" office:string-value="" calcext:value-type="error">
            <text:p>#VALUE!</text:p>
          </table:table-cell>
          <table:table-cell table:formula="of:=FIND(&quot;)&quot;;[.G9])" office:value-type="string" office:string-value="" calcext:value-type="error">
            <text:p>#VALUE!</text:p>
          </table:table-cell>
          <table:table-cell table:formula="of:=FIND(&quot;(&quot;;[.G9])" office:value-type="string" office:string-value="" calcext:value-type="error">
            <text:p>#VALUE!</text:p>
          </table:table-cell>
          <table:table-cell/>
        </table:table-row>
        <table:table-row table:style-name="ro1">
          <table:table-cell table:formula="of:=COM.MICROSOFT.CONCAT(&quot;![GitHub Repo stars](https://img.shields.io/github/stars/&quot;;[.B10];&quot;?label=&quot;;[.B10];&quot;&amp;style=social)&quot;)" office:value-type="string" office:string-value="![GitHub Repo stars](https://img.shields.io/github/stars/AlexandrNikulin/AnimationNavigationPage?label=AlexandrNikulin/AnimationNavigationPage&amp;style=social)" calcext:value-type="string">
            <text:p>![GitHub Repo stars](https://img.shields.io/github/stars/AlexandrNikulin/AnimationNavigationPage?label=AlexandrNikulin/AnimationNavigationPage&amp;style=social)</text:p>
          </table:table-cell>
          <table:table-cell table:formula="of:=MID([.G10];[.C10];[.E10]-[.C10])" office:value-type="string" office:string-value="AlexandrNikulin/AnimationNavigationPage" calcext:value-type="string">
            <text:p>AlexandrNikulin/AnimationNavigationPage</text:p>
          </table:table-cell>
          <table:table-cell table:formula="of:=FIND(&quot;github.com/&quot;;[.G10])+11" office:value-type="float" office:value="53" calcext:value-type="float">
            <text:p>53</text:p>
          </table:table-cell>
          <table:table-cell table:formula="of:=MID([.G10];[.F10]+1;[.E10]-[.F10]-1)" office:value-type="string" office:string-value="https://github.com/AlexandrNikulin/AnimationNavigationPage" calcext:value-type="string">
            <text:p>https://github.com/AlexandrNikulin/AnimationNavigationPage</text:p>
          </table:table-cell>
          <table:table-cell table:formula="of:=FIND(&quot;)&quot;;[.G10])" office:value-type="float" office:value="92" calcext:value-type="float">
            <text:p>92</text:p>
          </table:table-cell>
          <table:table-cell table:formula="of:=FIND(&quot;(&quot;;[.G10])" office:value-type="float" office:value="33" calcext:value-type="float">
            <text:p>33</text:p>
          </table:table-cell>
          <table:table-cell office:value-type="string" calcext:value-type="string">
            <text:p>- [AnimationNavigationPage ★209](https://github.com/AlexandrNikulin/AnimationNavigationPage): AnimationNavigationPage is a NavigationPage with custom transitions animation effects. </text:p>
          </table:table-cell>
        </table:table-row>
        <table:table-row table:style-name="ro1">
          <table:table-cell table:formula="of:=COM.MICROSOFT.CONCAT(&quot;![GitHub Repo stars](https://img.shields.io/github/stars/&quot;;[.B11];&quot;?label=&quot;;[.B11];&quot;&amp;style=social)&quot;)" office:value-type="string" office:string-value="![GitHub Repo stars](https://img.shields.io/github/stars/Evolutionlab/EvoTransitions?label=Evolutionlab/EvoTransitions&amp;style=social)" calcext:value-type="string">
            <text:p>![GitHub Repo stars](https://img.shields.io/github/stars/Evolutionlab/EvoTransitions?label=Evolutionlab/EvoTransitions&amp;style=social)</text:p>
          </table:table-cell>
          <table:table-cell table:formula="of:=MID([.G11];[.C11];[.E11]-[.C11])" office:value-type="string" office:string-value="Evolutionlab/EvoTransitions" calcext:value-type="string">
            <text:p>Evolutionlab/EvoTransitions</text:p>
          </table:table-cell>
          <table:table-cell table:formula="of:=FIND(&quot;github.com/&quot;;[.G11])+11" office:value-type="float" office:value="42" calcext:value-type="float">
            <text:p>42</text:p>
          </table:table-cell>
          <table:table-cell table:formula="of:=MID([.G11];[.F11]+1;[.E11]-[.F11]-1)" office:value-type="string" office:string-value="https://github.com/Evolutionlab/EvoTransitions" calcext:value-type="string">
            <text:p>https://github.com/Evolutionlab/EvoTransitions</text:p>
          </table:table-cell>
          <table:table-cell table:formula="of:=FIND(&quot;)&quot;;[.G11])" office:value-type="float" office:value="69" calcext:value-type="float">
            <text:p>69</text:p>
          </table:table-cell>
          <table:table-cell table:formula="of:=FIND(&quot;(&quot;;[.G11])" office:value-type="float" office:value="22" calcext:value-type="float">
            <text:p>22</text:p>
          </table:table-cell>
          <table:table-cell office:value-type="string" calcext:value-type="string">
            <text:p>- [EvoTransitions ★1](https://github.com/Evolutionlab/EvoTransitions): Custom NavigationRenderers for Xamarin.Forms (IOS and Android) to activate shared element transitions between two screens.</text:p>
          </table:table-cell>
        </table:table-row>
        <table:table-row table:style-name="ro1">
          <table:table-cell table:formula="of:=COM.MICROSOFT.CONCAT(&quot;![GitHub Repo stars](https://img.shields.io/github/stars/&quot;;[.B12];&quot;?label=&quot;;[.B12];&quot;&amp;style=social)&quot;)" office:value-type="string" office:string-value="![GitHub Repo stars](https://img.shields.io/github/stars/martijn00/LottieXamarin?label=martijn00/LottieXamarin&amp;style=social)" calcext:value-type="string">
            <text:p>![GitHub Repo stars](https://img.shields.io/github/stars/martijn00/LottieXamarin?label=martijn00/LottieXamarin&amp;style=social)</text:p>
          </table:table-cell>
          <table:table-cell table:formula="of:=MID([.G12];[.C12];[.E12]-[.C12])" office:value-type="string" office:string-value="martijn00/LottieXamarin" calcext:value-type="string">
            <text:p>martijn00/LottieXamarin</text:p>
          </table:table-cell>
          <table:table-cell table:formula="of:=FIND(&quot;github.com/&quot;;[.G12])+11" office:value-type="float" office:value="44" calcext:value-type="float">
            <text:p>44</text:p>
          </table:table-cell>
          <table:table-cell table:formula="of:=MID([.G12];[.F12]+1;[.E12]-[.F12]-1)" office:value-type="string" office:string-value="https://github.com/martijn00/LottieXamarin" calcext:value-type="string">
            <text:p>https://github.com/martijn00/LottieXamarin</text:p>
          </table:table-cell>
          <table:table-cell table:formula="of:=FIND(&quot;)&quot;;[.G12])" office:value-type="float" office:value="67" calcext:value-type="float">
            <text:p>67</text:p>
          </table:table-cell>
          <table:table-cell table:formula="of:=FIND(&quot;(&quot;;[.G12])" office:value-type="float" office:value="24" calcext:value-type="float">
            <text:p>24</text:p>
          </table:table-cell>
          <table:table-cell office:value-type="string" calcext:value-type="string">
            <text:p>- [LottieXamarin ★1006](https://github.com/martijn00/LottieXamarin): Render After Effects animations natively on Android and iOS for Xamarin.</text:p>
          </table:table-cell>
        </table:table-row>
        <table:table-row table:style-name="ro1">
          <table:table-cell table:formula="of:=COM.MICROSOFT.CONCAT(&quot;![GitHub Repo stars](https://img.shields.io/github/stars/&quot;;[.B13];&quot;?label=&quot;;[.B13];&quot;&amp;style=social)&quot;)" office:value-type="string" office:string-value="![GitHub Repo stars](https://img.shields.io/github/stars/jsuarezruiz/Xamanimation?label=jsuarezruiz/Xamanimation&amp;style=social)" calcext:value-type="string">
            <text:p>![GitHub Repo stars](https://img.shields.io/github/stars/jsuarezruiz/Xamanimation?label=jsuarezruiz/Xamanimation&amp;style=social)</text:p>
          </table:table-cell>
          <table:table-cell table:formula="of:=MID([.G13];[.C13];[.E13]-[.C13])" office:value-type="string" office:string-value="jsuarezruiz/Xamanimation" calcext:value-type="string">
            <text:p>jsuarezruiz/Xamanimation</text:p>
          </table:table-cell>
          <table:table-cell table:formula="of:=FIND(&quot;github.com/&quot;;[.G13])+11" office:value-type="float" office:value="42" calcext:value-type="float">
            <text:p>42</text:p>
          </table:table-cell>
          <table:table-cell table:formula="of:=MID([.G13];[.F13]+1;[.E13]-[.F13]-1)" office:value-type="string" office:string-value="https://github.com/jsuarezruiz/Xamanimation" calcext:value-type="string">
            <text:p>https://github.com/jsuarezruiz/Xamanimation</text:p>
          </table:table-cell>
          <table:table-cell table:formula="of:=FIND(&quot;)&quot;;[.G13])" office:value-type="float" office:value="66" calcext:value-type="float">
            <text:p>66</text:p>
          </table:table-cell>
          <table:table-cell table:formula="of:=FIND(&quot;(&quot;;[.G13])" office:value-type="float" office:value="22" calcext:value-type="float">
            <text:p>22</text:p>
          </table:table-cell>
          <table:table-cell office:value-type="string" calcext:value-type="string">
            <text:p>- [Xamanimation ★354](https://github.com/jsuarezruiz/Xamanimation): Xamarin.Forms animation library.</text:p>
          </table:table-cell>
        </table:table-row>
        <table:table-row table:style-name="ro1">
          <table:table-cell table:formula="of:=COM.MICROSOFT.CONCAT(&quot;![GitHub Repo stars](https://img.shields.io/github/stars/&quot;;[.B14];&quot;?label=&quot;;[.B14];&quot;&amp;style=social)&quot;)" office:value-type="string" office:string-value="![GitHub Repo stars](https://img.shields.io/github/stars/takecx/Xamarin.Forms.AnimationsPack?label=takecx/Xamarin.Forms.AnimationsPack&amp;style=social)" calcext:value-type="string">
            <text:p>![GitHub Repo stars](https://img.shields.io/github/stars/takecx/Xamarin.Forms.AnimationsPack?label=takecx/Xamarin.Forms.AnimationsPack&amp;style=social)</text:p>
          </table:table-cell>
          <table:table-cell table:formula="of:=MID([.G14];[.C14];[.E14]-[.C14])" office:value-type="string" office:string-value="takecx/Xamarin.Forms.AnimationsPack" calcext:value-type="string">
            <text:p>takecx/Xamarin.Forms.AnimationsPack</text:p>
          </table:table-cell>
          <table:table-cell table:formula="of:=FIND(&quot;github.com/&quot;;[.G14])+11" office:value-type="float" office:value="56" calcext:value-type="float">
            <text:p>56</text:p>
          </table:table-cell>
          <table:table-cell table:formula="of:=MID([.G14];[.F14]+1;[.E14]-[.F14]-1)" office:value-type="string" office:string-value="https://github.com/takecx/Xamarin.Forms.AnimationsPack" calcext:value-type="string">
            <text:p>https://github.com/takecx/Xamarin.Forms.AnimationsPack</text:p>
          </table:table-cell>
          <table:table-cell table:formula="of:=FIND(&quot;)&quot;;[.G14])" office:value-type="float" office:value="91" calcext:value-type="float">
            <text:p>91</text:p>
          </table:table-cell>
          <table:table-cell table:formula="of:=FIND(&quot;(&quot;;[.G14])" office:value-type="float" office:value="36" calcext:value-type="float">
            <text:p>36</text:p>
          </table:table-cell>
          <table:table-cell office:value-type="string" calcext:value-type="string">
            <text:p>- [Xamarin.Forms.AnimationsPack ★6](https://github.com/takecx/Xamarin.Forms.AnimationsPack): Is Animation library for Xamarin.Forms.</text:p>
          </table:table-cell>
        </table:table-row>
        <table:table-row table:style-name="ro1">
          <table:table-cell table:formula="of:=COM.MICROSOFT.CONCAT(&quot;![GitHub Repo stars](https://img.shields.io/github/stars/&quot;;[.B15];&quot;?label=&quot;;[.B15];&quot;&amp;style=social)&quot;)" office:value-type="string" office:string-value="![GitHub Repo stars](https://img.shields.io/github/stars/Binwell/XamarinStateMachine?label=Binwell/XamarinStateMachine&amp;style=social)" calcext:value-type="string">
            <text:p>![GitHub Repo stars](https://img.shields.io/github/stars/Binwell/XamarinStateMachine?label=Binwell/XamarinStateMachine&amp;style=social)</text:p>
          </table:table-cell>
          <table:table-cell table:formula="of:=MID([.G15];[.C15];[.E15]-[.C15])" office:value-type="string" office:string-value="Binwell/XamarinStateMachine" calcext:value-type="string">
            <text:p>Binwell/XamarinStateMachine</text:p>
          </table:table-cell>
          <table:table-cell table:formula="of:=FIND(&quot;github.com/&quot;;[.G15])+11" office:value-type="float" office:value="48" calcext:value-type="float">
            <text:p>48</text:p>
          </table:table-cell>
          <table:table-cell table:formula="of:=MID([.G15];[.F15]+1;[.E15]-[.F15]-1)" office:value-type="string" office:string-value="https://github.com/Binwell/XamarinStateMachine" calcext:value-type="string">
            <text:p>https://github.com/Binwell/XamarinStateMachine</text:p>
          </table:table-cell>
          <table:table-cell table:formula="of:=FIND(&quot;)&quot;;[.G15])" office:value-type="float" office:value="75" calcext:value-type="float">
            <text:p>75</text:p>
          </table:table-cell>
          <table:table-cell table:formula="of:=FIND(&quot;(&quot;;[.G15])" office:value-type="float" office:value="28" calcext:value-type="float">
            <text:p>28</text:p>
          </table:table-cell>
          <table:table-cell office:value-type="string" calcext:value-type="string">
            <text:p>- [XamarinStateMachine ★39](https://github.com/Binwell/XamarinStateMachine): StateMachine animations for Xamarin.Forms.</text:p>
          </table:table-cell>
        </table:table-row>
        <table:table-row table:style-name="ro1">
          <table:table-cell table:formula="of:=COM.MICROSOFT.CONCAT(&quot;![GitHub Repo stars](https://img.shields.io/github/stars/&quot;;[.B16];&quot;?label=&quot;;[.B16];&quot;&amp;style=social)&quot;)" office:value-type="string" office:string-value="![GitHub Repo stars](https://img.shields.io/github/stars/OliveTreeBible/Xamarin.Transitions?label=OliveTreeBible/Xamarin.Transitions&amp;style=social)" calcext:value-type="string">
            <text:p>![GitHub Repo stars](https://img.shields.io/github/stars/OliveTreeBible/Xamarin.Transitions?label=OliveTreeBible/Xamarin.Transitions&amp;style=social)</text:p>
          </table:table-cell>
          <table:table-cell table:formula="of:=MID([.G16];[.C16];[.E16]-[.C16])" office:value-type="string" office:string-value="OliveTreeBible/Xamarin.Transitions" calcext:value-type="string">
            <text:p>OliveTreeBible/Xamarin.Transitions</text:p>
          </table:table-cell>
          <table:table-cell table:formula="of:=FIND(&quot;github.com/&quot;;[.G16])+11" office:value-type="float" office:value="48" calcext:value-type="float">
            <text:p>48</text:p>
          </table:table-cell>
          <table:table-cell table:formula="of:=MID([.G16];[.F16]+1;[.E16]-[.F16]-1)" office:value-type="string" office:string-value="https://github.com/OliveTreeBible/Xamarin.Transitions" calcext:value-type="string">
            <text:p>https://github.com/OliveTreeBible/Xamarin.Transitions</text:p>
          </table:table-cell>
          <table:table-cell table:formula="of:=FIND(&quot;)&quot;;[.G16])" office:value-type="float" office:value="82" calcext:value-type="float">
            <text:p>82</text:p>
          </table:table-cell>
          <table:table-cell table:formula="of:=FIND(&quot;(&quot;;[.G16])" office:value-type="float" office:value="28" calcext:value-type="float">
            <text:p>28</text:p>
          </table:table-cell>
          <table:table-cell office:value-type="string" calcext:value-type="string">
            <text:p>- [Xamarin Transitions ★49](https://github.com/OliveTreeBible/Xamarin.Transitions): Declarative &amp; implicit animations Library for Xamarin Forms.</text:p>
          </table:table-cell>
        </table:table-row>
        <table:table-row table:style-name="ro1">
          <table:table-cell table:formula="of:=COM.MICROSOFT.CONCAT(&quot;![GitHub Repo stars](https://img.shields.io/github/stars/&quot;;[.B17];&quot;?label=&quot;;[.B17];&quot;&amp;style=social)&quot;)" office:value-type="string" office:string-value="" calcext:value-type="error">
            <text:p>#VALUE!</text:p>
          </table:table-cell>
          <table:table-cell table:formula="of:=MID([.G17];[.C17];[.E17]-[.C17])" office:value-type="string" office:string-value="" calcext:value-type="error">
            <text:p>#VALUE!</text:p>
          </table:table-cell>
          <table:table-cell table:formula="of:=FIND(&quot;github.com/&quot;;[.G17])+11" office:value-type="string" office:string-value="" calcext:value-type="error">
            <text:p>#VALUE!</text:p>
          </table:table-cell>
          <table:table-cell table:formula="of:=MID([.G17];[.F17]+1;[.E17]-[.F17]-1)" office:value-type="string" office:string-value="" calcext:value-type="error">
            <text:p>#VALUE!</text:p>
          </table:table-cell>
          <table:table-cell table:formula="of:=FIND(&quot;)&quot;;[.G17])" office:value-type="string" office:string-value="" calcext:value-type="error">
            <text:p>#VALUE!</text:p>
          </table:table-cell>
          <table:table-cell table:formula="of:=FIND(&quot;(&quot;;[.G17])" office:value-type="string" office:string-value="" calcext:value-type="error">
            <text:p>#VALUE!</text:p>
          </table:table-cell>
          <table:table-cell/>
        </table:table-row>
        <table:table-row table:style-name="ro1">
          <table:table-cell table:formula="of:=COM.MICROSOFT.CONCAT(&quot;![GitHub Repo stars](https://img.shields.io/github/stars/&quot;;[.B18];&quot;?label=&quot;;[.B18];&quot;&amp;style=social)&quot;)" office:value-type="string" office:string-value="" calcext:value-type="error">
            <text:p>#VALUE!</text:p>
          </table:table-cell>
          <table:table-cell table:formula="of:=MID([.G18];[.C18];[.E18]-[.C18])" office:value-type="string" office:string-value="" calcext:value-type="error">
            <text:p>#VALUE!</text:p>
          </table:table-cell>
          <table:table-cell table:formula="of:=FIND(&quot;github.com/&quot;;[.G18])+11" office:value-type="string" office:string-value="" calcext:value-type="error">
            <text:p>#VALUE!</text:p>
          </table:table-cell>
          <table:table-cell table:formula="of:=MID([.G18];[.F18]+1;[.E18]-[.F18]-1)" office:value-type="string" office:string-value="Other platforms" calcext:value-type="string">
            <text:p>Other platforms</text:p>
          </table:table-cell>
          <table:table-cell table:formula="of:=FIND(&quot;)&quot;;[.G18])" office:value-type="float" office:value="29" calcext:value-type="float">
            <text:p>29</text:p>
          </table:table-cell>
          <table:table-cell table:formula="of:=FIND(&quot;(&quot;;[.G18])" office:value-type="float" office:value="13" calcext:value-type="float">
            <text:p>13</text:p>
          </table:table-cell>
          <table:table-cell office:value-type="string" calcext:value-type="string">
            <text:p>## Backends (Other platforms)</text:p>
          </table:table-cell>
        </table:table-row>
        <table:table-row table:style-name="ro1">
          <table:table-cell table:formula="of:=COM.MICROSOFT.CONCAT(&quot;![GitHub Repo stars](https://img.shields.io/github/stars/&quot;;[.B19];&quot;?label=&quot;;[.B19];&quot;&amp;style=social)&quot;)" office:value-type="string" office:string-value="" calcext:value-type="error">
            <text:p>#VALUE!</text:p>
          </table:table-cell>
          <table:table-cell table:formula="of:=MID([.G19];[.C19];[.E19]-[.C19])" office:value-type="string" office:string-value="" calcext:value-type="error">
            <text:p>#VALUE!</text:p>
          </table:table-cell>
          <table:table-cell table:formula="of:=FIND(&quot;github.com/&quot;;[.G19])+11" office:value-type="string" office:string-value="" calcext:value-type="error">
            <text:p>#VALUE!</text:p>
          </table:table-cell>
          <table:table-cell table:formula="of:=MID([.G19];[.F19]+1;[.E19]-[.F19]-1)" office:value-type="string" office:string-value="" calcext:value-type="error">
            <text:p>#VALUE!</text:p>
          </table:table-cell>
          <table:table-cell table:formula="of:=FIND(&quot;)&quot;;[.G19])" office:value-type="string" office:string-value="" calcext:value-type="error">
            <text:p>#VALUE!</text:p>
          </table:table-cell>
          <table:table-cell table:formula="of:=FIND(&quot;(&quot;;[.G19])" office:value-type="string" office:string-value="" calcext:value-type="error">
            <text:p>#VALUE!</text:p>
          </table:table-cell>
          <table:table-cell/>
        </table:table-row>
        <table:table-row table:style-name="ro1">
          <table:table-cell table:formula="of:=COM.MICROSOFT.CONCAT(&quot;![GitHub Repo stars](https://img.shields.io/github/stars/&quot;;[.B20];&quot;?label=&quot;;[.B20];&quot;&amp;style=social)&quot;)" office:value-type="string" office:string-value="![GitHub Repo stars](https://img.shields.io/github/stars/praeclarum/Ooui?label=praeclarum/Ooui&amp;style=social)" calcext:value-type="string">
            <text:p>![GitHub Repo stars](https://img.shields.io/github/stars/praeclarum/Ooui?label=praeclarum/Ooui&amp;style=social)</text:p>
          </table:table-cell>
          <table:table-cell table:formula="of:=MID([.G20];[.C20];[.E20]-[.C20])" office:value-type="string" office:string-value="praeclarum/Ooui" calcext:value-type="string">
            <text:p>praeclarum/Ooui</text:p>
          </table:table-cell>
          <table:table-cell table:formula="of:=FIND(&quot;github.com/&quot;;[.G20])+11" office:value-type="float" office:value="35" calcext:value-type="float">
            <text:p>35</text:p>
          </table:table-cell>
          <table:table-cell table:formula="of:=MID([.G20];[.F20]+1;[.E20]-[.F20]-1)" office:value-type="string" office:string-value="https://github.com/praeclarum/Ooui" calcext:value-type="string">
            <text:p>https://github.com/praeclarum/Ooui</text:p>
          </table:table-cell>
          <table:table-cell table:formula="of:=FIND(&quot;)&quot;;[.G20])" office:value-type="float" office:value="50" calcext:value-type="float">
            <text:p>50</text:p>
          </table:table-cell>
          <table:table-cell table:formula="of:=FIND(&quot;(&quot;;[.G20])" office:value-type="float" office:value="15" calcext:value-type="float">
            <text:p>15</text:p>
          </table:table-cell>
          <table:table-cell office:value-type="string" calcext:value-type="string">
            <text:p>- [Ooui ★1411](https://github.com/praeclarum/Ooui): A small cross-platform UI library that brings the simplicity of native UI development to the web.</text:p>
          </table:table-cell>
        </table:table-row>
        <table:table-row table:style-name="ro1">
          <table:table-cell table:formula="of:=COM.MICROSOFT.CONCAT(&quot;![GitHub Repo stars](https://img.shields.io/github/stars/&quot;;[.B21];&quot;?label=&quot;;[.B21];&quot;&amp;style=social)&quot;)" office:value-type="string" office:string-value="![GitHub Repo stars](https://img.shields.io/github/stars/legistek/Xamarin.Forms.Platforms.Blazor?label=legistek/Xamarin.Forms.Platforms.Blazor&amp;style=social)" calcext:value-type="string">
            <text:p>![GitHub Repo stars](https://img.shields.io/github/stars/legistek/Xamarin.Forms.Platforms.Blazor?label=legistek/Xamarin.Forms.Platforms.Blazor&amp;style=social)</text:p>
          </table:table-cell>
          <table:table-cell table:formula="of:=MID([.G21];[.C21];[.E21]-[.C21])" office:value-type="string" office:string-value="legistek/Xamarin.Forms.Platforms.Blazor" calcext:value-type="string">
            <text:p>legistek/Xamarin.Forms.Platforms.Blazor</text:p>
          </table:table-cell>
          <table:table-cell table:formula="of:=FIND(&quot;github.com/&quot;;[.G21])+11" office:value-type="float" office:value="59" calcext:value-type="float">
            <text:p>59</text:p>
          </table:table-cell>
          <table:table-cell table:formula="of:=MID([.G21];[.F21]+1;[.E21]-[.F21]-1)" office:value-type="string" office:string-value="https://github.com/legistek/Xamarin.Forms.Platforms.Blazor" calcext:value-type="string">
            <text:p>https://github.com/legistek/Xamarin.Forms.Platforms.Blazor</text:p>
          </table:table-cell>
          <table:table-cell table:formula="of:=FIND(&quot;)&quot;;[.G21])" office:value-type="float" office:value="98" calcext:value-type="float">
            <text:p>98</text:p>
          </table:table-cell>
          <table:table-cell table:formula="of:=FIND(&quot;(&quot;;[.G21])" office:value-type="float" office:value="39" calcext:value-type="float">
            <text:p>39</text:p>
          </table:table-cell>
          <table:table-cell office:value-type="string" calcext:value-type="string">
            <text:p>- [Xamarin.Forms.Platforms.Blazor ★35](https://github.com/legistek/Xamarin.Forms.Platforms.Blazor): A proof of concept for a Blazor backend render platform for Xamarin.Forms.</text:p>
          </table:table-cell>
        </table:table-row>
        <table:table-row table:style-name="ro1">
          <table:table-cell table:formula="of:=COM.MICROSOFT.CONCAT(&quot;![GitHub Repo stars](https://img.shields.io/github/stars/&quot;;[.B22];&quot;?label=&quot;;[.B22];&quot;&amp;style=social)&quot;)" office:value-type="string" office:string-value="![GitHub Repo stars](https://img.shields.io/github/stars/aosoft/Xamarin.Forms.Unity?label=aosoft/Xamarin.Forms.Unity&amp;style=social)" calcext:value-type="string">
            <text:p>![GitHub Repo stars](https://img.shields.io/github/stars/aosoft/Xamarin.Forms.Unity?label=aosoft/Xamarin.Forms.Unity&amp;style=social)</text:p>
          </table:table-cell>
          <table:table-cell table:formula="of:=MID([.G22];[.C22];[.E22]-[.C22])" office:value-type="string" office:string-value="aosoft/Xamarin.Forms.Unity" calcext:value-type="string">
            <text:p>aosoft/Xamarin.Forms.Unity</text:p>
          </table:table-cell>
          <table:table-cell table:formula="of:=FIND(&quot;github.com/&quot;;[.G22])+11" office:value-type="float" office:value="49" calcext:value-type="float">
            <text:p>49</text:p>
          </table:table-cell>
          <table:table-cell table:formula="of:=MID([.G22];[.F22]+1;[.E22]-[.F22]-1)" office:value-type="string" office:string-value="https://github.com/aosoft/Xamarin.Forms.Unity" calcext:value-type="string">
            <text:p>https://github.com/aosoft/Xamarin.Forms.Unity</text:p>
          </table:table-cell>
          <table:table-cell table:formula="of:=FIND(&quot;)&quot;;[.G22])" office:value-type="float" office:value="75" calcext:value-type="float">
            <text:p>75</text:p>
          </table:table-cell>
          <table:table-cell table:formula="of:=FIND(&quot;(&quot;;[.G22])" office:value-type="float" office:value="29" calcext:value-type="float">
            <text:p>29</text:p>
          </table:table-cell>
          <table:table-cell office:value-type="string" calcext:value-type="string">
            <text:p>- [Xamarin.Forms.Unity ★119](https://github.com/aosoft/Xamarin.Forms.Unity): Xamarin.Forms for Unity (Platform implementation for Unity Game Engine).</text:p>
          </table:table-cell>
        </table:table-row>
        <table:table-row table:style-name="ro1">
          <table:table-cell table:formula="of:=COM.MICROSOFT.CONCAT(&quot;![GitHub Repo stars](https://img.shields.io/github/stars/&quot;;[.B23];&quot;?label=&quot;;[.B23];&quot;&amp;style=social)&quot;)" office:value-type="string" office:string-value="![GitHub Repo stars](https://img.shields.io/github/stars/aosoft/Xamarin.Forms.WinForms?label=aosoft/Xamarin.Forms.WinForms&amp;style=social)" calcext:value-type="string">
            <text:p>![GitHub Repo stars](https://img.shields.io/github/stars/aosoft/Xamarin.Forms.WinForms?label=aosoft/Xamarin.Forms.WinForms&amp;style=social)</text:p>
          </table:table-cell>
          <table:table-cell table:formula="of:=MID([.G23];[.C23];[.E23]-[.C23])" office:value-type="string" office:string-value="aosoft/Xamarin.Forms.WinForms" calcext:value-type="string">
            <text:p>aosoft/Xamarin.Forms.WinForms</text:p>
          </table:table-cell>
          <table:table-cell table:formula="of:=FIND(&quot;github.com/&quot;;[.G23])+11" office:value-type="float" office:value="51" calcext:value-type="float">
            <text:p>51</text:p>
          </table:table-cell>
          <table:table-cell table:formula="of:=MID([.G23];[.F23]+1;[.E23]-[.F23]-1)" office:value-type="string" office:string-value="https://github.com/aosoft/Xamarin.Forms.WinForms" calcext:value-type="string">
            <text:p>https://github.com/aosoft/Xamarin.Forms.WinForms</text:p>
          </table:table-cell>
          <table:table-cell table:formula="of:=FIND(&quot;)&quot;;[.G23])" office:value-type="float" office:value="80" calcext:value-type="float">
            <text:p>80</text:p>
          </table:table-cell>
          <table:table-cell table:formula="of:=FIND(&quot;(&quot;;[.G23])" office:value-type="float" office:value="31" calcext:value-type="float">
            <text:p>31</text:p>
          </table:table-cell>
          <table:table-cell office:value-type="string" calcext:value-type="string">
            <text:p>- [Xamarin.Forms.WinForms ★33](https://github.com/aosoft/Xamarin.Forms.WinForms): Xamarin.Forms for Windows Forms (Platform implementation).</text:p>
          </table:table-cell>
        </table:table-row>
        <table:table-row table:style-name="ro1">
          <table:table-cell table:formula="of:=COM.MICROSOFT.CONCAT(&quot;![GitHub Repo stars](https://img.shields.io/github/stars/&quot;;[.B24];&quot;?label=&quot;;[.B24];&quot;&amp;style=social)&quot;)" office:value-type="string" office:string-value="" calcext:value-type="error">
            <text:p>#VALUE!</text:p>
          </table:table-cell>
          <table:table-cell table:formula="of:=MID([.G24];[.C24];[.E24]-[.C24])" office:value-type="string" office:string-value="" calcext:value-type="error">
            <text:p>#VALUE!</text:p>
          </table:table-cell>
          <table:table-cell table:formula="of:=FIND(&quot;github.com/&quot;;[.G24])+11" office:value-type="string" office:string-value="" calcext:value-type="error">
            <text:p>#VALUE!</text:p>
          </table:table-cell>
          <table:table-cell table:formula="of:=MID([.G24];[.F24]+1;[.E24]-[.F24]-1)" office:value-type="string" office:string-value="" calcext:value-type="error">
            <text:p>#VALUE!</text:p>
          </table:table-cell>
          <table:table-cell table:formula="of:=FIND(&quot;)&quot;;[.G24])" office:value-type="string" office:string-value="" calcext:value-type="error">
            <text:p>#VALUE!</text:p>
          </table:table-cell>
          <table:table-cell table:formula="of:=FIND(&quot;(&quot;;[.G24])" office:value-type="string" office:string-value="" calcext:value-type="error">
            <text:p>#VALUE!</text:p>
          </table:table-cell>
          <table:table-cell/>
        </table:table-row>
        <table:table-row table:style-name="ro1">
          <table:table-cell table:formula="of:=COM.MICROSOFT.CONCAT(&quot;![GitHub Repo stars](https://img.shields.io/github/stars/&quot;;[.B25];&quot;?label=&quot;;[.B25];&quot;&amp;style=social)&quot;)" office:value-type="string" office:string-value="" calcext:value-type="error">
            <text:p>#VALUE!</text:p>
          </table:table-cell>
          <table:table-cell table:formula="of:=MID([.G25];[.C25];[.E25]-[.C25])" office:value-type="string" office:string-value="" calcext:value-type="error">
            <text:p>#VALUE!</text:p>
          </table:table-cell>
          <table:table-cell table:formula="of:=FIND(&quot;github.com/&quot;;[.G25])+11" office:value-type="string" office:string-value="" calcext:value-type="error">
            <text:p>#VALUE!</text:p>
          </table:table-cell>
          <table:table-cell table:formula="of:=MID([.G25];[.F25]+1;[.E25]-[.F25]-1)" office:value-type="string" office:string-value="" calcext:value-type="error">
            <text:p>#VALUE!</text:p>
          </table:table-cell>
          <table:table-cell table:formula="of:=FIND(&quot;)&quot;;[.G25])" office:value-type="string" office:string-value="" calcext:value-type="error">
            <text:p>#VALUE!</text:p>
          </table:table-cell>
          <table:table-cell table:formula="of:=FIND(&quot;(&quot;;[.G25])" office:value-type="string" office:string-value="" calcext:value-type="error">
            <text:p>#VALUE!</text:p>
          </table:table-cell>
          <table:table-cell office:value-type="string" calcext:value-type="string">
            <text:p>## Behaviors</text:p>
          </table:table-cell>
        </table:table-row>
        <table:table-row table:style-name="ro1">
          <table:table-cell table:formula="of:=COM.MICROSOFT.CONCAT(&quot;![GitHub Repo stars](https://img.shields.io/github/stars/&quot;;[.B26];&quot;?label=&quot;;[.B26];&quot;&amp;style=social)&quot;)" office:value-type="string" office:string-value="" calcext:value-type="error">
            <text:p>#VALUE!</text:p>
          </table:table-cell>
          <table:table-cell table:formula="of:=MID([.G26];[.C26];[.E26]-[.C26])" office:value-type="string" office:string-value="" calcext:value-type="error">
            <text:p>#VALUE!</text:p>
          </table:table-cell>
          <table:table-cell table:formula="of:=FIND(&quot;github.com/&quot;;[.G26])+11" office:value-type="string" office:string-value="" calcext:value-type="error">
            <text:p>#VALUE!</text:p>
          </table:table-cell>
          <table:table-cell table:formula="of:=MID([.G26];[.F26]+1;[.E26]-[.F26]-1)" office:value-type="string" office:string-value="" calcext:value-type="error">
            <text:p>#VALUE!</text:p>
          </table:table-cell>
          <table:table-cell table:formula="of:=FIND(&quot;)&quot;;[.G26])" office:value-type="string" office:string-value="" calcext:value-type="error">
            <text:p>#VALUE!</text:p>
          </table:table-cell>
          <table:table-cell table:formula="of:=FIND(&quot;(&quot;;[.G26])" office:value-type="string" office:string-value="" calcext:value-type="error">
            <text:p>#VALUE!</text:p>
          </table:table-cell>
          <table:table-cell/>
        </table:table-row>
        <table:table-row table:style-name="ro1">
          <table:table-cell table:formula="of:=COM.MICROSOFT.CONCAT(&quot;![GitHub Repo stars](https://img.shields.io/github/stars/&quot;;[.B27];&quot;?label=&quot;;[.B27];&quot;&amp;style=social)&quot;)" office:value-type="string" office:string-value="![GitHub Repo stars](https://img.shields.io/github/stars/davidbritch/behaviors?label=davidbritch/behaviors&amp;style=social)" calcext:value-type="string">
            <text:p>![GitHub Repo stars](https://img.shields.io/github/stars/davidbritch/behaviors?label=davidbritch/behaviors&amp;style=social)</text:p>
          </table:table-cell>
          <table:table-cell table:formula="of:=MID([.G27];[.C27];[.E27]-[.C27])" office:value-type="string" office:string-value="davidbritch/behaviors" calcext:value-type="string">
            <text:p>davidbritch/behaviors</text:p>
          </table:table-cell>
          <table:table-cell table:formula="of:=FIND(&quot;github.com/&quot;;[.G27])+11" office:value-type="float" office:value="39" calcext:value-type="float">
            <text:p>39</text:p>
          </table:table-cell>
          <table:table-cell table:formula="of:=MID([.G27];[.F27]+1;[.E27]-[.F27]-1)" office:value-type="string" office:string-value="https://github.com/davidbritch/behaviors" calcext:value-type="string">
            <text:p>https://github.com/davidbritch/behaviors</text:p>
          </table:table-cell>
          <table:table-cell table:formula="of:=FIND(&quot;)&quot;;[.G27])" office:value-type="float" office:value="60" calcext:value-type="float">
            <text:p>60</text:p>
          </table:table-cell>
          <table:table-cell table:formula="of:=FIND(&quot;(&quot;;[.G27])" office:value-type="float" office:value="19" calcext:value-type="float">
            <text:p>19</text:p>
          </table:table-cell>
          <table:table-cell office:value-type="string" calcext:value-type="string">
            <text:p>- [Behaviors ★155](https://github.com/davidbritch/behaviors): Behaviors for Xamarin.Forms.</text:p>
          </table:table-cell>
        </table:table-row>
        <table:table-row table:style-name="ro1">
          <table:table-cell table:formula="of:=COM.MICROSOFT.CONCAT(&quot;![GitHub Repo stars](https://img.shields.io/github/stars/&quot;;[.B28];&quot;?label=&quot;;[.B28];&quot;&amp;style=social)&quot;)" office:value-type="string" office:string-value="![GitHub Repo stars](https://img.shields.io/github/stars/corradocavalli/Corcav.Behaviors?label=corradocavalli/Corcav.Behaviors&amp;style=social)" calcext:value-type="string">
            <text:p>![GitHub Repo stars](https://img.shields.io/github/stars/corradocavalli/Corcav.Behaviors?label=corradocavalli/Corcav.Behaviors&amp;style=social)</text:p>
          </table:table-cell>
          <table:table-cell table:formula="of:=MID([.G28];[.C28];[.E28]-[.C28])" office:value-type="string" office:string-value="corradocavalli/Corcav.Behaviors" calcext:value-type="string">
            <text:p>corradocavalli/Corcav.Behaviors</text:p>
          </table:table-cell>
          <table:table-cell table:formula="of:=FIND(&quot;github.com/&quot;;[.G28])+11" office:value-type="float" office:value="45" calcext:value-type="float">
            <text:p>45</text:p>
          </table:table-cell>
          <table:table-cell table:formula="of:=MID([.G28];[.F28]+1;[.E28]-[.F28]-1)" office:value-type="string" office:string-value="https://github.com/corradocavalli/Corcav.Behaviors" calcext:value-type="string">
            <text:p>https://github.com/corradocavalli/Corcav.Behaviors</text:p>
          </table:table-cell>
          <table:table-cell table:formula="of:=FIND(&quot;)&quot;;[.G28])" office:value-type="float" office:value="76" calcext:value-type="float">
            <text:p>76</text:p>
          </table:table-cell>
          <table:table-cell table:formula="of:=FIND(&quot;(&quot;;[.G28])" office:value-type="float" office:value="25" calcext:value-type="float">
            <text:p>25</text:p>
          </table:table-cell>
          <table:table-cell office:value-type="string" calcext:value-type="string">
            <text:p>- [Corcav.Behaviors ★55](https://github.com/corradocavalli/Corcav.Behaviors): Behaviors Plugin for Xamarin.Forms.</text:p>
          </table:table-cell>
        </table:table-row>
        <table:table-row table:style-name="ro1">
          <table:table-cell table:formula="of:=COM.MICROSOFT.CONCAT(&quot;![GitHub Repo stars](https://img.shields.io/github/stars/&quot;;[.B29];&quot;?label=&quot;;[.B29];&quot;&amp;style=social)&quot;)" office:value-type="string" office:string-value="" calcext:value-type="error">
            <text:p>#VALUE!</text:p>
          </table:table-cell>
          <table:table-cell table:formula="of:=MID([.G29];[.C29];[.E29]-[.C29])" office:value-type="string" office:string-value="" calcext:value-type="error">
            <text:p>#VALUE!</text:p>
          </table:table-cell>
          <table:table-cell table:formula="of:=FIND(&quot;github.com/&quot;;[.G29])+11" office:value-type="string" office:string-value="" calcext:value-type="error">
            <text:p>#VALUE!</text:p>
          </table:table-cell>
          <table:table-cell table:number-columns-repeated="4"/>
        </table:table-row>
        <table:table-row table:style-name="ro1">
          <table:table-cell table:formula="of:=COM.MICROSOFT.CONCAT(&quot;![GitHub Repo stars](https://img.shields.io/github/stars/&quot;;[.B30];&quot;?label=&quot;;[.B30];&quot;&amp;style=social)&quot;)" office:value-type="string" office:string-value="![GitHub Repo stars](https://img.shields.io/github/stars/TBertuzzi/Xamarin.Forms.BehaviorValidationPack?label=TBertuzzi/Xamarin.Forms.BehaviorValidationPack&amp;style=social)" calcext:value-type="string">
            <text:p>![GitHub Repo stars](https://img.shields.io/github/stars/TBertuzzi/Xamarin.Forms.BehaviorValidationPack?label=TBertuzzi/Xamarin.Forms.BehaviorValidationPack&amp;style=social)</text:p>
          </table:table-cell>
          <table:table-cell table:formula="of:=MID([.G30];[.C30];[.E30]-[.C30])" office:value-type="string" office:string-value="TBertuzzi/Xamarin.Forms.BehaviorValidationPack" calcext:value-type="string">
            <text:p>TBertuzzi/Xamarin.Forms.BehaviorValidationPack</text:p>
          </table:table-cell>
          <table:table-cell table:formula="of:=FIND(&quot;github.com/&quot;;[.G30])+11" office:value-type="float" office:value="65" calcext:value-type="float">
            <text:p>65</text:p>
          </table:table-cell>
          <table:table-cell table:formula="of:=MID([.G30];[.F30]+1;[.E30]-[.F30]-1)" office:value-type="string" office:string-value="https://github.com/TBertuzzi/Xamarin.Forms.BehaviorValidationPack" calcext:value-type="string">
            <text:p>https://github.com/TBertuzzi/Xamarin.Forms.BehaviorValidationPack</text:p>
          </table:table-cell>
          <table:table-cell table:formula="of:=FIND(&quot;)&quot;;[.G30])" office:value-type="float" office:value="111" calcext:value-type="float">
            <text:p>111</text:p>
          </table:table-cell>
          <table:table-cell table:formula="of:=FIND(&quot;(&quot;;[.G30])" office:value-type="float" office:value="45" calcext:value-type="float">
            <text:p>45</text:p>
          </table:table-cell>
          <table:table-cell office:value-type="string" calcext:value-type="string">
            <text:p>- [Xamarin.Forms.BehaviorValidationPack ★50](https://github.com/TBertuzzi/Xamarin.Forms.BehaviorValidationPack): Package with multiple field validations for Xamarin.Forms.</text:p>
          </table:table-cell>
        </table:table-row>
        <table:table-row table:style-name="ro1">
          <table:table-cell table:formula="of:=COM.MICROSOFT.CONCAT(&quot;![GitHub Repo stars](https://img.shields.io/github/stars/&quot;;[.B31];&quot;?label=&quot;;[.B31];&quot;&amp;style=social)&quot;)" office:value-type="string" office:string-value="![GitHub Repo stars](https://img.shields.io/github/stars/nuitsjp/Xamarin.Forms.BehaviorsPack?label=nuitsjp/Xamarin.Forms.BehaviorsPack&amp;style=social)" calcext:value-type="string">
            <text:p>![GitHub Repo stars](https://img.shields.io/github/stars/nuitsjp/Xamarin.Forms.BehaviorsPack?label=nuitsjp/Xamarin.Forms.BehaviorsPack&amp;style=social)</text:p>
          </table:table-cell>
          <table:table-cell table:formula="of:=MID([.G31];[.C31];[.E31]-[.C31])" office:value-type="string" office:string-value="nuitsjp/Xamarin.Forms.BehaviorsPack" calcext:value-type="string">
            <text:p>nuitsjp/Xamarin.Forms.BehaviorsPack</text:p>
          </table:table-cell>
          <table:table-cell table:formula="of:=FIND(&quot;github.com/&quot;;[.G31])+11" office:value-type="float" office:value="56" calcext:value-type="float">
            <text:p>56</text:p>
          </table:table-cell>
          <table:table-cell table:formula="of:=MID([.G31];[.F31]+1;[.E31]-[.F31]-1)" office:value-type="string" office:string-value="https://github.com/nuitsjp/Xamarin.Forms.BehaviorsPack" calcext:value-type="string">
            <text:p>https://github.com/nuitsjp/Xamarin.Forms.BehaviorsPack</text:p>
          </table:table-cell>
          <table:table-cell table:formula="of:=FIND(&quot;)&quot;;[.G31])" office:value-type="float" office:value="91" calcext:value-type="float">
            <text:p>91</text:p>
          </table:table-cell>
          <table:table-cell table:formula="of:=FIND(&quot;(&quot;;[.G31])" office:value-type="float" office:value="36" calcext:value-type="float">
            <text:p>36</text:p>
          </table:table-cell>
          <table:table-cell office:value-type="string" calcext:value-type="string">
            <text:p>- [Xamarin.Forms.BehaviorsPack ★67](https://github.com/nuitsjp/Xamarin.Forms.BehaviorsPack): Is Behavior class library for Xamarin.Forms.</text:p>
          </table:table-cell>
        </table:table-row>
        <table:table-row table:style-name="ro1">
          <table:table-cell table:formula="of:=COM.MICROSOFT.CONCAT(&quot;![GitHub Repo stars](https://img.shields.io/github/stars/&quot;;[.B32];&quot;?label=&quot;;[.B32];&quot;&amp;style=social)&quot;)" office:value-type="string" office:string-value="" calcext:value-type="error">
            <text:p>#VALUE!</text:p>
          </table:table-cell>
          <table:table-cell table:formula="of:=MID([.G32];[.C32];[.E32]-[.C32])" office:value-type="string" office:string-value="" calcext:value-type="error">
            <text:p>#VALUE!</text:p>
          </table:table-cell>
          <table:table-cell table:formula="of:=FIND(&quot;github.com/&quot;;[.G32])+11" office:value-type="string" office:string-value="" calcext:value-type="error">
            <text:p>#VALUE!</text:p>
          </table:table-cell>
          <table:table-cell table:formula="of:=MID([.G32];[.F32]+1;[.E32]-[.F32]-1)" office:value-type="string" office:string-value="" calcext:value-type="error">
            <text:p>#VALUE!</text:p>
          </table:table-cell>
          <table:table-cell table:formula="of:=FIND(&quot;)&quot;;[.G32])" office:value-type="string" office:string-value="" calcext:value-type="error">
            <text:p>#VALUE!</text:p>
          </table:table-cell>
          <table:table-cell table:formula="of:=FIND(&quot;(&quot;;[.G32])" office:value-type="string" office:string-value="" calcext:value-type="error">
            <text:p>#VALUE!</text:p>
          </table:table-cell>
          <table:table-cell/>
        </table:table-row>
        <table:table-row table:style-name="ro1">
          <table:table-cell table:formula="of:=COM.MICROSOFT.CONCAT(&quot;![GitHub Repo stars](https://img.shields.io/github/stars/&quot;;[.B33];&quot;?label=&quot;;[.B33];&quot;&amp;style=social)&quot;)" office:value-type="string" office:string-value="" calcext:value-type="error">
            <text:p>#VALUE!</text:p>
          </table:table-cell>
          <table:table-cell table:formula="of:=MID([.G33];[.C33];[.E33]-[.C33])" office:value-type="string" office:string-value="" calcext:value-type="error">
            <text:p>#VALUE!</text:p>
          </table:table-cell>
          <table:table-cell table:formula="of:=FIND(&quot;github.com/&quot;;[.G33])+11" office:value-type="string" office:string-value="" calcext:value-type="error">
            <text:p>#VALUE!</text:p>
          </table:table-cell>
          <table:table-cell table:formula="of:=MID([.G33];[.F33]+1;[.E33]-[.F33]-1)" office:value-type="string" office:string-value="" calcext:value-type="error">
            <text:p>#VALUE!</text:p>
          </table:table-cell>
          <table:table-cell table:formula="of:=FIND(&quot;)&quot;;[.G33])" office:value-type="string" office:string-value="" calcext:value-type="error">
            <text:p>#VALUE!</text:p>
          </table:table-cell>
          <table:table-cell table:formula="of:=FIND(&quot;(&quot;;[.G33])" office:value-type="string" office:string-value="" calcext:value-type="error">
            <text:p>#VALUE!</text:p>
          </table:table-cell>
          <table:table-cell office:value-type="string" calcext:value-type="string">
            <text:p>## Books</text:p>
          </table:table-cell>
        </table:table-row>
        <table:table-row table:style-name="ro1">
          <table:table-cell table:formula="of:=COM.MICROSOFT.CONCAT(&quot;![GitHub Repo stars](https://img.shields.io/github/stars/&quot;;[.B34];&quot;?label=&quot;;[.B34];&quot;&amp;style=social)&quot;)" office:value-type="string" office:string-value="" calcext:value-type="error">
            <text:p>#VALUE!</text:p>
          </table:table-cell>
          <table:table-cell table:formula="of:=MID([.G34];[.C34];[.E34]-[.C34])" office:value-type="string" office:string-value="" calcext:value-type="error">
            <text:p>#VALUE!</text:p>
          </table:table-cell>
          <table:table-cell table:formula="of:=FIND(&quot;github.com/&quot;;[.G34])+11" office:value-type="string" office:string-value="" calcext:value-type="error">
            <text:p>#VALUE!</text:p>
          </table:table-cell>
          <table:table-cell table:formula="of:=MID([.G34];[.F34]+1;[.E34]-[.F34]-1)" office:value-type="string" office:string-value="" calcext:value-type="error">
            <text:p>#VALUE!</text:p>
          </table:table-cell>
          <table:table-cell table:formula="of:=FIND(&quot;)&quot;;[.G34])" office:value-type="string" office:string-value="" calcext:value-type="error">
            <text:p>#VALUE!</text:p>
          </table:table-cell>
          <table:table-cell table:formula="of:=FIND(&quot;(&quot;;[.G34])" office:value-type="string" office:string-value="" calcext:value-type="error">
            <text:p>#VALUE!</text:p>
          </table:table-cell>
          <table:table-cell/>
        </table:table-row>
        <table:table-row table:style-name="ro1">
          <table:table-cell table:formula="of:=COM.MICROSOFT.CONCAT(&quot;![GitHub Repo stars](https://img.shields.io/github/stars/&quot;;[.B35];&quot;?label=&quot;;[.B35];&quot;&amp;style=social)&quot;)" office:value-type="string" office:string-value="" calcext:value-type="error">
            <text:p>#VALUE!</text:p>
          </table:table-cell>
          <table:table-cell table:formula="of:=MID([.G35];[.C35];[.E35]-[.C35])" office:value-type="string" office:string-value="" calcext:value-type="error">
            <text:p>#VALUE!</text:p>
          </table:table-cell>
          <table:table-cell table:formula="of:=FIND(&quot;github.com/&quot;;[.G35])+11" office:value-type="string" office:string-value="" calcext:value-type="error">
            <text:p>#VALUE!</text:p>
          </table:table-cell>
          <table:table-cell table:formula="of:=MID([.G35];[.F35]+1;[.E35]-[.F35]-1)" office:value-type="string" office:string-value="https://smile.amazon.com/Creating-Mobile-Xamarin-Forms-Charles-Petzold/dp/1509302980?SubscriptionId=AKIAJ6CS55SIWQKG4UVQ&amp;tag=onlinebooksre-20&amp;linkCode=xm2&amp;camp=2025&amp;creative=165953&amp;creativeASIN=1509302980" calcext:value-type="string">
            <text:p>https://smile.amazon.com/Creating-Mobile-Xamarin-Forms-Charles-Petzold/dp/1509302980?SubscriptionId=AKIAJ6CS55SIWQKG4UVQ&amp;tag=onlinebooksre-20&amp;linkCode=xm2&amp;camp=2025&amp;creative=165953&amp;creativeASIN=1509302980</text:p>
          </table:table-cell>
          <table:table-cell table:formula="of:=FIND(&quot;)&quot;;[.G35])" office:value-type="float" office:value="249" calcext:value-type="float">
            <text:p>249</text:p>
          </table:table-cell>
          <table:table-cell table:formula="of:=FIND(&quot;(&quot;;[.G35])" office:value-type="float" office:value="44" calcext:value-type="float">
            <text:p>44</text:p>
          </table:table-cell>
          <table:table-cell office:value-type="string" calcext:value-type="string">
            <text:p>- [Creating Mobile Apps with Xamarin.Forms](https://smile.amazon.com/Creating-Mobile-Xamarin-Forms-Charles-Petzold/dp/1509302980?SubscriptionId=AKIAJ6CS55SIWQKG4UVQ&amp;tag=onlinebooksre-20&amp;linkCode=xm2&amp;camp=2025&amp;creative=165953&amp;creativeASIN=1509302980)</text:p>
          </table:table-cell>
        </table:table-row>
        <table:table-row table:style-name="ro1">
          <table:table-cell table:formula="of:=COM.MICROSOFT.CONCAT(&quot;![GitHub Repo stars](https://img.shields.io/github/stars/&quot;;[.B36];&quot;?label=&quot;;[.B36];&quot;&amp;style=social)&quot;)" office:value-type="string" office:string-value="" calcext:value-type="error">
            <text:p>#VALUE!</text:p>
          </table:table-cell>
          <table:table-cell table:formula="of:=MID([.G36];[.C36];[.E36]-[.C36])" office:value-type="string" office:string-value="" calcext:value-type="error">
            <text:p>#VALUE!</text:p>
          </table:table-cell>
          <table:table-cell table:formula="of:=FIND(&quot;github.com/&quot;;[.G36])+11" office:value-type="string" office:string-value="" calcext:value-type="error">
            <text:p>#VALUE!</text:p>
          </table:table-cell>
          <table:table-cell table:formula="of:=MID([.G36];[.F36]+1;[.E36]-[.F36]-1)" office:value-type="string" office:string-value="https://smile.amazon.com/Mastering-Xamarin-Forms-Second-Ed-Snider/dp/1788290267/ref=smi_www_rco2_go_smi_1405964225?_encoding=UTF8&amp;%2AVersion%2A=1&amp;%2Aentries%2A=0&amp;ie=UTF8" calcext:value-type="string">
            <text:p>https://smile.amazon.com/Mastering-Xamarin-Forms-Second-Ed-Snider/dp/1788290267/ref=smi_www_rco2_go_smi_1405964225?_encoding=UTF8&amp;%2AVersion%2A=1&amp;%2Aentries%2A=0&amp;ie=UTF8</text:p>
          </table:table-cell>
          <table:table-cell table:formula="of:=FIND(&quot;)&quot;;[.G36])" office:value-type="float" office:value="215" calcext:value-type="float">
            <text:p>215</text:p>
          </table:table-cell>
          <table:table-cell table:formula="of:=FIND(&quot;(&quot;;[.G36])" office:value-type="float" office:value="45" calcext:value-type="float">
            <text:p>45</text:p>
          </table:table-cell>
          <table:table-cell office:value-type="string" calcext:value-type="string">
            <text:p>- [Mastering Xamarin.Forms – Second Edition](https://smile.amazon.com/Mastering-Xamarin-Forms-Second-Ed-Snider/dp/1788290267/ref=smi_www_rco2_go_smi_1405964225?_encoding=UTF8&amp;%2AVersion%2A=1&amp;%2Aentries%2A=0&amp;ie=UTF8)</text:p>
          </table:table-cell>
        </table:table-row>
        <table:table-row table:style-name="ro1">
          <table:table-cell table:formula="of:=COM.MICROSOFT.CONCAT(&quot;![GitHub Repo stars](https://img.shields.io/github/stars/&quot;;[.B37];&quot;?label=&quot;;[.B37];&quot;&amp;style=social)&quot;)" office:value-type="string" office:string-value="" calcext:value-type="error">
            <text:p>#VALUE!</text:p>
          </table:table-cell>
          <table:table-cell table:formula="of:=MID([.G37];[.C37];[.E37]-[.C37])" office:value-type="string" office:string-value="" calcext:value-type="error">
            <text:p>#VALUE!</text:p>
          </table:table-cell>
          <table:table-cell table:formula="of:=FIND(&quot;github.com/&quot;;[.G37])+11" office:value-type="string" office:string-value="" calcext:value-type="error">
            <text:p>#VALUE!</text:p>
          </table:table-cell>
          <table:table-cell table:formula="of:=MID([.G37];[.F37]+1;[.E37]-[.F37]-1)" office:value-type="string" office:string-value="https://smile.amazon.com/Xamarin-Forms-Essentials-Toward-Cross-Platform-Mobile/dp/1484232399?SubscriptionId=AKIAJ6CS55SIWQKG4UVQ&amp;tag=onlinebooksre-20&amp;linkCode=xm2&amp;camp=2025&amp;creative=165953&amp;creativeASIN=1484232399" calcext:value-type="string">
            <text:p>https://smile.amazon.com/Xamarin-Forms-Essentials-Toward-Cross-Platform-Mobile/dp/1484232399?SubscriptionId=AKIAJ6CS55SIWQKG4UVQ&amp;tag=onlinebooksre-20&amp;linkCode=xm2&amp;camp=2025&amp;creative=165953&amp;creativeASIN=1484232399</text:p>
          </table:table-cell>
          <table:table-cell table:formula="of:=FIND(&quot;)&quot;;[.G37])" office:value-type="float" office:value="289" calcext:value-type="float">
            <text:p>289</text:p>
          </table:table-cell>
          <table:table-cell table:formula="of:=FIND(&quot;(&quot;;[.G37])" office:value-type="float" office:value="76" calcext:value-type="float">
            <text:p>76</text:p>
          </table:table-cell>
          <table:table-cell office:value-type="string" calcext:value-type="string">
            <text:p>- [Xamarin.Forms Essentials: First Steps Toward Cross-Platform Mobile Apps](https://smile.amazon.com/Xamarin-Forms-Essentials-Toward-Cross-Platform-Mobile/dp/1484232399?SubscriptionId=AKIAJ6CS55SIWQKG4UVQ&amp;tag=onlinebooksre-20&amp;linkCode=xm2&amp;camp=2025&amp;creative=165953&amp;creativeASIN=1484232399)</text:p>
          </table:table-cell>
        </table:table-row>
        <table:table-row table:style-name="ro1">
          <table:table-cell table:formula="of:=COM.MICROSOFT.CONCAT(&quot;![GitHub Repo stars](https://img.shields.io/github/stars/&quot;;[.B38];&quot;?label=&quot;;[.B38];&quot;&amp;style=social)&quot;)" office:value-type="string" office:string-value="" calcext:value-type="error">
            <text:p>#VALUE!</text:p>
          </table:table-cell>
          <table:table-cell table:formula="of:=MID([.G38];[.C38];[.E38]-[.C38])" office:value-type="string" office:string-value="" calcext:value-type="error">
            <text:p>#VALUE!</text:p>
          </table:table-cell>
          <table:table-cell table:formula="of:=FIND(&quot;github.com/&quot;;[.G38])+11" office:value-type="string" office:string-value="" calcext:value-type="error">
            <text:p>#VALUE!</text:p>
          </table:table-cell>
          <table:table-cell table:formula="of:=MID([.G38];[.F38]+1;[.E38]-[.F38]-1)" office:value-type="string" office:string-value="https://guides.peruzal.com/xamarin-forms-guide/" calcext:value-type="string">
            <text:p>https://guides.peruzal.com/xamarin-forms-guide/</text:p>
          </table:table-cell>
          <table:table-cell table:formula="of:=FIND(&quot;)&quot;;[.G38])" office:value-type="float" office:value="110" calcext:value-type="float">
            <text:p>110</text:p>
          </table:table-cell>
          <table:table-cell table:formula="of:=FIND(&quot;(&quot;;[.G38])" office:value-type="float" office:value="62" calcext:value-type="float">
            <text:p>62</text:p>
          </table:table-cell>
          <table:table-cell office:value-type="string" calcext:value-type="string">
            <text:p>- [Xamarin Forms Guide - Online eBook Guide on Xamarin Forms](https://guides.peruzal.com/xamarin-forms-guide/)</text:p>
          </table:table-cell>
        </table:table-row>
        <table:table-row table:style-name="ro1">
          <table:table-cell table:formula="of:=COM.MICROSOFT.CONCAT(&quot;![GitHub Repo stars](https://img.shields.io/github/stars/&quot;;[.B39];&quot;?label=&quot;;[.B39];&quot;&amp;style=social)&quot;)" office:value-type="string" office:string-value="" calcext:value-type="error">
            <text:p>#VALUE!</text:p>
          </table:table-cell>
          <table:table-cell table:formula="of:=MID([.G39];[.C39];[.E39]-[.C39])" office:value-type="string" office:string-value="" calcext:value-type="error">
            <text:p>#VALUE!</text:p>
          </table:table-cell>
          <table:table-cell table:formula="of:=FIND(&quot;github.com/&quot;;[.G39])+11" office:value-type="string" office:string-value="" calcext:value-type="error">
            <text:p>#VALUE!</text:p>
          </table:table-cell>
          <table:table-cell table:formula="of:=MID([.G39];[.F39]+1;[.E39]-[.F39]-1)" office:value-type="string" office:string-value="" calcext:value-type="error">
            <text:p>#VALUE!</text:p>
          </table:table-cell>
          <table:table-cell table:formula="of:=FIND(&quot;)&quot;;[.G39])" office:value-type="string" office:string-value="" calcext:value-type="error">
            <text:p>#VALUE!</text:p>
          </table:table-cell>
          <table:table-cell table:formula="of:=FIND(&quot;(&quot;;[.G39])" office:value-type="string" office:string-value="" calcext:value-type="error">
            <text:p>#VALUE!</text:p>
          </table:table-cell>
          <table:table-cell/>
        </table:table-row>
        <table:table-row table:style-name="ro1">
          <table:table-cell table:formula="of:=COM.MICROSOFT.CONCAT(&quot;![GitHub Repo stars](https://img.shields.io/github/stars/&quot;;[.B40];&quot;?label=&quot;;[.B40];&quot;&amp;style=social)&quot;)" office:value-type="string" office:string-value="" calcext:value-type="error">
            <text:p>#VALUE!</text:p>
          </table:table-cell>
          <table:table-cell table:formula="of:=MID([.G40];[.C40];[.E40]-[.C40])" office:value-type="string" office:string-value="" calcext:value-type="error">
            <text:p>#VALUE!</text:p>
          </table:table-cell>
          <table:table-cell table:formula="of:=FIND(&quot;github.com/&quot;;[.G40])+11" office:value-type="string" office:string-value="" calcext:value-type="error">
            <text:p>#VALUE!</text:p>
          </table:table-cell>
          <table:table-cell table:formula="of:=MID([.G40];[.F40]+1;[.E40]-[.F40]-1)" office:value-type="string" office:string-value="" calcext:value-type="error">
            <text:p>#VALUE!</text:p>
          </table:table-cell>
          <table:table-cell table:formula="of:=FIND(&quot;)&quot;;[.G40])" office:value-type="string" office:string-value="" calcext:value-type="error">
            <text:p>#VALUE!</text:p>
          </table:table-cell>
          <table:table-cell table:formula="of:=FIND(&quot;(&quot;;[.G40])" office:value-type="string" office:string-value="" calcext:value-type="error">
            <text:p>#VALUE!</text:p>
          </table:table-cell>
          <table:table-cell office:value-type="string" calcext:value-type="string">
            <text:p>## Cloud</text:p>
          </table:table-cell>
        </table:table-row>
        <table:table-row table:style-name="ro1">
          <table:table-cell table:formula="of:=COM.MICROSOFT.CONCAT(&quot;![GitHub Repo stars](https://img.shields.io/github/stars/&quot;;[.B41];&quot;?label=&quot;;[.B41];&quot;&amp;style=social)&quot;)" office:value-type="string" office:string-value="" calcext:value-type="error">
            <text:p>#VALUE!</text:p>
          </table:table-cell>
          <table:table-cell table:formula="of:=MID([.G41];[.C41];[.E41]-[.C41])" office:value-type="string" office:string-value="" calcext:value-type="error">
            <text:p>#VALUE!</text:p>
          </table:table-cell>
          <table:table-cell table:formula="of:=FIND(&quot;github.com/&quot;;[.G41])+11" office:value-type="string" office:string-value="" calcext:value-type="error">
            <text:p>#VALUE!</text:p>
          </table:table-cell>
          <table:table-cell table:formula="of:=MID([.G41];[.F41]+1;[.E41]-[.F41]-1)" office:value-type="string" office:string-value="" calcext:value-type="error">
            <text:p>#VALUE!</text:p>
          </table:table-cell>
          <table:table-cell table:formula="of:=FIND(&quot;)&quot;;[.G41])" office:value-type="string" office:string-value="" calcext:value-type="error">
            <text:p>#VALUE!</text:p>
          </table:table-cell>
          <table:table-cell table:formula="of:=FIND(&quot;(&quot;;[.G41])" office:value-type="string" office:string-value="" calcext:value-type="error">
            <text:p>#VALUE!</text:p>
          </table:table-cell>
          <table:table-cell/>
        </table:table-row>
        <table:table-row table:style-name="ro1">
          <table:table-cell table:formula="of:=COM.MICROSOFT.CONCAT(&quot;![GitHub Repo stars](https://img.shields.io/github/stars/&quot;;[.B42];&quot;?label=&quot;;[.B42];&quot;&amp;style=social)&quot;)" office:value-type="string" office:string-value="![GitHub Repo stars](https://img.shields.io/github/stars/MikeCodesDotNet/App-Service-Helpers?label=MikeCodesDotNet/App-Service-Helpers&amp;style=social)" calcext:value-type="string">
            <text:p>![GitHub Repo stars](https://img.shields.io/github/stars/MikeCodesDotNet/App-Service-Helpers?label=MikeCodesDotNet/App-Service-Helpers&amp;style=social)</text:p>
          </table:table-cell>
          <table:table-cell table:formula="of:=MID([.G42];[.C42];[.E42]-[.C42])" office:value-type="string" office:string-value="MikeCodesDotNet/App-Service-Helpers" calcext:value-type="string">
            <text:p>MikeCodesDotNet/App-Service-Helpers</text:p>
          </table:table-cell>
          <table:table-cell table:formula="of:=FIND(&quot;github.com/&quot;;[.G42])+11" office:value-type="float" office:value="48" calcext:value-type="float">
            <text:p>48</text:p>
          </table:table-cell>
          <table:table-cell table:formula="of:=MID([.G42];[.F42]+1;[.E42]-[.F42]-1)" office:value-type="string" office:string-value="https://github.com/MikeCodesDotNet/App-Service-Helpers" calcext:value-type="string">
            <text:p>https://github.com/MikeCodesDotNet/App-Service-Helpers</text:p>
          </table:table-cell>
          <table:table-cell table:formula="of:=FIND(&quot;)&quot;;[.G42])" office:value-type="float" office:value="83" calcext:value-type="float">
            <text:p>83</text:p>
          </table:table-cell>
          <table:table-cell table:formula="of:=FIND(&quot;(&quot;;[.G42])" office:value-type="float" office:value="28" calcext:value-type="float">
            <text:p>28</text:p>
          </table:table-cell>
          <table:table-cell office:value-type="string" calcext:value-type="string">
            <text:p>- [App-Service-Helpers ★76](https://github.com/MikeCodesDotNet/App-Service-Helpers): Add data storage and authentication to your app in a few lines of code. </text:p>
          </table:table-cell>
        </table:table-row>
        <table:table-row table:style-name="ro1">
          <table:table-cell table:formula="of:=COM.MICROSOFT.CONCAT(&quot;![GitHub Repo stars](https://img.shields.io/github/stars/&quot;;[.B43];&quot;?label=&quot;;[.B43];&quot;&amp;style=social)&quot;)" office:value-type="string" office:string-value="" calcext:value-type="error">
            <text:p>#VALUE!</text:p>
          </table:table-cell>
          <table:table-cell table:formula="of:=MID([.G43];[.C43];[.E43]-[.C43])" office:value-type="string" office:string-value="" calcext:value-type="error">
            <text:p>#VALUE!</text:p>
          </table:table-cell>
          <table:table-cell table:formula="of:=FIND(&quot;github.com/&quot;;[.G43])+11" office:value-type="string" office:string-value="" calcext:value-type="error">
            <text:p>#VALUE!</text:p>
          </table:table-cell>
          <table:table-cell table:formula="of:=MID([.G43];[.F43]+1;[.E43]-[.F43]-1)" office:value-type="string" office:string-value="" calcext:value-type="error">
            <text:p>#VALUE!</text:p>
          </table:table-cell>
          <table:table-cell table:formula="of:=FIND(&quot;)&quot;;[.G43])" office:value-type="string" office:string-value="" calcext:value-type="error">
            <text:p>#VALUE!</text:p>
          </table:table-cell>
          <table:table-cell table:formula="of:=FIND(&quot;(&quot;;[.G43])" office:value-type="string" office:string-value="" calcext:value-type="error">
            <text:p>#VALUE!</text:p>
          </table:table-cell>
          <table:table-cell/>
        </table:table-row>
        <table:table-row table:style-name="ro1">
          <table:table-cell table:formula="of:=COM.MICROSOFT.CONCAT(&quot;![GitHub Repo stars](https://img.shields.io/github/stars/&quot;;[.B44];&quot;?label=&quot;;[.B44];&quot;&amp;style=social)&quot;)" office:value-type="string" office:string-value="" calcext:value-type="error">
            <text:p>#VALUE!</text:p>
          </table:table-cell>
          <table:table-cell table:formula="of:=MID([.G44];[.C44];[.E44]-[.C44])" office:value-type="string" office:string-value="" calcext:value-type="error">
            <text:p>#VALUE!</text:p>
          </table:table-cell>
          <table:table-cell table:formula="of:=FIND(&quot;github.com/&quot;;[.G44])+11" office:value-type="string" office:string-value="" calcext:value-type="error">
            <text:p>#VALUE!</text:p>
          </table:table-cell>
          <table:table-cell table:formula="of:=MID([.G44];[.F44]+1;[.E44]-[.F44]-1)" office:value-type="string" office:string-value="" calcext:value-type="error">
            <text:p>#VALUE!</text:p>
          </table:table-cell>
          <table:table-cell table:formula="of:=FIND(&quot;)&quot;;[.G44])" office:value-type="string" office:string-value="" calcext:value-type="error">
            <text:p>#VALUE!</text:p>
          </table:table-cell>
          <table:table-cell table:formula="of:=FIND(&quot;(&quot;;[.G44])" office:value-type="string" office:string-value="" calcext:value-type="error">
            <text:p>#VALUE!</text:p>
          </table:table-cell>
          <table:table-cell office:value-type="string" calcext:value-type="string">
            <text:p>## Community Toolkit</text:p>
          </table:table-cell>
        </table:table-row>
        <table:table-row table:style-name="ro1">
          <table:table-cell table:formula="of:=COM.MICROSOFT.CONCAT(&quot;![GitHub Repo stars](https://img.shields.io/github/stars/&quot;;[.B45];&quot;?label=&quot;;[.B45];&quot;&amp;style=social)&quot;)" office:value-type="string" office:string-value="" calcext:value-type="error">
            <text:p>#VALUE!</text:p>
          </table:table-cell>
          <table:table-cell table:formula="of:=MID([.G45];[.C45];[.E45]-[.C45])" office:value-type="string" office:string-value="" calcext:value-type="error">
            <text:p>#VALUE!</text:p>
          </table:table-cell>
          <table:table-cell table:formula="of:=FIND(&quot;github.com/&quot;;[.G45])+11" office:value-type="string" office:string-value="" calcext:value-type="error">
            <text:p>#VALUE!</text:p>
          </table:table-cell>
          <table:table-cell table:formula="of:=MID([.G45];[.F45]+1;[.E45]-[.F45]-1)" office:value-type="string" office:string-value="" calcext:value-type="error">
            <text:p>#VALUE!</text:p>
          </table:table-cell>
          <table:table-cell table:formula="of:=FIND(&quot;)&quot;;[.G45])" office:value-type="string" office:string-value="" calcext:value-type="error">
            <text:p>#VALUE!</text:p>
          </table:table-cell>
          <table:table-cell table:formula="of:=FIND(&quot;(&quot;;[.G45])" office:value-type="string" office:string-value="" calcext:value-type="error">
            <text:p>#VALUE!</text:p>
          </table:table-cell>
          <table:table-cell/>
        </table:table-row>
        <table:table-row table:style-name="ro1">
          <table:table-cell table:formula="of:=COM.MICROSOFT.CONCAT(&quot;![GitHub Repo stars](https://img.shields.io/github/stars/&quot;;[.B46];&quot;?label=&quot;;[.B46];&quot;&amp;style=social)&quot;)" office:value-type="string" office:string-value="![GitHub Repo stars](https://img.shields.io/github/stars/xamarin/XamarinCommunityToolkit?label=xamarin/XamarinCommunityToolkit&amp;style=social)" calcext:value-type="string">
            <text:p>![GitHub Repo stars](https://img.shields.io/github/stars/xamarin/XamarinCommunityToolkit?label=xamarin/XamarinCommunityToolkit&amp;style=social)</text:p>
          </table:table-cell>
          <table:table-cell table:formula="of:=MID([.G46];[.C46];[.E46]-[.C46])" office:value-type="string" office:string-value="xamarin/XamarinCommunityToolkit" calcext:value-type="string">
            <text:p>xamarin/XamarinCommunityToolkit</text:p>
          </table:table-cell>
          <table:table-cell table:formula="of:=FIND(&quot;github.com/&quot;;[.G46])+11" office:value-type="float" office:value="53" calcext:value-type="float">
            <text:p>53</text:p>
          </table:table-cell>
          <table:table-cell table:formula="of:=MID([.G46];[.F46]+1;[.E46]-[.F46]-1)" office:value-type="string" office:string-value="https://github.com/xamarin/XamarinCommunityToolkit" calcext:value-type="string">
            <text:p>https://github.com/xamarin/XamarinCommunityToolkit</text:p>
          </table:table-cell>
          <table:table-cell table:formula="of:=FIND(&quot;)&quot;;[.G46])" office:value-type="float" office:value="84" calcext:value-type="float">
            <text:p>84</text:p>
          </table:table-cell>
          <table:table-cell table:formula="of:=FIND(&quot;(&quot;;[.G46])" office:value-type="float" office:value="33" calcext:value-type="float">
            <text:p>33</text:p>
          </table:table-cell>
          <table:table-cell office:value-type="string" calcext:value-type="string">
            <text:p>- [XamarinCommunityToolkit ★568](https://github.com/xamarin/XamarinCommunityToolkit): The Xamarin Community Toolkit is a collection of common elements for mobile development with Xamarin.Forms that people tend to replicate across multiple apps. It simplifies and demonstrates common developer tasks when building apps with Xamarin.Forms.</text:p>
          </table:table-cell>
        </table:table-row>
        <table:table-row table:style-name="ro1">
          <table:table-cell table:formula="of:=COM.MICROSOFT.CONCAT(&quot;![GitHub Repo stars](https://img.shields.io/github/stars/&quot;;[.B47];&quot;?label=&quot;;[.B47];&quot;&amp;style=social)&quot;)" office:value-type="string" office:string-value="" calcext:value-type="error">
            <text:p>#VALUE!</text:p>
          </table:table-cell>
          <table:table-cell table:formula="of:=MID([.G47];[.C47];[.E47]-[.C47])" office:value-type="string" office:string-value="" calcext:value-type="error">
            <text:p>#VALUE!</text:p>
          </table:table-cell>
          <table:table-cell table:formula="of:=FIND(&quot;github.com/&quot;;[.G47])+11" office:value-type="string" office:string-value="" calcext:value-type="error">
            <text:p>#VALUE!</text:p>
          </table:table-cell>
          <table:table-cell table:formula="of:=MID([.G47];[.F47]+1;[.E47]-[.F47]-1)" office:value-type="string" office:string-value="" calcext:value-type="error">
            <text:p>#VALUE!</text:p>
          </table:table-cell>
          <table:table-cell table:formula="of:=FIND(&quot;)&quot;;[.G47])" office:value-type="string" office:string-value="" calcext:value-type="error">
            <text:p>#VALUE!</text:p>
          </table:table-cell>
          <table:table-cell table:formula="of:=FIND(&quot;(&quot;;[.G47])" office:value-type="string" office:string-value="" calcext:value-type="error">
            <text:p>#VALUE!</text:p>
          </table:table-cell>
          <table:table-cell/>
        </table:table-row>
        <table:table-row table:style-name="ro1">
          <table:table-cell table:formula="of:=COM.MICROSOFT.CONCAT(&quot;![GitHub Repo stars](https://img.shields.io/github/stars/&quot;;[.B48];&quot;?label=&quot;;[.B48];&quot;&amp;style=social)&quot;)" office:value-type="string" office:string-value="" calcext:value-type="error">
            <text:p>#VALUE!</text:p>
          </table:table-cell>
          <table:table-cell table:formula="of:=MID([.G48];[.C48];[.E48]-[.C48])" office:value-type="string" office:string-value="" calcext:value-type="error">
            <text:p>#VALUE!</text:p>
          </table:table-cell>
          <table:table-cell table:formula="of:=FIND(&quot;github.com/&quot;;[.G48])+11" office:value-type="string" office:string-value="" calcext:value-type="error">
            <text:p>#VALUE!</text:p>
          </table:table-cell>
          <table:table-cell table:formula="of:=MID([.G48];[.F48]+1;[.E48]-[.F48]-1)" office:value-type="string" office:string-value="" calcext:value-type="error">
            <text:p>#VALUE!</text:p>
          </table:table-cell>
          <table:table-cell table:formula="of:=FIND(&quot;)&quot;;[.G48])" office:value-type="string" office:string-value="" calcext:value-type="error">
            <text:p>#VALUE!</text:p>
          </table:table-cell>
          <table:table-cell table:formula="of:=FIND(&quot;(&quot;;[.G48])" office:value-type="string" office:string-value="" calcext:value-type="error">
            <text:p>#VALUE!</text:p>
          </table:table-cell>
          <table:table-cell office:value-type="string" calcext:value-type="string">
            <text:p>## Converters</text:p>
          </table:table-cell>
        </table:table-row>
        <table:table-row table:style-name="ro1">
          <table:table-cell table:formula="of:=COM.MICROSOFT.CONCAT(&quot;![GitHub Repo stars](https://img.shields.io/github/stars/&quot;;[.B49];&quot;?label=&quot;;[.B49];&quot;&amp;style=social)&quot;)" office:value-type="string" office:string-value="" calcext:value-type="error">
            <text:p>#VALUE!</text:p>
          </table:table-cell>
          <table:table-cell table:formula="of:=MID([.G49];[.C49];[.E49]-[.C49])" office:value-type="string" office:string-value="" calcext:value-type="error">
            <text:p>#VALUE!</text:p>
          </table:table-cell>
          <table:table-cell table:formula="of:=FIND(&quot;github.com/&quot;;[.G49])+11" office:value-type="string" office:string-value="" calcext:value-type="error">
            <text:p>#VALUE!</text:p>
          </table:table-cell>
          <table:table-cell table:formula="of:=MID([.G49];[.F49]+1;[.E49]-[.F49]-1)" office:value-type="string" office:string-value="" calcext:value-type="error">
            <text:p>#VALUE!</text:p>
          </table:table-cell>
          <table:table-cell table:formula="of:=FIND(&quot;)&quot;;[.G49])" office:value-type="string" office:string-value="" calcext:value-type="error">
            <text:p>#VALUE!</text:p>
          </table:table-cell>
          <table:table-cell table:formula="of:=FIND(&quot;(&quot;;[.G49])" office:value-type="string" office:string-value="" calcext:value-type="error">
            <text:p>#VALUE!</text:p>
          </table:table-cell>
          <table:table-cell/>
        </table:table-row>
        <table:table-row table:style-name="ro1">
          <table:table-cell table:formula="of:=COM.MICROSOFT.CONCAT(&quot;![GitHub Repo stars](https://img.shields.io/github/stars/&quot;;[.B50];&quot;?label=&quot;;[.B50];&quot;&amp;style=social)&quot;)" office:value-type="string" office:string-value="![GitHub Repo stars](https://img.shields.io/github/stars/saimel/Plugin.XamarinForms.Converters?label=saimel/Plugin.XamarinForms.Converters&amp;style=social)" calcext:value-type="string">
            <text:p>![GitHub Repo stars](https://img.shields.io/github/stars/saimel/Plugin.XamarinForms.Converters?label=saimel/Plugin.XamarinForms.Converters&amp;style=social)</text:p>
          </table:table-cell>
          <table:table-cell table:formula="of:=MID([.G50];[.C50];[.E50]-[.C50])" office:value-type="string" office:string-value="saimel/Plugin.XamarinForms.Converters" calcext:value-type="string">
            <text:p>saimel/Plugin.XamarinForms.Converters</text:p>
          </table:table-cell>
          <table:table-cell table:formula="of:=FIND(&quot;github.com/&quot;;[.G50])+11" office:value-type="float" office:value="59" calcext:value-type="float">
            <text:p>59</text:p>
          </table:table-cell>
          <table:table-cell table:formula="of:=MID([.G50];[.F50]+1;[.E50]-[.F50]-1)" office:value-type="string" office:string-value="https://github.com/saimel/Plugin.XamarinForms.Converters" calcext:value-type="string">
            <text:p>https://github.com/saimel/Plugin.XamarinForms.Converters</text:p>
          </table:table-cell>
          <table:table-cell table:formula="of:=FIND(&quot;)&quot;;[.G50])" office:value-type="float" office:value="96" calcext:value-type="float">
            <text:p>96</text:p>
          </table:table-cell>
          <table:table-cell table:formula="of:=FIND(&quot;(&quot;;[.G50])" office:value-type="float" office:value="39" calcext:value-type="float">
            <text:p>39</text:p>
          </table:table-cell>
          <table:table-cell office:value-type="string" calcext:value-type="string">
            <text:p>- [Plugin.XamarinForms.Converters ★15](https://github.com/saimel/Plugin.XamarinForms.Converters): Cross platform library containing a bunch of XAML converters for Xamarin Forms.</text:p>
          </table:table-cell>
        </table:table-row>
        <table:table-row table:style-name="ro1">
          <table:table-cell table:formula="of:=COM.MICROSOFT.CONCAT(&quot;![GitHub Repo stars](https://img.shields.io/github/stars/&quot;;[.B51];&quot;?label=&quot;;[.B51];&quot;&amp;style=social)&quot;)" office:value-type="string" office:string-value="![GitHub Repo stars](https://img.shields.io/github/stars/BrettSheleski/Xamarin.Forms.BindingConverters?label=BrettSheleski/Xamarin.Forms.BindingConverters&amp;style=social)" calcext:value-type="string">
            <text:p>![GitHub Repo stars](https://img.shields.io/github/stars/BrettSheleski/Xamarin.Forms.BindingConverters?label=BrettSheleski/Xamarin.Forms.BindingConverters&amp;style=social)</text:p>
          </table:table-cell>
          <table:table-cell table:formula="of:=MID([.G51];[.C51];[.E51]-[.C51])" office:value-type="string" office:string-value="BrettSheleski/Xamarin.Forms.BindingConverters" calcext:value-type="string">
            <text:p>BrettSheleski/Xamarin.Forms.BindingConverters</text:p>
          </table:table-cell>
          <table:table-cell table:formula="of:=FIND(&quot;github.com/&quot;;[.G51])+11" office:value-type="float" office:value="56" calcext:value-type="float">
            <text:p>56</text:p>
          </table:table-cell>
          <table:table-cell table:formula="of:=MID([.G51];[.F51]+1;[.E51]-[.F51]-1)" office:value-type="string" office:string-value="https://github.com/BrettSheleski/Xamarin.Forms.BindingConverters" calcext:value-type="string">
            <text:p>https://github.com/BrettSheleski/Xamarin.Forms.BindingConverters</text:p>
          </table:table-cell>
          <table:table-cell table:formula="of:=FIND(&quot;)&quot;;[.G51])" office:value-type="float" office:value="101" calcext:value-type="float">
            <text:p>101</text:p>
          </table:table-cell>
          <table:table-cell table:formula="of:=FIND(&quot;(&quot;;[.G51])" office:value-type="float" office:value="36" calcext:value-type="float">
            <text:p>36</text:p>
          </table:table-cell>
          <table:table-cell office:value-type="string" calcext:value-type="string">
            <text:p>- [Xamarin.Forms.BindingConverters](https://github.com/BrettSheleski/Xamarin.Forms.BindingConverters): Common use BindingConverters for Xamarin.Forms.</text:p>
          </table:table-cell>
        </table:table-row>
        <table:table-row table:style-name="ro1">
          <table:table-cell table:formula="of:=COM.MICROSOFT.CONCAT(&quot;![GitHub Repo stars](https://img.shields.io/github/stars/&quot;;[.B52];&quot;?label=&quot;;[.B52];&quot;&amp;style=social)&quot;)" office:value-type="string" office:string-value="![GitHub Repo stars](https://img.shields.io/github/stars/TBertuzzi/Xamarin.Forms.ConvertersPack?label=TBertuzzi/Xamarin.Forms.ConvertersPack&amp;style=social)" calcext:value-type="string">
            <text:p>![GitHub Repo stars](https://img.shields.io/github/stars/TBertuzzi/Xamarin.Forms.ConvertersPack?label=TBertuzzi/Xamarin.Forms.ConvertersPack&amp;style=social)</text:p>
          </table:table-cell>
          <table:table-cell table:formula="of:=MID([.G52];[.C52];[.E52]-[.C52])" office:value-type="string" office:string-value="TBertuzzi/Xamarin.Forms.ConvertersPack" calcext:value-type="string">
            <text:p>TBertuzzi/Xamarin.Forms.ConvertersPack</text:p>
          </table:table-cell>
          <table:table-cell table:formula="of:=FIND(&quot;github.com/&quot;;[.G52])+11" office:value-type="float" office:value="57" calcext:value-type="float">
            <text:p>57</text:p>
          </table:table-cell>
          <table:table-cell table:formula="of:=MID([.G52];[.F52]+1;[.E52]-[.F52]-1)" office:value-type="string" office:string-value="https://github.com/TBertuzzi/Xamarin.Forms.ConvertersPack" calcext:value-type="string">
            <text:p>https://github.com/TBertuzzi/Xamarin.Forms.ConvertersPack</text:p>
          </table:table-cell>
          <table:table-cell table:formula="of:=FIND(&quot;)&quot;;[.G52])" office:value-type="float" office:value="95" calcext:value-type="float">
            <text:p>95</text:p>
          </table:table-cell>
          <table:table-cell table:formula="of:=FIND(&quot;(&quot;;[.G52])" office:value-type="float" office:value="37" calcext:value-type="float">
            <text:p>37</text:p>
          </table:table-cell>
          <table:table-cell office:value-type="string" calcext:value-type="string">
            <text:p>- [Xamarin.Forms.ConvertersPack ★24](https://github.com/TBertuzzi/Xamarin.Forms.ConvertersPack): Package with multiple converters for Xamarin.Forms.</text:p>
          </table:table-cell>
        </table:table-row>
        <table:table-row table:style-name="ro1">
          <table:table-cell table:formula="of:=COM.MICROSOFT.CONCAT(&quot;![GitHub Repo stars](https://img.shields.io/github/stars/&quot;;[.B53];&quot;?label=&quot;;[.B53];&quot;&amp;style=social)&quot;)" office:value-type="string" office:string-value="![GitHub Repo stars](https://img.shields.io/github/stars/ksivamuthu/Xamarin.Forms.XamlPack?label=ksivamuthu/Xamarin.Forms.XamlPack&amp;style=social)" calcext:value-type="string">
            <text:p>![GitHub Repo stars](https://img.shields.io/github/stars/ksivamuthu/Xamarin.Forms.XamlPack?label=ksivamuthu/Xamarin.Forms.XamlPack&amp;style=social)</text:p>
          </table:table-cell>
          <table:table-cell table:formula="of:=MID([.G53];[.C53];[.E53]-[.C53])" office:value-type="string" office:string-value="ksivamuthu/Xamarin.Forms.XamlPack" calcext:value-type="string">
            <text:p>ksivamuthu/Xamarin.Forms.XamlPack</text:p>
          </table:table-cell>
          <table:table-cell table:formula="of:=FIND(&quot;github.com/&quot;;[.G53])+11" office:value-type="float" office:value="50" calcext:value-type="float">
            <text:p>50</text:p>
          </table:table-cell>
          <table:table-cell table:formula="of:=MID([.G53];[.F53]+1;[.E53]-[.F53]-1)" office:value-type="string" office:string-value="https://github.com/ksivamuthu/Xamarin.Forms.XamlPack" calcext:value-type="string">
            <text:p>https://github.com/ksivamuthu/Xamarin.Forms.XamlPack</text:p>
          </table:table-cell>
          <table:table-cell table:formula="of:=FIND(&quot;)&quot;;[.G53])" office:value-type="float" office:value="83" calcext:value-type="float">
            <text:p>83</text:p>
          </table:table-cell>
          <table:table-cell table:formula="of:=FIND(&quot;(&quot;;[.G53])" office:value-type="float" office:value="30" calcext:value-type="float">
            <text:p>30</text:p>
          </table:table-cell>
          <table:table-cell office:value-type="string" calcext:value-type="string">
            <text:p>- [Xamarin.Forms.XamlPack ★2](https://github.com/ksivamuthu/Xamarin.Forms.XamlPack): Contains commonly used converters and behaviors.</text:p>
          </table:table-cell>
        </table:table-row>
        <table:table-row table:style-name="ro1">
          <table:table-cell table:formula="of:=COM.MICROSOFT.CONCAT(&quot;![GitHub Repo stars](https://img.shields.io/github/stars/&quot;;[.B54];&quot;?label=&quot;;[.B54];&quot;&amp;style=social)&quot;)" office:value-type="string" office:string-value="" calcext:value-type="error">
            <text:p>#VALUE!</text:p>
          </table:table-cell>
          <table:table-cell table:formula="of:=MID([.G54];[.C54];[.E54]-[.C54])" office:value-type="string" office:string-value="" calcext:value-type="error">
            <text:p>#VALUE!</text:p>
          </table:table-cell>
          <table:table-cell table:formula="of:=FIND(&quot;github.com/&quot;;[.G54])+11" office:value-type="string" office:string-value="" calcext:value-type="error">
            <text:p>#VALUE!</text:p>
          </table:table-cell>
          <table:table-cell table:formula="of:=MID([.G54];[.F54]+1;[.E54]-[.F54]-1)" office:value-type="string" office:string-value="" calcext:value-type="error">
            <text:p>#VALUE!</text:p>
          </table:table-cell>
          <table:table-cell table:formula="of:=FIND(&quot;)&quot;;[.G54])" office:value-type="string" office:string-value="" calcext:value-type="error">
            <text:p>#VALUE!</text:p>
          </table:table-cell>
          <table:table-cell table:formula="of:=FIND(&quot;(&quot;;[.G54])" office:value-type="string" office:string-value="" calcext:value-type="error">
            <text:p>#VALUE!</text:p>
          </table:table-cell>
          <table:table-cell/>
        </table:table-row>
        <table:table-row table:style-name="ro1">
          <table:table-cell table:formula="of:=COM.MICROSOFT.CONCAT(&quot;![GitHub Repo stars](https://img.shields.io/github/stars/&quot;;[.B55];&quot;?label=&quot;;[.B55];&quot;&amp;style=social)&quot;)" office:value-type="string" office:string-value="" calcext:value-type="error">
            <text:p>#VALUE!</text:p>
          </table:table-cell>
          <table:table-cell table:formula="of:=MID([.G55];[.C55];[.E55]-[.C55])" office:value-type="string" office:string-value="" calcext:value-type="error">
            <text:p>#VALUE!</text:p>
          </table:table-cell>
          <table:table-cell table:formula="of:=FIND(&quot;github.com/&quot;;[.G55])+11" office:value-type="string" office:string-value="" calcext:value-type="error">
            <text:p>#VALUE!</text:p>
          </table:table-cell>
          <table:table-cell table:formula="of:=MID([.G55];[.F55]+1;[.E55]-[.F55]-1)" office:value-type="string" office:string-value="" calcext:value-type="error">
            <text:p>#VALUE!</text:p>
          </table:table-cell>
          <table:table-cell table:formula="of:=FIND(&quot;)&quot;;[.G55])" office:value-type="string" office:string-value="" calcext:value-type="error">
            <text:p>#VALUE!</text:p>
          </table:table-cell>
          <table:table-cell table:formula="of:=FIND(&quot;(&quot;;[.G55])" office:value-type="string" office:string-value="" calcext:value-type="error">
            <text:p>#VALUE!</text:p>
          </table:table-cell>
          <table:table-cell office:value-type="string" calcext:value-type="string">
            <text:p>## Crumbs</text:p>
          </table:table-cell>
        </table:table-row>
        <table:table-row table:style-name="ro1">
          <table:table-cell table:formula="of:=COM.MICROSOFT.CONCAT(&quot;![GitHub Repo stars](https://img.shields.io/github/stars/&quot;;[.B56];&quot;?label=&quot;;[.B56];&quot;&amp;style=social)&quot;)" office:value-type="string" office:string-value="" calcext:value-type="error">
            <text:p>#VALUE!</text:p>
          </table:table-cell>
          <table:table-cell table:formula="of:=MID([.G56];[.C56];[.E56]-[.C56])" office:value-type="string" office:string-value="" calcext:value-type="error">
            <text:p>#VALUE!</text:p>
          </table:table-cell>
          <table:table-cell table:formula="of:=FIND(&quot;github.com/&quot;;[.G56])+11" office:value-type="string" office:string-value="" calcext:value-type="error">
            <text:p>#VALUE!</text:p>
          </table:table-cell>
          <table:table-cell table:formula="of:=MID([.G56];[.F56]+1;[.E56]-[.F56]-1)" office:value-type="string" office:string-value="" calcext:value-type="error">
            <text:p>#VALUE!</text:p>
          </table:table-cell>
          <table:table-cell table:formula="of:=FIND(&quot;)&quot;;[.G56])" office:value-type="string" office:string-value="" calcext:value-type="error">
            <text:p>#VALUE!</text:p>
          </table:table-cell>
          <table:table-cell table:formula="of:=FIND(&quot;(&quot;;[.G56])" office:value-type="string" office:string-value="" calcext:value-type="error">
            <text:p>#VALUE!</text:p>
          </table:table-cell>
          <table:table-cell/>
        </table:table-row>
        <table:table-row table:style-name="ro1">
          <table:table-cell table:formula="of:=COM.MICROSOFT.CONCAT(&quot;![GitHub Repo stars](https://img.shields.io/github/stars/&quot;;[.B57];&quot;?label=&quot;;[.B57];&quot;&amp;style=social)&quot;)" office:value-type="string" office:string-value="![GitHub Repo stars](https://img.shields.io/github/stars/MarcosCobena/XamarinCrumbs?label=MarcosCobena/XamarinCrumbs&amp;style=social)" calcext:value-type="string">
            <text:p>![GitHub Repo stars](https://img.shields.io/github/stars/MarcosCobena/XamarinCrumbs?label=MarcosCobena/XamarinCrumbs&amp;style=social)</text:p>
          </table:table-cell>
          <table:table-cell table:formula="of:=MID([.G57];[.C57];[.E57]-[.C57])" office:value-type="string" office:string-value="MarcosCobena/XamarinCrumbs" calcext:value-type="string">
            <text:p>MarcosCobena/XamarinCrumbs</text:p>
          </table:table-cell>
          <table:table-cell table:formula="of:=FIND(&quot;github.com/&quot;;[.G57])+11" office:value-type="float" office:value="42" calcext:value-type="float">
            <text:p>42</text:p>
          </table:table-cell>
          <table:table-cell table:formula="of:=MID([.G57];[.F57]+1;[.E57]-[.F57]-1)" office:value-type="string" office:string-value="https://github.com/MarcosCobena/XamarinCrumbs" calcext:value-type="string">
            <text:p>https://github.com/MarcosCobena/XamarinCrumbs</text:p>
          </table:table-cell>
          <table:table-cell table:formula="of:=FIND(&quot;)&quot;;[.G57])" office:value-type="float" office:value="68" calcext:value-type="float">
            <text:p>68</text:p>
          </table:table-cell>
          <table:table-cell table:formula="of:=FIND(&quot;(&quot;;[.G57])" office:value-type="float" office:value="22" calcext:value-type="float">
            <text:p>22</text:p>
          </table:table-cell>
          <table:table-cell office:value-type="string" calcext:value-type="string">
            <text:p>- [Xamarin Crumbs ★7](https://github.com/MarcosCobena/XamarinCrumbs): A set of source code files —including XAML ones— to reuse once and again.</text:p>
          </table:table-cell>
        </table:table-row>
        <table:table-row table:style-name="ro1">
          <table:table-cell table:formula="of:=COM.MICROSOFT.CONCAT(&quot;![GitHub Repo stars](https://img.shields.io/github/stars/&quot;;[.B58];&quot;?label=&quot;;[.B58];&quot;&amp;style=social)&quot;)" office:value-type="string" office:string-value="" calcext:value-type="error">
            <text:p>#VALUE!</text:p>
          </table:table-cell>
          <table:table-cell table:formula="of:=MID([.G58];[.C58];[.E58]-[.C58])" office:value-type="string" office:string-value="" calcext:value-type="error">
            <text:p>#VALUE!</text:p>
          </table:table-cell>
          <table:table-cell table:formula="of:=FIND(&quot;github.com/&quot;;[.G58])+11" office:value-type="string" office:string-value="" calcext:value-type="error">
            <text:p>#VALUE!</text:p>
          </table:table-cell>
          <table:table-cell table:formula="of:=MID([.G58];[.F58]+1;[.E58]-[.F58]-1)" office:value-type="string" office:string-value="" calcext:value-type="error">
            <text:p>#VALUE!</text:p>
          </table:table-cell>
          <table:table-cell table:formula="of:=FIND(&quot;)&quot;;[.G58])" office:value-type="string" office:string-value="" calcext:value-type="error">
            <text:p>#VALUE!</text:p>
          </table:table-cell>
          <table:table-cell table:formula="of:=FIND(&quot;(&quot;;[.G58])" office:value-type="string" office:string-value="" calcext:value-type="error">
            <text:p>#VALUE!</text:p>
          </table:table-cell>
          <table:table-cell/>
        </table:table-row>
        <table:table-row table:style-name="ro1">
          <table:table-cell table:formula="of:=COM.MICROSOFT.CONCAT(&quot;![GitHub Repo stars](https://img.shields.io/github/stars/&quot;;[.B59];&quot;?label=&quot;;[.B59];&quot;&amp;style=social)&quot;)" office:value-type="string" office:string-value="" calcext:value-type="error">
            <text:p>#VALUE!</text:p>
          </table:table-cell>
          <table:table-cell table:formula="of:=MID([.G59];[.C59];[.E59]-[.C59])" office:value-type="string" office:string-value="" calcext:value-type="error">
            <text:p>#VALUE!</text:p>
          </table:table-cell>
          <table:table-cell table:formula="of:=FIND(&quot;github.com/&quot;;[.G59])+11" office:value-type="string" office:string-value="" calcext:value-type="error">
            <text:p>#VALUE!</text:p>
          </table:table-cell>
          <table:table-cell table:formula="of:=MID([.G59];[.F59]+1;[.E59]-[.F59]-1)" office:value-type="string" office:string-value="" calcext:value-type="error">
            <text:p>#VALUE!</text:p>
          </table:table-cell>
          <table:table-cell table:formula="of:=FIND(&quot;)&quot;;[.G59])" office:value-type="string" office:string-value="" calcext:value-type="error">
            <text:p>#VALUE!</text:p>
          </table:table-cell>
          <table:table-cell table:formula="of:=FIND(&quot;(&quot;;[.G59])" office:value-type="string" office:string-value="" calcext:value-type="error">
            <text:p>#VALUE!</text:p>
          </table:table-cell>
          <table:table-cell office:value-type="string" calcext:value-type="string">
            <text:p>## Data</text:p>
          </table:table-cell>
        </table:table-row>
        <table:table-row table:style-name="ro1">
          <table:table-cell table:formula="of:=COM.MICROSOFT.CONCAT(&quot;![GitHub Repo stars](https://img.shields.io/github/stars/&quot;;[.B60];&quot;?label=&quot;;[.B60];&quot;&amp;style=social)&quot;)" office:value-type="string" office:string-value="" calcext:value-type="error">
            <text:p>#VALUE!</text:p>
          </table:table-cell>
          <table:table-cell table:formula="of:=MID([.G60];[.C60];[.E60]-[.C60])" office:value-type="string" office:string-value="" calcext:value-type="error">
            <text:p>#VALUE!</text:p>
          </table:table-cell>
          <table:table-cell table:formula="of:=FIND(&quot;github.com/&quot;;[.G60])+11" office:value-type="string" office:string-value="" calcext:value-type="error">
            <text:p>#VALUE!</text:p>
          </table:table-cell>
          <table:table-cell table:formula="of:=MID([.G60];[.F60]+1;[.E60]-[.F60]-1)" office:value-type="string" office:string-value="" calcext:value-type="error">
            <text:p>#VALUE!</text:p>
          </table:table-cell>
          <table:table-cell table:formula="of:=FIND(&quot;)&quot;;[.G60])" office:value-type="string" office:string-value="" calcext:value-type="error">
            <text:p>#VALUE!</text:p>
          </table:table-cell>
          <table:table-cell table:formula="of:=FIND(&quot;(&quot;;[.G60])" office:value-type="string" office:string-value="" calcext:value-type="error">
            <text:p>#VALUE!</text:p>
          </table:table-cell>
          <table:table-cell/>
        </table:table-row>
        <table:table-row table:style-name="ro1">
          <table:table-cell table:formula="of:=COM.MICROSOFT.CONCAT(&quot;![GitHub Repo stars](https://img.shields.io/github/stars/&quot;;[.B61];&quot;?label=&quot;;[.B61];&quot;&amp;style=social)&quot;)" office:value-type="string" office:string-value="" calcext:value-type="error">
            <text:p>#VALUE!</text:p>
          </table:table-cell>
          <table:table-cell table:formula="of:=MID([.G61];[.C61];[.E61]-[.C61])" office:value-type="string" office:string-value="" calcext:value-type="error">
            <text:p>#VALUE!</text:p>
          </table:table-cell>
          <table:table-cell table:formula="of:=FIND(&quot;github.com/&quot;;[.G61])+11" office:value-type="string" office:string-value="" calcext:value-type="error">
            <text:p>#VALUE!</text:p>
          </table:table-cell>
          <table:table-cell table:formula="of:=MID([.G61];[.F61]+1;[.E61]-[.F61]-1)" office:value-type="string" office:string-value="https://www.getpostman.com" calcext:value-type="string">
            <text:p>https://www.getpostman.com</text:p>
          </table:table-cell>
          <table:table-cell table:formula="of:=FIND(&quot;)&quot;;[.G61])" office:value-type="float" office:value="39" calcext:value-type="float">
            <text:p>39</text:p>
          </table:table-cell>
          <table:table-cell table:formula="of:=FIND(&quot;(&quot;;[.G61])" office:value-type="float" office:value="12" calcext:value-type="float">
            <text:p>12</text:p>
          </table:table-cell>
          <table:table-cell office:value-type="string" calcext:value-type="string">
            <text:p>- [Postman](https://www.getpostman.com): Tool for test web services requests and responses.</text:p>
          </table:table-cell>
        </table:table-row>
        <table:table-row table:style-name="ro1">
          <table:table-cell table:formula="of:=COM.MICROSOFT.CONCAT(&quot;![GitHub Repo stars](https://img.shields.io/github/stars/&quot;;[.B62];&quot;?label=&quot;;[.B62];&quot;&amp;style=social)&quot;)" office:value-type="string" office:string-value="" calcext:value-type="error">
            <text:p>#VALUE!</text:p>
          </table:table-cell>
          <table:table-cell table:formula="of:=MID([.G62];[.C62];[.E62]-[.C62])" office:value-type="string" office:string-value="" calcext:value-type="error">
            <text:p>#VALUE!</text:p>
          </table:table-cell>
          <table:table-cell table:formula="of:=FIND(&quot;github.com/&quot;;[.G62])+11" office:value-type="string" office:string-value="" calcext:value-type="error">
            <text:p>#VALUE!</text:p>
          </table:table-cell>
          <table:table-cell table:formula="of:=MID([.G62];[.F62]+1;[.E62]-[.F62]-1)" office:value-type="string" office:string-value="http://www.thepollyproject.org" calcext:value-type="string">
            <text:p>http://www.thepollyproject.org</text:p>
          </table:table-cell>
          <table:table-cell table:formula="of:=FIND(&quot;)&quot;;[.G62])" office:value-type="float" office:value="41" calcext:value-type="float">
            <text:p>41</text:p>
          </table:table-cell>
          <table:table-cell table:formula="of:=FIND(&quot;(&quot;;[.G62])" office:value-type="float" office:value="10" calcext:value-type="float">
            <text:p>10</text:p>
          </table:table-cell>
          <table:table-cell office:value-type="string" calcext:value-type="string">
            <text:p>- [Polly](http://www.thepollyproject.org): Automatic retry policies.</text:p>
          </table:table-cell>
        </table:table-row>
        <table:table-row table:style-name="ro1">
          <table:table-cell table:formula="of:=COM.MICROSOFT.CONCAT(&quot;![GitHub Repo stars](https://img.shields.io/github/stars/&quot;;[.B63];&quot;?label=&quot;;[.B63];&quot;&amp;style=social)&quot;)" office:value-type="string" office:string-value="" calcext:value-type="error">
            <text:p>#VALUE!</text:p>
          </table:table-cell>
          <table:table-cell table:formula="of:=MID([.G63];[.C63];[.E63]-[.C63])" office:value-type="string" office:string-value="" calcext:value-type="error">
            <text:p>#VALUE!</text:p>
          </table:table-cell>
          <table:table-cell table:formula="of:=FIND(&quot;github.com/&quot;;[.G63])+11" office:value-type="string" office:string-value="" calcext:value-type="error">
            <text:p>#VALUE!</text:p>
          </table:table-cell>
          <table:table-cell table:formula="of:=MID([.G63];[.F63]+1;[.E63]-[.F63]-1)" office:value-type="string" office:string-value="" calcext:value-type="error">
            <text:p>#VALUE!</text:p>
          </table:table-cell>
          <table:table-cell table:formula="of:=FIND(&quot;)&quot;;[.G63])" office:value-type="string" office:string-value="" calcext:value-type="error">
            <text:p>#VALUE!</text:p>
          </table:table-cell>
          <table:table-cell table:formula="of:=FIND(&quot;(&quot;;[.G63])" office:value-type="string" office:string-value="" calcext:value-type="error">
            <text:p>#VALUE!</text:p>
          </table:table-cell>
          <table:table-cell/>
        </table:table-row>
        <table:table-row table:style-name="ro1">
          <table:table-cell table:formula="of:=COM.MICROSOFT.CONCAT(&quot;![GitHub Repo stars](https://img.shields.io/github/stars/&quot;;[.B64];&quot;?label=&quot;;[.B64];&quot;&amp;style=social)&quot;)" office:value-type="string" office:string-value="" calcext:value-type="error">
            <text:p>#VALUE!</text:p>
          </table:table-cell>
          <table:table-cell table:formula="of:=MID([.G64];[.C64];[.E64]-[.C64])" office:value-type="string" office:string-value="" calcext:value-type="error">
            <text:p>#VALUE!</text:p>
          </table:table-cell>
          <table:table-cell table:formula="of:=FIND(&quot;github.com/&quot;;[.G64])+11" office:value-type="string" office:string-value="" calcext:value-type="error">
            <text:p>#VALUE!</text:p>
          </table:table-cell>
          <table:table-cell table:formula="of:=MID([.G64];[.F64]+1;[.E64]-[.F64]-1)" office:value-type="string" office:string-value="" calcext:value-type="error">
            <text:p>#VALUE!</text:p>
          </table:table-cell>
          <table:table-cell table:formula="of:=FIND(&quot;)&quot;;[.G64])" office:value-type="string" office:string-value="" calcext:value-type="error">
            <text:p>#VALUE!</text:p>
          </table:table-cell>
          <table:table-cell table:formula="of:=FIND(&quot;(&quot;;[.G64])" office:value-type="string" office:string-value="" calcext:value-type="error">
            <text:p>#VALUE!</text:p>
          </table:table-cell>
          <table:table-cell office:value-type="string" calcext:value-type="string">
            <text:p>## Database</text:p>
          </table:table-cell>
        </table:table-row>
        <table:table-row table:style-name="ro1">
          <table:table-cell table:formula="of:=COM.MICROSOFT.CONCAT(&quot;![GitHub Repo stars](https://img.shields.io/github/stars/&quot;;[.B65];&quot;?label=&quot;;[.B65];&quot;&amp;style=social)&quot;)" office:value-type="string" office:string-value="" calcext:value-type="error">
            <text:p>#VALUE!</text:p>
          </table:table-cell>
          <table:table-cell table:formula="of:=MID([.G65];[.C65];[.E65]-[.C65])" office:value-type="string" office:string-value="" calcext:value-type="error">
            <text:p>#VALUE!</text:p>
          </table:table-cell>
          <table:table-cell table:formula="of:=FIND(&quot;github.com/&quot;;[.G65])+11" office:value-type="string" office:string-value="" calcext:value-type="error">
            <text:p>#VALUE!</text:p>
          </table:table-cell>
          <table:table-cell table:formula="of:=MID([.G65];[.F65]+1;[.E65]-[.F65]-1)" office:value-type="string" office:string-value="" calcext:value-type="error">
            <text:p>#VALUE!</text:p>
          </table:table-cell>
          <table:table-cell table:formula="of:=FIND(&quot;)&quot;;[.G65])" office:value-type="string" office:string-value="" calcext:value-type="error">
            <text:p>#VALUE!</text:p>
          </table:table-cell>
          <table:table-cell table:formula="of:=FIND(&quot;(&quot;;[.G65])" office:value-type="string" office:string-value="" calcext:value-type="error">
            <text:p>#VALUE!</text:p>
          </table:table-cell>
          <table:table-cell/>
        </table:table-row>
        <table:table-row table:style-name="ro1">
          <table:table-cell table:formula="of:=COM.MICROSOFT.CONCAT(&quot;![GitHub Repo stars](https://img.shields.io/github/stars/&quot;;[.B66];&quot;?label=&quot;;[.B66];&quot;&amp;style=social)&quot;)" office:value-type="string" office:string-value="![GitHub Repo stars](https://img.shields.io/github/stars/akavache/Akavache?label=akavache/Akavache&amp;style=social)" calcext:value-type="string">
            <text:p>![GitHub Repo stars](https://img.shields.io/github/stars/akavache/Akavache?label=akavache/Akavache&amp;style=social)</text:p>
          </table:table-cell>
          <table:table-cell table:formula="of:=MID([.G66];[.C66];[.E66]-[.C66])" office:value-type="string" office:string-value="akavache/Akavache" calcext:value-type="string">
            <text:p>akavache/Akavache</text:p>
          </table:table-cell>
          <table:table-cell table:formula="of:=FIND(&quot;github.com/&quot;;[.G66])+11" office:value-type="float" office:value="39" calcext:value-type="float">
            <text:p>39</text:p>
          </table:table-cell>
          <table:table-cell table:formula="of:=MID([.G66];[.F66]+1;[.E66]-[.F66]-1)" office:value-type="string" office:string-value="https://github.com/akavache/Akavache" calcext:value-type="string">
            <text:p>https://github.com/akavache/Akavache</text:p>
          </table:table-cell>
          <table:table-cell table:formula="of:=FIND(&quot;)&quot;;[.G66])" office:value-type="float" office:value="56" calcext:value-type="float">
            <text:p>56</text:p>
          </table:table-cell>
          <table:table-cell table:formula="of:=FIND(&quot;(&quot;;[.G66])" office:value-type="float" office:value="19" calcext:value-type="float">
            <text:p>19</text:p>
          </table:table-cell>
          <table:table-cell office:value-type="string" calcext:value-type="string">
            <text:p>- [Akavache ★1984](https://github.com/akavache/Akavache): Akavache is an asynchronous, persistent (i.e. writes to disk) key-value store created for writing desktop and mobile applications in C#, based on SQLite3. Akavache is great for both storing important data (i.e. user settings) as well as cached local data that expires.</text:p>
          </table:table-cell>
        </table:table-row>
        <table:table-row table:style-name="ro1">
          <table:table-cell table:formula="of:=COM.MICROSOFT.CONCAT(&quot;![GitHub Repo stars](https://img.shields.io/github/stars/&quot;;[.B67];&quot;?label=&quot;;[.B67];&quot;&amp;style=social)&quot;)" office:value-type="string" office:string-value="![GitHub Repo stars](https://img.shields.io/github/stars/Azure/azure-mobile-apps-net-client?label=Azure/azure-mobile-apps-net-client&amp;style=social)" calcext:value-type="string">
            <text:p>![GitHub Repo stars](https://img.shields.io/github/stars/Azure/azure-mobile-apps-net-client?label=Azure/azure-mobile-apps-net-client&amp;style=social)</text:p>
          </table:table-cell>
          <table:table-cell table:formula="of:=MID([.G67];[.C67];[.E67]-[.C67])" office:value-type="string" office:string-value="Azure/azure-mobile-apps-net-client" calcext:value-type="string">
            <text:p>Azure/azure-mobile-apps-net-client</text:p>
          </table:table-cell>
          <table:table-cell table:formula="of:=FIND(&quot;github.com/&quot;;[.G67])+11" office:value-type="float" office:value="47" calcext:value-type="float">
            <text:p>47</text:p>
          </table:table-cell>
          <table:table-cell table:formula="of:=MID([.G67];[.F67]+1;[.E67]-[.F67]-1)" office:value-type="string" office:string-value="https://github.com/Azure/azure-mobile-apps-net-client" calcext:value-type="string">
            <text:p>https://github.com/Azure/azure-mobile-apps-net-client</text:p>
          </table:table-cell>
          <table:table-cell table:formula="of:=FIND(&quot;)&quot;;[.G67])" office:value-type="float" office:value="81" calcext:value-type="float">
            <text:p>81</text:p>
          </table:table-cell>
          <table:table-cell table:formula="of:=FIND(&quot;(&quot;;[.G67])" office:value-type="float" office:value="27" calcext:value-type="float">
            <text:p>27</text:p>
          </table:table-cell>
          <table:table-cell office:value-type="string" calcext:value-type="string">
            <text:p>- [Azure Mobile Apps ★119](https://github.com/Azure/azure-mobile-apps-net-client): Offline sync-enabled Xamarin apps that connect to Azure Mobile App.</text:p>
          </table:table-cell>
        </table:table-row>
        <table:table-row table:style-name="ro1">
          <table:table-cell table:formula="of:=COM.MICROSOFT.CONCAT(&quot;![GitHub Repo stars](https://img.shields.io/github/stars/&quot;;[.B68];&quot;?label=&quot;;[.B68];&quot;&amp;style=social)&quot;)" office:value-type="string" office:string-value="![GitHub Repo stars](https://img.shields.io/github/stars/Azure/azure-documentdb-dotnet?label=Azure/azure-documentdb-dotnet&amp;style=social)" calcext:value-type="string">
            <text:p>![GitHub Repo stars](https://img.shields.io/github/stars/Azure/azure-documentdb-dotnet?label=Azure/azure-documentdb-dotnet&amp;style=social)</text:p>
          </table:table-cell>
          <table:table-cell table:formula="of:=MID([.G68];[.C68];[.E68]-[.C68])" office:value-type="string" office:string-value="Azure/azure-documentdb-dotnet" calcext:value-type="string">
            <text:p>Azure/azure-documentdb-dotnet</text:p>
          </table:table-cell>
          <table:table-cell table:formula="of:=FIND(&quot;github.com/&quot;;[.G68])+11" office:value-type="float" office:value="38" calcext:value-type="float">
            <text:p>38</text:p>
          </table:table-cell>
          <table:table-cell table:formula="of:=MID([.G68];[.F68]+1;[.E68]-[.F68]-1)" office:value-type="string" office:string-value="https://github.com/Azure/azure-documentdb-dotnet" calcext:value-type="string">
            <text:p>https://github.com/Azure/azure-documentdb-dotnet</text:p>
          </table:table-cell>
          <table:table-cell table:formula="of:=FIND(&quot;)&quot;;[.G68])" office:value-type="float" office:value="67" calcext:value-type="float">
            <text:p>67</text:p>
          </table:table-cell>
          <table:table-cell table:formula="of:=FIND(&quot;(&quot;;[.G68])" office:value-type="float" office:value="18" calcext:value-type="float">
            <text:p>18</text:p>
          </table:table-cell>
          <table:table-cell office:value-type="string" calcext:value-type="string">
            <text:p>- [CosmosDB ★533](https://github.com/Azure/azure-documentdb-dotnet): Azure Cosmos DB is a globally distributed, multi-model database service.</text:p>
          </table:table-cell>
        </table:table-row>
        <table:table-row table:style-name="ro1">
          <table:table-cell table:formula="of:=COM.MICROSOFT.CONCAT(&quot;![GitHub Repo stars](https://img.shields.io/github/stars/&quot;;[.B69];&quot;?label=&quot;;[.B69];&quot;&amp;style=social)&quot;)" office:value-type="string" office:string-value="![GitHub Repo stars](https://img.shields.io/github/stars/aspnet/EntityFrameworkCore?label=aspnet/EntityFrameworkCore&amp;style=social)" calcext:value-type="string">
            <text:p>![GitHub Repo stars](https://img.shields.io/github/stars/aspnet/EntityFrameworkCore?label=aspnet/EntityFrameworkCore&amp;style=social)</text:p>
          </table:table-cell>
          <table:table-cell table:formula="of:=MID([.G69];[.C69];[.E69]-[.C69])" office:value-type="string" office:string-value="aspnet/EntityFrameworkCore" calcext:value-type="string">
            <text:p>aspnet/EntityFrameworkCore</text:p>
          </table:table-cell>
          <table:table-cell table:formula="of:=FIND(&quot;github.com/&quot;;[.G69])+11" office:value-type="float" office:value="52" calcext:value-type="float">
            <text:p>52</text:p>
          </table:table-cell>
          <table:table-cell table:formula="of:=MID([.G69];[.F69]+1;[.E69]-[.F69]-1)" office:value-type="string" office:string-value="https://github.com/aspnet/EntityFrameworkCore" calcext:value-type="string">
            <text:p>https://github.com/aspnet/EntityFrameworkCore</text:p>
          </table:table-cell>
          <table:table-cell table:formula="of:=FIND(&quot;)&quot;;[.G69])" office:value-type="float" office:value="78" calcext:value-type="float">
            <text:p>78</text:p>
          </table:table-cell>
          <table:table-cell table:formula="of:=FIND(&quot;(&quot;;[.G69])" office:value-type="float" office:value="32" calcext:value-type="float">
            <text:p>32</text:p>
          </table:table-cell>
          <table:table-cell office:value-type="string" calcext:value-type="string">
            <text:p>- [Entity Framework Core ★9429](https://github.com/aspnet/EntityFrameworkCore): Is a lightweight and extensible version of the popular Entity Framework data access technology.</text:p>
          </table:table-cell>
        </table:table-row>
        <table:table-row table:style-name="ro1">
          <table:table-cell table:formula="of:=COM.MICROSOFT.CONCAT(&quot;![GitHub Repo stars](https://img.shields.io/github/stars/&quot;;[.B70];&quot;?label=&quot;;[.B70];&quot;&amp;style=social)&quot;)" office:value-type="string" office:string-value="![GitHub Repo stars](https://img.shields.io/github/stars/mbdavid/LiteDB?label=mbdavid/LiteDB&amp;style=social)" calcext:value-type="string">
            <text:p>![GitHub Repo stars](https://img.shields.io/github/stars/mbdavid/LiteDB?label=mbdavid/LiteDB&amp;style=social)</text:p>
          </table:table-cell>
          <table:table-cell table:formula="of:=MID([.G70];[.C70];[.E70]-[.C70])" office:value-type="string" office:string-value="mbdavid/LiteDB" calcext:value-type="string">
            <text:p>mbdavid/LiteDB</text:p>
          </table:table-cell>
          <table:table-cell table:formula="of:=FIND(&quot;github.com/&quot;;[.G70])+11" office:value-type="float" office:value="37" calcext:value-type="float">
            <text:p>37</text:p>
          </table:table-cell>
          <table:table-cell table:formula="of:=MID([.G70];[.F70]+1;[.E70]-[.F70]-1)" office:value-type="string" office:string-value="https://github.com/mbdavid/LiteDB" calcext:value-type="string">
            <text:p>https://github.com/mbdavid/LiteDB</text:p>
          </table:table-cell>
          <table:table-cell table:formula="of:=FIND(&quot;)&quot;;[.G70])" office:value-type="float" office:value="51" calcext:value-type="float">
            <text:p>51</text:p>
          </table:table-cell>
          <table:table-cell table:formula="of:=FIND(&quot;(&quot;;[.G70])" office:value-type="float" office:value="17" calcext:value-type="float">
            <text:p>17</text:p>
          </table:table-cell>
          <table:table-cell office:value-type="string" calcext:value-type="string">
            <text:p>- [LiteDB ★5220](https://github.com/mbdavid/LiteDB): A .NET NoSQL Document Store in a single data file.</text:p>
          </table:table-cell>
        </table:table-row>
        <table:table-row table:style-name="ro1">
          <table:table-cell table:formula="of:=COM.MICROSOFT.CONCAT(&quot;![GitHub Repo stars](https://img.shields.io/github/stars/&quot;;[.B71];&quot;?label=&quot;;[.B71];&quot;&amp;style=social)&quot;)" office:value-type="string" office:string-value="" calcext:value-type="error">
            <text:p>#VALUE!</text:p>
          </table:table-cell>
          <table:table-cell table:formula="of:=MID([.G71];[.C71];[.E71]-[.C71])" office:value-type="string" office:string-value="" calcext:value-type="error">
            <text:p>#VALUE!</text:p>
          </table:table-cell>
          <table:table-cell table:formula="of:=FIND(&quot;github.com/&quot;;[.G71])+11" office:value-type="string" office:string-value="" calcext:value-type="error">
            <text:p>#VALUE!</text:p>
          </table:table-cell>
          <table:table-cell table:formula="of:=MID([.G71];[.F71]+1;[.E71]-[.F71]-1)" office:value-type="string" office:string-value="https://realm.io/docs/xamarin/latest/" calcext:value-type="string">
            <text:p>https://realm.io/docs/xamarin/latest/</text:p>
          </table:table-cell>
          <table:table-cell table:formula="of:=FIND(&quot;)&quot;;[.G71])" office:value-type="float" office:value="48" calcext:value-type="float">
            <text:p>48</text:p>
          </table:table-cell>
          <table:table-cell table:formula="of:=FIND(&quot;(&quot;;[.G71])" office:value-type="float" office:value="10" calcext:value-type="float">
            <text:p>10</text:p>
          </table:table-cell>
          <table:table-cell office:value-type="string" calcext:value-type="string">
            <text:p>- [Realm](https://realm.io/docs/xamarin/latest/): Alternative to SQLite, simple and fast.</text:p>
          </table:table-cell>
        </table:table-row>
        <table:table-row table:style-name="ro1">
          <table:table-cell table:formula="of:=COM.MICROSOFT.CONCAT(&quot;![GitHub Repo stars](https://img.shields.io/github/stars/&quot;;[.B72];&quot;?label=&quot;;[.B72];&quot;&amp;style=social)&quot;)" office:value-type="string" office:string-value="![GitHub Repo stars](https://img.shields.io/github/stars/praeclarum/sqlite-net?label=praeclarum/sqlite-net&amp;style=social)" calcext:value-type="string">
            <text:p>![GitHub Repo stars](https://img.shields.io/github/stars/praeclarum/sqlite-net?label=praeclarum/sqlite-net&amp;style=social)</text:p>
          </table:table-cell>
          <table:table-cell table:formula="of:=MID([.G72];[.C72];[.E72]-[.C72])" office:value-type="string" office:string-value="praeclarum/sqlite-net" calcext:value-type="string">
            <text:p>praeclarum/sqlite-net</text:p>
          </table:table-cell>
          <table:table-cell table:formula="of:=FIND(&quot;github.com/&quot;;[.G72])+11" office:value-type="float" office:value="41" calcext:value-type="float">
            <text:p>41</text:p>
          </table:table-cell>
          <table:table-cell table:formula="of:=MID([.G72];[.F72]+1;[.E72]-[.F72]-1)" office:value-type="string" office:string-value="https://github.com/praeclarum/sqlite-net" calcext:value-type="string">
            <text:p>https://github.com/praeclarum/sqlite-net</text:p>
          </table:table-cell>
          <table:table-cell table:formula="of:=FIND(&quot;)&quot;;[.G72])" office:value-type="float" office:value="62" calcext:value-type="float">
            <text:p>62</text:p>
          </table:table-cell>
          <table:table-cell table:formula="of:=FIND(&quot;(&quot;;[.G72])" office:value-type="float" office:value="21" calcext:value-type="float">
            <text:p>21</text:p>
          </table:table-cell>
          <table:table-cell office:value-type="string" calcext:value-type="string">
            <text:p>- [SQLite-net ★2703](https://github.com/praeclarum/sqlite-net): It is an open source, minimal library to allow .NET and Mono applications to store data in SQLite 3 databases.</text:p>
          </table:table-cell>
        </table:table-row>
        <table:table-row table:style-name="ro1">
          <table:table-cell table:formula="of:=COM.MICROSOFT.CONCAT(&quot;![GitHub Repo stars](https://img.shields.io/github/stars/&quot;;[.B73];&quot;?label=&quot;;[.B73];&quot;&amp;style=social)&quot;)" office:value-type="string" office:string-value="![GitHub Repo stars](https://img.shields.io/github/stars/aldycool/NETCoreSync?label=aldycool/NETCoreSync&amp;style=social)" calcext:value-type="string">
            <text:p>![GitHub Repo stars](https://img.shields.io/github/stars/aldycool/NETCoreSync?label=aldycool/NETCoreSync&amp;style=social)</text:p>
          </table:table-cell>
          <table:table-cell table:formula="of:=MID([.G73];[.C73];[.E73]-[.C73])" office:value-type="string" office:string-value="aldycool/NETCoreSync" calcext:value-type="string">
            <text:p>aldycool/NETCoreSync</text:p>
          </table:table-cell>
          <table:table-cell table:formula="of:=FIND(&quot;github.com/&quot;;[.G73])+11" office:value-type="float" office:value="40" calcext:value-type="float">
            <text:p>40</text:p>
          </table:table-cell>
          <table:table-cell table:formula="of:=MID([.G73];[.F73]+1;[.E73]-[.F73]-1)" office:value-type="string" office:string-value="https://github.com/aldycool/NETCoreSync" calcext:value-type="string">
            <text:p>https://github.com/aldycool/NETCoreSync</text:p>
          </table:table-cell>
          <table:table-cell table:formula="of:=FIND(&quot;)&quot;;[.G73])" office:value-type="float" office:value="60" calcext:value-type="float">
            <text:p>60</text:p>
          </table:table-cell>
          <table:table-cell table:formula="of:=FIND(&quot;(&quot;;[.G73])" office:value-type="float" office:value="20" calcext:value-type="float">
            <text:p>20</text:p>
          </table:table-cell>
          <table:table-cell office:value-type="string" calcext:value-type="string">
            <text:p>- [NETCoreSync ★31](https://github.com/aldycool/NETCoreSync): Database-agnostic synchronization framework based on .NET Standard 2.0 to synchronize data between multiple clients and a single server.</text:p>
          </table:table-cell>
        </table:table-row>
        <table:table-row table:style-name="ro1">
          <table:table-cell table:formula="of:=COM.MICROSOFT.CONCAT(&quot;![GitHub Repo stars](https://img.shields.io/github/stars/&quot;;[.B74];&quot;?label=&quot;;[.B74];&quot;&amp;style=social)&quot;)" office:value-type="string" office:string-value="" calcext:value-type="error">
            <text:p>#VALUE!</text:p>
          </table:table-cell>
          <table:table-cell table:formula="of:=MID([.G74];[.C74];[.E74]-[.C74])" office:value-type="string" office:string-value="" calcext:value-type="error">
            <text:p>#VALUE!</text:p>
          </table:table-cell>
          <table:table-cell table:formula="of:=FIND(&quot;github.com/&quot;;[.G74])+11" office:value-type="string" office:string-value="" calcext:value-type="error">
            <text:p>#VALUE!</text:p>
          </table:table-cell>
          <table:table-cell table:formula="of:=MID([.G74];[.F74]+1;[.E74]-[.F74]-1)" office:value-type="string" office:string-value="" calcext:value-type="error">
            <text:p>#VALUE!</text:p>
          </table:table-cell>
          <table:table-cell table:formula="of:=FIND(&quot;)&quot;;[.G74])" office:value-type="string" office:string-value="" calcext:value-type="error">
            <text:p>#VALUE!</text:p>
          </table:table-cell>
          <table:table-cell table:formula="of:=FIND(&quot;(&quot;;[.G74])" office:value-type="string" office:string-value="" calcext:value-type="error">
            <text:p>#VALUE!</text:p>
          </table:table-cell>
          <table:table-cell/>
        </table:table-row>
        <table:table-row table:style-name="ro1">
          <table:table-cell table:formula="of:=COM.MICROSOFT.CONCAT(&quot;![GitHub Repo stars](https://img.shields.io/github/stars/&quot;;[.B75];&quot;?label=&quot;;[.B75];&quot;&amp;style=social)&quot;)" office:value-type="string" office:string-value="" calcext:value-type="error">
            <text:p>#VALUE!</text:p>
          </table:table-cell>
          <table:table-cell table:formula="of:=MID([.G75];[.C75];[.E75]-[.C75])" office:value-type="string" office:string-value="" calcext:value-type="error">
            <text:p>#VALUE!</text:p>
          </table:table-cell>
          <table:table-cell table:formula="of:=FIND(&quot;github.com/&quot;;[.G75])+11" office:value-type="string" office:string-value="" calcext:value-type="error">
            <text:p>#VALUE!</text:p>
          </table:table-cell>
          <table:table-cell table:formula="of:=MID([.G75];[.F75]+1;[.E75]-[.F75]-1)" office:value-type="string" office:string-value="" calcext:value-type="error">
            <text:p>#VALUE!</text:p>
          </table:table-cell>
          <table:table-cell table:formula="of:=FIND(&quot;)&quot;;[.G75])" office:value-type="string" office:string-value="" calcext:value-type="error">
            <text:p>#VALUE!</text:p>
          </table:table-cell>
          <table:table-cell table:formula="of:=FIND(&quot;(&quot;;[.G75])" office:value-type="string" office:string-value="" calcext:value-type="error">
            <text:p>#VALUE!</text:p>
          </table:table-cell>
          <table:table-cell office:value-type="string" calcext:value-type="string">
            <text:p>## Design</text:p>
          </table:table-cell>
        </table:table-row>
        <table:table-row table:style-name="ro1">
          <table:table-cell table:formula="of:=COM.MICROSOFT.CONCAT(&quot;![GitHub Repo stars](https://img.shields.io/github/stars/&quot;;[.B76];&quot;?label=&quot;;[.B76];&quot;&amp;style=social)&quot;)" office:value-type="string" office:string-value="" calcext:value-type="error">
            <text:p>#VALUE!</text:p>
          </table:table-cell>
          <table:table-cell table:formula="of:=MID([.G76];[.C76];[.E76]-[.C76])" office:value-type="string" office:string-value="" calcext:value-type="error">
            <text:p>#VALUE!</text:p>
          </table:table-cell>
          <table:table-cell table:formula="of:=FIND(&quot;github.com/&quot;;[.G76])+11" office:value-type="string" office:string-value="" calcext:value-type="error">
            <text:p>#VALUE!</text:p>
          </table:table-cell>
          <table:table-cell table:formula="of:=MID([.G76];[.F76]+1;[.E76]-[.F76]-1)" office:value-type="string" office:string-value="" calcext:value-type="error">
            <text:p>#VALUE!</text:p>
          </table:table-cell>
          <table:table-cell table:formula="of:=FIND(&quot;)&quot;;[.G76])" office:value-type="string" office:string-value="" calcext:value-type="error">
            <text:p>#VALUE!</text:p>
          </table:table-cell>
          <table:table-cell table:formula="of:=FIND(&quot;(&quot;;[.G76])" office:value-type="string" office:string-value="" calcext:value-type="error">
            <text:p>#VALUE!</text:p>
          </table:table-cell>
          <table:table-cell/>
        </table:table-row>
        <table:table-row table:style-name="ro1">
          <table:table-cell table:formula="of:=COM.MICROSOFT.CONCAT(&quot;![GitHub Repo stars](https://img.shields.io/github/stars/&quot;;[.B77];&quot;?label=&quot;;[.B77];&quot;&amp;style=social)&quot;)" office:value-type="string" office:string-value="" calcext:value-type="error">
            <text:p>#VALUE!</text:p>
          </table:table-cell>
          <table:table-cell table:formula="of:=MID([.G77];[.C77];[.E77]-[.C77])" office:value-type="string" office:string-value="" calcext:value-type="error">
            <text:p>#VALUE!</text:p>
          </table:table-cell>
          <table:table-cell table:formula="of:=FIND(&quot;github.com/&quot;;[.G77])+11" office:value-type="string" office:string-value="" calcext:value-type="error">
            <text:p>#VALUE!</text:p>
          </table:table-cell>
          <table:table-cell table:formula="of:=MID([.G77];[.F77]+1;[.E77]-[.F77]-1)" office:value-type="string" office:string-value="https://snppts.dev" calcext:value-type="string">
            <text:p>https://snppts.dev</text:p>
          </table:table-cell>
          <table:table-cell table:formula="of:=FIND(&quot;)&quot;;[.G77])" office:value-type="float" office:value="30" calcext:value-type="float">
            <text:p>30</text:p>
          </table:table-cell>
          <table:table-cell table:formula="of:=FIND(&quot;(&quot;;[.G77])" office:value-type="float" office:value="11" calcext:value-type="float">
            <text:p>11</text:p>
          </table:table-cell>
          <table:table-cell office:value-type="string" calcext:value-type="string">
            <text:p>- [Snppts](https://snppts.dev): Xamarin Forms UI Snippets.</text:p>
          </table:table-cell>
        </table:table-row>
        <table:table-row table:style-name="ro1">
          <table:table-cell table:formula="of:=COM.MICROSOFT.CONCAT(&quot;![GitHub Repo stars](https://img.shields.io/github/stars/&quot;;[.B78];&quot;?label=&quot;;[.B78];&quot;&amp;style=social)&quot;)" office:value-type="string" office:string-value="" calcext:value-type="error">
            <text:p>#VALUE!</text:p>
          </table:table-cell>
          <table:table-cell table:formula="of:=MID([.G78];[.C78];[.E78]-[.C78])" office:value-type="string" office:string-value="" calcext:value-type="error">
            <text:p>#VALUE!</text:p>
          </table:table-cell>
          <table:table-cell table:formula="of:=FIND(&quot;github.com/&quot;;[.G78])+11" office:value-type="string" office:string-value="" calcext:value-type="error">
            <text:p>#VALUE!</text:p>
          </table:table-cell>
          <table:table-cell table:formula="of:=MID([.G78];[.F78]+1;[.E78]-[.F78]-1)" office:value-type="string" office:string-value="https://www.xamarin.com/prebuilt" calcext:value-type="string">
            <text:p>https://www.xamarin.com/prebuilt</text:p>
          </table:table-cell>
          <table:table-cell table:formula="of:=FIND(&quot;)&quot;;[.G78])" office:value-type="float" office:value="56" calcext:value-type="float">
            <text:p>56</text:p>
          </table:table-cell>
          <table:table-cell table:formula="of:=FIND(&quot;(&quot;;[.G78])" office:value-type="float" office:value="23" calcext:value-type="float">
            <text:p>23</text:p>
          </table:table-cell>
          <table:table-cell office:value-type="string" calcext:value-type="string">
            <text:p>- [Prebuilt Templates](https://www.xamarin.com/prebuilt): Jump-start your next project with a prebuilt app.</text:p>
          </table:table-cell>
        </table:table-row>
        <table:table-row table:style-name="ro1">
          <table:table-cell table:formula="of:=COM.MICROSOFT.CONCAT(&quot;![GitHub Repo stars](https://img.shields.io/github/stars/&quot;;[.B79];&quot;?label=&quot;;[.B79];&quot;&amp;style=social)&quot;)" office:value-type="string" office:string-value="" calcext:value-type="error">
            <text:p>#VALUE!</text:p>
          </table:table-cell>
          <table:table-cell table:formula="of:=MID([.G79];[.C79];[.E79]-[.C79])" office:value-type="string" office:string-value="" calcext:value-type="error">
            <text:p>#VALUE!</text:p>
          </table:table-cell>
          <table:table-cell table:formula="of:=FIND(&quot;github.com/&quot;;[.G79])+11" office:value-type="string" office:string-value="" calcext:value-type="error">
            <text:p>#VALUE!</text:p>
          </table:table-cell>
          <table:table-cell table:formula="of:=MID([.G79];[.F79]+1;[.E79]-[.F79]-1)" office:value-type="string" office:string-value="https://extensions.zeplin.io/5ad311a8d3855e3bedb32f99" calcext:value-type="string">
            <text:p>https://extensions.zeplin.io/5ad311a8d3855e3bedb32f99</text:p>
          </table:table-cell>
          <table:table-cell table:formula="of:=FIND(&quot;)&quot;;[.G79])" office:value-type="float" office:value="89" calcext:value-type="float">
            <text:p>89</text:p>
          </table:table-cell>
          <table:table-cell table:formula="of:=FIND(&quot;(&quot;;[.G79])" office:value-type="float" office:value="35" calcext:value-type="float">
            <text:p>35</text:p>
          </table:table-cell>
          <table:table-cell office:value-type="string" calcext:value-type="string">
            <text:p>- [Xamarin.Forms Zeplin extension](https://extensions.zeplin.io/5ad311a8d3855e3bedb32f99): Generates XAML for Xamarin.Forms. </text:p>
          </table:table-cell>
        </table:table-row>
        <table:table-row table:style-name="ro1">
          <table:table-cell table:formula="of:=COM.MICROSOFT.CONCAT(&quot;![GitHub Repo stars](https://img.shields.io/github/stars/&quot;;[.B80];&quot;?label=&quot;;[.B80];&quot;&amp;style=social)&quot;)" office:value-type="string" office:string-value="" calcext:value-type="error">
            <text:p>#VALUE!</text:p>
          </table:table-cell>
          <table:table-cell table:formula="of:=MID([.G80];[.C80];[.E80]-[.C80])" office:value-type="string" office:string-value="" calcext:value-type="error">
            <text:p>#VALUE!</text:p>
          </table:table-cell>
          <table:table-cell table:formula="of:=FIND(&quot;github.com/&quot;;[.G80])+11" office:value-type="string" office:string-value="" calcext:value-type="error">
            <text:p>#VALUE!</text:p>
          </table:table-cell>
          <table:table-cell table:formula="of:=MID([.G80];[.F80]+1;[.E80]-[.F80]-1)" office:value-type="string" office:string-value="" calcext:value-type="error">
            <text:p>#VALUE!</text:p>
          </table:table-cell>
          <table:table-cell table:formula="of:=FIND(&quot;)&quot;;[.G80])" office:value-type="string" office:string-value="" calcext:value-type="error">
            <text:p>#VALUE!</text:p>
          </table:table-cell>
          <table:table-cell table:formula="of:=FIND(&quot;(&quot;;[.G80])" office:value-type="string" office:string-value="" calcext:value-type="error">
            <text:p>#VALUE!</text:p>
          </table:table-cell>
          <table:table-cell/>
        </table:table-row>
        <table:table-row table:style-name="ro1">
          <table:table-cell table:formula="of:=COM.MICROSOFT.CONCAT(&quot;![GitHub Repo stars](https://img.shields.io/github/stars/&quot;;[.B81];&quot;?label=&quot;;[.B81];&quot;&amp;style=social)&quot;)" office:value-type="string" office:string-value="" calcext:value-type="error">
            <text:p>#VALUE!</text:p>
          </table:table-cell>
          <table:table-cell table:formula="of:=MID([.G81];[.C81];[.E81]-[.C81])" office:value-type="string" office:string-value="" calcext:value-type="error">
            <text:p>#VALUE!</text:p>
          </table:table-cell>
          <table:table-cell table:formula="of:=FIND(&quot;github.com/&quot;;[.G81])+11" office:value-type="string" office:string-value="" calcext:value-type="error">
            <text:p>#VALUE!</text:p>
          </table:table-cell>
          <table:table-cell table:formula="of:=MID([.G81];[.F81]+1;[.E81]-[.F81]-1)" office:value-type="string" office:string-value="" calcext:value-type="error">
            <text:p>#VALUE!</text:p>
          </table:table-cell>
          <table:table-cell table:formula="of:=FIND(&quot;)&quot;;[.G81])" office:value-type="string" office:string-value="" calcext:value-type="error">
            <text:p>#VALUE!</text:p>
          </table:table-cell>
          <table:table-cell table:formula="of:=FIND(&quot;(&quot;;[.G81])" office:value-type="string" office:string-value="" calcext:value-type="error">
            <text:p>#VALUE!</text:p>
          </table:table-cell>
          <table:table-cell office:value-type="string" calcext:value-type="string">
            <text:p>## Effects</text:p>
          </table:table-cell>
        </table:table-row>
        <table:table-row table:style-name="ro1">
          <table:table-cell table:formula="of:=COM.MICROSOFT.CONCAT(&quot;![GitHub Repo stars](https://img.shields.io/github/stars/&quot;;[.B82];&quot;?label=&quot;;[.B82];&quot;&amp;style=social)&quot;)" office:value-type="string" office:string-value="" calcext:value-type="error">
            <text:p>#VALUE!</text:p>
          </table:table-cell>
          <table:table-cell table:formula="of:=MID([.G82];[.C82];[.E82]-[.C82])" office:value-type="string" office:string-value="" calcext:value-type="error">
            <text:p>#VALUE!</text:p>
          </table:table-cell>
          <table:table-cell table:formula="of:=FIND(&quot;github.com/&quot;;[.G82])+11" office:value-type="string" office:string-value="" calcext:value-type="error">
            <text:p>#VALUE!</text:p>
          </table:table-cell>
          <table:table-cell table:formula="of:=MID([.G82];[.F82]+1;[.E82]-[.F82]-1)" office:value-type="string" office:string-value="" calcext:value-type="error">
            <text:p>#VALUE!</text:p>
          </table:table-cell>
          <table:table-cell table:formula="of:=FIND(&quot;)&quot;;[.G82])" office:value-type="string" office:string-value="" calcext:value-type="error">
            <text:p>#VALUE!</text:p>
          </table:table-cell>
          <table:table-cell table:formula="of:=FIND(&quot;(&quot;;[.G82])" office:value-type="string" office:string-value="" calcext:value-type="error">
            <text:p>#VALUE!</text:p>
          </table:table-cell>
          <table:table-cell/>
        </table:table-row>
        <table:table-row table:style-name="ro1">
          <table:table-cell table:formula="of:=COM.MICROSOFT.CONCAT(&quot;![GitHub Repo stars](https://img.shields.io/github/stars/&quot;;[.B83];&quot;?label=&quot;;[.B83];&quot;&amp;style=social)&quot;)" office:value-type="string" office:string-value="![GitHub Repo stars](https://img.shields.io/github/stars/mrxten/XamEffects?label=mrxten/XamEffects&amp;style=social)" calcext:value-type="string">
            <text:p>![GitHub Repo stars](https://img.shields.io/github/stars/mrxten/XamEffects?label=mrxten/XamEffects&amp;style=social)</text:p>
          </table:table-cell>
          <table:table-cell table:formula="of:=MID([.G83];[.C83];[.E83]-[.C83])" office:value-type="string" office:string-value="mrxten/XamEffects" calcext:value-type="string">
            <text:p>mrxten/XamEffects</text:p>
          </table:table-cell>
          <table:table-cell table:formula="of:=FIND(&quot;github.com/&quot;;[.G83])+11" office:value-type="float" office:value="40" calcext:value-type="float">
            <text:p>40</text:p>
          </table:table-cell>
          <table:table-cell table:formula="of:=MID([.G83];[.F83]+1;[.E83]-[.F83]-1)" office:value-type="string" office:string-value="https://github.com/mrxten/XamEffects" calcext:value-type="string">
            <text:p>https://github.com/mrxten/XamEffects</text:p>
          </table:table-cell>
          <table:table-cell table:formula="of:=FIND(&quot;)&quot;;[.G83])" office:value-type="float" office:value="57" calcext:value-type="float">
            <text:p>57</text:p>
          </table:table-cell>
          <table:table-cell table:formula="of:=FIND(&quot;(&quot;;[.G83])" office:value-type="float" office:value="20" calcext:value-type="float">
            <text:p>20</text:p>
          </table:table-cell>
          <table:table-cell office:value-type="string" calcext:value-type="string">
            <text:p>- [XamEffects ★224](https://github.com/mrxten/XamEffects): Xamarin.Forms UI effects.</text:p>
          </table:table-cell>
        </table:table-row>
        <table:table-row table:style-name="ro1">
          <table:table-cell table:formula="of:=COM.MICROSOFT.CONCAT(&quot;![GitHub Repo stars](https://img.shields.io/github/stars/&quot;;[.B84];&quot;?label=&quot;;[.B84];&quot;&amp;style=social)&quot;)" office:value-type="string" office:string-value="![GitHub Repo stars](https://img.shields.io/github/stars/muak/AiForms.Effects?label=muak/AiForms.Effects&amp;style=social)" calcext:value-type="string">
            <text:p>![GitHub Repo stars](https://img.shields.io/github/stars/muak/AiForms.Effects?label=muak/AiForms.Effects&amp;style=social)</text:p>
          </table:table-cell>
          <table:table-cell table:formula="of:=MID([.G84];[.C84];[.E84]-[.C84])" office:value-type="string" office:string-value="muak/AiForms.Effects" calcext:value-type="string">
            <text:p>muak/AiForms.Effects</text:p>
          </table:table-cell>
          <table:table-cell table:formula="of:=FIND(&quot;github.com/&quot;;[.G84])+11" office:value-type="float" office:value="45" calcext:value-type="float">
            <text:p>45</text:p>
          </table:table-cell>
          <table:table-cell table:formula="of:=MID([.G84];[.F84]+1;[.E84]-[.F84]-1)" office:value-type="string" office:string-value="https://github.com/muak/AiForms.Effects" calcext:value-type="string">
            <text:p>https://github.com/muak/AiForms.Effects</text:p>
          </table:table-cell>
          <table:table-cell table:formula="of:=FIND(&quot;)&quot;;[.G84])" office:value-type="float" office:value="65" calcext:value-type="float">
            <text:p>65</text:p>
          </table:table-cell>
          <table:table-cell table:formula="of:=FIND(&quot;(&quot;;[.G84])" office:value-type="float" office:value="25" calcext:value-type="float">
            <text:p>25</text:p>
          </table:table-cell>
          <table:table-cell office:value-type="string" calcext:value-type="string">
            <text:p>- [AiForms.Effects ★221](https://github.com/muak/AiForms.Effects): Effects library that provides you with more flexible functions than default by targetting only Android and iOS in a Xamarin.Forms project.</text:p>
          </table:table-cell>
        </table:table-row>
        <table:table-row table:style-name="ro1">
          <table:table-cell table:formula="of:=COM.MICROSOFT.CONCAT(&quot;![GitHub Repo stars](https://img.shields.io/github/stars/&quot;;[.B85];&quot;?label=&quot;;[.B85];&quot;&amp;style=social)&quot;)" office:value-type="string" office:string-value="![GitHub Repo stars](https://img.shields.io/github/stars/masonyc/Xamarin.EnableKeyboardEffect?label=masonyc/Xamarin.EnableKeyboardEffect&amp;style=social)" calcext:value-type="string">
            <text:p>![GitHub Repo stars](https://img.shields.io/github/stars/masonyc/Xamarin.EnableKeyboardEffect?label=masonyc/Xamarin.EnableKeyboardEffect&amp;style=social)</text:p>
          </table:table-cell>
          <table:table-cell table:formula="of:=MID([.G85];[.C85];[.E85]-[.C85])" office:value-type="string" office:string-value="masonyc/Xamarin.EnableKeyboardEffect" calcext:value-type="string">
            <text:p>masonyc/Xamarin.EnableKeyboardEffect</text:p>
          </table:table-cell>
          <table:table-cell table:formula="of:=FIND(&quot;github.com/&quot;;[.G85])+11" office:value-type="float" office:value="57" calcext:value-type="float">
            <text:p>57</text:p>
          </table:table-cell>
          <table:table-cell table:formula="of:=MID([.G85];[.F85]+1;[.E85]-[.F85]-1)" office:value-type="string" office:string-value="https://github.com/masonyc/Xamarin.EnableKeyboardEffect" calcext:value-type="string">
            <text:p>https://github.com/masonyc/Xamarin.EnableKeyboardEffect</text:p>
          </table:table-cell>
          <table:table-cell table:formula="of:=FIND(&quot;)&quot;;[.G85])" office:value-type="float" office:value="93" calcext:value-type="float">
            <text:p>93</text:p>
          </table:table-cell>
          <table:table-cell table:formula="of:=FIND(&quot;(&quot;;[.G85])" office:value-type="float" office:value="37" calcext:value-type="float">
            <text:p>37</text:p>
          </table:table-cell>
          <table:table-cell office:value-type="string" calcext:value-type="string">
            <text:p>- [Xamarin.EnableKeyboardEffect ★81](https://github.com/masonyc/Xamarin.EnableKeyboardEffect): Xamarin.Forms effect to show / hide soft keyboard.</text:p>
          </table:table-cell>
        </table:table-row>
        <table:table-row table:style-name="ro1">
          <table:table-cell table:formula="of:=COM.MICROSOFT.CONCAT(&quot;![GitHub Repo stars](https://img.shields.io/github/stars/&quot;;[.B86];&quot;?label=&quot;;[.B86];&quot;&amp;style=social)&quot;)" office:value-type="string" office:string-value="" calcext:value-type="error">
            <text:p>#VALUE!</text:p>
          </table:table-cell>
          <table:table-cell table:formula="of:=MID([.G86];[.C86];[.E86]-[.C86])" office:value-type="string" office:string-value="" calcext:value-type="error">
            <text:p>#VALUE!</text:p>
          </table:table-cell>
          <table:table-cell table:formula="of:=FIND(&quot;github.com/&quot;;[.G86])+11" office:value-type="string" office:string-value="" calcext:value-type="error">
            <text:p>#VALUE!</text:p>
          </table:table-cell>
          <table:table-cell table:formula="of:=MID([.G86];[.F86]+1;[.E86]-[.F86]-1)" office:value-type="string" office:string-value="" calcext:value-type="error">
            <text:p>#VALUE!</text:p>
          </table:table-cell>
          <table:table-cell table:formula="of:=FIND(&quot;)&quot;;[.G86])" office:value-type="string" office:string-value="" calcext:value-type="error">
            <text:p>#VALUE!</text:p>
          </table:table-cell>
          <table:table-cell table:formula="of:=FIND(&quot;(&quot;;[.G86])" office:value-type="string" office:string-value="" calcext:value-type="error">
            <text:p>#VALUE!</text:p>
          </table:table-cell>
          <table:table-cell/>
        </table:table-row>
        <table:table-row table:style-name="ro1">
          <table:table-cell table:formula="of:=COM.MICROSOFT.CONCAT(&quot;![GitHub Repo stars](https://img.shields.io/github/stars/&quot;;[.B87];&quot;?label=&quot;;[.B87];&quot;&amp;style=social)&quot;)" office:value-type="string" office:string-value="" calcext:value-type="error">
            <text:p>#VALUE!</text:p>
          </table:table-cell>
          <table:table-cell table:formula="of:=MID([.G87];[.C87];[.E87]-[.C87])" office:value-type="string" office:string-value="" calcext:value-type="error">
            <text:p>#VALUE!</text:p>
          </table:table-cell>
          <table:table-cell table:formula="of:=FIND(&quot;github.com/&quot;;[.G87])+11" office:value-type="string" office:string-value="" calcext:value-type="error">
            <text:p>#VALUE!</text:p>
          </table:table-cell>
          <table:table-cell table:formula="of:=MID([.G87];[.F87]+1;[.E87]-[.F87]-1)" office:value-type="string" office:string-value="" calcext:value-type="error">
            <text:p>#VALUE!</text:p>
          </table:table-cell>
          <table:table-cell table:formula="of:=FIND(&quot;)&quot;;[.G87])" office:value-type="string" office:string-value="" calcext:value-type="error">
            <text:p>#VALUE!</text:p>
          </table:table-cell>
          <table:table-cell table:formula="of:=FIND(&quot;(&quot;;[.G87])" office:value-type="string" office:string-value="" calcext:value-type="error">
            <text:p>#VALUE!</text:p>
          </table:table-cell>
          <table:table-cell office:value-type="string" calcext:value-type="string">
            <text:p>## Images and Icons</text:p>
          </table:table-cell>
        </table:table-row>
        <table:table-row table:style-name="ro1">
          <table:table-cell table:formula="of:=COM.MICROSOFT.CONCAT(&quot;![GitHub Repo stars](https://img.shields.io/github/stars/&quot;;[.B88];&quot;?label=&quot;;[.B88];&quot;&amp;style=social)&quot;)" office:value-type="string" office:string-value="" calcext:value-type="error">
            <text:p>#VALUE!</text:p>
          </table:table-cell>
          <table:table-cell table:formula="of:=MID([.G88];[.C88];[.E88]-[.C88])" office:value-type="string" office:string-value="" calcext:value-type="error">
            <text:p>#VALUE!</text:p>
          </table:table-cell>
          <table:table-cell table:formula="of:=FIND(&quot;github.com/&quot;;[.G88])+11" office:value-type="string" office:string-value="" calcext:value-type="error">
            <text:p>#VALUE!</text:p>
          </table:table-cell>
          <table:table-cell table:formula="of:=MID([.G88];[.F88]+1;[.E88]-[.F88]-1)" office:value-type="string" office:string-value="" calcext:value-type="error">
            <text:p>#VALUE!</text:p>
          </table:table-cell>
          <table:table-cell table:formula="of:=FIND(&quot;)&quot;;[.G88])" office:value-type="string" office:string-value="" calcext:value-type="error">
            <text:p>#VALUE!</text:p>
          </table:table-cell>
          <table:table-cell table:formula="of:=FIND(&quot;(&quot;;[.G88])" office:value-type="string" office:string-value="" calcext:value-type="error">
            <text:p>#VALUE!</text:p>
          </table:table-cell>
          <table:table-cell/>
        </table:table-row>
        <table:table-row table:style-name="ro1">
          <table:table-cell table:formula="of:=COM.MICROSOFT.CONCAT(&quot;![GitHub Repo stars](https://img.shields.io/github/stars/&quot;;[.B89];&quot;?label=&quot;;[.B89];&quot;&amp;style=social)&quot;)" office:value-type="string" office:string-value="" calcext:value-type="error">
            <text:p>#VALUE!</text:p>
          </table:table-cell>
          <table:table-cell table:formula="of:=MID([.G89];[.C89];[.E89]-[.C89])" office:value-type="string" office:string-value="" calcext:value-type="error">
            <text:p>#VALUE!</text:p>
          </table:table-cell>
          <table:table-cell table:formula="of:=FIND(&quot;github.com/&quot;;[.G89])+11" office:value-type="string" office:string-value="" calcext:value-type="error">
            <text:p>#VALUE!</text:p>
          </table:table-cell>
          <table:table-cell table:formula="of:=MID([.G89];[.F89]+1;[.E89]-[.F89]-1)" office:value-type="string" office:string-value="https://icons8.com" calcext:value-type="string">
            <text:p>https://icons8.com</text:p>
          </table:table-cell>
          <table:table-cell table:formula="of:=FIND(&quot;)&quot;;[.G89])" office:value-type="float" office:value="30" calcext:value-type="float">
            <text:p>30</text:p>
          </table:table-cell>
          <table:table-cell table:formula="of:=FIND(&quot;(&quot;;[.G89])" office:value-type="float" office:value="11" calcext:value-type="float">
            <text:p>11</text:p>
          </table:table-cell>
          <table:table-cell office:value-type="string" calcext:value-type="string">
            <text:p>- [Icons8](https://icons8.com): Thousands of free icons in different styles and sizes.</text:p>
          </table:table-cell>
        </table:table-row>
        <table:table-row table:style-name="ro1">
          <table:table-cell table:formula="of:=COM.MICROSOFT.CONCAT(&quot;![GitHub Repo stars](https://img.shields.io/github/stars/&quot;;[.B90];&quot;?label=&quot;;[.B90];&quot;&amp;style=social)&quot;)" office:value-type="string" office:string-value="" calcext:value-type="error">
            <text:p>#VALUE!</text:p>
          </table:table-cell>
          <table:table-cell table:formula="of:=MID([.G90];[.C90];[.E90]-[.C90])" office:value-type="string" office:string-value="" calcext:value-type="error">
            <text:p>#VALUE!</text:p>
          </table:table-cell>
          <table:table-cell table:formula="of:=FIND(&quot;github.com/&quot;;[.G90])+11" office:value-type="string" office:string-value="" calcext:value-type="error">
            <text:p>#VALUE!</text:p>
          </table:table-cell>
          <table:table-cell table:formula="of:=MID([.G90];[.F90]+1;[.E90]-[.F90]-1)" office:value-type="string" office:string-value="https://www.syncfusion.com/downloads/metrostudio" calcext:value-type="string">
            <text:p>https://www.syncfusion.com/downloads/metrostudio</text:p>
          </table:table-cell>
          <table:table-cell table:formula="of:=FIND(&quot;)&quot;;[.G90])" office:value-type="float" office:value="65" calcext:value-type="float">
            <text:p>65</text:p>
          </table:table-cell>
          <table:table-cell table:formula="of:=FIND(&quot;(&quot;;[.G90])" office:value-type="float" office:value="16" calcext:value-type="float">
            <text:p>16</text:p>
          </table:table-cell>
          <table:table-cell office:value-type="string" calcext:value-type="string">
            <text:p>- [MetroStudio](https://www.syncfusion.com/downloads/metrostudio): Free Windows app that has thousands of icons</text:p>
          </table:table-cell>
        </table:table-row>
        <table:table-row table:style-name="ro1">
          <table:table-cell table:formula="of:=COM.MICROSOFT.CONCAT(&quot;![GitHub Repo stars](https://img.shields.io/github/stars/&quot;;[.B91];&quot;?label=&quot;;[.B91];&quot;&amp;style=social)&quot;)" office:value-type="string" office:string-value="" calcext:value-type="error">
            <text:p>#VALUE!</text:p>
          </table:table-cell>
          <table:table-cell table:formula="of:=MID([.G91];[.C91];[.E91]-[.C91])" office:value-type="string" office:string-value="" calcext:value-type="error">
            <text:p>#VALUE!</text:p>
          </table:table-cell>
          <table:table-cell table:formula="of:=FIND(&quot;github.com/&quot;;[.G91])+11" office:value-type="string" office:string-value="" calcext:value-type="error">
            <text:p>#VALUE!</text:p>
          </table:table-cell>
          <table:table-cell table:formula="of:=MID([.G91];[.F91]+1;[.E91]-[.F91]-1)" office:value-type="string" office:string-value="" calcext:value-type="error">
            <text:p>#VALUE!</text:p>
          </table:table-cell>
          <table:table-cell table:formula="of:=FIND(&quot;)&quot;;[.G91])" office:value-type="string" office:string-value="" calcext:value-type="error">
            <text:p>#VALUE!</text:p>
          </table:table-cell>
          <table:table-cell table:formula="of:=FIND(&quot;(&quot;;[.G91])" office:value-type="string" office:string-value="" calcext:value-type="error">
            <text:p>#VALUE!</text:p>
          </table:table-cell>
          <table:table-cell/>
        </table:table-row>
        <table:table-row table:style-name="ro1">
          <table:table-cell table:formula="of:=COM.MICROSOFT.CONCAT(&quot;![GitHub Repo stars](https://img.shields.io/github/stars/&quot;;[.B92];&quot;?label=&quot;;[.B92];&quot;&amp;style=social)&quot;)" office:value-type="string" office:string-value="" calcext:value-type="error">
            <text:p>#VALUE!</text:p>
          </table:table-cell>
          <table:table-cell table:formula="of:=MID([.G92];[.C92];[.E92]-[.C92])" office:value-type="string" office:string-value="" calcext:value-type="error">
            <text:p>#VALUE!</text:p>
          </table:table-cell>
          <table:table-cell table:formula="of:=FIND(&quot;github.com/&quot;;[.G92])+11" office:value-type="string" office:string-value="" calcext:value-type="error">
            <text:p>#VALUE!</text:p>
          </table:table-cell>
          <table:table-cell table:formula="of:=MID([.G92];[.F92]+1;[.E92]-[.F92]-1)" office:value-type="string" office:string-value="" calcext:value-type="error">
            <text:p>#VALUE!</text:p>
          </table:table-cell>
          <table:table-cell table:formula="of:=FIND(&quot;)&quot;;[.G92])" office:value-type="string" office:string-value="" calcext:value-type="error">
            <text:p>#VALUE!</text:p>
          </table:table-cell>
          <table:table-cell table:formula="of:=FIND(&quot;(&quot;;[.G92])" office:value-type="string" office:string-value="" calcext:value-type="error">
            <text:p>#VALUE!</text:p>
          </table:table-cell>
          <table:table-cell office:value-type="string" calcext:value-type="string">
            <text:p>## Mirroring Devices</text:p>
          </table:table-cell>
        </table:table-row>
        <table:table-row table:style-name="ro1">
          <table:table-cell table:formula="of:=COM.MICROSOFT.CONCAT(&quot;![GitHub Repo stars](https://img.shields.io/github/stars/&quot;;[.B93];&quot;?label=&quot;;[.B93];&quot;&amp;style=social)&quot;)" office:value-type="string" office:string-value="" calcext:value-type="error">
            <text:p>#VALUE!</text:p>
          </table:table-cell>
          <table:table-cell table:formula="of:=MID([.G93];[.C93];[.E93]-[.C93])" office:value-type="string" office:string-value="" calcext:value-type="error">
            <text:p>#VALUE!</text:p>
          </table:table-cell>
          <table:table-cell table:formula="of:=FIND(&quot;github.com/&quot;;[.G93])+11" office:value-type="string" office:string-value="" calcext:value-type="error">
            <text:p>#VALUE!</text:p>
          </table:table-cell>
          <table:table-cell table:formula="of:=MID([.G93];[.F93]+1;[.E93]-[.F93]-1)" office:value-type="string" office:string-value="" calcext:value-type="error">
            <text:p>#VALUE!</text:p>
          </table:table-cell>
          <table:table-cell table:formula="of:=FIND(&quot;)&quot;;[.G93])" office:value-type="string" office:string-value="" calcext:value-type="error">
            <text:p>#VALUE!</text:p>
          </table:table-cell>
          <table:table-cell table:formula="of:=FIND(&quot;(&quot;;[.G93])" office:value-type="string" office:string-value="" calcext:value-type="error">
            <text:p>#VALUE!</text:p>
          </table:table-cell>
          <table:table-cell/>
        </table:table-row>
        <table:table-row table:style-name="ro1">
          <table:table-cell table:formula="of:=COM.MICROSOFT.CONCAT(&quot;![GitHub Repo stars](https://img.shields.io/github/stars/&quot;;[.B94];&quot;?label=&quot;;[.B94];&quot;&amp;style=social)&quot;)" office:value-type="string" office:string-value="" calcext:value-type="error">
            <text:p>#VALUE!</text:p>
          </table:table-cell>
          <table:table-cell table:formula="of:=MID([.G94];[.C94];[.E94]-[.C94])" office:value-type="string" office:string-value="" calcext:value-type="error">
            <text:p>#VALUE!</text:p>
          </table:table-cell>
          <table:table-cell table:formula="of:=FIND(&quot;github.com/&quot;;[.G94])+11" office:value-type="string" office:string-value="" calcext:value-type="error">
            <text:p>#VALUE!</text:p>
          </table:table-cell>
          <table:table-cell table:formula="of:=MID([.G94];[.F94]+1;[.E94]-[.F94]-1)" office:value-type="string" office:string-value="https://www.airdroid.com" calcext:value-type="string">
            <text:p>https://www.airdroid.com</text:p>
          </table:table-cell>
          <table:table-cell table:formula="of:=FIND(&quot;)&quot;;[.G94])" office:value-type="float" office:value="38" calcext:value-type="float">
            <text:p>38</text:p>
          </table:table-cell>
          <table:table-cell table:formula="of:=FIND(&quot;(&quot;;[.G94])" office:value-type="float" office:value="13" calcext:value-type="float">
            <text:p>13</text:p>
          </table:table-cell>
          <table:table-cell office:value-type="string" calcext:value-type="string">
            <text:p>- [AirDroid](https://www.airdroid.com): Utility for mirroring, file transfer, remote control, notifications, etc. an Android device.</text:p>
          </table:table-cell>
        </table:table-row>
        <table:table-row table:style-name="ro1">
          <table:table-cell table:formula="of:=COM.MICROSOFT.CONCAT(&quot;![GitHub Repo stars](https://img.shields.io/github/stars/&quot;;[.B95];&quot;?label=&quot;;[.B95];&quot;&amp;style=social)&quot;)" office:value-type="string" office:string-value="" calcext:value-type="error">
            <text:p>#VALUE!</text:p>
          </table:table-cell>
          <table:table-cell table:formula="of:=MID([.G95];[.C95];[.E95]-[.C95])" office:value-type="string" office:string-value="" calcext:value-type="error">
            <text:p>#VALUE!</text:p>
          </table:table-cell>
          <table:table-cell table:formula="of:=FIND(&quot;github.com/&quot;;[.G95])+11" office:value-type="string" office:string-value="" calcext:value-type="error">
            <text:p>#VALUE!</text:p>
          </table:table-cell>
          <table:table-cell table:formula="of:=MID([.G95];[.F95]+1;[.E95]-[.F95]-1)" office:value-type="string" office:string-value="http://vysor.io/" calcext:value-type="string">
            <text:p>http://vysor.io/</text:p>
          </table:table-cell>
          <table:table-cell table:formula="of:=FIND(&quot;)&quot;;[.G95])" office:value-type="float" office:value="27" calcext:value-type="float">
            <text:p>27</text:p>
          </table:table-cell>
          <table:table-cell table:formula="of:=FIND(&quot;(&quot;;[.G95])" office:value-type="float" office:value="10" calcext:value-type="float">
            <text:p>10</text:p>
          </table:table-cell>
          <table:table-cell office:value-type="string" calcext:value-type="string">
            <text:p>- [Vysor](http://vysor.io/): Utility for mirroring your Android physical device to your screen. </text:p>
          </table:table-cell>
        </table:table-row>
        <table:table-row table:style-name="ro1">
          <table:table-cell table:formula="of:=COM.MICROSOFT.CONCAT(&quot;![GitHub Repo stars](https://img.shields.io/github/stars/&quot;;[.B96];&quot;?label=&quot;;[.B96];&quot;&amp;style=social)&quot;)" office:value-type="string" office:string-value="" calcext:value-type="error">
            <text:p>#VALUE!</text:p>
          </table:table-cell>
          <table:table-cell table:formula="of:=MID([.G96];[.C96];[.E96]-[.C96])" office:value-type="string" office:string-value="" calcext:value-type="error">
            <text:p>#VALUE!</text:p>
          </table:table-cell>
          <table:table-cell table:formula="of:=FIND(&quot;github.com/&quot;;[.G96])+11" office:value-type="string" office:string-value="" calcext:value-type="error">
            <text:p>#VALUE!</text:p>
          </table:table-cell>
          <table:table-cell table:formula="of:=MID([.G96];[.F96]+1;[.E96]-[.F96]-1)" office:value-type="string" office:string-value="https://medium.com/@patrickswong/how-to-mirror-your-iphone-with-a-lightning-cable-using-quicktime-in-os-x-yosemite-ace3f40ef483" calcext:value-type="string">
            <text:p>https://medium.com/@patrickswong/how-to-mirror-your-iphone-with-a-lightning-cable-using-quicktime-in-os-x-yosemite-ace3f40ef483</text:p>
          </table:table-cell>
          <table:table-cell table:formula="of:=FIND(&quot;)&quot;;[.G96])" office:value-type="float" office:value="149" calcext:value-type="float">
            <text:p>149</text:p>
          </table:table-cell>
          <table:table-cell table:formula="of:=FIND(&quot;(&quot;;[.G96])" office:value-type="float" office:value="21" calcext:value-type="float">
            <text:p>21</text:p>
          </table:table-cell>
          <table:table-cell office:value-type="string" calcext:value-type="string">
            <text:p>- [QuickTime Player](https://medium.com/@patrickswong/how-to-mirror-your-iphone-with-a-lightning-cable-using-quicktime-in-os-x-yosemite-ace3f40ef483): For mirroring iOS devices.</text:p>
          </table:table-cell>
        </table:table-row>
        <table:table-row table:style-name="ro1">
          <table:table-cell table:formula="of:=COM.MICROSOFT.CONCAT(&quot;![GitHub Repo stars](https://img.shields.io/github/stars/&quot;;[.B97];&quot;?label=&quot;;[.B97];&quot;&amp;style=social)&quot;)" office:value-type="string" office:string-value="" calcext:value-type="error">
            <text:p>#VALUE!</text:p>
          </table:table-cell>
          <table:table-cell table:formula="of:=MID([.G97];[.C97];[.E97]-[.C97])" office:value-type="string" office:string-value="" calcext:value-type="error">
            <text:p>#VALUE!</text:p>
          </table:table-cell>
          <table:table-cell table:formula="of:=FIND(&quot;github.com/&quot;;[.G97])+11" office:value-type="string" office:string-value="" calcext:value-type="error">
            <text:p>#VALUE!</text:p>
          </table:table-cell>
          <table:table-cell table:formula="of:=MID([.G97];[.F97]+1;[.E97]-[.F97]-1)" office:value-type="string" office:string-value="" calcext:value-type="error">
            <text:p>#VALUE!</text:p>
          </table:table-cell>
          <table:table-cell table:formula="of:=FIND(&quot;)&quot;;[.G97])" office:value-type="string" office:string-value="" calcext:value-type="error">
            <text:p>#VALUE!</text:p>
          </table:table-cell>
          <table:table-cell table:formula="of:=FIND(&quot;(&quot;;[.G97])" office:value-type="string" office:string-value="" calcext:value-type="error">
            <text:p>#VALUE!</text:p>
          </table:table-cell>
          <table:table-cell/>
        </table:table-row>
        <table:table-row table:style-name="ro1">
          <table:table-cell table:formula="of:=COM.MICROSOFT.CONCAT(&quot;![GitHub Repo stars](https://img.shields.io/github/stars/&quot;;[.B98];&quot;?label=&quot;;[.B98];&quot;&amp;style=social)&quot;)" office:value-type="string" office:string-value="" calcext:value-type="error">
            <text:p>#VALUE!</text:p>
          </table:table-cell>
          <table:table-cell table:formula="of:=MID([.G98];[.C98];[.E98]-[.C98])" office:value-type="string" office:string-value="" calcext:value-type="error">
            <text:p>#VALUE!</text:p>
          </table:table-cell>
          <table:table-cell table:formula="of:=FIND(&quot;github.com/&quot;;[.G98])+11" office:value-type="string" office:string-value="" calcext:value-type="error">
            <text:p>#VALUE!</text:p>
          </table:table-cell>
          <table:table-cell table:formula="of:=MID([.G98];[.F98]+1;[.E98]-[.F98]-1)" office:value-type="string" office:string-value="" calcext:value-type="error">
            <text:p>#VALUE!</text:p>
          </table:table-cell>
          <table:table-cell table:formula="of:=FIND(&quot;)&quot;;[.G98])" office:value-type="string" office:string-value="" calcext:value-type="error">
            <text:p>#VALUE!</text:p>
          </table:table-cell>
          <table:table-cell table:formula="of:=FIND(&quot;(&quot;;[.G98])" office:value-type="string" office:string-value="" calcext:value-type="error">
            <text:p>#VALUE!</text:p>
          </table:table-cell>
          <table:table-cell office:value-type="string" calcext:value-type="string">
            <text:p>## MVVM</text:p>
          </table:table-cell>
        </table:table-row>
        <table:table-row table:style-name="ro1">
          <table:table-cell table:formula="of:=COM.MICROSOFT.CONCAT(&quot;![GitHub Repo stars](https://img.shields.io/github/stars/&quot;;[.B99];&quot;?label=&quot;;[.B99];&quot;&amp;style=social)&quot;)" office:value-type="string" office:string-value="" calcext:value-type="error">
            <text:p>#VALUE!</text:p>
          </table:table-cell>
          <table:table-cell table:formula="of:=MID([.G99];[.C99];[.E99]-[.C99])" office:value-type="string" office:string-value="" calcext:value-type="error">
            <text:p>#VALUE!</text:p>
          </table:table-cell>
          <table:table-cell table:formula="of:=FIND(&quot;github.com/&quot;;[.G99])+11" office:value-type="string" office:string-value="" calcext:value-type="error">
            <text:p>#VALUE!</text:p>
          </table:table-cell>
          <table:table-cell table:formula="of:=MID([.G99];[.F99]+1;[.E99]-[.F99]-1)" office:value-type="string" office:string-value="" calcext:value-type="error">
            <text:p>#VALUE!</text:p>
          </table:table-cell>
          <table:table-cell table:formula="of:=FIND(&quot;)&quot;;[.G99])" office:value-type="string" office:string-value="" calcext:value-type="error">
            <text:p>#VALUE!</text:p>
          </table:table-cell>
          <table:table-cell table:formula="of:=FIND(&quot;(&quot;;[.G99])" office:value-type="string" office:string-value="" calcext:value-type="error">
            <text:p>#VALUE!</text:p>
          </table:table-cell>
          <table:table-cell/>
        </table:table-row>
        <table:table-row table:style-name="ro1">
          <table:table-cell table:formula="of:=COM.MICROSOFT.CONCAT(&quot;![GitHub Repo stars](https://img.shields.io/github/stars/&quot;;[.B100];&quot;?label=&quot;;[.B100];&quot;&amp;style=social)&quot;)" office:value-type="string" office:string-value="![GitHub Repo stars](https://img.shields.io/github/stars/BartoszKopec/Cocos.Xamarin.Forms?label=BartoszKopec/Cocos.Xamarin.Forms&amp;style=social)" calcext:value-type="string">
            <text:p>![GitHub Repo stars](https://img.shields.io/github/stars/BartoszKopec/Cocos.Xamarin.Forms?label=BartoszKopec/Cocos.Xamarin.Forms&amp;style=social)</text:p>
          </table:table-cell>
          <table:table-cell table:formula="of:=MID([.G100];[.C100];[.E100]-[.C100])" office:value-type="string" office:string-value="BartoszKopec/Cocos.Xamarin.Forms" calcext:value-type="string">
            <text:p>BartoszKopec/Cocos.Xamarin.Forms</text:p>
          </table:table-cell>
          <table:table-cell table:formula="of:=FIND(&quot;github.com/&quot;;[.G100])+11" office:value-type="float" office:value="44" calcext:value-type="float">
            <text:p>44</text:p>
          </table:table-cell>
          <table:table-cell table:formula="of:=MID([.G100];[.F100]+1;[.E100]-[.F100]-1)" office:value-type="string" office:string-value="https://github.com/BartoszKopec/Cocos.Xamarin.Forms" calcext:value-type="string">
            <text:p>https://github.com/BartoszKopec/Cocos.Xamarin.Forms</text:p>
          </table:table-cell>
          <table:table-cell table:formula="of:=FIND(&quot;)&quot;;[.G100])" office:value-type="float" office:value="76" calcext:value-type="float">
            <text:p>76</text:p>
          </table:table-cell>
          <table:table-cell table:formula="of:=FIND(&quot;(&quot;;[.G100])" office:value-type="float" office:value="24" calcext:value-type="float">
            <text:p>24</text:p>
          </table:table-cell>
          <table:table-cell office:value-type="string" calcext:value-type="string">
            <text:p>- [Cocos.Xamarin.Forms](https://github.com/BartoszKopec/Cocos.Xamarin.Forms): Simple framework that provides base classes for View and ViewModel in MVVM architectural pattern.</text:p>
          </table:table-cell>
        </table:table-row>
        <table:table-row table:style-name="ro1">
          <table:table-cell table:formula="of:=COM.MICROSOFT.CONCAT(&quot;![GitHub Repo stars](https://img.shields.io/github/stars/&quot;;[.B101];&quot;?label=&quot;;[.B101];&quot;&amp;style=social)&quot;)" office:value-type="string" office:string-value="![GitHub Repo stars](https://img.shields.io/github/stars/codemillmatt/codemill.vmfirstnav?label=codemillmatt/codemill.vmfirstnav&amp;style=social)" calcext:value-type="string">
            <text:p>![GitHub Repo stars](https://img.shields.io/github/stars/codemillmatt/codemill.vmfirstnav?label=codemillmatt/codemill.vmfirstnav&amp;style=social)</text:p>
          </table:table-cell>
          <table:table-cell table:formula="of:=MID([.G101];[.C101];[.E101]-[.C101])" office:value-type="string" office:string-value="codemillmatt/codemill.vmfirstnav" calcext:value-type="string">
            <text:p>codemillmatt/codemill.vmfirstnav</text:p>
          </table:table-cell>
          <table:table-cell table:formula="of:=FIND(&quot;github.com/&quot;;[.G101])+11" office:value-type="float" office:value="48" calcext:value-type="float">
            <text:p>48</text:p>
          </table:table-cell>
          <table:table-cell table:formula="of:=MID([.G101];[.F101]+1;[.E101]-[.F101]-1)" office:value-type="string" office:string-value="https://github.com/codemillmatt/codemill.vmfirstnav" calcext:value-type="string">
            <text:p>https://github.com/codemillmatt/codemill.vmfirstnav</text:p>
          </table:table-cell>
          <table:table-cell table:formula="of:=FIND(&quot;)&quot;;[.G101])" office:value-type="float" office:value="80" calcext:value-type="float">
            <text:p>80</text:p>
          </table:table-cell>
          <table:table-cell table:formula="of:=FIND(&quot;(&quot;;[.G101])" office:value-type="float" office:value="28" calcext:value-type="float">
            <text:p>28</text:p>
          </table:table-cell>
          <table:table-cell office:value-type="string" calcext:value-type="string">
            <text:p>- [CodeMill.VMFirstNav ★22](https://github.com/codemillmatt/codemill.vmfirstnav): A Xamarin.Forms ViewModel First Navigation Library.</text:p>
          </table:table-cell>
        </table:table-row>
        <table:table-row table:style-name="ro1">
          <table:table-cell table:formula="of:=COM.MICROSOFT.CONCAT(&quot;![GitHub Repo stars](https://img.shields.io/github/stars/&quot;;[.B102];&quot;?label=&quot;;[.B102];&quot;&amp;style=social)&quot;)" office:value-type="string" office:string-value="" calcext:value-type="error">
            <text:p>#VALUE!</text:p>
          </table:table-cell>
          <table:table-cell table:formula="of:=MID([.G102];[.C102];[.E102]-[.C102])" office:value-type="string" office:string-value="" calcext:value-type="error">
            <text:p>#VALUE!</text:p>
          </table:table-cell>
          <table:table-cell table:formula="of:=FIND(&quot;github.com/&quot;;[.G102])+11" office:value-type="string" office:string-value="" calcext:value-type="error">
            <text:p>#VALUE!</text:p>
          </table:table-cell>
          <table:table-cell table:formula="of:=MID([.G102];[.F102]+1;[.E102]-[.F102]-1)" office:value-type="string" office:string-value="https://exrin.net" calcext:value-type="string">
            <text:p>https://exrin.net</text:p>
          </table:table-cell>
          <table:table-cell table:formula="of:=FIND(&quot;)&quot;;[.G102])" office:value-type="float" office:value="28" calcext:value-type="float">
            <text:p>28</text:p>
          </table:table-cell>
          <table:table-cell table:formula="of:=FIND(&quot;(&quot;;[.G102])" office:value-type="float" office:value="10" calcext:value-type="float">
            <text:p>10</text:p>
          </table:table-cell>
          <table:table-cell office:value-type="string" calcext:value-type="string">
            <text:p>- [ExRin](https://exrin.net): A framework for enterprise scale apps.</text:p>
          </table:table-cell>
        </table:table-row>
        <table:table-row table:style-name="ro1">
          <table:table-cell table:formula="of:=COM.MICROSOFT.CONCAT(&quot;![GitHub Repo stars](https://img.shields.io/github/stars/&quot;;[.B103];&quot;?label=&quot;;[.B103];&quot;&amp;style=social)&quot;)" office:value-type="string" office:string-value="![GitHub Repo stars](https://img.shields.io/github/stars/rid00z/FreshMvvm?label=rid00z/FreshMvvm&amp;style=social)" calcext:value-type="string">
            <text:p>![GitHub Repo stars](https://img.shields.io/github/stars/rid00z/FreshMvvm?label=rid00z/FreshMvvm&amp;style=social)</text:p>
          </table:table-cell>
          <table:table-cell table:formula="of:=MID([.G103];[.C103];[.E103]-[.C103])" office:value-type="string" office:string-value="rid00z/FreshMvvm" calcext:value-type="string">
            <text:p>rid00z/FreshMvvm</text:p>
          </table:table-cell>
          <table:table-cell table:formula="of:=FIND(&quot;github.com/&quot;;[.G103])+11" office:value-type="float" office:value="39" calcext:value-type="float">
            <text:p>39</text:p>
          </table:table-cell>
          <table:table-cell table:formula="of:=MID([.G103];[.F103]+1;[.E103]-[.F103]-1)" office:value-type="string" office:string-value="https://github.com/rid00z/FreshMvvm" calcext:value-type="string">
            <text:p>https://github.com/rid00z/FreshMvvm</text:p>
          </table:table-cell>
          <table:table-cell table:formula="of:=FIND(&quot;)&quot;;[.G103])" office:value-type="float" office:value="55" calcext:value-type="float">
            <text:p>55</text:p>
          </table:table-cell>
          <table:table-cell table:formula="of:=FIND(&quot;(&quot;;[.G103])" office:value-type="float" office:value="19" calcext:value-type="float">
            <text:p>19</text:p>
          </table:table-cell>
          <table:table-cell office:value-type="string" calcext:value-type="string">
            <text:p>- [FreshMvvm ★500](https://github.com/rid00z/FreshMvvm): It is a super light Mvvm Framework designed specifically for Xamarin.Forms</text:p>
          </table:table-cell>
        </table:table-row>
        <table:table-row table:style-name="ro1">
          <table:table-cell table:formula="of:=COM.MICROSOFT.CONCAT(&quot;![GitHub Repo stars](https://img.shields.io/github/stars/&quot;;[.B104];&quot;?label=&quot;;[.B104];&quot;&amp;style=social)&quot;)" office:value-type="string" office:string-value="![GitHub Repo stars](https://img.shields.io/github/stars/MvvmCross/MvvmCross?label=MvvmCross/MvvmCross&amp;style=social)" calcext:value-type="string">
            <text:p>![GitHub Repo stars](https://img.shields.io/github/stars/MvvmCross/MvvmCross?label=MvvmCross/MvvmCross&amp;style=social)</text:p>
          </table:table-cell>
          <table:table-cell table:formula="of:=MID([.G104];[.C104];[.E104]-[.C104])" office:value-type="string" office:string-value="MvvmCross/MvvmCross" calcext:value-type="string">
            <text:p>MvvmCross/MvvmCross</text:p>
          </table:table-cell>
          <table:table-cell table:formula="of:=FIND(&quot;github.com/&quot;;[.G104])+11" office:value-type="float" office:value="40" calcext:value-type="float">
            <text:p>40</text:p>
          </table:table-cell>
          <table:table-cell table:formula="of:=MID([.G104];[.F104]+1;[.E104]-[.F104]-1)" office:value-type="string" office:string-value="https://github.com/MvvmCross/MvvmCross" calcext:value-type="string">
            <text:p>https://github.com/MvvmCross/MvvmCross</text:p>
          </table:table-cell>
          <table:table-cell table:formula="of:=FIND(&quot;)&quot;;[.G104])" office:value-type="float" office:value="59" calcext:value-type="float">
            <text:p>59</text:p>
          </table:table-cell>
          <table:table-cell table:formula="of:=FIND(&quot;(&quot;;[.G104])" office:value-type="float" office:value="20" calcext:value-type="float">
            <text:p>20</text:p>
          </table:table-cell>
          <table:table-cell office:value-type="string" calcext:value-type="string">
            <text:p>- [MVVMCross ★3286](https://github.com/MvvmCross/MvvmCross): Cross-platform mvvm mobile development framework.</text:p>
          </table:table-cell>
        </table:table-row>
        <table:table-row table:style-name="ro1">
          <table:table-cell table:formula="of:=COM.MICROSOFT.CONCAT(&quot;![GitHub Repo stars](https://img.shields.io/github/stars/&quot;;[.B105];&quot;?label=&quot;;[.B105];&quot;&amp;style=social)&quot;)" office:value-type="string" office:string-value="" calcext:value-type="error">
            <text:p>#VALUE!</text:p>
          </table:table-cell>
          <table:table-cell table:formula="of:=MID([.G105];[.C105];[.E105]-[.C105])" office:value-type="string" office:string-value="" calcext:value-type="error">
            <text:p>#VALUE!</text:p>
          </table:table-cell>
          <table:table-cell table:formula="of:=FIND(&quot;github.com/&quot;;[.G105])+11" office:value-type="string" office:string-value="" calcext:value-type="error">
            <text:p>#VALUE!</text:p>
          </table:table-cell>
          <table:table-cell table:formula="of:=MID([.G105];[.F105]+1;[.E105]-[.F105]-1)" office:value-type="string" office:string-value="http://www.mvvmlight.net" calcext:value-type="string">
            <text:p>http://www.mvvmlight.net</text:p>
          </table:table-cell>
          <table:table-cell table:formula="of:=FIND(&quot;)&quot;;[.G105])" office:value-type="float" office:value="39" calcext:value-type="float">
            <text:p>39</text:p>
          </table:table-cell>
          <table:table-cell table:formula="of:=FIND(&quot;(&quot;;[.G105])" office:value-type="float" office:value="14" calcext:value-type="float">
            <text:p>14</text:p>
          </table:table-cell>
          <table:table-cell office:value-type="string" calcext:value-type="string">
            <text:p>- [MVVMLight](http://www.mvvmlight.net): Cross-platform MVVM development framework.</text:p>
          </table:table-cell>
        </table:table-row>
        <table:table-row table:style-name="ro1">
          <table:table-cell table:formula="of:=COM.MICROSOFT.CONCAT(&quot;![GitHub Repo stars](https://img.shields.io/github/stars/&quot;;[.B106];&quot;?label=&quot;;[.B106];&quot;&amp;style=social)&quot;)" office:value-type="string" office:string-value="![GitHub Repo stars](https://img.shields.io/github/stars/yariker/MvvmMicro?label=yariker/MvvmMicro&amp;style=social)" calcext:value-type="string">
            <text:p>![GitHub Repo stars](https://img.shields.io/github/stars/yariker/MvvmMicro?label=yariker/MvvmMicro&amp;style=social)</text:p>
          </table:table-cell>
          <table:table-cell table:formula="of:=MID([.G106];[.C106];[.E106]-[.C106])" office:value-type="string" office:string-value="yariker/MvvmMicro" calcext:value-type="string">
            <text:p>yariker/MvvmMicro</text:p>
          </table:table-cell>
          <table:table-cell table:formula="of:=FIND(&quot;github.com/&quot;;[.G106])+11" office:value-type="float" office:value="37" calcext:value-type="float">
            <text:p>37</text:p>
          </table:table-cell>
          <table:table-cell table:formula="of:=MID([.G106];[.F106]+1;[.E106]-[.F106]-1)" office:value-type="string" office:string-value="https://github.com/yariker/MvvmMicro" calcext:value-type="string">
            <text:p>https://github.com/yariker/MvvmMicro</text:p>
          </table:table-cell>
          <table:table-cell table:formula="of:=FIND(&quot;)&quot;;[.G106])" office:value-type="float" office:value="54" calcext:value-type="float">
            <text:p>54</text:p>
          </table:table-cell>
          <table:table-cell table:formula="of:=FIND(&quot;(&quot;;[.G106])" office:value-type="float" office:value="17" calcext:value-type="float">
            <text:p>17</text:p>
          </table:table-cell>
          <table:table-cell office:value-type="string" calcext:value-type="string">
            <text:p>- [MvvmMicro ★1](https://github.com/yariker/MvvmMicro): A clean and lightweight MVVM framework for WPF, UWP and Xamarin.Forms inspired my MVVM Light Toolkit.</text:p>
          </table:table-cell>
        </table:table-row>
        <table:table-row table:style-name="ro1">
          <table:table-cell table:formula="of:=COM.MICROSOFT.CONCAT(&quot;![GitHub Repo stars](https://img.shields.io/github/stars/&quot;;[.B107];&quot;?label=&quot;;[.B107];&quot;&amp;style=social)&quot;)" office:value-type="string" office:string-value="![GitHub Repo stars](https://img.shields.io/github/stars/aspnetde/MvvmNano?label=aspnetde/MvvmNano&amp;style=social)" calcext:value-type="string">
            <text:p>![GitHub Repo stars](https://img.shields.io/github/stars/aspnetde/MvvmNano?label=aspnetde/MvvmNano&amp;style=social)</text:p>
          </table:table-cell>
          <table:table-cell table:formula="of:=MID([.G107];[.C107];[.E107]-[.C107])" office:value-type="string" office:string-value="aspnetde/MvvmNano" calcext:value-type="string">
            <text:p>aspnetde/MvvmNano</text:p>
          </table:table-cell>
          <table:table-cell table:formula="of:=FIND(&quot;github.com/&quot;;[.G107])+11" office:value-type="float" office:value="37" calcext:value-type="float">
            <text:p>37</text:p>
          </table:table-cell>
          <table:table-cell table:formula="of:=MID([.G107];[.F107]+1;[.E107]-[.F107]-1)" office:value-type="string" office:string-value="https://github.com/aspnetde/MvvmNano" calcext:value-type="string">
            <text:p>https://github.com/aspnetde/MvvmNano</text:p>
          </table:table-cell>
          <table:table-cell table:formula="of:=FIND(&quot;)&quot;;[.G107])" office:value-type="float" office:value="54" calcext:value-type="float">
            <text:p>54</text:p>
          </table:table-cell>
          <table:table-cell table:formula="of:=FIND(&quot;(&quot;;[.G107])" office:value-type="float" office:value="17" calcext:value-type="float">
            <text:p>17</text:p>
          </table:table-cell>
          <table:table-cell office:value-type="string" calcext:value-type="string">
            <text:p>- [MvvmNano ★53](https://github.com/aspnetde/MvvmNano): Small and smart MVVM framework made with ❤ for Xamarin.Forms.</text:p>
          </table:table-cell>
        </table:table-row>
        <table:table-row table:style-name="ro1">
          <table:table-cell table:formula="of:=COM.MICROSOFT.CONCAT(&quot;![GitHub Repo stars](https://img.shields.io/github/stars/&quot;;[.B108];&quot;?label=&quot;;[.B108];&quot;&amp;style=social)&quot;)" office:value-type="string" office:string-value="![GitHub Repo stars](https://img.shields.io/github/stars/PrismLibrary/Prism?label=PrismLibrary/Prism&amp;style=social)" calcext:value-type="string">
            <text:p>![GitHub Repo stars](https://img.shields.io/github/stars/PrismLibrary/Prism?label=PrismLibrary/Prism&amp;style=social)</text:p>
          </table:table-cell>
          <table:table-cell table:formula="of:=MID([.G108];[.C108];[.E108]-[.C108])" office:value-type="string" office:string-value="PrismLibrary/Prism" calcext:value-type="string">
            <text:p>PrismLibrary/Prism</text:p>
          </table:table-cell>
          <table:table-cell table:formula="of:=FIND(&quot;github.com/&quot;;[.G108])+11" office:value-type="float" office:value="36" calcext:value-type="float">
            <text:p>36</text:p>
          </table:table-cell>
          <table:table-cell table:formula="of:=MID([.G108];[.F108]+1;[.E108]-[.F108]-1)" office:value-type="string" office:string-value="https://github.com/PrismLibrary/Prism" calcext:value-type="string">
            <text:p>https://github.com/PrismLibrary/Prism</text:p>
          </table:table-cell>
          <table:table-cell table:formula="of:=FIND(&quot;)&quot;;[.G108])" office:value-type="float" office:value="54" calcext:value-type="float">
            <text:p>54</text:p>
          </table:table-cell>
          <table:table-cell table:formula="of:=FIND(&quot;(&quot;;[.G108])" office:value-type="float" office:value="16" calcext:value-type="float">
            <text:p>16</text:p>
          </table:table-cell>
          <table:table-cell office:value-type="string" calcext:value-type="string">
            <text:p>- [Prism ★3992](https://github.com/PrismLibrary/Prism): Nice framework with an amazing navigation service.</text:p>
          </table:table-cell>
        </table:table-row>
        <table:table-row table:style-name="ro1">
          <table:table-cell table:formula="of:=COM.MICROSOFT.CONCAT(&quot;![GitHub Repo stars](https://img.shields.io/github/stars/&quot;;[.B109];&quot;?label=&quot;;[.B109];&quot;&amp;style=social)&quot;)" office:value-type="string" office:string-value="" calcext:value-type="error">
            <text:p>#VALUE!</text:p>
          </table:table-cell>
          <table:table-cell table:formula="of:=MID([.G109];[.C109];[.E109]-[.C109])" office:value-type="string" office:string-value="" calcext:value-type="error">
            <text:p>#VALUE!</text:p>
          </table:table-cell>
          <table:table-cell table:formula="of:=FIND(&quot;github.com/&quot;;[.G109])+11" office:value-type="string" office:string-value="" calcext:value-type="error">
            <text:p>#VALUE!</text:p>
          </table:table-cell>
          <table:table-cell table:formula="of:=MID([.G109];[.F109]+1;[.E109]-[.F109]-1)" office:value-type="string" office:string-value="https://reactiveui.net" calcext:value-type="string">
            <text:p>https://reactiveui.net</text:p>
          </table:table-cell>
          <table:table-cell table:formula="of:=FIND(&quot;)&quot;;[.G109])" office:value-type="float" office:value="38" calcext:value-type="float">
            <text:p>38</text:p>
          </table:table-cell>
          <table:table-cell table:formula="of:=FIND(&quot;(&quot;;[.G109])" office:value-type="float" office:value="15" calcext:value-type="float">
            <text:p>15</text:p>
          </table:table-cell>
          <table:table-cell office:value-type="string" calcext:value-type="string">
            <text:p>- [ReactiveUI](https://reactiveui.net): An advanced, composable, functional reactive model-view-viewmodel framework for all .NET platforms.</text:p>
          </table:table-cell>
        </table:table-row>
        <table:table-row table:style-name="ro1">
          <table:table-cell table:formula="of:=COM.MICROSOFT.CONCAT(&quot;![GitHub Repo stars](https://img.shields.io/github/stars/&quot;;[.B110];&quot;?label=&quot;;[.B110];&quot;&amp;style=social)&quot;)" office:value-type="string" office:string-value="![GitHub Repo stars](https://img.shields.io/github/stars/giusepe/Sextant?label=giusepe/Sextant&amp;style=social)" calcext:value-type="string">
            <text:p>![GitHub Repo stars](https://img.shields.io/github/stars/giusepe/Sextant?label=giusepe/Sextant&amp;style=social)</text:p>
          </table:table-cell>
          <table:table-cell table:formula="of:=MID([.G110];[.C110];[.E110]-[.C110])" office:value-type="string" office:string-value="giusepe/Sextant" calcext:value-type="string">
            <text:p>giusepe/Sextant</text:p>
          </table:table-cell>
          <table:table-cell table:formula="of:=FIND(&quot;github.com/&quot;;[.G110])+11" office:value-type="float" office:value="35" calcext:value-type="float">
            <text:p>35</text:p>
          </table:table-cell>
          <table:table-cell table:formula="of:=MID([.G110];[.F110]+1;[.E110]-[.F110]-1)" office:value-type="string" office:string-value="https://github.com/giusepe/Sextant" calcext:value-type="string">
            <text:p>https://github.com/giusepe/Sextant</text:p>
          </table:table-cell>
          <table:table-cell table:formula="of:=FIND(&quot;)&quot;;[.G110])" office:value-type="float" office:value="50" calcext:value-type="float">
            <text:p>50</text:p>
          </table:table-cell>
          <table:table-cell table:formula="of:=FIND(&quot;(&quot;;[.G110])" office:value-type="float" office:value="15" calcext:value-type="float">
            <text:p>15</text:p>
          </table:table-cell>
          <table:table-cell office:value-type="string" calcext:value-type="string">
            <text:p>- [Sextant ★1](https://github.com/giusepe/Sextant): A ReactiveUI navigation library for Xamarin.Forms.</text:p>
          </table:table-cell>
        </table:table-row>
        <table:table-row table:style-name="ro1">
          <table:table-cell table:formula="of:=COM.MICROSOFT.CONCAT(&quot;![GitHub Repo stars](https://img.shields.io/github/stars/&quot;;[.B111];&quot;?label=&quot;;[.B111];&quot;&amp;style=social)&quot;)" office:value-type="string" office:string-value="![GitHub Repo stars](https://img.shields.io/github/stars/bulubuloa/SupportXFLite?label=bulubuloa/SupportXFLite&amp;style=social)" calcext:value-type="string">
            <text:p>![GitHub Repo stars](https://img.shields.io/github/stars/bulubuloa/SupportXFLite?label=bulubuloa/SupportXFLite&amp;style=social)</text:p>
          </table:table-cell>
          <table:table-cell table:formula="of:=MID([.G111];[.C111];[.E111]-[.C111])" office:value-type="string" office:string-value="bulubuloa/SupportXFLite" calcext:value-type="string">
            <text:p>bulubuloa/SupportXFLite</text:p>
          </table:table-cell>
          <table:table-cell table:formula="of:=FIND(&quot;github.com/&quot;;[.G111])+11" office:value-type="float" office:value="41" calcext:value-type="float">
            <text:p>41</text:p>
          </table:table-cell>
          <table:table-cell table:formula="of:=MID([.G111];[.F111]+1;[.E111]-[.F111]-1)" office:value-type="string" office:string-value="https://github.com/bulubuloa/SupportXFLite" calcext:value-type="string">
            <text:p>https://github.com/bulubuloa/SupportXFLite</text:p>
          </table:table-cell>
          <table:table-cell table:formula="of:=FIND(&quot;)&quot;;[.G111])" office:value-type="float" office:value="64" calcext:value-type="float">
            <text:p>64</text:p>
          </table:table-cell>
          <table:table-cell table:formula="of:=FIND(&quot;(&quot;;[.G111])" office:value-type="float" office:value="21" calcext:value-type="float">
            <text:p>21</text:p>
          </table:table-cell>
          <table:table-cell office:value-type="string" calcext:value-type="string">
            <text:p>- [SupportXFLite ★9](https://github.com/bulubuloa/SupportXFLite): A simple MVVM Framework for Xamarin Forms, it helps you to quick setup a new Xamarin Forms project.</text:p>
          </table:table-cell>
        </table:table-row>
        <table:table-row table:style-name="ro1">
          <table:table-cell table:formula="of:=COM.MICROSOFT.CONCAT(&quot;![GitHub Repo stars](https://img.shields.io/github/stars/&quot;;[.B112];&quot;?label=&quot;;[.B112];&quot;&amp;style=social)&quot;)" office:value-type="string" office:string-value="![GitHub Repo stars](https://img.shields.io/github/stars/TinyStuff/TinyMvvm?label=TinyStuff/TinyMvvm&amp;style=social)" calcext:value-type="string">
            <text:p>![GitHub Repo stars](https://img.shields.io/github/stars/TinyStuff/TinyMvvm?label=TinyStuff/TinyMvvm&amp;style=social)</text:p>
          </table:table-cell>
          <table:table-cell table:formula="of:=MID([.G112];[.C112];[.E112]-[.C112])" office:value-type="string" office:string-value="TinyStuff/TinyMvvm" calcext:value-type="string">
            <text:p>TinyStuff/TinyMvvm</text:p>
          </table:table-cell>
          <table:table-cell table:formula="of:=FIND(&quot;github.com/&quot;;[.G112])+11" office:value-type="float" office:value="37" calcext:value-type="float">
            <text:p>37</text:p>
          </table:table-cell>
          <table:table-cell table:formula="of:=MID([.G112];[.F112]+1;[.E112]-[.F112]-1)" office:value-type="string" office:string-value="https://github.com/TinyStuff/TinyMvvm" calcext:value-type="string">
            <text:p>https://github.com/TinyStuff/TinyMvvm</text:p>
          </table:table-cell>
          <table:table-cell table:formula="of:=FIND(&quot;)&quot;;[.G112])" office:value-type="float" office:value="55" calcext:value-type="float">
            <text:p>55</text:p>
          </table:table-cell>
          <table:table-cell table:formula="of:=FIND(&quot;(&quot;;[.G112])" office:value-type="float" office:value="17" calcext:value-type="float">
            <text:p>17</text:p>
          </table:table-cell>
          <table:table-cell office:value-type="string" calcext:value-type="string">
            <text:p>- [TinyMvvm ★46](https://github.com/TinyStuff/TinyMvvm): TinyMvvm is a tiny MVVM library with focus on productivity.</text:p>
          </table:table-cell>
        </table:table-row>
        <table:table-row table:style-name="ro1">
          <table:table-cell table:formula="of:=COM.MICROSOFT.CONCAT(&quot;![GitHub Repo stars](https://img.shields.io/github/stars/&quot;;[.B113];&quot;?label=&quot;;[.B113];&quot;&amp;style=social)&quot;)" office:value-type="string" office:string-value="![GitHub Repo stars](https://img.shields.io/github/stars/markjackmilian/Xam.Zero?label=markjackmilian/Xam.Zero&amp;style=social)" calcext:value-type="string">
            <text:p>![GitHub Repo stars](https://img.shields.io/github/stars/markjackmilian/Xam.Zero?label=markjackmilian/Xam.Zero&amp;style=social)</text:p>
          </table:table-cell>
          <table:table-cell table:formula="of:=MID([.G113];[.C113];[.E113]-[.C113])" office:value-type="string" office:string-value="markjackmilian/Xam.Zero" calcext:value-type="string">
            <text:p>markjackmilian/Xam.Zero</text:p>
          </table:table-cell>
          <table:table-cell table:formula="of:=FIND(&quot;github.com/&quot;;[.G113])+11" office:value-type="float" office:value="36" calcext:value-type="float">
            <text:p>36</text:p>
          </table:table-cell>
          <table:table-cell table:formula="of:=MID([.G113];[.F113]+1;[.E113]-[.F113]-1)" office:value-type="string" office:string-value="https://github.com/markjackmilian/Xam.Zero" calcext:value-type="string">
            <text:p>https://github.com/markjackmilian/Xam.Zero</text:p>
          </table:table-cell>
          <table:table-cell table:formula="of:=FIND(&quot;)&quot;;[.G113])" office:value-type="float" office:value="59" calcext:value-type="float">
            <text:p>59</text:p>
          </table:table-cell>
          <table:table-cell table:formula="of:=FIND(&quot;(&quot;;[.G113])" office:value-type="float" office:value="16" calcext:value-type="float">
            <text:p>16</text:p>
          </table:table-cell>
          <table:table-cell office:value-type="string" calcext:value-type="string">
            <text:p>- [Xam.Zero ★7](https://github.com/markjackmilian/Xam.Zero): Unobtrusive framework MVVM for Xamarin Forms.</text:p>
          </table:table-cell>
        </table:table-row>
        <table:table-row table:style-name="ro1">
          <table:table-cell table:formula="of:=COM.MICROSOFT.CONCAT(&quot;![GitHub Repo stars](https://img.shields.io/github/stars/&quot;;[.B114];&quot;?label=&quot;;[.B114];&quot;&amp;style=social)&quot;)" office:value-type="string" office:string-value="![GitHub Repo stars](https://img.shields.io/github/stars/xamvvm/xamvvm?label=xamvvm/xamvvm&amp;style=social)" calcext:value-type="string">
            <text:p>![GitHub Repo stars](https://img.shields.io/github/stars/xamvvm/xamvvm?label=xamvvm/xamvvm&amp;style=social)</text:p>
          </table:table-cell>
          <table:table-cell table:formula="of:=MID([.G114];[.C114];[.E114]-[.C114])" office:value-type="string" office:string-value="xamvvm/xamvvm" calcext:value-type="string">
            <text:p>xamvvm/xamvvm</text:p>
          </table:table-cell>
          <table:table-cell table:formula="of:=FIND(&quot;github.com/&quot;;[.G114])+11" office:value-type="float" office:value="36" calcext:value-type="float">
            <text:p>36</text:p>
          </table:table-cell>
          <table:table-cell table:formula="of:=MID([.G114];[.F114]+1;[.E114]-[.F114]-1)" office:value-type="string" office:string-value="https://github.com/xamvvm/xamvvm" calcext:value-type="string">
            <text:p>https://github.com/xamvvm/xamvvm</text:p>
          </table:table-cell>
          <table:table-cell table:formula="of:=FIND(&quot;)&quot;;[.G114])" office:value-type="float" office:value="49" calcext:value-type="float">
            <text:p>49</text:p>
          </table:table-cell>
          <table:table-cell table:formula="of:=FIND(&quot;(&quot;;[.G114])" office:value-type="float" office:value="16" calcext:value-type="float">
            <text:p>16</text:p>
          </table:table-cell>
          <table:table-cell office:value-type="string" calcext:value-type="string">
            <text:p>- [xamvvm ★119](https://github.com/xamvvm/xamvvm): Simple MVVM (Model, ViewModel, View) Framework for .Net - Xamarin.Forms compatible.</text:p>
          </table:table-cell>
        </table:table-row>
        <table:table-row table:style-name="ro1">
          <table:table-cell table:formula="of:=COM.MICROSOFT.CONCAT(&quot;![GitHub Repo stars](https://img.shields.io/github/stars/&quot;;[.B115];&quot;?label=&quot;;[.B115];&quot;&amp;style=social)&quot;)" office:value-type="string" office:string-value="![GitHub Repo stars](https://img.shields.io/github/stars/xamarinhq/xamu-infrastructure?label=xamarinhq/xamu-infrastructure&amp;style=social)" calcext:value-type="string">
            <text:p>![GitHub Repo stars](https://img.shields.io/github/stars/xamarinhq/xamu-infrastructure?label=xamarinhq/xamu-infrastructure&amp;style=social)</text:p>
          </table:table-cell>
          <table:table-cell table:formula="of:=MID([.G115];[.C115];[.E115]-[.C115])" office:value-type="string" office:string-value="xamarinhq/xamu-infrastructure" calcext:value-type="string">
            <text:p>xamarinhq/xamu-infrastructure</text:p>
          </table:table-cell>
          <table:table-cell table:formula="of:=FIND(&quot;github.com/&quot;;[.G115])+11" office:value-type="float" office:value="71" calcext:value-type="float">
            <text:p>71</text:p>
          </table:table-cell>
          <table:table-cell table:formula="of:=MID([.G115];[.F115]+1;[.E115]-[.F115]-1)" office:value-type="string" office:string-value="https://github.com/xamarinhq/xamu-infrastructure" calcext:value-type="string">
            <text:p>https://github.com/xamarinhq/xamu-infrastructure</text:p>
          </table:table-cell>
          <table:table-cell table:formula="of:=FIND(&quot;)&quot;;[.G115])" office:value-type="float" office:value="100" calcext:value-type="float">
            <text:p>100</text:p>
          </table:table-cell>
          <table:table-cell table:formula="of:=FIND(&quot;(&quot;;[.G115])" office:value-type="float" office:value="51" calcext:value-type="float">
            <text:p>51</text:p>
          </table:table-cell>
          <table:table-cell office:value-type="string" calcext:value-type="string">
            <text:p>- [Xamarin University Infrastructure Library ★144](https://github.com/xamarinhq/xamu-infrastructure): Extensions, MVVM classes, behaviors and other misc. useful code bits from Xamarin University.</text:p>
          </table:table-cell>
        </table:table-row>
        <table:table-row table:style-name="ro1">
          <table:table-cell table:formula="of:=COM.MICROSOFT.CONCAT(&quot;![GitHub Repo stars](https://img.shields.io/github/stars/&quot;;[.B116];&quot;?label=&quot;;[.B116];&quot;&amp;style=social)&quot;)" office:value-type="string" office:string-value="![GitHub Repo stars](https://img.shields.io/github/stars/ChasakisD/Xamarin.Forms-CleanArchitecture?label=ChasakisD/Xamarin.Forms-CleanArchitecture&amp;style=social)" calcext:value-type="string">
            <text:p>![GitHub Repo stars](https://img.shields.io/github/stars/ChasakisD/Xamarin.Forms-CleanArchitecture?label=ChasakisD/Xamarin.Forms-CleanArchitecture&amp;style=social)</text:p>
          </table:table-cell>
          <table:table-cell table:formula="of:=MID([.G116];[.C116];[.E116]-[.C116])" office:value-type="string" office:string-value="ChasakisD/Xamarin.Forms-CleanArchitecture" calcext:value-type="string">
            <text:p>ChasakisD/Xamarin.Forms-CleanArchitecture</text:p>
          </table:table-cell>
          <table:table-cell table:formula="of:=FIND(&quot;github.com/&quot;;[.G116])+11" office:value-type="float" office:value="60" calcext:value-type="float">
            <text:p>60</text:p>
          </table:table-cell>
          <table:table-cell table:formula="of:=MID([.G116];[.F116]+1;[.E116]-[.F116]-1)" office:value-type="string" office:string-value="https://github.com/ChasakisD/Xamarin.Forms-CleanArchitecture" calcext:value-type="string">
            <text:p>https://github.com/ChasakisD/Xamarin.Forms-CleanArchitecture</text:p>
          </table:table-cell>
          <table:table-cell table:formula="of:=FIND(&quot;)&quot;;[.G116])" office:value-type="float" office:value="101" calcext:value-type="float">
            <text:p>101</text:p>
          </table:table-cell>
          <table:table-cell table:formula="of:=FIND(&quot;(&quot;;[.G116])" office:value-type="float" office:value="40" calcext:value-type="float">
            <text:p>40</text:p>
          </table:table-cell>
          <table:table-cell office:value-type="string" calcext:value-type="string">
            <text:p>- [Xamarin.Forms-CleanArchitecture ★11](https://github.com/ChasakisD/Xamarin.Forms-CleanArchitecture): A Xamarin.Forms boilerplate project presenting Clean Architecture using Rx.NET and MVVM.</text:p>
          </table:table-cell>
        </table:table-row>
        <table:table-row table:style-name="ro1">
          <table:table-cell table:formula="of:=COM.MICROSOFT.CONCAT(&quot;![GitHub Repo stars](https://img.shields.io/github/stars/&quot;;[.B117];&quot;?label=&quot;;[.B117];&quot;&amp;style=social)&quot;)" office:value-type="string" office:string-value="![GitHub Repo stars](https://img.shields.io/github/stars/TBertuzzi/Xamarin.Forms.MVVMBase?label=TBertuzzi/Xamarin.Forms.MVVMBase&amp;style=social)" calcext:value-type="string">
            <text:p>![GitHub Repo stars](https://img.shields.io/github/stars/TBertuzzi/Xamarin.Forms.MVVMBase?label=TBertuzzi/Xamarin.Forms.MVVMBase&amp;style=social)</text:p>
          </table:table-cell>
          <table:table-cell table:formula="of:=MID([.G117];[.C117];[.E117]-[.C117])" office:value-type="string" office:string-value="TBertuzzi/Xamarin.Forms.MVVMBase" calcext:value-type="string">
            <text:p>TBertuzzi/Xamarin.Forms.MVVMBase</text:p>
          </table:table-cell>
          <table:table-cell table:formula="of:=FIND(&quot;github.com/&quot;;[.G117])+11" office:value-type="float" office:value="50" calcext:value-type="float">
            <text:p>50</text:p>
          </table:table-cell>
          <table:table-cell table:formula="of:=MID([.G117];[.F117]+1;[.E117]-[.F117]-1)" office:value-type="string" office:string-value="https://github.com/TBertuzzi/Xamarin.Forms.MVVMBase" calcext:value-type="string">
            <text:p>https://github.com/TBertuzzi/Xamarin.Forms.MVVMBase</text:p>
          </table:table-cell>
          <table:table-cell table:formula="of:=FIND(&quot;)&quot;;[.G117])" office:value-type="float" office:value="82" calcext:value-type="float">
            <text:p>82</text:p>
          </table:table-cell>
          <table:table-cell table:formula="of:=FIND(&quot;(&quot;;[.G117])" office:value-type="float" office:value="30" calcext:value-type="float">
            <text:p>30</text:p>
          </table:table-cell>
          <table:table-cell office:value-type="string" calcext:value-type="string">
            <text:p>- [Xamarin.Forms.MVVMBase ★7](https://github.com/TBertuzzi/Xamarin.Forms.MVVMBase): Simple MVVM framework for Xamarin.Forms projects.</text:p>
          </table:table-cell>
        </table:table-row>
        <table:table-row table:style-name="ro1">
          <table:table-cell table:formula="of:=COM.MICROSOFT.CONCAT(&quot;![GitHub Repo stars](https://img.shields.io/github/stars/&quot;;[.B118];&quot;?label=&quot;;[.B118];&quot;&amp;style=social)&quot;)" office:value-type="string" office:string-value="" calcext:value-type="error">
            <text:p>#VALUE!</text:p>
          </table:table-cell>
          <table:table-cell table:formula="of:=MID([.G118];[.C118];[.E118]-[.C118])" office:value-type="string" office:string-value="" calcext:value-type="error">
            <text:p>#VALUE!</text:p>
          </table:table-cell>
          <table:table-cell table:formula="of:=FIND(&quot;github.com/&quot;;[.G118])+11" office:value-type="string" office:string-value="" calcext:value-type="error">
            <text:p>#VALUE!</text:p>
          </table:table-cell>
          <table:table-cell table:formula="of:=MID([.G118];[.F118]+1;[.E118]-[.F118]-1)" office:value-type="string" office:string-value="" calcext:value-type="error">
            <text:p>#VALUE!</text:p>
          </table:table-cell>
          <table:table-cell table:formula="of:=FIND(&quot;)&quot;;[.G118])" office:value-type="string" office:string-value="" calcext:value-type="error">
            <text:p>#VALUE!</text:p>
          </table:table-cell>
          <table:table-cell table:formula="of:=FIND(&quot;(&quot;;[.G118])" office:value-type="string" office:string-value="" calcext:value-type="error">
            <text:p>#VALUE!</text:p>
          </table:table-cell>
          <table:table-cell/>
        </table:table-row>
        <table:table-row table:style-name="ro1">
          <table:table-cell table:formula="of:=COM.MICROSOFT.CONCAT(&quot;![GitHub Repo stars](https://img.shields.io/github/stars/&quot;;[.B119];&quot;?label=&quot;;[.B119];&quot;&amp;style=social)&quot;)" office:value-type="string" office:string-value="" calcext:value-type="error">
            <text:p>#VALUE!</text:p>
          </table:table-cell>
          <table:table-cell table:formula="of:=MID([.G119];[.C119];[.E119]-[.C119])" office:value-type="string" office:string-value="" calcext:value-type="error">
            <text:p>#VALUE!</text:p>
          </table:table-cell>
          <table:table-cell table:formula="of:=FIND(&quot;github.com/&quot;;[.G119])+11" office:value-type="string" office:string-value="" calcext:value-type="error">
            <text:p>#VALUE!</text:p>
          </table:table-cell>
          <table:table-cell table:formula="of:=MID([.G119];[.F119]+1;[.E119]-[.F119]-1)" office:value-type="string" office:string-value="" calcext:value-type="error">
            <text:p>#VALUE!</text:p>
          </table:table-cell>
          <table:table-cell table:formula="of:=FIND(&quot;)&quot;;[.G119])" office:value-type="string" office:string-value="" calcext:value-type="error">
            <text:p>#VALUE!</text:p>
          </table:table-cell>
          <table:table-cell table:formula="of:=FIND(&quot;(&quot;;[.G119])" office:value-type="string" office:string-value="" calcext:value-type="error">
            <text:p>#VALUE!</text:p>
          </table:table-cell>
          <table:table-cell office:value-type="string" calcext:value-type="string">
            <text:p>## Elmish</text:p>
          </table:table-cell>
        </table:table-row>
        <table:table-row table:style-name="ro1">
          <table:table-cell table:formula="of:=COM.MICROSOFT.CONCAT(&quot;![GitHub Repo stars](https://img.shields.io/github/stars/&quot;;[.B120];&quot;?label=&quot;;[.B120];&quot;&amp;style=social)&quot;)" office:value-type="string" office:string-value="" calcext:value-type="error">
            <text:p>#VALUE!</text:p>
          </table:table-cell>
          <table:table-cell table:formula="of:=MID([.G120];[.C120];[.E120]-[.C120])" office:value-type="string" office:string-value="" calcext:value-type="error">
            <text:p>#VALUE!</text:p>
          </table:table-cell>
          <table:table-cell table:formula="of:=FIND(&quot;github.com/&quot;;[.G120])+11" office:value-type="string" office:string-value="" calcext:value-type="error">
            <text:p>#VALUE!</text:p>
          </table:table-cell>
          <table:table-cell table:formula="of:=MID([.G120];[.F120]+1;[.E120]-[.F120]-1)" office:value-type="string" office:string-value="" calcext:value-type="error">
            <text:p>#VALUE!</text:p>
          </table:table-cell>
          <table:table-cell table:formula="of:=FIND(&quot;)&quot;;[.G120])" office:value-type="string" office:string-value="" calcext:value-type="error">
            <text:p>#VALUE!</text:p>
          </table:table-cell>
          <table:table-cell table:formula="of:=FIND(&quot;(&quot;;[.G120])" office:value-type="string" office:string-value="" calcext:value-type="error">
            <text:p>#VALUE!</text:p>
          </table:table-cell>
          <table:table-cell/>
        </table:table-row>
        <table:table-row table:style-name="ro1">
          <table:table-cell table:formula="of:=COM.MICROSOFT.CONCAT(&quot;![GitHub Repo stars](https://img.shields.io/github/stars/&quot;;[.B121];&quot;?label=&quot;;[.B121];&quot;&amp;style=social)&quot;)" office:value-type="string" office:string-value="![GitHub Repo stars](https://img.shields.io/github/stars/fsprojects/Fabulous?label=fsprojects/Fabulous&amp;style=social)" calcext:value-type="string">
            <text:p>![GitHub Repo stars](https://img.shields.io/github/stars/fsprojects/Fabulous?label=fsprojects/Fabulous&amp;style=social)</text:p>
          </table:table-cell>
          <table:table-cell table:formula="of:=MID([.G121];[.C121];[.E121]-[.C121])" office:value-type="string" office:string-value="fsprojects/Fabulous" calcext:value-type="string">
            <text:p>fsprojects/Fabulous</text:p>
          </table:table-cell>
          <table:table-cell table:formula="of:=FIND(&quot;github.com/&quot;;[.G121])+11" office:value-type="float" office:value="38" calcext:value-type="float">
            <text:p>38</text:p>
          </table:table-cell>
          <table:table-cell table:formula="of:=MID([.G121];[.F121]+1;[.E121]-[.F121]-1)" office:value-type="string" office:string-value="https://github.com/fsprojects/Fabulous" calcext:value-type="string">
            <text:p>https://github.com/fsprojects/Fabulous</text:p>
          </table:table-cell>
          <table:table-cell table:formula="of:=FIND(&quot;)&quot;;[.G121])" office:value-type="float" office:value="57" calcext:value-type="float">
            <text:p>57</text:p>
          </table:table-cell>
          <table:table-cell table:formula="of:=FIND(&quot;(&quot;;[.G121])" office:value-type="float" office:value="18" calcext:value-type="float">
            <text:p>18</text:p>
          </table:table-cell>
          <table:table-cell office:value-type="string" calcext:value-type="string">
            <text:p>- [Fabulous ★678](https://github.com/fsprojects/Fabulous): F# Functional App Development - Elmish for Xamarin.Forms https://fsprojects.github.io/Fabulous/</text:p>
          </table:table-cell>
        </table:table-row>
        <table:table-row table:style-name="ro1">
          <table:table-cell table:formula="of:=COM.MICROSOFT.CONCAT(&quot;![GitHub Repo stars](https://img.shields.io/github/stars/&quot;;[.B122];&quot;?label=&quot;;[.B122];&quot;&amp;style=social)&quot;)" office:value-type="string" office:string-value="![GitHub Repo stars](https://img.shields.io/github/stars/Zaid-Ajaj/fabulous-simple-elements?label=Zaid-Ajaj/fabulous-simple-elements&amp;style=social)" calcext:value-type="string">
            <text:p>![GitHub Repo stars](https://img.shields.io/github/stars/Zaid-Ajaj/fabulous-simple-elements?label=Zaid-Ajaj/fabulous-simple-elements&amp;style=social)</text:p>
          </table:table-cell>
          <table:table-cell table:formula="of:=MID([.G122];[.C122];[.E122]-[.C122])" office:value-type="string" office:string-value="Zaid-Ajaj/fabulous-simple-elements" calcext:value-type="string">
            <text:p>Zaid-Ajaj/fabulous-simple-elements</text:p>
          </table:table-cell>
          <table:table-cell table:formula="of:=FIND(&quot;github.com/&quot;;[.G122])+11" office:value-type="float" office:value="52" calcext:value-type="float">
            <text:p>52</text:p>
          </table:table-cell>
          <table:table-cell table:formula="of:=MID([.G122];[.F122]+1;[.E122]-[.F122]-1)" office:value-type="string" office:string-value="https://github.com/Zaid-Ajaj/fabulous-simple-elements" calcext:value-type="string">
            <text:p>https://github.com/Zaid-Ajaj/fabulous-simple-elements</text:p>
          </table:table-cell>
          <table:table-cell table:formula="of:=FIND(&quot;)&quot;;[.G122])" office:value-type="float" office:value="86" calcext:value-type="float">
            <text:p>86</text:p>
          </table:table-cell>
          <table:table-cell table:formula="of:=FIND(&quot;(&quot;;[.G122])" office:value-type="float" office:value="32" calcext:value-type="float">
            <text:p>32</text:p>
          </table:table-cell>
          <table:table-cell office:value-type="string" calcext:value-type="string">
            <text:p>- [Fabulous.SimpleElements ★44](https://github.com/Zaid-Ajaj/fabulous-simple-elements): An alternative view rendering API for Fabulous (Elmish Xamarin.Forms) that is easy to use and simple to read, inspired by Elmish on the web. </text:p>
          </table:table-cell>
        </table:table-row>
        <table:table-row table:style-name="ro1">
          <table:table-cell table:formula="of:=COM.MICROSOFT.CONCAT(&quot;![GitHub Repo stars](https://img.shields.io/github/stars/&quot;;[.B123];&quot;?label=&quot;;[.B123];&quot;&amp;style=social)&quot;)" office:value-type="string" office:string-value="![GitHub Repo stars](https://img.shields.io/github/stars/albertwoo/Fun.LightForm?label=albertwoo/Fun.LightForm&amp;style=social)" calcext:value-type="string">
            <text:p>![GitHub Repo stars](https://img.shields.io/github/stars/albertwoo/Fun.LightForm?label=albertwoo/Fun.LightForm&amp;style=social)</text:p>
          </table:table-cell>
          <table:table-cell table:formula="of:=MID([.G123];[.C123];[.E123]-[.C123])" office:value-type="string" office:string-value="albertwoo/Fun.LightForm" calcext:value-type="string">
            <text:p>albertwoo/Fun.LightForm</text:p>
          </table:table-cell>
          <table:table-cell table:formula="of:=FIND(&quot;github.com/&quot;;[.G123])+11" office:value-type="float" office:value="38" calcext:value-type="float">
            <text:p>38</text:p>
          </table:table-cell>
          <table:table-cell table:formula="of:=MID([.G123];[.F123]+1;[.E123]-[.F123]-1)" office:value-type="string" office:string-value="https://github.com/albertwoo/Fun.LightForm" calcext:value-type="string">
            <text:p>https://github.com/albertwoo/Fun.LightForm</text:p>
          </table:table-cell>
          <table:table-cell table:formula="of:=FIND(&quot;)&quot;;[.G123])" office:value-type="float" office:value="61" calcext:value-type="float">
            <text:p>61</text:p>
          </table:table-cell>
          <table:table-cell table:formula="of:=FIND(&quot;(&quot;;[.G123])" office:value-type="float" office:value="18" calcext:value-type="float">
            <text:p>18</text:p>
          </table:table-cell>
          <table:table-cell office:value-type="string" calcext:value-type="string">
            <text:p>- [Fun.LightForm](https://github.com/albertwoo/Fun.LightForm): This is a light form library for Fable and Xamarin Fabulous in elmish style.</text:p>
          </table:table-cell>
        </table:table-row>
        <table:table-row table:style-name="ro1">
          <table:table-cell table:formula="of:=COM.MICROSOFT.CONCAT(&quot;![GitHub Repo stars](https://img.shields.io/github/stars/&quot;;[.B124];&quot;?label=&quot;;[.B124];&quot;&amp;style=social)&quot;)" office:value-type="string" office:string-value="" calcext:value-type="error">
            <text:p>#VALUE!</text:p>
          </table:table-cell>
          <table:table-cell table:formula="of:=MID([.G124];[.C124];[.E124]-[.C124])" office:value-type="string" office:string-value="" calcext:value-type="error">
            <text:p>#VALUE!</text:p>
          </table:table-cell>
          <table:table-cell table:formula="of:=FIND(&quot;github.com/&quot;;[.G124])+11" office:value-type="string" office:string-value="" calcext:value-type="error">
            <text:p>#VALUE!</text:p>
          </table:table-cell>
          <table:table-cell table:formula="of:=MID([.G124];[.F124]+1;[.E124]-[.F124]-1)" office:value-type="string" office:string-value="" calcext:value-type="error">
            <text:p>#VALUE!</text:p>
          </table:table-cell>
          <table:table-cell table:formula="of:=FIND(&quot;)&quot;;[.G124])" office:value-type="string" office:string-value="" calcext:value-type="error">
            <text:p>#VALUE!</text:p>
          </table:table-cell>
          <table:table-cell table:formula="of:=FIND(&quot;(&quot;;[.G124])" office:value-type="string" office:string-value="" calcext:value-type="error">
            <text:p>#VALUE!</text:p>
          </table:table-cell>
          <table:table-cell office:value-type="string" calcext:value-type="string">
            <text:p><text:s text:c="2"/></text:p>
          </table:table-cell>
        </table:table-row>
        <table:table-row table:style-name="ro1">
          <table:table-cell table:formula="of:=COM.MICROSOFT.CONCAT(&quot;![GitHub Repo stars](https://img.shields.io/github/stars/&quot;;[.B125];&quot;?label=&quot;;[.B125];&quot;&amp;style=social)&quot;)" office:value-type="string" office:string-value="" calcext:value-type="error">
            <text:p>#VALUE!</text:p>
          </table:table-cell>
          <table:table-cell table:formula="of:=MID([.G125];[.C125];[.E125]-[.C125])" office:value-type="string" office:string-value="" calcext:value-type="error">
            <text:p>#VALUE!</text:p>
          </table:table-cell>
          <table:table-cell table:formula="of:=FIND(&quot;github.com/&quot;;[.G125])+11" office:value-type="string" office:string-value="" calcext:value-type="error">
            <text:p>#VALUE!</text:p>
          </table:table-cell>
          <table:table-cell table:formula="of:=MID([.G125];[.F125]+1;[.E125]-[.F125]-1)" office:value-type="string" office:string-value="" calcext:value-type="error">
            <text:p>#VALUE!</text:p>
          </table:table-cell>
          <table:table-cell table:formula="of:=FIND(&quot;)&quot;;[.G125])" office:value-type="string" office:string-value="" calcext:value-type="error">
            <text:p>#VALUE!</text:p>
          </table:table-cell>
          <table:table-cell table:formula="of:=FIND(&quot;(&quot;;[.G125])" office:value-type="string" office:string-value="" calcext:value-type="error">
            <text:p>#VALUE!</text:p>
          </table:table-cell>
          <table:table-cell office:value-type="string" calcext:value-type="string">
            <text:p>## Frameworks</text:p>
          </table:table-cell>
        </table:table-row>
        <table:table-row table:style-name="ro1">
          <table:table-cell table:formula="of:=COM.MICROSOFT.CONCAT(&quot;![GitHub Repo stars](https://img.shields.io/github/stars/&quot;;[.B126];&quot;?label=&quot;;[.B126];&quot;&amp;style=social)&quot;)" office:value-type="string" office:string-value="" calcext:value-type="error">
            <text:p>#VALUE!</text:p>
          </table:table-cell>
          <table:table-cell table:formula="of:=MID([.G126];[.C126];[.E126]-[.C126])" office:value-type="string" office:string-value="" calcext:value-type="error">
            <text:p>#VALUE!</text:p>
          </table:table-cell>
          <table:table-cell table:formula="of:=FIND(&quot;github.com/&quot;;[.G126])+11" office:value-type="string" office:string-value="" calcext:value-type="error">
            <text:p>#VALUE!</text:p>
          </table:table-cell>
          <table:table-cell table:formula="of:=MID([.G126];[.F126]+1;[.E126]-[.F126]-1)" office:value-type="string" office:string-value="" calcext:value-type="error">
            <text:p>#VALUE!</text:p>
          </table:table-cell>
          <table:table-cell table:formula="of:=FIND(&quot;)&quot;;[.G126])" office:value-type="string" office:string-value="" calcext:value-type="error">
            <text:p>#VALUE!</text:p>
          </table:table-cell>
          <table:table-cell table:formula="of:=FIND(&quot;(&quot;;[.G126])" office:value-type="string" office:string-value="" calcext:value-type="error">
            <text:p>#VALUE!</text:p>
          </table:table-cell>
          <table:table-cell/>
        </table:table-row>
        <table:table-row table:style-name="ro1">
          <table:table-cell table:formula="of:=COM.MICROSOFT.CONCAT(&quot;![GitHub Repo stars](https://img.shields.io/github/stars/&quot;;[.B127];&quot;?label=&quot;;[.B127];&quot;&amp;style=social)&quot;)" office:value-type="string" office:string-value="![GitHub Repo stars](https://img.shields.io/github/stars/ionoy/Clarity?label=ionoy/Clarity&amp;style=social)" calcext:value-type="string">
            <text:p>![GitHub Repo stars](https://img.shields.io/github/stars/ionoy/Clarity?label=ionoy/Clarity&amp;style=social)</text:p>
          </table:table-cell>
          <table:table-cell table:formula="of:=MID([.G127];[.C127];[.E127]-[.C127])" office:value-type="string" office:string-value="ionoy/Clarity" calcext:value-type="string">
            <text:p>ionoy/Clarity</text:p>
          </table:table-cell>
          <table:table-cell table:formula="of:=FIND(&quot;github.com/&quot;;[.G127])+11" office:value-type="float" office:value="36" calcext:value-type="float">
            <text:p>36</text:p>
          </table:table-cell>
          <table:table-cell table:formula="of:=MID([.G127];[.F127]+1;[.E127]-[.F127]-1)" office:value-type="string" office:string-value="https://github.com/ionoy/Clarity" calcext:value-type="string">
            <text:p>https://github.com/ionoy/Clarity</text:p>
          </table:table-cell>
          <table:table-cell table:formula="of:=FIND(&quot;)&quot;;[.G127])" office:value-type="float" office:value="49" calcext:value-type="float">
            <text:p>49</text:p>
          </table:table-cell>
          <table:table-cell table:formula="of:=FIND(&quot;(&quot;;[.G127])" office:value-type="float" office:value="16" calcext:value-type="float">
            <text:p>16</text:p>
          </table:table-cell>
          <table:table-cell office:value-type="string" calcext:value-type="string">
            <text:p>- [Clarity ★25](https://github.com/ionoy/Clarity): Is an application framework for XAML based platforms.</text:p>
          </table:table-cell>
        </table:table-row>
        <table:table-row table:style-name="ro1">
          <table:table-cell table:formula="of:=COM.MICROSOFT.CONCAT(&quot;![GitHub Repo stars](https://img.shields.io/github/stars/&quot;;[.B128];&quot;?label=&quot;;[.B128];&quot;&amp;style=social)&quot;)" office:value-type="string" office:string-value="![GitHub Repo stars](https://img.shields.io/github/stars/dariodotnet/XamFluentUI?label=dariodotnet/XamFluentUI&amp;style=social)" calcext:value-type="string">
            <text:p>![GitHub Repo stars](https://img.shields.io/github/stars/dariodotnet/XamFluentUI?label=dariodotnet/XamFluentUI&amp;style=social)</text:p>
          </table:table-cell>
          <table:table-cell table:formula="of:=MID([.G128];[.C128];[.E128]-[.C128])" office:value-type="string" office:string-value="dariodotnet/XamFluentUI" calcext:value-type="string">
            <text:p>dariodotnet/XamFluentUI</text:p>
          </table:table-cell>
          <table:table-cell table:formula="of:=FIND(&quot;github.com/&quot;;[.G128])+11" office:value-type="float" office:value="40" calcext:value-type="float">
            <text:p>40</text:p>
          </table:table-cell>
          <table:table-cell table:formula="of:=MID([.G128];[.F128]+1;[.E128]-[.F128]-1)" office:value-type="string" office:string-value="https://github.com/dariodotnet/XamFluentUI" calcext:value-type="string">
            <text:p>https://github.com/dariodotnet/XamFluentUI</text:p>
          </table:table-cell>
          <table:table-cell table:formula="of:=FIND(&quot;)&quot;;[.G128])" office:value-type="float" office:value="63" calcext:value-type="float">
            <text:p>63</text:p>
          </table:table-cell>
          <table:table-cell table:formula="of:=FIND(&quot;(&quot;;[.G128])" office:value-type="float" office:value="20" calcext:value-type="float">
            <text:p>20</text:p>
          </table:table-cell>
          <table:table-cell office:value-type="string" calcext:value-type="string">
            <text:p>- [XamFluentUI ★21](https://github.com/dariodotnet/XamFluentUI): Fluent UI API for Xamarin Forms.</text:p>
          </table:table-cell>
        </table:table-row>
        <table:table-row table:style-name="ro1">
          <table:table-cell table:formula="of:=COM.MICROSOFT.CONCAT(&quot;![GitHub Repo stars](https://img.shields.io/github/stars/&quot;;[.B129];&quot;?label=&quot;;[.B129];&quot;&amp;style=social)&quot;)" office:value-type="string" office:string-value="" calcext:value-type="error">
            <text:p>#VALUE!</text:p>
          </table:table-cell>
          <table:table-cell table:formula="of:=MID([.G129];[.C129];[.E129]-[.C129])" office:value-type="string" office:string-value="" calcext:value-type="error">
            <text:p>#VALUE!</text:p>
          </table:table-cell>
          <table:table-cell table:formula="of:=FIND(&quot;github.com/&quot;;[.G129])+11" office:value-type="string" office:string-value="" calcext:value-type="error">
            <text:p>#VALUE!</text:p>
          </table:table-cell>
          <table:table-cell table:formula="of:=MID([.G129];[.F129]+1;[.E129]-[.F129]-1)" office:value-type="string" office:string-value="" calcext:value-type="error">
            <text:p>#VALUE!</text:p>
          </table:table-cell>
          <table:table-cell table:formula="of:=FIND(&quot;)&quot;;[.G129])" office:value-type="string" office:string-value="" calcext:value-type="error">
            <text:p>#VALUE!</text:p>
          </table:table-cell>
          <table:table-cell table:formula="of:=FIND(&quot;(&quot;;[.G129])" office:value-type="string" office:string-value="" calcext:value-type="error">
            <text:p>#VALUE!</text:p>
          </table:table-cell>
          <table:table-cell/>
        </table:table-row>
        <table:table-row table:style-name="ro1">
          <table:table-cell table:formula="of:=COM.MICROSOFT.CONCAT(&quot;![GitHub Repo stars](https://img.shields.io/github/stars/&quot;;[.B130];&quot;?label=&quot;;[.B130];&quot;&amp;style=social)&quot;)" office:value-type="string" office:string-value="" calcext:value-type="error">
            <text:p>#VALUE!</text:p>
          </table:table-cell>
          <table:table-cell table:formula="of:=MID([.G130];[.C130];[.E130]-[.C130])" office:value-type="string" office:string-value="" calcext:value-type="error">
            <text:p>#VALUE!</text:p>
          </table:table-cell>
          <table:table-cell table:formula="of:=FIND(&quot;github.com/&quot;;[.G130])+11" office:value-type="string" office:string-value="" calcext:value-type="error">
            <text:p>#VALUE!</text:p>
          </table:table-cell>
          <table:table-cell table:formula="of:=MID([.G130];[.F130]+1;[.E130]-[.F130]-1)" office:value-type="string" office:string-value="" calcext:value-type="error">
            <text:p>#VALUE!</text:p>
          </table:table-cell>
          <table:table-cell table:formula="of:=FIND(&quot;)&quot;;[.G130])" office:value-type="string" office:string-value="" calcext:value-type="error">
            <text:p>#VALUE!</text:p>
          </table:table-cell>
          <table:table-cell table:formula="of:=FIND(&quot;(&quot;;[.G130])" office:value-type="string" office:string-value="" calcext:value-type="error">
            <text:p>#VALUE!</text:p>
          </table:table-cell>
          <table:table-cell office:value-type="string" calcext:value-type="string">
            <text:p>## Performance</text:p>
          </table:table-cell>
        </table:table-row>
        <table:table-row table:style-name="ro1">
          <table:table-cell table:formula="of:=COM.MICROSOFT.CONCAT(&quot;![GitHub Repo stars](https://img.shields.io/github/stars/&quot;;[.B131];&quot;?label=&quot;;[.B131];&quot;&amp;style=social)&quot;)" office:value-type="string" office:string-value="" calcext:value-type="error">
            <text:p>#VALUE!</text:p>
          </table:table-cell>
          <table:table-cell table:formula="of:=MID([.G131];[.C131];[.E131]-[.C131])" office:value-type="string" office:string-value="" calcext:value-type="error">
            <text:p>#VALUE!</text:p>
          </table:table-cell>
          <table:table-cell table:formula="of:=FIND(&quot;github.com/&quot;;[.G131])+11" office:value-type="string" office:string-value="" calcext:value-type="error">
            <text:p>#VALUE!</text:p>
          </table:table-cell>
          <table:table-cell table:formula="of:=MID([.G131];[.F131]+1;[.E131]-[.F131]-1)" office:value-type="string" office:string-value="" calcext:value-type="error">
            <text:p>#VALUE!</text:p>
          </table:table-cell>
          <table:table-cell table:formula="of:=FIND(&quot;)&quot;;[.G131])" office:value-type="string" office:string-value="" calcext:value-type="error">
            <text:p>#VALUE!</text:p>
          </table:table-cell>
          <table:table-cell table:formula="of:=FIND(&quot;(&quot;;[.G131])" office:value-type="string" office:string-value="" calcext:value-type="error">
            <text:p>#VALUE!</text:p>
          </table:table-cell>
          <table:table-cell/>
        </table:table-row>
        <table:table-row table:style-name="ro1">
          <table:table-cell table:formula="of:=COM.MICROSOFT.CONCAT(&quot;![GitHub Repo stars](https://img.shields.io/github/stars/&quot;;[.B132];&quot;?label=&quot;;[.B132];&quot;&amp;style=social)&quot;)" office:value-type="string" office:string-value="![GitHub Repo stars](https://img.shields.io/github/stars/jonathanpeppers/Xamarin.Forms.Benchmarks?label=jonathanpeppers/Xamarin.Forms.Benchmarks&amp;style=social)" calcext:value-type="string">
            <text:p>![GitHub Repo stars](https://img.shields.io/github/stars/jonathanpeppers/Xamarin.Forms.Benchmarks?label=jonathanpeppers/Xamarin.Forms.Benchmarks&amp;style=social)</text:p>
          </table:table-cell>
          <table:table-cell table:formula="of:=MID([.G132];[.C132];[.E132]-[.C132])" office:value-type="string" office:string-value="jonathanpeppers/Xamarin.Forms.Benchmarks" calcext:value-type="string">
            <text:p>jonathanpeppers/Xamarin.Forms.Benchmarks</text:p>
          </table:table-cell>
          <table:table-cell table:formula="of:=FIND(&quot;github.com/&quot;;[.G132])+11" office:value-type="float" office:value="52" calcext:value-type="float">
            <text:p>52</text:p>
          </table:table-cell>
          <table:table-cell table:formula="of:=MID([.G132];[.F132]+1;[.E132]-[.F132]-1)" office:value-type="string" office:string-value="https://github.com/jonathanpeppers/Xamarin.Forms.Benchmarks" calcext:value-type="string">
            <text:p>https://github.com/jonathanpeppers/Xamarin.Forms.Benchmarks</text:p>
          </table:table-cell>
          <table:table-cell table:formula="of:=FIND(&quot;)&quot;;[.G132])" office:value-type="float" office:value="92" calcext:value-type="float">
            <text:p>92</text:p>
          </table:table-cell>
          <table:table-cell table:formula="of:=FIND(&quot;(&quot;;[.G132])" office:value-type="float" office:value="32" calcext:value-type="float">
            <text:p>32</text:p>
          </table:table-cell>
          <table:table-cell office:value-type="string" calcext:value-type="string">
            <text:p>- [Xamarin.Forms.Benchmarks ★3](https://github.com/jonathanpeppers/Xamarin.Forms.Benchmarks): Example of using BenchmarkDotNet to write some benchmarks for Xamarin.Forms concepts.</text:p>
          </table:table-cell>
        </table:table-row>
        <table:table-row table:style-name="ro1">
          <table:table-cell table:formula="of:=COM.MICROSOFT.CONCAT(&quot;![GitHub Repo stars](https://img.shields.io/github/stars/&quot;;[.B133];&quot;?label=&quot;;[.B133];&quot;&amp;style=social)&quot;)" office:value-type="string" office:string-value="![GitHub Repo stars](https://img.shields.io/github/stars/jsuarezruiz/xamarin-forms-perf-playground?label=jsuarezruiz/xamarin-forms-perf-playground&amp;style=social)" calcext:value-type="string">
            <text:p>![GitHub Repo stars](https://img.shields.io/github/stars/jsuarezruiz/xamarin-forms-perf-playground?label=jsuarezruiz/xamarin-forms-perf-playground&amp;style=social)</text:p>
          </table:table-cell>
          <table:table-cell table:formula="of:=MID([.G133];[.C133];[.E133]-[.C133])" office:value-type="string" office:string-value="jsuarezruiz/xamarin-forms-perf-playground" calcext:value-type="string">
            <text:p>jsuarezruiz/xamarin-forms-perf-playground</text:p>
          </table:table-cell>
          <table:table-cell table:formula="of:=FIND(&quot;github.com/&quot;;[.G133])+11" office:value-type="float" office:value="59" calcext:value-type="float">
            <text:p>59</text:p>
          </table:table-cell>
          <table:table-cell table:formula="of:=MID([.G133];[.F133]+1;[.E133]-[.F133]-1)" office:value-type="string" office:string-value="https://github.com/jsuarezruiz/xamarin-forms-perf-playground" calcext:value-type="string">
            <text:p>https://github.com/jsuarezruiz/xamarin-forms-perf-playground</text:p>
          </table:table-cell>
          <table:table-cell table:formula="of:=FIND(&quot;)&quot;;[.G133])" office:value-type="float" office:value="100" calcext:value-type="float">
            <text:p>100</text:p>
          </table:table-cell>
          <table:table-cell table:formula="of:=FIND(&quot;(&quot;;[.G133])" office:value-type="float" office:value="39" calcext:value-type="float">
            <text:p>39</text:p>
          </table:table-cell>
          <table:table-cell office:value-type="string" calcext:value-type="string">
            <text:p>- [xamarin-forms-perf-playground ★112](https://github.com/jsuarezruiz/xamarin-forms-perf-playground): Xamarin.Forms Performance Playground (Layouts, Bindings, XAMLC, etc).</text:p>
          </table:table-cell>
        </table:table-row>
        <table:table-row table:style-name="ro1">
          <table:table-cell table:formula="of:=COM.MICROSOFT.CONCAT(&quot;![GitHub Repo stars](https://img.shields.io/github/stars/&quot;;[.B134];&quot;?label=&quot;;[.B134];&quot;&amp;style=social)&quot;)" office:value-type="string" office:string-value="" calcext:value-type="error">
            <text:p>#VALUE!</text:p>
          </table:table-cell>
          <table:table-cell table:formula="of:=MID([.G134];[.C134];[.E134]-[.C134])" office:value-type="string" office:string-value="" calcext:value-type="error">
            <text:p>#VALUE!</text:p>
          </table:table-cell>
          <table:table-cell table:formula="of:=FIND(&quot;github.com/&quot;;[.G134])+11" office:value-type="string" office:string-value="" calcext:value-type="error">
            <text:p>#VALUE!</text:p>
          </table:table-cell>
          <table:table-cell table:formula="of:=MID([.G134];[.F134]+1;[.E134]-[.F134]-1)" office:value-type="string" office:string-value="" calcext:value-type="error">
            <text:p>#VALUE!</text:p>
          </table:table-cell>
          <table:table-cell table:formula="of:=FIND(&quot;)&quot;;[.G134])" office:value-type="string" office:string-value="" calcext:value-type="error">
            <text:p>#VALUE!</text:p>
          </table:table-cell>
          <table:table-cell table:formula="of:=FIND(&quot;(&quot;;[.G134])" office:value-type="string" office:string-value="" calcext:value-type="error">
            <text:p>#VALUE!</text:p>
          </table:table-cell>
          <table:table-cell office:value-type="string" calcext:value-type="string">
            <text:p><text:s text:c="2"/></text:p>
          </table:table-cell>
        </table:table-row>
        <table:table-row table:style-name="ro1">
          <table:table-cell table:formula="of:=COM.MICROSOFT.CONCAT(&quot;![GitHub Repo stars](https://img.shields.io/github/stars/&quot;;[.B135];&quot;?label=&quot;;[.B135];&quot;&amp;style=social)&quot;)" office:value-type="string" office:string-value="" calcext:value-type="error">
            <text:p>#VALUE!</text:p>
          </table:table-cell>
          <table:table-cell table:formula="of:=MID([.G135];[.C135];[.E135]-[.C135])" office:value-type="string" office:string-value="" calcext:value-type="error">
            <text:p>#VALUE!</text:p>
          </table:table-cell>
          <table:table-cell table:formula="of:=FIND(&quot;github.com/&quot;;[.G135])+11" office:value-type="string" office:string-value="" calcext:value-type="error">
            <text:p>#VALUE!</text:p>
          </table:table-cell>
          <table:table-cell table:formula="of:=MID([.G135];[.F135]+1;[.E135]-[.F135]-1)" office:value-type="string" office:string-value="" calcext:value-type="error">
            <text:p>#VALUE!</text:p>
          </table:table-cell>
          <table:table-cell table:formula="of:=FIND(&quot;)&quot;;[.G135])" office:value-type="string" office:string-value="" calcext:value-type="error">
            <text:p>#VALUE!</text:p>
          </table:table-cell>
          <table:table-cell table:formula="of:=FIND(&quot;(&quot;;[.G135])" office:value-type="string" office:string-value="" calcext:value-type="error">
            <text:p>#VALUE!</text:p>
          </table:table-cell>
          <table:table-cell office:value-type="string" calcext:value-type="string">
            <text:p>## Plugins</text:p>
          </table:table-cell>
        </table:table-row>
        <table:table-row table:style-name="ro1">
          <table:table-cell table:formula="of:=COM.MICROSOFT.CONCAT(&quot;![GitHub Repo stars](https://img.shields.io/github/stars/&quot;;[.B136];&quot;?label=&quot;;[.B136];&quot;&amp;style=social)&quot;)" office:value-type="string" office:string-value="" calcext:value-type="error">
            <text:p>#VALUE!</text:p>
          </table:table-cell>
          <table:table-cell table:formula="of:=MID([.G136];[.C136];[.E136]-[.C136])" office:value-type="string" office:string-value="" calcext:value-type="error">
            <text:p>#VALUE!</text:p>
          </table:table-cell>
          <table:table-cell table:formula="of:=FIND(&quot;github.com/&quot;;[.G136])+11" office:value-type="string" office:string-value="" calcext:value-type="error">
            <text:p>#VALUE!</text:p>
          </table:table-cell>
          <table:table-cell table:formula="of:=MID([.G136];[.F136]+1;[.E136]-[.F136]-1)" office:value-type="string" office:string-value="" calcext:value-type="error">
            <text:p>#VALUE!</text:p>
          </table:table-cell>
          <table:table-cell table:formula="of:=FIND(&quot;)&quot;;[.G136])" office:value-type="string" office:string-value="" calcext:value-type="error">
            <text:p>#VALUE!</text:p>
          </table:table-cell>
          <table:table-cell table:formula="of:=FIND(&quot;(&quot;;[.G136])" office:value-type="string" office:string-value="" calcext:value-type="error">
            <text:p>#VALUE!</text:p>
          </table:table-cell>
          <table:table-cell/>
        </table:table-row>
        <table:table-row table:style-name="ro1">
          <table:table-cell table:formula="of:=COM.MICROSOFT.CONCAT(&quot;![GitHub Repo stars](https://img.shields.io/github/stars/&quot;;[.B137];&quot;?label=&quot;;[.B137];&quot;&amp;style=social)&quot;)" office:value-type="string" office:string-value="![GitHub Repo stars](https://img.shields.io/github/stars/adenearnshaw/AppShortcutsPlugin?label=adenearnshaw/AppShortcutsPlugin&amp;style=social)" calcext:value-type="string">
            <text:p>![GitHub Repo stars](https://img.shields.io/github/stars/adenearnshaw/AppShortcutsPlugin?label=adenearnshaw/AppShortcutsPlugin&amp;style=social)</text:p>
          </table:table-cell>
          <table:table-cell table:formula="of:=MID([.G137];[.C137];[.E137]-[.C137])" office:value-type="string" office:string-value="adenearnshaw/AppShortcutsPlugin" calcext:value-type="string">
            <text:p>adenearnshaw/AppShortcutsPlugin</text:p>
          </table:table-cell>
          <table:table-cell table:formula="of:=FIND(&quot;github.com/&quot;;[.G137])+11" office:value-type="float" office:value="47" calcext:value-type="float">
            <text:p>47</text:p>
          </table:table-cell>
          <table:table-cell table:formula="of:=MID([.G137];[.F137]+1;[.E137]-[.F137]-1)" office:value-type="string" office:string-value="https://github.com/adenearnshaw/AppShortcutsPlugin" calcext:value-type="string">
            <text:p>https://github.com/adenearnshaw/AppShortcutsPlugin</text:p>
          </table:table-cell>
          <table:table-cell table:formula="of:=FIND(&quot;)&quot;;[.G137])" office:value-type="float" office:value="78" calcext:value-type="float">
            <text:p>78</text:p>
          </table:table-cell>
          <table:table-cell table:formula="of:=FIND(&quot;(&quot;;[.G137])" office:value-type="float" office:value="27" calcext:value-type="float">
            <text:p>27</text:p>
          </table:table-cell>
          <table:table-cell office:value-type="string" calcext:value-type="string">
            <text:p>- [AppShortcutsPlugin ★32](https://github.com/adenearnshaw/AppShortcutsPlugin): Dynamically add and remove shortcuts to your app's icon so the user can deep-link into your app.</text:p>
          </table:table-cell>
        </table:table-row>
        <table:table-row table:style-name="ro1">
          <table:table-cell table:formula="of:=COM.MICROSOFT.CONCAT(&quot;![GitHub Repo stars](https://img.shields.io/github/stars/&quot;;[.B138];&quot;?label=&quot;;[.B138];&quot;&amp;style=social)&quot;)" office:value-type="string" office:string-value="![GitHub Repo stars](https://img.shields.io/github/stars/JimmyPun610/BarcodeScanner.XF?label=JimmyPun610/BarcodeScanner.XF&amp;style=social)" calcext:value-type="string">
            <text:p>![GitHub Repo stars](https://img.shields.io/github/stars/JimmyPun610/BarcodeScanner.XF?label=JimmyPun610/BarcodeScanner.XF&amp;style=social)</text:p>
          </table:table-cell>
          <table:table-cell table:formula="of:=MID([.G138];[.C138];[.E138]-[.C138])" office:value-type="string" office:string-value="JimmyPun610/BarcodeScanner.XF" calcext:value-type="string">
            <text:p>JimmyPun610/BarcodeScanner.XF</text:p>
          </table:table-cell>
          <table:table-cell table:formula="of:=FIND(&quot;github.com/&quot;;[.G138])+11" office:value-type="float" office:value="46" calcext:value-type="float">
            <text:p>46</text:p>
          </table:table-cell>
          <table:table-cell table:formula="of:=MID([.G138];[.F138]+1;[.E138]-[.F138]-1)" office:value-type="string" office:string-value="https://github.com/JimmyPun610/BarcodeScanner.XF" calcext:value-type="string">
            <text:p>https://github.com/JimmyPun610/BarcodeScanner.XF</text:p>
          </table:table-cell>
          <table:table-cell table:formula="of:=FIND(&quot;)&quot;;[.G138])" office:value-type="float" office:value="75" calcext:value-type="float">
            <text:p>75</text:p>
          </table:table-cell>
          <table:table-cell table:formula="of:=FIND(&quot;(&quot;;[.G138])" office:value-type="float" office:value="26" calcext:value-type="float">
            <text:p>26</text:p>
          </table:table-cell>
          <table:table-cell office:value-type="string" calcext:value-type="string">
            <text:p>- [BarcodeScanner.XF ★36](https://github.com/JimmyPun610/BarcodeScanner.XF): Barcode Scanner using GoogleVision API for Xamarin.Forms.</text:p>
          </table:table-cell>
        </table:table-row>
        <table:table-row table:style-name="ro1">
          <table:table-cell table:formula="of:=COM.MICROSOFT.CONCAT(&quot;![GitHub Repo stars](https://img.shields.io/github/stars/&quot;;[.B139];&quot;?label=&quot;;[.B139];&quot;&amp;style=social)&quot;)" office:value-type="string" office:string-value="![GitHub Repo stars](https://img.shields.io/github/stars/jamesmontemagno/BatteryPlugin?label=jamesmontemagno/BatteryPlugin&amp;style=social)" calcext:value-type="string">
            <text:p>![GitHub Repo stars](https://img.shields.io/github/stars/jamesmontemagno/BatteryPlugin?label=jamesmontemagno/BatteryPlugin&amp;style=social)</text:p>
          </table:table-cell>
          <table:table-cell table:formula="of:=MID([.G139];[.C139];[.E139]-[.C139])" office:value-type="string" office:string-value="jamesmontemagno/BatteryPlugin" calcext:value-type="string">
            <text:p>jamesmontemagno/BatteryPlugin</text:p>
          </table:table-cell>
          <table:table-cell table:formula="of:=FIND(&quot;github.com/&quot;;[.G139])+11" office:value-type="float" office:value="43" calcext:value-type="float">
            <text:p>43</text:p>
          </table:table-cell>
          <table:table-cell table:formula="of:=MID([.G139];[.F139]+1;[.E139]-[.F139]-1)" office:value-type="string" office:string-value="https://github.com/jamesmontemagno/BatteryPlugin" calcext:value-type="string">
            <text:p>https://github.com/jamesmontemagno/BatteryPlugin</text:p>
          </table:table-cell>
          <table:table-cell table:formula="of:=FIND(&quot;)&quot;;[.G139])" office:value-type="float" office:value="72" calcext:value-type="float">
            <text:p>72</text:p>
          </table:table-cell>
          <table:table-cell table:formula="of:=FIND(&quot;(&quot;;[.G139])" office:value-type="float" office:value="23" calcext:value-type="float">
            <text:p>23</text:p>
          </table:table-cell>
          <table:table-cell office:value-type="string" calcext:value-type="string">
            <text:p>- [Battery Status ★25](https://github.com/jamesmontemagno/BatteryPlugin): Get battery level, how it is getting charge, and events.</text:p>
          </table:table-cell>
        </table:table-row>
        <table:table-row table:style-name="ro1">
          <table:table-cell table:formula="of:=COM.MICROSOFT.CONCAT(&quot;![GitHub Repo stars](https://img.shields.io/github/stars/&quot;;[.B140];&quot;?label=&quot;;[.B140];&quot;&amp;style=social)&quot;)" office:value-type="string" office:string-value="![GitHub Repo stars](https://img.shields.io/github/stars/LuckyDucko/BrightnessService?label=LuckyDucko/BrightnessService&amp;style=social)" calcext:value-type="string">
            <text:p>![GitHub Repo stars](https://img.shields.io/github/stars/LuckyDucko/BrightnessService?label=LuckyDucko/BrightnessService&amp;style=social)</text:p>
          </table:table-cell>
          <table:table-cell table:formula="of:=MID([.G140];[.C140];[.E140]-[.C140])" office:value-type="string" office:string-value="LuckyDucko/BrightnessService" calcext:value-type="string">
            <text:p>LuckyDucko/BrightnessService</text:p>
          </table:table-cell>
          <table:table-cell table:formula="of:=FIND(&quot;github.com/&quot;;[.G140])+11" office:value-type="float" office:value="45" calcext:value-type="float">
            <text:p>45</text:p>
          </table:table-cell>
          <table:table-cell table:formula="of:=MID([.G140];[.F140]+1;[.E140]-[.F140]-1)" office:value-type="string" office:string-value="https://github.com/LuckyDucko/BrightnessService" calcext:value-type="string">
            <text:p>https://github.com/LuckyDucko/BrightnessService</text:p>
          </table:table-cell>
          <table:table-cell table:formula="of:=FIND(&quot;)&quot;;[.G140])" office:value-type="float" office:value="73" calcext:value-type="float">
            <text:p>73</text:p>
          </table:table-cell>
          <table:table-cell table:formula="of:=FIND(&quot;(&quot;;[.G140])" office:value-type="float" office:value="25" calcext:value-type="float">
            <text:p>25</text:p>
          </table:table-cell>
          <table:table-cell office:value-type="string" calcext:value-type="string">
            <text:p>- [BrightnessService ★3](https://github.com/LuckyDucko/BrightnessService): React to brightness changes in real-time.</text:p>
          </table:table-cell>
        </table:table-row>
        <table:table-row table:style-name="ro1">
          <table:table-cell table:formula="of:=COM.MICROSOFT.CONCAT(&quot;![GitHub Repo stars](https://img.shields.io/github/stars/&quot;;[.B141];&quot;?label=&quot;;[.B141];&quot;&amp;style=social)&quot;)" office:value-type="string" office:string-value="![GitHub Repo stars](https://img.shields.io/github/stars/VincentH-Net/CSharpForMarkup?label=VincentH-Net/CSharpForMarkup&amp;style=social)" calcext:value-type="string">
            <text:p>![GitHub Repo stars](https://img.shields.io/github/stars/VincentH-Net/CSharpForMarkup?label=VincentH-Net/CSharpForMarkup&amp;style=social)</text:p>
          </table:table-cell>
          <table:table-cell table:formula="of:=MID([.G141];[.C141];[.E141]-[.C141])" office:value-type="string" office:string-value="VincentH-Net/CSharpForMarkup" calcext:value-type="string">
            <text:p>VincentH-Net/CSharpForMarkup</text:p>
          </table:table-cell>
          <table:table-cell table:formula="of:=FIND(&quot;github.com/&quot;;[.G141])+11" office:value-type="float" office:value="45" calcext:value-type="float">
            <text:p>45</text:p>
          </table:table-cell>
          <table:table-cell table:formula="of:=MID([.G141];[.F141]+1;[.E141]-[.F141]-1)" office:value-type="string" office:string-value="https://github.com/VincentH-Net/CSharpForMarkup" calcext:value-type="string">
            <text:p>https://github.com/VincentH-Net/CSharpForMarkup</text:p>
          </table:table-cell>
          <table:table-cell table:formula="of:=FIND(&quot;)&quot;;[.G141])" office:value-type="float" office:value="73" calcext:value-type="float">
            <text:p>73</text:p>
          </table:table-cell>
          <table:table-cell table:formula="of:=FIND(&quot;(&quot;;[.G141])" office:value-type="float" office:value="25" calcext:value-type="float">
            <text:p>25</text:p>
          </table:table-cell>
          <table:table-cell office:value-type="string" calcext:value-type="string">
            <text:p>- [CSharpForMarkup ★278](https://github.com/VincentH-Net/CSharpForMarkup): Use declarative style C# instead of XAML for Xamarin Forms UI.</text:p>
          </table:table-cell>
        </table:table-row>
        <table:table-row table:style-name="ro1">
          <table:table-cell table:formula="of:=COM.MICROSOFT.CONCAT(&quot;![GitHub Repo stars](https://img.shields.io/github/stars/&quot;;[.B142];&quot;?label=&quot;;[.B142];&quot;&amp;style=social)&quot;)" office:value-type="string" office:string-value="![GitHub Repo stars](https://img.shields.io/github/stars/muak/ColorMinePortable.Forms?label=muak/ColorMinePortable.Forms&amp;style=social)" calcext:value-type="string">
            <text:p>![GitHub Repo stars](https://img.shields.io/github/stars/muak/ColorMinePortable.Forms?label=muak/ColorMinePortable.Forms&amp;style=social)</text:p>
          </table:table-cell>
          <table:table-cell table:formula="of:=MID([.G142];[.C142];[.E142]-[.C142])" office:value-type="string" office:string-value="muak/ColorMinePortable.Forms" calcext:value-type="string">
            <text:p>muak/ColorMinePortable.Forms</text:p>
          </table:table-cell>
          <table:table-cell table:formula="of:=FIND(&quot;github.com/&quot;;[.G142])+11" office:value-type="float" office:value="51" calcext:value-type="float">
            <text:p>51</text:p>
          </table:table-cell>
          <table:table-cell table:formula="of:=MID([.G142];[.F142]+1;[.E142]-[.F142]-1)" office:value-type="string" office:string-value="https://github.com/muak/ColorMinePortable.Forms" calcext:value-type="string">
            <text:p>https://github.com/muak/ColorMinePortable.Forms</text:p>
          </table:table-cell>
          <table:table-cell table:formula="of:=FIND(&quot;)&quot;;[.G142])" office:value-type="float" office:value="79" calcext:value-type="float">
            <text:p>79</text:p>
          </table:table-cell>
          <table:table-cell table:formula="of:=FIND(&quot;(&quot;;[.G142])" office:value-type="float" office:value="31" calcext:value-type="float">
            <text:p>31</text:p>
          </table:table-cell>
          <table:table-cell office:value-type="string" calcext:value-type="string">
            <text:p>- [ColorMinePortable.Forms ★2](https://github.com/muak/ColorMinePortable.Forms): ColorMinePortable for Xamarin.Forms.</text:p>
          </table:table-cell>
        </table:table-row>
        <table:table-row table:style-name="ro1">
          <table:table-cell table:formula="of:=COM.MICROSOFT.CONCAT(&quot;![GitHub Repo stars](https://img.shields.io/github/stars/&quot;;[.B143];&quot;?label=&quot;;[.B143];&quot;&amp;style=social)&quot;)" office:value-type="string" office:string-value="![GitHub Repo stars](https://img.shields.io/github/stars/marcusts/Com.MarcusTS.SmartDI?label=marcusts/Com.MarcusTS.SmartDI&amp;style=social)" calcext:value-type="string">
            <text:p>![GitHub Repo stars](https://img.shields.io/github/stars/marcusts/Com.MarcusTS.SmartDI?label=marcusts/Com.MarcusTS.SmartDI&amp;style=social)</text:p>
          </table:table-cell>
          <table:table-cell table:formula="of:=MID([.G143];[.C143];[.E143]-[.C143])" office:value-type="string" office:string-value="marcusts/Com.MarcusTS.SmartDI" calcext:value-type="string">
            <text:p>marcusts/Com.MarcusTS.SmartDI</text:p>
          </table:table-cell>
          <table:table-cell table:formula="of:=FIND(&quot;github.com/&quot;;[.G143])+11" office:value-type="float" office:value="48" calcext:value-type="float">
            <text:p>48</text:p>
          </table:table-cell>
          <table:table-cell table:formula="of:=MID([.G143];[.F143]+1;[.E143]-[.F143]-1)" office:value-type="string" office:string-value="https://github.com/marcusts/Com.MarcusTS.SmartDI" calcext:value-type="string">
            <text:p>https://github.com/marcusts/Com.MarcusTS.SmartDI</text:p>
          </table:table-cell>
          <table:table-cell table:formula="of:=FIND(&quot;)&quot;;[.G143])" office:value-type="float" office:value="77" calcext:value-type="float">
            <text:p>77</text:p>
          </table:table-cell>
          <table:table-cell table:formula="of:=FIND(&quot;(&quot;;[.G143])" office:value-type="float" office:value="28" calcext:value-type="float">
            <text:p>28</text:p>
          </table:table-cell>
          <table:table-cell office:value-type="string" calcext:value-type="string">
            <text:p>- [Com.MarcusTS.SmartDI ★5](https://github.com/marcusts/Com.MarcusTS.SmartDI): Xamarin.Forms Utility Library.</text:p>
          </table:table-cell>
        </table:table-row>
        <table:table-row table:style-name="ro1">
          <table:table-cell table:formula="of:=COM.MICROSOFT.CONCAT(&quot;![GitHub Repo stars](https://img.shields.io/github/stars/&quot;;[.B144];&quot;?label=&quot;;[.B144];&quot;&amp;style=social)&quot;)" office:value-type="string" office:string-value="![GitHub Repo stars](https://img.shields.io/github/stars/jamesmontemagno/ConnectivityPlugin?label=jamesmontemagno/ConnectivityPlugin&amp;style=social)" calcext:value-type="string">
            <text:p>![GitHub Repo stars](https://img.shields.io/github/stars/jamesmontemagno/ConnectivityPlugin?label=jamesmontemagno/ConnectivityPlugin&amp;style=social)</text:p>
          </table:table-cell>
          <table:table-cell table:formula="of:=MID([.G144];[.C144];[.E144]-[.C144])" office:value-type="string" office:string-value="jamesmontemagno/ConnectivityPlugin" calcext:value-type="string">
            <text:p>jamesmontemagno/ConnectivityPlugin</text:p>
          </table:table-cell>
          <table:table-cell table:formula="of:=FIND(&quot;github.com/&quot;;[.G144])+11" office:value-type="float" office:value="42" calcext:value-type="float">
            <text:p>42</text:p>
          </table:table-cell>
          <table:table-cell table:formula="of:=MID([.G144];[.F144]+1;[.E144]-[.F144]-1)" office:value-type="string" office:string-value="https://github.com/jamesmontemagno/ConnectivityPlugin" calcext:value-type="string">
            <text:p>https://github.com/jamesmontemagno/ConnectivityPlugin</text:p>
          </table:table-cell>
          <table:table-cell table:formula="of:=FIND(&quot;)&quot;;[.G144])" office:value-type="float" office:value="76" calcext:value-type="float">
            <text:p>76</text:p>
          </table:table-cell>
          <table:table-cell table:formula="of:=FIND(&quot;(&quot;;[.G144])" office:value-type="float" office:value="22" calcext:value-type="float">
            <text:p>22</text:p>
          </table:table-cell>
          <table:table-cell office:value-type="string" calcext:value-type="string">
            <text:p>- [Connectivity ★245](https://github.com/jamesmontemagno/ConnectivityPlugin): See if device is connected to the internet and through what connection type.</text:p>
          </table:table-cell>
        </table:table-row>
        <table:table-row table:style-name="ro1">
          <table:table-cell table:formula="of:=COM.MICROSOFT.CONCAT(&quot;![GitHub Repo stars](https://img.shields.io/github/stars/&quot;;[.B145];&quot;?label=&quot;;[.B145];&quot;&amp;style=social)&quot;)" office:value-type="string" office:string-value="![GitHub Repo stars](https://img.shields.io/github/stars/jamesmontemagno/ContactsPlugin?label=jamesmontemagno/ContactsPlugin&amp;style=social)" calcext:value-type="string">
            <text:p>![GitHub Repo stars](https://img.shields.io/github/stars/jamesmontemagno/ContactsPlugin?label=jamesmontemagno/ContactsPlugin&amp;style=social)</text:p>
          </table:table-cell>
          <table:table-cell table:formula="of:=MID([.G145];[.C145];[.E145]-[.C145])" office:value-type="string" office:string-value="jamesmontemagno/ContactsPlugin" calcext:value-type="string">
            <text:p>jamesmontemagno/ContactsPlugin</text:p>
          </table:table-cell>
          <table:table-cell table:formula="of:=FIND(&quot;github.com/&quot;;[.G145])+11" office:value-type="float" office:value="37" calcext:value-type="float">
            <text:p>37</text:p>
          </table:table-cell>
          <table:table-cell table:formula="of:=MID([.G145];[.F145]+1;[.E145]-[.F145]-1)" office:value-type="string" office:string-value="https://github.com/jamesmontemagno/ContactsPlugin" calcext:value-type="string">
            <text:p>https://github.com/jamesmontemagno/ContactsPlugin</text:p>
          </table:table-cell>
          <table:table-cell table:formula="of:=FIND(&quot;)&quot;;[.G145])" office:value-type="float" office:value="67" calcext:value-type="float">
            <text:p>67</text:p>
          </table:table-cell>
          <table:table-cell table:formula="of:=FIND(&quot;(&quot;;[.G145])" office:value-type="float" office:value="17" calcext:value-type="float">
            <text:p>17</text:p>
          </table:table-cell>
          <table:table-cell office:value-type="string" calcext:value-type="string">
            <text:p>- [Contacts ★23](https://github.com/jamesmontemagno/ContactsPlugin): Currently in Alpha to gather and query contacts.</text:p>
          </table:table-cell>
        </table:table-row>
        <table:table-row table:style-name="ro1">
          <table:table-cell table:formula="of:=COM.MICROSOFT.CONCAT(&quot;![GitHub Repo stars](https://img.shields.io/github/stars/&quot;;[.B146];&quot;?label=&quot;;[.B146];&quot;&amp;style=social)&quot;)" office:value-type="string" office:string-value="![GitHub Repo stars](https://img.shields.io/github/stars/jamesmontemagno/DeviceInfoPlugin?label=jamesmontemagno/DeviceInfoPlugin&amp;style=social)" calcext:value-type="string">
            <text:p>![GitHub Repo stars](https://img.shields.io/github/stars/jamesmontemagno/DeviceInfoPlugin?label=jamesmontemagno/DeviceInfoPlugin&amp;style=social)</text:p>
          </table:table-cell>
          <table:table-cell table:formula="of:=MID([.G146];[.C146];[.E146]-[.C146])" office:value-type="string" office:string-value="jamesmontemagno/DeviceInfoPlugin" calcext:value-type="string">
            <text:p>jamesmontemagno/DeviceInfoPlugin</text:p>
          </table:table-cell>
          <table:table-cell table:formula="of:=FIND(&quot;github.com/&quot;;[.G146])+11" office:value-type="float" office:value="48" calcext:value-type="float">
            <text:p>48</text:p>
          </table:table-cell>
          <table:table-cell table:formula="of:=MID([.G146];[.F146]+1;[.E146]-[.F146]-1)" office:value-type="string" office:string-value="https://github.com/jamesmontemagno/DeviceInfoPlugin" calcext:value-type="string">
            <text:p>https://github.com/jamesmontemagno/DeviceInfoPlugin</text:p>
          </table:table-cell>
          <table:table-cell table:formula="of:=FIND(&quot;)&quot;;[.G146])" office:value-type="float" office:value="80" calcext:value-type="float">
            <text:p>80</text:p>
          </table:table-cell>
          <table:table-cell table:formula="of:=FIND(&quot;(&quot;;[.G146])" office:value-type="float" office:value="28" calcext:value-type="float">
            <text:p>28</text:p>
          </table:table-cell>
          <table:table-cell office:value-type="string" calcext:value-type="string">
            <text:p>- [Device Information ★122](https://github.com/jamesmontemagno/DeviceInfoPlugin): Base information about each device such as OS and version.</text:p>
          </table:table-cell>
        </table:table-row>
        <table:table-row table:style-name="ro1">
          <table:table-cell table:formula="of:=COM.MICROSOFT.CONCAT(&quot;![GitHub Repo stars](https://img.shields.io/github/stars/&quot;;[.B147];&quot;?label=&quot;;[.B147];&quot;&amp;style=social)&quot;)" office:value-type="string" office:string-value="![GitHub Repo stars](https://img.shields.io/github/stars/SuavePirate/DynamicStackLayout?label=SuavePirate/DynamicStackLayout&amp;style=social)" calcext:value-type="string">
            <text:p>![GitHub Repo stars](https://img.shields.io/github/stars/SuavePirate/DynamicStackLayout?label=SuavePirate/DynamicStackLayout&amp;style=social)</text:p>
          </table:table-cell>
          <table:table-cell table:formula="of:=MID([.G147];[.C147];[.E147]-[.C147])" office:value-type="string" office:string-value="SuavePirate/DynamicStackLayout" calcext:value-type="string">
            <text:p>SuavePirate/DynamicStackLayout</text:p>
          </table:table-cell>
          <table:table-cell table:formula="of:=FIND(&quot;github.com/&quot;;[.G147])+11" office:value-type="float" office:value="47" calcext:value-type="float">
            <text:p>47</text:p>
          </table:table-cell>
          <table:table-cell table:formula="of:=MID([.G147];[.F147]+1;[.E147]-[.F147]-1)" office:value-type="string" office:string-value="https://github.com/SuavePirate/DynamicStackLayout" calcext:value-type="string">
            <text:p>https://github.com/SuavePirate/DynamicStackLayout</text:p>
          </table:table-cell>
          <table:table-cell table:formula="of:=FIND(&quot;)&quot;;[.G147])" office:value-type="float" office:value="77" calcext:value-type="float">
            <text:p>77</text:p>
          </table:table-cell>
          <table:table-cell table:formula="of:=FIND(&quot;(&quot;;[.G147])" office:value-type="float" office:value="27" calcext:value-type="float">
            <text:p>27</text:p>
          </table:table-cell>
          <table:table-cell office:value-type="string" calcext:value-type="string">
            <text:p>- [DynamicStackLayout ★71](https://github.com/SuavePirate/DynamicStackLayout): <text:s/>Xamarin.Forms layout for creating dynamically wrapped views.</text:p>
          </table:table-cell>
        </table:table-row>
        <table:table-row table:style-name="ro1">
          <table:table-cell table:formula="of:=COM.MICROSOFT.CONCAT(&quot;![GitHub Repo stars](https://img.shields.io/github/stars/&quot;;[.B148];&quot;?label=&quot;;[.B148];&quot;&amp;style=social)&quot;)" office:value-type="string" office:string-value="![GitHub Repo stars](https://img.shields.io/github/stars/enagora/Enagora.Plugins.Xam.GoogleAds?label=enagora/Enagora.Plugins.Xam.GoogleAds&amp;style=social)" calcext:value-type="string">
            <text:p>![GitHub Repo stars](https://img.shields.io/github/stars/enagora/Enagora.Plugins.Xam.GoogleAds?label=enagora/Enagora.Plugins.Xam.GoogleAds&amp;style=social)</text:p>
          </table:table-cell>
          <table:table-cell table:formula="of:=MID([.G148];[.C148];[.E148]-[.C148])" office:value-type="string" office:string-value="enagora/Enagora.Plugins.Xam.GoogleAds" calcext:value-type="string">
            <text:p>enagora/Enagora.Plugins.Xam.GoogleAds</text:p>
          </table:table-cell>
          <table:table-cell table:formula="of:=FIND(&quot;github.com/&quot;;[.G148])+11" office:value-type="float" office:value="57" calcext:value-type="float">
            <text:p>57</text:p>
          </table:table-cell>
          <table:table-cell table:formula="of:=MID([.G148];[.F148]+1;[.E148]-[.F148]-1)" office:value-type="string" office:string-value="https://github.com/enagora/Enagora.Plugins.Xam.GoogleAds" calcext:value-type="string">
            <text:p>https://github.com/enagora/Enagora.Plugins.Xam.GoogleAds</text:p>
          </table:table-cell>
          <table:table-cell table:formula="of:=FIND(&quot;)&quot;;[.G148])" office:value-type="float" office:value="94" calcext:value-type="float">
            <text:p>94</text:p>
          </table:table-cell>
          <table:table-cell table:formula="of:=FIND(&quot;(&quot;;[.G148])" office:value-type="float" office:value="37" calcext:value-type="float">
            <text:p>37</text:p>
          </table:table-cell>
          <table:table-cell office:value-type="string" calcext:value-type="string">
            <text:p>- [Enagora.Plugins.Xam.GoogleAds ★1](https://github.com/enagora/Enagora.Plugins.Xam.GoogleAds): Google Ads implemetation for Xamarin.Forms.</text:p>
          </table:table-cell>
        </table:table-row>
        <table:table-row table:style-name="ro1">
          <table:table-cell table:formula="of:=COM.MICROSOFT.CONCAT(&quot;![GitHub Repo stars](https://img.shields.io/github/stars/&quot;;[.B149];&quot;?label=&quot;;[.B149];&quot;&amp;style=social)&quot;)" office:value-type="string" office:string-value="![GitHub Repo stars](https://img.shields.io/github/stars/brminnick/EntryCustomReturnPlugin?label=brminnick/EntryCustomReturnPlugin&amp;style=social)" calcext:value-type="string">
            <text:p>![GitHub Repo stars](https://img.shields.io/github/stars/brminnick/EntryCustomReturnPlugin?label=brminnick/EntryCustomReturnPlugin&amp;style=social)</text:p>
          </table:table-cell>
          <table:table-cell table:formula="of:=MID([.G149];[.C149];[.E149]-[.C149])" office:value-type="string" office:string-value="brminnick/EntryCustomReturnPlugin" calcext:value-type="string">
            <text:p>brminnick/EntryCustomReturnPlugin</text:p>
          </table:table-cell>
          <table:table-cell table:formula="of:=FIND(&quot;github.com/&quot;;[.G149])+11" office:value-type="float" office:value="52" calcext:value-type="float">
            <text:p>52</text:p>
          </table:table-cell>
          <table:table-cell table:formula="of:=MID([.G149];[.F149]+1;[.E149]-[.F149]-1)" office:value-type="string" office:string-value="https://github.com/brminnick/EntryCustomReturnPlugin" calcext:value-type="string">
            <text:p>https://github.com/brminnick/EntryCustomReturnPlugin</text:p>
          </table:table-cell>
          <table:table-cell table:formula="of:=FIND(&quot;)&quot;;[.G149])" office:value-type="float" office:value="85" calcext:value-type="float">
            <text:p>85</text:p>
          </table:table-cell>
          <table:table-cell table:formula="of:=FIND(&quot;(&quot;;[.G149])" office:value-type="float" office:value="32" calcext:value-type="float">
            <text:p>32</text:p>
          </table:table-cell>
          <table:table-cell office:value-type="string" calcext:value-type="string">
            <text:p>- [EntryCustomReturnPlugin ★81](https://github.com/brminnick/EntryCustomReturnPlugin): Xamarin.Forms Plugin to customize the Xamarin.Forms.Entry Keyboard Return Button.</text:p>
          </table:table-cell>
        </table:table-row>
        <table:table-row table:style-name="ro1">
          <table:table-cell table:formula="of:=COM.MICROSOFT.CONCAT(&quot;![GitHub Repo stars](https://img.shields.io/github/stars/&quot;;[.B150];&quot;?label=&quot;;[.B150];&quot;&amp;style=social)&quot;)" office:value-type="string" office:string-value="![GitHub Repo stars](https://img.shields.io/github/stars/jamesmontemagno/LaunchMapsPlugin?label=jamesmontemagno/LaunchMapsPlugin&amp;style=social)" calcext:value-type="string">
            <text:p>![GitHub Repo stars](https://img.shields.io/github/stars/jamesmontemagno/LaunchMapsPlugin?label=jamesmontemagno/LaunchMapsPlugin&amp;style=social)</text:p>
          </table:table-cell>
          <table:table-cell table:formula="of:=MID([.G150];[.C150];[.E150]-[.C150])" office:value-type="string" office:string-value="jamesmontemagno/LaunchMapsPlugin" calcext:value-type="string">
            <text:p>jamesmontemagno/LaunchMapsPlugin</text:p>
          </table:table-cell>
          <table:table-cell table:formula="of:=FIND(&quot;github.com/&quot;;[.G150])+11" office:value-type="float" office:value="42" calcext:value-type="float">
            <text:p>42</text:p>
          </table:table-cell>
          <table:table-cell table:formula="of:=MID([.G150];[.F150]+1;[.E150]-[.F150]-1)" office:value-type="string" office:string-value="https://github.com/jamesmontemagno/LaunchMapsPlugin" calcext:value-type="string">
            <text:p>https://github.com/jamesmontemagno/LaunchMapsPlugin</text:p>
          </table:table-cell>
          <table:table-cell table:formula="of:=FIND(&quot;)&quot;;[.G150])" office:value-type="float" office:value="74" calcext:value-type="float">
            <text:p>74</text:p>
          </table:table-cell>
          <table:table-cell table:formula="of:=FIND(&quot;(&quot;;[.G150])" office:value-type="float" office:value="22" calcext:value-type="float">
            <text:p>22</text:p>
          </table:table-cell>
          <table:table-cell office:value-type="string" calcext:value-type="string">
            <text:p>- [Extended Maps ★52](https://github.com/jamesmontemagno/LaunchMapsPlugin): Launch navigation directions in default map app on each OS.</text:p>
          </table:table-cell>
        </table:table-row>
        <table:table-row table:style-name="ro1">
          <table:table-cell table:formula="of:=COM.MICROSOFT.CONCAT(&quot;![GitHub Repo stars](https://img.shields.io/github/stars/&quot;;[.B151];&quot;?label=&quot;;[.B151];&quot;&amp;style=social)&quot;)" office:value-type="string" office:string-value="![GitHub Repo stars](https://img.shields.io/github/stars/aritchie/geofences?label=aritchie/geofences&amp;style=social)" calcext:value-type="string">
            <text:p>![GitHub Repo stars](https://img.shields.io/github/stars/aritchie/geofences?label=aritchie/geofences&amp;style=social)</text:p>
          </table:table-cell>
          <table:table-cell table:formula="of:=MID([.G151];[.C151];[.E151]-[.C151])" office:value-type="string" office:string-value="aritchie/geofences" calcext:value-type="string">
            <text:p>aritchie/geofences</text:p>
          </table:table-cell>
          <table:table-cell table:formula="of:=FIND(&quot;github.com/&quot;;[.G151])+11" office:value-type="float" office:value="37" calcext:value-type="float">
            <text:p>37</text:p>
          </table:table-cell>
          <table:table-cell table:formula="of:=MID([.G151];[.F151]+1;[.E151]-[.F151]-1)" office:value-type="string" office:string-value="https://github.com/aritchie/geofences" calcext:value-type="string">
            <text:p>https://github.com/aritchie/geofences</text:p>
          </table:table-cell>
          <table:table-cell table:formula="of:=FIND(&quot;)&quot;;[.G151])" office:value-type="float" office:value="55" calcext:value-type="float">
            <text:p>55</text:p>
          </table:table-cell>
          <table:table-cell table:formula="of:=FIND(&quot;(&quot;;[.G151])" office:value-type="float" office:value="17" calcext:value-type="float">
            <text:p>17</text:p>
          </table:table-cell>
          <table:table-cell office:value-type="string" calcext:value-type="string">
            <text:p>- [Geofence ★57](https://github.com/aritchie/geofences): A cross platform library for Xamarin &amp; Windows that allows for easy geofence detection.</text:p>
          </table:table-cell>
        </table:table-row>
        <table:table-row table:style-name="ro1">
          <table:table-cell table:formula="of:=COM.MICROSOFT.CONCAT(&quot;![GitHub Repo stars](https://img.shields.io/github/stars/&quot;;[.B152];&quot;?label=&quot;;[.B152];&quot;&amp;style=social)&quot;)" office:value-type="string" office:string-value="![GitHub Repo stars](https://img.shields.io/github/stars/jamesmontemagno/GeolocatorPlugin?label=jamesmontemagno/GeolocatorPlugin&amp;style=social)" calcext:value-type="string">
            <text:p>![GitHub Repo stars](https://img.shields.io/github/stars/jamesmontemagno/GeolocatorPlugin?label=jamesmontemagno/GeolocatorPlugin&amp;style=social)</text:p>
          </table:table-cell>
          <table:table-cell table:formula="of:=MID([.G152];[.C152];[.E152]-[.C152])" office:value-type="string" office:string-value="jamesmontemagno/GeolocatorPlugin" calcext:value-type="string">
            <text:p>jamesmontemagno/GeolocatorPlugin</text:p>
          </table:table-cell>
          <table:table-cell table:formula="of:=FIND(&quot;github.com/&quot;;[.G152])+11" office:value-type="float" office:value="40" calcext:value-type="float">
            <text:p>40</text:p>
          </table:table-cell>
          <table:table-cell table:formula="of:=MID([.G152];[.F152]+1;[.E152]-[.F152]-1)" office:value-type="string" office:string-value="https://github.com/jamesmontemagno/GeolocatorPlugin" calcext:value-type="string">
            <text:p>https://github.com/jamesmontemagno/GeolocatorPlugin</text:p>
          </table:table-cell>
          <table:table-cell table:formula="of:=FIND(&quot;)&quot;;[.G152])" office:value-type="float" office:value="72" calcext:value-type="float">
            <text:p>72</text:p>
          </table:table-cell>
          <table:table-cell table:formula="of:=FIND(&quot;(&quot;;[.G152])" office:value-type="float" office:value="20" calcext:value-type="float">
            <text:p>20</text:p>
          </table:table-cell>
          <table:table-cell office:value-type="string" calcext:value-type="string">
            <text:p>- [Geolocator ★248](https://github.com/jamesmontemagno/GeolocatorPlugin): Easy way of querying GPS location.</text:p>
          </table:table-cell>
        </table:table-row>
        <table:table-row table:style-name="ro1">
          <table:table-cell table:formula="of:=COM.MICROSOFT.CONCAT(&quot;![GitHub Repo stars](https://img.shields.io/github/stars/&quot;;[.B153];&quot;?label=&quot;;[.B153];&quot;&amp;style=social)&quot;)" office:value-type="string" office:string-value="![GitHub Repo stars](https://img.shields.io/github/stars/KSemenenko/GoogleAnalyticsForXamarinForms?label=KSemenenko/GoogleAnalyticsForXamarinForms&amp;style=social)" calcext:value-type="string">
            <text:p>![GitHub Repo stars](https://img.shields.io/github/stars/KSemenenko/GoogleAnalyticsForXamarinForms?label=KSemenenko/GoogleAnalyticsForXamarinForms&amp;style=social)</text:p>
          </table:table-cell>
          <table:table-cell table:formula="of:=MID([.G153];[.C153];[.E153]-[.C153])" office:value-type="string" office:string-value="KSemenenko/GoogleAnalyticsForXamarinForms" calcext:value-type="string">
            <text:p>KSemenenko/GoogleAnalyticsForXamarinForms</text:p>
          </table:table-cell>
          <table:table-cell table:formula="of:=FIND(&quot;github.com/&quot;;[.G153])+11" office:value-type="float" office:value="59" calcext:value-type="float">
            <text:p>59</text:p>
          </table:table-cell>
          <table:table-cell table:formula="of:=MID([.G153];[.F153]+1;[.E153]-[.F153]-1)" office:value-type="string" office:string-value="https://github.com/KSemenenko/GoogleAnalyticsForXamarinForms" calcext:value-type="string">
            <text:p>https://github.com/KSemenenko/GoogleAnalyticsForXamarinForms</text:p>
          </table:table-cell>
          <table:table-cell table:formula="of:=FIND(&quot;)&quot;;[.G153])" office:value-type="float" office:value="100" calcext:value-type="float">
            <text:p>100</text:p>
          </table:table-cell>
          <table:table-cell table:formula="of:=FIND(&quot;(&quot;;[.G153])" office:value-type="float" office:value="39" calcext:value-type="float">
            <text:p>39</text:p>
          </table:table-cell>
          <table:table-cell office:value-type="string" calcext:value-type="string">
            <text:p>- [GoogleAnalyticsForXamarinForms ★62](https://github.com/KSemenenko/GoogleAnalyticsForXamarinForms): This project is a cross platform library for Xamarin Forms, which enables a handy use of Google Analytics in your applications.</text:p>
          </table:table-cell>
        </table:table-row>
        <table:table-row table:style-name="ro1">
          <table:table-cell table:formula="of:=COM.MICROSOFT.CONCAT(&quot;![GitHub Repo stars](https://img.shields.io/github/stars/&quot;;[.B154];&quot;?label=&quot;;[.B154];&quot;&amp;style=social)&quot;)" office:value-type="string" office:string-value="![GitHub Repo stars](https://img.shields.io/github/stars/jsmarcus/Iconize?label=jsmarcus/Iconize&amp;style=social)" calcext:value-type="string">
            <text:p>![GitHub Repo stars](https://img.shields.io/github/stars/jsmarcus/Iconize?label=jsmarcus/Iconize&amp;style=social)</text:p>
          </table:table-cell>
          <table:table-cell table:formula="of:=MID([.G154];[.C154];[.E154]-[.C154])" office:value-type="string" office:string-value="jsmarcus/Iconize" calcext:value-type="string">
            <text:p>jsmarcus/Iconize</text:p>
          </table:table-cell>
          <table:table-cell table:formula="of:=FIND(&quot;github.com/&quot;;[.G154])+11" office:value-type="float" office:value="37" calcext:value-type="float">
            <text:p>37</text:p>
          </table:table-cell>
          <table:table-cell table:formula="of:=MID([.G154];[.F154]+1;[.E154]-[.F154]-1)" office:value-type="string" office:string-value="https://github.com/jsmarcus/Iconize" calcext:value-type="string">
            <text:p>https://github.com/jsmarcus/Iconize</text:p>
          </table:table-cell>
          <table:table-cell table:formula="of:=FIND(&quot;)&quot;;[.G154])" office:value-type="float" office:value="53" calcext:value-type="float">
            <text:p>53</text:p>
          </table:table-cell>
          <table:table-cell table:formula="of:=FIND(&quot;(&quot;;[.G154])" office:value-type="float" office:value="17" calcext:value-type="float">
            <text:p>17</text:p>
          </table:table-cell>
          <table:table-cell office:value-type="string" calcext:value-type="string">
            <text:p>- [Iconize ★198](https://github.com/jsmarcus/Iconize): Use icon fonts in your Xamarin.Forms application!</text:p>
          </table:table-cell>
        </table:table-row>
        <table:table-row table:style-name="ro1">
          <table:table-cell table:formula="of:=COM.MICROSOFT.CONCAT(&quot;![GitHub Repo stars](https://img.shields.io/github/stars/&quot;;[.B155];&quot;?label=&quot;;[.B155];&quot;&amp;style=social)&quot;)" office:value-type="string" office:string-value="![GitHub Repo stars](https://img.shields.io/github/stars/jamesmontemagno/InAppBillingPlugin?label=jamesmontemagno/InAppBillingPlugin&amp;style=social)" calcext:value-type="string">
            <text:p>![GitHub Repo stars](https://img.shields.io/github/stars/jamesmontemagno/InAppBillingPlugin?label=jamesmontemagno/InAppBillingPlugin&amp;style=social)</text:p>
          </table:table-cell>
          <table:table-cell table:formula="of:=MID([.G155];[.C155];[.E155]-[.C155])" office:value-type="string" office:string-value="jamesmontemagno/InAppBillingPlugin" calcext:value-type="string">
            <text:p>jamesmontemagno/InAppBillingPlugin</text:p>
          </table:table-cell>
          <table:table-cell table:formula="of:=FIND(&quot;github.com/&quot;;[.G155])+11" office:value-type="float" office:value="48" calcext:value-type="float">
            <text:p>48</text:p>
          </table:table-cell>
          <table:table-cell table:formula="of:=MID([.G155];[.F155]+1;[.E155]-[.F155]-1)" office:value-type="string" office:string-value="https://github.com/jamesmontemagno/InAppBillingPlugin" calcext:value-type="string">
            <text:p>https://github.com/jamesmontemagno/InAppBillingPlugin</text:p>
          </table:table-cell>
          <table:table-cell table:formula="of:=FIND(&quot;)&quot;;[.G155])" office:value-type="float" office:value="82" calcext:value-type="float">
            <text:p>82</text:p>
          </table:table-cell>
          <table:table-cell table:formula="of:=FIND(&quot;(&quot;;[.G155])" office:value-type="float" office:value="28" calcext:value-type="float">
            <text:p>28</text:p>
          </table:table-cell>
          <table:table-cell office:value-type="string" calcext:value-type="string">
            <text:p>- [InAppBillingPlugin ★231](https://github.com/jamesmontemagno/InAppBillingPlugin): A simple In-App Purchase plugin for Xamarin and Windows to query item information, purchase items, restore items, and more.</text:p>
          </table:table-cell>
        </table:table-row>
        <table:table-row table:style-name="ro1">
          <table:table-cell table:formula="of:=COM.MICROSOFT.CONCAT(&quot;![GitHub Repo stars](https://img.shields.io/github/stars/&quot;;[.B156];&quot;?label=&quot;;[.B156];&quot;&amp;style=social)&quot;)" office:value-type="string" office:string-value="![GitHub Repo stars](https://img.shields.io/github/stars/praeclarum/ImmutableUI?label=praeclarum/ImmutableUI&amp;style=social)" calcext:value-type="string">
            <text:p>![GitHub Repo stars](https://img.shields.io/github/stars/praeclarum/ImmutableUI?label=praeclarum/ImmutableUI&amp;style=social)</text:p>
          </table:table-cell>
          <table:table-cell table:formula="of:=MID([.G156];[.C156];[.E156]-[.C156])" office:value-type="string" office:string-value="praeclarum/ImmutableUI" calcext:value-type="string">
            <text:p>praeclarum/ImmutableUI</text:p>
          </table:table-cell>
          <table:table-cell table:formula="of:=FIND(&quot;github.com/&quot;;[.G156])+11" office:value-type="float" office:value="41" calcext:value-type="float">
            <text:p>41</text:p>
          </table:table-cell>
          <table:table-cell table:formula="of:=MID([.G156];[.F156]+1;[.E156]-[.F156]-1)" office:value-type="string" office:string-value="https://github.com/praeclarum/ImmutableUI" calcext:value-type="string">
            <text:p>https://github.com/praeclarum/ImmutableUI</text:p>
          </table:table-cell>
          <table:table-cell table:formula="of:=FIND(&quot;)&quot;;[.G156])" office:value-type="float" office:value="63" calcext:value-type="float">
            <text:p>63</text:p>
          </table:table-cell>
          <table:table-cell table:formula="of:=FIND(&quot;(&quot;;[.G156])" office:value-type="float" office:value="21" calcext:value-type="float">
            <text:p>21</text:p>
          </table:table-cell>
          <table:table-cell office:value-type="string" calcext:value-type="string">
            <text:p>- [ImmutableUI ★116](https://github.com/praeclarum/ImmutableUI): Is a collection of immutable data objects that mirror object-oriented user interface APIs.</text:p>
          </table:table-cell>
        </table:table-row>
        <table:table-row table:style-name="ro1">
          <table:table-cell table:formula="of:=COM.MICROSOFT.CONCAT(&quot;![GitHub Repo stars](https://img.shields.io/github/stars/&quot;;[.B157];&quot;?label=&quot;;[.B157];&quot;&amp;style=social)&quot;)" office:value-type="string" office:string-value="![GitHub Repo stars](https://img.shields.io/github/stars/aritchie/jobs?label=aritchie/jobs&amp;style=social)" calcext:value-type="string">
            <text:p>![GitHub Repo stars](https://img.shields.io/github/stars/aritchie/jobs?label=aritchie/jobs&amp;style=social)</text:p>
          </table:table-cell>
          <table:table-cell table:formula="of:=MID([.G157];[.C157];[.E157]-[.C157])" office:value-type="string" office:string-value="aritchie/jobs" calcext:value-type="string">
            <text:p>aritchie/jobs</text:p>
          </table:table-cell>
          <table:table-cell table:formula="of:=FIND(&quot;github.com/&quot;;[.G157])+11" office:value-type="float" office:value="33" calcext:value-type="float">
            <text:p>33</text:p>
          </table:table-cell>
          <table:table-cell table:formula="of:=MID([.G157];[.F157]+1;[.E157]-[.F157]-1)" office:value-type="string" office:string-value="https://github.com/aritchie/jobs" calcext:value-type="string">
            <text:p>https://github.com/aritchie/jobs</text:p>
          </table:table-cell>
          <table:table-cell table:formula="of:=FIND(&quot;)&quot;;[.G157])" office:value-type="float" office:value="46" calcext:value-type="float">
            <text:p>46</text:p>
          </table:table-cell>
          <table:table-cell table:formula="of:=FIND(&quot;(&quot;;[.G157])" office:value-type="float" office:value="13" calcext:value-type="float">
            <text:p>13</text:p>
          </table:table-cell>
          <table:table-cell office:value-type="string" calcext:value-type="string">
            <text:p>- [Jobs ★89](https://github.com/aritchie/jobs): Background Jobs Framework for Xamarin &amp; UWP.</text:p>
          </table:table-cell>
        </table:table-row>
        <table:table-row table:style-name="ro1">
          <table:table-cell table:formula="of:=COM.MICROSOFT.CONCAT(&quot;![GitHub Repo stars](https://img.shields.io/github/stars/&quot;;[.B158];&quot;?label=&quot;;[.B158];&quot;&amp;style=social)&quot;)" office:value-type="string" office:string-value="![GitHub Repo stars](https://img.shields.io/github/stars/aloisdeniel/Xam.Forms.NavigationExtensions?label=aloisdeniel/Xam.Forms.NavigationExtensions&amp;style=social)" calcext:value-type="string">
            <text:p>![GitHub Repo stars](https://img.shields.io/github/stars/aloisdeniel/Xam.Forms.NavigationExtensions?label=aloisdeniel/Xam.Forms.NavigationExtensions&amp;style=social)</text:p>
          </table:table-cell>
          <table:table-cell table:formula="of:=MID([.G158];[.C158];[.E158]-[.C158])" office:value-type="string" office:string-value="aloisdeniel/Xam.Forms.NavigationExtensions" calcext:value-type="string">
            <text:p>aloisdeniel/Xam.Forms.NavigationExtensions</text:p>
          </table:table-cell>
          <table:table-cell table:formula="of:=FIND(&quot;github.com/&quot;;[.G158])+11" office:value-type="float" office:value="67" calcext:value-type="float">
            <text:p>67</text:p>
          </table:table-cell>
          <table:table-cell table:formula="of:=MID([.G158];[.F158]+1;[.E158]-[.F158]-1)" office:value-type="string" office:string-value="https://github.com/aloisdeniel/Xam.Forms.NavigationExtensions" calcext:value-type="string">
            <text:p>https://github.com/aloisdeniel/Xam.Forms.NavigationExtensions</text:p>
          </table:table-cell>
          <table:table-cell table:formula="of:=FIND(&quot;)&quot;;[.G158])" office:value-type="float" office:value="109" calcext:value-type="float">
            <text:p>109</text:p>
          </table:table-cell>
          <table:table-cell table:formula="of:=FIND(&quot;(&quot;;[.G158])" office:value-type="float" office:value="47" calcext:value-type="float">
            <text:p>47</text:p>
          </table:table-cell>
          <table:table-cell office:value-type="string" calcext:value-type="string">
            <text:p>- [NavigationExtensions for Xamarin.Forms ★10](https://github.com/aloisdeniel/Xam.Forms.NavigationExtensions): Those extensions for Xamarin.Forms basically add storage of the navigation history when the application stops.</text:p>
          </table:table-cell>
        </table:table-row>
        <table:table-row table:style-name="ro1">
          <table:table-cell table:formula="of:=COM.MICROSOFT.CONCAT(&quot;![GitHub Repo stars](https://img.shields.io/github/stars/&quot;;[.B159];&quot;?label=&quot;;[.B159];&quot;&amp;style=social)&quot;)" office:value-type="string" office:string-value="![GitHub Repo stars](https://img.shields.io/github/stars/LuckyDucko/NotificationService?label=LuckyDucko/NotificationService&amp;style=social)" calcext:value-type="string">
            <text:p>![GitHub Repo stars](https://img.shields.io/github/stars/LuckyDucko/NotificationService?label=LuckyDucko/NotificationService&amp;style=social)</text:p>
          </table:table-cell>
          <table:table-cell table:formula="of:=MID([.G159];[.C159];[.E159]-[.C159])" office:value-type="string" office:string-value="LuckyDucko/NotificationService" calcext:value-type="string">
            <text:p>LuckyDucko/NotificationService</text:p>
          </table:table-cell>
          <table:table-cell table:formula="of:=FIND(&quot;github.com/&quot;;[.G159])+11" office:value-type="float" office:value="47" calcext:value-type="float">
            <text:p>47</text:p>
          </table:table-cell>
          <table:table-cell table:formula="of:=MID([.G159];[.F159]+1;[.E159]-[.F159]-1)" office:value-type="string" office:string-value="https://github.com/LuckyDucko/NotificationService" calcext:value-type="string">
            <text:p>https://github.com/LuckyDucko/NotificationService</text:p>
          </table:table-cell>
          <table:table-cell table:formula="of:=FIND(&quot;)&quot;;[.G159])" office:value-type="float" office:value="77" calcext:value-type="float">
            <text:p>77</text:p>
          </table:table-cell>
          <table:table-cell table:formula="of:=FIND(&quot;(&quot;;[.G159])" office:value-type="float" office:value="27" calcext:value-type="float">
            <text:p>27</text:p>
          </table:table-cell>
          <table:table-cell office:value-type="string" calcext:value-type="string">
            <text:p>- [NotificationService ★4](https://github.com/LuckyDucko/NotificationService): Quick and easy Notifications for Xamarin Forms iOS/Android.</text:p>
          </table:table-cell>
        </table:table-row>
        <table:table-row table:style-name="ro1">
          <table:table-cell table:formula="of:=COM.MICROSOFT.CONCAT(&quot;![GitHub Repo stars](https://img.shields.io/github/stars/&quot;;[.B160];&quot;?label=&quot;;[.B160];&quot;&amp;style=social)&quot;)" office:value-type="string" office:string-value="![GitHub Repo stars](https://img.shields.io/github/stars/launchdarkly/xamarin-client?label=launchdarkly/xamarin-client&amp;style=social)" calcext:value-type="string">
            <text:p>![GitHub Repo stars](https://img.shields.io/github/stars/launchdarkly/xamarin-client?label=launchdarkly/xamarin-client&amp;style=social)</text:p>
          </table:table-cell>
          <table:table-cell table:formula="of:=MID([.G160];[.C160];[.E160]-[.C160])" office:value-type="string" office:string-value="launchdarkly/xamarin-client" calcext:value-type="string">
            <text:p>launchdarkly/xamarin-client</text:p>
          </table:table-cell>
          <table:table-cell table:formula="of:=FIND(&quot;github.com/&quot;;[.G160])+11" office:value-type="float" office:value="55" calcext:value-type="float">
            <text:p>55</text:p>
          </table:table-cell>
          <table:table-cell table:formula="of:=MID([.G160];[.F160]+1;[.E160]-[.F160]-1)" office:value-type="string" office:string-value="https://github.com/launchdarkly/xamarin-client" calcext:value-type="string">
            <text:p>https://github.com/launchdarkly/xamarin-client</text:p>
          </table:table-cell>
          <table:table-cell table:formula="of:=FIND(&quot;)&quot;;[.G160])" office:value-type="float" office:value="82" calcext:value-type="float">
            <text:p>82</text:p>
          </table:table-cell>
          <table:table-cell table:formula="of:=FIND(&quot;(&quot;;[.G160])" office:value-type="float" office:value="35" calcext:value-type="float">
            <text:p>35</text:p>
          </table:table-cell>
          <table:table-cell office:value-type="string" calcext:value-type="string">
            <text:p>- [LaunchDarkly Xamarin Client ★5](https://github.com/launchdarkly/xamarin-client): LaunchDarkly SDK for Xamarin.</text:p>
          </table:table-cell>
        </table:table-row>
        <table:table-row table:style-name="ro1">
          <table:table-cell table:formula="of:=COM.MICROSOFT.CONCAT(&quot;![GitHub Repo stars](https://img.shields.io/github/stars/&quot;;[.B161];&quot;?label=&quot;;[.B161];&quot;&amp;style=social)&quot;)" office:value-type="string" office:string-value="![GitHub Repo stars](https://img.shields.io/github/stars/videolan/libvlcsharp?label=videolan/libvlcsharp&amp;style=social)" calcext:value-type="string">
            <text:p>![GitHub Repo stars](https://img.shields.io/github/stars/videolan/libvlcsharp?label=videolan/libvlcsharp&amp;style=social)</text:p>
          </table:table-cell>
          <table:table-cell table:formula="of:=MID([.G161];[.C161];[.E161]-[.C161])" office:value-type="string" office:string-value="videolan/libvlcsharp" calcext:value-type="string">
            <text:p>videolan/libvlcsharp</text:p>
          </table:table-cell>
          <table:table-cell table:formula="of:=FIND(&quot;github.com/&quot;;[.G161])+11" office:value-type="float" office:value="41" calcext:value-type="float">
            <text:p>41</text:p>
          </table:table-cell>
          <table:table-cell table:formula="of:=MID([.G161];[.F161]+1;[.E161]-[.F161]-1)" office:value-type="string" office:string-value="https://github.com/videolan/libvlcsharp" calcext:value-type="string">
            <text:p>https://github.com/videolan/libvlcsharp</text:p>
          </table:table-cell>
          <table:table-cell table:formula="of:=FIND(&quot;)&quot;;[.G161])" office:value-type="float" office:value="61" calcext:value-type="float">
            <text:p>61</text:p>
          </table:table-cell>
          <table:table-cell table:formula="of:=FIND(&quot;(&quot;;[.G161])" office:value-type="float" office:value="21" calcext:value-type="float">
            <text:p>21</text:p>
          </table:table-cell>
          <table:table-cell office:value-type="string" calcext:value-type="string">
            <text:p>- [LibVLCSharp ★660](https://github.com/videolan/libvlcsharp): Xamarin bindings for libvlc, the multimedia framework powering the VLC applications made by VideoLAN.</text:p>
          </table:table-cell>
        </table:table-row>
        <table:table-row table:style-name="ro1">
          <table:table-cell table:formula="of:=COM.MICROSOFT.CONCAT(&quot;![GitHub Repo stars](https://img.shields.io/github/stars/&quot;;[.B162];&quot;?label=&quot;;[.B162];&quot;&amp;style=social)&quot;)" office:value-type="string" office:string-value="![GitHub Repo stars](https://img.shields.io/github/stars/peterfournier/MagTek?label=peterfournier/MagTek&amp;style=social)" calcext:value-type="string">
            <text:p>![GitHub Repo stars](https://img.shields.io/github/stars/peterfournier/MagTek?label=peterfournier/MagTek&amp;style=social)</text:p>
          </table:table-cell>
          <table:table-cell table:formula="of:=MID([.G162];[.C162];[.E162]-[.C162])" office:value-type="string" office:string-value="peterfournier/MagTek" calcext:value-type="string">
            <text:p>peterfournier/MagTek</text:p>
          </table:table-cell>
          <table:table-cell table:formula="of:=FIND(&quot;github.com/&quot;;[.G162])+11" office:value-type="float" office:value="34" calcext:value-type="float">
            <text:p>34</text:p>
          </table:table-cell>
          <table:table-cell table:formula="of:=MID([.G162];[.F162]+1;[.E162]-[.F162]-1)" office:value-type="string" office:string-value="https://github.com/peterfournier/MagTek" calcext:value-type="string">
            <text:p>https://github.com/peterfournier/MagTek</text:p>
          </table:table-cell>
          <table:table-cell table:formula="of:=FIND(&quot;)&quot;;[.G162])" office:value-type="float" office:value="54" calcext:value-type="float">
            <text:p>54</text:p>
          </table:table-cell>
          <table:table-cell table:formula="of:=FIND(&quot;(&quot;;[.G162])" office:value-type="float" office:value="14" calcext:value-type="float">
            <text:p>14</text:p>
          </table:table-cell>
          <table:table-cell office:value-type="string" calcext:value-type="string">
            <text:p>- [MagTek ★2](https://github.com/peterfournier/MagTek): Xamarin.Forms, Xamarin.iOS, and Xamarin.Android support for MagTek card readers.</text:p>
          </table:table-cell>
        </table:table-row>
        <table:table-row table:style-name="ro1">
          <table:table-cell table:formula="of:=COM.MICROSOFT.CONCAT(&quot;![GitHub Repo stars](https://img.shields.io/github/stars/&quot;;[.B163];&quot;?label=&quot;;[.B163];&quot;&amp;style=social)&quot;)" office:value-type="string" office:string-value="![GitHub Repo stars](https://img.shields.io/github/stars/winstongubantes/MatchaBackgroundService?label=winstongubantes/MatchaBackgroundService&amp;style=social)" calcext:value-type="string">
            <text:p>![GitHub Repo stars](https://img.shields.io/github/stars/winstongubantes/MatchaBackgroundService?label=winstongubantes/MatchaBackgroundService&amp;style=social)</text:p>
          </table:table-cell>
          <table:table-cell table:formula="of:=MID([.G163];[.C163];[.E163]-[.C163])" office:value-type="string" office:string-value="winstongubantes/MatchaBackgroundService" calcext:value-type="string">
            <text:p>winstongubantes/MatchaBackgroundService</text:p>
          </table:table-cell>
          <table:table-cell table:formula="of:=FIND(&quot;github.com/&quot;;[.G163])+11" office:value-type="float" office:value="53" calcext:value-type="float">
            <text:p>53</text:p>
          </table:table-cell>
          <table:table-cell table:formula="of:=MID([.G163];[.F163]+1;[.E163]-[.F163]-1)" office:value-type="string" office:string-value="https://github.com/winstongubantes/MatchaBackgroundService" calcext:value-type="string">
            <text:p>https://github.com/winstongubantes/MatchaBackgroundService</text:p>
          </table:table-cell>
          <table:table-cell table:formula="of:=FIND(&quot;)&quot;;[.G163])" office:value-type="float" office:value="92" calcext:value-type="float">
            <text:p>92</text:p>
          </table:table-cell>
          <table:table-cell table:formula="of:=FIND(&quot;(&quot;;[.G163])" office:value-type="float" office:value="33" calcext:value-type="float">
            <text:p>33</text:p>
          </table:table-cell>
          <table:table-cell office:value-type="string" calcext:value-type="string">
            <text:p>- [MatchaBackgroundService ★117](https://github.com/winstongubantes/MatchaBackgroundService): A plugin library to simplify Backgrounding in Xamarin.Forms.</text:p>
          </table:table-cell>
        </table:table-row>
        <table:table-row table:style-name="ro1">
          <table:table-cell table:formula="of:=COM.MICROSOFT.CONCAT(&quot;![GitHub Repo stars](https://img.shields.io/github/stars/&quot;;[.B164];&quot;?label=&quot;;[.B164];&quot;&amp;style=social)&quot;)" office:value-type="string" office:string-value="![GitHub Repo stars](https://img.shields.io/github/stars/jamesmontemagno/MediaPlugin?label=jamesmontemagno/MediaPlugin&amp;style=social)" calcext:value-type="string">
            <text:p>![GitHub Repo stars](https://img.shields.io/github/stars/jamesmontemagno/MediaPlugin?label=jamesmontemagno/MediaPlugin&amp;style=social)</text:p>
          </table:table-cell>
          <table:table-cell table:formula="of:=MID([.G164];[.C164];[.E164]-[.C164])" office:value-type="string" office:string-value="jamesmontemagno/MediaPlugin" calcext:value-type="string">
            <text:p>jamesmontemagno/MediaPlugin</text:p>
          </table:table-cell>
          <table:table-cell table:formula="of:=FIND(&quot;github.com/&quot;;[.G164])+11" office:value-type="float" office:value="35" calcext:value-type="float">
            <text:p>35</text:p>
          </table:table-cell>
          <table:table-cell table:formula="of:=MID([.G164];[.F164]+1;[.E164]-[.F164]-1)" office:value-type="string" office:string-value="https://github.com/jamesmontemagno/MediaPlugin" calcext:value-type="string">
            <text:p>https://github.com/jamesmontemagno/MediaPlugin</text:p>
          </table:table-cell>
          <table:table-cell table:formula="of:=FIND(&quot;)&quot;;[.G164])" office:value-type="float" office:value="62" calcext:value-type="float">
            <text:p>62</text:p>
          </table:table-cell>
          <table:table-cell table:formula="of:=FIND(&quot;(&quot;;[.G164])" office:value-type="float" office:value="15" calcext:value-type="float">
            <text:p>15</text:p>
          </table:table-cell>
          <table:table-cell office:value-type="string" calcext:value-type="string">
            <text:p>- [Media ★637](https://github.com/jamesmontemagno/MediaPlugin): Take or pick photos/videos.</text:p>
          </table:table-cell>
        </table:table-row>
        <table:table-row table:style-name="ro1">
          <table:table-cell table:formula="of:=COM.MICROSOFT.CONCAT(&quot;![GitHub Repo stars](https://img.shields.io/github/stars/&quot;;[.B165];&quot;?label=&quot;;[.B165];&quot;&amp;style=social)&quot;)" office:value-type="string" office:string-value="![GitHub Repo stars](https://img.shields.io/github/stars/martijn00/XamarinMediaManager?label=martijn00/XamarinMediaManager&amp;style=social)" calcext:value-type="string">
            <text:p>![GitHub Repo stars](https://img.shields.io/github/stars/martijn00/XamarinMediaManager?label=martijn00/XamarinMediaManager&amp;style=social)</text:p>
          </table:table-cell>
          <table:table-cell table:formula="of:=MID([.G165];[.C165];[.E165]-[.C165])" office:value-type="string" office:string-value="martijn00/XamarinMediaManager" calcext:value-type="string">
            <text:p>martijn00/XamarinMediaManager</text:p>
          </table:table-cell>
          <table:table-cell table:formula="of:=FIND(&quot;github.com/&quot;;[.G165])+11" office:value-type="float" office:value="42" calcext:value-type="float">
            <text:p>42</text:p>
          </table:table-cell>
          <table:table-cell table:formula="of:=MID([.G165];[.F165]+1;[.E165]-[.F165]-1)" office:value-type="string" office:string-value="https://github.com/martijn00/XamarinMediaManager" calcext:value-type="string">
            <text:p>https://github.com/martijn00/XamarinMediaManager</text:p>
          </table:table-cell>
          <table:table-cell table:formula="of:=FIND(&quot;)&quot;;[.G165])" office:value-type="float" office:value="71" calcext:value-type="float">
            <text:p>71</text:p>
          </table:table-cell>
          <table:table-cell table:formula="of:=FIND(&quot;(&quot;;[.G165])" office:value-type="float" office:value="22" calcext:value-type="float">
            <text:p>22</text:p>
          </table:table-cell>
          <table:table-cell office:value-type="string" calcext:value-type="string">
            <text:p>- [MediaManager ★590](https://github.com/martijn00/XamarinMediaManager): Cross platform media plugin for Xamarin and Windows.</text:p>
          </table:table-cell>
        </table:table-row>
        <table:table-row table:style-name="ro1">
          <table:table-cell table:formula="of:=COM.MICROSOFT.CONCAT(&quot;![GitHub Repo stars](https://img.shields.io/github/stars/&quot;;[.B166];&quot;?label=&quot;;[.B166];&quot;&amp;style=social)&quot;)" office:value-type="string" office:string-value="![GitHub Repo stars](https://img.shields.io/github/stars/poz1/NFCForms?label=poz1/NFCForms&amp;style=social)" calcext:value-type="string">
            <text:p>![GitHub Repo stars](https://img.shields.io/github/stars/poz1/NFCForms?label=poz1/NFCForms&amp;style=social)</text:p>
          </table:table-cell>
          <table:table-cell table:formula="of:=MID([.G166];[.C166];[.E166]-[.C166])" office:value-type="string" office:string-value="poz1/NFCForms" calcext:value-type="string">
            <text:p>poz1/NFCForms</text:p>
          </table:table-cell>
          <table:table-cell table:formula="of:=FIND(&quot;github.com/&quot;;[.G166])+11" office:value-type="float" office:value="37" calcext:value-type="float">
            <text:p>37</text:p>
          </table:table-cell>
          <table:table-cell table:formula="of:=MID([.G166];[.F166]+1;[.E166]-[.F166]-1)" office:value-type="string" office:string-value="https://github.com/poz1/NFCForms" calcext:value-type="string">
            <text:p>https://github.com/poz1/NFCForms</text:p>
          </table:table-cell>
          <table:table-cell table:formula="of:=FIND(&quot;)&quot;;[.G166])" office:value-type="float" office:value="50" calcext:value-type="float">
            <text:p>50</text:p>
          </table:table-cell>
          <table:table-cell table:formula="of:=FIND(&quot;(&quot;;[.G166])" office:value-type="float" office:value="17" calcext:value-type="float">
            <text:p>17</text:p>
          </table:table-cell>
          <table:table-cell office:value-type="string" calcext:value-type="string">
            <text:p>- [NFCForms ★43](https://github.com/poz1/NFCForms): Easily read and write NFC tags in your Xamarin.Forms application. </text:p>
          </table:table-cell>
        </table:table-row>
        <table:table-row table:style-name="ro1">
          <table:table-cell table:formula="of:=COM.MICROSOFT.CONCAT(&quot;![GitHub Repo stars](https://img.shields.io/github/stars/&quot;;[.B167];&quot;?label=&quot;;[.B167];&quot;&amp;style=social)&quot;)" office:value-type="string" office:string-value="![GitHub Repo stars](https://img.shields.io/github/stars/davepruitt/NoFrillsDataGrid?label=davepruitt/NoFrillsDataGrid&amp;style=social)" calcext:value-type="string">
            <text:p>![GitHub Repo stars](https://img.shields.io/github/stars/davepruitt/NoFrillsDataGrid?label=davepruitt/NoFrillsDataGrid&amp;style=social)</text:p>
          </table:table-cell>
          <table:table-cell table:formula="of:=MID([.G167];[.C167];[.E167]-[.C167])" office:value-type="string" office:string-value="davepruitt/NoFrillsDataGrid" calcext:value-type="string">
            <text:p>davepruitt/NoFrillsDataGrid</text:p>
          </table:table-cell>
          <table:table-cell table:formula="of:=FIND(&quot;github.com/&quot;;[.G167])+11" office:value-type="float" office:value="44" calcext:value-type="float">
            <text:p>44</text:p>
          </table:table-cell>
          <table:table-cell table:formula="of:=MID([.G167];[.F167]+1;[.E167]-[.F167]-1)" office:value-type="string" office:string-value="https://github.com/davepruitt/NoFrillsDataGrid" calcext:value-type="string">
            <text:p>https://github.com/davepruitt/NoFrillsDataGrid</text:p>
          </table:table-cell>
          <table:table-cell table:formula="of:=FIND(&quot;)&quot;;[.G167])" office:value-type="float" office:value="71" calcext:value-type="float">
            <text:p>71</text:p>
          </table:table-cell>
          <table:table-cell table:formula="of:=FIND(&quot;(&quot;;[.G167])" office:value-type="float" office:value="24" calcext:value-type="float">
            <text:p>24</text:p>
          </table:table-cell>
          <table:table-cell office:value-type="string" calcext:value-type="string">
            <text:p>- [NoFrillsDataGrid ★3](https://github.com/davepruitt/NoFrillsDataGrid): This is a no-frills data grid control for Xamarin Forms. It uses SkiaSharp as the means to create and draw the data grid itself.</text:p>
          </table:table-cell>
        </table:table-row>
        <table:table-row table:style-name="ro1">
          <table:table-cell table:formula="of:=COM.MICROSOFT.CONCAT(&quot;![GitHub Repo stars](https://img.shields.io/github/stars/&quot;;[.B168];&quot;?label=&quot;;[.B168];&quot;&amp;style=social)&quot;)" office:value-type="string" office:string-value="![GitHub Repo stars](https://img.shields.io/github/stars/AndreiMisiukevich/OpenTok-Xamarin.Forms?label=AndreiMisiukevich/OpenTok-Xamarin.Forms&amp;style=social)" calcext:value-type="string">
            <text:p>![GitHub Repo stars](https://img.shields.io/github/stars/AndreiMisiukevich/OpenTok-Xamarin.Forms?label=AndreiMisiukevich/OpenTok-Xamarin.Forms&amp;style=social)</text:p>
          </table:table-cell>
          <table:table-cell table:formula="of:=MID([.G168];[.C168];[.E168]-[.C168])" office:value-type="string" office:string-value="AndreiMisiukevich/OpenTok-Xamarin.Forms" calcext:value-type="string">
            <text:p>AndreiMisiukevich/OpenTok-Xamarin.Forms</text:p>
          </table:table-cell>
          <table:table-cell table:formula="of:=FIND(&quot;github.com/&quot;;[.G168])+11" office:value-type="float" office:value="50" calcext:value-type="float">
            <text:p>50</text:p>
          </table:table-cell>
          <table:table-cell table:formula="of:=MID([.G168];[.F168]+1;[.E168]-[.F168]-1)" office:value-type="string" office:string-value="https://github.com/AndreiMisiukevich/OpenTok-Xamarin.Forms" calcext:value-type="string">
            <text:p>https://github.com/AndreiMisiukevich/OpenTok-Xamarin.Forms</text:p>
          </table:table-cell>
          <table:table-cell table:formula="of:=FIND(&quot;)&quot;;[.G168])" office:value-type="float" office:value="89" calcext:value-type="float">
            <text:p>89</text:p>
          </table:table-cell>
          <table:table-cell table:formula="of:=FIND(&quot;(&quot;;[.G168])" office:value-type="float" office:value="30" calcext:value-type="float">
            <text:p>30</text:p>
          </table:table-cell>
          <table:table-cell office:value-type="string" calcext:value-type="string">
            <text:p>- [OpenTok-Xamarin.Forms ★65](https://github.com/AndreiMisiukevich/OpenTok-Xamarin.Forms): OpenTok for Xamarin.Forms.</text:p>
          </table:table-cell>
        </table:table-row>
        <table:table-row table:style-name="ro1">
          <table:table-cell table:formula="of:=COM.MICROSOFT.CONCAT(&quot;![GitHub Repo stars](https://img.shields.io/github/stars/&quot;;[.B169];&quot;?label=&quot;;[.B169];&quot;&amp;style=social)&quot;)" office:value-type="string" office:string-value="![GitHub Repo stars](https://img.shields.io/github/stars/rdelrosario/PayCardRecognizerSample?label=rdelrosario/PayCardRecognizerSample&amp;style=social)" calcext:value-type="string">
            <text:p>![GitHub Repo stars](https://img.shields.io/github/stars/rdelrosario/PayCardRecognizerSample?label=rdelrosario/PayCardRecognizerSample&amp;style=social)</text:p>
          </table:table-cell>
          <table:table-cell table:formula="of:=MID([.G169];[.C169];[.E169]-[.C169])" office:value-type="string" office:string-value="rdelrosario/PayCardRecognizerSample" calcext:value-type="string">
            <text:p>rdelrosario/PayCardRecognizerSample</text:p>
          </table:table-cell>
          <table:table-cell table:formula="of:=FIND(&quot;github.com/&quot;;[.G169])+11" office:value-type="float" office:value="52" calcext:value-type="float">
            <text:p>52</text:p>
          </table:table-cell>
          <table:table-cell table:formula="of:=MID([.G169];[.F169]+1;[.E169]-[.F169]-1)" office:value-type="string" office:string-value="https://github.com/rdelrosario/PayCardRecognizerSample" calcext:value-type="string">
            <text:p>https://github.com/rdelrosario/PayCardRecognizerSample</text:p>
          </table:table-cell>
          <table:table-cell table:formula="of:=FIND(&quot;)&quot;;[.G169])" office:value-type="float" office:value="87" calcext:value-type="float">
            <text:p>87</text:p>
          </table:table-cell>
          <table:table-cell table:formula="of:=FIND(&quot;(&quot;;[.G169])" office:value-type="float" office:value="32" calcext:value-type="float">
            <text:p>32</text:p>
          </table:table-cell>
          <table:table-cell office:value-type="string" calcext:value-type="string">
            <text:p>- [PayCardRecognizerSample ★10](https://github.com/rdelrosario/PayCardRecognizerSample): PayCard Bindings &amp; Sample for Scanning Credit Cards in Xamarin Forms.</text:p>
          </table:table-cell>
        </table:table-row>
        <table:table-row table:style-name="ro1">
          <table:table-cell table:formula="of:=COM.MICROSOFT.CONCAT(&quot;![GitHub Repo stars](https://img.shields.io/github/stars/&quot;;[.B170];&quot;?label=&quot;;[.B170];&quot;&amp;style=social)&quot;)" office:value-type="string" office:string-value="![GitHub Repo stars](https://img.shields.io/github/stars/AlejandroRuiz/PayPal.Forms?label=AlejandroRuiz/PayPal.Forms&amp;style=social)" calcext:value-type="string">
            <text:p>![GitHub Repo stars](https://img.shields.io/github/stars/AlejandroRuiz/PayPal.Forms?label=AlejandroRuiz/PayPal.Forms&amp;style=social)</text:p>
          </table:table-cell>
          <table:table-cell table:formula="of:=MID([.G170];[.C170];[.E170]-[.C170])" office:value-type="string" office:string-value="AlejandroRuiz/PayPal.Forms" calcext:value-type="string">
            <text:p>AlejandroRuiz/PayPal.Forms</text:p>
          </table:table-cell>
          <table:table-cell table:formula="of:=FIND(&quot;github.com/&quot;;[.G170])+11" office:value-type="float" office:value="35" calcext:value-type="float">
            <text:p>35</text:p>
          </table:table-cell>
          <table:table-cell table:formula="of:=MID([.G170];[.F170]+1;[.E170]-[.F170]-1)" office:value-type="string" office:string-value="https://github.com/AlejandroRuiz/PayPal.Forms" calcext:value-type="string">
            <text:p>https://github.com/AlejandroRuiz/PayPal.Forms</text:p>
          </table:table-cell>
          <table:table-cell table:formula="of:=FIND(&quot;)&quot;;[.G170])" office:value-type="float" office:value="61" calcext:value-type="float">
            <text:p>61</text:p>
          </table:table-cell>
          <table:table-cell table:formula="of:=FIND(&quot;(&quot;;[.G170])" office:value-type="float" office:value="15" calcext:value-type="float">
            <text:p>15</text:p>
          </table:table-cell>
          <table:table-cell office:value-type="string" calcext:value-type="string">
            <text:p>- [PayPal ★77](https://github.com/AlejandroRuiz/PayPal.Forms): PayPal Plugin for Xamarin.Forms.</text:p>
          </table:table-cell>
        </table:table-row>
        <table:table-row table:style-name="ro1">
          <table:table-cell table:formula="of:=COM.MICROSOFT.CONCAT(&quot;![GitHub Repo stars](https://img.shields.io/github/stars/&quot;;[.B171];&quot;?label=&quot;;[.B171];&quot;&amp;style=social)&quot;)" office:value-type="string" office:string-value="![GitHub Repo stars](https://img.shields.io/github/stars/PawKanarek/PerformanceLoggerXamairn?label=PawKanarek/PerformanceLoggerXamairn&amp;style=social)" calcext:value-type="string">
            <text:p>![GitHub Repo stars](https://img.shields.io/github/stars/PawKanarek/PerformanceLoggerXamairn?label=PawKanarek/PerformanceLoggerXamairn&amp;style=social)</text:p>
          </table:table-cell>
          <table:table-cell table:formula="of:=MID([.G171];[.C171];[.E171]-[.C171])" office:value-type="string" office:string-value="PawKanarek/PerformanceLoggerXamairn" calcext:value-type="string">
            <text:p>PawKanarek/PerformanceLoggerXamairn</text:p>
          </table:table-cell>
          <table:table-cell table:formula="of:=FIND(&quot;github.com/&quot;;[.G171])+11" office:value-type="float" office:value="52" calcext:value-type="float">
            <text:p>52</text:p>
          </table:table-cell>
          <table:table-cell table:formula="of:=MID([.G171];[.F171]+1;[.E171]-[.F171]-1)" office:value-type="string" office:string-value="https://github.com/PawKanarek/PerformanceLoggerXamairn" calcext:value-type="string">
            <text:p>https://github.com/PawKanarek/PerformanceLoggerXamairn</text:p>
          </table:table-cell>
          <table:table-cell table:formula="of:=FIND(&quot;)&quot;;[.G171])" office:value-type="float" office:value="87" calcext:value-type="float">
            <text:p>87</text:p>
          </table:table-cell>
          <table:table-cell table:formula="of:=FIND(&quot;(&quot;;[.G171])" office:value-type="float" office:value="32" calcext:value-type="float">
            <text:p>32</text:p>
          </table:table-cell>
          <table:table-cell office:value-type="string" calcext:value-type="string">
            <text:p>- [PerformanceLoggerXamarin ★4](https://github.com/PawKanarek/PerformanceLoggerXamairn): Light &amp; Fast logger provider with simple performance measurements for Xamarin.Forms apps with additional extension for Visual Studio.</text:p>
          </table:table-cell>
        </table:table-row>
        <table:table-row table:style-name="ro1">
          <table:table-cell table:formula="of:=COM.MICROSOFT.CONCAT(&quot;![GitHub Repo stars](https://img.shields.io/github/stars/&quot;;[.B172];&quot;?label=&quot;;[.B172];&quot;&amp;style=social)&quot;)" office:value-type="string" office:string-value="![GitHub Repo stars](https://img.shields.io/github/stars/jamesmontemagno/PermissionsPlugin?label=jamesmontemagno/PermissionsPlugin&amp;style=social)" calcext:value-type="string">
            <text:p>![GitHub Repo stars](https://img.shields.io/github/stars/jamesmontemagno/PermissionsPlugin?label=jamesmontemagno/PermissionsPlugin&amp;style=social)</text:p>
          </table:table-cell>
          <table:table-cell table:formula="of:=MID([.G172];[.C172];[.E172]-[.C172])" office:value-type="string" office:string-value="jamesmontemagno/PermissionsPlugin" calcext:value-type="string">
            <text:p>jamesmontemagno/PermissionsPlugin</text:p>
          </table:table-cell>
          <table:table-cell table:formula="of:=FIND(&quot;github.com/&quot;;[.G172])+11" office:value-type="float" office:value="41" calcext:value-type="float">
            <text:p>41</text:p>
          </table:table-cell>
          <table:table-cell table:formula="of:=MID([.G172];[.F172]+1;[.E172]-[.F172]-1)" office:value-type="string" office:string-value="https://github.com/jamesmontemagno/PermissionsPlugin" calcext:value-type="string">
            <text:p>https://github.com/jamesmontemagno/PermissionsPlugin</text:p>
          </table:table-cell>
          <table:table-cell table:formula="of:=FIND(&quot;)&quot;;[.G172])" office:value-type="float" office:value="74" calcext:value-type="float">
            <text:p>74</text:p>
          </table:table-cell>
          <table:table-cell table:formula="of:=FIND(&quot;(&quot;;[.G172])" office:value-type="float" office:value="21" calcext:value-type="float">
            <text:p>21</text:p>
          </table:table-cell>
          <table:table-cell office:value-type="string" calcext:value-type="string">
            <text:p>- [Permissions ★274](https://github.com/jamesmontemagno/PermissionsPlugin): Check and request runtime permissions.</text:p>
          </table:table-cell>
        </table:table-row>
        <table:table-row table:style-name="ro1">
          <table:table-cell table:formula="of:=COM.MICROSOFT.CONCAT(&quot;![GitHub Repo stars](https://img.shields.io/github/stars/&quot;;[.B173];&quot;?label=&quot;;[.B173];&quot;&amp;style=social)&quot;)" office:value-type="string" office:string-value="![GitHub Repo stars](https://img.shields.io/github/stars/Akinnagbe/PaystackInline.Forms.Plugin?label=Akinnagbe/PaystackInline.Forms.Plugin&amp;style=social)" calcext:value-type="string">
            <text:p>![GitHub Repo stars](https://img.shields.io/github/stars/Akinnagbe/PaystackInline.Forms.Plugin?label=Akinnagbe/PaystackInline.Forms.Plugin&amp;style=social)</text:p>
          </table:table-cell>
          <table:table-cell table:formula="of:=MID([.G173];[.C173];[.E173]-[.C173])" office:value-type="string" office:string-value="Akinnagbe/PaystackInline.Forms.Plugin" calcext:value-type="string">
            <text:p>Akinnagbe/PaystackInline.Forms.Plugin</text:p>
          </table:table-cell>
          <table:table-cell table:formula="of:=FIND(&quot;github.com/&quot;;[.G173])+11" office:value-type="float" office:value="55" calcext:value-type="float">
            <text:p>55</text:p>
          </table:table-cell>
          <table:table-cell table:formula="of:=MID([.G173];[.F173]+1;[.E173]-[.F173]-1)" office:value-type="string" office:string-value="https://github.com/Akinnagbe/PaystackInline.Forms.Plugin" calcext:value-type="string">
            <text:p>https://github.com/Akinnagbe/PaystackInline.Forms.Plugin</text:p>
          </table:table-cell>
          <table:table-cell table:formula="of:=FIND(&quot;)&quot;;[.G173])" office:value-type="float" office:value="92" calcext:value-type="float">
            <text:p>92</text:p>
          </table:table-cell>
          <table:table-cell table:formula="of:=FIND(&quot;(&quot;;[.G173])" office:value-type="float" office:value="35" calcext:value-type="float">
            <text:p>35</text:p>
          </table:table-cell>
          <table:table-cell office:value-type="string" calcext:value-type="string">
            <text:p>- [PaystackInline.Forms.Plugin ★2](https://github.com/Akinnagbe/PaystackInline.Forms.Plugin): Paystack Inline Payment Plugin for Xamarin Forms.</text:p>
          </table:table-cell>
        </table:table-row>
        <table:table-row table:style-name="ro1">
          <table:table-cell table:formula="of:=COM.MICROSOFT.CONCAT(&quot;![GitHub Repo stars](https://img.shields.io/github/stars/&quot;;[.B174];&quot;?label=&quot;;[.B174];&quot;&amp;style=social)&quot;)" office:value-type="string" office:string-value="![GitHub Repo stars](https://img.shields.io/github/stars/thudugala/Plugin.Glypher?label=thudugala/Plugin.Glypher&amp;style=social)" calcext:value-type="string">
            <text:p>![GitHub Repo stars](https://img.shields.io/github/stars/thudugala/Plugin.Glypher?label=thudugala/Plugin.Glypher&amp;style=social)</text:p>
          </table:table-cell>
          <table:table-cell table:formula="of:=MID([.G174];[.C174];[.E174]-[.C174])" office:value-type="string" office:string-value="thudugala/Plugin.Glypher" calcext:value-type="string">
            <text:p>thudugala/Plugin.Glypher</text:p>
          </table:table-cell>
          <table:table-cell table:formula="of:=FIND(&quot;github.com/&quot;;[.G174])+11" office:value-type="float" office:value="43" calcext:value-type="float">
            <text:p>43</text:p>
          </table:table-cell>
          <table:table-cell table:formula="of:=MID([.G174];[.F174]+1;[.E174]-[.F174]-1)" office:value-type="string" office:string-value="https://github.com/thudugala/Plugin.Glypher" calcext:value-type="string">
            <text:p>https://github.com/thudugala/Plugin.Glypher</text:p>
          </table:table-cell>
          <table:table-cell table:formula="of:=FIND(&quot;)&quot;;[.G174])" office:value-type="float" office:value="67" calcext:value-type="float">
            <text:p>67</text:p>
          </table:table-cell>
          <table:table-cell table:formula="of:=FIND(&quot;(&quot;;[.G174])" office:value-type="float" office:value="23" calcext:value-type="float">
            <text:p>23</text:p>
          </table:table-cell>
          <table:table-cell office:value-type="string" calcext:value-type="string">
            <text:p>- [Plugin.Glypher ★13](https://github.com/thudugala/Plugin.Glypher): This plugin extends support for font-glyphs (font-icons) in Xamarin.Forms applications.</text:p>
          </table:table-cell>
        </table:table-row>
        <table:table-row table:style-name="ro1">
          <table:table-cell table:formula="of:=COM.MICROSOFT.CONCAT(&quot;![GitHub Repo stars](https://img.shields.io/github/stars/&quot;;[.B175];&quot;?label=&quot;;[.B175];&quot;&amp;style=social)&quot;)" office:value-type="string" office:string-value="![GitHub Repo stars](https://img.shields.io/github/stars/devinZhou102/Plugin.GuestureLock?label=devinZhou102/Plugin.GuestureLock&amp;style=social)" calcext:value-type="string">
            <text:p>![GitHub Repo stars](https://img.shields.io/github/stars/devinZhou102/Plugin.GuestureLock?label=devinZhou102/Plugin.GuestureLock&amp;style=social)</text:p>
          </table:table-cell>
          <table:table-cell table:formula="of:=MID([.G175];[.C175];[.E175]-[.C175])" office:value-type="string" office:string-value="devinZhou102/Plugin.GuestureLock" calcext:value-type="string">
            <text:p>devinZhou102/Plugin.GuestureLock</text:p>
          </table:table-cell>
          <table:table-cell table:formula="of:=FIND(&quot;github.com/&quot;;[.G175])+11" office:value-type="float" office:value="47" calcext:value-type="float">
            <text:p>47</text:p>
          </table:table-cell>
          <table:table-cell table:formula="of:=MID([.G175];[.F175]+1;[.E175]-[.F175]-1)" office:value-type="string" office:string-value="https://github.com/devinZhou102/Plugin.GuestureLock" calcext:value-type="string">
            <text:p>https://github.com/devinZhou102/Plugin.GuestureLock</text:p>
          </table:table-cell>
          <table:table-cell table:formula="of:=FIND(&quot;)&quot;;[.G175])" office:value-type="float" office:value="79" calcext:value-type="float">
            <text:p>79</text:p>
          </table:table-cell>
          <table:table-cell table:formula="of:=FIND(&quot;(&quot;;[.G175])" office:value-type="float" office:value="27" calcext:value-type="float">
            <text:p>27</text:p>
          </table:table-cell>
          <table:table-cell office:value-type="string" calcext:value-type="string">
            <text:p>- [Plugin.GuestureLock ★8](https://github.com/devinZhou102/Plugin.GuestureLock): GuestureLock for Xamarin.Forms.</text:p>
          </table:table-cell>
        </table:table-row>
        <table:table-row table:style-name="ro1">
          <table:table-cell table:formula="of:=COM.MICROSOFT.CONCAT(&quot;![GitHub Repo stars](https://img.shields.io/github/stars/&quot;;[.B176];&quot;?label=&quot;;[.B176];&quot;&amp;style=social)&quot;)" office:value-type="string" office:string-value="![GitHub Repo stars](https://img.shields.io/github/stars/tmt242001/Plugin.LocalNotification?label=tmt242001/Plugin.LocalNotification&amp;style=social)" calcext:value-type="string">
            <text:p>![GitHub Repo stars](https://img.shields.io/github/stars/tmt242001/Plugin.LocalNotification?label=tmt242001/Plugin.LocalNotification&amp;style=social)</text:p>
          </table:table-cell>
          <table:table-cell table:formula="of:=MID([.G176];[.C176];[.E176]-[.C176])" office:value-type="string" office:string-value="tmt242001/Plugin.LocalNotification" calcext:value-type="string">
            <text:p>tmt242001/Plugin.LocalNotification</text:p>
          </table:table-cell>
          <table:table-cell table:formula="of:=FIND(&quot;github.com/&quot;;[.G176])+11" office:value-type="float" office:value="53" calcext:value-type="float">
            <text:p>53</text:p>
          </table:table-cell>
          <table:table-cell table:formula="of:=MID([.G176];[.F176]+1;[.E176]-[.F176]-1)" office:value-type="string" office:string-value="https://github.com/tmt242001/Plugin.LocalNotification" calcext:value-type="string">
            <text:p>https://github.com/tmt242001/Plugin.LocalNotification</text:p>
          </table:table-cell>
          <table:table-cell table:formula="of:=FIND(&quot;)&quot;;[.G176])" office:value-type="float" office:value="87" calcext:value-type="float">
            <text:p>87</text:p>
          </table:table-cell>
          <table:table-cell table:formula="of:=FIND(&quot;(&quot;;[.G176])" office:value-type="float" office:value="33" calcext:value-type="float">
            <text:p>33</text:p>
          </table:table-cell>
          <table:table-cell office:value-type="string" calcext:value-type="string">
            <text:p>- [Plugin.LocalNotification ★73](https://github.com/tmt242001/Plugin.LocalNotification): The local notification plugin provides a way to show local notifications from Xamarin.Forms apps.</text:p>
          </table:table-cell>
        </table:table-row>
        <table:table-row table:style-name="ro1">
          <table:table-cell table:formula="of:=COM.MICROSOFT.CONCAT(&quot;![GitHub Repo stars](https://img.shields.io/github/stars/&quot;;[.B177];&quot;?label=&quot;;[.B177];&quot;&amp;style=social)&quot;)" office:value-type="string" office:string-value="![GitHub Repo stars](https://img.shields.io/github/stars/akleymenov/Plugin.Pjsip?label=akleymenov/Plugin.Pjsip&amp;style=social)" calcext:value-type="string">
            <text:p>![GitHub Repo stars](https://img.shields.io/github/stars/akleymenov/Plugin.Pjsip?label=akleymenov/Plugin.Pjsip&amp;style=social)</text:p>
          </table:table-cell>
          <table:table-cell table:formula="of:=MID([.G177];[.C177];[.E177]-[.C177])" office:value-type="string" office:string-value="akleymenov/Plugin.Pjsip" calcext:value-type="string">
            <text:p>akleymenov/Plugin.Pjsip</text:p>
          </table:table-cell>
          <table:table-cell table:formula="of:=FIND(&quot;github.com/&quot;;[.G177])+11" office:value-type="float" office:value="37" calcext:value-type="float">
            <text:p>37</text:p>
          </table:table-cell>
          <table:table-cell table:formula="of:=MID([.G177];[.F177]+1;[.E177]-[.F177]-1)" office:value-type="string" office:string-value="https://github.com/akleymenov/Plugin.Pjsip" calcext:value-type="string">
            <text:p>https://github.com/akleymenov/Plugin.Pjsip</text:p>
          </table:table-cell>
          <table:table-cell table:formula="of:=FIND(&quot;)&quot;;[.G177])" office:value-type="float" office:value="60" calcext:value-type="float">
            <text:p>60</text:p>
          </table:table-cell>
          <table:table-cell table:formula="of:=FIND(&quot;(&quot;;[.G177])" office:value-type="float" office:value="17" calcext:value-type="float">
            <text:p>17</text:p>
          </table:table-cell>
          <table:table-cell office:value-type="string" calcext:value-type="string">
            <text:p>- [Plugin.Pjsip](https://github.com/akleymenov/Plugin.Pjsip): Pjsip plugin for Xamarin.Forms.</text:p>
          </table:table-cell>
        </table:table-row>
        <table:table-row table:style-name="ro1">
          <table:table-cell table:formula="of:=COM.MICROSOFT.CONCAT(&quot;![GitHub Repo stars](https://img.shields.io/github/stars/&quot;;[.B178];&quot;?label=&quot;;[.B178];&quot;&amp;style=social)&quot;)" office:value-type="string" office:string-value="![GitHub Repo stars](https://img.shields.io/github/stars/JimmyPun610/Plugin.XF.AppInstallHelper?label=JimmyPun610/Plugin.XF.AppInstallHelper&amp;style=social)" calcext:value-type="string">
            <text:p>![GitHub Repo stars](https://img.shields.io/github/stars/JimmyPun610/Plugin.XF.AppInstallHelper?label=JimmyPun610/Plugin.XF.AppInstallHelper&amp;style=social)</text:p>
          </table:table-cell>
          <table:table-cell table:formula="of:=MID([.G178];[.C178];[.E178]-[.C178])" office:value-type="string" office:string-value="JimmyPun610/Plugin.XF.AppInstallHelper" calcext:value-type="string">
            <text:p>JimmyPun610/Plugin.XF.AppInstallHelper</text:p>
          </table:table-cell>
          <table:table-cell table:formula="of:=FIND(&quot;github.com/&quot;;[.G178])+11" office:value-type="float" office:value="55" calcext:value-type="float">
            <text:p>55</text:p>
          </table:table-cell>
          <table:table-cell table:formula="of:=MID([.G178];[.F178]+1;[.E178]-[.F178]-1)" office:value-type="string" office:string-value="https://github.com/JimmyPun610/Plugin.XF.AppInstallHelper" calcext:value-type="string">
            <text:p>https://github.com/JimmyPun610/Plugin.XF.AppInstallHelper</text:p>
          </table:table-cell>
          <table:table-cell table:formula="of:=FIND(&quot;)&quot;;[.G178])" office:value-type="float" office:value="93" calcext:value-type="float">
            <text:p>93</text:p>
          </table:table-cell>
          <table:table-cell table:formula="of:=FIND(&quot;(&quot;;[.G178])" office:value-type="float" office:value="35" calcext:value-type="float">
            <text:p>35</text:p>
          </table:table-cell>
          <table:table-cell office:value-type="string" calcext:value-type="string">
            <text:p>- [Plugin.XF.AppInstallHelper ★10](https://github.com/JimmyPun610/Plugin.XF.AppInstallHelper): Xamarin.Forms helper for install application.</text:p>
          </table:table-cell>
        </table:table-row>
        <table:table-row table:style-name="ro1">
          <table:table-cell table:formula="of:=COM.MICROSOFT.CONCAT(&quot;![GitHub Repo stars](https://img.shields.io/github/stars/&quot;;[.B179];&quot;?label=&quot;;[.B179];&quot;&amp;style=social)&quot;)" office:value-type="string" office:string-value="![GitHub Repo stars](https://img.shields.io/github/stars/JimmyPun610/Plugin.XFLogger?label=JimmyPun610/Plugin.XFLogger&amp;style=social)" calcext:value-type="string">
            <text:p>![GitHub Repo stars](https://img.shields.io/github/stars/JimmyPun610/Plugin.XFLogger?label=JimmyPun610/Plugin.XFLogger&amp;style=social)</text:p>
          </table:table-cell>
          <table:table-cell table:formula="of:=MID([.G179];[.C179];[.E179]-[.C179])" office:value-type="string" office:string-value="JimmyPun610/Plugin.XFLogger" calcext:value-type="string">
            <text:p>JimmyPun610/Plugin.XFLogger</text:p>
          </table:table-cell>
          <table:table-cell table:formula="of:=FIND(&quot;github.com/&quot;;[.G179])+11" office:value-type="float" office:value="43" calcext:value-type="float">
            <text:p>43</text:p>
          </table:table-cell>
          <table:table-cell table:formula="of:=MID([.G179];[.F179]+1;[.E179]-[.F179]-1)" office:value-type="string" office:string-value="https://github.com/JimmyPun610/Plugin.XFLogger" calcext:value-type="string">
            <text:p>https://github.com/JimmyPun610/Plugin.XFLogger</text:p>
          </table:table-cell>
          <table:table-cell table:formula="of:=FIND(&quot;)&quot;;[.G179])" office:value-type="float" office:value="70" calcext:value-type="float">
            <text:p>70</text:p>
          </table:table-cell>
          <table:table-cell table:formula="of:=FIND(&quot;(&quot;;[.G179])" office:value-type="float" office:value="23" calcext:value-type="float">
            <text:p>23</text:p>
          </table:table-cell>
          <table:table-cell office:value-type="string" calcext:value-type="string">
            <text:p>- [Plugin.XFLogger ★1](https://github.com/JimmyPun610/Plugin.XFLogger): Logging library for xamarin forms, work for iOS and Android.</text:p>
          </table:table-cell>
        </table:table-row>
        <table:table-row table:style-name="ro1">
          <table:table-cell table:formula="of:=COM.MICROSOFT.CONCAT(&quot;![GitHub Repo stars](https://img.shields.io/github/stars/&quot;;[.B180];&quot;?label=&quot;;[.B180];&quot;&amp;style=social)&quot;)" office:value-type="string" office:string-value="![GitHub Repo stars](https://img.shields.io/github/stars/JimmyPun610/Plugin.XF.TouchID?label=JimmyPun610/Plugin.XF.TouchID&amp;style=social)" calcext:value-type="string">
            <text:p>![GitHub Repo stars](https://img.shields.io/github/stars/JimmyPun610/Plugin.XF.TouchID?label=JimmyPun610/Plugin.XF.TouchID&amp;style=social)</text:p>
          </table:table-cell>
          <table:table-cell table:formula="of:=MID([.G180];[.C180];[.E180]-[.C180])" office:value-type="string" office:string-value="JimmyPun610/Plugin.XF.TouchID" calcext:value-type="string">
            <text:p>JimmyPun610/Plugin.XF.TouchID</text:p>
          </table:table-cell>
          <table:table-cell table:formula="of:=FIND(&quot;github.com/&quot;;[.G180])+11" office:value-type="float" office:value="45" calcext:value-type="float">
            <text:p>45</text:p>
          </table:table-cell>
          <table:table-cell table:formula="of:=MID([.G180];[.F180]+1;[.E180]-[.F180]-1)" office:value-type="string" office:string-value="https://github.com/JimmyPun610/Plugin.XF.TouchID" calcext:value-type="string">
            <text:p>https://github.com/JimmyPun610/Plugin.XF.TouchID</text:p>
          </table:table-cell>
          <table:table-cell table:formula="of:=FIND(&quot;)&quot;;[.G180])" office:value-type="float" office:value="74" calcext:value-type="float">
            <text:p>74</text:p>
          </table:table-cell>
          <table:table-cell table:formula="of:=FIND(&quot;(&quot;;[.G180])" office:value-type="float" office:value="25" calcext:value-type="float">
            <text:p>25</text:p>
          </table:table-cell>
          <table:table-cell office:value-type="string" calcext:value-type="string">
            <text:p>- [Plugin.XF.TouchID ★4](https://github.com/JimmyPun610/Plugin.XF.TouchID): This is the library for Xamarin Form to use Biometric ID to do the local authentication.</text:p>
          </table:table-cell>
        </table:table-row>
        <table:table-row table:style-name="ro1">
          <table:table-cell table:formula="of:=COM.MICROSOFT.CONCAT(&quot;![GitHub Repo stars](https://img.shields.io/github/stars/&quot;;[.B181];&quot;?label=&quot;;[.B181];&quot;&amp;style=social)&quot;)" office:value-type="string" office:string-value="![GitHub Repo stars](https://img.shields.io/github/stars/RazerMS/rms-mobile-xdk-xamarin-forms?label=RazerMS/rms-mobile-xdk-xamarin-forms&amp;style=social)" calcext:value-type="string">
            <text:p>![GitHub Repo stars](https://img.shields.io/github/stars/RazerMS/rms-mobile-xdk-xamarin-forms?label=RazerMS/rms-mobile-xdk-xamarin-forms&amp;style=social)</text:p>
          </table:table-cell>
          <table:table-cell table:formula="of:=MID([.G181];[.C181];[.E181]-[.C181])" office:value-type="string" office:string-value="RazerMS/rms-mobile-xdk-xamarin-forms" calcext:value-type="string">
            <text:p>RazerMS/rms-mobile-xdk-xamarin-forms</text:p>
          </table:table-cell>
          <table:table-cell table:formula="of:=FIND(&quot;github.com/&quot;;[.G181])+11" office:value-type="float" office:value="53" calcext:value-type="float">
            <text:p>53</text:p>
          </table:table-cell>
          <table:table-cell table:formula="of:=MID([.G181];[.F181]+1;[.E181]-[.F181]-1)" office:value-type="string" office:string-value="https://github.com/RazerMS/rms-mobile-xdk-xamarin-forms" calcext:value-type="string">
            <text:p>https://github.com/RazerMS/rms-mobile-xdk-xamarin-forms</text:p>
          </table:table-cell>
          <table:table-cell table:formula="of:=FIND(&quot;)&quot;;[.G181])" office:value-type="float" office:value="89" calcext:value-type="float">
            <text:p>89</text:p>
          </table:table-cell>
          <table:table-cell table:formula="of:=FIND(&quot;(&quot;;[.G181])" office:value-type="float" office:value="33" calcext:value-type="float">
            <text:p>33</text:p>
          </table:table-cell>
          <table:table-cell office:value-type="string" calcext:value-type="string">
            <text:p>- [rms-mobile-xdk-xamarin-forms](https://github.com/RazerMS/rms-mobile-xdk-xamarin-forms): Razer Merchant Services mobile payment for Xamarin.Forms.</text:p>
          </table:table-cell>
        </table:table-row>
        <table:table-row table:style-name="ro1">
          <table:table-cell table:formula="of:=COM.MICROSOFT.CONCAT(&quot;![GitHub Repo stars](https://img.shields.io/github/stars/&quot;;[.B182];&quot;?label=&quot;;[.B182];&quot;&amp;style=social)&quot;)" office:value-type="string" office:string-value="![GitHub Repo stars](https://img.shields.io/github/stars/wilsonvargas/ScreenshotPlugin?label=wilsonvargas/ScreenshotPlugin&amp;style=social)" calcext:value-type="string">
            <text:p>![GitHub Repo stars](https://img.shields.io/github/stars/wilsonvargas/ScreenshotPlugin?label=wilsonvargas/ScreenshotPlugin&amp;style=social)</text:p>
          </table:table-cell>
          <table:table-cell table:formula="of:=MID([.G182];[.C182];[.E182]-[.C182])" office:value-type="string" office:string-value="wilsonvargas/ScreenshotPlugin" calcext:value-type="string">
            <text:p>wilsonvargas/ScreenshotPlugin</text:p>
          </table:table-cell>
          <table:table-cell table:formula="of:=FIND(&quot;github.com/&quot;;[.G182])+11" office:value-type="float" office:value="39" calcext:value-type="float">
            <text:p>39</text:p>
          </table:table-cell>
          <table:table-cell table:formula="of:=MID([.G182];[.F182]+1;[.E182]-[.F182]-1)" office:value-type="string" office:string-value="https://github.com/wilsonvargas/ScreenshotPlugin" calcext:value-type="string">
            <text:p>https://github.com/wilsonvargas/ScreenshotPlugin</text:p>
          </table:table-cell>
          <table:table-cell table:formula="of:=FIND(&quot;)&quot;;[.G182])" office:value-type="float" office:value="68" calcext:value-type="float">
            <text:p>68</text:p>
          </table:table-cell>
          <table:table-cell table:formula="of:=FIND(&quot;(&quot;;[.G182])" office:value-type="float" office:value="19" calcext:value-type="float">
            <text:p>19</text:p>
          </table:table-cell>
          <table:table-cell office:value-type="string" calcext:value-type="string">
            <text:p>- [Screenshot ★25](https://github.com/wilsonvargas/ScreenshotPlugin): Get and save screenshots in your apps for Xamarin and Windows.</text:p>
          </table:table-cell>
        </table:table-row>
        <table:table-row table:style-name="ro1">
          <table:table-cell table:formula="of:=COM.MICROSOFT.CONCAT(&quot;![GitHub Repo stars](https://img.shields.io/github/stars/&quot;;[.B183];&quot;?label=&quot;;[.B183];&quot;&amp;style=social)&quot;)" office:value-type="string" office:string-value="![GitHub Repo stars](https://img.shields.io/github/stars/jamesmontemagno/SettingsPlugin?label=jamesmontemagno/SettingsPlugin&amp;style=social)" calcext:value-type="string">
            <text:p>![GitHub Repo stars](https://img.shields.io/github/stars/jamesmontemagno/SettingsPlugin?label=jamesmontemagno/SettingsPlugin&amp;style=social)</text:p>
          </table:table-cell>
          <table:table-cell table:formula="of:=MID([.G183];[.C183];[.E183]-[.C183])" office:value-type="string" office:string-value="jamesmontemagno/SettingsPlugin" calcext:value-type="string">
            <text:p>jamesmontemagno/SettingsPlugin</text:p>
          </table:table-cell>
          <table:table-cell table:formula="of:=FIND(&quot;github.com/&quot;;[.G183])+11" office:value-type="float" office:value="38" calcext:value-type="float">
            <text:p>38</text:p>
          </table:table-cell>
          <table:table-cell table:formula="of:=MID([.G183];[.F183]+1;[.E183]-[.F183]-1)" office:value-type="string" office:string-value="https://github.com/jamesmontemagno/SettingsPlugin" calcext:value-type="string">
            <text:p>https://github.com/jamesmontemagno/SettingsPlugin</text:p>
          </table:table-cell>
          <table:table-cell table:formula="of:=FIND(&quot;)&quot;;[.G183])" office:value-type="float" office:value="68" calcext:value-type="float">
            <text:p>68</text:p>
          </table:table-cell>
          <table:table-cell table:formula="of:=FIND(&quot;(&quot;;[.G183])" office:value-type="float" office:value="18" calcext:value-type="float">
            <text:p>18</text:p>
          </table:table-cell>
          <table:table-cell office:value-type="string" calcext:value-type="string">
            <text:p>- [Settings ★316](https://github.com/jamesmontemagno/SettingsPlugin): Fully cross platform settings for your application.</text:p>
          </table:table-cell>
        </table:table-row>
        <table:table-row table:style-name="ro1">
          <table:table-cell table:formula="of:=COM.MICROSOFT.CONCAT(&quot;![GitHub Repo stars](https://img.shields.io/github/stars/&quot;;[.B184];&quot;?label=&quot;;[.B184];&quot;&amp;style=social)&quot;)" office:value-type="string" office:string-value="![GitHub Repo stars](https://img.shields.io/github/stars/jguertl/SharePlugin?label=jguertl/SharePlugin&amp;style=social)" calcext:value-type="string">
            <text:p>![GitHub Repo stars](https://img.shields.io/github/stars/jguertl/SharePlugin?label=jguertl/SharePlugin&amp;style=social)</text:p>
          </table:table-cell>
          <table:table-cell table:formula="of:=MID([.G184];[.C184];[.E184]-[.C184])" office:value-type="string" office:string-value="jguertl/SharePlugin" calcext:value-type="string">
            <text:p>jguertl/SharePlugin</text:p>
          </table:table-cell>
          <table:table-cell table:formula="of:=FIND(&quot;github.com/&quot;;[.G184])+11" office:value-type="float" office:value="35" calcext:value-type="float">
            <text:p>35</text:p>
          </table:table-cell>
          <table:table-cell table:formula="of:=MID([.G184];[.F184]+1;[.E184]-[.F184]-1)" office:value-type="string" office:string-value="https://github.com/jguertl/SharePlugin" calcext:value-type="string">
            <text:p>https://github.com/jguertl/SharePlugin</text:p>
          </table:table-cell>
          <table:table-cell table:formula="of:=FIND(&quot;)&quot;;[.G184])" office:value-type="float" office:value="54" calcext:value-type="float">
            <text:p>54</text:p>
          </table:table-cell>
          <table:table-cell table:formula="of:=FIND(&quot;(&quot;;[.G184])" office:value-type="float" office:value="15" calcext:value-type="float">
            <text:p>15</text:p>
          </table:table-cell>
          <table:table-cell office:value-type="string" calcext:value-type="string">
            <text:p>- [Share ★128](https://github.com/jguertl/SharePlugin): Easily share text or open a browser.</text:p>
          </table:table-cell>
        </table:table-row>
        <table:table-row table:style-name="ro1">
          <table:table-cell table:formula="of:=COM.MICROSOFT.CONCAT(&quot;![GitHub Repo stars](https://img.shields.io/github/stars/&quot;;[.B185];&quot;?label=&quot;;[.B185];&quot;&amp;style=social)&quot;)" office:value-type="string" office:string-value="![GitHub Repo stars](https://img.shields.io/github/stars/adrianstevens/Xamarin-Plugins/tree/master/SimpleAudioPlayer?label=adrianstevens/Xamarin-Plugins/tree/master/SimpleAudioPlayer&amp;style=social)" calcext:value-type="string">
            <text:p>![GitHub Repo stars](https://img.shields.io/github/stars/adrianstevens/Xamarin-Plugins/tree/master/SimpleAudioPlayer?label=adrianstevens/Xamarin-Plugins/tree/master/SimpleAudioPlayer&amp;style=social)</text:p>
          </table:table-cell>
          <table:table-cell table:formula="of:=MID([.G185];[.C185];[.E185]-[.C185])" office:value-type="string" office:string-value="adrianstevens/Xamarin-Plugins/tree/master/SimpleAudioPlayer" calcext:value-type="string">
            <text:p>adrianstevens/Xamarin-Plugins/tree/master/SimpleAudioPlayer</text:p>
          </table:table-cell>
          <table:table-cell table:formula="of:=FIND(&quot;github.com/&quot;;[.G185])+11" office:value-type="float" office:value="46" calcext:value-type="float">
            <text:p>46</text:p>
          </table:table-cell>
          <table:table-cell table:formula="of:=MID([.G185];[.F185]+1;[.E185]-[.F185]-1)" office:value-type="string" office:string-value="https://github.com/adrianstevens/Xamarin-Plugins/tree/master/SimpleAudioPlayer" calcext:value-type="string">
            <text:p>https://github.com/adrianstevens/Xamarin-Plugins/tree/master/SimpleAudioPlayer</text:p>
          </table:table-cell>
          <table:table-cell table:formula="of:=FIND(&quot;)&quot;;[.G185])" office:value-type="float" office:value="105" calcext:value-type="float">
            <text:p>105</text:p>
          </table:table-cell>
          <table:table-cell table:formula="of:=FIND(&quot;(&quot;;[.G185])" office:value-type="float" office:value="26" calcext:value-type="float">
            <text:p>26</text:p>
          </table:table-cell>
          <table:table-cell office:value-type="string" calcext:value-type="string">
            <text:p>- [SimpleAudioPlayer ★87](https://github.com/adrianstevens/Xamarin-Plugins/tree/master/SimpleAudioPlayer): Plays local files and audio data as a stream. This allows you to store audio data in a portable class library and play it on all supported platforms.</text:p>
          </table:table-cell>
        </table:table-row>
        <table:table-row table:style-name="ro1">
          <table:table-cell table:formula="of:=COM.MICROSOFT.CONCAT(&quot;![GitHub Repo stars](https://img.shields.io/github/stars/&quot;;[.B186];&quot;?label=&quot;;[.B186];&quot;&amp;style=social)&quot;)" office:value-type="string" office:string-value="![GitHub Repo stars](https://img.shields.io/github/stars/breekmd/SpatialiteForms?label=breekmd/SpatialiteForms&amp;style=social)" calcext:value-type="string">
            <text:p>![GitHub Repo stars](https://img.shields.io/github/stars/breekmd/SpatialiteForms?label=breekmd/SpatialiteForms&amp;style=social)</text:p>
          </table:table-cell>
          <table:table-cell table:formula="of:=MID([.G186];[.C186];[.E186]-[.C186])" office:value-type="string" office:string-value="breekmd/SpatialiteForms" calcext:value-type="string">
            <text:p>breekmd/SpatialiteForms</text:p>
          </table:table-cell>
          <table:table-cell table:formula="of:=FIND(&quot;github.com/&quot;;[.G186])+11" office:value-type="float" office:value="43" calcext:value-type="float">
            <text:p>43</text:p>
          </table:table-cell>
          <table:table-cell table:formula="of:=MID([.G186];[.F186]+1;[.E186]-[.F186]-1)" office:value-type="string" office:string-value="https://github.com/breekmd/SpatialiteForms" calcext:value-type="string">
            <text:p>https://github.com/breekmd/SpatialiteForms</text:p>
          </table:table-cell>
          <table:table-cell table:formula="of:=FIND(&quot;)&quot;;[.G186])" office:value-type="float" office:value="66" calcext:value-type="float">
            <text:p>66</text:p>
          </table:table-cell>
          <table:table-cell table:formula="of:=FIND(&quot;(&quot;;[.G186])" office:value-type="float" office:value="23" calcext:value-type="float">
            <text:p>23</text:p>
          </table:table-cell>
          <table:table-cell office:value-type="string" calcext:value-type="string">
            <text:p>- [SpatialiteForms ★6](https://github.com/breekmd/SpatialiteForms): Enable spatialite for Xamarin Forms. As an example this allows to do offline reverse geocoding on mobile devices (this barely scratches the surface of Spatialite, but it's a very common use case for mobile dev).</text:p>
          </table:table-cell>
        </table:table-row>
        <table:table-row table:style-name="ro1">
          <table:table-cell table:formula="of:=COM.MICROSOFT.CONCAT(&quot;![GitHub Repo stars](https://img.shields.io/github/stars/&quot;;[.B187];&quot;?label=&quot;;[.B187];&quot;&amp;style=social)&quot;)" office:value-type="string" office:string-value="![GitHub Repo stars](https://img.shields.io/github/stars/jamesmontemagno/TextToSpeechPlugin?label=jamesmontemagno/TextToSpeechPlugin&amp;style=social)" calcext:value-type="string">
            <text:p>![GitHub Repo stars](https://img.shields.io/github/stars/jamesmontemagno/TextToSpeechPlugin?label=jamesmontemagno/TextToSpeechPlugin&amp;style=social)</text:p>
          </table:table-cell>
          <table:table-cell table:formula="of:=MID([.G187];[.C187];[.E187]-[.C187])" office:value-type="string" office:string-value="jamesmontemagno/TextToSpeechPlugin" calcext:value-type="string">
            <text:p>jamesmontemagno/TextToSpeechPlugin</text:p>
          </table:table-cell>
          <table:table-cell table:formula="of:=FIND(&quot;github.com/&quot;;[.G187])+11" office:value-type="float" office:value="43" calcext:value-type="float">
            <text:p>43</text:p>
          </table:table-cell>
          <table:table-cell table:formula="of:=MID([.G187];[.F187]+1;[.E187]-[.F187]-1)" office:value-type="string" office:string-value="https://github.com/jamesmontemagno/TextToSpeechPlugin" calcext:value-type="string">
            <text:p>https://github.com/jamesmontemagno/TextToSpeechPlugin</text:p>
          </table:table-cell>
          <table:table-cell table:formula="of:=FIND(&quot;)&quot;;[.G187])" office:value-type="float" office:value="77" calcext:value-type="float">
            <text:p>77</text:p>
          </table:table-cell>
          <table:table-cell table:formula="of:=FIND(&quot;(&quot;;[.G187])" office:value-type="float" office:value="23" calcext:value-type="float">
            <text:p>23</text:p>
          </table:table-cell>
          <table:table-cell office:value-type="string" calcext:value-type="string">
            <text:p>- [Text To Speech ★50](https://github.com/jamesmontemagno/TextToSpeechPlugin): Turn your text into a vocal symphony on mobile devices.</text:p>
          </table:table-cell>
        </table:table-row>
        <table:table-row table:style-name="ro1">
          <table:table-cell table:formula="of:=COM.MICROSOFT.CONCAT(&quot;![GitHub Repo stars](https://img.shields.io/github/stars/&quot;;[.B188];&quot;?label=&quot;;[.B188];&quot;&amp;style=social)&quot;)" office:value-type="string" office:string-value="![GitHub Repo stars](https://img.shields.io/github/stars/TinyStuff/TinyInsights?label=TinyStuff/TinyInsights&amp;style=social)" calcext:value-type="string">
            <text:p>![GitHub Repo stars](https://img.shields.io/github/stars/TinyStuff/TinyInsights?label=TinyStuff/TinyInsights&amp;style=social)</text:p>
          </table:table-cell>
          <table:table-cell table:formula="of:=MID([.G188];[.C188];[.E188]-[.C188])" office:value-type="string" office:string-value="TinyStuff/TinyInsights" calcext:value-type="string">
            <text:p>TinyStuff/TinyInsights</text:p>
          </table:table-cell>
          <table:table-cell table:formula="of:=FIND(&quot;github.com/&quot;;[.G188])+11" office:value-type="float" office:value="41" calcext:value-type="float">
            <text:p>41</text:p>
          </table:table-cell>
          <table:table-cell table:formula="of:=MID([.G188];[.F188]+1;[.E188]-[.F188]-1)" office:value-type="string" office:string-value="https://github.com/TinyStuff/TinyInsights" calcext:value-type="string">
            <text:p>https://github.com/TinyStuff/TinyInsights</text:p>
          </table:table-cell>
          <table:table-cell table:formula="of:=FIND(&quot;)&quot;;[.G188])" office:value-type="float" office:value="63" calcext:value-type="float">
            <text:p>63</text:p>
          </table:table-cell>
          <table:table-cell table:formula="of:=FIND(&quot;(&quot;;[.G188])" office:value-type="float" office:value="21" calcext:value-type="float">
            <text:p>21</text:p>
          </table:table-cell>
          <table:table-cell office:value-type="string" calcext:value-type="string">
            <text:p>- [TinyInsights ★29](https://github.com/TinyStuff/TinyInsights): A library that abstracting crash reporting- and analytics services and makes it possible to use multiple providers.</text:p>
          </table:table-cell>
        </table:table-row>
        <table:table-row table:style-name="ro1">
          <table:table-cell table:formula="of:=COM.MICROSOFT.CONCAT(&quot;![GitHub Repo stars](https://img.shields.io/github/stars/&quot;;[.B189];&quot;?label=&quot;;[.B189];&quot;&amp;style=social)&quot;)" office:value-type="string" office:string-value="![GitHub Repo stars](https://img.shields.io/github/stars/TinyStuff/TinyAccountManager?label=TinyStuff/TinyAccountManager&amp;style=social)" calcext:value-type="string">
            <text:p>![GitHub Repo stars](https://img.shields.io/github/stars/TinyStuff/TinyAccountManager?label=TinyStuff/TinyAccountManager&amp;style=social)</text:p>
          </table:table-cell>
          <table:table-cell table:formula="of:=MID([.G189];[.C189];[.E189]-[.C189])" office:value-type="string" office:string-value="TinyStuff/TinyAccountManager" calcext:value-type="string">
            <text:p>TinyStuff/TinyAccountManager</text:p>
          </table:table-cell>
          <table:table-cell table:formula="of:=FIND(&quot;github.com/&quot;;[.G189])+11" office:value-type="float" office:value="47" calcext:value-type="float">
            <text:p>47</text:p>
          </table:table-cell>
          <table:table-cell table:formula="of:=MID([.G189];[.F189]+1;[.E189]-[.F189]-1)" office:value-type="string" office:string-value="https://github.com/TinyStuff/TinyAccountManager" calcext:value-type="string">
            <text:p>https://github.com/TinyStuff/TinyAccountManager</text:p>
          </table:table-cell>
          <table:table-cell table:formula="of:=FIND(&quot;)&quot;;[.G189])" office:value-type="float" office:value="75" calcext:value-type="float">
            <text:p>75</text:p>
          </table:table-cell>
          <table:table-cell table:formula="of:=FIND(&quot;(&quot;;[.G189])" office:value-type="float" office:value="27" calcext:value-type="float">
            <text:p>27</text:p>
          </table:table-cell>
          <table:table-cell office:value-type="string" calcext:value-type="string">
            <text:p>- [TinyAccountManager ★10](https://github.com/TinyStuff/TinyAccountManager): Account manager for Xamarin and UWP. Store account information in your app in a secure way.</text:p>
          </table:table-cell>
        </table:table-row>
        <table:table-row table:style-name="ro1">
          <table:table-cell table:formula="of:=COM.MICROSOFT.CONCAT(&quot;![GitHub Repo stars](https://img.shields.io/github/stars/&quot;;[.B190];&quot;?label=&quot;;[.B190];&quot;&amp;style=social)&quot;)" office:value-type="string" office:string-value="![GitHub Repo stars](https://img.shields.io/github/stars/TinyStuff/TinyNavigationHelper?label=TinyStuff/TinyNavigationHelper&amp;style=social)" calcext:value-type="string">
            <text:p>![GitHub Repo stars](https://img.shields.io/github/stars/TinyStuff/TinyNavigationHelper?label=TinyStuff/TinyNavigationHelper&amp;style=social)</text:p>
          </table:table-cell>
          <table:table-cell table:formula="of:=MID([.G190];[.C190];[.E190]-[.C190])" office:value-type="string" office:string-value="TinyStuff/TinyNavigationHelper" calcext:value-type="string">
            <text:p>TinyStuff/TinyNavigationHelper</text:p>
          </table:table-cell>
          <table:table-cell table:formula="of:=FIND(&quot;github.com/&quot;;[.G190])+11" office:value-type="float" office:value="49" calcext:value-type="float">
            <text:p>49</text:p>
          </table:table-cell>
          <table:table-cell table:formula="of:=MID([.G190];[.F190]+1;[.E190]-[.F190]-1)" office:value-type="string" office:string-value="https://github.com/TinyStuff/TinyNavigationHelper" calcext:value-type="string">
            <text:p>https://github.com/TinyStuff/TinyNavigationHelper</text:p>
          </table:table-cell>
          <table:table-cell table:formula="of:=FIND(&quot;)&quot;;[.G190])" office:value-type="float" office:value="79" calcext:value-type="float">
            <text:p>79</text:p>
          </table:table-cell>
          <table:table-cell table:formula="of:=FIND(&quot;(&quot;;[.G190])" office:value-type="float" office:value="29" calcext:value-type="float">
            <text:p>29</text:p>
          </table:table-cell>
          <table:table-cell office:value-type="string" calcext:value-type="string">
            <text:p>- [TinyNavigationHelper ★10](https://github.com/TinyStuff/TinyNavigationHelper): Is a library that is created for you that want to abstract the navigation without installing a bigger MVVM framework.</text:p>
          </table:table-cell>
        </table:table-row>
        <table:table-row table:style-name="ro1">
          <table:table-cell table:formula="of:=COM.MICROSOFT.CONCAT(&quot;![GitHub Repo stars](https://img.shields.io/github/stars/&quot;;[.B191];&quot;?label=&quot;;[.B191];&quot;&amp;style=social)&quot;)" office:value-type="string" office:string-value="![GitHub Repo stars](https://img.shields.io/github/stars/johankson/TinyPubSub?label=johankson/TinyPubSub&amp;style=social)" calcext:value-type="string">
            <text:p>![GitHub Repo stars](https://img.shields.io/github/stars/johankson/TinyPubSub?label=johankson/TinyPubSub&amp;style=social)</text:p>
          </table:table-cell>
          <table:table-cell table:formula="of:=MID([.G191];[.C191];[.E191]-[.C191])" office:value-type="string" office:string-value="johankson/TinyPubSub" calcext:value-type="string">
            <text:p>johankson/TinyPubSub</text:p>
          </table:table-cell>
          <table:table-cell table:formula="of:=FIND(&quot;github.com/&quot;;[.G191])+11" office:value-type="float" office:value="39" calcext:value-type="float">
            <text:p>39</text:p>
          </table:table-cell>
          <table:table-cell table:formula="of:=MID([.G191];[.F191]+1;[.E191]-[.F191]-1)" office:value-type="string" office:string-value="https://github.com/johankson/TinyPubSub" calcext:value-type="string">
            <text:p>https://github.com/johankson/TinyPubSub</text:p>
          </table:table-cell>
          <table:table-cell table:formula="of:=FIND(&quot;)&quot;;[.G191])" office:value-type="float" office:value="59" calcext:value-type="float">
            <text:p>59</text:p>
          </table:table-cell>
          <table:table-cell table:formula="of:=FIND(&quot;(&quot;;[.G191])" office:value-type="float" office:value="19" calcext:value-type="float">
            <text:p>19</text:p>
          </table:table-cell>
          <table:table-cell office:value-type="string" calcext:value-type="string">
            <text:p>- [TinyPubSub ★16](https://github.com/johankson/TinyPubSub): Worlds smallest pub/sub thingy created mostly for Xamarin Forms.</text:p>
          </table:table-cell>
        </table:table-row>
        <table:table-row table:style-name="ro1">
          <table:table-cell table:formula="of:=COM.MICROSOFT.CONCAT(&quot;![GitHub Repo stars](https://img.shields.io/github/stars/&quot;;[.B192];&quot;?label=&quot;;[.B192];&quot;&amp;style=social)&quot;)" office:value-type="string" office:string-value="![GitHub Repo stars](https://img.shields.io/github/stars/EgorBo/Toasts.Forms.Plugin?label=EgorBo/Toasts.Forms.Plugin&amp;style=social)" calcext:value-type="string">
            <text:p>![GitHub Repo stars](https://img.shields.io/github/stars/EgorBo/Toasts.Forms.Plugin?label=EgorBo/Toasts.Forms.Plugin&amp;style=social)</text:p>
          </table:table-cell>
          <table:table-cell table:formula="of:=MID([.G192];[.C192];[.E192]-[.C192])" office:value-type="string" office:string-value="EgorBo/Toasts.Forms.Plugin" calcext:value-type="string">
            <text:p>EgorBo/Toasts.Forms.Plugin</text:p>
          </table:table-cell>
          <table:table-cell table:formula="of:=FIND(&quot;github.com/&quot;;[.G192])+11" office:value-type="float" office:value="49" calcext:value-type="float">
            <text:p>49</text:p>
          </table:table-cell>
          <table:table-cell table:formula="of:=MID([.G192];[.F192]+1;[.E192]-[.F192]-1)" office:value-type="string" office:string-value="https://github.com/EgorBo/Toasts.Forms.Plugin" calcext:value-type="string">
            <text:p>https://github.com/EgorBo/Toasts.Forms.Plugin</text:p>
          </table:table-cell>
          <table:table-cell table:formula="of:=FIND(&quot;)&quot;;[.G192])" office:value-type="float" office:value="75" calcext:value-type="float">
            <text:p>75</text:p>
          </table:table-cell>
          <table:table-cell table:formula="of:=FIND(&quot;(&quot;;[.G192])" office:value-type="float" office:value="29" calcext:value-type="float">
            <text:p>29</text:p>
          </table:table-cell>
          <table:table-cell office:value-type="string" calcext:value-type="string">
            <text:p>- [Toasts.Forms.Plugin ★256](https://github.com/EgorBo/Toasts.Forms.Plugin): A simple way of showing notifications inside your Xamarin or Windows application.</text:p>
          </table:table-cell>
        </table:table-row>
        <table:table-row table:style-name="ro1">
          <table:table-cell table:formula="of:=COM.MICROSOFT.CONCAT(&quot;![GitHub Repo stars](https://img.shields.io/github/stars/&quot;;[.B193];&quot;?label=&quot;;[.B193];&quot;&amp;style=social)&quot;)" office:value-type="string" office:string-value="![GitHub Repo stars](https://img.shields.io/github/stars/AndreiMisiukevich/TouchEffect?label=AndreiMisiukevich/TouchEffect&amp;style=social)" calcext:value-type="string">
            <text:p>![GitHub Repo stars](https://img.shields.io/github/stars/AndreiMisiukevich/TouchEffect?label=AndreiMisiukevich/TouchEffect&amp;style=social)</text:p>
          </table:table-cell>
          <table:table-cell table:formula="of:=MID([.G193];[.C193];[.E193]-[.C193])" office:value-type="string" office:string-value="AndreiMisiukevich/TouchEffect" calcext:value-type="string">
            <text:p>AndreiMisiukevich/TouchEffect</text:p>
          </table:table-cell>
          <table:table-cell table:formula="of:=FIND(&quot;github.com/&quot;;[.G193])+11" office:value-type="float" office:value="41" calcext:value-type="float">
            <text:p>41</text:p>
          </table:table-cell>
          <table:table-cell table:formula="of:=MID([.G193];[.F193]+1;[.E193]-[.F193]-1)" office:value-type="string" office:string-value="https://github.com/AndreiMisiukevich/TouchEffect" calcext:value-type="string">
            <text:p>https://github.com/AndreiMisiukevich/TouchEffect</text:p>
          </table:table-cell>
          <table:table-cell table:formula="of:=FIND(&quot;)&quot;;[.G193])" office:value-type="float" office:value="70" calcext:value-type="float">
            <text:p>70</text:p>
          </table:table-cell>
          <table:table-cell table:formula="of:=FIND(&quot;(&quot;;[.G193])" office:value-type="float" office:value="21" calcext:value-type="float">
            <text:p>21</text:p>
          </table:table-cell>
          <table:table-cell office:value-type="string" calcext:value-type="string">
            <text:p>- [TouchEffect ★163](https://github.com/AndreiMisiukevich/TouchEffect): This plugin provides an opportunity to create views with touch effects without using any gestureRecognizers.</text:p>
          </table:table-cell>
        </table:table-row>
        <table:table-row table:style-name="ro1">
          <table:table-cell table:formula="of:=COM.MICROSOFT.CONCAT(&quot;![GitHub Repo stars](https://img.shields.io/github/stars/&quot;;[.B194];&quot;?label=&quot;;[.B194];&quot;&amp;style=social)&quot;)" office:value-type="string" office:string-value="![GitHub Repo stars](https://img.shields.io/github/stars/mtonosaki/tSecret?label=mtonosaki/tSecret&amp;style=social)" calcext:value-type="string">
            <text:p>![GitHub Repo stars](https://img.shields.io/github/stars/mtonosaki/tSecret?label=mtonosaki/tSecret&amp;style=social)</text:p>
          </table:table-cell>
          <table:table-cell table:formula="of:=MID([.G194];[.C194];[.E194]-[.C194])" office:value-type="string" office:string-value="mtonosaki/tSecret" calcext:value-type="string">
            <text:p>mtonosaki/tSecret</text:p>
          </table:table-cell>
          <table:table-cell table:formula="of:=FIND(&quot;github.com/&quot;;[.G194])+11" office:value-type="float" office:value="35" calcext:value-type="float">
            <text:p>35</text:p>
          </table:table-cell>
          <table:table-cell table:formula="of:=MID([.G194];[.F194]+1;[.E194]-[.F194]-1)" office:value-type="string" office:string-value="https://github.com/mtonosaki/tSecret" calcext:value-type="string">
            <text:p>https://github.com/mtonosaki/tSecret</text:p>
          </table:table-cell>
          <table:table-cell table:formula="of:=FIND(&quot;)&quot;;[.G194])" office:value-type="float" office:value="52" calcext:value-type="float">
            <text:p>52</text:p>
          </table:table-cell>
          <table:table-cell table:formula="of:=FIND(&quot;(&quot;;[.G194])" office:value-type="float" office:value="15" calcext:value-type="float">
            <text:p>15</text:p>
          </table:table-cell>
          <table:table-cell office:value-type="string" calcext:value-type="string">
            <text:p>- [tSecret ★1](https://github.com/mtonosaki/tSecret): Private Password Manager developped with Xamarin.Forms(C#) for iOS, Android and UWP projects. This manager can syncronize secret data to Azure Blob Storage.</text:p>
          </table:table-cell>
        </table:table-row>
        <table:table-row table:style-name="ro1">
          <table:table-cell table:formula="of:=COM.MICROSOFT.CONCAT(&quot;![GitHub Repo stars](https://img.shields.io/github/stars/&quot;;[.B195];&quot;?label=&quot;;[.B195];&quot;&amp;style=social)&quot;)" office:value-type="string" office:string-value="![GitHub Repo stars](https://img.shields.io/github/stars/colbylwilliams/VersionTrackingPlugin?label=colbylwilliams/VersionTrackingPlugin&amp;style=social)" calcext:value-type="string">
            <text:p>![GitHub Repo stars](https://img.shields.io/github/stars/colbylwilliams/VersionTrackingPlugin?label=colbylwilliams/VersionTrackingPlugin&amp;style=social)</text:p>
          </table:table-cell>
          <table:table-cell table:formula="of:=MID([.G195];[.C195];[.E195]-[.C195])" office:value-type="string" office:string-value="colbylwilliams/VersionTrackingPlugin" calcext:value-type="string">
            <text:p>colbylwilliams/VersionTrackingPlugin</text:p>
          </table:table-cell>
          <table:table-cell table:formula="of:=FIND(&quot;github.com/&quot;;[.G195])+11" office:value-type="float" office:value="45" calcext:value-type="float">
            <text:p>45</text:p>
          </table:table-cell>
          <table:table-cell table:formula="of:=MID([.G195];[.F195]+1;[.E195]-[.F195]-1)" office:value-type="string" office:string-value="https://github.com/colbylwilliams/VersionTrackingPlugin" calcext:value-type="string">
            <text:p>https://github.com/colbylwilliams/VersionTrackingPlugin</text:p>
          </table:table-cell>
          <table:table-cell table:formula="of:=FIND(&quot;)&quot;;[.G195])" office:value-type="float" office:value="81" calcext:value-type="float">
            <text:p>81</text:p>
          </table:table-cell>
          <table:table-cell table:formula="of:=FIND(&quot;(&quot;;[.G195])" office:value-type="float" office:value="25" calcext:value-type="float">
            <text:p>25</text:p>
          </table:table-cell>
          <table:table-cell office:value-type="string" calcext:value-type="string">
            <text:p>- [Version Tracking ★62](https://github.com/colbylwilliams/VersionTrackingPlugin): Track which versions of your Xamarin.iOS, Xamarin.Mac, Xamarin.Android, or Windows app a user has previously installed. </text:p>
          </table:table-cell>
        </table:table-row>
        <table:table-row table:style-name="ro1">
          <table:table-cell table:formula="of:=COM.MICROSOFT.CONCAT(&quot;![GitHub Repo stars](https://img.shields.io/github/stars/&quot;;[.B196];&quot;?label=&quot;;[.B196];&quot;&amp;style=social)&quot;)" office:value-type="string" office:string-value="![GitHub Repo stars](https://img.shields.io/github/stars/jamesmontemagno/VibratePlugin?label=jamesmontemagno/VibratePlugin&amp;style=social)" calcext:value-type="string">
            <text:p>![GitHub Repo stars](https://img.shields.io/github/stars/jamesmontemagno/VibratePlugin?label=jamesmontemagno/VibratePlugin&amp;style=social)</text:p>
          </table:table-cell>
          <table:table-cell table:formula="of:=MID([.G196];[.C196];[.E196]-[.C196])" office:value-type="string" office:string-value="jamesmontemagno/VibratePlugin" calcext:value-type="string">
            <text:p>jamesmontemagno/VibratePlugin</text:p>
          </table:table-cell>
          <table:table-cell table:formula="of:=FIND(&quot;github.com/&quot;;[.G196])+11" office:value-type="float" office:value="36" calcext:value-type="float">
            <text:p>36</text:p>
          </table:table-cell>
          <table:table-cell table:formula="of:=MID([.G196];[.F196]+1;[.E196]-[.F196]-1)" office:value-type="string" office:string-value="https://github.com/jamesmontemagno/VibratePlugin" calcext:value-type="string">
            <text:p>https://github.com/jamesmontemagno/VibratePlugin</text:p>
          </table:table-cell>
          <table:table-cell table:formula="of:=FIND(&quot;)&quot;;[.G196])" office:value-type="float" office:value="65" calcext:value-type="float">
            <text:p>65</text:p>
          </table:table-cell>
          <table:table-cell table:formula="of:=FIND(&quot;(&quot;;[.G196])" office:value-type="float" office:value="16" calcext:value-type="float">
            <text:p>16</text:p>
          </table:table-cell>
          <table:table-cell office:value-type="string" calcext:value-type="string">
            <text:p>- [Vibrate ★43](https://github.com/jamesmontemagno/VibratePlugin): Make that device rumble!.</text:p>
          </table:table-cell>
        </table:table-row>
        <table:table-row table:style-name="ro1">
          <table:table-cell table:formula="of:=COM.MICROSOFT.CONCAT(&quot;![GitHub Repo stars](https://img.shields.io/github/stars/&quot;;[.B197];&quot;?label=&quot;;[.B197];&quot;&amp;style=social)&quot;)" office:value-type="string" office:string-value="![GitHub Repo stars](https://img.shields.io/github/stars/DevsDNA/WhenTheAppWasBuilt?label=DevsDNA/WhenTheAppWasBuilt&amp;style=social)" calcext:value-type="string">
            <text:p>![GitHub Repo stars](https://img.shields.io/github/stars/DevsDNA/WhenTheAppWasBuilt?label=DevsDNA/WhenTheAppWasBuilt&amp;style=social)</text:p>
          </table:table-cell>
          <table:table-cell table:formula="of:=MID([.G197];[.C197];[.E197]-[.C197])" office:value-type="string" office:string-value="DevsDNA/WhenTheAppWasBuilt" calcext:value-type="string">
            <text:p>DevsDNA/WhenTheAppWasBuilt</text:p>
          </table:table-cell>
          <table:table-cell table:formula="of:=FIND(&quot;github.com/&quot;;[.G197])+11" office:value-type="float" office:value="46" calcext:value-type="float">
            <text:p>46</text:p>
          </table:table-cell>
          <table:table-cell table:formula="of:=MID([.G197];[.F197]+1;[.E197]-[.F197]-1)" office:value-type="string" office:string-value="https://github.com/DevsDNA/WhenTheAppWasBuilt" calcext:value-type="string">
            <text:p>https://github.com/DevsDNA/WhenTheAppWasBuilt</text:p>
          </table:table-cell>
          <table:table-cell table:formula="of:=FIND(&quot;)&quot;;[.G197])" office:value-type="float" office:value="72" calcext:value-type="float">
            <text:p>72</text:p>
          </table:table-cell>
          <table:table-cell table:formula="of:=FIND(&quot;(&quot;;[.G197])" office:value-type="float" office:value="26" calcext:value-type="float">
            <text:p>26</text:p>
          </table:table-cell>
          <table:table-cell office:value-type="string" calcext:value-type="string">
            <text:p>- [WhenTheAppWasBuilt ★6](https://github.com/DevsDNA/WhenTheAppWasBuilt): Strongly shake your device and we'll show you when the app was built.</text:p>
          </table:table-cell>
        </table:table-row>
        <table:table-row table:style-name="ro1">
          <table:table-cell table:formula="of:=COM.MICROSOFT.CONCAT(&quot;![GitHub Repo stars](https://img.shields.io/github/stars/&quot;;[.B198];&quot;?label=&quot;;[.B198];&quot;&amp;style=social)&quot;)" office:value-type="string" office:string-value="![GitHub Repo stars](https://img.shields.io/github/stars/xamarin/Essentials?label=xamarin/Essentials&amp;style=social)" calcext:value-type="string">
            <text:p>![GitHub Repo stars](https://img.shields.io/github/stars/xamarin/Essentials?label=xamarin/Essentials&amp;style=social)</text:p>
          </table:table-cell>
          <table:table-cell table:formula="of:=MID([.G198];[.C198];[.E198]-[.C198])" office:value-type="string" office:string-value="xamarin/Essentials" calcext:value-type="string">
            <text:p>xamarin/Essentials</text:p>
          </table:table-cell>
          <table:table-cell table:formula="of:=FIND(&quot;github.com/&quot;;[.G198])+11" office:value-type="float" office:value="49" calcext:value-type="float">
            <text:p>49</text:p>
          </table:table-cell>
          <table:table-cell table:formula="of:=MID([.G198];[.F198]+1;[.E198]-[.F198]-1)" office:value-type="string" office:string-value="https://github.com/xamarin/Essentials" calcext:value-type="string">
            <text:p>https://github.com/xamarin/Essentials</text:p>
          </table:table-cell>
          <table:table-cell table:formula="of:=FIND(&quot;)&quot;;[.G198])" office:value-type="float" office:value="67" calcext:value-type="float">
            <text:p>67</text:p>
          </table:table-cell>
          <table:table-cell table:formula="of:=FIND(&quot;(&quot;;[.G198])" office:value-type="float" office:value="29" calcext:value-type="float">
            <text:p>29</text:p>
          </table:table-cell>
          <table:table-cell office:value-type="string" calcext:value-type="string">
            <text:p>- [Xamarin.Essentials ★1223](https://github.com/xamarin/Essentials): (**Official**) Essential cross platform APIs for your mobile apps.</text:p>
          </table:table-cell>
        </table:table-row>
        <table:table-row table:style-name="ro1">
          <table:table-cell table:formula="of:=COM.MICROSOFT.CONCAT(&quot;![GitHub Repo stars](https://img.shields.io/github/stars/&quot;;[.B199];&quot;?label=&quot;;[.B199];&quot;&amp;style=social)&quot;)" office:value-type="string" office:string-value="![GitHub Repo stars](https://img.shields.io/github/stars/jonathanpeppers/Xamarin.Android.Lite?label=jonathanpeppers/Xamarin.Android.Lite&amp;style=social)" calcext:value-type="string">
            <text:p>![GitHub Repo stars](https://img.shields.io/github/stars/jonathanpeppers/Xamarin.Android.Lite?label=jonathanpeppers/Xamarin.Android.Lite&amp;style=social)</text:p>
          </table:table-cell>
          <table:table-cell table:formula="of:=MID([.G199];[.C199];[.E199]-[.C199])" office:value-type="string" office:string-value="jonathanpeppers/Xamarin.Android.Lite" calcext:value-type="string">
            <text:p>jonathanpeppers/Xamarin.Android.Lite</text:p>
          </table:table-cell>
          <table:table-cell table:formula="of:=FIND(&quot;github.com/&quot;;[.G199])+11" office:value-type="float" office:value="50" calcext:value-type="float">
            <text:p>50</text:p>
          </table:table-cell>
          <table:table-cell table:formula="of:=MID([.G199];[.F199]+1;[.E199]-[.F199]-1)" office:value-type="string" office:string-value="https://github.com/jonathanpeppers/Xamarin.Android.Lite" calcext:value-type="string">
            <text:p>https://github.com/jonathanpeppers/Xamarin.Android.Lite</text:p>
          </table:table-cell>
          <table:table-cell table:formula="of:=FIND(&quot;)&quot;;[.G199])" office:value-type="float" office:value="86" calcext:value-type="float">
            <text:p>86</text:p>
          </table:table-cell>
          <table:table-cell table:formula="of:=FIND(&quot;(&quot;;[.G199])" office:value-type="float" office:value="30" calcext:value-type="float">
            <text:p>30</text:p>
          </table:table-cell>
          <table:table-cell office:value-type="string" calcext:value-type="string">
            <text:p>- [Xamarin.Android.Lite ★125](https://github.com/jonathanpeppers/Xamarin.Android.Lite): Prototype/proof of concept of a "lite" Xamarin.Android that only supports Xamarin.Forms.</text:p>
          </table:table-cell>
        </table:table-row>
        <table:table-row table:style-name="ro1">
          <table:table-cell table:formula="of:=COM.MICROSOFT.CONCAT(&quot;![GitHub Repo stars](https://img.shields.io/github/stars/&quot;;[.B200];&quot;?label=&quot;;[.B200];&quot;&amp;style=social)&quot;)" office:value-type="string" office:string-value="![GitHub Repo stars](https://img.shields.io/github/stars/LosXamarinos/Xamarinos.AdMob.FormsPlugin?label=LosXamarinos/Xamarinos.AdMob.FormsPlugin&amp;style=social)" calcext:value-type="string">
            <text:p>![GitHub Repo stars](https://img.shields.io/github/stars/LosXamarinos/Xamarinos.AdMob.FormsPlugin?label=LosXamarinos/Xamarinos.AdMob.FormsPlugin&amp;style=social)</text:p>
          </table:table-cell>
          <table:table-cell table:formula="of:=MID([.G200];[.C200];[.E200]-[.C200])" office:value-type="string" office:string-value="LosXamarinos/Xamarinos.AdMob.FormsPlugin" calcext:value-type="string">
            <text:p>LosXamarinos/Xamarinos.AdMob.FormsPlugin</text:p>
          </table:table-cell>
          <table:table-cell table:formula="of:=FIND(&quot;github.com/&quot;;[.G200])+11" office:value-type="float" office:value="52" calcext:value-type="float">
            <text:p>52</text:p>
          </table:table-cell>
          <table:table-cell table:formula="of:=MID([.G200];[.F200]+1;[.E200]-[.F200]-1)" office:value-type="string" office:string-value="https://github.com/LosXamarinos/Xamarinos.AdMob.FormsPlugin" calcext:value-type="string">
            <text:p>https://github.com/LosXamarinos/Xamarinos.AdMob.FormsPlugin</text:p>
          </table:table-cell>
          <table:table-cell table:formula="of:=FIND(&quot;)&quot;;[.G200])" office:value-type="float" office:value="92" calcext:value-type="float">
            <text:p>92</text:p>
          </table:table-cell>
          <table:table-cell table:formula="of:=FIND(&quot;(&quot;;[.G200])" office:value-type="float" office:value="32" calcext:value-type="float">
            <text:p>32</text:p>
          </table:table-cell>
          <table:table-cell office:value-type="string" calcext:value-type="string">
            <text:p>- [Xamarinos.AdMob.FormsPlugin](https://github.com/LosXamarinos/Xamarinos.AdMob.FormsPlugin): AdMob Plugin for Xamarin.Forms.</text:p>
          </table:table-cell>
        </table:table-row>
        <table:table-row table:style-name="ro1">
          <table:table-cell table:formula="of:=COM.MICROSOFT.CONCAT(&quot;![GitHub Repo stars](https://img.shields.io/github/stars/&quot;;[.B201];&quot;?label=&quot;;[.B201];&quot;&amp;style=social)&quot;)" office:value-type="string" office:string-value="![GitHub Repo stars](https://img.shields.io/github/stars/NateRickard/Xamarin.Cognitive.Speech?label=NateRickard/Xamarin.Cognitive.Speech&amp;style=social)" calcext:value-type="string">
            <text:p>![GitHub Repo stars](https://img.shields.io/github/stars/NateRickard/Xamarin.Cognitive.Speech?label=NateRickard/Xamarin.Cognitive.Speech&amp;style=social)</text:p>
          </table:table-cell>
          <table:table-cell table:formula="of:=MID([.G201];[.C201];[.E201]-[.C201])" office:value-type="string" office:string-value="NateRickard/Xamarin.Cognitive.Speech" calcext:value-type="string">
            <text:p>NateRickard/Xamarin.Cognitive.Speech</text:p>
          </table:table-cell>
          <table:table-cell table:formula="of:=FIND(&quot;github.com/&quot;;[.G201])+11" office:value-type="float" office:value="53" calcext:value-type="float">
            <text:p>53</text:p>
          </table:table-cell>
          <table:table-cell table:formula="of:=MID([.G201];[.F201]+1;[.E201]-[.F201]-1)" office:value-type="string" office:string-value="https://github.com/NateRickard/Xamarin.Cognitive.Speech" calcext:value-type="string">
            <text:p>https://github.com/NateRickard/Xamarin.Cognitive.Speech</text:p>
          </table:table-cell>
          <table:table-cell table:formula="of:=FIND(&quot;)&quot;;[.G201])" office:value-type="float" office:value="89" calcext:value-type="float">
            <text:p>89</text:p>
          </table:table-cell>
          <table:table-cell table:formula="of:=FIND(&quot;(&quot;;[.G201])" office:value-type="float" office:value="33" calcext:value-type="float">
            <text:p>33</text:p>
          </table:table-cell>
          <table:table-cell office:value-type="string" calcext:value-type="string">
            <text:p>- [Xamarin.Cognitive.Speech ★47](https://github.com/NateRickard/Xamarin.Cognitive.Speech): A client library that makes it easy to work with the Microsoft Cognitive Services Speech Services Speech to Text API on Xamarin.iOS, Xamarin.Android, UWP, and Xamarin.Forms/.NET Standard libraries used by those platforms.</text:p>
          </table:table-cell>
        </table:table-row>
        <table:table-row table:style-name="ro1">
          <table:table-cell table:formula="of:=COM.MICROSOFT.CONCAT(&quot;![GitHub Repo stars](https://img.shields.io/github/stars/&quot;;[.B202];&quot;?label=&quot;;[.B202];&quot;&amp;style=social)&quot;)" office:value-type="string" office:string-value="![GitHub Repo stars](https://img.shields.io/github/stars/smarongiu/Xamarin.Plugin.Firebase.RemoteConfig?label=smarongiu/Xamarin.Plugin.Firebase.RemoteConfig&amp;style=social)" calcext:value-type="string">
            <text:p>![GitHub Repo stars](https://img.shields.io/github/stars/smarongiu/Xamarin.Plugin.Firebase.RemoteConfig?label=smarongiu/Xamarin.Plugin.Firebase.RemoteConfig&amp;style=social)</text:p>
          </table:table-cell>
          <table:table-cell table:formula="of:=MID([.G202];[.C202];[.E202]-[.C202])" office:value-type="string" office:string-value="smarongiu/Xamarin.Plugin.Firebase.RemoteConfig" calcext:value-type="string">
            <text:p>smarongiu/Xamarin.Plugin.Firebase.RemoteConfig</text:p>
          </table:table-cell>
          <table:table-cell table:formula="of:=FIND(&quot;github.com/&quot;;[.G202])+11" office:value-type="float" office:value="64" calcext:value-type="float">
            <text:p>64</text:p>
          </table:table-cell>
          <table:table-cell table:formula="of:=MID([.G202];[.F202]+1;[.E202]-[.F202]-1)" office:value-type="string" office:string-value="https://github.com/smarongiu/Xamarin.Plugin.Firebase.RemoteConfig" calcext:value-type="string">
            <text:p>https://github.com/smarongiu/Xamarin.Plugin.Firebase.RemoteConfig</text:p>
          </table:table-cell>
          <table:table-cell table:formula="of:=FIND(&quot;)&quot;;[.G202])" office:value-type="float" office:value="110" calcext:value-type="float">
            <text:p>110</text:p>
          </table:table-cell>
          <table:table-cell table:formula="of:=FIND(&quot;(&quot;;[.G202])" office:value-type="float" office:value="44" calcext:value-type="float">
            <text:p>44</text:p>
          </table:table-cell>
          <table:table-cell office:value-type="string" calcext:value-type="string">
            <text:p>- [Xamarin.Plugin.Firebase.RemoteConfig ★4](https://github.com/smarongiu/Xamarin.Plugin.Firebase.RemoteConfig): Xamarin Forms bindings for Firebase RemoteConfig.</text:p>
          </table:table-cell>
        </table:table-row>
        <table:table-row table:style-name="ro1">
          <table:table-cell table:formula="of:=COM.MICROSOFT.CONCAT(&quot;![GitHub Repo stars](https://img.shields.io/github/stars/&quot;;[.B203];&quot;?label=&quot;;[.B203];&quot;&amp;style=social)&quot;)" office:value-type="string" office:string-value="![GitHub Repo stars](https://img.shields.io/github/stars/Inrego/Xam.Plugin.AudioPlayer?label=Inrego/Xam.Plugin.AudioPlayer&amp;style=social)" calcext:value-type="string">
            <text:p>![GitHub Repo stars](https://img.shields.io/github/stars/Inrego/Xam.Plugin.AudioPlayer?label=Inrego/Xam.Plugin.AudioPlayer&amp;style=social)</text:p>
          </table:table-cell>
          <table:table-cell table:formula="of:=MID([.G203];[.C203];[.E203]-[.C203])" office:value-type="string" office:string-value="Inrego/Xam.Plugin.AudioPlayer" calcext:value-type="string">
            <text:p>Inrego/Xam.Plugin.AudioPlayer</text:p>
          </table:table-cell>
          <table:table-cell table:formula="of:=FIND(&quot;github.com/&quot;;[.G203])+11" office:value-type="float" office:value="50" calcext:value-type="float">
            <text:p>50</text:p>
          </table:table-cell>
          <table:table-cell table:formula="of:=MID([.G203];[.F203]+1;[.E203]-[.F203]-1)" office:value-type="string" office:string-value="https://github.com/Inrego/Xam.Plugin.AudioPlayer" calcext:value-type="string">
            <text:p>https://github.com/Inrego/Xam.Plugin.AudioPlayer</text:p>
          </table:table-cell>
          <table:table-cell table:formula="of:=FIND(&quot;)&quot;;[.G203])" office:value-type="float" office:value="79" calcext:value-type="float">
            <text:p>79</text:p>
          </table:table-cell>
          <table:table-cell table:formula="of:=FIND(&quot;(&quot;;[.G203])" office:value-type="float" office:value="30" calcext:value-type="float">
            <text:p>30</text:p>
          </table:table-cell>
          <table:table-cell office:value-type="string" calcext:value-type="string">
            <text:p>- [Xam.Plugin.AudioPlayer ★2](https://github.com/Inrego/Xam.Plugin.AudioPlayer): Plugin for Xamarin.Forms to play audio in background from stream.</text:p>
          </table:table-cell>
        </table:table-row>
        <table:table-row table:style-name="ro1">
          <table:table-cell table:formula="of:=COM.MICROSOFT.CONCAT(&quot;![GitHub Repo stars](https://img.shields.io/github/stars/&quot;;[.B204];&quot;?label=&quot;;[.B204];&quot;&amp;style=social)&quot;)" office:value-type="string" office:string-value="![GitHub Repo stars](https://img.shields.io/github/stars/galadril/Xam.Plugin.Once?label=galadril/Xam.Plugin.Once&amp;style=social)" calcext:value-type="string">
            <text:p>![GitHub Repo stars](https://img.shields.io/github/stars/galadril/Xam.Plugin.Once?label=galadril/Xam.Plugin.Once&amp;style=social)</text:p>
          </table:table-cell>
          <table:table-cell table:formula="of:=MID([.G204];[.C204];[.E204]-[.C204])" office:value-type="string" office:string-value="galadril/Xam.Plugin.Once" calcext:value-type="string">
            <text:p>galadril/Xam.Plugin.Once</text:p>
          </table:table-cell>
          <table:table-cell table:formula="of:=FIND(&quot;github.com/&quot;;[.G204])+11" office:value-type="float" office:value="43" calcext:value-type="float">
            <text:p>43</text:p>
          </table:table-cell>
          <table:table-cell table:formula="of:=MID([.G204];[.F204]+1;[.E204]-[.F204]-1)" office:value-type="string" office:string-value="https://github.com/galadril/Xam.Plugin.Once" calcext:value-type="string">
            <text:p>https://github.com/galadril/Xam.Plugin.Once</text:p>
          </table:table-cell>
          <table:table-cell table:formula="of:=FIND(&quot;)&quot;;[.G204])" office:value-type="float" office:value="67" calcext:value-type="float">
            <text:p>67</text:p>
          </table:table-cell>
          <table:table-cell table:formula="of:=FIND(&quot;(&quot;;[.G204])" office:value-type="float" office:value="23" calcext:value-type="float">
            <text:p>23</text:p>
          </table:table-cell>
          <table:table-cell office:value-type="string" calcext:value-type="string">
            <text:p>- [Xam.Plugin.Once ★5](https://github.com/galadril/Xam.Plugin.Once): A simple Xamarin Forms library to manage one-off operations. </text:p>
          </table:table-cell>
        </table:table-row>
        <table:table-row table:style-name="ro1">
          <table:table-cell table:formula="of:=COM.MICROSOFT.CONCAT(&quot;![GitHub Repo stars](https://img.shields.io/github/stars/&quot;;[.B205];&quot;?label=&quot;;[.B205];&quot;&amp;style=social)&quot;)" office:value-type="string" office:string-value="![GitHub Repo stars](https://img.shields.io/github/stars/jimbobbennett/Xam.Plugins.OnDeviceCustomVision?label=jimbobbennett/Xam.Plugins.OnDeviceCustomVision&amp;style=social)" calcext:value-type="string">
            <text:p>![GitHub Repo stars](https://img.shields.io/github/stars/jimbobbennett/Xam.Plugins.OnDeviceCustomVision?label=jimbobbennett/Xam.Plugins.OnDeviceCustomVision&amp;style=social)</text:p>
          </table:table-cell>
          <table:table-cell table:formula="of:=MID([.G205];[.C205];[.E205]-[.C205])" office:value-type="string" office:string-value="jimbobbennett/Xam.Plugins.OnDeviceCustomVision" calcext:value-type="string">
            <text:p>jimbobbennett/Xam.Plugins.OnDeviceCustomVision</text:p>
          </table:table-cell>
          <table:table-cell table:formula="of:=FIND(&quot;github.com/&quot;;[.G205])+11" office:value-type="float" office:value="61" calcext:value-type="float">
            <text:p>61</text:p>
          </table:table-cell>
          <table:table-cell table:formula="of:=MID([.G205];[.F205]+1;[.E205]-[.F205]-1)" office:value-type="string" office:string-value="https://github.com/jimbobbennett/Xam.Plugins.OnDeviceCustomVision" calcext:value-type="string">
            <text:p>https://github.com/jimbobbennett/Xam.Plugins.OnDeviceCustomVision</text:p>
          </table:table-cell>
          <table:table-cell table:formula="of:=FIND(&quot;)&quot;;[.G205])" office:value-type="float" office:value="107" calcext:value-type="float">
            <text:p>107</text:p>
          </table:table-cell>
          <table:table-cell table:formula="of:=FIND(&quot;(&quot;;[.G205])" office:value-type="float" office:value="41" calcext:value-type="float">
            <text:p>41</text:p>
          </table:table-cell>
          <table:table-cell office:value-type="string" calcext:value-type="string">
            <text:p>- [Xam.Plugins.OnDeviceCustomVision ★47](https://github.com/jimbobbennett/Xam.Plugins.OnDeviceCustomVision): Plugin to allow custom vision models to be used from mobile devices.</text:p>
          </table:table-cell>
        </table:table-row>
        <table:table-row table:style-name="ro1">
          <table:table-cell table:formula="of:=COM.MICROSOFT.CONCAT(&quot;![GitHub Repo stars](https://img.shields.io/github/stars/&quot;;[.B206];&quot;?label=&quot;;[.B206];&quot;&amp;style=social)&quot;)" office:value-type="string" office:string-value="![GitHub Repo stars](https://img.shields.io/github/stars/ahoefling/XamCal?label=ahoefling/XamCal&amp;style=social)" calcext:value-type="string">
            <text:p>![GitHub Repo stars](https://img.shields.io/github/stars/ahoefling/XamCal?label=ahoefling/XamCal&amp;style=social)</text:p>
          </table:table-cell>
          <table:table-cell table:formula="of:=MID([.G206];[.C206];[.E206]-[.C206])" office:value-type="string" office:string-value="ahoefling/XamCal" calcext:value-type="string">
            <text:p>ahoefling/XamCal</text:p>
          </table:table-cell>
          <table:table-cell table:formula="of:=FIND(&quot;github.com/&quot;;[.G206])+11" office:value-type="float" office:value="34" calcext:value-type="float">
            <text:p>34</text:p>
          </table:table-cell>
          <table:table-cell table:formula="of:=MID([.G206];[.F206]+1;[.E206]-[.F206]-1)" office:value-type="string" office:string-value="https://github.com/ahoefling/XamCal" calcext:value-type="string">
            <text:p>https://github.com/ahoefling/XamCal</text:p>
          </table:table-cell>
          <table:table-cell table:formula="of:=FIND(&quot;)&quot;;[.G206])" office:value-type="float" office:value="50" calcext:value-type="float">
            <text:p>50</text:p>
          </table:table-cell>
          <table:table-cell table:formula="of:=FIND(&quot;(&quot;;[.G206])" office:value-type="float" office:value="14" calcext:value-type="float">
            <text:p>14</text:p>
          </table:table-cell>
          <table:table-cell office:value-type="string" calcext:value-type="string">
            <text:p>- [XamCal ★8](https://github.com/ahoefling/XamCal): A Xamarin.Forms Calendar Plugin.</text:p>
          </table:table-cell>
        </table:table-row>
        <table:table-row table:style-name="ro1">
          <table:table-cell table:formula="of:=COM.MICROSOFT.CONCAT(&quot;![GitHub Repo stars](https://img.shields.io/github/stars/&quot;;[.B207];&quot;?label=&quot;;[.B207];&quot;&amp;style=social)&quot;)" office:value-type="string" office:string-value="![GitHub Repo stars](https://img.shields.io/github/stars/mshwf/Xamlly?label=mshwf/Xamlly&amp;style=social)" calcext:value-type="string">
            <text:p>![GitHub Repo stars](https://img.shields.io/github/stars/mshwf/Xamlly?label=mshwf/Xamlly&amp;style=social)</text:p>
          </table:table-cell>
          <table:table-cell table:formula="of:=MID([.G207];[.C207];[.E207]-[.C207])" office:value-type="string" office:string-value="mshwf/Xamlly" calcext:value-type="string">
            <text:p>mshwf/Xamlly</text:p>
          </table:table-cell>
          <table:table-cell table:formula="of:=FIND(&quot;github.com/&quot;;[.G207])+11" office:value-type="float" office:value="35" calcext:value-type="float">
            <text:p>35</text:p>
          </table:table-cell>
          <table:table-cell table:formula="of:=MID([.G207];[.F207]+1;[.E207]-[.F207]-1)" office:value-type="string" office:string-value="https://github.com/mshwf/Xamlly" calcext:value-type="string">
            <text:p>https://github.com/mshwf/Xamlly</text:p>
          </table:table-cell>
          <table:table-cell table:formula="of:=FIND(&quot;)&quot;;[.G207])" office:value-type="float" office:value="47" calcext:value-type="float">
            <text:p>47</text:p>
          </table:table-cell>
          <table:table-cell table:formula="of:=FIND(&quot;(&quot;;[.G207])" office:value-type="float" office:value="15" calcext:value-type="float">
            <text:p>15</text:p>
          </table:table-cell>
          <table:table-cell office:value-type="string" calcext:value-type="string">
            <text:p>- [Xamlly ★26](https://github.com/mshwf/Xamlly): Xamlly is a controls library for Xamarin.Forms, written entirely in XAML (ProgressBar, Switch, ToggleButton, etc.).</text:p>
          </table:table-cell>
        </table:table-row>
        <table:table-row table:style-name="ro1">
          <table:table-cell table:formula="of:=COM.MICROSOFT.CONCAT(&quot;![GitHub Repo stars](https://img.shields.io/github/stars/&quot;;[.B208];&quot;?label=&quot;;[.B208];&quot;&amp;style=social)&quot;)" office:value-type="string" office:string-value="![GitHub Repo stars](https://img.shields.io/github/stars/SKLn-Rad/Xam.Plugin.Webview?label=SKLn-Rad/Xam.Plugin.Webview&amp;style=social)" calcext:value-type="string">
            <text:p>![GitHub Repo stars](https://img.shields.io/github/stars/SKLn-Rad/Xam.Plugin.Webview?label=SKLn-Rad/Xam.Plugin.Webview&amp;style=social)</text:p>
          </table:table-cell>
          <table:table-cell table:formula="of:=MID([.G208];[.C208];[.E208]-[.C208])" office:value-type="string" office:string-value="SKLn-Rad/Xam.Plugin.Webview" calcext:value-type="string">
            <text:p>SKLn-Rad/Xam.Plugin.Webview</text:p>
          </table:table-cell>
          <table:table-cell table:formula="of:=FIND(&quot;github.com/&quot;;[.G208])+11" office:value-type="float" office:value="48" calcext:value-type="float">
            <text:p>48</text:p>
          </table:table-cell>
          <table:table-cell table:formula="of:=MID([.G208];[.F208]+1;[.E208]-[.F208]-1)" office:value-type="string" office:string-value="https://github.com/SKLn-Rad/Xam.Plugin.Webview" calcext:value-type="string">
            <text:p>https://github.com/SKLn-Rad/Xam.Plugin.Webview</text:p>
          </table:table-cell>
          <table:table-cell table:formula="of:=FIND(&quot;)&quot;;[.G208])" office:value-type="float" office:value="75" calcext:value-type="float">
            <text:p>75</text:p>
          </table:table-cell>
          <table:table-cell table:formula="of:=FIND(&quot;(&quot;;[.G208])" office:value-type="float" office:value="28" calcext:value-type="float">
            <text:p>28</text:p>
          </table:table-cell>
          <table:table-cell office:value-type="string" calcext:value-type="string">
            <text:p>- [Xam.Plugin.Webview ★125](https://github.com/SKLn-Rad/Xam.Plugin.Webview): Xamarin Plugin for a HybridWebView in PCL projects.</text:p>
          </table:table-cell>
        </table:table-row>
        <table:table-row table:style-name="ro1">
          <table:table-cell table:formula="of:=COM.MICROSOFT.CONCAT(&quot;![GitHub Repo stars](https://img.shields.io/github/stars/&quot;;[.B209];&quot;?label=&quot;;[.B209];&quot;&amp;style=social)&quot;)" office:value-type="string" office:string-value="![GitHub Repo stars](https://img.shields.io/github/stars/galadril/Xam.Plugin.Once?label=galadril/Xam.Plugin.Once&amp;style=social)" calcext:value-type="string">
            <text:p>![GitHub Repo stars](https://img.shields.io/github/stars/galadril/Xam.Plugin.Once?label=galadril/Xam.Plugin.Once&amp;style=social)</text:p>
          </table:table-cell>
          <table:table-cell table:formula="of:=MID([.G209];[.C209];[.E209]-[.C209])" office:value-type="string" office:string-value="galadril/Xam.Plugin.Once" calcext:value-type="string">
            <text:p>galadril/Xam.Plugin.Once</text:p>
          </table:table-cell>
          <table:table-cell table:formula="of:=FIND(&quot;github.com/&quot;;[.G209])+11" office:value-type="float" office:value="43" calcext:value-type="float">
            <text:p>43</text:p>
          </table:table-cell>
          <table:table-cell table:formula="of:=MID([.G209];[.F209]+1;[.E209]-[.F209]-1)" office:value-type="string" office:string-value="https://github.com/galadril/Xam.Plugin.Once" calcext:value-type="string">
            <text:p>https://github.com/galadril/Xam.Plugin.Once</text:p>
          </table:table-cell>
          <table:table-cell table:formula="of:=FIND(&quot;)&quot;;[.G209])" office:value-type="float" office:value="67" calcext:value-type="float">
            <text:p>67</text:p>
          </table:table-cell>
          <table:table-cell table:formula="of:=FIND(&quot;(&quot;;[.G209])" office:value-type="float" office:value="23" calcext:value-type="float">
            <text:p>23</text:p>
          </table:table-cell>
          <table:table-cell office:value-type="string" calcext:value-type="string">
            <text:p>- [Xam.Plugin.Once ★5](https://github.com/galadril/Xam.Plugin.Once): <text:s/>A simple Xamarin Forms library to manage one-off operations. </text:p>
          </table:table-cell>
        </table:table-row>
        <table:table-row table:style-name="ro1">
          <table:table-cell table:formula="of:=COM.MICROSOFT.CONCAT(&quot;![GitHub Repo stars](https://img.shields.io/github/stars/&quot;;[.B210];&quot;?label=&quot;;[.B210];&quot;&amp;style=social)&quot;)" office:value-type="string" office:string-value="![GitHub Repo stars](https://img.shields.io/github/stars/angelinn/Xam.Plugins.AutoUpdate?label=angelinn/Xam.Plugins.AutoUpdate&amp;style=social)" calcext:value-type="string">
            <text:p>![GitHub Repo stars](https://img.shields.io/github/stars/angelinn/Xam.Plugins.AutoUpdate?label=angelinn/Xam.Plugins.AutoUpdate&amp;style=social)</text:p>
          </table:table-cell>
          <table:table-cell table:formula="of:=MID([.G210];[.C210];[.E210]-[.C210])" office:value-type="string" office:string-value="angelinn/Xam.Plugins.AutoUpdate" calcext:value-type="string">
            <text:p>angelinn/Xam.Plugins.AutoUpdate</text:p>
          </table:table-cell>
          <table:table-cell table:formula="of:=FIND(&quot;github.com/&quot;;[.G210])+11" office:value-type="float" office:value="51" calcext:value-type="float">
            <text:p>51</text:p>
          </table:table-cell>
          <table:table-cell table:formula="of:=MID([.G210];[.F210]+1;[.E210]-[.F210]-1)" office:value-type="string" office:string-value="https://github.com/angelinn/Xam.Plugins.AutoUpdate" calcext:value-type="string">
            <text:p>https://github.com/angelinn/Xam.Plugins.AutoUpdate</text:p>
          </table:table-cell>
          <table:table-cell table:formula="of:=FIND(&quot;)&quot;;[.G210])" office:value-type="float" office:value="82" calcext:value-type="float">
            <text:p>82</text:p>
          </table:table-cell>
          <table:table-cell table:formula="of:=FIND(&quot;(&quot;;[.G210])" office:value-type="float" office:value="31" calcext:value-type="float">
            <text:p>31</text:p>
          </table:table-cell>
          <table:table-cell office:value-type="string" calcext:value-type="string">
            <text:p>- [Xam.Plugins.AutoUpdate ★10](https://github.com/angelinn/Xam.Plugins.AutoUpdate): Xamarin Forms plugin that auto updates your Android or UWP sideloaded application. </text:p>
          </table:table-cell>
        </table:table-row>
        <table:table-row table:style-name="ro1">
          <table:table-cell table:formula="of:=COM.MICROSOFT.CONCAT(&quot;![GitHub Repo stars](https://img.shields.io/github/stars/&quot;;[.B211];&quot;?label=&quot;;[.B211];&quot;&amp;style=social)&quot;)" office:value-type="string" office:string-value="![GitHub Repo stars](https://img.shields.io/github/stars/PureWeen/Xam.Reactive.Location?label=PureWeen/Xam.Reactive.Location&amp;style=social)" calcext:value-type="string">
            <text:p>![GitHub Repo stars](https://img.shields.io/github/stars/PureWeen/Xam.Reactive.Location?label=PureWeen/Xam.Reactive.Location&amp;style=social)</text:p>
          </table:table-cell>
          <table:table-cell table:formula="of:=MID([.G211];[.C211];[.E211]-[.C211])" office:value-type="string" office:string-value="PureWeen/Xam.Reactive.Location" calcext:value-type="string">
            <text:p>PureWeen/Xam.Reactive.Location</text:p>
          </table:table-cell>
          <table:table-cell table:formula="of:=FIND(&quot;github.com/&quot;;[.G211])+11" office:value-type="float" office:value="49" calcext:value-type="float">
            <text:p>49</text:p>
          </table:table-cell>
          <table:table-cell table:formula="of:=MID([.G211];[.F211]+1;[.E211]-[.F211]-1)" office:value-type="string" office:string-value="https://github.com/PureWeen/Xam.Reactive.Location" calcext:value-type="string">
            <text:p>https://github.com/PureWeen/Xam.Reactive.Location</text:p>
          </table:table-cell>
          <table:table-cell table:formula="of:=FIND(&quot;)&quot;;[.G211])" office:value-type="float" office:value="79" calcext:value-type="float">
            <text:p>79</text:p>
          </table:table-cell>
          <table:table-cell table:formula="of:=FIND(&quot;(&quot;;[.G211])" office:value-type="float" office:value="29" calcext:value-type="float">
            <text:p>29</text:p>
          </table:table-cell>
          <table:table-cell office:value-type="string" calcext:value-type="string">
            <text:p>- [Xam.Reactive.Location ★8](https://github.com/PureWeen/Xam.Reactive.Location): Location on each Xamarin platform is already event/push driven which is where Reactive models do great. This creates a useful wrapper around the iOS/Android location APIs.</text:p>
          </table:table-cell>
        </table:table-row>
        <table:table-row table:style-name="ro1">
          <table:table-cell table:formula="of:=COM.MICROSOFT.CONCAT(&quot;![GitHub Repo stars](https://img.shields.io/github/stars/&quot;;[.B212];&quot;?label=&quot;;[.B212];&quot;&amp;style=social)&quot;)" office:value-type="string" office:string-value="![GitHub Repo stars](https://img.shields.io/github/stars/adia-technology/Xamarin.UserConsent?label=adia-technology/Xamarin.UserConsent&amp;style=social)" calcext:value-type="string">
            <text:p>![GitHub Repo stars](https://img.shields.io/github/stars/adia-technology/Xamarin.UserConsent?label=adia-technology/Xamarin.UserConsent&amp;style=social)</text:p>
          </table:table-cell>
          <table:table-cell table:formula="of:=MID([.G212];[.C212];[.E212]-[.C212])" office:value-type="string" office:string-value="adia-technology/Xamarin.UserConsent" calcext:value-type="string">
            <text:p>adia-technology/Xamarin.UserConsent</text:p>
          </table:table-cell>
          <table:table-cell table:formula="of:=FIND(&quot;github.com/&quot;;[.G212])+11" office:value-type="float" office:value="47" calcext:value-type="float">
            <text:p>47</text:p>
          </table:table-cell>
          <table:table-cell table:formula="of:=MID([.G212];[.F212]+1;[.E212]-[.F212]-1)" office:value-type="string" office:string-value="https://github.com/adia-technology/Xamarin.UserConsent" calcext:value-type="string">
            <text:p>https://github.com/adia-technology/Xamarin.UserConsent</text:p>
          </table:table-cell>
          <table:table-cell table:formula="of:=FIND(&quot;)&quot;;[.G212])" office:value-type="float" office:value="82" calcext:value-type="float">
            <text:p>82</text:p>
          </table:table-cell>
          <table:table-cell table:formula="of:=FIND(&quot;(&quot;;[.G212])" office:value-type="float" office:value="27" calcext:value-type="float">
            <text:p>27</text:p>
          </table:table-cell>
          <table:table-cell office:value-type="string" calcext:value-type="string">
            <text:p>- [Xamarin.UserConsent ★4](https://github.com/adia-technology/Xamarin.UserConsent): Custom permission user consent SDK for Xamarin.Forms.</text:p>
          </table:table-cell>
        </table:table-row>
        <table:table-row table:style-name="ro1">
          <table:table-cell table:formula="of:=COM.MICROSOFT.CONCAT(&quot;![GitHub Repo stars](https://img.shields.io/github/stars/&quot;;[.B213];&quot;?label=&quot;;[.B213];&quot;&amp;style=social)&quot;)" office:value-type="string" office:string-value="![GitHub Repo stars](https://img.shields.io/github/stars/Redth/ZXing.Net.Mobile?label=Redth/ZXing.Net.Mobile&amp;style=social)" calcext:value-type="string">
            <text:p>![GitHub Repo stars](https://img.shields.io/github/stars/Redth/ZXing.Net.Mobile?label=Redth/ZXing.Net.Mobile&amp;style=social)</text:p>
          </table:table-cell>
          <table:table-cell table:formula="of:=MID([.G213];[.C213];[.E213]-[.C213])" office:value-type="string" office:string-value="Redth/ZXing.Net.Mobile" calcext:value-type="string">
            <text:p>Redth/ZXing.Net.Mobile</text:p>
          </table:table-cell>
          <table:table-cell table:formula="of:=FIND(&quot;github.com/&quot;;[.G213])+11" office:value-type="float" office:value="46" calcext:value-type="float">
            <text:p>46</text:p>
          </table:table-cell>
          <table:table-cell table:formula="of:=MID([.G213];[.F213]+1;[.E213]-[.F213]-1)" office:value-type="string" office:string-value="https://github.com/Redth/ZXing.Net.Mobile" calcext:value-type="string">
            <text:p>https://github.com/Redth/ZXing.Net.Mobile</text:p>
          </table:table-cell>
          <table:table-cell table:formula="of:=FIND(&quot;)&quot;;[.G213])" office:value-type="float" office:value="68" calcext:value-type="float">
            <text:p>68</text:p>
          </table:table-cell>
          <table:table-cell table:formula="of:=FIND(&quot;(&quot;;[.G213])" office:value-type="float" office:value="26" calcext:value-type="float">
            <text:p>26</text:p>
          </table:table-cell>
          <table:table-cell office:value-type="string" calcext:value-type="string">
            <text:p>- [ZXing.Net.Mobile ★829](https://github.com/Redth/ZXing.Net.Mobile): <text:s/>The goal of ZXing.Net.Mobile is to make scanning barcodes as effortless and painless as possible in your own applications.</text:p>
          </table:table-cell>
        </table:table-row>
        <table:table-row table:style-name="ro1">
          <table:table-cell table:formula="of:=COM.MICROSOFT.CONCAT(&quot;![GitHub Repo stars](https://img.shields.io/github/stars/&quot;;[.B214];&quot;?label=&quot;;[.B214];&quot;&amp;style=social)&quot;)" office:value-type="string" office:string-value="![GitHub Repo stars](https://img.shields.io/github/stars/enisn/Xamarin.Forms.Contacts?label=enisn/Xamarin.Forms.Contacts&amp;style=social)" calcext:value-type="string">
            <text:p>![GitHub Repo stars](https://img.shields.io/github/stars/enisn/Xamarin.Forms.Contacts?label=enisn/Xamarin.Forms.Contacts&amp;style=social)</text:p>
          </table:table-cell>
          <table:table-cell table:formula="of:=MID([.G214];[.C214];[.E214]-[.C214])" office:value-type="string" office:string-value="enisn/Xamarin.Forms.Contacts" calcext:value-type="string">
            <text:p>enisn/Xamarin.Forms.Contacts</text:p>
          </table:table-cell>
          <table:table-cell table:formula="of:=FIND(&quot;github.com/&quot;;[.G214])+11" office:value-type="float" office:value="51" calcext:value-type="float">
            <text:p>51</text:p>
          </table:table-cell>
          <table:table-cell table:formula="of:=MID([.G214];[.F214]+1;[.E214]-[.F214]-1)" office:value-type="string" office:string-value="https://github.com/enisn/Xamarin.Forms.Contacts" calcext:value-type="string">
            <text:p>https://github.com/enisn/Xamarin.Forms.Contacts</text:p>
          </table:table-cell>
          <table:table-cell table:formula="of:=FIND(&quot;)&quot;;[.G214])" office:value-type="float" office:value="79" calcext:value-type="float">
            <text:p>79</text:p>
          </table:table-cell>
          <table:table-cell table:formula="of:=FIND(&quot;(&quot;;[.G214])" office:value-type="float" office:value="31" calcext:value-type="float">
            <text:p>31</text:p>
          </table:table-cell>
          <table:table-cell office:value-type="string" calcext:value-type="string">
            <text:p>- [Xamarin.Forms.Contacts ★60](https://github.com/enisn/Xamarin.Forms.Contacts): Read Contacts Data on iOS and Android.</text:p>
          </table:table-cell>
        </table:table-row>
        <table:table-row table:style-name="ro1">
          <table:table-cell table:formula="of:=COM.MICROSOFT.CONCAT(&quot;![GitHub Repo stars](https://img.shields.io/github/stars/&quot;;[.B215];&quot;?label=&quot;;[.B215];&quot;&amp;style=social)&quot;)" office:value-type="string" office:string-value="![GitHub Repo stars](https://img.shields.io/github/stars/masonyc/Xamarin.KeyboardHelper?label=masonyc/Xamarin.KeyboardHelper&amp;style=social)" calcext:value-type="string">
            <text:p>![GitHub Repo stars](https://img.shields.io/github/stars/masonyc/Xamarin.KeyboardHelper?label=masonyc/Xamarin.KeyboardHelper&amp;style=social)</text:p>
          </table:table-cell>
          <table:table-cell table:formula="of:=MID([.G215];[.C215];[.E215]-[.C215])" office:value-type="string" office:string-value="masonyc/Xamarin.KeyboardHelper" calcext:value-type="string">
            <text:p>masonyc/Xamarin.KeyboardHelper</text:p>
          </table:table-cell>
          <table:table-cell table:formula="of:=FIND(&quot;github.com/&quot;;[.G215])+11" office:value-type="float" office:value="51" calcext:value-type="float">
            <text:p>51</text:p>
          </table:table-cell>
          <table:table-cell table:formula="of:=MID([.G215];[.F215]+1;[.E215]-[.F215]-1)" office:value-type="string" office:string-value="https://github.com/masonyc/Xamarin.KeyboardHelper" calcext:value-type="string">
            <text:p>https://github.com/masonyc/Xamarin.KeyboardHelper</text:p>
          </table:table-cell>
          <table:table-cell table:formula="of:=FIND(&quot;)&quot;;[.G215])" office:value-type="float" office:value="81" calcext:value-type="float">
            <text:p>81</text:p>
          </table:table-cell>
          <table:table-cell table:formula="of:=FIND(&quot;(&quot;;[.G215])" office:value-type="float" office:value="31" calcext:value-type="float">
            <text:p>31</text:p>
          </table:table-cell>
          <table:table-cell office:value-type="string" calcext:value-type="string">
            <text:p>- [Xamarin.KeyboardHelper ★81](https://github.com/masonyc/Xamarin.KeyboardHelper): Allows user to show/hide softkeyboard on Android/iOS platform in Xamarin.Forms.</text:p>
          </table:table-cell>
        </table:table-row>
        <table:table-row table:style-name="ro1">
          <table:table-cell table:formula="of:=COM.MICROSOFT.CONCAT(&quot;![GitHub Repo stars](https://img.shields.io/github/stars/&quot;;[.B216];&quot;?label=&quot;;[.B216];&quot;&amp;style=social)&quot;)" office:value-type="string" office:string-value="![GitHub Repo stars](https://img.shields.io/github/stars/chkn/Xamarin.Forms.Segues?label=chkn/Xamarin.Forms.Segues&amp;style=social)" calcext:value-type="string">
            <text:p>![GitHub Repo stars](https://img.shields.io/github/stars/chkn/Xamarin.Forms.Segues?label=chkn/Xamarin.Forms.Segues&amp;style=social)</text:p>
          </table:table-cell>
          <table:table-cell table:formula="of:=MID([.G216];[.C216];[.E216]-[.C216])" office:value-type="string" office:string-value="chkn/Xamarin.Forms.Segues" calcext:value-type="string">
            <text:p>chkn/Xamarin.Forms.Segues</text:p>
          </table:table-cell>
          <table:table-cell table:formula="of:=FIND(&quot;github.com/&quot;;[.G216])+11" office:value-type="float" office:value="49" calcext:value-type="float">
            <text:p>49</text:p>
          </table:table-cell>
          <table:table-cell table:formula="of:=MID([.G216];[.F216]+1;[.E216]-[.F216]-1)" office:value-type="string" office:string-value="https://github.com/chkn/Xamarin.Forms.Segues" calcext:value-type="string">
            <text:p>https://github.com/chkn/Xamarin.Forms.Segues</text:p>
          </table:table-cell>
          <table:table-cell table:formula="of:=FIND(&quot;)&quot;;[.G216])" office:value-type="float" office:value="74" calcext:value-type="float">
            <text:p>74</text:p>
          </table:table-cell>
          <table:table-cell table:formula="of:=FIND(&quot;(&quot;;[.G216])" office:value-type="float" office:value="29" calcext:value-type="float">
            <text:p>29</text:p>
          </table:table-cell>
          <table:table-cell office:value-type="string" calcext:value-type="string">
            <text:p>- [Xamarin.Forms.Segues ★29](https://github.com/chkn/Xamarin.Forms.Segues): A library that provides support for segues between Pages.</text:p>
          </table:table-cell>
        </table:table-row>
        <table:table-row table:style-name="ro1">
          <table:table-cell table:formula="of:=COM.MICROSOFT.CONCAT(&quot;![GitHub Repo stars](https://img.shields.io/github/stars/&quot;;[.B217];&quot;?label=&quot;;[.B217];&quot;&amp;style=social)&quot;)" office:value-type="string" office:string-value="![GitHub Repo stars](https://img.shields.io/github/stars/xamarin/Xamarin.Forms.GraphQL?label=xamarin/Xamarin.Forms.GraphQL&amp;style=social)" calcext:value-type="string">
            <text:p>![GitHub Repo stars](https://img.shields.io/github/stars/xamarin/Xamarin.Forms.GraphQL?label=xamarin/Xamarin.Forms.GraphQL&amp;style=social)</text:p>
          </table:table-cell>
          <table:table-cell table:formula="of:=MID([.G217];[.C217];[.E217]-[.C217])" office:value-type="string" office:string-value="xamarin/Xamarin.Forms.GraphQL" calcext:value-type="string">
            <text:p>xamarin/Xamarin.Forms.GraphQL</text:p>
          </table:table-cell>
          <table:table-cell table:formula="of:=FIND(&quot;github.com/&quot;;[.G217])+11" office:value-type="float" office:value="50" calcext:value-type="float">
            <text:p>50</text:p>
          </table:table-cell>
          <table:table-cell table:formula="of:=MID([.G217];[.F217]+1;[.E217]-[.F217]-1)" office:value-type="string" office:string-value="https://github.com/xamarin/Xamarin.Forms.GraphQL" calcext:value-type="string">
            <text:p>https://github.com/xamarin/Xamarin.Forms.GraphQL</text:p>
          </table:table-cell>
          <table:table-cell table:formula="of:=FIND(&quot;)&quot;;[.G217])" office:value-type="float" office:value="79" calcext:value-type="float">
            <text:p>79</text:p>
          </table:table-cell>
          <table:table-cell table:formula="of:=FIND(&quot;(&quot;;[.G217])" office:value-type="float" office:value="30" calcext:value-type="float">
            <text:p>30</text:p>
          </table:table-cell>
          <table:table-cell office:value-type="string" calcext:value-type="string">
            <text:p>- [Xamarin.Forms.GraphQL ★42](https://github.com/xamarin/Xamarin.Forms.GraphQL): {GraphQL} bindings allow binding from XAML directly to a GraphQL data source.</text:p>
          </table:table-cell>
        </table:table-row>
        <table:table-row table:style-name="ro1">
          <table:table-cell table:formula="of:=COM.MICROSOFT.CONCAT(&quot;![GitHub Repo stars](https://img.shields.io/github/stars/&quot;;[.B218];&quot;?label=&quot;;[.B218];&quot;&amp;style=social)&quot;)" office:value-type="string" office:string-value="![GitHub Repo stars](https://img.shields.io/github/stars/NateRickard/Xamarin.Cognitive.BingSpeech?label=NateRickard/Xamarin.Cognitive.BingSpeech&amp;style=social)" calcext:value-type="string">
            <text:p>![GitHub Repo stars](https://img.shields.io/github/stars/NateRickard/Xamarin.Cognitive.BingSpeech?label=NateRickard/Xamarin.Cognitive.BingSpeech&amp;style=social)</text:p>
          </table:table-cell>
          <table:table-cell table:formula="of:=MID([.G218];[.C218];[.E218]-[.C218])" office:value-type="string" office:string-value="NateRickard/Xamarin.Cognitive.BingSpeech" calcext:value-type="string">
            <text:p>NateRickard/Xamarin.Cognitive.BingSpeech</text:p>
          </table:table-cell>
          <table:table-cell table:formula="of:=FIND(&quot;github.com/&quot;;[.G218])+11" office:value-type="float" office:value="57" calcext:value-type="float">
            <text:p>57</text:p>
          </table:table-cell>
          <table:table-cell table:formula="of:=MID([.G218];[.F218]+1;[.E218]-[.F218]-1)" office:value-type="string" office:string-value="https://github.com/NateRickard/Xamarin.Cognitive.BingSpeech" calcext:value-type="string">
            <text:p>https://github.com/NateRickard/Xamarin.Cognitive.BingSpeech</text:p>
          </table:table-cell>
          <table:table-cell table:formula="of:=FIND(&quot;)&quot;;[.G218])" office:value-type="float" office:value="97" calcext:value-type="float">
            <text:p>97</text:p>
          </table:table-cell>
          <table:table-cell table:formula="of:=FIND(&quot;(&quot;;[.G218])" office:value-type="float" office:value="37" calcext:value-type="float">
            <text:p>37</text:p>
          </table:table-cell>
          <table:table-cell office:value-type="string" calcext:value-type="string">
            <text:p>- [Xamarin.Cognitive.BingSpeech ★47](https://github.com/NateRickard/Xamarin.Cognitive.BingSpeech): Is a managed client library that makes it easy to work with the Microsoft Cognitive Services Bing Speech API on Xamarin.iOS, Xamarin.Android, Xamarin.Forms, UWP, and other .NET Standard 2.0 projects.</text:p>
          </table:table-cell>
        </table:table-row>
        <table:table-row table:style-name="ro1">
          <table:table-cell table:formula="of:=COM.MICROSOFT.CONCAT(&quot;![GitHub Repo stars](https://img.shields.io/github/stars/&quot;;[.B219];&quot;?label=&quot;;[.B219];&quot;&amp;style=social)&quot;)" office:value-type="string" office:string-value="![GitHub Repo stars](https://img.shields.io/github/stars/enisn/Xamarin.Forms.SavableObject?label=enisn/Xamarin.Forms.SavableObject&amp;style=social)" calcext:value-type="string">
            <text:p>![GitHub Repo stars](https://img.shields.io/github/stars/enisn/Xamarin.Forms.SavableObject?label=enisn/Xamarin.Forms.SavableObject&amp;style=social)</text:p>
          </table:table-cell>
          <table:table-cell table:formula="of:=MID([.G219];[.C219];[.E219]-[.C219])" office:value-type="string" office:string-value="enisn/Xamarin.Forms.SavableObject" calcext:value-type="string">
            <text:p>enisn/Xamarin.Forms.SavableObject</text:p>
          </table:table-cell>
          <table:table-cell table:formula="of:=FIND(&quot;github.com/&quot;;[.G219])+11" office:value-type="float" office:value="55" calcext:value-type="float">
            <text:p>55</text:p>
          </table:table-cell>
          <table:table-cell table:formula="of:=MID([.G219];[.F219]+1;[.E219]-[.F219]-1)" office:value-type="string" office:string-value="https://github.com/enisn/Xamarin.Forms.SavableObject" calcext:value-type="string">
            <text:p>https://github.com/enisn/Xamarin.Forms.SavableObject</text:p>
          </table:table-cell>
          <table:table-cell table:formula="of:=FIND(&quot;)&quot;;[.G219])" office:value-type="float" office:value="88" calcext:value-type="float">
            <text:p>88</text:p>
          </table:table-cell>
          <table:table-cell table:formula="of:=FIND(&quot;(&quot;;[.G219])" office:value-type="float" office:value="35" calcext:value-type="float">
            <text:p>35</text:p>
          </table:table-cell>
          <table:table-cell office:value-type="string" calcext:value-type="string">
            <text:p>- [Xamarin.Forms.SavableObject ★3](https://github.com/enisn/Xamarin.Forms.SavableObject): Saving Data without SQL plugin.</text:p>
          </table:table-cell>
        </table:table-row>
        <table:table-row table:style-name="ro1">
          <table:table-cell table:formula="of:=COM.MICROSOFT.CONCAT(&quot;![GitHub Repo stars](https://img.shields.io/github/stars/&quot;;[.B220];&quot;?label=&quot;;[.B220];&quot;&amp;style=social)&quot;)" office:value-type="string" office:string-value="![GitHub Repo stars](https://img.shields.io/github/stars/officialdoniald/Xamarin.Forms.SendAndReceiveSMS?label=officialdoniald/Xamarin.Forms.SendAndReceiveSMS&amp;style=social)" calcext:value-type="string">
            <text:p>![GitHub Repo stars](https://img.shields.io/github/stars/officialdoniald/Xamarin.Forms.SendAndReceiveSMS?label=officialdoniald/Xamarin.Forms.SendAndReceiveSMS&amp;style=social)</text:p>
          </table:table-cell>
          <table:table-cell table:formula="of:=MID([.G220];[.C220];[.E220]-[.C220])" office:value-type="string" office:string-value="officialdoniald/Xamarin.Forms.SendAndReceiveSMS" calcext:value-type="string">
            <text:p>officialdoniald/Xamarin.Forms.SendAndReceiveSMS</text:p>
          </table:table-cell>
          <table:table-cell table:formula="of:=FIND(&quot;github.com/&quot;;[.G220])+11" office:value-type="float" office:value="59" calcext:value-type="float">
            <text:p>59</text:p>
          </table:table-cell>
          <table:table-cell table:formula="of:=MID([.G220];[.F220]+1;[.E220]-[.F220]-1)" office:value-type="string" office:string-value="https://github.com/officialdoniald/Xamarin.Forms.SendAndReceiveSMS" calcext:value-type="string">
            <text:p>https://github.com/officialdoniald/Xamarin.Forms.SendAndReceiveSMS</text:p>
          </table:table-cell>
          <table:table-cell table:formula="of:=FIND(&quot;)&quot;;[.G220])" office:value-type="float" office:value="106" calcext:value-type="float">
            <text:p>106</text:p>
          </table:table-cell>
          <table:table-cell table:formula="of:=FIND(&quot;(&quot;;[.G220])" office:value-type="float" office:value="39" calcext:value-type="float">
            <text:p>39</text:p>
          </table:table-cell>
          <table:table-cell office:value-type="string" calcext:value-type="string">
            <text:p>- [Xamarin.Forms.SendAndReceiveSMS ★6](https://github.com/officialdoniald/Xamarin.Forms.SendAndReceiveSMS): Send and receive SMS in Xamarin.Forms.</text:p>
          </table:table-cell>
        </table:table-row>
        <table:table-row table:style-name="ro1">
          <table:table-cell table:formula="of:=COM.MICROSOFT.CONCAT(&quot;![GitHub Repo stars](https://img.shields.io/github/stars/&quot;;[.B221];&quot;?label=&quot;;[.B221];&quot;&amp;style=social)&quot;)" office:value-type="string" office:string-value="![GitHub Repo stars](https://img.shields.io/github/stars/james-russo/XamarinForms-UnobtrusiveValidationPlugin?label=james-russo/XamarinForms-UnobtrusiveValidationPlugin&amp;style=social)" calcext:value-type="string">
            <text:p>![GitHub Repo stars](https://img.shields.io/github/stars/james-russo/XamarinForms-UnobtrusiveValidationPlugin?label=james-russo/XamarinForms-UnobtrusiveValidationPlugin&amp;style=social)</text:p>
          </table:table-cell>
          <table:table-cell table:formula="of:=MID([.G221];[.C221];[.E221]-[.C221])" office:value-type="string" office:string-value="james-russo/XamarinForms-UnobtrusiveValidationPlugin" calcext:value-type="string">
            <text:p>james-russo/XamarinForms-UnobtrusiveValidationPlugin</text:p>
          </table:table-cell>
          <table:table-cell table:formula="of:=FIND(&quot;github.com/&quot;;[.G221])+11" office:value-type="float" office:value="69" calcext:value-type="float">
            <text:p>69</text:p>
          </table:table-cell>
          <table:table-cell table:formula="of:=MID([.G221];[.F221]+1;[.E221]-[.F221]-1)" office:value-type="string" office:string-value="https://github.com/james-russo/XamarinForms-UnobtrusiveValidationPlugin" calcext:value-type="string">
            <text:p>https://github.com/james-russo/XamarinForms-UnobtrusiveValidationPlugin</text:p>
          </table:table-cell>
          <table:table-cell table:formula="of:=FIND(&quot;)&quot;;[.G221])" office:value-type="float" office:value="121" calcext:value-type="float">
            <text:p>121</text:p>
          </table:table-cell>
          <table:table-cell table:formula="of:=FIND(&quot;(&quot;;[.G221])" office:value-type="float" office:value="49" calcext:value-type="float">
            <text:p>49</text:p>
          </table:table-cell>
          <table:table-cell office:value-type="string" calcext:value-type="string">
            <text:p>- [XamarinForms-UnobtrusiveValidationPlugin ★22](https://github.com/james-russo/XamarinForms-UnobtrusiveValidationPlugin): A plugin library that extends the functionality of FluentValidation for Xamarin.</text:p>
          </table:table-cell>
        </table:table-row>
        <table:table-row table:style-name="ro1">
          <table:table-cell table:formula="of:=COM.MICROSOFT.CONCAT(&quot;![GitHub Repo stars](https://img.shields.io/github/stars/&quot;;[.B222];&quot;?label=&quot;;[.B222];&quot;&amp;style=social)&quot;)" office:value-type="string" office:string-value="![GitHub Repo stars](https://img.shields.io/github/stars/GiampaoloGabba/Xamarin.Plugin.Health?label=GiampaoloGabba/Xamarin.Plugin.Health&amp;style=social)" calcext:value-type="string">
            <text:p>![GitHub Repo stars](https://img.shields.io/github/stars/GiampaoloGabba/Xamarin.Plugin.Health?label=GiampaoloGabba/Xamarin.Plugin.Health&amp;style=social)</text:p>
          </table:table-cell>
          <table:table-cell table:formula="of:=MID([.G222];[.C222];[.E222]-[.C222])" office:value-type="string" office:string-value="GiampaoloGabba/Xamarin.Plugin.Health" calcext:value-type="string">
            <text:p>GiampaoloGabba/Xamarin.Plugin.Health</text:p>
          </table:table-cell>
          <table:table-cell table:formula="of:=FIND(&quot;github.com/&quot;;[.G222])+11" office:value-type="float" office:value="49" calcext:value-type="float">
            <text:p>49</text:p>
          </table:table-cell>
          <table:table-cell table:formula="of:=MID([.G222];[.F222]+1;[.E222]-[.F222]-1)" office:value-type="string" office:string-value="https://github.com/GiampaoloGabba/Xamarin.Plugin.Health" calcext:value-type="string">
            <text:p>https://github.com/GiampaoloGabba/Xamarin.Plugin.Health</text:p>
          </table:table-cell>
          <table:table-cell table:formula="of:=FIND(&quot;)&quot;;[.G222])" office:value-type="float" office:value="85" calcext:value-type="float">
            <text:p>85</text:p>
          </table:table-cell>
          <table:table-cell table:formula="of:=FIND(&quot;(&quot;;[.G222])" office:value-type="float" office:value="29" calcext:value-type="float">
            <text:p>29</text:p>
          </table:table-cell>
          <table:table-cell office:value-type="string" calcext:value-type="string">
            <text:p>- [Xamarin.Plugin.Health ★6](https://github.com/GiampaoloGabba/Xamarin.Plugin.Health): HealthKit/GoogleFit plugin for Xamarin.Forms.</text:p>
          </table:table-cell>
        </table:table-row>
        <table:table-row table:style-name="ro1">
          <table:table-cell table:formula="of:=COM.MICROSOFT.CONCAT(&quot;![GitHub Repo stars](https://img.shields.io/github/stars/&quot;;[.B223];&quot;?label=&quot;;[.B223];&quot;&amp;style=social)&quot;)" office:value-type="string" office:string-value="" calcext:value-type="error">
            <text:p>#VALUE!</text:p>
          </table:table-cell>
          <table:table-cell table:formula="of:=MID([.G223];[.C223];[.E223]-[.C223])" office:value-type="string" office:string-value="" calcext:value-type="error">
            <text:p>#VALUE!</text:p>
          </table:table-cell>
          <table:table-cell table:formula="of:=FIND(&quot;github.com/&quot;;[.G223])+11" office:value-type="float" office:value="43" calcext:value-type="float">
            <text:p>43</text:p>
          </table:table-cell>
          <table:table-cell table:formula="of:=MID([.G223];[.F223]+1;[.E223]-[.F223]-1)" office:value-type="string" office:string-value="" calcext:value-type="error">
            <text:p>#VALUE!</text:p>
          </table:table-cell>
          <table:table-cell table:formula="of:=FIND(&quot;)&quot;;[.G223])" office:value-type="string" office:string-value="" calcext:value-type="error">
            <text:p>#VALUE!</text:p>
          </table:table-cell>
          <table:table-cell table:formula="of:=FIND(&quot;(&quot;;[.G223])" office:value-type="float" office:value="23" calcext:value-type="float">
            <text:p>23</text:p>
          </table:table-cell>
          <table:table-cell office:value-type="string" calcext:value-type="string">
            <text:p>- [Xam.Shell.Badge ★1](https://github.com/galadril/Xam.Shell.Badge.</text:p>
          </table:table-cell>
        </table:table-row>
        <table:table-row table:style-name="ro1">
          <table:table-cell table:formula="of:=COM.MICROSOFT.CONCAT(&quot;![GitHub Repo stars](https://img.shields.io/github/stars/&quot;;[.B224];&quot;?label=&quot;;[.B224];&quot;&amp;style=social)&quot;)" office:value-type="string" office:string-value="![GitHub Repo stars](https://img.shields.io/github/stars/jamesmcroft/XPlat-Windows-APIs?label=jamesmcroft/XPlat-Windows-APIs&amp;style=social)" calcext:value-type="string">
            <text:p>![GitHub Repo stars](https://img.shields.io/github/stars/jamesmcroft/XPlat-Windows-APIs?label=jamesmcroft/XPlat-Windows-APIs&amp;style=social)</text:p>
          </table:table-cell>
          <table:table-cell table:formula="of:=MID([.G224];[.C224];[.E224]-[.C224])" office:value-type="string" office:string-value="jamesmcroft/XPlat-Windows-APIs" calcext:value-type="string">
            <text:p>jamesmcroft/XPlat-Windows-APIs</text:p>
          </table:table-cell>
          <table:table-cell table:formula="of:=FIND(&quot;github.com/&quot;;[.G224])+11" office:value-type="float" office:value="47" calcext:value-type="float">
            <text:p>47</text:p>
          </table:table-cell>
          <table:table-cell table:formula="of:=MID([.G224];[.F224]+1;[.E224]-[.F224]-1)" office:value-type="string" office:string-value="https://github.com/jamesmcroft/XPlat-Windows-APIs" calcext:value-type="string">
            <text:p>https://github.com/jamesmcroft/XPlat-Windows-APIs</text:p>
          </table:table-cell>
          <table:table-cell table:formula="of:=FIND(&quot;)&quot;;[.G224])" office:value-type="float" office:value="77" calcext:value-type="float">
            <text:p>77</text:p>
          </table:table-cell>
          <table:table-cell table:formula="of:=FIND(&quot;(&quot;;[.G224])" office:value-type="float" office:value="27" calcext:value-type="float">
            <text:p>27</text:p>
          </table:table-cell>
          <table:table-cell office:value-type="string" calcext:value-type="string">
            <text:p>- [XPlat Windows APIs ★28](https://github.com/jamesmcroft/XPlat-Windows-APIs): XPlat Windows APIs are designed to make it easier for Universal Windows Platform (UWP) developers to share their knowledge of the platform APIs across Android and iOS.</text:p>
          </table:table-cell>
        </table:table-row>
        <table:table-row table:style-name="ro1">
          <table:table-cell table:formula="of:=COM.MICROSOFT.CONCAT(&quot;![GitHub Repo stars](https://img.shields.io/github/stars/&quot;;[.B225];&quot;?label=&quot;;[.B225];&quot;&amp;style=social)&quot;)" office:value-type="string" office:string-value="" calcext:value-type="error">
            <text:p>#VALUE!</text:p>
          </table:table-cell>
          <table:table-cell table:formula="of:=MID([.G225];[.C225];[.E225]-[.C225])" office:value-type="string" office:string-value="" calcext:value-type="error">
            <text:p>#VALUE!</text:p>
          </table:table-cell>
          <table:table-cell table:formula="of:=FIND(&quot;github.com/&quot;;[.G225])+11" office:value-type="string" office:string-value="" calcext:value-type="error">
            <text:p>#VALUE!</text:p>
          </table:table-cell>
          <table:table-cell table:formula="of:=MID([.G225];[.F225]+1;[.E225]-[.F225]-1)" office:value-type="string" office:string-value="" calcext:value-type="error">
            <text:p>#VALUE!</text:p>
          </table:table-cell>
          <table:table-cell table:formula="of:=FIND(&quot;)&quot;;[.G225])" office:value-type="string" office:string-value="" calcext:value-type="error">
            <text:p>#VALUE!</text:p>
          </table:table-cell>
          <table:table-cell table:formula="of:=FIND(&quot;(&quot;;[.G225])" office:value-type="string" office:string-value="" calcext:value-type="error">
            <text:p>#VALUE!</text:p>
          </table:table-cell>
          <table:table-cell/>
        </table:table-row>
        <table:table-row table:style-name="ro1">
          <table:table-cell table:formula="of:=COM.MICROSOFT.CONCAT(&quot;![GitHub Repo stars](https://img.shields.io/github/stars/&quot;;[.B226];&quot;?label=&quot;;[.B226];&quot;&amp;style=social)&quot;)" office:value-type="string" office:string-value="" calcext:value-type="error">
            <text:p>#VALUE!</text:p>
          </table:table-cell>
          <table:table-cell table:formula="of:=MID([.G226];[.C226];[.E226]-[.C226])" office:value-type="string" office:string-value="" calcext:value-type="error">
            <text:p>#VALUE!</text:p>
          </table:table-cell>
          <table:table-cell table:formula="of:=FIND(&quot;github.com/&quot;;[.G226])+11" office:value-type="string" office:string-value="" calcext:value-type="error">
            <text:p>#VALUE!</text:p>
          </table:table-cell>
          <table:table-cell table:formula="of:=MID([.G226];[.F226]+1;[.E226]-[.F226]-1)" office:value-type="string" office:string-value="" calcext:value-type="error">
            <text:p>#VALUE!</text:p>
          </table:table-cell>
          <table:table-cell table:formula="of:=FIND(&quot;)&quot;;[.G226])" office:value-type="string" office:string-value="" calcext:value-type="error">
            <text:p>#VALUE!</text:p>
          </table:table-cell>
          <table:table-cell table:formula="of:=FIND(&quot;(&quot;;[.G226])" office:value-type="string" office:string-value="" calcext:value-type="error">
            <text:p>#VALUE!</text:p>
          </table:table-cell>
          <table:table-cell office:value-type="string" calcext:value-type="string">
            <text:p>## Project Templates</text:p>
          </table:table-cell>
        </table:table-row>
        <table:table-row table:style-name="ro1">
          <table:table-cell table:formula="of:=COM.MICROSOFT.CONCAT(&quot;![GitHub Repo stars](https://img.shields.io/github/stars/&quot;;[.B227];&quot;?label=&quot;;[.B227];&quot;&amp;style=social)&quot;)" office:value-type="string" office:string-value="" calcext:value-type="error">
            <text:p>#VALUE!</text:p>
          </table:table-cell>
          <table:table-cell table:formula="of:=MID([.G227];[.C227];[.E227]-[.C227])" office:value-type="string" office:string-value="" calcext:value-type="error">
            <text:p>#VALUE!</text:p>
          </table:table-cell>
          <table:table-cell table:formula="of:=FIND(&quot;github.com/&quot;;[.G227])+11" office:value-type="string" office:string-value="" calcext:value-type="error">
            <text:p>#VALUE!</text:p>
          </table:table-cell>
          <table:table-cell table:formula="of:=MID([.G227];[.F227]+1;[.E227]-[.F227]-1)" office:value-type="string" office:string-value="" calcext:value-type="error">
            <text:p>#VALUE!</text:p>
          </table:table-cell>
          <table:table-cell table:formula="of:=FIND(&quot;)&quot;;[.G227])" office:value-type="string" office:string-value="" calcext:value-type="error">
            <text:p>#VALUE!</text:p>
          </table:table-cell>
          <table:table-cell table:formula="of:=FIND(&quot;(&quot;;[.G227])" office:value-type="string" office:string-value="" calcext:value-type="error">
            <text:p>#VALUE!</text:p>
          </table:table-cell>
          <table:table-cell/>
        </table:table-row>
        <table:table-row table:style-name="ro1">
          <table:table-cell table:formula="of:=COM.MICROSOFT.CONCAT(&quot;![GitHub Repo stars](https://img.shields.io/github/stars/&quot;;[.B228];&quot;?label=&quot;;[.B228];&quot;&amp;style=social)&quot;)" office:value-type="string" office:string-value="" calcext:value-type="error">
            <text:p>#VALUE!</text:p>
          </table:table-cell>
          <table:table-cell table:formula="of:=MID([.G228];[.C228];[.E228]-[.C228])" office:value-type="string" office:string-value="" calcext:value-type="error">
            <text:p>#VALUE!</text:p>
          </table:table-cell>
          <table:table-cell table:formula="of:=FIND(&quot;github.com/&quot;;[.G228])+11" office:value-type="string" office:string-value="" calcext:value-type="error">
            <text:p>#VALUE!</text:p>
          </table:table-cell>
          <table:table-cell table:formula="of:=MID([.G228];[.F228]+1;[.E228]-[.F228]-1)" office:value-type="string" office:string-value="https://marketplace.visualstudio.com/items?itemName=BrianLagunas.PrismTemplatePack" calcext:value-type="string">
            <text:p>https://marketplace.visualstudio.com/items?itemName=BrianLagunas.PrismTemplatePack</text:p>
          </table:table-cell>
          <table:table-cell table:formula="of:=FIND(&quot;)&quot;;[.G228])" office:value-type="float" office:value="107" calcext:value-type="float">
            <text:p>107</text:p>
          </table:table-cell>
          <table:table-cell table:formula="of:=FIND(&quot;(&quot;;[.G228])" office:value-type="float" office:value="24" calcext:value-type="float">
            <text:p>24</text:p>
          </table:table-cell>
          <table:table-cell office:value-type="string" calcext:value-type="string">
            <text:p>- [Prism Template Pack](https://marketplace.visualstudio.com/items?itemName=BrianLagunas.PrismTemplatePack): Contains a collection of snippets, item templates, and project templates for use with building Xamarin.Forms applications using Prism.</text:p>
          </table:table-cell>
        </table:table-row>
        <table:table-row table:style-name="ro1">
          <table:table-cell table:formula="of:=COM.MICROSOFT.CONCAT(&quot;![GitHub Repo stars](https://img.shields.io/github/stars/&quot;;[.B229];&quot;?label=&quot;;[.B229];&quot;&amp;style=social)&quot;)" office:value-type="string" office:string-value="" calcext:value-type="error">
            <text:p>Err:502</text:p>
          </table:table-cell>
          <table:table-cell table:formula="of:=MID([.G229];[.C229];[.E229]-[.C229])" office:value-type="string" office:string-value="" calcext:value-type="error">
            <text:p>Err:502</text:p>
          </table:table-cell>
          <table:table-cell table:formula="of:=FIND(&quot;github.com/&quot;;[.G229])+11" office:value-type="float" office:value="63" calcext:value-type="float">
            <text:p>63</text:p>
          </table:table-cell>
          <table:table-cell table:formula="of:=MID([.G229];[.F229]+1;[.E229]-[.F229]-1)" office:value-type="string" office:string-value="v. 2" calcext:value-type="string">
            <text:p>v. 2</text:p>
          </table:table-cell>
          <table:table-cell table:formula="of:=FIND(&quot;)&quot;;[.G229])" office:value-type="float" office:value="41" calcext:value-type="float">
            <text:p>41</text:p>
          </table:table-cell>
          <table:table-cell table:formula="of:=FIND(&quot;(&quot;;[.G229])" office:value-type="float" office:value="36" calcext:value-type="float">
            <text:p>36</text:p>
          </table:table-cell>
          <table:table-cell office:value-type="string" calcext:value-type="string">
            <text:p>- [Xamarin Forms Advanced Template (v. 2)](https://github.com/SnowPowerCore/Xamarin-Forms-Advanced-Template): Packed with the most useful things for the developer &amp; even more (legacy Shell-like navigation, app settings, async commands, base files, pre-configured to performance projects &amp; included useful services).</text:p>
          </table:table-cell>
        </table:table-row>
        <table:table-row table:style-name="ro1">
          <table:table-cell table:formula="of:=COM.MICROSOFT.CONCAT(&quot;![GitHub Repo stars](https://img.shields.io/github/stars/&quot;;[.B230];&quot;?label=&quot;;[.B230];&quot;&amp;style=social)&quot;)" office:value-type="string" office:string-value="" calcext:value-type="error">
            <text:p>#VALUE!</text:p>
          </table:table-cell>
          <table:table-cell table:formula="of:=MID([.G230];[.C230];[.E230]-[.C230])" office:value-type="string" office:string-value="" calcext:value-type="error">
            <text:p>#VALUE!</text:p>
          </table:table-cell>
          <table:table-cell table:formula="of:=FIND(&quot;github.com/&quot;;[.G230])+11" office:value-type="string" office:string-value="" calcext:value-type="error">
            <text:p>#VALUE!</text:p>
          </table:table-cell>
          <table:table-cell table:formula="of:=MID([.G230];[.F230]+1;[.E230]-[.F230]-1)" office:value-type="string" office:string-value="" calcext:value-type="error">
            <text:p>#VALUE!</text:p>
          </table:table-cell>
          <table:table-cell table:formula="of:=FIND(&quot;)&quot;;[.G230])" office:value-type="string" office:string-value="" calcext:value-type="error">
            <text:p>#VALUE!</text:p>
          </table:table-cell>
          <table:table-cell table:formula="of:=FIND(&quot;(&quot;;[.G230])" office:value-type="string" office:string-value="" calcext:value-type="error">
            <text:p>#VALUE!</text:p>
          </table:table-cell>
          <table:table-cell/>
        </table:table-row>
        <table:table-row table:style-name="ro1">
          <table:table-cell table:formula="of:=COM.MICROSOFT.CONCAT(&quot;![GitHub Repo stars](https://img.shields.io/github/stars/&quot;;[.B231];&quot;?label=&quot;;[.B231];&quot;&amp;style=social)&quot;)" office:value-type="string" office:string-value="" calcext:value-type="error">
            <text:p>#VALUE!</text:p>
          </table:table-cell>
          <table:table-cell table:formula="of:=MID([.G231];[.C231];[.E231]-[.C231])" office:value-type="string" office:string-value="" calcext:value-type="error">
            <text:p>#VALUE!</text:p>
          </table:table-cell>
          <table:table-cell table:formula="of:=FIND(&quot;github.com/&quot;;[.G231])+11" office:value-type="string" office:string-value="" calcext:value-type="error">
            <text:p>#VALUE!</text:p>
          </table:table-cell>
          <table:table-cell table:formula="of:=MID([.G231];[.F231]+1;[.E231]-[.F231]-1)" office:value-type="string" office:string-value="" calcext:value-type="error">
            <text:p>#VALUE!</text:p>
          </table:table-cell>
          <table:table-cell table:formula="of:=FIND(&quot;)&quot;;[.G231])" office:value-type="string" office:string-value="" calcext:value-type="error">
            <text:p>#VALUE!</text:p>
          </table:table-cell>
          <table:table-cell table:formula="of:=FIND(&quot;(&quot;;[.G231])" office:value-type="string" office:string-value="" calcext:value-type="error">
            <text:p>#VALUE!</text:p>
          </table:table-cell>
          <table:table-cell office:value-type="string" calcext:value-type="string">
            <text:p>## Samples</text:p>
          </table:table-cell>
        </table:table-row>
        <table:table-row table:style-name="ro1">
          <table:table-cell table:formula="of:=COM.MICROSOFT.CONCAT(&quot;![GitHub Repo stars](https://img.shields.io/github/stars/&quot;;[.B232];&quot;?label=&quot;;[.B232];&quot;&amp;style=social)&quot;)" office:value-type="string" office:string-value="" calcext:value-type="error">
            <text:p>#VALUE!</text:p>
          </table:table-cell>
          <table:table-cell table:formula="of:=MID([.G232];[.C232];[.E232]-[.C232])" office:value-type="string" office:string-value="" calcext:value-type="error">
            <text:p>#VALUE!</text:p>
          </table:table-cell>
          <table:table-cell table:formula="of:=FIND(&quot;github.com/&quot;;[.G232])+11" office:value-type="string" office:string-value="" calcext:value-type="error">
            <text:p>#VALUE!</text:p>
          </table:table-cell>
          <table:table-cell table:formula="of:=MID([.G232];[.F232]+1;[.E232]-[.F232]-1)" office:value-type="string" office:string-value="" calcext:value-type="error">
            <text:p>#VALUE!</text:p>
          </table:table-cell>
          <table:table-cell table:formula="of:=FIND(&quot;)&quot;;[.G232])" office:value-type="string" office:string-value="" calcext:value-type="error">
            <text:p>#VALUE!</text:p>
          </table:table-cell>
          <table:table-cell table:formula="of:=FIND(&quot;(&quot;;[.G232])" office:value-type="string" office:string-value="" calcext:value-type="error">
            <text:p>#VALUE!</text:p>
          </table:table-cell>
          <table:table-cell/>
        </table:table-row>
        <table:table-row table:style-name="ro1">
          <table:table-cell table:formula="of:=COM.MICROSOFT.CONCAT(&quot;![GitHub Repo stars](https://img.shields.io/github/stars/&quot;;[.B233];&quot;?label=&quot;;[.B233];&quot;&amp;style=social)&quot;)" office:value-type="string" office:string-value="![GitHub Repo stars](https://img.shields.io/github/stars/brminnick/AsyncAwaitBestPractices?label=brminnick/AsyncAwaitBestPractices&amp;style=social)" calcext:value-type="string">
            <text:p>![GitHub Repo stars](https://img.shields.io/github/stars/brminnick/AsyncAwaitBestPractices?label=brminnick/AsyncAwaitBestPractices&amp;style=social)</text:p>
          </table:table-cell>
          <table:table-cell table:formula="of:=MID([.G233];[.C233];[.E233]-[.C233])" office:value-type="string" office:string-value="brminnick/AsyncAwaitBestPractices" calcext:value-type="string">
            <text:p>brminnick/AsyncAwaitBestPractices</text:p>
          </table:table-cell>
          <table:table-cell table:formula="of:=FIND(&quot;github.com/&quot;;[.G233])+11" office:value-type="float" office:value="53" calcext:value-type="float">
            <text:p>53</text:p>
          </table:table-cell>
          <table:table-cell table:formula="of:=MID([.G233];[.F233]+1;[.E233]-[.F233]-1)" office:value-type="string" office:string-value="https://github.com/brminnick/AsyncAwaitBestPractices" calcext:value-type="string">
            <text:p>https://github.com/brminnick/AsyncAwaitBestPractices</text:p>
          </table:table-cell>
          <table:table-cell table:formula="of:=FIND(&quot;)&quot;;[.G233])" office:value-type="float" office:value="86" calcext:value-type="float">
            <text:p>86</text:p>
          </table:table-cell>
          <table:table-cell table:formula="of:=FIND(&quot;(&quot;;[.G233])" office:value-type="float" office:value="33" calcext:value-type="float">
            <text:p>33</text:p>
          </table:table-cell>
          <table:table-cell office:value-type="string" calcext:value-type="string">
            <text:p>- [AsyncAwaitBestPractices ★584](https://github.com/brminnick/AsyncAwaitBestPractices): A Xamarin.Forms app for displaying the top posts on Hacker News that demonstrates best practices for Async/Await.</text:p>
          </table:table-cell>
        </table:table-row>
        <table:table-row table:style-name="ro1">
          <table:table-cell table:formula="of:=COM.MICROSOFT.CONCAT(&quot;![GitHub Repo stars](https://img.shields.io/github/stars/&quot;;[.B234];&quot;?label=&quot;;[.B234];&quot;&amp;style=social)&quot;)" office:value-type="string" office:string-value="![GitHub Repo stars](https://img.shields.io/github/stars/davidortinau/Gastropods?label=davidortinau/Gastropods&amp;style=social)" calcext:value-type="string">
            <text:p>![GitHub Repo stars](https://img.shields.io/github/stars/davidortinau/Gastropods?label=davidortinau/Gastropods&amp;style=social)</text:p>
          </table:table-cell>
          <table:table-cell table:formula="of:=MID([.G234];[.C234];[.E234]-[.C234])" office:value-type="string" office:string-value="davidortinau/Gastropods" calcext:value-type="string">
            <text:p>davidortinau/Gastropods</text:p>
          </table:table-cell>
          <table:table-cell table:formula="of:=FIND(&quot;github.com/&quot;;[.G234])+11" office:value-type="float" office:value="40" calcext:value-type="float">
            <text:p>40</text:p>
          </table:table-cell>
          <table:table-cell table:formula="of:=MID([.G234];[.F234]+1;[.E234]-[.F234]-1)" office:value-type="string" office:string-value="https://github.com/davidortinau/Gastropods" calcext:value-type="string">
            <text:p>https://github.com/davidortinau/Gastropods</text:p>
          </table:table-cell>
          <table:table-cell table:formula="of:=FIND(&quot;)&quot;;[.G234])" office:value-type="float" office:value="63" calcext:value-type="float">
            <text:p>63</text:p>
          </table:table-cell>
          <table:table-cell table:formula="of:=FIND(&quot;(&quot;;[.G234])" office:value-type="float" office:value="20" calcext:value-type="float">
            <text:p>20</text:p>
          </table:table-cell>
          <table:table-cell office:value-type="string" calcext:value-type="string">
            <text:p>- [Gastropods ★127](https://github.com/davidortinau/Gastropods): Xamarin.Forms Shell (Early Preview) sample.</text:p>
          </table:table-cell>
        </table:table-row>
        <table:table-row table:style-name="ro1">
          <table:table-cell table:formula="of:=COM.MICROSOFT.CONCAT(&quot;![GitHub Repo stars](https://img.shields.io/github/stars/&quot;;[.B235];&quot;?label=&quot;;[.B235];&quot;&amp;style=social)&quot;)" office:value-type="string" office:string-value="![GitHub Repo stars](https://img.shields.io/github/stars/PrismLibrary/Prism-Samples-Forms?label=PrismLibrary/Prism-Samples-Forms&amp;style=social)" calcext:value-type="string">
            <text:p>![GitHub Repo stars](https://img.shields.io/github/stars/PrismLibrary/Prism-Samples-Forms?label=PrismLibrary/Prism-Samples-Forms&amp;style=social)</text:p>
          </table:table-cell>
          <table:table-cell table:formula="of:=MID([.G235];[.C235];[.E235]-[.C235])" office:value-type="string" office:string-value="PrismLibrary/Prism-Samples-Forms" calcext:value-type="string">
            <text:p>PrismLibrary/Prism-Samples-Forms</text:p>
          </table:table-cell>
          <table:table-cell table:formula="of:=FIND(&quot;github.com/&quot;;[.G235])+11" office:value-type="float" office:value="49" calcext:value-type="float">
            <text:p>49</text:p>
          </table:table-cell>
          <table:table-cell table:formula="of:=MID([.G235];[.F235]+1;[.E235]-[.F235]-1)" office:value-type="string" office:string-value="https://github.com/PrismLibrary/Prism-Samples-Forms" calcext:value-type="string">
            <text:p>https://github.com/PrismLibrary/Prism-Samples-Forms</text:p>
          </table:table-cell>
          <table:table-cell table:formula="of:=FIND(&quot;)&quot;;[.G235])" office:value-type="float" office:value="81" calcext:value-type="float">
            <text:p>81</text:p>
          </table:table-cell>
          <table:table-cell table:formula="of:=FIND(&quot;(&quot;;[.G235])" office:value-type="float" office:value="29" calcext:value-type="float">
            <text:p>29</text:p>
          </table:table-cell>
          <table:table-cell office:value-type="string" calcext:value-type="string">
            <text:p>- [Prism Samples Forms ★287](https://github.com/PrismLibrary/Prism-Samples-Forms): Samples that demonstrate how to use various Prism features with Xamarin.Forms.</text:p>
          </table:table-cell>
        </table:table-row>
        <table:table-row table:style-name="ro1">
          <table:table-cell table:formula="of:=COM.MICROSOFT.CONCAT(&quot;![GitHub Repo stars](https://img.shields.io/github/stars/&quot;;[.B236];&quot;?label=&quot;;[.B236];&quot;&amp;style=social)&quot;)" office:value-type="string" office:string-value="![GitHub Repo stars](https://img.shields.io/github/stars/davidortinau/ShellGallery?label=davidortinau/ShellGallery&amp;style=social)" calcext:value-type="string">
            <text:p>![GitHub Repo stars](https://img.shields.io/github/stars/davidortinau/ShellGallery?label=davidortinau/ShellGallery&amp;style=social)</text:p>
          </table:table-cell>
          <table:table-cell table:formula="of:=MID([.G236];[.C236];[.E236]-[.C236])" office:value-type="string" office:string-value="davidortinau/ShellGallery" calcext:value-type="string">
            <text:p>davidortinau/ShellGallery</text:p>
          </table:table-cell>
          <table:table-cell table:formula="of:=FIND(&quot;github.com/&quot;;[.G236])+11" office:value-type="float" office:value="41" calcext:value-type="float">
            <text:p>41</text:p>
          </table:table-cell>
          <table:table-cell table:formula="of:=MID([.G236];[.F236]+1;[.E236]-[.F236]-1)" office:value-type="string" office:string-value="https://github.com/davidortinau/ShellGallery" calcext:value-type="string">
            <text:p>https://github.com/davidortinau/ShellGallery</text:p>
          </table:table-cell>
          <table:table-cell table:formula="of:=FIND(&quot;)&quot;;[.G236])" office:value-type="float" office:value="66" calcext:value-type="float">
            <text:p>66</text:p>
          </table:table-cell>
          <table:table-cell table:formula="of:=FIND(&quot;(&quot;;[.G236])" office:value-type="float" office:value="21" calcext:value-type="float">
            <text:p>21</text:p>
          </table:table-cell>
          <table:table-cell office:value-type="string" calcext:value-type="string">
            <text:p>- [ShellGallery ★23](https://github.com/davidortinau/ShellGallery): This is the control gallery harvested from the Xamarin.Forms ControlGallery projects.</text:p>
          </table:table-cell>
        </table:table-row>
        <table:table-row table:style-name="ro1">
          <table:table-cell table:formula="of:=COM.MICROSOFT.CONCAT(&quot;![GitHub Repo stars](https://img.shields.io/github/stars/&quot;;[.B237];&quot;?label=&quot;;[.B237];&quot;&amp;style=social)&quot;)" office:value-type="string" office:string-value="![GitHub Repo stars](https://img.shields.io/github/stars/davidortinau/TheLittleThingsPlayground?label=davidortinau/TheLittleThingsPlayground&amp;style=social)" calcext:value-type="string">
            <text:p>![GitHub Repo stars](https://img.shields.io/github/stars/davidortinau/TheLittleThingsPlayground?label=davidortinau/TheLittleThingsPlayground&amp;style=social)</text:p>
          </table:table-cell>
          <table:table-cell table:formula="of:=MID([.G237];[.C237];[.E237]-[.C237])" office:value-type="string" office:string-value="davidortinau/TheLittleThingsPlayground" calcext:value-type="string">
            <text:p>davidortinau/TheLittleThingsPlayground</text:p>
          </table:table-cell>
          <table:table-cell table:formula="of:=FIND(&quot;github.com/&quot;;[.G237])+11" office:value-type="float" office:value="55" calcext:value-type="float">
            <text:p>55</text:p>
          </table:table-cell>
          <table:table-cell table:formula="of:=MID([.G237];[.F237]+1;[.E237]-[.F237]-1)" office:value-type="string" office:string-value="https://github.com/davidortinau/TheLittleThingsPlayground" calcext:value-type="string">
            <text:p>https://github.com/davidortinau/TheLittleThingsPlayground</text:p>
          </table:table-cell>
          <table:table-cell table:formula="of:=FIND(&quot;)&quot;;[.G237])" office:value-type="float" office:value="93" calcext:value-type="float">
            <text:p>93</text:p>
          </table:table-cell>
          <table:table-cell table:formula="of:=FIND(&quot;(&quot;;[.G237])" office:value-type="float" office:value="35" calcext:value-type="float">
            <text:p>35</text:p>
          </table:table-cell>
          <table:table-cell office:value-type="string" calcext:value-type="string">
            <text:p>- [TheLittleThingsPlayground ★192](https://github.com/davidortinau/TheLittleThingsPlayground): Playground for experimenting with new Xamarin.Forms features. </text:p>
          </table:table-cell>
        </table:table-row>
        <table:table-row table:style-name="ro1">
          <table:table-cell table:formula="of:=COM.MICROSOFT.CONCAT(&quot;![GitHub Repo stars](https://img.shields.io/github/stars/&quot;;[.B238];&quot;?label=&quot;;[.B238];&quot;&amp;style=social)&quot;)" office:value-type="string" office:string-value="![GitHub Repo stars](https://img.shields.io/github/stars/xamarin/xamarin-forms-samples?label=xamarin/xamarin-forms-samples&amp;style=social)" calcext:value-type="string">
            <text:p>![GitHub Repo stars](https://img.shields.io/github/stars/xamarin/xamarin-forms-samples?label=xamarin/xamarin-forms-samples&amp;style=social)</text:p>
          </table:table-cell>
          <table:table-cell table:formula="of:=MID([.G238];[.C238];[.E238]-[.C238])" office:value-type="string" office:string-value="xamarin/xamarin-forms-samples" calcext:value-type="string">
            <text:p>xamarin/xamarin-forms-samples</text:p>
          </table:table-cell>
          <table:table-cell table:formula="of:=FIND(&quot;github.com/&quot;;[.G238])+11" office:value-type="float" office:value="52" calcext:value-type="float">
            <text:p>52</text:p>
          </table:table-cell>
          <table:table-cell table:formula="of:=MID([.G238];[.F238]+1;[.E238]-[.F238]-1)" office:value-type="string" office:string-value="https://github.com/xamarin/xamarin-forms-samples" calcext:value-type="string">
            <text:p>https://github.com/xamarin/xamarin-forms-samples</text:p>
          </table:table-cell>
          <table:table-cell table:formula="of:=FIND(&quot;)&quot;;[.G238])" office:value-type="float" office:value="81" calcext:value-type="float">
            <text:p>81</text:p>
          </table:table-cell>
          <table:table-cell table:formula="of:=FIND(&quot;(&quot;;[.G238])" office:value-type="float" office:value="32" calcext:value-type="float">
            <text:p>32</text:p>
          </table:table-cell>
          <table:table-cell office:value-type="string" calcext:value-type="string">
            <text:p>- [xamarin-forms-samples ★3424](https://github.com/xamarin/xamarin-forms-samples): Sample apps built using the Xamarin.Forms framework.</text:p>
          </table:table-cell>
        </table:table-row>
        <table:table-row table:style-name="ro1">
          <table:table-cell table:formula="of:=COM.MICROSOFT.CONCAT(&quot;![GitHub Repo stars](https://img.shields.io/github/stars/&quot;;[.B239];&quot;?label=&quot;;[.B239];&quot;&amp;style=social)&quot;)" office:value-type="string" office:string-value="![GitHub Repo stars](https://img.shields.io/github/stars/conceptdev/xamarin-forms-samples?label=conceptdev/xamarin-forms-samples&amp;style=social)" calcext:value-type="string">
            <text:p>![GitHub Repo stars](https://img.shields.io/github/stars/conceptdev/xamarin-forms-samples?label=conceptdev/xamarin-forms-samples&amp;style=social)</text:p>
          </table:table-cell>
          <table:table-cell table:formula="of:=MID([.G239];[.C239];[.E239]-[.C239])" office:value-type="string" office:string-value="conceptdev/xamarin-forms-samples" calcext:value-type="string">
            <text:p>conceptdev/xamarin-forms-samples</text:p>
          </table:table-cell>
          <table:table-cell table:formula="of:=FIND(&quot;github.com/&quot;;[.G239])+11" office:value-type="float" office:value="53" calcext:value-type="float">
            <text:p>53</text:p>
          </table:table-cell>
          <table:table-cell table:formula="of:=MID([.G239];[.F239]+1;[.E239]-[.F239]-1)" office:value-type="string" office:string-value="https://github.com/conceptdev/xamarin-forms-samples" calcext:value-type="string">
            <text:p>https://github.com/conceptdev/xamarin-forms-samples</text:p>
          </table:table-cell>
          <table:table-cell table:formula="of:=FIND(&quot;)&quot;;[.G239])" office:value-type="float" office:value="85" calcext:value-type="float">
            <text:p>85</text:p>
          </table:table-cell>
          <table:table-cell table:formula="of:=FIND(&quot;(&quot;;[.G239])" office:value-type="float" office:value="33" calcext:value-type="float">
            <text:p>33</text:p>
          </table:table-cell>
          <table:table-cell office:value-type="string" calcext:value-type="string">
            <text:p>- [Xamarin.Forms Demo Apps ★461](https://github.com/conceptdev/xamarin-forms-samples): Samples that use Xamarin.Forms.</text:p>
          </table:table-cell>
        </table:table-row>
        <table:table-row table:style-name="ro1">
          <table:table-cell table:formula="of:=COM.MICROSOFT.CONCAT(&quot;![GitHub Repo stars](https://img.shields.io/github/stars/&quot;;[.B240];&quot;?label=&quot;;[.B240];&quot;&amp;style=social)&quot;)" office:value-type="string" office:string-value="![GitHub Repo stars](https://img.shields.io/github/stars/charlespetzold/xamarin-forms-samples?label=charlespetzold/xamarin-forms-samples&amp;style=social)" calcext:value-type="string">
            <text:p>![GitHub Repo stars](https://img.shields.io/github/stars/charlespetzold/xamarin-forms-samples?label=charlespetzold/xamarin-forms-samples&amp;style=social)</text:p>
          </table:table-cell>
          <table:table-cell table:formula="of:=MID([.G240];[.C240];[.E240]-[.C240])" office:value-type="string" office:string-value="charlespetzold/xamarin-forms-samples" calcext:value-type="string">
            <text:p>charlespetzold/xamarin-forms-samples</text:p>
          </table:table-cell>
          <table:table-cell table:formula="of:=FIND(&quot;github.com/&quot;;[.G240])+11" office:value-type="float" office:value="65" calcext:value-type="float">
            <text:p>65</text:p>
          </table:table-cell>
          <table:table-cell table:formula="of:=MID([.G240];[.F240]+1;[.E240]-[.F240]-1)" office:value-type="string" office:string-value="https://github.com/charlespetzold/xamarin-forms-samples" calcext:value-type="string">
            <text:p>https://github.com/charlespetzold/xamarin-forms-samples</text:p>
          </table:table-cell>
          <table:table-cell table:formula="of:=FIND(&quot;)&quot;;[.G240])" office:value-type="float" office:value="101" calcext:value-type="float">
            <text:p>101</text:p>
          </table:table-cell>
          <table:table-cell table:formula="of:=FIND(&quot;(&quot;;[.G240])" office:value-type="float" office:value="45" calcext:value-type="float">
            <text:p>45</text:p>
          </table:table-cell>
          <table:table-cell office:value-type="string" calcext:value-type="string">
            <text:p>- [charlespetzold-xamarin-forms-samples ★27](https://github.com/charlespetzold/xamarin-forms-samples): Code samples for Xamarin.Forms.</text:p>
          </table:table-cell>
        </table:table-row>
        <table:table-row table:style-name="ro1">
          <table:table-cell table:formula="of:=COM.MICROSOFT.CONCAT(&quot;![GitHub Repo stars](https://img.shields.io/github/stars/&quot;;[.B241];&quot;?label=&quot;;[.B241];&quot;&amp;style=social)&quot;)" office:value-type="string" office:string-value="![GitHub Repo stars](https://img.shields.io/github/stars/jsuarezruiz/xamarin-forms-gtk-samples?label=jsuarezruiz/xamarin-forms-gtk-samples&amp;style=social)" calcext:value-type="string">
            <text:p>![GitHub Repo stars](https://img.shields.io/github/stars/jsuarezruiz/xamarin-forms-gtk-samples?label=jsuarezruiz/xamarin-forms-gtk-samples&amp;style=social)</text:p>
          </table:table-cell>
          <table:table-cell table:formula="of:=MID([.G241];[.C241];[.E241]-[.C241])" office:value-type="string" office:string-value="jsuarezruiz/xamarin-forms-gtk-samples" calcext:value-type="string">
            <text:p>jsuarezruiz/xamarin-forms-gtk-samples</text:p>
          </table:table-cell>
          <table:table-cell table:formula="of:=FIND(&quot;github.com/&quot;;[.G241])+11" office:value-type="float" office:value="54" calcext:value-type="float">
            <text:p>54</text:p>
          </table:table-cell>
          <table:table-cell table:formula="of:=MID([.G241];[.F241]+1;[.E241]-[.F241]-1)" office:value-type="string" office:string-value="https://github.com/jsuarezruiz/xamarin-forms-gtk-samples" calcext:value-type="string">
            <text:p>https://github.com/jsuarezruiz/xamarin-forms-gtk-samples</text:p>
          </table:table-cell>
          <table:table-cell table:formula="of:=FIND(&quot;)&quot;;[.G241])" office:value-type="float" office:value="91" calcext:value-type="float">
            <text:p>91</text:p>
          </table:table-cell>
          <table:table-cell table:formula="of:=FIND(&quot;(&quot;;[.G241])" office:value-type="float" office:value="34" calcext:value-type="float">
            <text:p>34</text:p>
          </table:table-cell>
          <table:table-cell office:value-type="string" calcext:value-type="string">
            <text:p>- [Xamarin.Forms GTK Samples ★10](https://github.com/jsuarezruiz/xamarin-forms-gtk-samples): You will find GTK (Linux) versions of official Xamarin.Forms samples here. </text:p>
          </table:table-cell>
        </table:table-row>
        <table:table-row table:style-name="ro1">
          <table:table-cell table:formula="of:=COM.MICROSOFT.CONCAT(&quot;![GitHub Repo stars](https://img.shields.io/github/stars/&quot;;[.B242];&quot;?label=&quot;;[.B242];&quot;&amp;style=social)&quot;)" office:value-type="string" office:string-value="![GitHub Repo stars](https://img.shields.io/github/stars/Samsung/xamarin-forms-samples?label=Samsung/xamarin-forms-samples&amp;style=social)" calcext:value-type="string">
            <text:p>![GitHub Repo stars](https://img.shields.io/github/stars/Samsung/xamarin-forms-samples?label=Samsung/xamarin-forms-samples&amp;style=social)</text:p>
          </table:table-cell>
          <table:table-cell table:formula="of:=MID([.G242];[.C242];[.E242]-[.C242])" office:value-type="string" office:string-value="Samsung/xamarin-forms-samples" calcext:value-type="string">
            <text:p>Samsung/xamarin-forms-samples</text:p>
          </table:table-cell>
          <table:table-cell table:formula="of:=FIND(&quot;github.com/&quot;;[.G242])+11" office:value-type="float" office:value="56" calcext:value-type="float">
            <text:p>56</text:p>
          </table:table-cell>
          <table:table-cell table:formula="of:=MID([.G242];[.F242]+1;[.E242]-[.F242]-1)" office:value-type="string" office:string-value="https://github.com/Samsung/xamarin-forms-samples" calcext:value-type="string">
            <text:p>https://github.com/Samsung/xamarin-forms-samples</text:p>
          </table:table-cell>
          <table:table-cell table:formula="of:=FIND(&quot;)&quot;;[.G242])" office:value-type="float" office:value="85" calcext:value-type="float">
            <text:p>85</text:p>
          </table:table-cell>
          <table:table-cell table:formula="of:=FIND(&quot;(&quot;;[.G242])" office:value-type="float" office:value="36" calcext:value-type="float">
            <text:p>36</text:p>
          </table:table-cell>
          <table:table-cell office:value-type="string" calcext:value-type="string">
            <text:p>- [Xamarin.Forms Tizen Samples ★20](https://github.com/Samsung/xamarin-forms-samples): This is a fork of Xamarin.Forms samples repository. You will find Tizen versions of original sample apps here. </text:p>
          </table:table-cell>
        </table:table-row>
        <table:table-row table:style-name="ro1">
          <table:table-cell table:formula="of:=COM.MICROSOFT.CONCAT(&quot;![GitHub Repo stars](https://img.shields.io/github/stars/&quot;;[.B243];&quot;?label=&quot;;[.B243];&quot;&amp;style=social)&quot;)" office:value-type="string" office:string-value="![GitHub Repo stars](https://img.shields.io/github/stars/jsuarezruiz/xamarin-forms-wpf-samples?label=jsuarezruiz/xamarin-forms-wpf-samples&amp;style=social)" calcext:value-type="string">
            <text:p>![GitHub Repo stars](https://img.shields.io/github/stars/jsuarezruiz/xamarin-forms-wpf-samples?label=jsuarezruiz/xamarin-forms-wpf-samples&amp;style=social)</text:p>
          </table:table-cell>
          <table:table-cell table:formula="of:=MID([.G243];[.C243];[.E243]-[.C243])" office:value-type="string" office:string-value="jsuarezruiz/xamarin-forms-wpf-samples" calcext:value-type="string">
            <text:p>jsuarezruiz/xamarin-forms-wpf-samples</text:p>
          </table:table-cell>
          <table:table-cell table:formula="of:=FIND(&quot;github.com/&quot;;[.G243])+11" office:value-type="float" office:value="54" calcext:value-type="float">
            <text:p>54</text:p>
          </table:table-cell>
          <table:table-cell table:formula="of:=MID([.G243];[.F243]+1;[.E243]-[.F243]-1)" office:value-type="string" office:string-value="https://github.com/jsuarezruiz/xamarin-forms-wpf-samples" calcext:value-type="string">
            <text:p>https://github.com/jsuarezruiz/xamarin-forms-wpf-samples</text:p>
          </table:table-cell>
          <table:table-cell table:formula="of:=FIND(&quot;)&quot;;[.G243])" office:value-type="float" office:value="91" calcext:value-type="float">
            <text:p>91</text:p>
          </table:table-cell>
          <table:table-cell table:formula="of:=FIND(&quot;(&quot;;[.G243])" office:value-type="float" office:value="34" calcext:value-type="float">
            <text:p>34</text:p>
          </table:table-cell>
          <table:table-cell office:value-type="string" calcext:value-type="string">
            <text:p>- [Xamarin.Forms WPF Samples ★14](https://github.com/jsuarezruiz/xamarin-forms-wpf-samples): You will find WPF versions of official Xamarin.Forms samples here. </text:p>
          </table:table-cell>
        </table:table-row>
        <table:table-row table:style-name="ro1">
          <table:table-cell table:formula="of:=COM.MICROSOFT.CONCAT(&quot;![GitHub Repo stars](https://img.shields.io/github/stars/&quot;;[.B244];&quot;?label=&quot;;[.B244];&quot;&amp;style=social)&quot;)" office:value-type="string" office:string-value="![GitHub Repo stars](https://img.shields.io/github/stars/dotMorten/Xamarin.Forms.UWPShell.Sample?label=dotMorten/Xamarin.Forms.UWPShell.Sample&amp;style=social)" calcext:value-type="string">
            <text:p>![GitHub Repo stars](https://img.shields.io/github/stars/dotMorten/Xamarin.Forms.UWPShell.Sample?label=dotMorten/Xamarin.Forms.UWPShell.Sample&amp;style=social)</text:p>
          </table:table-cell>
          <table:table-cell table:formula="of:=MID([.G244];[.C244];[.E244]-[.C244])" office:value-type="string" office:string-value="dotMorten/Xamarin.Forms.UWPShell.Sample" calcext:value-type="string">
            <text:p>dotMorten/Xamarin.Forms.UWPShell.Sample</text:p>
          </table:table-cell>
          <table:table-cell table:formula="of:=FIND(&quot;github.com/&quot;;[.G244])+11" office:value-type="float" office:value="58" calcext:value-type="float">
            <text:p>58</text:p>
          </table:table-cell>
          <table:table-cell table:formula="of:=MID([.G244];[.F244]+1;[.E244]-[.F244]-1)" office:value-type="string" office:string-value="https://github.com/dotMorten/Xamarin.Forms.UWPShell.Sample" calcext:value-type="string">
            <text:p>https://github.com/dotMorten/Xamarin.Forms.UWPShell.Sample</text:p>
          </table:table-cell>
          <table:table-cell table:formula="of:=FIND(&quot;)&quot;;[.G244])" office:value-type="float" office:value="97" calcext:value-type="float">
            <text:p>97</text:p>
          </table:table-cell>
          <table:table-cell table:formula="of:=FIND(&quot;(&quot;;[.G244])" office:value-type="float" office:value="38" calcext:value-type="float">
            <text:p>38</text:p>
          </table:table-cell>
          <table:table-cell office:value-type="string" calcext:value-type="string">
            <text:p>- [Xamarin.Forms.UWPShell.Sample ★11](https://github.com/dotMorten/Xamarin.Forms.UWPShell.Sample): Sample app for testing forms UWP shell implementation (make sure you get submodule).</text:p>
          </table:table-cell>
        </table:table-row>
        <table:table-row table:style-name="ro1">
          <table:table-cell table:formula="of:=COM.MICROSOFT.CONCAT(&quot;![GitHub Repo stars](https://img.shields.io/github/stars/&quot;;[.B245];&quot;?label=&quot;;[.B245];&quot;&amp;style=social)&quot;)" office:value-type="string" office:string-value="![GitHub Repo stars](https://img.shields.io/github/stars/tscholze/xamarin-road-to-surface-duo?label=tscholze/xamarin-road-to-surface-duo&amp;style=social)" calcext:value-type="string">
            <text:p>![GitHub Repo stars](https://img.shields.io/github/stars/tscholze/xamarin-road-to-surface-duo?label=tscholze/xamarin-road-to-surface-duo&amp;style=social)</text:p>
          </table:table-cell>
          <table:table-cell table:formula="of:=MID([.G245];[.C245];[.E245]-[.C245])" office:value-type="string" office:string-value="tscholze/xamarin-road-to-surface-duo" calcext:value-type="string">
            <text:p>tscholze/xamarin-road-to-surface-duo</text:p>
          </table:table-cell>
          <table:table-cell table:formula="of:=FIND(&quot;github.com/&quot;;[.G245])+11" office:value-type="float" office:value="56" calcext:value-type="float">
            <text:p>56</text:p>
          </table:table-cell>
          <table:table-cell table:formula="of:=MID([.G245];[.F245]+1;[.E245]-[.F245]-1)" office:value-type="string" office:string-value="https://github.com/tscholze/xamarin-road-to-surface-duo" calcext:value-type="string">
            <text:p>https://github.com/tscholze/xamarin-road-to-surface-duo</text:p>
          </table:table-cell>
          <table:table-cell table:formula="of:=FIND(&quot;)&quot;;[.G245])" office:value-type="float" office:value="92" calcext:value-type="float">
            <text:p>92</text:p>
          </table:table-cell>
          <table:table-cell table:formula="of:=FIND(&quot;(&quot;;[.G245])" office:value-type="float" office:value="36" calcext:value-type="float">
            <text:p>36</text:p>
          </table:table-cell>
          <table:table-cell office:value-type="string" calcext:value-type="string">
            <text:p>- [xamarin-road-to-surface-duo ★12](https://github.com/tscholze/xamarin-road-to-surface-duo): This ia a work in progress Xamarin.Forms Android project which is intended to feature most of the new features that makes the upcoming Microsoft Surface Duo phone unique. </text:p>
          </table:table-cell>
        </table:table-row>
        <table:table-row table:style-name="ro1">
          <table:table-cell table:formula="of:=COM.MICROSOFT.CONCAT(&quot;![GitHub Repo stars](https://img.shields.io/github/stars/&quot;;[.B246];&quot;?label=&quot;;[.B246];&quot;&amp;style=social)&quot;)" office:value-type="string" office:string-value="![GitHub Repo stars](https://img.shields.io/github/stars/UdaraAlwis/XFShellAdvThemeing?label=UdaraAlwis/XFShellAdvThemeing&amp;style=social)" calcext:value-type="string">
            <text:p>![GitHub Repo stars](https://img.shields.io/github/stars/UdaraAlwis/XFShellAdvThemeing?label=UdaraAlwis/XFShellAdvThemeing&amp;style=social)</text:p>
          </table:table-cell>
          <table:table-cell table:formula="of:=MID([.G246];[.C246];[.E246]-[.C246])" office:value-type="string" office:string-value="UdaraAlwis/XFShellAdvThemeing" calcext:value-type="string">
            <text:p>UdaraAlwis/XFShellAdvThemeing</text:p>
          </table:table-cell>
          <table:table-cell table:formula="of:=FIND(&quot;github.com/&quot;;[.G246])+11" office:value-type="float" office:value="46" calcext:value-type="float">
            <text:p>46</text:p>
          </table:table-cell>
          <table:table-cell table:formula="of:=MID([.G246];[.F246]+1;[.E246]-[.F246]-1)" office:value-type="string" office:string-value="https://github.com/UdaraAlwis/XFShellAdvThemeing" calcext:value-type="string">
            <text:p>https://github.com/UdaraAlwis/XFShellAdvThemeing</text:p>
          </table:table-cell>
          <table:table-cell table:formula="of:=FIND(&quot;)&quot;;[.G246])" office:value-type="float" office:value="75" calcext:value-type="float">
            <text:p>75</text:p>
          </table:table-cell>
          <table:table-cell table:formula="of:=FIND(&quot;(&quot;;[.G246])" office:value-type="float" office:value="26" calcext:value-type="float">
            <text:p>26</text:p>
          </table:table-cell>
          <table:table-cell office:value-type="string" calcext:value-type="string">
            <text:p>- [XFShellAdvThemeing ★1](https://github.com/UdaraAlwis/XFShellAdvThemeing): Stunning App themes with Xamarin Forms Shell!.</text:p>
          </table:table-cell>
        </table:table-row>
        <table:table-row table:style-name="ro1">
          <table:table-cell table:formula="of:=COM.MICROSOFT.CONCAT(&quot;![GitHub Repo stars](https://img.shields.io/github/stars/&quot;;[.B247];&quot;?label=&quot;;[.B247];&quot;&amp;style=social)&quot;)" office:value-type="string" office:string-value="" calcext:value-type="error">
            <text:p>#VALUE!</text:p>
          </table:table-cell>
          <table:table-cell table:formula="of:=MID([.G247];[.C247];[.E247]-[.C247])" office:value-type="string" office:string-value="" calcext:value-type="error">
            <text:p>#VALUE!</text:p>
          </table:table-cell>
          <table:table-cell table:formula="of:=FIND(&quot;github.com/&quot;;[.G247])+11" office:value-type="string" office:string-value="" calcext:value-type="error">
            <text:p>#VALUE!</text:p>
          </table:table-cell>
          <table:table-cell table:formula="of:=MID([.G247];[.F247]+1;[.E247]-[.F247]-1)" office:value-type="string" office:string-value="" calcext:value-type="error">
            <text:p>#VALUE!</text:p>
          </table:table-cell>
          <table:table-cell table:formula="of:=FIND(&quot;)&quot;;[.G247])" office:value-type="string" office:string-value="" calcext:value-type="error">
            <text:p>#VALUE!</text:p>
          </table:table-cell>
          <table:table-cell table:formula="of:=FIND(&quot;(&quot;;[.G247])" office:value-type="string" office:string-value="" calcext:value-type="error">
            <text:p>#VALUE!</text:p>
          </table:table-cell>
          <table:table-cell/>
        </table:table-row>
        <table:table-row table:style-name="ro1">
          <table:table-cell table:formula="of:=COM.MICROSOFT.CONCAT(&quot;![GitHub Repo stars](https://img.shields.io/github/stars/&quot;;[.B248];&quot;?label=&quot;;[.B248];&quot;&amp;style=social)&quot;)" office:value-type="string" office:string-value="" calcext:value-type="error">
            <text:p>#VALUE!</text:p>
          </table:table-cell>
          <table:table-cell table:formula="of:=MID([.G248];[.C248];[.E248]-[.C248])" office:value-type="string" office:string-value="" calcext:value-type="error">
            <text:p>#VALUE!</text:p>
          </table:table-cell>
          <table:table-cell table:formula="of:=FIND(&quot;github.com/&quot;;[.G248])+11" office:value-type="string" office:string-value="" calcext:value-type="error">
            <text:p>#VALUE!</text:p>
          </table:table-cell>
          <table:table-cell table:formula="of:=MID([.G248];[.F248]+1;[.E248]-[.F248]-1)" office:value-type="string" office:string-value="" calcext:value-type="error">
            <text:p>#VALUE!</text:p>
          </table:table-cell>
          <table:table-cell table:formula="of:=FIND(&quot;)&quot;;[.G248])" office:value-type="string" office:string-value="" calcext:value-type="error">
            <text:p>#VALUE!</text:p>
          </table:table-cell>
          <table:table-cell table:formula="of:=FIND(&quot;(&quot;;[.G248])" office:value-type="string" office:string-value="" calcext:value-type="error">
            <text:p>#VALUE!</text:p>
          </table:table-cell>
          <table:table-cell office:value-type="string" calcext:value-type="string">
            <text:p>## Serialization</text:p>
          </table:table-cell>
        </table:table-row>
        <table:table-row table:style-name="ro1">
          <table:table-cell table:formula="of:=COM.MICROSOFT.CONCAT(&quot;![GitHub Repo stars](https://img.shields.io/github/stars/&quot;;[.B249];&quot;?label=&quot;;[.B249];&quot;&amp;style=social)&quot;)" office:value-type="string" office:string-value="" calcext:value-type="error">
            <text:p>#VALUE!</text:p>
          </table:table-cell>
          <table:table-cell table:formula="of:=MID([.G249];[.C249];[.E249]-[.C249])" office:value-type="string" office:string-value="" calcext:value-type="error">
            <text:p>#VALUE!</text:p>
          </table:table-cell>
          <table:table-cell table:formula="of:=FIND(&quot;github.com/&quot;;[.G249])+11" office:value-type="string" office:string-value="" calcext:value-type="error">
            <text:p>#VALUE!</text:p>
          </table:table-cell>
          <table:table-cell table:formula="of:=MID([.G249];[.F249]+1;[.E249]-[.F249]-1)" office:value-type="string" office:string-value="" calcext:value-type="error">
            <text:p>#VALUE!</text:p>
          </table:table-cell>
          <table:table-cell table:formula="of:=FIND(&quot;)&quot;;[.G249])" office:value-type="string" office:string-value="" calcext:value-type="error">
            <text:p>#VALUE!</text:p>
          </table:table-cell>
          <table:table-cell table:formula="of:=FIND(&quot;(&quot;;[.G249])" office:value-type="string" office:string-value="" calcext:value-type="error">
            <text:p>#VALUE!</text:p>
          </table:table-cell>
          <table:table-cell/>
        </table:table-row>
        <table:table-row table:style-name="ro1">
          <table:table-cell table:formula="of:=COM.MICROSOFT.CONCAT(&quot;![GitHub Repo stars](https://img.shields.io/github/stars/&quot;;[.B250];&quot;?label=&quot;;[.B250];&quot;&amp;style=social)&quot;)" office:value-type="string" office:string-value="![GitHub Repo stars](https://img.shields.io/github/stars/JamesNK/Newtonsoft.Json?label=JamesNK/Newtonsoft.Json&amp;style=social)" calcext:value-type="string">
            <text:p>![GitHub Repo stars](https://img.shields.io/github/stars/JamesNK/Newtonsoft.Json?label=JamesNK/Newtonsoft.Json&amp;style=social)</text:p>
          </table:table-cell>
          <table:table-cell table:formula="of:=MID([.G250];[.C250];[.E250]-[.C250])" office:value-type="string" office:string-value="JamesNK/Newtonsoft.Json" calcext:value-type="string">
            <text:p>JamesNK/Newtonsoft.Json</text:p>
          </table:table-cell>
          <table:table-cell table:formula="of:=FIND(&quot;github.com/&quot;;[.G250])+11" office:value-type="float" office:value="39" calcext:value-type="float">
            <text:p>39</text:p>
          </table:table-cell>
          <table:table-cell table:formula="of:=MID([.G250];[.F250]+1;[.E250]-[.F250]-1)" office:value-type="string" office:string-value="https://github.com/JamesNK/Newtonsoft.Json" calcext:value-type="string">
            <text:p>https://github.com/JamesNK/Newtonsoft.Json</text:p>
          </table:table-cell>
          <table:table-cell table:formula="of:=FIND(&quot;)&quot;;[.G250])" office:value-type="float" office:value="62" calcext:value-type="float">
            <text:p>62</text:p>
          </table:table-cell>
          <table:table-cell table:formula="of:=FIND(&quot;(&quot;;[.G250])" office:value-type="float" office:value="19" calcext:value-type="float">
            <text:p>19</text:p>
          </table:table-cell>
          <table:table-cell office:value-type="string" calcext:value-type="string">
            <text:p>- [JSON.NET ★8033](https://github.com/JamesNK/Newtonsoft.Json): Is a popular high-performance JSON framework for .NET</text:p>
          </table:table-cell>
        </table:table-row>
        <table:table-row table:style-name="ro1">
          <table:table-cell table:formula="of:=COM.MICROSOFT.CONCAT(&quot;![GitHub Repo stars](https://img.shields.io/github/stars/&quot;;[.B251];&quot;?label=&quot;;[.B251];&quot;&amp;style=social)&quot;)" office:value-type="string" office:string-value="![GitHub Repo stars](https://img.shields.io/github/stars/neuecc/Utf8Json?label=neuecc/Utf8Json&amp;style=social)" calcext:value-type="string">
            <text:p>![GitHub Repo stars](https://img.shields.io/github/stars/neuecc/Utf8Json?label=neuecc/Utf8Json&amp;style=social)</text:p>
          </table:table-cell>
          <table:table-cell table:formula="of:=MID([.G251];[.C251];[.E251]-[.C251])" office:value-type="string" office:string-value="neuecc/Utf8Json" calcext:value-type="string">
            <text:p>neuecc/Utf8Json</text:p>
          </table:table-cell>
          <table:table-cell table:formula="of:=FIND(&quot;github.com/&quot;;[.G251])+11" office:value-type="float" office:value="39" calcext:value-type="float">
            <text:p>39</text:p>
          </table:table-cell>
          <table:table-cell table:formula="of:=MID([.G251];[.F251]+1;[.E251]-[.F251]-1)" office:value-type="string" office:string-value="https://github.com/neuecc/Utf8Json" calcext:value-type="string">
            <text:p>https://github.com/neuecc/Utf8Json</text:p>
          </table:table-cell>
          <table:table-cell table:formula="of:=FIND(&quot;)&quot;;[.G251])" office:value-type="float" office:value="54" calcext:value-type="float">
            <text:p>54</text:p>
          </table:table-cell>
          <table:table-cell table:formula="of:=FIND(&quot;(&quot;;[.G251])" office:value-type="float" office:value="19" calcext:value-type="float">
            <text:p>19</text:p>
          </table:table-cell>
          <table:table-cell office:value-type="string" calcext:value-type="string">
            <text:p>- [Utf8Json ★1859](https://github.com/neuecc/Utf8Json): Definitely Fastest and Zero Allocation JSON Serializer for C#(.NET, .NET Core, Unity and Xamarin), this serializer write/read directly to UTF8 binary so boostup performance.</text:p>
          </table:table-cell>
        </table:table-row>
        <table:table-row table:style-name="ro1">
          <table:table-cell table:formula="of:=COM.MICROSOFT.CONCAT(&quot;![GitHub Repo stars](https://img.shields.io/github/stars/&quot;;[.B252];&quot;?label=&quot;;[.B252];&quot;&amp;style=social)&quot;)" office:value-type="string" office:string-value="" calcext:value-type="error">
            <text:p>#VALUE!</text:p>
          </table:table-cell>
          <table:table-cell table:formula="of:=MID([.G252];[.C252];[.E252]-[.C252])" office:value-type="string" office:string-value="" calcext:value-type="error">
            <text:p>#VALUE!</text:p>
          </table:table-cell>
          <table:table-cell table:formula="of:=FIND(&quot;github.com/&quot;;[.G252])+11" office:value-type="string" office:string-value="" calcext:value-type="error">
            <text:p>#VALUE!</text:p>
          </table:table-cell>
          <table:table-cell table:formula="of:=MID([.G252];[.F252]+1;[.E252]-[.F252]-1)" office:value-type="string" office:string-value="" calcext:value-type="error">
            <text:p>#VALUE!</text:p>
          </table:table-cell>
          <table:table-cell table:formula="of:=FIND(&quot;)&quot;;[.G252])" office:value-type="string" office:string-value="" calcext:value-type="error">
            <text:p>#VALUE!</text:p>
          </table:table-cell>
          <table:table-cell table:formula="of:=FIND(&quot;(&quot;;[.G252])" office:value-type="string" office:string-value="" calcext:value-type="error">
            <text:p>#VALUE!</text:p>
          </table:table-cell>
          <table:table-cell/>
        </table:table-row>
        <table:table-row table:style-name="ro1">
          <table:table-cell table:formula="of:=COM.MICROSOFT.CONCAT(&quot;![GitHub Repo stars](https://img.shields.io/github/stars/&quot;;[.B253];&quot;?label=&quot;;[.B253];&quot;&amp;style=social)&quot;)" office:value-type="string" office:string-value="" calcext:value-type="error">
            <text:p>#VALUE!</text:p>
          </table:table-cell>
          <table:table-cell table:formula="of:=MID([.G253];[.C253];[.E253]-[.C253])" office:value-type="string" office:string-value="" calcext:value-type="error">
            <text:p>#VALUE!</text:p>
          </table:table-cell>
          <table:table-cell table:formula="of:=FIND(&quot;github.com/&quot;;[.G253])+11" office:value-type="string" office:string-value="" calcext:value-type="error">
            <text:p>#VALUE!</text:p>
          </table:table-cell>
          <table:table-cell table:formula="of:=MID([.G253];[.F253]+1;[.E253]-[.F253]-1)" office:value-type="string" office:string-value="" calcext:value-type="error">
            <text:p>#VALUE!</text:p>
          </table:table-cell>
          <table:table-cell table:formula="of:=FIND(&quot;)&quot;;[.G253])" office:value-type="string" office:string-value="" calcext:value-type="error">
            <text:p>#VALUE!</text:p>
          </table:table-cell>
          <table:table-cell table:formula="of:=FIND(&quot;(&quot;;[.G253])" office:value-type="string" office:string-value="" calcext:value-type="error">
            <text:p>#VALUE!</text:p>
          </table:table-cell>
          <table:table-cell office:value-type="string" calcext:value-type="string">
            <text:p>## Testing</text:p>
          </table:table-cell>
        </table:table-row>
        <table:table-row table:style-name="ro1">
          <table:table-cell table:formula="of:=COM.MICROSOFT.CONCAT(&quot;![GitHub Repo stars](https://img.shields.io/github/stars/&quot;;[.B254];&quot;?label=&quot;;[.B254];&quot;&amp;style=social)&quot;)" office:value-type="string" office:string-value="" calcext:value-type="error">
            <text:p>#VALUE!</text:p>
          </table:table-cell>
          <table:table-cell table:formula="of:=MID([.G254];[.C254];[.E254]-[.C254])" office:value-type="string" office:string-value="" calcext:value-type="error">
            <text:p>#VALUE!</text:p>
          </table:table-cell>
          <table:table-cell table:formula="of:=FIND(&quot;github.com/&quot;;[.G254])+11" office:value-type="string" office:string-value="" calcext:value-type="error">
            <text:p>#VALUE!</text:p>
          </table:table-cell>
          <table:table-cell table:formula="of:=MID([.G254];[.F254]+1;[.E254]-[.F254]-1)" office:value-type="string" office:string-value="" calcext:value-type="error">
            <text:p>#VALUE!</text:p>
          </table:table-cell>
          <table:table-cell table:formula="of:=FIND(&quot;)&quot;;[.G254])" office:value-type="string" office:string-value="" calcext:value-type="error">
            <text:p>#VALUE!</text:p>
          </table:table-cell>
          <table:table-cell table:formula="of:=FIND(&quot;(&quot;;[.G254])" office:value-type="string" office:string-value="" calcext:value-type="error">
            <text:p>#VALUE!</text:p>
          </table:table-cell>
          <table:table-cell/>
        </table:table-row>
        <table:table-row table:style-name="ro1">
          <table:table-cell table:formula="of:=COM.MICROSOFT.CONCAT(&quot;![GitHub Repo stars](https://img.shields.io/github/stars/&quot;;[.B255];&quot;?label=&quot;;[.B255];&quot;&amp;style=social)&quot;)" office:value-type="string" office:string-value="![GitHub Repo stars](https://img.shields.io/github/stars/jonathanpeppers/Xamarin.Forms.Mocks?label=jonathanpeppers/Xamarin.Forms.Mocks&amp;style=social)" calcext:value-type="string">
            <text:p>![GitHub Repo stars](https://img.shields.io/github/stars/jonathanpeppers/Xamarin.Forms.Mocks?label=jonathanpeppers/Xamarin.Forms.Mocks&amp;style=social)</text:p>
          </table:table-cell>
          <table:table-cell table:formula="of:=MID([.G255];[.C255];[.E255]-[.C255])" office:value-type="string" office:string-value="jonathanpeppers/Xamarin.Forms.Mocks" calcext:value-type="string">
            <text:p>jonathanpeppers/Xamarin.Forms.Mocks</text:p>
          </table:table-cell>
          <table:table-cell table:formula="of:=FIND(&quot;github.com/&quot;;[.G255])+11" office:value-type="float" office:value="49" calcext:value-type="float">
            <text:p>49</text:p>
          </table:table-cell>
          <table:table-cell table:formula="of:=MID([.G255];[.F255]+1;[.E255]-[.F255]-1)" office:value-type="string" office:string-value="https://github.com/jonathanpeppers/Xamarin.Forms.Mocks" calcext:value-type="string">
            <text:p>https://github.com/jonathanpeppers/Xamarin.Forms.Mocks</text:p>
          </table:table-cell>
          <table:table-cell table:formula="of:=FIND(&quot;)&quot;;[.G255])" office:value-type="float" office:value="84" calcext:value-type="float">
            <text:p>84</text:p>
          </table:table-cell>
          <table:table-cell table:formula="of:=FIND(&quot;(&quot;;[.G255])" office:value-type="float" office:value="29" calcext:value-type="float">
            <text:p>29</text:p>
          </table:table-cell>
          <table:table-cell office:value-type="string" calcext:value-type="string">
            <text:p>- [Xamarin.Forms.Mocks ★148](https://github.com/jonathanpeppers/Xamarin.Forms.Mocks): Library for running Xamarin.Forms inside of unit tests.</text:p>
          </table:table-cell>
        </table:table-row>
        <table:table-row table:style-name="ro1">
          <table:table-cell table:formula="of:=COM.MICROSOFT.CONCAT(&quot;![GitHub Repo stars](https://img.shields.io/github/stars/&quot;;[.B256];&quot;?label=&quot;;[.B256];&quot;&amp;style=social)&quot;)" office:value-type="string" office:string-value="" calcext:value-type="error">
            <text:p>#VALUE!</text:p>
          </table:table-cell>
          <table:table-cell table:formula="of:=MID([.G256];[.C256];[.E256]-[.C256])" office:value-type="string" office:string-value="" calcext:value-type="error">
            <text:p>#VALUE!</text:p>
          </table:table-cell>
          <table:table-cell table:formula="of:=FIND(&quot;github.com/&quot;;[.G256])+11" office:value-type="string" office:string-value="" calcext:value-type="error">
            <text:p>#VALUE!</text:p>
          </table:table-cell>
          <table:table-cell table:formula="of:=MID([.G256];[.F256]+1;[.E256]-[.F256]-1)" office:value-type="string" office:string-value="" calcext:value-type="error">
            <text:p>#VALUE!</text:p>
          </table:table-cell>
          <table:table-cell table:formula="of:=FIND(&quot;)&quot;;[.G256])" office:value-type="string" office:string-value="" calcext:value-type="error">
            <text:p>#VALUE!</text:p>
          </table:table-cell>
          <table:table-cell table:formula="of:=FIND(&quot;(&quot;;[.G256])" office:value-type="string" office:string-value="" calcext:value-type="error">
            <text:p>#VALUE!</text:p>
          </table:table-cell>
          <table:table-cell/>
        </table:table-row>
        <table:table-row table:style-name="ro1">
          <table:table-cell table:formula="of:=COM.MICROSOFT.CONCAT(&quot;![GitHub Repo stars](https://img.shields.io/github/stars/&quot;;[.B257];&quot;?label=&quot;;[.B257];&quot;&amp;style=social)&quot;)" office:value-type="string" office:string-value="" calcext:value-type="error">
            <text:p>#VALUE!</text:p>
          </table:table-cell>
          <table:table-cell table:formula="of:=MID([.G257];[.C257];[.E257]-[.C257])" office:value-type="string" office:string-value="" calcext:value-type="error">
            <text:p>#VALUE!</text:p>
          </table:table-cell>
          <table:table-cell table:formula="of:=FIND(&quot;github.com/&quot;;[.G257])+11" office:value-type="string" office:string-value="" calcext:value-type="error">
            <text:p>#VALUE!</text:p>
          </table:table-cell>
          <table:table-cell table:formula="of:=MID([.G257];[.F257]+1;[.E257]-[.F257]-1)" office:value-type="string" office:string-value="" calcext:value-type="error">
            <text:p>#VALUE!</text:p>
          </table:table-cell>
          <table:table-cell table:formula="of:=FIND(&quot;)&quot;;[.G257])" office:value-type="string" office:string-value="" calcext:value-type="error">
            <text:p>#VALUE!</text:p>
          </table:table-cell>
          <table:table-cell table:formula="of:=FIND(&quot;(&quot;;[.G257])" office:value-type="string" office:string-value="" calcext:value-type="error">
            <text:p>#VALUE!</text:p>
          </table:table-cell>
          <table:table-cell office:value-type="string" calcext:value-type="string">
            <text:p>## Tools</text:p>
          </table:table-cell>
        </table:table-row>
        <table:table-row table:style-name="ro1">
          <table:table-cell table:formula="of:=COM.MICROSOFT.CONCAT(&quot;![GitHub Repo stars](https://img.shields.io/github/stars/&quot;;[.B258];&quot;?label=&quot;;[.B258];&quot;&amp;style=social)&quot;)" office:value-type="string" office:string-value="" calcext:value-type="error">
            <text:p>#VALUE!</text:p>
          </table:table-cell>
          <table:table-cell table:formula="of:=MID([.G258];[.C258];[.E258]-[.C258])" office:value-type="string" office:string-value="" calcext:value-type="error">
            <text:p>#VALUE!</text:p>
          </table:table-cell>
          <table:table-cell table:formula="of:=FIND(&quot;github.com/&quot;;[.G258])+11" office:value-type="string" office:string-value="" calcext:value-type="error">
            <text:p>#VALUE!</text:p>
          </table:table-cell>
          <table:table-cell table:formula="of:=MID([.G258];[.F258]+1;[.E258]-[.F258]-1)" office:value-type="string" office:string-value="" calcext:value-type="error">
            <text:p>#VALUE!</text:p>
          </table:table-cell>
          <table:table-cell table:formula="of:=FIND(&quot;)&quot;;[.G258])" office:value-type="string" office:string-value="" calcext:value-type="error">
            <text:p>#VALUE!</text:p>
          </table:table-cell>
          <table:table-cell table:formula="of:=FIND(&quot;(&quot;;[.G258])" office:value-type="string" office:string-value="" calcext:value-type="error">
            <text:p>#VALUE!</text:p>
          </table:table-cell>
          <table:table-cell/>
        </table:table-row>
        <table:table-row table:style-name="ro1">
          <table:table-cell table:formula="of:=COM.MICROSOFT.CONCAT(&quot;![GitHub Repo stars](https://img.shields.io/github/stars/&quot;;[.B259];&quot;?label=&quot;;[.B259];&quot;&amp;style=social)&quot;)" office:value-type="string" office:string-value="" calcext:value-type="error">
            <text:p>#VALUE!</text:p>
          </table:table-cell>
          <table:table-cell table:formula="of:=MID([.G259];[.C259];[.E259]-[.C259])" office:value-type="string" office:string-value="" calcext:value-type="error">
            <text:p>#VALUE!</text:p>
          </table:table-cell>
          <table:table-cell table:formula="of:=FIND(&quot;github.com/&quot;;[.G259])+11" office:value-type="string" office:string-value="" calcext:value-type="error">
            <text:p>#VALUE!</text:p>
          </table:table-cell>
          <table:table-cell table:formula="of:=MID([.G259];[.F259]+1;[.E259]-[.F259]-1)" office:value-type="string" office:string-value="https://www.android.com/filetransfer/" calcext:value-type="string">
            <text:p>https://www.android.com/filetransfer/</text:p>
          </table:table-cell>
          <table:table-cell table:formula="of:=FIND(&quot;)&quot;;[.G259])" office:value-type="float" office:value="64" calcext:value-type="float">
            <text:p>64</text:p>
          </table:table-cell>
          <table:table-cell table:formula="of:=FIND(&quot;(&quot;;[.G259])" office:value-type="float" office:value="26" calcext:value-type="float">
            <text:p>26</text:p>
          </table:table-cell>
          <table:table-cell office:value-type="string" calcext:value-type="string">
            <text:p>- [Android File Transfer](https://www.android.com/filetransfer/): Browse and transfer files between your Mac computer and your Android device.</text:p>
          </table:table-cell>
        </table:table-row>
        <table:table-row table:style-name="ro1">
          <table:table-cell table:formula="of:=COM.MICROSOFT.CONCAT(&quot;![GitHub Repo stars](https://img.shields.io/github/stars/&quot;;[.B260];&quot;?label=&quot;;[.B260];&quot;&amp;style=social)&quot;)" office:value-type="string" office:string-value="![GitHub Repo stars](https://img.shields.io/github/stars/baskren/AssetBuilder?label=baskren/AssetBuilder&amp;style=social)" calcext:value-type="string">
            <text:p>![GitHub Repo stars](https://img.shields.io/github/stars/baskren/AssetBuilder?label=baskren/AssetBuilder&amp;style=social)</text:p>
          </table:table-cell>
          <table:table-cell table:formula="of:=MID([.G260];[.C260];[.E260]-[.C260])" office:value-type="string" office:string-value="baskren/AssetBuilder" calcext:value-type="string">
            <text:p>baskren/AssetBuilder</text:p>
          </table:table-cell>
          <table:table-cell table:formula="of:=FIND(&quot;github.com/&quot;;[.G260])+11" office:value-type="float" office:value="40" calcext:value-type="float">
            <text:p>40</text:p>
          </table:table-cell>
          <table:table-cell table:formula="of:=MID([.G260];[.F260]+1;[.E260]-[.F260]-1)" office:value-type="string" office:string-value="https://github.com/baskren/AssetBuilder" calcext:value-type="string">
            <text:p>https://github.com/baskren/AssetBuilder</text:p>
          </table:table-cell>
          <table:table-cell table:formula="of:=FIND(&quot;)&quot;;[.G260])" office:value-type="float" office:value="60" calcext:value-type="float">
            <text:p>60</text:p>
          </table:table-cell>
          <table:table-cell table:formula="of:=FIND(&quot;(&quot;;[.G260])" office:value-type="float" office:value="20" calcext:value-type="float">
            <text:p>20</text:p>
          </table:table-cell>
          <table:table-cell office:value-type="string" calcext:value-type="string">
            <text:p>- [AssetBuilder ★4](https://github.com/baskren/AssetBuilder): Tool to automate the process of creating Xamarin.Forms icons and splash screens from SVGs.</text:p>
          </table:table-cell>
        </table:table-row>
        <table:table-row table:style-name="ro1">
          <table:table-cell table:formula="of:=COM.MICROSOFT.CONCAT(&quot;![GitHub Repo stars](https://img.shields.io/github/stars/&quot;;[.B261];&quot;?label=&quot;;[.B261];&quot;&amp;style=social)&quot;)" office:value-type="string" office:string-value="![GitHub Repo stars](https://img.shields.io/github/stars/aloisdeniel/Assetxport?label=aloisdeniel/Assetxport&amp;style=social)" calcext:value-type="string">
            <text:p>![GitHub Repo stars](https://img.shields.io/github/stars/aloisdeniel/Assetxport?label=aloisdeniel/Assetxport&amp;style=social)</text:p>
          </table:table-cell>
          <table:table-cell table:formula="of:=MID([.G261];[.C261];[.E261]-[.C261])" office:value-type="string" office:string-value="aloisdeniel/Assetxport" calcext:value-type="string">
            <text:p>aloisdeniel/Assetxport</text:p>
          </table:table-cell>
          <table:table-cell table:formula="of:=FIND(&quot;github.com/&quot;;[.G261])+11" office:value-type="float" office:value="39" calcext:value-type="float">
            <text:p>39</text:p>
          </table:table-cell>
          <table:table-cell table:formula="of:=MID([.G261];[.F261]+1;[.E261]-[.F261]-1)" office:value-type="string" office:string-value="https://github.com/aloisdeniel/Assetxport" calcext:value-type="string">
            <text:p>https://github.com/aloisdeniel/Assetxport</text:p>
          </table:table-cell>
          <table:table-cell table:formula="of:=FIND(&quot;)&quot;;[.G261])" office:value-type="float" office:value="61" calcext:value-type="float">
            <text:p>61</text:p>
          </table:table-cell>
          <table:table-cell table:formula="of:=FIND(&quot;(&quot;;[.G261])" office:value-type="float" office:value="19" calcext:value-type="float">
            <text:p>19</text:p>
          </table:table-cell>
          <table:table-cell office:value-type="string" calcext:value-type="string">
            <text:p>- [Assetxport ★14](https://github.com/aloisdeniel/Assetxport): Resize UWP, Xamarin.Android and Xamarin.iOS assets automatically.</text:p>
          </table:table-cell>
        </table:table-row>
        <table:table-row table:style-name="ro1">
          <table:table-cell table:formula="of:=COM.MICROSOFT.CONCAT(&quot;![GitHub Repo stars](https://img.shields.io/github/stars/&quot;;[.B262];&quot;?label=&quot;;[.B262];&quot;&amp;style=social)&quot;)" office:value-type="string" office:string-value="" calcext:value-type="error">
            <text:p>#VALUE!</text:p>
          </table:table-cell>
          <table:table-cell table:formula="of:=MID([.G262];[.C262];[.E262]-[.C262])" office:value-type="string" office:string-value="" calcext:value-type="error">
            <text:p>#VALUE!</text:p>
          </table:table-cell>
          <table:table-cell table:formula="of:=FIND(&quot;github.com/&quot;;[.G262])+11" office:value-type="string" office:string-value="" calcext:value-type="error">
            <text:p>#VALUE!</text:p>
          </table:table-cell>
          <table:table-cell table:formula="of:=MID([.G262];[.F262]+1;[.E262]-[.F262]-1)" office:value-type="string" office:string-value="https://www.charlesproxy.com" calcext:value-type="string">
            <text:p>https://www.charlesproxy.com</text:p>
          </table:table-cell>
          <table:table-cell table:formula="of:=FIND(&quot;)&quot;;[.G262])" office:value-type="float" office:value="41" calcext:value-type="float">
            <text:p>41</text:p>
          </table:table-cell>
          <table:table-cell table:formula="of:=FIND(&quot;(&quot;;[.G262])" office:value-type="float" office:value="12" calcext:value-type="float">
            <text:p>12</text:p>
          </table:table-cell>
          <table:table-cell office:value-type="string" calcext:value-type="string">
            <text:p>- [Charles](https://www.charlesproxy.com): Is an HTTP proxy / HTTP monitor / Reverse Proxy that enables viewing of all the HTTP and SSL / HTTPS traffic between the machine and the Internet.</text:p>
          </table:table-cell>
        </table:table-row>
        <table:table-row table:style-name="ro1">
          <table:table-cell table:formula="of:=COM.MICROSOFT.CONCAT(&quot;![GitHub Repo stars](https://img.shields.io/github/stars/&quot;;[.B263];&quot;?label=&quot;;[.B263];&quot;&amp;style=social)&quot;)" office:value-type="string" office:string-value="![GitHub Repo stars](https://img.shields.io/github/stars/colbylwilliams/clean-compress?label=colbylwilliams/clean-compress&amp;style=social)" calcext:value-type="string">
            <text:p>![GitHub Repo stars](https://img.shields.io/github/stars/colbylwilliams/clean-compress?label=colbylwilliams/clean-compress&amp;style=social)</text:p>
          </table:table-cell>
          <table:table-cell table:formula="of:=MID([.G263];[.C263];[.E263]-[.C263])" office:value-type="string" office:string-value="colbylwilliams/clean-compress" calcext:value-type="string">
            <text:p>colbylwilliams/clean-compress</text:p>
          </table:table-cell>
          <table:table-cell table:formula="of:=FIND(&quot;github.com/&quot;;[.G263])+11" office:value-type="float" office:value="42" calcext:value-type="float">
            <text:p>42</text:p>
          </table:table-cell>
          <table:table-cell table:formula="of:=MID([.G263];[.F263]+1;[.E263]-[.F263]-1)" office:value-type="string" office:string-value="https://github.com/colbylwilliams/clean-compress" calcext:value-type="string">
            <text:p>https://github.com/colbylwilliams/clean-compress</text:p>
          </table:table-cell>
          <table:table-cell table:formula="of:=FIND(&quot;)&quot;;[.G263])" office:value-type="float" office:value="71" calcext:value-type="float">
            <text:p>71</text:p>
          </table:table-cell>
          <table:table-cell table:formula="of:=FIND(&quot;(&quot;;[.G263])" office:value-type="float" office:value="22" calcext:value-type="float">
            <text:p>22</text:p>
          </table:table-cell>
          <table:table-cell office:value-type="string" calcext:value-type="string">
            <text:p>- [clean-compress ★3](https://github.com/colbylwilliams/clean-compress): A macOS utility that cleans (and optionally compresses/zips) Xamarin solutions.</text:p>
          </table:table-cell>
        </table:table-row>
        <table:table-row table:style-name="ro1">
          <table:table-cell table:formula="of:=COM.MICROSOFT.CONCAT(&quot;![GitHub Repo stars](https://img.shields.io/github/stars/&quot;;[.B264];&quot;?label=&quot;;[.B264];&quot;&amp;style=social)&quot;)" office:value-type="string" office:string-value="![GitHub Repo stars](https://img.shields.io/github/stars/vladhorby/Codexcite.Reloader?label=vladhorby/Codexcite.Reloader&amp;style=social)" calcext:value-type="string">
            <text:p>![GitHub Repo stars](https://img.shields.io/github/stars/vladhorby/Codexcite.Reloader?label=vladhorby/Codexcite.Reloader&amp;style=social)</text:p>
          </table:table-cell>
          <table:table-cell table:formula="of:=MID([.G264];[.C264];[.E264]-[.C264])" office:value-type="string" office:string-value="vladhorby/Codexcite.Reloader" calcext:value-type="string">
            <text:p>vladhorby/Codexcite.Reloader</text:p>
          </table:table-cell>
          <table:table-cell table:formula="of:=FIND(&quot;github.com/&quot;;[.G264])+11" office:value-type="float" office:value="46" calcext:value-type="float">
            <text:p>46</text:p>
          </table:table-cell>
          <table:table-cell table:formula="of:=MID([.G264];[.F264]+1;[.E264]-[.F264]-1)" office:value-type="string" office:string-value="https://github.com/vladhorby/Codexcite.Reloader" calcext:value-type="string">
            <text:p>https://github.com/vladhorby/Codexcite.Reloader</text:p>
          </table:table-cell>
          <table:table-cell table:formula="of:=FIND(&quot;)&quot;;[.G264])" office:value-type="float" office:value="74" calcext:value-type="float">
            <text:p>74</text:p>
          </table:table-cell>
          <table:table-cell table:formula="of:=FIND(&quot;(&quot;;[.G264])" office:value-type="float" office:value="26" calcext:value-type="float">
            <text:p>26</text:p>
          </table:table-cell>
          <table:table-cell office:value-type="string" calcext:value-type="string">
            <text:p>- [Codexcite.Reloader ★4](https://github.com/vladhorby/Codexcite.Reloader): Lightweight library for "live reloading" XAML pages in Xamarin.Forms on Android, UWP and iOS.</text:p>
          </table:table-cell>
        </table:table-row>
        <table:table-row table:style-name="ro1">
          <table:table-cell table:formula="of:=COM.MICROSOFT.CONCAT(&quot;![GitHub Repo stars](https://img.shields.io/github/stars/&quot;;[.B265];&quot;?label=&quot;;[.B265];&quot;&amp;style=social)&quot;)" office:value-type="string" office:string-value="" calcext:value-type="error">
            <text:p>#VALUE!</text:p>
          </table:table-cell>
          <table:table-cell table:formula="of:=MID([.G265];[.C265];[.E265]-[.C265])" office:value-type="string" office:string-value="" calcext:value-type="error">
            <text:p>#VALUE!</text:p>
          </table:table-cell>
          <table:table-cell table:formula="of:=FIND(&quot;github.com/&quot;;[.G265])+11" office:value-type="string" office:string-value="" calcext:value-type="error">
            <text:p>#VALUE!</text:p>
          </table:table-cell>
          <table:table-cell table:formula="of:=MID([.G265];[.F265]+1;[.E265]-[.F265]-1)" office:value-type="string" office:string-value="http://dpi.lv" calcext:value-type="string">
            <text:p>http://dpi.lv</text:p>
          </table:table-cell>
          <table:table-cell table:formula="of:=FIND(&quot;)&quot;;[.G265])" office:value-type="float" office:value="26" calcext:value-type="float">
            <text:p>26</text:p>
          </table:table-cell>
          <table:table-cell table:formula="of:=FIND(&quot;(&quot;;[.G265])" office:value-type="float" office:value="12" calcext:value-type="float">
            <text:p>12</text:p>
          </table:table-cell>
          <table:table-cell office:value-type="string" calcext:value-type="string">
            <text:p>- [dpilove](http://dpi.lv): Easily find the DPI of any screen.</text:p>
          </table:table-cell>
        </table:table-row>
        <table:table-row table:style-name="ro1">
          <table:table-cell table:formula="of:=COM.MICROSOFT.CONCAT(&quot;![GitHub Repo stars](https://img.shields.io/github/stars/&quot;;[.B266];&quot;?label=&quot;;[.B266];&quot;&amp;style=social)&quot;)" office:value-type="string" office:string-value="![GitHub Repo stars](https://img.shields.io/github/stars/chrisevans9629/Evans.XamlTemplates?label=chrisevans9629/Evans.XamlTemplates&amp;style=social)" calcext:value-type="string">
            <text:p>![GitHub Repo stars](https://img.shields.io/github/stars/chrisevans9629/Evans.XamlTemplates?label=chrisevans9629/Evans.XamlTemplates&amp;style=social)</text:p>
          </table:table-cell>
          <table:table-cell table:formula="of:=MID([.G266];[.C266];[.E266]-[.C266])" office:value-type="string" office:string-value="chrisevans9629/Evans.XamlTemplates" calcext:value-type="string">
            <text:p>chrisevans9629/Evans.XamlTemplates</text:p>
          </table:table-cell>
          <table:table-cell table:formula="of:=FIND(&quot;github.com/&quot;;[.G266])+11" office:value-type="float" office:value="47" calcext:value-type="float">
            <text:p>47</text:p>
          </table:table-cell>
          <table:table-cell table:formula="of:=MID([.G266];[.F266]+1;[.E266]-[.F266]-1)" office:value-type="string" office:string-value="https://github.com/chrisevans9629/Evans.XamlTemplates" calcext:value-type="string">
            <text:p>https://github.com/chrisevans9629/Evans.XamlTemplates</text:p>
          </table:table-cell>
          <table:table-cell table:formula="of:=FIND(&quot;)&quot;;[.G266])" office:value-type="float" office:value="81" calcext:value-type="float">
            <text:p>81</text:p>
          </table:table-cell>
          <table:table-cell table:formula="of:=FIND(&quot;(&quot;;[.G266])" office:value-type="float" office:value="27" calcext:value-type="float">
            <text:p>27</text:p>
          </table:table-cell>
          <table:table-cell office:value-type="string" calcext:value-type="string">
            <text:p>- [Evans.XamlTemplates ★2](https://github.com/chrisevans9629/Evans.XamlTemplates): This is a templating system that will allow you to create templates in Xamarin.Forms.</text:p>
          </table:table-cell>
        </table:table-row>
        <table:table-row table:style-name="ro1">
          <table:table-cell table:formula="of:=COM.MICROSOFT.CONCAT(&quot;![GitHub Repo stars](https://img.shields.io/github/stars/&quot;;[.B267];&quot;?label=&quot;;[.B267];&quot;&amp;style=social)&quot;)" office:value-type="string" office:string-value="" calcext:value-type="error">
            <text:p>#VALUE!</text:p>
          </table:table-cell>
          <table:table-cell table:formula="of:=MID([.G267];[.C267];[.E267]-[.C267])" office:value-type="string" office:string-value="" calcext:value-type="error">
            <text:p>#VALUE!</text:p>
          </table:table-cell>
          <table:table-cell table:formula="of:=FIND(&quot;github.com/&quot;;[.G267])+11" office:value-type="string" office:string-value="" calcext:value-type="error">
            <text:p>#VALUE!</text:p>
          </table:table-cell>
          <table:table-cell table:formula="of:=MID([.G267];[.F267]+1;[.E267]-[.F267]-1)" office:value-type="string" office:string-value="http://gorillaplayer.com" calcext:value-type="string">
            <text:p>http://gorillaplayer.com</text:p>
          </table:table-cell>
          <table:table-cell table:formula="of:=FIND(&quot;)&quot;;[.G267])" office:value-type="float" office:value="44" calcext:value-type="float">
            <text:p>44</text:p>
          </table:table-cell>
          <table:table-cell table:formula="of:=FIND(&quot;(&quot;;[.G267])" office:value-type="float" office:value="19" calcext:value-type="float">
            <text:p>19</text:p>
          </table:table-cell>
          <table:table-cell office:value-type="string" calcext:value-type="string">
            <text:p>- [Gorilla Player](http://gorillaplayer.com): Instant XAML Preview for Xamarin Forms.</text:p>
          </table:table-cell>
        </table:table-row>
        <table:table-row table:style-name="ro1">
          <table:table-cell table:formula="of:=COM.MICROSOFT.CONCAT(&quot;![GitHub Repo stars](https://img.shields.io/github/stars/&quot;;[.B268];&quot;?label=&quot;;[.B268];&quot;&amp;style=social)&quot;)" office:value-type="string" office:string-value="![GitHub Repo stars](https://img.shields.io/github/stars/AndreiMisiukevich/HotReload?label=AndreiMisiukevich/HotReload&amp;style=social)" calcext:value-type="string">
            <text:p>![GitHub Repo stars](https://img.shields.io/github/stars/AndreiMisiukevich/HotReload?label=AndreiMisiukevich/HotReload&amp;style=social)</text:p>
          </table:table-cell>
          <table:table-cell table:formula="of:=MID([.G268];[.C268];[.E268]-[.C268])" office:value-type="string" office:string-value="AndreiMisiukevich/HotReload" calcext:value-type="string">
            <text:p>AndreiMisiukevich/HotReload</text:p>
          </table:table-cell>
          <table:table-cell table:formula="of:=FIND(&quot;github.com/&quot;;[.G268])+11" office:value-type="float" office:value="39" calcext:value-type="float">
            <text:p>39</text:p>
          </table:table-cell>
          <table:table-cell table:formula="of:=MID([.G268];[.F268]+1;[.E268]-[.F268]-1)" office:value-type="string" office:string-value="https://github.com/AndreiMisiukevich/HotReload" calcext:value-type="string">
            <text:p>https://github.com/AndreiMisiukevich/HotReload</text:p>
          </table:table-cell>
          <table:table-cell table:formula="of:=FIND(&quot;)&quot;;[.G268])" office:value-type="float" office:value="66" calcext:value-type="float">
            <text:p>66</text:p>
          </table:table-cell>
          <table:table-cell table:formula="of:=FIND(&quot;(&quot;;[.G268])" office:value-type="float" office:value="19" calcext:value-type="float">
            <text:p>19</text:p>
          </table:table-cell>
          <table:table-cell office:value-type="string" calcext:value-type="string">
            <text:p>- [HotReload ★397](https://github.com/AndreiMisiukevich/HotReload): Xamarin.Forms XAML hot reload, live reload, live xaml.</text:p>
          </table:table-cell>
        </table:table-row>
        <table:table-row table:style-name="ro1">
          <table:table-cell table:formula="of:=COM.MICROSOFT.CONCAT(&quot;![GitHub Repo stars](https://img.shields.io/github/stars/&quot;;[.B269];&quot;?label=&quot;;[.B269];&quot;&amp;style=social)&quot;)" office:value-type="string" office:string-value="" calcext:value-type="error">
            <text:p>#VALUE!</text:p>
          </table:table-cell>
          <table:table-cell table:formula="of:=MID([.G269];[.C269];[.E269]-[.C269])" office:value-type="string" office:string-value="" calcext:value-type="error">
            <text:p>#VALUE!</text:p>
          </table:table-cell>
          <table:table-cell table:formula="of:=FIND(&quot;github.com/&quot;;[.G269])+11" office:value-type="string" office:string-value="" calcext:value-type="error">
            <text:p>#VALUE!</text:p>
          </table:table-cell>
          <table:table-cell table:formula="of:=MID([.G269];[.F269]+1;[.E269]-[.F269]-1)" office:value-type="string" office:string-value="https://marketplace.visualstudio.com/items?itemName=Infragistics.InfragisticsAppMap" calcext:value-type="string">
            <text:p>https://marketplace.visualstudio.com/items?itemName=Infragistics.InfragisticsAppMap</text:p>
          </table:table-cell>
          <table:table-cell table:formula="of:=FIND(&quot;)&quot;;[.G269])" office:value-type="float" office:value="108" calcext:value-type="float">
            <text:p>108</text:p>
          </table:table-cell>
          <table:table-cell table:formula="of:=FIND(&quot;(&quot;;[.G269])" office:value-type="float" office:value="24" calcext:value-type="float">
            <text:p>24</text:p>
          </table:table-cell>
          <table:table-cell office:value-type="string" calcext:value-type="string">
            <text:p>- [Infragistics AppMap](https://marketplace.visualstudio.com/items?itemName=Infragistics.InfragisticsAppMap): Visually map out and generate your Xamarin.Forms application. Code generation includes Pages (Views), ViewModels, and navigation code that follows best-practice Prism MVVM architecture.</text:p>
          </table:table-cell>
        </table:table-row>
        <table:table-row table:style-name="ro1">
          <table:table-cell table:formula="of:=COM.MICROSOFT.CONCAT(&quot;![GitHub Repo stars](https://img.shields.io/github/stars/&quot;;[.B270];&quot;?label=&quot;;[.B270];&quot;&amp;style=social)&quot;)" office:value-type="string" office:string-value="" calcext:value-type="error">
            <text:p>#VALUE!</text:p>
          </table:table-cell>
          <table:table-cell table:formula="of:=MID([.G270];[.C270];[.E270]-[.C270])" office:value-type="string" office:string-value="" calcext:value-type="error">
            <text:p>#VALUE!</text:p>
          </table:table-cell>
          <table:table-cell table:formula="of:=FIND(&quot;github.com/&quot;;[.G270])+11" office:value-type="string" office:string-value="" calcext:value-type="error">
            <text:p>#VALUE!</text:p>
          </table:table-cell>
          <table:table-cell table:formula="of:=MID([.G270];[.F270]+1;[.E270]-[.F270]-1)" office:value-type="string" office:string-value="http://www.livexaml.com" calcext:value-type="string">
            <text:p>http://www.livexaml.com</text:p>
          </table:table-cell>
          <table:table-cell table:formula="of:=FIND(&quot;)&quot;;[.G270])" office:value-type="float" office:value="37" calcext:value-type="float">
            <text:p>37</text:p>
          </table:table-cell>
          <table:table-cell table:formula="of:=FIND(&quot;(&quot;;[.G270])" office:value-type="float" office:value="13" calcext:value-type="float">
            <text:p>13</text:p>
          </table:table-cell>
          <table:table-cell office:value-type="string" calcext:value-type="string">
            <text:p>- [LiveXAML](http://www.livexaml.com): Whenever you save any XAML file, it automatically updates the running application. </text:p>
          </table:table-cell>
        </table:table-row>
        <table:table-row table:style-name="ro1">
          <table:table-cell table:formula="of:=COM.MICROSOFT.CONCAT(&quot;![GitHub Repo stars](https://img.shields.io/github/stars/&quot;;[.B271];&quot;?label=&quot;;[.B271];&quot;&amp;style=social)&quot;)" office:value-type="string" office:string-value="" calcext:value-type="error">
            <text:p>#VALUE!</text:p>
          </table:table-cell>
          <table:table-cell table:formula="of:=MID([.G271];[.C271];[.E271]-[.C271])" office:value-type="string" office:string-value="" calcext:value-type="error">
            <text:p>#VALUE!</text:p>
          </table:table-cell>
          <table:table-cell table:formula="of:=FIND(&quot;github.com/&quot;;[.G271])+11" office:value-type="string" office:string-value="" calcext:value-type="error">
            <text:p>#VALUE!</text:p>
          </table:table-cell>
          <table:table-cell table:formula="of:=MID([.G271];[.F271]+1;[.E271]-[.F271]-1)" office:value-type="string" office:string-value="http://www.mfractor.com" calcext:value-type="string">
            <text:p>http://www.mfractor.com</text:p>
          </table:table-cell>
          <table:table-cell table:formula="of:=FIND(&quot;)&quot;;[.G271])" office:value-type="float" office:value="37" calcext:value-type="float">
            <text:p>37</text:p>
          </table:table-cell>
          <table:table-cell table:formula="of:=FIND(&quot;(&quot;;[.G271])" office:value-type="float" office:value="13" calcext:value-type="float">
            <text:p>13</text:p>
          </table:table-cell>
          <table:table-cell office:value-type="string" calcext:value-type="string">
            <text:p>- [MFractor](http://www.mfractor.com): MFractor is the essential productivity tool for Xamarin Studio.</text:p>
          </table:table-cell>
        </table:table-row>
        <table:table-row table:style-name="ro1">
          <table:table-cell table:formula="of:=COM.MICROSOFT.CONCAT(&quot;![GitHub Repo stars](https://img.shields.io/github/stars/&quot;;[.B272];&quot;?label=&quot;;[.B272];&quot;&amp;style=social)&quot;)" office:value-type="string" office:string-value="![GitHub Repo stars](https://img.shields.io/github/stars/yuv4ik/Mutatio?label=yuv4ik/Mutatio&amp;style=social)" calcext:value-type="string">
            <text:p>![GitHub Repo stars](https://img.shields.io/github/stars/yuv4ik/Mutatio?label=yuv4ik/Mutatio&amp;style=social)</text:p>
          </table:table-cell>
          <table:table-cell table:formula="of:=MID([.G272];[.C272];[.E272]-[.C272])" office:value-type="string" office:string-value="yuv4ik/Mutatio" calcext:value-type="string">
            <text:p>yuv4ik/Mutatio</text:p>
          </table:table-cell>
          <table:table-cell table:formula="of:=FIND(&quot;github.com/&quot;;[.G272])+11" office:value-type="float" office:value="36" calcext:value-type="float">
            <text:p>36</text:p>
          </table:table-cell>
          <table:table-cell table:formula="of:=MID([.G272];[.F272]+1;[.E272]-[.F272]-1)" office:value-type="string" office:string-value="https://github.com/yuv4ik/Mutatio" calcext:value-type="string">
            <text:p>https://github.com/yuv4ik/Mutatio</text:p>
          </table:table-cell>
          <table:table-cell table:formula="of:=FIND(&quot;)&quot;;[.G272])" office:value-type="float" office:value="50" calcext:value-type="float">
            <text:p>50</text:p>
          </table:table-cell>
          <table:table-cell table:formula="of:=FIND(&quot;(&quot;;[.G272])" office:value-type="float" office:value="16" calcext:value-type="float">
            <text:p>16</text:p>
          </table:table-cell>
          <table:table-cell office:value-type="string" calcext:value-type="string">
            <text:p>- [Mutatio ★27](https://github.com/yuv4ik/Mutatio): Visual Studio for Mac add-in/extension for converting old PCLs to .NET Standard 2.0 targeting projects automatically.</text:p>
          </table:table-cell>
        </table:table-row>
        <table:table-row table:style-name="ro1">
          <table:table-cell table:formula="of:=COM.MICROSOFT.CONCAT(&quot;![GitHub Repo stars](https://img.shields.io/github/stars/&quot;;[.B273];&quot;?label=&quot;;[.B273];&quot;&amp;style=social)&quot;)" office:value-type="string" office:string-value="" calcext:value-type="error">
            <text:p>#VALUE!</text:p>
          </table:table-cell>
          <table:table-cell table:formula="of:=MID([.G273];[.C273];[.E273]-[.C273])" office:value-type="string" office:string-value="" calcext:value-type="error">
            <text:p>#VALUE!</text:p>
          </table:table-cell>
          <table:table-cell table:formula="of:=FIND(&quot;github.com/&quot;;[.G273])+11" office:value-type="string" office:string-value="" calcext:value-type="error">
            <text:p>#VALUE!</text:p>
          </table:table-cell>
          <table:table-cell table:formula="of:=MID([.G273];[.F273]+1;[.E273]-[.F273]-1)" office:value-type="string" office:string-value="https://marketplace.visualstudio.com/items?itemName=VisualStudioProductTeam.ProductivityPowerPack2017" calcext:value-type="string">
            <text:p>https://marketplace.visualstudio.com/items?itemName=VisualStudioProductTeam.ProductivityPowerPack2017</text:p>
          </table:table-cell>
          <table:table-cell table:formula="of:=FIND(&quot;)&quot;;[.G273])" office:value-type="float" office:value="131" calcext:value-type="float">
            <text:p>131</text:p>
          </table:table-cell>
          <table:table-cell table:formula="of:=FIND(&quot;(&quot;;[.G273])" office:value-type="float" office:value="29" calcext:value-type="float">
            <text:p>29</text:p>
          </table:table-cell>
          <table:table-cell office:value-type="string" calcext:value-type="string">
            <text:p>- [Productivity Power Tools](https://marketplace.visualstudio.com/items?itemName=VisualStudioProductTeam.ProductivityPowerPack2017): An extension bundle installer that will install each of the individual components of Productivity Power Tools (copy has HTML, fix tabs, etc.).</text:p>
          </table:table-cell>
        </table:table-row>
        <table:table-row table:style-name="ro1">
          <table:table-cell table:formula="of:=COM.MICROSOFT.CONCAT(&quot;![GitHub Repo stars](https://img.shields.io/github/stars/&quot;;[.B274];&quot;?label=&quot;;[.B274];&quot;&amp;style=social)&quot;)" office:value-type="string" office:string-value="![GitHub Repo stars](https://img.shields.io/github/stars/admaiorastudio/realxaml?label=admaiorastudio/realxaml&amp;style=social)" calcext:value-type="string">
            <text:p>![GitHub Repo stars](https://img.shields.io/github/stars/admaiorastudio/realxaml?label=admaiorastudio/realxaml&amp;style=social)</text:p>
          </table:table-cell>
          <table:table-cell table:formula="of:=MID([.G274];[.C274];[.E274]-[.C274])" office:value-type="string" office:string-value="admaiorastudio/realxaml" calcext:value-type="string">
            <text:p>admaiorastudio/realxaml</text:p>
          </table:table-cell>
          <table:table-cell table:formula="of:=FIND(&quot;github.com/&quot;;[.G274])+11" office:value-type="float" office:value="37" calcext:value-type="float">
            <text:p>37</text:p>
          </table:table-cell>
          <table:table-cell table:formula="of:=MID([.G274];[.F274]+1;[.E274]-[.F274]-1)" office:value-type="string" office:string-value="https://github.com/admaiorastudio/realxaml" calcext:value-type="string">
            <text:p>https://github.com/admaiorastudio/realxaml</text:p>
          </table:table-cell>
          <table:table-cell table:formula="of:=FIND(&quot;)&quot;;[.G274])" office:value-type="float" office:value="60" calcext:value-type="float">
            <text:p>60</text:p>
          </table:table-cell>
          <table:table-cell table:formula="of:=FIND(&quot;(&quot;;[.G274])" office:value-type="float" office:value="17" calcext:value-type="float">
            <text:p>17</text:p>
          </table:table-cell>
          <table:table-cell office:value-type="string" calcext:value-type="string">
            <text:p>- [RealXaml ★37](https://github.com/admaiorastudio/realxaml): Is a live viewer for Xamarin Forms. Edit your xaml and see your changes in realtime (live reload). It allows also to compile and deploy your app core assembly in real time (hot reload).</text:p>
          </table:table-cell>
        </table:table-row>
        <table:table-row table:style-name="ro1">
          <table:table-cell table:formula="of:=COM.MICROSOFT.CONCAT(&quot;![GitHub Repo stars](https://img.shields.io/github/stars/&quot;;[.B275];&quot;?label=&quot;;[.B275];&quot;&amp;style=social)&quot;)" office:value-type="string" office:string-value="![GitHub Repo stars](https://img.shields.io/github/stars/Genymobile/scrcpy?label=Genymobile/scrcpy&amp;style=social)" calcext:value-type="string">
            <text:p>![GitHub Repo stars](https://img.shields.io/github/stars/Genymobile/scrcpy?label=Genymobile/scrcpy&amp;style=social)</text:p>
          </table:table-cell>
          <table:table-cell table:formula="of:=MID([.G275];[.C275];[.E275]-[.C275])" office:value-type="string" office:string-value="Genymobile/scrcpy" calcext:value-type="string">
            <text:p>Genymobile/scrcpy</text:p>
          </table:table-cell>
          <table:table-cell table:formula="of:=FIND(&quot;github.com/&quot;;[.G275])+11" office:value-type="float" office:value="38" calcext:value-type="float">
            <text:p>38</text:p>
          </table:table-cell>
          <table:table-cell table:formula="of:=MID([.G275];[.F275]+1;[.E275]-[.F275]-1)" office:value-type="string" office:string-value="https://github.com/Genymobile/scrcpy" calcext:value-type="string">
            <text:p>https://github.com/Genymobile/scrcpy</text:p>
          </table:table-cell>
          <table:table-cell table:formula="of:=FIND(&quot;)&quot;;[.G275])" office:value-type="float" office:value="55" calcext:value-type="float">
            <text:p>55</text:p>
          </table:table-cell>
          <table:table-cell table:formula="of:=FIND(&quot;(&quot;;[.G275])" office:value-type="float" office:value="18" calcext:value-type="float">
            <text:p>18</text:p>
          </table:table-cell>
          <table:table-cell office:value-type="string" calcext:value-type="string">
            <text:p>- [scrcpy ★36841](https://github.com/Genymobile/scrcpy): This application provides display and control of Android devices connected on USB (or over TCP/IP). It does not require any root access. It works on GNU/Linux, Windows and MacOS.</text:p>
          </table:table-cell>
        </table:table-row>
        <table:table-row table:style-name="ro1">
          <table:table-cell table:formula="of:=COM.MICROSOFT.CONCAT(&quot;![GitHub Repo stars](https://img.shields.io/github/stars/&quot;;[.B276];&quot;?label=&quot;;[.B276];&quot;&amp;style=social)&quot;)" office:value-type="string" office:string-value="![GitHub Repo stars](https://img.shields.io/github/stars/mattleibow/SkiaSharpFiddle?label=mattleibow/SkiaSharpFiddle&amp;style=social)" calcext:value-type="string">
            <text:p>![GitHub Repo stars](https://img.shields.io/github/stars/mattleibow/SkiaSharpFiddle?label=mattleibow/SkiaSharpFiddle&amp;style=social)</text:p>
          </table:table-cell>
          <table:table-cell table:formula="of:=MID([.G276];[.C276];[.E276]-[.C276])" office:value-type="string" office:string-value="mattleibow/SkiaSharpFiddle" calcext:value-type="string">
            <text:p>mattleibow/SkiaSharpFiddle</text:p>
          </table:table-cell>
          <table:table-cell table:formula="of:=FIND(&quot;github.com/&quot;;[.G276])+11" office:value-type="float" office:value="44" calcext:value-type="float">
            <text:p>44</text:p>
          </table:table-cell>
          <table:table-cell table:formula="of:=MID([.G276];[.F276]+1;[.E276]-[.F276]-1)" office:value-type="string" office:string-value="https://github.com/mattleibow/SkiaSharpFiddle" calcext:value-type="string">
            <text:p>https://github.com/mattleibow/SkiaSharpFiddle</text:p>
          </table:table-cell>
          <table:table-cell table:formula="of:=FIND(&quot;)&quot;;[.G276])" office:value-type="float" office:value="70" calcext:value-type="float">
            <text:p>70</text:p>
          </table:table-cell>
          <table:table-cell table:formula="of:=FIND(&quot;(&quot;;[.G276])" office:value-type="float" office:value="24" calcext:value-type="float">
            <text:p>24</text:p>
          </table:table-cell>
          <table:table-cell office:value-type="string" calcext:value-type="string">
            <text:p>- [SkiaSharpFiddle ★95](https://github.com/mattleibow/SkiaSharpFiddle): A SkiaSharp playground - just like https://fiddle.skia.org, but for your own machine!</text:p>
          </table:table-cell>
        </table:table-row>
        <table:table-row table:style-name="ro1">
          <table:table-cell table:formula="of:=COM.MICROSOFT.CONCAT(&quot;![GitHub Repo stars](https://img.shields.io/github/stars/&quot;;[.B277];&quot;?label=&quot;;[.B277];&quot;&amp;style=social)&quot;)" office:value-type="string" office:string-value="" calcext:value-type="error">
            <text:p>#VALUE!</text:p>
          </table:table-cell>
          <table:table-cell table:formula="of:=MID([.G277];[.C277];[.E277]-[.C277])" office:value-type="string" office:string-value="" calcext:value-type="error">
            <text:p>#VALUE!</text:p>
          </table:table-cell>
          <table:table-cell table:formula="of:=FIND(&quot;github.com/&quot;;[.G277])+11" office:value-type="string" office:string-value="" calcext:value-type="error">
            <text:p>#VALUE!</text:p>
          </table:table-cell>
          <table:table-cell table:formula="of:=MID([.G277];[.F277]+1;[.E277]-[.F277]-1)" office:value-type="string" office:string-value="https://www.uisleuth.com/" calcext:value-type="string">
            <text:p>https://www.uisleuth.com/</text:p>
          </table:table-cell>
          <table:table-cell table:formula="of:=FIND(&quot;)&quot;;[.G277])" office:value-type="float" office:value="40" calcext:value-type="float">
            <text:p>40</text:p>
          </table:table-cell>
          <table:table-cell table:formula="of:=FIND(&quot;(&quot;;[.G277])" office:value-type="float" office:value="14" calcext:value-type="float">
            <text:p>14</text:p>
          </table:table-cell>
          <table:table-cell office:value-type="string" calcext:value-type="string">
            <text:p>- [UI Sleuth](https://www.uisleuth.com/): Xamarin.Forms debugging tool.</text:p>
          </table:table-cell>
        </table:table-row>
        <table:table-row table:style-name="ro1">
          <table:table-cell table:formula="of:=COM.MICROSOFT.CONCAT(&quot;![GitHub Repo stars](https://img.shields.io/github/stars/&quot;;[.B278];&quot;?label=&quot;;[.B278];&quot;&amp;style=social)&quot;)" office:value-type="string" office:string-value="![GitHub Repo stars](https://img.shields.io/github/stars/rubit0/vstouchbartools?label=rubit0/vstouchbartools&amp;style=social)" calcext:value-type="string">
            <text:p>![GitHub Repo stars](https://img.shields.io/github/stars/rubit0/vstouchbartools?label=rubit0/vstouchbartools&amp;style=social)</text:p>
          </table:table-cell>
          <table:table-cell table:formula="of:=MID([.G278];[.C278];[.E278]-[.C278])" office:value-type="string" office:string-value="rubit0/vstouchbartools" calcext:value-type="string">
            <text:p>rubit0/vstouchbartools</text:p>
          </table:table-cell>
          <table:table-cell table:formula="of:=FIND(&quot;github.com/&quot;;[.G278])+11" office:value-type="float" office:value="43" calcext:value-type="float">
            <text:p>43</text:p>
          </table:table-cell>
          <table:table-cell table:formula="of:=MID([.G278];[.F278]+1;[.E278]-[.F278]-1)" office:value-type="string" office:string-value="https://github.com/rubit0/vstouchbartools" calcext:value-type="string">
            <text:p>https://github.com/rubit0/vstouchbartools</text:p>
          </table:table-cell>
          <table:table-cell table:formula="of:=FIND(&quot;)&quot;;[.G278])" office:value-type="float" office:value="65" calcext:value-type="float">
            <text:p>65</text:p>
          </table:table-cell>
          <table:table-cell table:formula="of:=FIND(&quot;(&quot;;[.G278])" office:value-type="float" office:value="23" calcext:value-type="float">
            <text:p>23</text:p>
          </table:table-cell>
          <table:table-cell office:value-type="string" calcext:value-type="string">
            <text:p>- [VSTouchbarTools ★2](https://github.com/rubit0/vstouchbartools): A simple extension that installs a XML definition for Parallels v13 to offer basic Touchbar support.</text:p>
          </table:table-cell>
        </table:table-row>
        <table:table-row table:style-name="ro1">
          <table:table-cell table:formula="of:=COM.MICROSOFT.CONCAT(&quot;![GitHub Repo stars](https://img.shields.io/github/stars/&quot;;[.B279];&quot;?label=&quot;;[.B279];&quot;&amp;style=social)&quot;)" office:value-type="string" office:string-value="![GitHub Repo stars](https://img.shields.io/github/stars/yuv4ik/vsmacdeepclean?label=yuv4ik/vsmacdeepclean&amp;style=social)" calcext:value-type="string">
            <text:p>![GitHub Repo stars](https://img.shields.io/github/stars/yuv4ik/vsmacdeepclean?label=yuv4ik/vsmacdeepclean&amp;style=social)</text:p>
          </table:table-cell>
          <table:table-cell table:formula="of:=MID([.G279];[.C279];[.E279]-[.C279])" office:value-type="string" office:string-value="yuv4ik/vsmacdeepclean" calcext:value-type="string">
            <text:p>yuv4ik/vsmacdeepclean</text:p>
          </table:table-cell>
          <table:table-cell table:formula="of:=FIND(&quot;github.com/&quot;;[.G279])+11" office:value-type="float" office:value="43" calcext:value-type="float">
            <text:p>43</text:p>
          </table:table-cell>
          <table:table-cell table:formula="of:=MID([.G279];[.F279]+1;[.E279]-[.F279]-1)" office:value-type="string" office:string-value="https://github.com/yuv4ik/vsmacdeepclean" calcext:value-type="string">
            <text:p>https://github.com/yuv4ik/vsmacdeepclean</text:p>
          </table:table-cell>
          <table:table-cell table:formula="of:=FIND(&quot;)&quot;;[.G279])" office:value-type="float" office:value="64" calcext:value-type="float">
            <text:p>64</text:p>
          </table:table-cell>
          <table:table-cell table:formula="of:=FIND(&quot;(&quot;;[.G279])" office:value-type="float" office:value="23" calcext:value-type="float">
            <text:p>23</text:p>
          </table:table-cell>
          <table:table-cell office:value-type="string" calcext:value-type="string">
            <text:p>- [vsmacdeepclean ★32](https://github.com/yuv4ik/vsmacdeepclean): Is a Visual Studio for macOS add-in / extension that let you easily clean projects, NuGet, Xamarin and VS cache without leaving the IDE.</text:p>
          </table:table-cell>
        </table:table-row>
        <table:table-row table:style-name="ro1">
          <table:table-cell table:formula="of:=COM.MICROSOFT.CONCAT(&quot;![GitHub Repo stars](https://img.shields.io/github/stars/&quot;;[.B280];&quot;?label=&quot;;[.B280];&quot;&amp;style=social)&quot;)" office:value-type="string" office:string-value="![GitHub Repo stars](https://img.shields.io/github/stars/ylatuya/XAMLator?label=ylatuya/XAMLator&amp;style=social)" calcext:value-type="string">
            <text:p>![GitHub Repo stars](https://img.shields.io/github/stars/ylatuya/XAMLator?label=ylatuya/XAMLator&amp;style=social)</text:p>
          </table:table-cell>
          <table:table-cell table:formula="of:=MID([.G280];[.C280];[.E280]-[.C280])" office:value-type="string" office:string-value="ylatuya/XAMLator" calcext:value-type="string">
            <text:p>ylatuya/XAMLator</text:p>
          </table:table-cell>
          <table:table-cell table:formula="of:=FIND(&quot;github.com/&quot;;[.G280])+11" office:value-type="float" office:value="38" calcext:value-type="float">
            <text:p>38</text:p>
          </table:table-cell>
          <table:table-cell table:formula="of:=MID([.G280];[.F280]+1;[.E280]-[.F280]-1)" office:value-type="string" office:string-value="https://github.com/ylatuya/XAMLator" calcext:value-type="string">
            <text:p>https://github.com/ylatuya/XAMLator</text:p>
          </table:table-cell>
          <table:table-cell table:formula="of:=FIND(&quot;)&quot;;[.G280])" office:value-type="float" office:value="54" calcext:value-type="float">
            <text:p>54</text:p>
          </table:table-cell>
          <table:table-cell table:formula="of:=FIND(&quot;(&quot;;[.G280])" office:value-type="float" office:value="18" calcext:value-type="float">
            <text:p>18</text:p>
          </table:table-cell>
          <table:table-cell office:value-type="string" calcext:value-type="string">
            <text:p>- [XAMLator ★200](https://github.com/ylatuya/XAMLator): Is a live XAML previewer for Xamarin.Forms. Change something in your view's XAML in Visual Studio and you preview it live in your device or simulator!</text:p>
          </table:table-cell>
        </table:table-row>
        <table:table-row table:style-name="ro1">
          <table:table-cell table:formula="of:=COM.MICROSOFT.CONCAT(&quot;![GitHub Repo stars](https://img.shields.io/github/stars/&quot;;[.B281];&quot;?label=&quot;;[.B281];&quot;&amp;style=social)&quot;)" office:value-type="string" office:string-value="" calcext:value-type="error">
            <text:p>#VALUE!</text:p>
          </table:table-cell>
          <table:table-cell table:formula="of:=MID([.G281];[.C281];[.E281]-[.C281])" office:value-type="string" office:string-value="" calcext:value-type="error">
            <text:p>#VALUE!</text:p>
          </table:table-cell>
          <table:table-cell table:formula="of:=FIND(&quot;github.com/&quot;;[.G281])+11" office:value-type="string" office:string-value="" calcext:value-type="error">
            <text:p>#VALUE!</text:p>
          </table:table-cell>
          <table:table-cell table:formula="of:=MID([.G281];[.F281]+1;[.E281]-[.F281]-1)" office:value-type="string" office:string-value="https://marketplace.visualstudio.com/items?itemName=TeamXavalon.XAMLStyler" calcext:value-type="string">
            <text:p>https://marketplace.visualstudio.com/items?itemName=TeamXavalon.XAMLStyler</text:p>
          </table:table-cell>
          <table:table-cell table:formula="of:=FIND(&quot;)&quot;;[.G281])" office:value-type="float" office:value="91" calcext:value-type="float">
            <text:p>91</text:p>
          </table:table-cell>
          <table:table-cell table:formula="of:=FIND(&quot;(&quot;;[.G281])" office:value-type="float" office:value="16" calcext:value-type="float">
            <text:p>16</text:p>
          </table:table-cell>
          <table:table-cell office:value-type="string" calcext:value-type="string">
            <text:p>- [XAML Styler](https://marketplace.visualstudio.com/items?itemName=TeamXavalon.XAMLStyler): A visual studio extension, which formats XAML source code by sorting the attributes based on their importance. </text:p>
          </table:table-cell>
        </table:table-row>
        <table:table-row table:style-name="ro1">
          <table:table-cell table:formula="of:=COM.MICROSOFT.CONCAT(&quot;![GitHub Repo stars](https://img.shields.io/github/stars/&quot;;[.B282];&quot;?label=&quot;;[.B282];&quot;&amp;style=social)&quot;)" office:value-type="string" office:string-value="![GitHub Repo stars](https://img.shields.io/github/stars/RSuter/NSwag?label=RSuter/NSwag&amp;style=social)" calcext:value-type="string">
            <text:p>![GitHub Repo stars](https://img.shields.io/github/stars/RSuter/NSwag?label=RSuter/NSwag&amp;style=social)</text:p>
          </table:table-cell>
          <table:table-cell table:formula="of:=MID([.G282];[.C282];[.E282]-[.C282])" office:value-type="string" office:string-value="RSuter/NSwag" calcext:value-type="string">
            <text:p>RSuter/NSwag</text:p>
          </table:table-cell>
          <table:table-cell table:formula="of:=FIND(&quot;github.com/&quot;;[.G282])+11" office:value-type="float" office:value="36" calcext:value-type="float">
            <text:p>36</text:p>
          </table:table-cell>
          <table:table-cell table:formula="of:=MID([.G282];[.F282]+1;[.E282]-[.F282]-1)" office:value-type="string" office:string-value="https://github.com/RSuter/NSwag" calcext:value-type="string">
            <text:p>https://github.com/RSuter/NSwag</text:p>
          </table:table-cell>
          <table:table-cell table:formula="of:=FIND(&quot;)&quot;;[.G282])" office:value-type="float" office:value="48" calcext:value-type="float">
            <text:p>48</text:p>
          </table:table-cell>
          <table:table-cell table:formula="of:=FIND(&quot;(&quot;;[.G282])" office:value-type="float" office:value="16" calcext:value-type="float">
            <text:p>16</text:p>
          </table:table-cell>
          <table:table-cell office:value-type="string" calcext:value-type="string">
            <text:p>- [NSwag ★3742](https://github.com/RSuter/NSwag): Swagger and code generation tool for C#. Easily integrate your own or 3rd party APIs into your app.</text:p>
          </table:table-cell>
        </table:table-row>
        <table:table-row table:style-name="ro1">
          <table:table-cell table:formula="of:=COM.MICROSOFT.CONCAT(&quot;![GitHub Repo stars](https://img.shields.io/github/stars/&quot;;[.B283];&quot;?label=&quot;;[.B283];&quot;&amp;style=social)&quot;)" office:value-type="string" office:string-value="![GitHub Repo stars](https://img.shields.io/github/stars/0xFireball/xamarin-android-linux?label=0xFireball/xamarin-android-linux&amp;style=social)" calcext:value-type="string">
            <text:p>![GitHub Repo stars](https://img.shields.io/github/stars/0xFireball/xamarin-android-linux?label=0xFireball/xamarin-android-linux&amp;style=social)</text:p>
          </table:table-cell>
          <table:table-cell table:formula="of:=MID([.G283];[.C283];[.E283]-[.C283])" office:value-type="string" office:string-value="0xFireball/xamarin-android-linux" calcext:value-type="string">
            <text:p>0xFireball/xamarin-android-linux</text:p>
          </table:table-cell>
          <table:table-cell table:formula="of:=FIND(&quot;github.com/&quot;;[.G283])+11" office:value-type="float" office:value="68" calcext:value-type="float">
            <text:p>68</text:p>
          </table:table-cell>
          <table:table-cell table:formula="of:=MID([.G283];[.F283]+1;[.E283]-[.F283]-1)" office:value-type="string" office:string-value="https://github.com/0xFireball/xamarin-android-linux" calcext:value-type="string">
            <text:p>https://github.com/0xFireball/xamarin-android-linux</text:p>
          </table:table-cell>
          <table:table-cell table:formula="of:=FIND(&quot;)&quot;;[.G283])" office:value-type="float" office:value="100" calcext:value-type="float">
            <text:p>100</text:p>
          </table:table-cell>
          <table:table-cell table:formula="of:=FIND(&quot;(&quot;;[.G283])" office:value-type="float" office:value="48" calcext:value-type="float">
            <text:p>48</text:p>
          </table:table-cell>
          <table:table-cell office:value-type="string" calcext:value-type="string">
            <text:p>- [How to set up Xamarin.Android on Linux ★126](https://github.com/0xFireball/xamarin-android-linux): A guide to getting Xamarin.Android ready to use on your distro of choice (plus JetBrains Rider support)!</text:p>
          </table:table-cell>
        </table:table-row>
        <table:table-row table:style-name="ro1">
          <table:table-cell table:formula="of:=COM.MICROSOFT.CONCAT(&quot;![GitHub Repo stars](https://img.shields.io/github/stars/&quot;;[.B284];&quot;?label=&quot;;[.B284];&quot;&amp;style=social)&quot;)" office:value-type="string" office:string-value="![GitHub Repo stars](https://img.shields.io/github/stars/igorkovalchuk/xamarin-forms-android-linux-tools?label=igorkovalchuk/xamarin-forms-android-linux-tools&amp;style=social)" calcext:value-type="string">
            <text:p>![GitHub Repo stars](https://img.shields.io/github/stars/igorkovalchuk/xamarin-forms-android-linux-tools?label=igorkovalchuk/xamarin-forms-android-linux-tools&amp;style=social)</text:p>
          </table:table-cell>
          <table:table-cell table:formula="of:=MID([.G284];[.C284];[.E284]-[.C284])" office:value-type="string" office:string-value="igorkovalchuk/xamarin-forms-android-linux-tools" calcext:value-type="string">
            <text:p>igorkovalchuk/xamarin-forms-android-linux-tools</text:p>
          </table:table-cell>
          <table:table-cell table:formula="of:=FIND(&quot;github.com/&quot;;[.G284])+11" office:value-type="float" office:value="78" calcext:value-type="float">
            <text:p>78</text:p>
          </table:table-cell>
          <table:table-cell table:formula="of:=MID([.G284];[.F284]+1;[.E284]-[.F284]-1)" office:value-type="string" office:string-value="https://github.com/igorkovalchuk/xamarin-forms-android-linux-tools" calcext:value-type="string">
            <text:p>https://github.com/igorkovalchuk/xamarin-forms-android-linux-tools</text:p>
          </table:table-cell>
          <table:table-cell table:formula="of:=FIND(&quot;)&quot;;[.G284])" office:value-type="float" office:value="125" calcext:value-type="float">
            <text:p>125</text:p>
          </table:table-cell>
          <table:table-cell table:formula="of:=FIND(&quot;(&quot;;[.G284])" office:value-type="float" office:value="58" calcext:value-type="float">
            <text:p>58</text:p>
          </table:table-cell>
          <table:table-cell office:value-type="string" calcext:value-type="string">
            <text:p>- [Xamarin.Forms Android on Linux command line tools ★10](https://github.com/igorkovalchuk/xamarin-forms-android-linux-tools): This is a similar experimental project and documentation to build Android applications on Linux, using the Xamarin.Android and IDE like the Visual Studio Code or MonoDevelop.</text:p>
          </table:table-cell>
        </table:table-row>
        <table:table-row table:style-name="ro1">
          <table:table-cell table:formula="of:=COM.MICROSOFT.CONCAT(&quot;![GitHub Repo stars](https://img.shields.io/github/stars/&quot;;[.B285];&quot;?label=&quot;;[.B285];&quot;&amp;style=social)&quot;)" office:value-type="string" office:string-value="![GitHub Repo stars](https://img.shields.io/github/stars/igorkovalchuk/xamarin-forms-android-linux-project-templates?label=igorkovalchuk/xamarin-forms-android-linux-project-templates&amp;style=social)" calcext:value-type="string">
            <text:p>![GitHub Repo stars](https://img.shields.io/github/stars/igorkovalchuk/xamarin-forms-android-linux-project-templates?label=igorkovalchuk/xamarin-forms-android-linux-project-templates&amp;style=social)</text:p>
          </table:table-cell>
          <table:table-cell table:formula="of:=MID([.G285];[.C285];[.E285]-[.C285])" office:value-type="string" office:string-value="igorkovalchuk/xamarin-forms-android-linux-project-templates" calcext:value-type="string">
            <text:p>igorkovalchuk/xamarin-forms-android-linux-project-templates</text:p>
          </table:table-cell>
          <table:table-cell table:formula="of:=FIND(&quot;github.com/&quot;;[.G285])+11" office:value-type="float" office:value="73" calcext:value-type="float">
            <text:p>73</text:p>
          </table:table-cell>
          <table:table-cell table:formula="of:=MID([.G285];[.F285]+1;[.E285]-[.F285]-1)" office:value-type="string" office:string-value="https://github.com/igorkovalchuk/xamarin-forms-android-linux-project-templates" calcext:value-type="string">
            <text:p>https://github.com/igorkovalchuk/xamarin-forms-android-linux-project-templates</text:p>
          </table:table-cell>
          <table:table-cell table:formula="of:=FIND(&quot;)&quot;;[.G285])" office:value-type="float" office:value="132" calcext:value-type="float">
            <text:p>132</text:p>
          </table:table-cell>
          <table:table-cell table:formula="of:=FIND(&quot;(&quot;;[.G285])" office:value-type="float" office:value="53" calcext:value-type="float">
            <text:p>53</text:p>
          </table:table-cell>
          <table:table-cell office:value-type="string" calcext:value-type="string">
            <text:p>- [xamarin-forms-android-linux-project-templates ★1](https://github.com/igorkovalchuk/xamarin-forms-android-linux-project-templates): Xamarin.Forms Android templates for Linux-based build.</text:p>
          </table:table-cell>
        </table:table-row>
        <table:table-row table:style-name="ro1">
          <table:table-cell table:formula="of:=COM.MICROSOFT.CONCAT(&quot;![GitHub Repo stars](https://img.shields.io/github/stars/&quot;;[.B286];&quot;?label=&quot;;[.B286];&quot;&amp;style=social)&quot;)" office:value-type="string" office:string-value="![GitHub Repo stars](https://img.shields.io/github/stars/proinfocus/XFDesigner?label=proinfocus/XFDesigner&amp;style=social)" calcext:value-type="string">
            <text:p>![GitHub Repo stars](https://img.shields.io/github/stars/proinfocus/XFDesigner?label=proinfocus/XFDesigner&amp;style=social)</text:p>
          </table:table-cell>
          <table:table-cell table:formula="of:=MID([.G286];[.C286];[.E286]-[.C286])" office:value-type="string" office:string-value="proinfocus/XFDesigner" calcext:value-type="string">
            <text:p>proinfocus/XFDesigner</text:p>
          </table:table-cell>
          <table:table-cell table:formula="of:=FIND(&quot;github.com/&quot;;[.G286])+11" office:value-type="float" office:value="39" calcext:value-type="float">
            <text:p>39</text:p>
          </table:table-cell>
          <table:table-cell table:formula="of:=MID([.G286];[.F286]+1;[.E286]-[.F286]-1)" office:value-type="string" office:string-value="https://github.com/proinfocus/XFDesigner" calcext:value-type="string">
            <text:p>https://github.com/proinfocus/XFDesigner</text:p>
          </table:table-cell>
          <table:table-cell table:formula="of:=FIND(&quot;)&quot;;[.G286])" office:value-type="float" office:value="60" calcext:value-type="float">
            <text:p>60</text:p>
          </table:table-cell>
          <table:table-cell table:formula="of:=FIND(&quot;(&quot;;[.G286])" office:value-type="float" office:value="19" calcext:value-type="float">
            <text:p>19</text:p>
          </table:table-cell>
          <table:table-cell office:value-type="string" calcext:value-type="string">
            <text:p>- [XFDesigner ★18](https://github.com/proinfocus/XFDesigner): Live XAML designing tool for Xamarin.Forms.</text:p>
          </table:table-cell>
        </table:table-row>
        <table:table-row table:style-name="ro1">
          <table:table-cell table:formula="of:=COM.MICROSOFT.CONCAT(&quot;![GitHub Repo stars](https://img.shields.io/github/stars/&quot;;[.B287];&quot;?label=&quot;;[.B287];&quot;&amp;style=social)&quot;)" office:value-type="string" office:string-value="![GitHub Repo stars](https://img.shields.io/github/stars/interisti/vs-material-icons-generator?label=interisti/vs-material-icons-generator&amp;style=social)" calcext:value-type="string">
            <text:p>![GitHub Repo stars](https://img.shields.io/github/stars/interisti/vs-material-icons-generator?label=interisti/vs-material-icons-generator&amp;style=social)</text:p>
          </table:table-cell>
          <table:table-cell table:formula="of:=MID([.G287];[.C287];[.E287]-[.C287])" office:value-type="string" office:string-value="interisti/vs-material-icons-generator" calcext:value-type="string">
            <text:p>interisti/vs-material-icons-generator</text:p>
          </table:table-cell>
          <table:table-cell table:formula="of:=FIND(&quot;github.com/&quot;;[.G287])+11" office:value-type="float" office:value="56" calcext:value-type="float">
            <text:p>56</text:p>
          </table:table-cell>
          <table:table-cell table:formula="of:=MID([.G287];[.F287]+1;[.E287]-[.F287]-1)" office:value-type="string" office:string-value="https://github.com/interisti/vs-material-icons-generator" calcext:value-type="string">
            <text:p>https://github.com/interisti/vs-material-icons-generator</text:p>
          </table:table-cell>
          <table:table-cell table:formula="of:=FIND(&quot;)&quot;;[.G287])" office:value-type="float" office:value="93" calcext:value-type="float">
            <text:p>93</text:p>
          </table:table-cell>
          <table:table-cell table:formula="of:=FIND(&quot;(&quot;;[.G287])" office:value-type="float" office:value="36" calcext:value-type="float">
            <text:p>36</text:p>
          </table:table-cell>
          <table:table-cell office:value-type="string" calcext:value-type="string">
            <text:p>- [vs-material-icons-generator ★41](https://github.com/interisti/vs-material-icons-generator): Add Google's material icons easily with different sizes and colors.</text:p>
          </table:table-cell>
        </table:table-row>
        <table:table-row table:style-name="ro1">
          <table:table-cell table:formula="of:=COM.MICROSOFT.CONCAT(&quot;![GitHub Repo stars](https://img.shields.io/github/stars/&quot;;[.B288];&quot;?label=&quot;;[.B288];&quot;&amp;style=social)&quot;)" office:value-type="string" office:string-value="![GitHub Repo stars](https://img.shields.io/github/stars/kphillpotts/XDtoXF?label=kphillpotts/XDtoXF&amp;style=social)" calcext:value-type="string">
            <text:p>![GitHub Repo stars](https://img.shields.io/github/stars/kphillpotts/XDtoXF?label=kphillpotts/XDtoXF&amp;style=social)</text:p>
          </table:table-cell>
          <table:table-cell table:formula="of:=MID([.G288];[.C288];[.E288]-[.C288])" office:value-type="string" office:string-value="kphillpotts/XDtoXF" calcext:value-type="string">
            <text:p>kphillpotts/XDtoXF</text:p>
          </table:table-cell>
          <table:table-cell table:formula="of:=FIND(&quot;github.com/&quot;;[.G288])+11" office:value-type="float" office:value="35" calcext:value-type="float">
            <text:p>35</text:p>
          </table:table-cell>
          <table:table-cell table:formula="of:=MID([.G288];[.F288]+1;[.E288]-[.F288]-1)" office:value-type="string" office:string-value="https://github.com/kphillpotts/XDtoXF" calcext:value-type="string">
            <text:p>https://github.com/kphillpotts/XDtoXF</text:p>
          </table:table-cell>
          <table:table-cell table:formula="of:=FIND(&quot;)&quot;;[.G288])" office:value-type="float" office:value="53" calcext:value-type="float">
            <text:p>53</text:p>
          </table:table-cell>
          <table:table-cell table:formula="of:=FIND(&quot;(&quot;;[.G288])" office:value-type="float" office:value="15" calcext:value-type="float">
            <text:p>15</text:p>
          </table:table-cell>
          <table:table-cell office:value-type="string" calcext:value-type="string">
            <text:p>- [XDtoXF ★75](https://github.com/kphillpotts/XDtoXF): Adobe XD Plugin to export assets to Xamarin.Forms XAML Styles and Resources.</text:p>
          </table:table-cell>
        </table:table-row>
        <table:table-row table:style-name="ro1">
          <table:table-cell table:formula="of:=COM.MICROSOFT.CONCAT(&quot;![GitHub Repo stars](https://img.shields.io/github/stars/&quot;;[.B289];&quot;?label=&quot;;[.B289];&quot;&amp;style=social)&quot;)" office:value-type="string" office:string-value="![GitHub Repo stars](https://img.shields.io/github/stars/mjfreelancing/XF.Material.Themer?label=mjfreelancing/XF.Material.Themer&amp;style=social)" calcext:value-type="string">
            <text:p>![GitHub Repo stars](https://img.shields.io/github/stars/mjfreelancing/XF.Material.Themer?label=mjfreelancing/XF.Material.Themer&amp;style=social)</text:p>
          </table:table-cell>
          <table:table-cell table:formula="of:=MID([.G289];[.C289];[.E289]-[.C289])" office:value-type="string" office:string-value="mjfreelancing/XF.Material.Themer" calcext:value-type="string">
            <text:p>mjfreelancing/XF.Material.Themer</text:p>
          </table:table-cell>
          <table:table-cell table:formula="of:=FIND(&quot;github.com/&quot;;[.G289])+11" office:value-type="float" office:value="43" calcext:value-type="float">
            <text:p>43</text:p>
          </table:table-cell>
          <table:table-cell table:formula="of:=MID([.G289];[.F289]+1;[.E289]-[.F289]-1)" office:value-type="string" office:string-value="https://github.com/mjfreelancing/XF.Material.Themer" calcext:value-type="string">
            <text:p>https://github.com/mjfreelancing/XF.Material.Themer</text:p>
          </table:table-cell>
          <table:table-cell table:formula="of:=FIND(&quot;)&quot;;[.G289])" office:value-type="float" office:value="75" calcext:value-type="float">
            <text:p>75</text:p>
          </table:table-cell>
          <table:table-cell table:formula="of:=FIND(&quot;(&quot;;[.G289])" office:value-type="float" office:value="23" calcext:value-type="float">
            <text:p>23</text:p>
          </table:table-cell>
          <table:table-cell office:value-type="string" calcext:value-type="string">
            <text:p>- [XF.Material.Themer](https://github.com/mjfreelancing/XF.Material.Themer): A Xamarin.Forms utility to help visualize a custom Android material theme.</text:p>
          </table:table-cell>
        </table:table-row>
        <table:table-row table:style-name="ro1">
          <table:table-cell table:formula="of:=COM.MICROSOFT.CONCAT(&quot;![GitHub Repo stars](https://img.shields.io/github/stars/&quot;;[.B290];&quot;?label=&quot;;[.B290];&quot;&amp;style=social)&quot;)" office:value-type="string" office:string-value="" calcext:value-type="error">
            <text:p>#VALUE!</text:p>
          </table:table-cell>
          <table:table-cell table:formula="of:=MID([.G290];[.C290];[.E290]-[.C290])" office:value-type="string" office:string-value="" calcext:value-type="error">
            <text:p>#VALUE!</text:p>
          </table:table-cell>
          <table:table-cell table:formula="of:=FIND(&quot;github.com/&quot;;[.G290])+11" office:value-type="string" office:string-value="" calcext:value-type="error">
            <text:p>#VALUE!</text:p>
          </table:table-cell>
          <table:table-cell table:formula="of:=MID([.G290];[.F290]+1;[.E290]-[.F290]-1)" office:value-type="string" office:string-value="" calcext:value-type="error">
            <text:p>#VALUE!</text:p>
          </table:table-cell>
          <table:table-cell table:formula="of:=FIND(&quot;)&quot;;[.G290])" office:value-type="string" office:string-value="" calcext:value-type="error">
            <text:p>#VALUE!</text:p>
          </table:table-cell>
          <table:table-cell table:formula="of:=FIND(&quot;(&quot;;[.G290])" office:value-type="string" office:string-value="" calcext:value-type="error">
            <text:p>#VALUE!</text:p>
          </table:table-cell>
          <table:table-cell/>
        </table:table-row>
        <table:table-row table:style-name="ro1">
          <table:table-cell table:formula="of:=COM.MICROSOFT.CONCAT(&quot;![GitHub Repo stars](https://img.shields.io/github/stars/&quot;;[.B291];&quot;?label=&quot;;[.B291];&quot;&amp;style=social)&quot;)" office:value-type="string" office:string-value="" calcext:value-type="error">
            <text:p>#VALUE!</text:p>
          </table:table-cell>
          <table:table-cell table:formula="of:=MID([.G291];[.C291];[.E291]-[.C291])" office:value-type="string" office:string-value="" calcext:value-type="error">
            <text:p>#VALUE!</text:p>
          </table:table-cell>
          <table:table-cell table:formula="of:=FIND(&quot;github.com/&quot;;[.G291])+11" office:value-type="string" office:string-value="" calcext:value-type="error">
            <text:p>#VALUE!</text:p>
          </table:table-cell>
          <table:table-cell table:formula="of:=MID([.G291];[.F291]+1;[.E291]-[.F291]-1)" office:value-type="string" office:string-value="" calcext:value-type="error">
            <text:p>#VALUE!</text:p>
          </table:table-cell>
          <table:table-cell table:formula="of:=FIND(&quot;)&quot;;[.G291])" office:value-type="string" office:string-value="" calcext:value-type="error">
            <text:p>#VALUE!</text:p>
          </table:table-cell>
          <table:table-cell table:formula="of:=FIND(&quot;(&quot;;[.G291])" office:value-type="string" office:string-value="" calcext:value-type="error">
            <text:p>#VALUE!</text:p>
          </table:table-cell>
          <table:table-cell office:value-type="string" calcext:value-type="string">
            <text:p>## TV</text:p>
          </table:table-cell>
        </table:table-row>
        <table:table-row table:style-name="ro1">
          <table:table-cell table:formula="of:=COM.MICROSOFT.CONCAT(&quot;![GitHub Repo stars](https://img.shields.io/github/stars/&quot;;[.B292];&quot;?label=&quot;;[.B292];&quot;&amp;style=social)&quot;)" office:value-type="string" office:string-value="" calcext:value-type="error">
            <text:p>#VALUE!</text:p>
          </table:table-cell>
          <table:table-cell table:formula="of:=MID([.G292];[.C292];[.E292]-[.C292])" office:value-type="string" office:string-value="" calcext:value-type="error">
            <text:p>#VALUE!</text:p>
          </table:table-cell>
          <table:table-cell table:formula="of:=FIND(&quot;github.com/&quot;;[.G292])+11" office:value-type="string" office:string-value="" calcext:value-type="error">
            <text:p>#VALUE!</text:p>
          </table:table-cell>
          <table:table-cell table:formula="of:=MID([.G292];[.F292]+1;[.E292]-[.F292]-1)" office:value-type="string" office:string-value="" calcext:value-type="error">
            <text:p>#VALUE!</text:p>
          </table:table-cell>
          <table:table-cell table:formula="of:=FIND(&quot;)&quot;;[.G292])" office:value-type="string" office:string-value="" calcext:value-type="error">
            <text:p>#VALUE!</text:p>
          </table:table-cell>
          <table:table-cell table:formula="of:=FIND(&quot;(&quot;;[.G292])" office:value-type="string" office:string-value="" calcext:value-type="error">
            <text:p>#VALUE!</text:p>
          </table:table-cell>
          <table:table-cell/>
        </table:table-row>
        <table:table-row table:style-name="ro1">
          <table:table-cell table:formula="of:=COM.MICROSOFT.CONCAT(&quot;![GitHub Repo stars](https://img.shields.io/github/stars/&quot;;[.B293];&quot;?label=&quot;;[.B293];&quot;&amp;style=social)&quot;)" office:value-type="string" office:string-value="![GitHub Repo stars](https://img.shields.io/github/stars/Samsung/Tizen.TV.UIControls?label=Samsung/Tizen.TV.UIControls&amp;style=social)" calcext:value-type="string">
            <text:p>![GitHub Repo stars](https://img.shields.io/github/stars/Samsung/Tizen.TV.UIControls?label=Samsung/Tizen.TV.UIControls&amp;style=social)</text:p>
          </table:table-cell>
          <table:table-cell table:formula="of:=MID([.G293];[.C293];[.E293]-[.C293])" office:value-type="string" office:string-value="Samsung/Tizen.TV.UIControls" calcext:value-type="string">
            <text:p>Samsung/Tizen.TV.UIControls</text:p>
          </table:table-cell>
          <table:table-cell table:formula="of:=FIND(&quot;github.com/&quot;;[.G293])+11" office:value-type="float" office:value="48" calcext:value-type="float">
            <text:p>48</text:p>
          </table:table-cell>
          <table:table-cell table:formula="of:=MID([.G293];[.F293]+1;[.E293]-[.F293]-1)" office:value-type="string" office:string-value="https://github.com/Samsung/Tizen.TV.UIControls" calcext:value-type="string">
            <text:p>https://github.com/Samsung/Tizen.TV.UIControls</text:p>
          </table:table-cell>
          <table:table-cell table:formula="of:=FIND(&quot;)&quot;;[.G293])" office:value-type="float" office:value="75" calcext:value-type="float">
            <text:p>75</text:p>
          </table:table-cell>
          <table:table-cell table:formula="of:=FIND(&quot;(&quot;;[.G293])" office:value-type="float" office:value="28" calcext:value-type="float">
            <text:p>28</text:p>
          </table:table-cell>
          <table:table-cell office:value-type="string" calcext:value-type="string">
            <text:p>- [Tizen.TV.UIControls ★24](https://github.com/Samsung/Tizen.TV.UIControls): The Tizen TV UIControls is a set of helpful extensions to the Xamarin Forms framework for the Samsung TV device. </text:p>
          </table:table-cell>
        </table:table-row>
        <table:table-row table:style-name="ro1">
          <table:table-cell table:formula="of:=COM.MICROSOFT.CONCAT(&quot;![GitHub Repo stars](https://img.shields.io/github/stars/&quot;;[.B294];&quot;?label=&quot;;[.B294];&quot;&amp;style=social)&quot;)" office:value-type="string" office:string-value="" calcext:value-type="error">
            <text:p>#VALUE!</text:p>
          </table:table-cell>
          <table:table-cell table:formula="of:=MID([.G294];[.C294];[.E294]-[.C294])" office:value-type="string" office:string-value="" calcext:value-type="error">
            <text:p>#VALUE!</text:p>
          </table:table-cell>
          <table:table-cell table:formula="of:=FIND(&quot;github.com/&quot;;[.G294])+11" office:value-type="string" office:string-value="" calcext:value-type="error">
            <text:p>#VALUE!</text:p>
          </table:table-cell>
          <table:table-cell table:formula="of:=MID([.G294];[.F294]+1;[.E294]-[.F294]-1)" office:value-type="string" office:string-value="" calcext:value-type="error">
            <text:p>#VALUE!</text:p>
          </table:table-cell>
          <table:table-cell table:formula="of:=FIND(&quot;)&quot;;[.G294])" office:value-type="string" office:string-value="" calcext:value-type="error">
            <text:p>#VALUE!</text:p>
          </table:table-cell>
          <table:table-cell table:formula="of:=FIND(&quot;(&quot;;[.G294])" office:value-type="string" office:string-value="" calcext:value-type="error">
            <text:p>#VALUE!</text:p>
          </table:table-cell>
          <table:table-cell office:value-type="string" calcext:value-type="string">
            <text:p><text:s/></text:p>
          </table:table-cell>
        </table:table-row>
        <table:table-row table:style-name="ro1">
          <table:table-cell table:formula="of:=COM.MICROSOFT.CONCAT(&quot;![GitHub Repo stars](https://img.shields.io/github/stars/&quot;;[.B295];&quot;?label=&quot;;[.B295];&quot;&amp;style=social)&quot;)" office:value-type="string" office:string-value="" calcext:value-type="error">
            <text:p>#VALUE!</text:p>
          </table:table-cell>
          <table:table-cell table:formula="of:=MID([.G295];[.C295];[.E295]-[.C295])" office:value-type="string" office:string-value="" calcext:value-type="error">
            <text:p>#VALUE!</text:p>
          </table:table-cell>
          <table:table-cell table:formula="of:=FIND(&quot;github.com/&quot;;[.G295])+11" office:value-type="string" office:string-value="" calcext:value-type="error">
            <text:p>#VALUE!</text:p>
          </table:table-cell>
          <table:table-cell table:formula="of:=MID([.G295];[.F295]+1;[.E295]-[.F295]-1)" office:value-type="string" office:string-value="" calcext:value-type="error">
            <text:p>#VALUE!</text:p>
          </table:table-cell>
          <table:table-cell table:formula="of:=FIND(&quot;)&quot;;[.G295])" office:value-type="string" office:string-value="" calcext:value-type="error">
            <text:p>#VALUE!</text:p>
          </table:table-cell>
          <table:table-cell table:formula="of:=FIND(&quot;(&quot;;[.G295])" office:value-type="string" office:string-value="" calcext:value-type="error">
            <text:p>#VALUE!</text:p>
          </table:table-cell>
          <table:table-cell office:value-type="string" calcext:value-type="string">
            <text:p>## UI</text:p>
          </table:table-cell>
        </table:table-row>
        <table:table-row table:style-name="ro1">
          <table:table-cell table:formula="of:=COM.MICROSOFT.CONCAT(&quot;![GitHub Repo stars](https://img.shields.io/github/stars/&quot;;[.B296];&quot;?label=&quot;;[.B296];&quot;&amp;style=social)&quot;)" office:value-type="string" office:string-value="" calcext:value-type="error">
            <text:p>#VALUE!</text:p>
          </table:table-cell>
          <table:table-cell table:formula="of:=MID([.G296];[.C296];[.E296]-[.C296])" office:value-type="string" office:string-value="" calcext:value-type="error">
            <text:p>#VALUE!</text:p>
          </table:table-cell>
          <table:table-cell table:formula="of:=FIND(&quot;github.com/&quot;;[.G296])+11" office:value-type="string" office:string-value="" calcext:value-type="error">
            <text:p>#VALUE!</text:p>
          </table:table-cell>
          <table:table-cell table:formula="of:=MID([.G296];[.F296]+1;[.E296]-[.F296]-1)" office:value-type="string" office:string-value="" calcext:value-type="error">
            <text:p>#VALUE!</text:p>
          </table:table-cell>
          <table:table-cell table:formula="of:=FIND(&quot;)&quot;;[.G296])" office:value-type="string" office:string-value="" calcext:value-type="error">
            <text:p>#VALUE!</text:p>
          </table:table-cell>
          <table:table-cell table:formula="of:=FIND(&quot;(&quot;;[.G296])" office:value-type="string" office:string-value="" calcext:value-type="error">
            <text:p>#VALUE!</text:p>
          </table:table-cell>
          <table:table-cell/>
        </table:table-row>
        <table:table-row table:style-name="ro1">
          <table:table-cell table:formula="of:=COM.MICROSOFT.CONCAT(&quot;![GitHub Repo stars](https://img.shields.io/github/stars/&quot;;[.B297];&quot;?label=&quot;;[.B297];&quot;&amp;style=social)&quot;)" office:value-type="string" office:string-value="![GitHub Repo stars](https://img.shields.io/github/stars/muak/AiForms.CollectionView?label=muak/AiForms.CollectionView&amp;style=social)" calcext:value-type="string">
            <text:p>![GitHub Repo stars](https://img.shields.io/github/stars/muak/AiForms.CollectionView?label=muak/AiForms.CollectionView&amp;style=social)</text:p>
          </table:table-cell>
          <table:table-cell table:formula="of:=MID([.G297];[.C297];[.E297]-[.C297])" office:value-type="string" office:string-value="muak/AiForms.CollectionView" calcext:value-type="string">
            <text:p>muak/AiForms.CollectionView</text:p>
          </table:table-cell>
          <table:table-cell table:formula="of:=FIND(&quot;github.com/&quot;;[.G297])+11" office:value-type="float" office:value="51" calcext:value-type="float">
            <text:p>51</text:p>
          </table:table-cell>
          <table:table-cell table:formula="of:=MID([.G297];[.F297]+1;[.E297]-[.F297]-1)" office:value-type="string" office:string-value="https://github.com/muak/AiForms.CollectionView" calcext:value-type="string">
            <text:p>https://github.com/muak/AiForms.CollectionView</text:p>
          </table:table-cell>
          <table:table-cell table:formula="of:=FIND(&quot;)&quot;;[.G297])" office:value-type="float" office:value="78" calcext:value-type="float">
            <text:p>78</text:p>
          </table:table-cell>
          <table:table-cell table:formula="of:=FIND(&quot;(&quot;;[.G297])" office:value-type="float" office:value="31" calcext:value-type="float">
            <text:p>31</text:p>
          </table:table-cell>
          <table:table-cell office:value-type="string" calcext:value-type="string">
            <text:p>- [AiForms.CollectionView ★56](https://github.com/muak/AiForms.CollectionView): This is a flexible ListView that has a grid and horizontal layout with reusable cells for Xamarin.Forms (Android / iOS).</text:p>
          </table:table-cell>
        </table:table-row>
        <table:table-row table:style-name="ro1">
          <table:table-cell table:formula="of:=COM.MICROSOFT.CONCAT(&quot;![GitHub Repo stars](https://img.shields.io/github/stars/&quot;;[.B298];&quot;?label=&quot;;[.B298];&quot;&amp;style=social)&quot;)" office:value-type="string" office:string-value="![GitHub Repo stars](https://img.shields.io/github/stars/muak/AiForms.Dialogs?label=muak/AiForms.Dialogs&amp;style=social)" calcext:value-type="string">
            <text:p>![GitHub Repo stars](https://img.shields.io/github/stars/muak/AiForms.Dialogs?label=muak/AiForms.Dialogs&amp;style=social)</text:p>
          </table:table-cell>
          <table:table-cell table:formula="of:=MID([.G298];[.C298];[.E298]-[.C298])" office:value-type="string" office:string-value="muak/AiForms.Dialogs" calcext:value-type="string">
            <text:p>muak/AiForms.Dialogs</text:p>
          </table:table-cell>
          <table:table-cell table:formula="of:=FIND(&quot;github.com/&quot;;[.G298])+11" office:value-type="float" office:value="45" calcext:value-type="float">
            <text:p>45</text:p>
          </table:table-cell>
          <table:table-cell table:formula="of:=MID([.G298];[.F298]+1;[.E298]-[.F298]-1)" office:value-type="string" office:string-value="https://github.com/muak/AiForms.Dialogs" calcext:value-type="string">
            <text:p>https://github.com/muak/AiForms.Dialogs</text:p>
          </table:table-cell>
          <table:table-cell table:formula="of:=FIND(&quot;)&quot;;[.G298])" office:value-type="float" office:value="65" calcext:value-type="float">
            <text:p>65</text:p>
          </table:table-cell>
          <table:table-cell table:formula="of:=FIND(&quot;(&quot;;[.G298])" office:value-type="float" office:value="25" calcext:value-type="float">
            <text:p>25</text:p>
          </table:table-cell>
          <table:table-cell office:value-type="string" calcext:value-type="string">
            <text:p>- [AiForms.Dialogs ★107](https://github.com/muak/AiForms.Dialogs): This is a collection of Custom Dialogs that can be defined with XAML for Xamarin.Forms (Android / iOS).</text:p>
          </table:table-cell>
        </table:table-row>
        <table:table-row table:style-name="ro1">
          <table:table-cell table:formula="of:=COM.MICROSOFT.CONCAT(&quot;![GitHub Repo stars](https://img.shields.io/github/stars/&quot;;[.B299];&quot;?label=&quot;;[.B299];&quot;&amp;style=social)&quot;)" office:value-type="string" office:string-value="![GitHub Repo stars](https://img.shields.io/github/stars/muak/AiForms.Settings?label=muak/AiForms.Settings&amp;style=social)" calcext:value-type="string">
            <text:p>![GitHub Repo stars](https://img.shields.io/github/stars/muak/AiForms.Settings?label=muak/AiForms.Settings&amp;style=social)</text:p>
          </table:table-cell>
          <table:table-cell table:formula="of:=MID([.G299];[.C299];[.E299]-[.C299])" office:value-type="string" office:string-value="muak/AiForms.Settings" calcext:value-type="string">
            <text:p>muak/AiForms.Settings</text:p>
          </table:table-cell>
          <table:table-cell table:formula="of:=FIND(&quot;github.com/&quot;;[.G299])+11" office:value-type="float" office:value="41" calcext:value-type="float">
            <text:p>41</text:p>
          </table:table-cell>
          <table:table-cell table:formula="of:=MID([.G299];[.F299]+1;[.E299]-[.F299]-1)" office:value-type="string" office:string-value="https://github.com/muak/AiForms.Settings" calcext:value-type="string">
            <text:p>https://github.com/muak/AiForms.Settings</text:p>
          </table:table-cell>
          <table:table-cell table:formula="of:=FIND(&quot;)&quot;;[.G299])" office:value-type="float" office:value="62" calcext:value-type="float">
            <text:p>62</text:p>
          </table:table-cell>
          <table:table-cell table:formula="of:=FIND(&quot;(&quot;;[.G299])" office:value-type="float" office:value="21" calcext:value-type="float">
            <text:p>21</text:p>
          </table:table-cell>
          <table:table-cell office:value-type="string" calcext:value-type="string">
            <text:p>- [AiForms.Settings](https://github.com/muak/AiForms.Settings): This is a flexible Xamarin.Forms TableView specialized in settings for Android / iOS.</text:p>
          </table:table-cell>
        </table:table-row>
        <table:table-row table:style-name="ro1">
          <table:table-cell table:formula="of:=COM.MICROSOFT.CONCAT(&quot;![GitHub Repo stars](https://img.shields.io/github/stars/&quot;;[.B300];&quot;?label=&quot;;[.B300];&quot;&amp;style=social)&quot;)" office:value-type="string" office:string-value="![GitHub Repo stars](https://img.shields.io/github/stars/aritchie/userdialogs?label=aritchie/userdialogs&amp;style=social)" calcext:value-type="string">
            <text:p>![GitHub Repo stars](https://img.shields.io/github/stars/aritchie/userdialogs?label=aritchie/userdialogs&amp;style=social)</text:p>
          </table:table-cell>
          <table:table-cell table:formula="of:=MID([.G300];[.C300];[.E300]-[.C300])" office:value-type="string" office:string-value="aritchie/userdialogs" calcext:value-type="string">
            <text:p>aritchie/userdialogs</text:p>
          </table:table-cell>
          <table:table-cell table:formula="of:=FIND(&quot;github.com/&quot;;[.G300])+11" office:value-type="float" office:value="46" calcext:value-type="float">
            <text:p>46</text:p>
          </table:table-cell>
          <table:table-cell table:formula="of:=MID([.G300];[.F300]+1;[.E300]-[.F300]-1)" office:value-type="string" office:string-value="https://github.com/aritchie/userdialogs" calcext:value-type="string">
            <text:p>https://github.com/aritchie/userdialogs</text:p>
          </table:table-cell>
          <table:table-cell table:formula="of:=FIND(&quot;)&quot;;[.G300])" office:value-type="float" office:value="66" calcext:value-type="float">
            <text:p>66</text:p>
          </table:table-cell>
          <table:table-cell table:formula="of:=FIND(&quot;(&quot;;[.G300])" office:value-type="float" office:value="26" calcext:value-type="float">
            <text:p>26</text:p>
          </table:table-cell>
          <table:table-cell office:value-type="string" calcext:value-type="string">
            <text:p>- [ACR User Dialogs ★767](https://github.com/aritchie/userdialogs): A cross platform library that allows you to call for standard user dialogs from a shared/portable library.</text:p>
          </table:table-cell>
        </table:table-row>
        <table:table-row table:style-name="ro1">
          <table:table-cell table:formula="of:=COM.MICROSOFT.CONCAT(&quot;![GitHub Repo stars](https://img.shields.io/github/stars/&quot;;[.B301];&quot;?label=&quot;;[.B301];&quot;&amp;style=social)&quot;)" office:value-type="string" office:string-value="![GitHub Repo stars](https://img.shields.io/github/stars/GioeleVuaran/AutoHeightListView?label=GioeleVuaran/AutoHeightListView&amp;style=social)" calcext:value-type="string">
            <text:p>![GitHub Repo stars](https://img.shields.io/github/stars/GioeleVuaran/AutoHeightListView?label=GioeleVuaran/AutoHeightListView&amp;style=social)</text:p>
          </table:table-cell>
          <table:table-cell table:formula="of:=MID([.G301];[.C301];[.E301]-[.C301])" office:value-type="string" office:string-value="GioeleVuaran/AutoHeightListView" calcext:value-type="string">
            <text:p>GioeleVuaran/AutoHeightListView</text:p>
          </table:table-cell>
          <table:table-cell table:formula="of:=FIND(&quot;github.com/&quot;;[.G301])+11" office:value-type="float" office:value="46" calcext:value-type="float">
            <text:p>46</text:p>
          </table:table-cell>
          <table:table-cell table:formula="of:=MID([.G301];[.F301]+1;[.E301]-[.F301]-1)" office:value-type="string" office:string-value="https://github.com/GioeleVuaran/AutoHeightListView" calcext:value-type="string">
            <text:p>https://github.com/GioeleVuaran/AutoHeightListView</text:p>
          </table:table-cell>
          <table:table-cell table:formula="of:=FIND(&quot;)&quot;;[.G301])" office:value-type="float" office:value="77" calcext:value-type="float">
            <text:p>77</text:p>
          </table:table-cell>
          <table:table-cell table:formula="of:=FIND(&quot;(&quot;;[.G301])" office:value-type="float" office:value="26" calcext:value-type="float">
            <text:p>26</text:p>
          </table:table-cell>
          <table:table-cell office:value-type="string" calcext:value-type="string">
            <text:p>- [AutoHeightListView ★3](https://github.com/GioeleVuaran/AutoHeightListView): Xamarin.Forms implementation of an auto-height ListView.</text:p>
          </table:table-cell>
        </table:table-row>
        <table:table-row table:style-name="ro1">
          <table:table-cell table:formula="of:=COM.MICROSOFT.CONCAT(&quot;![GitHub Repo stars](https://img.shields.io/github/stars/&quot;;[.B302];&quot;?label=&quot;;[.B302];&quot;&amp;style=social)&quot;)" office:value-type="string" office:string-value="![GitHub Repo stars](https://img.shields.io/github/stars/dotMorten/XamarinFormsControls/tree/master/AutoSuggestBox?label=dotMorten/XamarinFormsControls/tree/master/AutoSuggestBox&amp;style=social)" calcext:value-type="string">
            <text:p>![GitHub Repo stars](https://img.shields.io/github/stars/dotMorten/XamarinFormsControls/tree/master/AutoSuggestBox?label=dotMorten/XamarinFormsControls/tree/master/AutoSuggestBox&amp;style=social)</text:p>
          </table:table-cell>
          <table:table-cell table:formula="of:=MID([.G302];[.C302];[.E302]-[.C302])" office:value-type="string" office:string-value="dotMorten/XamarinFormsControls/tree/master/AutoSuggestBox" calcext:value-type="string">
            <text:p>dotMorten/XamarinFormsControls/tree/master/AutoSuggestBox</text:p>
          </table:table-cell>
          <table:table-cell table:formula="of:=FIND(&quot;github.com/&quot;;[.G302])+11" office:value-type="float" office:value="44" calcext:value-type="float">
            <text:p>44</text:p>
          </table:table-cell>
          <table:table-cell table:formula="of:=MID([.G302];[.F302]+1;[.E302]-[.F302]-1)" office:value-type="string" office:string-value="https://github.com/dotMorten/XamarinFormsControls/tree/master/AutoSuggestBox" calcext:value-type="string">
            <text:p>https://github.com/dotMorten/XamarinFormsControls/tree/master/AutoSuggestBox</text:p>
          </table:table-cell>
          <table:table-cell table:formula="of:=FIND(&quot;)&quot;;[.G302])" office:value-type="float" office:value="101" calcext:value-type="float">
            <text:p>101</text:p>
          </table:table-cell>
          <table:table-cell table:formula="of:=FIND(&quot;(&quot;;[.G302])" office:value-type="float" office:value="24" calcext:value-type="float">
            <text:p>24</text:p>
          </table:table-cell>
          <table:table-cell office:value-type="string" calcext:value-type="string">
            <text:p>- [AutoSuggestBox ★122](https://github.com/dotMorten/XamarinFormsControls/tree/master/AutoSuggestBox): Represents a text control that makes suggestions to users as they type.</text:p>
          </table:table-cell>
        </table:table-row>
        <table:table-row table:style-name="ro1">
          <table:table-cell table:formula="of:=COM.MICROSOFT.CONCAT(&quot;![GitHub Repo stars](https://img.shields.io/github/stars/&quot;;[.B303];&quot;?label=&quot;;[.B303];&quot;&amp;style=social)&quot;)" office:value-type="string" office:string-value="![GitHub Repo stars](https://img.shields.io/github/stars/AvantiPoint/AP.MobileToolkit.Fonts?label=AvantiPoint/AP.MobileToolkit.Fonts&amp;style=social)" calcext:value-type="string">
            <text:p>![GitHub Repo stars](https://img.shields.io/github/stars/AvantiPoint/AP.MobileToolkit.Fonts?label=AvantiPoint/AP.MobileToolkit.Fonts&amp;style=social)</text:p>
          </table:table-cell>
          <table:table-cell table:formula="of:=MID([.G303];[.C303];[.E303]-[.C303])" office:value-type="string" office:string-value="AvantiPoint/AP.MobileToolkit.Fonts" calcext:value-type="string">
            <text:p>AvantiPoint/AP.MobileToolkit.Fonts</text:p>
          </table:table-cell>
          <table:table-cell table:formula="of:=FIND(&quot;github.com/&quot;;[.G303])+11" office:value-type="float" office:value="51" calcext:value-type="float">
            <text:p>51</text:p>
          </table:table-cell>
          <table:table-cell table:formula="of:=MID([.G303];[.F303]+1;[.E303]-[.F303]-1)" office:value-type="string" office:string-value="https://github.com/AvantiPoint/AP.MobileToolkit.Fonts" calcext:value-type="string">
            <text:p>https://github.com/AvantiPoint/AP.MobileToolkit.Fonts</text:p>
          </table:table-cell>
          <table:table-cell table:formula="of:=FIND(&quot;)&quot;;[.G303])" office:value-type="float" office:value="85" calcext:value-type="float">
            <text:p>85</text:p>
          </table:table-cell>
          <table:table-cell table:formula="of:=FIND(&quot;(&quot;;[.G303])" office:value-type="float" office:value="31" calcext:value-type="float">
            <text:p>31</text:p>
          </table:table-cell>
          <table:table-cell office:value-type="string" calcext:value-type="string">
            <text:p>- [AP.MobileToolkit.Fonts ★21](https://github.com/AvantiPoint/AP.MobileToolkit.Fonts): Is designed to make it easier to consume fonts. We currently provide Font Awesome Free as an available installable font. Each font ships with a Mapping class for those who prefer strongly typed XAML.</text:p>
          </table:table-cell>
        </table:table-row>
        <table:table-row table:style-name="ro1">
          <table:table-cell table:formula="of:=COM.MICROSOFT.CONCAT(&quot;![GitHub Repo stars](https://img.shields.io/github/stars/&quot;;[.B304];&quot;?label=&quot;;[.B304];&quot;&amp;style=social)&quot;)" office:value-type="string" office:string-value="![GitHub Repo stars](https://img.shields.io/github/stars/LuckyDucko/AwaitablePopups?label=LuckyDucko/AwaitablePopups&amp;style=social)" calcext:value-type="string">
            <text:p>![GitHub Repo stars](https://img.shields.io/github/stars/LuckyDucko/AwaitablePopups?label=LuckyDucko/AwaitablePopups&amp;style=social)</text:p>
          </table:table-cell>
          <table:table-cell table:formula="of:=MID([.G304];[.C304];[.E304]-[.C304])" office:value-type="string" office:string-value="LuckyDucko/AwaitablePopups" calcext:value-type="string">
            <text:p>LuckyDucko/AwaitablePopups</text:p>
          </table:table-cell>
          <table:table-cell table:formula="of:=FIND(&quot;github.com/&quot;;[.G304])+11" office:value-type="float" office:value="44" calcext:value-type="float">
            <text:p>44</text:p>
          </table:table-cell>
          <table:table-cell table:formula="of:=MID([.G304];[.F304]+1;[.E304]-[.F304]-1)" office:value-type="string" office:string-value="https://github.com/LuckyDucko/AwaitablePopups" calcext:value-type="string">
            <text:p>https://github.com/LuckyDucko/AwaitablePopups</text:p>
          </table:table-cell>
          <table:table-cell table:formula="of:=FIND(&quot;)&quot;;[.G304])" office:value-type="float" office:value="70" calcext:value-type="float">
            <text:p>70</text:p>
          </table:table-cell>
          <table:table-cell table:formula="of:=FIND(&quot;(&quot;;[.G304])" office:value-type="float" office:value="24" calcext:value-type="float">
            <text:p>24</text:p>
          </table:table-cell>
          <table:table-cell office:value-type="string" calcext:value-type="string">
            <text:p>- [AwaitablePopups ★16](https://github.com/LuckyDucko/AwaitablePopups): Customisable Popups for Xamarin Forms.</text:p>
          </table:table-cell>
        </table:table-row>
        <table:table-row table:style-name="ro1">
          <table:table-cell table:formula="of:=COM.MICROSOFT.CONCAT(&quot;![GitHub Repo stars](https://img.shields.io/github/stars/&quot;;[.B305];&quot;?label=&quot;;[.B305];&quot;&amp;style=social)&quot;)" office:value-type="string" office:string-value="![GitHub Repo stars](https://img.shields.io/github/stars/NAXAM/bottomtabbedpage-xamarin-forms?label=NAXAM/bottomtabbedpage-xamarin-forms&amp;style=social)" calcext:value-type="string">
            <text:p>![GitHub Repo stars](https://img.shields.io/github/stars/NAXAM/bottomtabbedpage-xamarin-forms?label=NAXAM/bottomtabbedpage-xamarin-forms&amp;style=social)</text:p>
          </table:table-cell>
          <table:table-cell table:formula="of:=MID([.G305];[.C305];[.E305]-[.C305])" office:value-type="string" office:string-value="NAXAM/bottomtabbedpage-xamarin-forms" calcext:value-type="string">
            <text:p>NAXAM/bottomtabbedpage-xamarin-forms</text:p>
          </table:table-cell>
          <table:table-cell table:formula="of:=FIND(&quot;github.com/&quot;;[.G305])+11" office:value-type="float" office:value="45" calcext:value-type="float">
            <text:p>45</text:p>
          </table:table-cell>
          <table:table-cell table:formula="of:=MID([.G305];[.F305]+1;[.E305]-[.F305]-1)" office:value-type="string" office:string-value="https://github.com/NAXAM/bottomtabbedpage-xamarin-forms" calcext:value-type="string">
            <text:p>https://github.com/NAXAM/bottomtabbedpage-xamarin-forms</text:p>
          </table:table-cell>
          <table:table-cell table:formula="of:=FIND(&quot;)&quot;;[.G305])" office:value-type="float" office:value="81" calcext:value-type="float">
            <text:p>81</text:p>
          </table:table-cell>
          <table:table-cell table:formula="of:=FIND(&quot;(&quot;;[.G305])" office:value-type="float" office:value="25" calcext:value-type="float">
            <text:p>25</text:p>
          </table:table-cell>
          <table:table-cell office:value-type="string" calcext:value-type="string">
            <text:p>- [BottomTabbedPage ★91](https://github.com/NAXAM/bottomtabbedpage-xamarin-forms): A Xamarin.Forms control brings BottomNavigationView for bottom navigation on Android.</text:p>
          </table:table-cell>
        </table:table-row>
        <table:table-row table:style-name="ro1">
          <table:table-cell table:formula="of:=COM.MICROSOFT.CONCAT(&quot;![GitHub Repo stars](https://img.shields.io/github/stars/&quot;;[.B306];&quot;?label=&quot;;[.B306];&quot;&amp;style=social)&quot;)" office:value-type="string" office:string-value="![GitHub Repo stars](https://img.shields.io/github/stars/SuavePirate/BadgeView?label=SuavePirate/BadgeView&amp;style=social)" calcext:value-type="string">
            <text:p>![GitHub Repo stars](https://img.shields.io/github/stars/SuavePirate/BadgeView?label=SuavePirate/BadgeView&amp;style=social)</text:p>
          </table:table-cell>
          <table:table-cell table:formula="of:=MID([.G306];[.C306];[.E306]-[.C306])" office:value-type="string" office:string-value="SuavePirate/BadgeView" calcext:value-type="string">
            <text:p>SuavePirate/BadgeView</text:p>
          </table:table-cell>
          <table:table-cell table:formula="of:=FIND(&quot;github.com/&quot;;[.G306])+11" office:value-type="float" office:value="38" calcext:value-type="float">
            <text:p>38</text:p>
          </table:table-cell>
          <table:table-cell table:formula="of:=MID([.G306];[.F306]+1;[.E306]-[.F306]-1)" office:value-type="string" office:string-value="https://github.com/SuavePirate/BadgeView" calcext:value-type="string">
            <text:p>https://github.com/SuavePirate/BadgeView</text:p>
          </table:table-cell>
          <table:table-cell table:formula="of:=FIND(&quot;)&quot;;[.G306])" office:value-type="float" office:value="59" calcext:value-type="float">
            <text:p>59</text:p>
          </table:table-cell>
          <table:table-cell table:formula="of:=FIND(&quot;(&quot;;[.G306])" office:value-type="float" office:value="18" calcext:value-type="float">
            <text:p>18</text:p>
          </table:table-cell>
          <table:table-cell office:value-type="string" calcext:value-type="string">
            <text:p>- [BadgeView ★75](https://github.com/SuavePirate/BadgeView): A Xamarin.Forms control to display a round badge.</text:p>
          </table:table-cell>
        </table:table-row>
        <table:table-row table:style-name="ro1">
          <table:table-cell table:formula="of:=COM.MICROSOFT.CONCAT(&quot;![GitHub Repo stars](https://img.shields.io/github/stars/&quot;;[.B307];&quot;?label=&quot;;[.B307];&quot;&amp;style=social)&quot;)" office:value-type="string" office:string-value="![GitHub Repo stars](https://img.shields.io/github/stars/mariusmuntean/BeforeAndAfter?label=mariusmuntean/BeforeAndAfter&amp;style=social)" calcext:value-type="string">
            <text:p>![GitHub Repo stars](https://img.shields.io/github/stars/mariusmuntean/BeforeAndAfter?label=mariusmuntean/BeforeAndAfter&amp;style=social)</text:p>
          </table:table-cell>
          <table:table-cell table:formula="of:=MID([.G307];[.C307];[.E307]-[.C307])" office:value-type="string" office:string-value="mariusmuntean/BeforeAndAfter" calcext:value-type="string">
            <text:p>mariusmuntean/BeforeAndAfter</text:p>
          </table:table-cell>
          <table:table-cell table:formula="of:=FIND(&quot;github.com/&quot;;[.G307])+11" office:value-type="float" office:value="43" calcext:value-type="float">
            <text:p>43</text:p>
          </table:table-cell>
          <table:table-cell table:formula="of:=MID([.G307];[.F307]+1;[.E307]-[.F307]-1)" office:value-type="string" office:string-value="https://github.com/mariusmuntean/BeforeAndAfter" calcext:value-type="string">
            <text:p>https://github.com/mariusmuntean/BeforeAndAfter</text:p>
          </table:table-cell>
          <table:table-cell table:formula="of:=FIND(&quot;)&quot;;[.G307])" office:value-type="float" office:value="71" calcext:value-type="float">
            <text:p>71</text:p>
          </table:table-cell>
          <table:table-cell table:formula="of:=FIND(&quot;(&quot;;[.G307])" office:value-type="float" office:value="23" calcext:value-type="float">
            <text:p>23</text:p>
          </table:table-cell>
          <table:table-cell office:value-type="string" calcext:value-type="string">
            <text:p>- [BeforeAndAfter ★21](https://github.com/mariusmuntean/BeforeAndAfter): Xamarin.Forms custom control showing a before-and-after view.</text:p>
          </table:table-cell>
        </table:table-row>
        <table:table-row table:style-name="ro1">
          <table:table-cell table:formula="of:=COM.MICROSOFT.CONCAT(&quot;![GitHub Repo stars](https://img.shields.io/github/stars/&quot;;[.B308];&quot;?label=&quot;;[.B308];&quot;&amp;style=social)&quot;)" office:value-type="string" office:string-value="![GitHub Repo stars](https://img.shields.io/github/stars/BitooBit/BitooBitImageEditor?label=BitooBit/BitooBitImageEditor&amp;style=social)" calcext:value-type="string">
            <text:p>![GitHub Repo stars](https://img.shields.io/github/stars/BitooBit/BitooBitImageEditor?label=BitooBit/BitooBitImageEditor&amp;style=social)</text:p>
          </table:table-cell>
          <table:table-cell table:formula="of:=MID([.G308];[.C308];[.E308]-[.C308])" office:value-type="string" office:string-value="BitooBit/BitooBitImageEditor" calcext:value-type="string">
            <text:p>BitooBit/BitooBitImageEditor</text:p>
          </table:table-cell>
          <table:table-cell table:formula="of:=FIND(&quot;github.com/&quot;;[.G308])+11" office:value-type="float" office:value="47" calcext:value-type="float">
            <text:p>47</text:p>
          </table:table-cell>
          <table:table-cell table:formula="of:=MID([.G308];[.F308]+1;[.E308]-[.F308]-1)" office:value-type="string" office:string-value="https://github.com/BitooBit/BitooBitImageEditor" calcext:value-type="string">
            <text:p>https://github.com/BitooBit/BitooBitImageEditor</text:p>
          </table:table-cell>
          <table:table-cell table:formula="of:=FIND(&quot;)&quot;;[.G308])" office:value-type="float" office:value="75" calcext:value-type="float">
            <text:p>75</text:p>
          </table:table-cell>
          <table:table-cell table:formula="of:=FIND(&quot;(&quot;;[.G308])" office:value-type="float" office:value="27" calcext:value-type="float">
            <text:p>27</text:p>
          </table:table-cell>
          <table:table-cell office:value-type="string" calcext:value-type="string">
            <text:p>- [BitooBitImageEditor ★5](https://github.com/BitooBit/BitooBitImageEditor): Simple image editor for Xamarin Forms based on the SkiaSharp library.</text:p>
          </table:table-cell>
        </table:table-row>
        <table:table-row table:style-name="ro1">
          <table:table-cell table:formula="of:=COM.MICROSOFT.CONCAT(&quot;![GitHub Repo stars](https://img.shields.io/github/stars/&quot;;[.B309];&quot;?label=&quot;;[.B309];&quot;&amp;style=social)&quot;)" office:value-type="string" office:string-value="![GitHub Repo stars](https://img.shields.io/github/stars/builttoroam/BuildIt?label=builttoroam/BuildIt&amp;style=social)" calcext:value-type="string">
            <text:p>![GitHub Repo stars](https://img.shields.io/github/stars/builttoroam/BuildIt?label=builttoroam/BuildIt&amp;style=social)</text:p>
          </table:table-cell>
          <table:table-cell table:formula="of:=MID([.G309];[.C309];[.E309]-[.C309])" office:value-type="string" office:string-value="builttoroam/BuildIt" calcext:value-type="string">
            <text:p>builttoroam/BuildIt</text:p>
          </table:table-cell>
          <table:table-cell table:formula="of:=FIND(&quot;github.com/&quot;;[.G309])+11" office:value-type="float" office:value="36" calcext:value-type="float">
            <text:p>36</text:p>
          </table:table-cell>
          <table:table-cell table:formula="of:=MID([.G309];[.F309]+1;[.E309]-[.F309]-1)" office:value-type="string" office:string-value="https://github.com/builttoroam/BuildIt" calcext:value-type="string">
            <text:p>https://github.com/builttoroam/BuildIt</text:p>
          </table:table-cell>
          <table:table-cell table:formula="of:=FIND(&quot;)&quot;;[.G309])" office:value-type="float" office:value="55" calcext:value-type="float">
            <text:p>55</text:p>
          </table:table-cell>
          <table:table-cell table:formula="of:=FIND(&quot;(&quot;;[.G309])" office:value-type="float" office:value="16" calcext:value-type="float">
            <text:p>16</text:p>
          </table:table-cell>
          <table:table-cell office:value-type="string" calcext:value-type="string">
            <text:p>- [BuildIt ★33](https://github.com/builttoroam/BuildIt): Build It is the set of libraries that makes it easier and quicker to build applications.</text:p>
          </table:table-cell>
        </table:table-row>
        <table:table-row table:style-name="ro1">
          <table:table-cell table:formula="of:=COM.MICROSOFT.CONCAT(&quot;![GitHub Repo stars](https://img.shields.io/github/stars/&quot;;[.B310];&quot;?label=&quot;;[.B310];&quot;&amp;style=social)&quot;)" office:value-type="string" office:string-value="![GitHub Repo stars](https://img.shields.io/github/stars/wilsonvargas/ButtonCirclePlugin?label=wilsonvargas/ButtonCirclePlugin&amp;style=social)" calcext:value-type="string">
            <text:p>![GitHub Repo stars](https://img.shields.io/github/stars/wilsonvargas/ButtonCirclePlugin?label=wilsonvargas/ButtonCirclePlugin&amp;style=social)</text:p>
          </table:table-cell>
          <table:table-cell table:formula="of:=MID([.G310];[.C310];[.E310]-[.C310])" office:value-type="string" office:string-value="wilsonvargas/ButtonCirclePlugin" calcext:value-type="string">
            <text:p>wilsonvargas/ButtonCirclePlugin</text:p>
          </table:table-cell>
          <table:table-cell table:formula="of:=FIND(&quot;github.com/&quot;;[.G310])+11" office:value-type="float" office:value="41" calcext:value-type="float">
            <text:p>41</text:p>
          </table:table-cell>
          <table:table-cell table:formula="of:=MID([.G310];[.F310]+1;[.E310]-[.F310]-1)" office:value-type="string" office:string-value="https://github.com/wilsonvargas/ButtonCirclePlugin" calcext:value-type="string">
            <text:p>https://github.com/wilsonvargas/ButtonCirclePlugin</text:p>
          </table:table-cell>
          <table:table-cell table:formula="of:=FIND(&quot;)&quot;;[.G310])" office:value-type="float" office:value="72" calcext:value-type="float">
            <text:p>72</text:p>
          </table:table-cell>
          <table:table-cell table:formula="of:=FIND(&quot;(&quot;;[.G310])" office:value-type="float" office:value="21" calcext:value-type="float">
            <text:p>21</text:p>
          </table:table-cell>
          <table:table-cell office:value-type="string" calcext:value-type="string">
            <text:p>- [ButtonCircle ★92](https://github.com/wilsonvargas/ButtonCirclePlugin): Circle buttons with icons for your Xamarin.Forms applications.</text:p>
          </table:table-cell>
        </table:table-row>
        <table:table-row table:style-name="ro1">
          <table:table-cell table:formula="of:=COM.MICROSOFT.CONCAT(&quot;![GitHub Repo stars](https://img.shields.io/github/stars/&quot;;[.B311];&quot;?label=&quot;;[.B311];&quot;&amp;style=social)&quot;)" office:value-type="string" office:string-value="![GitHub Repo stars](https://img.shields.io/github/stars/alexrainman/CarouselView?label=alexrainman/CarouselView&amp;style=social)" calcext:value-type="string">
            <text:p>![GitHub Repo stars](https://img.shields.io/github/stars/alexrainman/CarouselView?label=alexrainman/CarouselView&amp;style=social)</text:p>
          </table:table-cell>
          <table:table-cell table:formula="of:=MID([.G311];[.C311];[.E311]-[.C311])" office:value-type="string" office:string-value="alexrainman/CarouselView" calcext:value-type="string">
            <text:p>alexrainman/CarouselView</text:p>
          </table:table-cell>
          <table:table-cell table:formula="of:=FIND(&quot;github.com/&quot;;[.G311])+11" office:value-type="float" office:value="54" calcext:value-type="float">
            <text:p>54</text:p>
          </table:table-cell>
          <table:table-cell table:formula="of:=MID([.G311];[.F311]+1;[.E311]-[.F311]-1)" office:value-type="string" office:string-value="https://github.com/alexrainman/CarouselView" calcext:value-type="string">
            <text:p>https://github.com/alexrainman/CarouselView</text:p>
          </table:table-cell>
          <table:table-cell table:formula="of:=FIND(&quot;)&quot;;[.G311])" office:value-type="float" office:value="78" calcext:value-type="float">
            <text:p>78</text:p>
          </table:table-cell>
          <table:table-cell table:formula="of:=FIND(&quot;(&quot;;[.G311])" office:value-type="float" office:value="34" calcext:value-type="float">
            <text:p>34</text:p>
          </table:table-cell>
          <table:table-cell office:value-type="string" calcext:value-type="string">
            <text:p>- [CarouselView.FormsPlugin ★384](https://github.com/alexrainman/CarouselView): Carousel view with good customization options for Xamarin Forms.</text:p>
          </table:table-cell>
        </table:table-row>
        <table:table-row table:style-name="ro1">
          <table:table-cell table:formula="of:=COM.MICROSOFT.CONCAT(&quot;![GitHub Repo stars](https://img.shields.io/github/stars/&quot;;[.B312];&quot;?label=&quot;;[.B312];&quot;&amp;style=social)&quot;)" office:value-type="string" office:string-value="![GitHub Repo stars](https://img.shields.io/github/stars/AndreiMisiukevich/CardView?label=AndreiMisiukevich/CardView&amp;style=social)" calcext:value-type="string">
            <text:p>![GitHub Repo stars](https://img.shields.io/github/stars/AndreiMisiukevich/CardView?label=AndreiMisiukevich/CardView&amp;style=social)</text:p>
          </table:table-cell>
          <table:table-cell table:formula="of:=MID([.G312];[.C312];[.E312]-[.C312])" office:value-type="string" office:string-value="AndreiMisiukevich/CardView" calcext:value-type="string">
            <text:p>AndreiMisiukevich/CardView</text:p>
          </table:table-cell>
          <table:table-cell table:formula="of:=FIND(&quot;github.com/&quot;;[.G312])+11" office:value-type="float" office:value="39" calcext:value-type="float">
            <text:p>39</text:p>
          </table:table-cell>
          <table:table-cell table:formula="of:=MID([.G312];[.F312]+1;[.E312]-[.F312]-1)" office:value-type="string" office:string-value="https://github.com/AndreiMisiukevich/CardView" calcext:value-type="string">
            <text:p>https://github.com/AndreiMisiukevich/CardView</text:p>
          </table:table-cell>
          <table:table-cell table:formula="of:=FIND(&quot;)&quot;;[.G312])" office:value-type="float" office:value="65" calcext:value-type="float">
            <text:p>65</text:p>
          </table:table-cell>
          <table:table-cell table:formula="of:=FIND(&quot;(&quot;;[.G312])" office:value-type="float" office:value="19" calcext:value-type="float">
            <text:p>19</text:p>
          </table:table-cell>
          <table:table-cell office:value-type="string" calcext:value-type="string">
            <text:p>- [CardsView ★527](https://github.com/AndreiMisiukevich/CardView): CardsView &amp; CarouselView for Xamarin.Forms.</text:p>
          </table:table-cell>
        </table:table-row>
        <table:table-row table:style-name="ro1">
          <table:table-cell table:formula="of:=COM.MICROSOFT.CONCAT(&quot;![GitHub Repo stars](https://img.shields.io/github/stars/&quot;;[.B313];&quot;?label=&quot;;[.B313];&quot;&amp;style=social)&quot;)" office:value-type="string" office:string-value="![GitHub Repo stars](https://img.shields.io/github/stars/BaseflowIT/Chameleon?label=BaseflowIT/Chameleon&amp;style=social)" calcext:value-type="string">
            <text:p>![GitHub Repo stars](https://img.shields.io/github/stars/BaseflowIT/Chameleon?label=BaseflowIT/Chameleon&amp;style=social)</text:p>
          </table:table-cell>
          <table:table-cell table:formula="of:=MID([.G313];[.C313];[.E313]-[.C313])" office:value-type="string" office:string-value="BaseflowIT/Chameleon" calcext:value-type="string">
            <text:p>BaseflowIT/Chameleon</text:p>
          </table:table-cell>
          <table:table-cell table:formula="of:=FIND(&quot;github.com/&quot;;[.G313])+11" office:value-type="float" office:value="39" calcext:value-type="float">
            <text:p>39</text:p>
          </table:table-cell>
          <table:table-cell table:formula="of:=MID([.G313];[.F313]+1;[.E313]-[.F313]-1)" office:value-type="string" office:string-value="https://github.com/BaseflowIT/Chameleon" calcext:value-type="string">
            <text:p>https://github.com/BaseflowIT/Chameleon</text:p>
          </table:table-cell>
          <table:table-cell table:formula="of:=FIND(&quot;)&quot;;[.G313])" office:value-type="float" office:value="59" calcext:value-type="float">
            <text:p>59</text:p>
          </table:table-cell>
          <table:table-cell table:formula="of:=FIND(&quot;(&quot;;[.G313])" office:value-type="float" office:value="19" calcext:value-type="float">
            <text:p>19</text:p>
          </table:table-cell>
          <table:table-cell office:value-type="string" calcext:value-type="string">
            <text:p>- [Chameleon ★126](https://github.com/BaseflowIT/Chameleon): Chameleon is a flexible media player build with Xamarin.Forms.</text:p>
          </table:table-cell>
        </table:table-row>
        <table:table-row table:style-name="ro1">
          <table:table-cell table:formula="of:=COM.MICROSOFT.CONCAT(&quot;![GitHub Repo stars](https://img.shields.io/github/stars/&quot;;[.B314];&quot;?label=&quot;;[.B314];&quot;&amp;style=social)&quot;)" office:value-type="string" office:string-value="![GitHub Repo stars](https://img.shields.io/github/stars/BlueChilli/ChilliSource.Mobile.UI?label=BlueChilli/ChilliSource.Mobile.UI&amp;style=social)" calcext:value-type="string">
            <text:p>![GitHub Repo stars](https://img.shields.io/github/stars/BlueChilli/ChilliSource.Mobile.UI?label=BlueChilli/ChilliSource.Mobile.UI&amp;style=social)</text:p>
          </table:table-cell>
          <table:table-cell table:formula="of:=MID([.G314];[.C314];[.E314]-[.C314])" office:value-type="string" office:string-value="BlueChilli/ChilliSource.Mobile.UI" calcext:value-type="string">
            <text:p>BlueChilli/ChilliSource.Mobile.UI</text:p>
          </table:table-cell>
          <table:table-cell table:formula="of:=FIND(&quot;github.com/&quot;;[.G314])+11" office:value-type="float" office:value="50" calcext:value-type="float">
            <text:p>50</text:p>
          </table:table-cell>
          <table:table-cell table:formula="of:=MID([.G314];[.F314]+1;[.E314]-[.F314]-1)" office:value-type="string" office:string-value="https://github.com/BlueChilli/ChilliSource.Mobile.UI" calcext:value-type="string">
            <text:p>https://github.com/BlueChilli/ChilliSource.Mobile.UI</text:p>
          </table:table-cell>
          <table:table-cell table:formula="of:=FIND(&quot;)&quot;;[.G314])" office:value-type="float" office:value="83" calcext:value-type="float">
            <text:p>83</text:p>
          </table:table-cell>
          <table:table-cell table:formula="of:=FIND(&quot;(&quot;;[.G314])" office:value-type="float" office:value="30" calcext:value-type="float">
            <text:p>30</text:p>
          </table:table-cell>
          <table:table-cell office:value-type="string" calcext:value-type="string">
            <text:p>- [ChilliSource.Mobile.UI ★8](https://github.com/BlueChilli/ChilliSource.Mobile.UI): UI framework for ChilliSource Mobile.</text:p>
          </table:table-cell>
        </table:table-row>
        <table:table-row table:style-name="ro1">
          <table:table-cell table:formula="of:=COM.MICROSOFT.CONCAT(&quot;![GitHub Repo stars](https://img.shields.io/github/stars/&quot;;[.B315];&quot;?label=&quot;;[.B315];&quot;&amp;style=social)&quot;)" office:value-type="string" office:string-value="![GitHub Repo stars](https://img.shields.io/github/stars/billreiss/xamlnative/tree/master/XamarinForms/CircularProgress?label=billreiss/xamlnative/tree/master/XamarinForms/CircularProgress&amp;style=social)" calcext:value-type="string">
            <text:p>![GitHub Repo stars](https://img.shields.io/github/stars/billreiss/xamlnative/tree/master/XamarinForms/CircularProgress?label=billreiss/xamlnative/tree/master/XamarinForms/CircularProgress&amp;style=social)</text:p>
          </table:table-cell>
          <table:table-cell table:formula="of:=MID([.G315];[.C315];[.E315]-[.C315])" office:value-type="string" office:string-value="billreiss/xamlnative/tree/master/XamarinForms/CircularProgress" calcext:value-type="string">
            <text:p>billreiss/xamlnative/tree/master/XamarinForms/CircularProgress</text:p>
          </table:table-cell>
          <table:table-cell table:formula="of:=FIND(&quot;github.com/&quot;;[.G315])+11" office:value-type="float" office:value="45" calcext:value-type="float">
            <text:p>45</text:p>
          </table:table-cell>
          <table:table-cell table:formula="of:=MID([.G315];[.F315]+1;[.E315]-[.F315]-1)" office:value-type="string" office:string-value="https://github.com/billreiss/xamlnative/tree/master/XamarinForms/CircularProgress" calcext:value-type="string">
            <text:p>https://github.com/billreiss/xamlnative/tree/master/XamarinForms/CircularProgress</text:p>
          </table:table-cell>
          <table:table-cell table:formula="of:=FIND(&quot;)&quot;;[.G315])" office:value-type="float" office:value="107" calcext:value-type="float">
            <text:p>107</text:p>
          </table:table-cell>
          <table:table-cell table:formula="of:=FIND(&quot;(&quot;;[.G315])" office:value-type="float" office:value="25" calcext:value-type="float">
            <text:p>25</text:p>
          </table:table-cell>
          <table:table-cell office:value-type="string" calcext:value-type="string">
            <text:p>- [CircularProgress ★34](https://github.com/billreiss/xamlnative/tree/master/XamarinForms/CircularProgress): Circular Progress control for Xamarin Forms.</text:p>
          </table:table-cell>
        </table:table-row>
        <table:table-row table:style-name="ro1">
          <table:table-cell table:formula="of:=COM.MICROSOFT.CONCAT(&quot;![GitHub Repo stars](https://img.shields.io/github/stars/&quot;;[.B316];&quot;?label=&quot;;[.B316];&quot;&amp;style=social)&quot;)" office:value-type="string" office:string-value="![GitHub Repo stars](https://img.shields.io/github/stars/PetrVobornik/ColorPicker?label=PetrVobornik/ColorPicker&amp;style=social)" calcext:value-type="string">
            <text:p>![GitHub Repo stars](https://img.shields.io/github/stars/PetrVobornik/ColorPicker?label=PetrVobornik/ColorPicker&amp;style=social)</text:p>
          </table:table-cell>
          <table:table-cell table:formula="of:=MID([.G316];[.C316];[.E316]-[.C316])" office:value-type="string" office:string-value="PetrVobornik/ColorPicker" calcext:value-type="string">
            <text:p>PetrVobornik/ColorPicker</text:p>
          </table:table-cell>
          <table:table-cell table:formula="of:=FIND(&quot;github.com/&quot;;[.G316])+11" office:value-type="float" office:value="40" calcext:value-type="float">
            <text:p>40</text:p>
          </table:table-cell>
          <table:table-cell table:formula="of:=MID([.G316];[.F316]+1;[.E316]-[.F316]-1)" office:value-type="string" office:string-value="https://github.com/PetrVobornik/ColorPicker" calcext:value-type="string">
            <text:p>https://github.com/PetrVobornik/ColorPicker</text:p>
          </table:table-cell>
          <table:table-cell table:formula="of:=FIND(&quot;)&quot;;[.G316])" office:value-type="float" office:value="64" calcext:value-type="float">
            <text:p>64</text:p>
          </table:table-cell>
          <table:table-cell table:formula="of:=FIND(&quot;(&quot;;[.G316])" office:value-type="float" office:value="20" calcext:value-type="float">
            <text:p>20</text:p>
          </table:table-cell>
          <table:table-cell office:value-type="string" calcext:value-type="string">
            <text:p>- [ColorPicker ★35](https://github.com/PetrVobornik/ColorPicker): Color picker for Xamarin.Forms. It can be used as a large color mixer control (ColorPickerMixer) or as a dialog for selecting a color (ColorPickerDialog) or as an entry editor (ColorPickerEntry) of hexadecimal value with preview of a color and option of launch a dialog with color mixer. </text:p>
          </table:table-cell>
        </table:table-row>
        <table:table-row table:style-name="ro1">
          <table:table-cell table:formula="of:=COM.MICROSOFT.CONCAT(&quot;![GitHub Repo stars](https://img.shields.io/github/stars/&quot;;[.B317];&quot;?label=&quot;;[.B317];&quot;&amp;style=social)&quot;)" office:value-type="string" office:string-value="![GitHub Repo stars](https://img.shields.io/github/stars/vpapenko/ColorPicker?label=vpapenko/ColorPicker&amp;style=social)" calcext:value-type="string">
            <text:p>![GitHub Repo stars](https://img.shields.io/github/stars/vpapenko/ColorPicker?label=vpapenko/ColorPicker&amp;style=social)</text:p>
          </table:table-cell>
          <table:table-cell table:formula="of:=MID([.G317];[.C317];[.E317]-[.C317])" office:value-type="string" office:string-value="vpapenko/ColorPicker" calcext:value-type="string">
            <text:p>vpapenko/ColorPicker</text:p>
          </table:table-cell>
          <table:table-cell table:formula="of:=FIND(&quot;github.com/&quot;;[.G317])+11" office:value-type="float" office:value="39" calcext:value-type="float">
            <text:p>39</text:p>
          </table:table-cell>
          <table:table-cell table:formula="of:=MID([.G317];[.F317]+1;[.E317]-[.F317]-1)" office:value-type="string" office:string-value="https://github.com/vpapenko/ColorPicker" calcext:value-type="string">
            <text:p>https://github.com/vpapenko/ColorPicker</text:p>
          </table:table-cell>
          <table:table-cell table:formula="of:=FIND(&quot;)&quot;;[.G317])" office:value-type="float" office:value="59" calcext:value-type="float">
            <text:p>59</text:p>
          </table:table-cell>
          <table:table-cell table:formula="of:=FIND(&quot;(&quot;;[.G317])" office:value-type="float" office:value="19" calcext:value-type="float">
            <text:p>19</text:p>
          </table:table-cell>
          <table:table-cell office:value-type="string" calcext:value-type="string">
            <text:p>- [ColorPicker ★5](https://github.com/vpapenko/ColorPicker): Color pickers for Xamarin Forms.</text:p>
          </table:table-cell>
        </table:table-row>
        <table:table-row table:style-name="ro1">
          <table:table-cell table:formula="of:=COM.MICROSOFT.CONCAT(&quot;![GitHub Repo stars](https://img.shields.io/github/stars/&quot;;[.B318];&quot;?label=&quot;;[.B318];&quot;&amp;style=social)&quot;)" office:value-type="string" office:string-value="![GitHub Repo stars](https://img.shields.io/github/stars/AndreiMisiukevich/ContextMenu?label=AndreiMisiukevich/ContextMenu&amp;style=social)" calcext:value-type="string">
            <text:p>![GitHub Repo stars](https://img.shields.io/github/stars/AndreiMisiukevich/ContextMenu?label=AndreiMisiukevich/ContextMenu&amp;style=social)</text:p>
          </table:table-cell>
          <table:table-cell table:formula="of:=MID([.G318];[.C318];[.E318]-[.C318])" office:value-type="string" office:string-value="AndreiMisiukevich/ContextMenu" calcext:value-type="string">
            <text:p>AndreiMisiukevich/ContextMenu</text:p>
          </table:table-cell>
          <table:table-cell table:formula="of:=FIND(&quot;github.com/&quot;;[.G318])+11" office:value-type="float" office:value="45" calcext:value-type="float">
            <text:p>45</text:p>
          </table:table-cell>
          <table:table-cell table:formula="of:=MID([.G318];[.F318]+1;[.E318]-[.F318]-1)" office:value-type="string" office:string-value="https://github.com/AndreiMisiukevich/ContextMenu" calcext:value-type="string">
            <text:p>https://github.com/AndreiMisiukevich/ContextMenu</text:p>
          </table:table-cell>
          <table:table-cell table:formula="of:=FIND(&quot;)&quot;;[.G318])" office:value-type="float" office:value="74" calcext:value-type="float">
            <text:p>74</text:p>
          </table:table-cell>
          <table:table-cell table:formula="of:=FIND(&quot;(&quot;;[.G318])" office:value-type="float" office:value="25" calcext:value-type="float">
            <text:p>25</text:p>
          </table:table-cell>
          <table:table-cell office:value-type="string" calcext:value-type="string">
            <text:p>- [ContextViewCell ★261](https://github.com/AndreiMisiukevich/ContextMenu): This plugin provides an opportunity to create a custom context menu for every cell.</text:p>
          </table:table-cell>
        </table:table-row>
        <table:table-row table:style-name="ro1">
          <table:table-cell table:formula="of:=COM.MICROSOFT.CONCAT(&quot;![GitHub Repo stars](https://img.shields.io/github/stars/&quot;;[.B319];&quot;?label=&quot;;[.B319];&quot;&amp;style=social)&quot;)" office:value-type="string" office:string-value="![GitHub Repo stars](https://img.shields.io/github/stars/AndreiMisiukevich/ContextMenu?label=AndreiMisiukevich/ContextMenu&amp;style=social)" calcext:value-type="string">
            <text:p>![GitHub Repo stars](https://img.shields.io/github/stars/AndreiMisiukevich/ContextMenu?label=AndreiMisiukevich/ContextMenu&amp;style=social)</text:p>
          </table:table-cell>
          <table:table-cell table:formula="of:=MID([.G319];[.C319];[.E319]-[.C319])" office:value-type="string" office:string-value="AndreiMisiukevich/ContextMenu" calcext:value-type="string">
            <text:p>AndreiMisiukevich/ContextMenu</text:p>
          </table:table-cell>
          <table:table-cell table:formula="of:=FIND(&quot;github.com/&quot;;[.G319])+11" office:value-type="float" office:value="41" calcext:value-type="float">
            <text:p>41</text:p>
          </table:table-cell>
          <table:table-cell table:formula="of:=MID([.G319];[.F319]+1;[.E319]-[.F319]-1)" office:value-type="string" office:string-value="https://github.com/AndreiMisiukevich/ContextMenu" calcext:value-type="string">
            <text:p>https://github.com/AndreiMisiukevich/ContextMenu</text:p>
          </table:table-cell>
          <table:table-cell table:formula="of:=FIND(&quot;)&quot;;[.G319])" office:value-type="float" office:value="70" calcext:value-type="float">
            <text:p>70</text:p>
          </table:table-cell>
          <table:table-cell table:formula="of:=FIND(&quot;(&quot;;[.G319])" office:value-type="float" office:value="21" calcext:value-type="float">
            <text:p>21</text:p>
          </table:table-cell>
          <table:table-cell office:value-type="string" calcext:value-type="string">
            <text:p>- [ContextMenu ★261](https://github.com/AndreiMisiukevich/ContextMenu): ContextViewCell for Xamarin.Forms.</text:p>
          </table:table-cell>
        </table:table-row>
        <table:table-row table:style-name="ro1">
          <table:table-cell table:formula="of:=COM.MICROSOFT.CONCAT(&quot;![GitHub Repo stars](https://img.shields.io/github/stars/&quot;;[.B320];&quot;?label=&quot;;[.B320];&quot;&amp;style=social)&quot;)" office:value-type="string" office:string-value="![GitHub Repo stars](https://img.shields.io/github/stars/mariusmuntean/CoordinatorLayout.Forms?label=mariusmuntean/CoordinatorLayout.Forms&amp;style=social)" calcext:value-type="string">
            <text:p>![GitHub Repo stars](https://img.shields.io/github/stars/mariusmuntean/CoordinatorLayout.Forms?label=mariusmuntean/CoordinatorLayout.Forms&amp;style=social)</text:p>
          </table:table-cell>
          <table:table-cell table:formula="of:=MID([.G320];[.C320];[.E320]-[.C320])" office:value-type="string" office:string-value="mariusmuntean/CoordinatorLayout.Forms" calcext:value-type="string">
            <text:p>mariusmuntean/CoordinatorLayout.Forms</text:p>
          </table:table-cell>
          <table:table-cell table:formula="of:=FIND(&quot;github.com/&quot;;[.G320])+11" office:value-type="float" office:value="59" calcext:value-type="float">
            <text:p>59</text:p>
          </table:table-cell>
          <table:table-cell table:formula="of:=MID([.G320];[.F320]+1;[.E320]-[.F320]-1)" office:value-type="string" office:string-value="https://github.com/mariusmuntean/CoordinatorLayout.Forms" calcext:value-type="string">
            <text:p>https://github.com/mariusmuntean/CoordinatorLayout.Forms</text:p>
          </table:table-cell>
          <table:table-cell table:formula="of:=FIND(&quot;)&quot;;[.G320])" office:value-type="float" office:value="96" calcext:value-type="float">
            <text:p>96</text:p>
          </table:table-cell>
          <table:table-cell table:formula="of:=FIND(&quot;(&quot;;[.G320])" office:value-type="float" office:value="39" calcext:value-type="float">
            <text:p>39</text:p>
          </table:table-cell>
          <table:table-cell office:value-type="string" calcext:value-type="string">
            <text:p>- [CoordinatorLayout.XamarinForms ★61](https://github.com/mariusmuntean/CoordinatorLayout.Forms): A custom control for Xamarin.Forms, that shows an expanding top view and a scrollable bottom view. It is a reproduction of Android's CoordinatorLayout.</text:p>
          </table:table-cell>
        </table:table-row>
        <table:table-row table:style-name="ro1">
          <table:table-cell table:formula="of:=COM.MICROSOFT.CONCAT(&quot;![GitHub Repo stars](https://img.shields.io/github/stars/&quot;;[.B321];&quot;?label=&quot;;[.B321];&quot;&amp;style=social)&quot;)" office:value-type="string" office:string-value="![GitHub Repo stars](https://img.shields.io/github/stars/muhaym/CrossPlacePicker?label=muhaym/CrossPlacePicker&amp;style=social)" calcext:value-type="string">
            <text:p>![GitHub Repo stars](https://img.shields.io/github/stars/muhaym/CrossPlacePicker?label=muhaym/CrossPlacePicker&amp;style=social)</text:p>
          </table:table-cell>
          <table:table-cell table:formula="of:=MID([.G321];[.C321];[.E321]-[.C321])" office:value-type="string" office:string-value="muhaym/CrossPlacePicker" calcext:value-type="string">
            <text:p>muhaym/CrossPlacePicker</text:p>
          </table:table-cell>
          <table:table-cell table:formula="of:=FIND(&quot;github.com/&quot;;[.G321])+11" office:value-type="float" office:value="45" calcext:value-type="float">
            <text:p>45</text:p>
          </table:table-cell>
          <table:table-cell table:formula="of:=MID([.G321];[.F321]+1;[.E321]-[.F321]-1)" office:value-type="string" office:string-value="https://github.com/muhaym/CrossPlacePicker" calcext:value-type="string">
            <text:p>https://github.com/muhaym/CrossPlacePicker</text:p>
          </table:table-cell>
          <table:table-cell table:formula="of:=FIND(&quot;)&quot;;[.G321])" office:value-type="float" office:value="68" calcext:value-type="float">
            <text:p>68</text:p>
          </table:table-cell>
          <table:table-cell table:formula="of:=FIND(&quot;(&quot;;[.G321])" office:value-type="float" office:value="25" calcext:value-type="float">
            <text:p>25</text:p>
          </table:table-cell>
          <table:table-cell office:value-type="string" calcext:value-type="string">
            <text:p>- [CrossPlacePicker ★22](https://github.com/muhaym/CrossPlacePicker): Simple cross platform plugin to pick place using google maps with the help of Cross Platform API.</text:p>
          </table:table-cell>
        </table:table-row>
        <table:table-row table:style-name="ro1">
          <table:table-cell table:formula="of:=COM.MICROSOFT.CONCAT(&quot;![GitHub Repo stars](https://img.shields.io/github/stars/&quot;;[.B322];&quot;?label=&quot;;[.B322];&quot;&amp;style=social)&quot;)" office:value-type="string" office:string-value="![GitHub Repo stars](https://img.shields.io/github/stars/Herocod3r/CutView?label=Herocod3r/CutView&amp;style=social)" calcext:value-type="string">
            <text:p>![GitHub Repo stars](https://img.shields.io/github/stars/Herocod3r/CutView?label=Herocod3r/CutView&amp;style=social)</text:p>
          </table:table-cell>
          <table:table-cell table:formula="of:=MID([.G322];[.C322];[.E322]-[.C322])" office:value-type="string" office:string-value="Herocod3r/CutView" calcext:value-type="string">
            <text:p>Herocod3r/CutView</text:p>
          </table:table-cell>
          <table:table-cell table:formula="of:=FIND(&quot;github.com/&quot;;[.G322])+11" office:value-type="float" office:value="35" calcext:value-type="float">
            <text:p>35</text:p>
          </table:table-cell>
          <table:table-cell table:formula="of:=MID([.G322];[.F322]+1;[.E322]-[.F322]-1)" office:value-type="string" office:string-value="https://github.com/Herocod3r/CutView" calcext:value-type="string">
            <text:p>https://github.com/Herocod3r/CutView</text:p>
          </table:table-cell>
          <table:table-cell table:formula="of:=FIND(&quot;)&quot;;[.G322])" office:value-type="float" office:value="52" calcext:value-type="float">
            <text:p>52</text:p>
          </table:table-cell>
          <table:table-cell table:formula="of:=FIND(&quot;(&quot;;[.G322])" office:value-type="float" office:value="15" calcext:value-type="float">
            <text:p>15</text:p>
          </table:table-cell>
          <table:table-cell office:value-type="string" calcext:value-type="string">
            <text:p>- [CutView ★7](https://github.com/Herocod3r/CutView): A diagonal view for xamarin forms based on NControl.</text:p>
          </table:table-cell>
        </table:table-row>
        <table:table-row table:style-name="ro1">
          <table:table-cell table:formula="of:=COM.MICROSOFT.CONCAT(&quot;![GitHub Repo stars](https://img.shields.io/github/stars/&quot;;[.B323];&quot;?label=&quot;;[.B323];&quot;&amp;style=social)&quot;)" office:value-type="string" office:string-value="![GitHub Repo stars](https://img.shields.io/github/stars/jeromemanzano/Custom.Gradient.Slider?label=jeromemanzano/Custom.Gradient.Slider&amp;style=social)" calcext:value-type="string">
            <text:p>![GitHub Repo stars](https://img.shields.io/github/stars/jeromemanzano/Custom.Gradient.Slider?label=jeromemanzano/Custom.Gradient.Slider&amp;style=social)</text:p>
          </table:table-cell>
          <table:table-cell table:formula="of:=MID([.G323];[.C323];[.E323]-[.C323])" office:value-type="string" office:string-value="jeromemanzano/Custom.Gradient.Slider" calcext:value-type="string">
            <text:p>jeromemanzano/Custom.Gradient.Slider</text:p>
          </table:table-cell>
          <table:table-cell table:formula="of:=FIND(&quot;github.com/&quot;;[.G323])+11" office:value-type="float" office:value="50" calcext:value-type="float">
            <text:p>50</text:p>
          </table:table-cell>
          <table:table-cell table:formula="of:=MID([.G323];[.F323]+1;[.E323]-[.F323]-1)" office:value-type="string" office:string-value="https://github.com/jeromemanzano/Custom.Gradient.Slider" calcext:value-type="string">
            <text:p>https://github.com/jeromemanzano/Custom.Gradient.Slider</text:p>
          </table:table-cell>
          <table:table-cell table:formula="of:=FIND(&quot;)&quot;;[.G323])" office:value-type="float" office:value="86" calcext:value-type="float">
            <text:p>86</text:p>
          </table:table-cell>
          <table:table-cell table:formula="of:=FIND(&quot;(&quot;;[.G323])" office:value-type="float" office:value="30" calcext:value-type="float">
            <text:p>30</text:p>
          </table:table-cell>
          <table:table-cell office:value-type="string" calcext:value-type="string">
            <text:p>- [Custom.Gradient.Slider ★1](https://github.com/jeromemanzano/Custom.Gradient.Slider): A custom Xamarin.Forms.Slider that has options to change height, corner radius and apply gradient background in the Minimum Track.</text:p>
          </table:table-cell>
        </table:table-row>
        <table:table-row table:style-name="ro1">
          <table:table-cell table:formula="of:=COM.MICROSOFT.CONCAT(&quot;![GitHub Repo stars](https://img.shields.io/github/stars/&quot;;[.B324];&quot;?label=&quot;;[.B324];&quot;&amp;style=social)&quot;)" office:value-type="string" office:string-value="![GitHub Repo stars](https://img.shields.io/github/stars/NAXAM/customtabview-xforms?label=NAXAM/customtabview-xforms&amp;style=social)" calcext:value-type="string">
            <text:p>![GitHub Repo stars](https://img.shields.io/github/stars/NAXAM/customtabview-xforms?label=NAXAM/customtabview-xforms&amp;style=social)</text:p>
          </table:table-cell>
          <table:table-cell table:formula="of:=MID([.G324];[.C324];[.E324]-[.C324])" office:value-type="string" office:string-value="NAXAM/customtabview-xforms" calcext:value-type="string">
            <text:p>NAXAM/customtabview-xforms</text:p>
          </table:table-cell>
          <table:table-cell table:formula="of:=FIND(&quot;github.com/&quot;;[.G324])+11" office:value-type="float" office:value="45" calcext:value-type="float">
            <text:p>45</text:p>
          </table:table-cell>
          <table:table-cell table:formula="of:=MID([.G324];[.F324]+1;[.E324]-[.F324]-1)" office:value-type="string" office:string-value="https://github.com/NAXAM/customtabview-xforms" calcext:value-type="string">
            <text:p>https://github.com/NAXAM/customtabview-xforms</text:p>
          </table:table-cell>
          <table:table-cell table:formula="of:=FIND(&quot;)&quot;;[.G324])" office:value-type="float" office:value="71" calcext:value-type="float">
            <text:p>71</text:p>
          </table:table-cell>
          <table:table-cell table:formula="of:=FIND(&quot;(&quot;;[.G324])" office:value-type="float" office:value="25" calcext:value-type="float">
            <text:p>25</text:p>
          </table:table-cell>
          <table:table-cell office:value-type="string" calcext:value-type="string">
            <text:p>- [customtabview-xforms](https://github.com/NAXAM/customtabview-xforms): Overlay bottom tab bar with a custom view in Xamarin.Forms.</text:p>
          </table:table-cell>
        </table:table-row>
        <table:table-row table:style-name="ro1">
          <table:table-cell table:formula="of:=COM.MICROSOFT.CONCAT(&quot;![GitHub Repo stars](https://img.shields.io/github/stars/&quot;;[.B325];&quot;?label=&quot;;[.B325];&quot;&amp;style=social)&quot;)" office:value-type="string" office:string-value="![GitHub Repo stars](https://img.shields.io/github/stars/Flokri/CustomEntries?label=Flokri/CustomEntries&amp;style=social)" calcext:value-type="string">
            <text:p>![GitHub Repo stars](https://img.shields.io/github/stars/Flokri/CustomEntries?label=Flokri/CustomEntries&amp;style=social)</text:p>
          </table:table-cell>
          <table:table-cell table:formula="of:=MID([.G325];[.C325];[.E325]-[.C325])" office:value-type="string" office:string-value="Flokri/CustomEntries" calcext:value-type="string">
            <text:p>Flokri/CustomEntries</text:p>
          </table:table-cell>
          <table:table-cell table:formula="of:=FIND(&quot;github.com/&quot;;[.G325])+11" office:value-type="float" office:value="41" calcext:value-type="float">
            <text:p>41</text:p>
          </table:table-cell>
          <table:table-cell table:formula="of:=MID([.G325];[.F325]+1;[.E325]-[.F325]-1)" office:value-type="string" office:string-value="https://github.com/Flokri/CustomEntries" calcext:value-type="string">
            <text:p>https://github.com/Flokri/CustomEntries</text:p>
          </table:table-cell>
          <table:table-cell table:formula="of:=FIND(&quot;)&quot;;[.G325])" office:value-type="float" office:value="61" calcext:value-type="float">
            <text:p>61</text:p>
          </table:table-cell>
          <table:table-cell table:formula="of:=FIND(&quot;(&quot;;[.G325])" office:value-type="float" office:value="21" calcext:value-type="float">
            <text:p>21</text:p>
          </table:table-cell>
          <table:table-cell office:value-type="string" calcext:value-type="string">
            <text:p>- [CustomEntries ★1](https://github.com/Flokri/CustomEntries): Custom entries for Xamarin.Forms.</text:p>
          </table:table-cell>
        </table:table-row>
        <table:table-row table:style-name="ro1">
          <table:table-cell table:formula="of:=COM.MICROSOFT.CONCAT(&quot;![GitHub Repo stars](https://img.shields.io/github/stars/&quot;;[.B326];&quot;?label=&quot;;[.B326];&quot;&amp;style=social)&quot;)" office:value-type="string" office:string-value="![GitHub Repo stars](https://img.shields.io/github/stars/scriptBoris/DataGridSam?label=scriptBoris/DataGridSam&amp;style=social)" calcext:value-type="string">
            <text:p>![GitHub Repo stars](https://img.shields.io/github/stars/scriptBoris/DataGridSam?label=scriptBoris/DataGridSam&amp;style=social)</text:p>
          </table:table-cell>
          <table:table-cell table:formula="of:=MID([.G326];[.C326];[.E326]-[.C326])" office:value-type="string" office:string-value="scriptBoris/DataGridSam" calcext:value-type="string">
            <text:p>scriptBoris/DataGridSam</text:p>
          </table:table-cell>
          <table:table-cell table:formula="of:=FIND(&quot;github.com/&quot;;[.G326])+11" office:value-type="float" office:value="40" calcext:value-type="float">
            <text:p>40</text:p>
          </table:table-cell>
          <table:table-cell table:formula="of:=MID([.G326];[.F326]+1;[.E326]-[.F326]-1)" office:value-type="string" office:string-value="https://github.com/scriptBoris/DataGridSam" calcext:value-type="string">
            <text:p>https://github.com/scriptBoris/DataGridSam</text:p>
          </table:table-cell>
          <table:table-cell table:formula="of:=FIND(&quot;)&quot;;[.G326])" office:value-type="float" office:value="63" calcext:value-type="float">
            <text:p>63</text:p>
          </table:table-cell>
          <table:table-cell table:formula="of:=FIND(&quot;(&quot;;[.G326])" office:value-type="float" office:value="20" calcext:value-type="float">
            <text:p>20</text:p>
          </table:table-cell>
          <table:table-cell office:value-type="string" calcext:value-type="string">
            <text:p>- [DataGridSam ★11](https://github.com/scriptBoris/DataGridSam): Simple and fast DataGrid element for Xamarin.Forms.</text:p>
          </table:table-cell>
        </table:table-row>
        <table:table-row table:style-name="ro1">
          <table:table-cell table:formula="of:=COM.MICROSOFT.CONCAT(&quot;![GitHub Repo stars](https://img.shields.io/github/stars/&quot;;[.B327];&quot;?label=&quot;;[.B327];&quot;&amp;style=social)&quot;)" office:value-type="string" office:string-value="![GitHub Repo stars](https://img.shields.io/github/stars/pingzing/DesktopTrayIcon?label=pingzing/DesktopTrayIcon&amp;style=social)" calcext:value-type="string">
            <text:p>![GitHub Repo stars](https://img.shields.io/github/stars/pingzing/DesktopTrayIcon?label=pingzing/DesktopTrayIcon&amp;style=social)</text:p>
          </table:table-cell>
          <table:table-cell table:formula="of:=MID([.G327];[.C327];[.E327]-[.C327])" office:value-type="string" office:string-value="pingzing/DesktopTrayIcon" calcext:value-type="string">
            <text:p>pingzing/DesktopTrayIcon</text:p>
          </table:table-cell>
          <table:table-cell table:formula="of:=FIND(&quot;github.com/&quot;;[.G327])+11" office:value-type="float" office:value="43" calcext:value-type="float">
            <text:p>43</text:p>
          </table:table-cell>
          <table:table-cell table:formula="of:=MID([.G327];[.F327]+1;[.E327]-[.F327]-1)" office:value-type="string" office:string-value="https://github.com/pingzing/DesktopTrayIcon" calcext:value-type="string">
            <text:p>https://github.com/pingzing/DesktopTrayIcon</text:p>
          </table:table-cell>
          <table:table-cell table:formula="of:=FIND(&quot;)&quot;;[.G327])" office:value-type="float" office:value="67" calcext:value-type="float">
            <text:p>67</text:p>
          </table:table-cell>
          <table:table-cell table:formula="of:=FIND(&quot;(&quot;;[.G327])" office:value-type="float" office:value="23" calcext:value-type="float">
            <text:p>23</text:p>
          </table:table-cell>
          <table:table-cell office:value-type="string" calcext:value-type="string">
            <text:p>- [DesktopTrayIcon ★4](https://github.com/pingzing/DesktopTrayIcon): A Xamarin Forms plugin for adding tray icon functionality to Xamarin.Mac and Xamarin.WPF. </text:p>
          </table:table-cell>
        </table:table-row>
        <table:table-row table:style-name="ro1">
          <table:table-cell table:formula="of:=COM.MICROSOFT.CONCAT(&quot;![GitHub Repo stars](https://img.shields.io/github/stars/&quot;;[.B328];&quot;?label=&quot;;[.B328];&quot;&amp;style=social)&quot;)" office:value-type="string" office:string-value="![GitHub Repo stars](https://img.shields.io/github/stars/newky2k/DSoft.XamarinForms.Controls?label=newky2k/DSoft.XamarinForms.Controls&amp;style=social)" calcext:value-type="string">
            <text:p>![GitHub Repo stars](https://img.shields.io/github/stars/newky2k/DSoft.XamarinForms.Controls?label=newky2k/DSoft.XamarinForms.Controls&amp;style=social)</text:p>
          </table:table-cell>
          <table:table-cell table:formula="of:=MID([.G328];[.C328];[.E328]-[.C328])" office:value-type="string" office:string-value="newky2k/DSoft.XamarinForms.Controls" calcext:value-type="string">
            <text:p>newky2k/DSoft.XamarinForms.Controls</text:p>
          </table:table-cell>
          <table:table-cell table:formula="of:=FIND(&quot;github.com/&quot;;[.G328])+11" office:value-type="float" office:value="55" calcext:value-type="float">
            <text:p>55</text:p>
          </table:table-cell>
          <table:table-cell table:formula="of:=MID([.G328];[.F328]+1;[.E328]-[.F328]-1)" office:value-type="string" office:string-value="https://github.com/newky2k/DSoft.XamarinForms.Controls" calcext:value-type="string">
            <text:p>https://github.com/newky2k/DSoft.XamarinForms.Controls</text:p>
          </table:table-cell>
          <table:table-cell table:formula="of:=FIND(&quot;)&quot;;[.G328])" office:value-type="float" office:value="90" calcext:value-type="float">
            <text:p>90</text:p>
          </table:table-cell>
          <table:table-cell table:formula="of:=FIND(&quot;(&quot;;[.G328])" office:value-type="float" office:value="35" calcext:value-type="float">
            <text:p>35</text:p>
          </table:table-cell>
          <table:table-cell office:value-type="string" calcext:value-type="string">
            <text:p>- [DSoft.XamarinForms.Controls ★1](https://github.com/newky2k/DSoft.XamarinForms.Controls): Controls library for Xamarin.Forms (ColorWheelView, GradientView, etc.).</text:p>
          </table:table-cell>
        </table:table-row>
        <table:table-row table:style-name="ro1">
          <table:table-cell table:formula="of:=COM.MICROSOFT.CONCAT(&quot;![GitHub Repo stars](https://img.shields.io/github/stars/&quot;;[.B329];&quot;?label=&quot;;[.B329];&quot;&amp;style=social)&quot;)" office:value-type="string" office:string-value="![GitHub Repo stars](https://img.shields.io/github/stars/SuavePirate/DynamicWrapLayout?label=SuavePirate/DynamicWrapLayout&amp;style=social)" calcext:value-type="string">
            <text:p>![GitHub Repo stars](https://img.shields.io/github/stars/SuavePirate/DynamicWrapLayout?label=SuavePirate/DynamicWrapLayout&amp;style=social)</text:p>
          </table:table-cell>
          <table:table-cell table:formula="of:=MID([.G329];[.C329];[.E329]-[.C329])" office:value-type="string" office:string-value="SuavePirate/DynamicWrapLayout" calcext:value-type="string">
            <text:p>SuavePirate/DynamicWrapLayout</text:p>
          </table:table-cell>
          <table:table-cell table:formula="of:=FIND(&quot;github.com/&quot;;[.G329])+11" office:value-type="float" office:value="46" calcext:value-type="float">
            <text:p>46</text:p>
          </table:table-cell>
          <table:table-cell table:formula="of:=MID([.G329];[.F329]+1;[.E329]-[.F329]-1)" office:value-type="string" office:string-value="https://github.com/SuavePirate/DynamicWrapLayout" calcext:value-type="string">
            <text:p>https://github.com/SuavePirate/DynamicWrapLayout</text:p>
          </table:table-cell>
          <table:table-cell table:formula="of:=FIND(&quot;)&quot;;[.G329])" office:value-type="float" office:value="75" calcext:value-type="float">
            <text:p>75</text:p>
          </table:table-cell>
          <table:table-cell table:formula="of:=FIND(&quot;(&quot;;[.G329])" office:value-type="float" office:value="26" calcext:value-type="float">
            <text:p>26</text:p>
          </table:table-cell>
          <table:table-cell office:value-type="string" calcext:value-type="string">
            <text:p>- [DynamicWrapLayout ★21](https://github.com/SuavePirate/DynamicWrapLayout): A Xamarin.Forms layout for creating dynamically wrapped views.</text:p>
          </table:table-cell>
        </table:table-row>
        <table:table-row table:style-name="ro1">
          <table:table-cell table:formula="of:=COM.MICROSOFT.CONCAT(&quot;![GitHub Repo stars](https://img.shields.io/github/stars/&quot;;[.B330];&quot;?label=&quot;;[.B330];&quot;&amp;style=social)&quot;)" office:value-type="string" office:string-value="![GitHub Repo stars](https://img.shields.io/github/stars/lprichar/EasyLayout.Forms?label=lprichar/EasyLayout.Forms&amp;style=social)" calcext:value-type="string">
            <text:p>![GitHub Repo stars](https://img.shields.io/github/stars/lprichar/EasyLayout.Forms?label=lprichar/EasyLayout.Forms&amp;style=social)</text:p>
          </table:table-cell>
          <table:table-cell table:formula="of:=MID([.G330];[.C330];[.E330]-[.C330])" office:value-type="string" office:string-value="lprichar/EasyLayout.Forms" calcext:value-type="string">
            <text:p>lprichar/EasyLayout.Forms</text:p>
          </table:table-cell>
          <table:table-cell table:formula="of:=FIND(&quot;github.com/&quot;;[.G330])+11" office:value-type="float" office:value="45" calcext:value-type="float">
            <text:p>45</text:p>
          </table:table-cell>
          <table:table-cell table:formula="of:=MID([.G330];[.F330]+1;[.E330]-[.F330]-1)" office:value-type="string" office:string-value="https://github.com/lprichar/EasyLayout.Forms" calcext:value-type="string">
            <text:p>https://github.com/lprichar/EasyLayout.Forms</text:p>
          </table:table-cell>
          <table:table-cell table:formula="of:=FIND(&quot;)&quot;;[.G330])" office:value-type="float" office:value="70" calcext:value-type="float">
            <text:p>70</text:p>
          </table:table-cell>
          <table:table-cell table:formula="of:=FIND(&quot;(&quot;;[.G330])" office:value-type="float" office:value="25" calcext:value-type="float">
            <text:p>25</text:p>
          </table:table-cell>
          <table:table-cell office:value-type="string" calcext:value-type="string">
            <text:p>- [EasyLayout.Forms ★20](https://github.com/lprichar/EasyLayout.Forms): Simplifies working with RelativeLayout Programmatically in Xamarin.Forms.</text:p>
          </table:table-cell>
        </table:table-row>
        <table:table-row table:style-name="ro1">
          <table:table-cell table:formula="of:=COM.MICROSOFT.CONCAT(&quot;![GitHub Repo stars](https://img.shields.io/github/stars/&quot;;[.B331];&quot;?label=&quot;;[.B331];&quot;&amp;style=social)&quot;)" office:value-type="string" office:string-value="![GitHub Repo stars](https://img.shields.io/github/stars/muhaym/ElegantTabs?label=muhaym/ElegantTabs&amp;style=social)" calcext:value-type="string">
            <text:p>![GitHub Repo stars](https://img.shields.io/github/stars/muhaym/ElegantTabs?label=muhaym/ElegantTabs&amp;style=social)</text:p>
          </table:table-cell>
          <table:table-cell table:formula="of:=MID([.G331];[.C331];[.E331]-[.C331])" office:value-type="string" office:string-value="muhaym/ElegantTabs" calcext:value-type="string">
            <text:p>muhaym/ElegantTabs</text:p>
          </table:table-cell>
          <table:table-cell table:formula="of:=FIND(&quot;github.com/&quot;;[.G331])+11" office:value-type="float" office:value="40" calcext:value-type="float">
            <text:p>40</text:p>
          </table:table-cell>
          <table:table-cell table:formula="of:=MID([.G331];[.F331]+1;[.E331]-[.F331]-1)" office:value-type="string" office:string-value="https://github.com/muhaym/ElegantTabs" calcext:value-type="string">
            <text:p>https://github.com/muhaym/ElegantTabs</text:p>
          </table:table-cell>
          <table:table-cell table:formula="of:=FIND(&quot;)&quot;;[.G331])" office:value-type="float" office:value="58" calcext:value-type="float">
            <text:p>58</text:p>
          </table:table-cell>
          <table:table-cell table:formula="of:=FIND(&quot;(&quot;;[.G331])" office:value-type="float" office:value="20" calcext:value-type="float">
            <text:p>20</text:p>
          </table:table-cell>
          <table:table-cell office:value-type="string" calcext:value-type="string">
            <text:p>- [ElegantTabs ★41](https://github.com/muhaym/ElegantTabs): Adds some of nifty features that are missing in Xamarin Forms Tabbed Pages like Disabled Pages, Selected Icons, ability to use original Icon Colours.</text:p>
          </table:table-cell>
        </table:table-row>
        <table:table-row table:style-name="ro1">
          <table:table-cell table:formula="of:=COM.MICROSOFT.CONCAT(&quot;![GitHub Repo stars](https://img.shields.io/github/stars/&quot;;[.B332];&quot;?label=&quot;;[.B332];&quot;&amp;style=social)&quot;)" office:value-type="string" office:string-value="![GitHub Repo stars](https://img.shields.io/github/stars/80cmdude/EmbeddedPicker?label=80cmdude/EmbeddedPicker&amp;style=social)" calcext:value-type="string">
            <text:p>![GitHub Repo stars](https://img.shields.io/github/stars/80cmdude/EmbeddedPicker?label=80cmdude/EmbeddedPicker&amp;style=social)</text:p>
          </table:table-cell>
          <table:table-cell table:formula="of:=MID([.G332];[.C332];[.E332]-[.C332])" office:value-type="string" office:string-value="80cmdude/EmbeddedPicker" calcext:value-type="string">
            <text:p>80cmdude/EmbeddedPicker</text:p>
          </table:table-cell>
          <table:table-cell table:formula="of:=FIND(&quot;github.com/&quot;;[.G332])+11" office:value-type="float" office:value="42" calcext:value-type="float">
            <text:p>42</text:p>
          </table:table-cell>
          <table:table-cell table:formula="of:=MID([.G332];[.F332]+1;[.E332]-[.F332]-1)" office:value-type="string" office:string-value="https://github.com/80cmdude/EmbeddedPicker" calcext:value-type="string">
            <text:p>https://github.com/80cmdude/EmbeddedPicker</text:p>
          </table:table-cell>
          <table:table-cell table:formula="of:=FIND(&quot;)&quot;;[.G332])" office:value-type="float" office:value="65" calcext:value-type="float">
            <text:p>65</text:p>
          </table:table-cell>
          <table:table-cell table:formula="of:=FIND(&quot;(&quot;;[.G332])" office:value-type="float" office:value="22" calcext:value-type="float">
            <text:p>22</text:p>
          </table:table-cell>
          <table:table-cell office:value-type="string" calcext:value-type="string">
            <text:p>- [EmbeddedPicker ★6](https://github.com/80cmdude/EmbeddedPicker): Embedded page picker control for Xamarin.forms for both Android and iOS.</text:p>
          </table:table-cell>
        </table:table-row>
        <table:table-row table:style-name="ro1">
          <table:table-cell table:formula="of:=COM.MICROSOFT.CONCAT(&quot;![GitHub Repo stars](https://img.shields.io/github/stars/&quot;;[.B333];&quot;?label=&quot;;[.B333];&quot;&amp;style=social)&quot;)" office:value-type="string" office:string-value="![GitHub Repo stars](https://img.shields.io/github/stars/LeoJHarris/EnhancedEntry?label=LeoJHarris/EnhancedEntry&amp;style=social)" calcext:value-type="string">
            <text:p>![GitHub Repo stars](https://img.shields.io/github/stars/LeoJHarris/EnhancedEntry?label=LeoJHarris/EnhancedEntry&amp;style=social)</text:p>
          </table:table-cell>
          <table:table-cell table:formula="of:=MID([.G333];[.C333];[.E333]-[.C333])" office:value-type="string" office:string-value="LeoJHarris/EnhancedEntry" calcext:value-type="string">
            <text:p>LeoJHarris/EnhancedEntry</text:p>
          </table:table-cell>
          <table:table-cell table:formula="of:=FIND(&quot;github.com/&quot;;[.G333])+11" office:value-type="float" office:value="42" calcext:value-type="float">
            <text:p>42</text:p>
          </table:table-cell>
          <table:table-cell table:formula="of:=MID([.G333];[.F333]+1;[.E333]-[.F333]-1)" office:value-type="string" office:string-value="https://github.com/LeoJHarris/EnhancedEntry" calcext:value-type="string">
            <text:p>https://github.com/LeoJHarris/EnhancedEntry</text:p>
          </table:table-cell>
          <table:table-cell table:formula="of:=FIND(&quot;)&quot;;[.G333])" office:value-type="float" office:value="66" calcext:value-type="float">
            <text:p>66</text:p>
          </table:table-cell>
          <table:table-cell table:formula="of:=FIND(&quot;(&quot;;[.G333])" office:value-type="float" office:value="22" calcext:value-type="float">
            <text:p>22</text:p>
          </table:table-cell>
          <table:table-cell office:value-type="string" calcext:value-type="string">
            <text:p>- [EnhancedEntry ★65](https://github.com/LeoJHarris/EnhancedEntry): Enhanced Entry for Xamarin.forms projects that extends the current xamarin.forms Entry.</text:p>
          </table:table-cell>
        </table:table-row>
        <table:table-row table:style-name="ro1">
          <table:table-cell table:formula="of:=COM.MICROSOFT.CONCAT(&quot;![GitHub Repo stars](https://img.shields.io/github/stars/&quot;;[.B334];&quot;?label=&quot;;[.B334];&quot;&amp;style=social)&quot;)" office:value-type="string" office:string-value="![GitHub Repo stars](https://img.shields.io/github/stars/syncfusion/essential-ui-kit-for-xamarin.forms?label=syncfusion/essential-ui-kit-for-xamarin.forms&amp;style=social)" calcext:value-type="string">
            <text:p>![GitHub Repo stars](https://img.shields.io/github/stars/syncfusion/essential-ui-kit-for-xamarin.forms?label=syncfusion/essential-ui-kit-for-xamarin.forms&amp;style=social)</text:p>
          </table:table-cell>
          <table:table-cell table:formula="of:=MID([.G334];[.C334];[.E334]-[.C334])" office:value-type="string" office:string-value="syncfusion/essential-ui-kit-for-xamarin.forms" calcext:value-type="string">
            <text:p>syncfusion/essential-ui-kit-for-xamarin.forms</text:p>
          </table:table-cell>
          <table:table-cell table:formula="of:=FIND(&quot;github.com/&quot;;[.G334])+11" office:value-type="float" office:value="46" calcext:value-type="float">
            <text:p>46</text:p>
          </table:table-cell>
          <table:table-cell table:formula="of:=MID([.G334];[.F334]+1;[.E334]-[.F334]-1)" office:value-type="string" office:string-value="https://github.com/syncfusion/essential-ui-kit-for-xamarin.forms" calcext:value-type="string">
            <text:p>https://github.com/syncfusion/essential-ui-kit-for-xamarin.forms</text:p>
          </table:table-cell>
          <table:table-cell table:formula="of:=FIND(&quot;)&quot;;[.G334])" office:value-type="float" office:value="91" calcext:value-type="float">
            <text:p>91</text:p>
          </table:table-cell>
          <table:table-cell table:formula="of:=FIND(&quot;(&quot;;[.G334])" office:value-type="float" office:value="26" calcext:value-type="float">
            <text:p>26</text:p>
          </table:table-cell>
          <table:table-cell office:value-type="string" calcext:value-type="string">
            <text:p>- [Essential UI Kit ★647](https://github.com/syncfusion/essential-ui-kit-for-xamarin.forms): Beautiful free XAML pages for Xamarin.Forms app.</text:p>
          </table:table-cell>
        </table:table-row>
        <table:table-row table:style-name="ro1">
          <table:table-cell table:formula="of:=COM.MICROSOFT.CONCAT(&quot;![GitHub Repo stars](https://img.shields.io/github/stars/&quot;;[.B335];&quot;?label=&quot;;[.B335];&quot;&amp;style=social)&quot;)" office:value-type="string" office:string-value="![GitHub Repo stars](https://img.shields.io/github/stars/my-jabin/ExpandableListView-Xamarin?label=my-jabin/ExpandableListView-Xamarin&amp;style=social)" calcext:value-type="string">
            <text:p>![GitHub Repo stars](https://img.shields.io/github/stars/my-jabin/ExpandableListView-Xamarin?label=my-jabin/ExpandableListView-Xamarin&amp;style=social)</text:p>
          </table:table-cell>
          <table:table-cell table:formula="of:=MID([.G335];[.C335];[.E335]-[.C335])" office:value-type="string" office:string-value="my-jabin/ExpandableListView-Xamarin" calcext:value-type="string">
            <text:p>my-jabin/ExpandableListView-Xamarin</text:p>
          </table:table-cell>
          <table:table-cell table:formula="of:=FIND(&quot;github.com/&quot;;[.G335])+11" office:value-type="float" office:value="47" calcext:value-type="float">
            <text:p>47</text:p>
          </table:table-cell>
          <table:table-cell table:formula="of:=MID([.G335];[.F335]+1;[.E335]-[.F335]-1)" office:value-type="string" office:string-value="https://github.com/my-jabin/ExpandableListView-Xamarin" calcext:value-type="string">
            <text:p>https://github.com/my-jabin/ExpandableListView-Xamarin</text:p>
          </table:table-cell>
          <table:table-cell table:formula="of:=FIND(&quot;)&quot;;[.G335])" office:value-type="float" office:value="82" calcext:value-type="float">
            <text:p>82</text:p>
          </table:table-cell>
          <table:table-cell table:formula="of:=FIND(&quot;(&quot;;[.G335])" office:value-type="float" office:value="27" calcext:value-type="float">
            <text:p>27</text:p>
          </table:table-cell>
          <table:table-cell office:value-type="string" calcext:value-type="string">
            <text:p>- [ExpandableListView ★17](https://github.com/my-jabin/ExpandableListView-Xamarin): Expandable ListView in Xamarin.Forms.</text:p>
          </table:table-cell>
        </table:table-row>
        <table:table-row table:style-name="ro1">
          <table:table-cell table:formula="of:=COM.MICROSOFT.CONCAT(&quot;![GitHub Repo stars](https://img.shields.io/github/stars/&quot;;[.B336];&quot;?label=&quot;;[.B336];&quot;&amp;style=social)&quot;)" office:value-type="string" office:string-value="![GitHub Repo stars](https://img.shields.io/github/stars/AndreiMisiukevich/ExpandableView?label=AndreiMisiukevich/ExpandableView&amp;style=social)" calcext:value-type="string">
            <text:p>![GitHub Repo stars](https://img.shields.io/github/stars/AndreiMisiukevich/ExpandableView?label=AndreiMisiukevich/ExpandableView&amp;style=social)</text:p>
          </table:table-cell>
          <table:table-cell table:formula="of:=MID([.G336];[.C336];[.E336]-[.C336])" office:value-type="string" office:string-value="AndreiMisiukevich/ExpandableView" calcext:value-type="string">
            <text:p>AndreiMisiukevich/ExpandableView</text:p>
          </table:table-cell>
          <table:table-cell table:formula="of:=FIND(&quot;github.com/&quot;;[.G336])+11" office:value-type="float" office:value="44" calcext:value-type="float">
            <text:p>44</text:p>
          </table:table-cell>
          <table:table-cell table:formula="of:=MID([.G336];[.F336]+1;[.E336]-[.F336]-1)" office:value-type="string" office:string-value="https://github.com/AndreiMisiukevich/ExpandableView" calcext:value-type="string">
            <text:p>https://github.com/AndreiMisiukevich/ExpandableView</text:p>
          </table:table-cell>
          <table:table-cell table:formula="of:=FIND(&quot;)&quot;;[.G336])" office:value-type="float" office:value="76" calcext:value-type="float">
            <text:p>76</text:p>
          </table:table-cell>
          <table:table-cell table:formula="of:=FIND(&quot;(&quot;;[.G336])" office:value-type="float" office:value="24" calcext:value-type="float">
            <text:p>24</text:p>
          </table:table-cell>
          <table:table-cell office:value-type="string" calcext:value-type="string">
            <text:p>- [ExpandableView ★176](https://github.com/AndreiMisiukevich/ExpandableView): This plugin provides an opportunity to create expandable views.</text:p>
          </table:table-cell>
        </table:table-row>
        <table:table-row table:style-name="ro1">
          <table:table-cell table:formula="of:=COM.MICROSOFT.CONCAT(&quot;![GitHub Repo stars](https://img.shields.io/github/stars/&quot;;[.B337];&quot;?label=&quot;;[.B337];&quot;&amp;style=social)&quot;)" office:value-type="string" office:string-value="![GitHub Repo stars](https://img.shields.io/github/stars/Binwell/FastGrid?label=Binwell/FastGrid&amp;style=social)" calcext:value-type="string">
            <text:p>![GitHub Repo stars](https://img.shields.io/github/stars/Binwell/FastGrid?label=Binwell/FastGrid&amp;style=social)</text:p>
          </table:table-cell>
          <table:table-cell table:formula="of:=MID([.G337];[.C337];[.E337]-[.C337])" office:value-type="string" office:string-value="Binwell/FastGrid" calcext:value-type="string">
            <text:p>Binwell/FastGrid</text:p>
          </table:table-cell>
          <table:table-cell table:formula="of:=FIND(&quot;github.com/&quot;;[.G337])+11" office:value-type="float" office:value="38" calcext:value-type="float">
            <text:p>38</text:p>
          </table:table-cell>
          <table:table-cell table:formula="of:=MID([.G337];[.F337]+1;[.E337]-[.F337]-1)" office:value-type="string" office:string-value="https://github.com/Binwell/FastGrid" calcext:value-type="string">
            <text:p>https://github.com/Binwell/FastGrid</text:p>
          </table:table-cell>
          <table:table-cell table:formula="of:=FIND(&quot;)&quot;;[.G337])" office:value-type="float" office:value="54" calcext:value-type="float">
            <text:p>54</text:p>
          </table:table-cell>
          <table:table-cell table:formula="of:=FIND(&quot;(&quot;;[.G337])" office:value-type="float" office:value="18" calcext:value-type="float">
            <text:p>18</text:p>
          </table:table-cell>
          <table:table-cell office:value-type="string" calcext:value-type="string">
            <text:p>- [FastGrid ★111](https://github.com/Binwell/FastGrid): Component for Xamarin.Forms based on Android RecyclerView and iOS UICollectionView </text:p>
          </table:table-cell>
        </table:table-row>
        <table:table-row table:style-name="ro1">
          <table:table-cell table:formula="of:=COM.MICROSOFT.CONCAT(&quot;![GitHub Repo stars](https://img.shields.io/github/stars/&quot;;[.B338];&quot;?label=&quot;;[.B338];&quot;&amp;style=social)&quot;)" office:value-type="string" office:string-value="![GitHub Repo stars](https://img.shields.io/github/stars/luberda-molinet/FFImageLoading?label=luberda-molinet/FFImageLoading&amp;style=social)" calcext:value-type="string">
            <text:p>![GitHub Repo stars](https://img.shields.io/github/stars/luberda-molinet/FFImageLoading?label=luberda-molinet/FFImageLoading&amp;style=social)</text:p>
          </table:table-cell>
          <table:table-cell table:formula="of:=MID([.G338];[.C338];[.E338]-[.C338])" office:value-type="string" office:string-value="luberda-molinet/FFImageLoading" calcext:value-type="string">
            <text:p>luberda-molinet/FFImageLoading</text:p>
          </table:table-cell>
          <table:table-cell table:formula="of:=FIND(&quot;github.com/&quot;;[.G338])+11" office:value-type="float" office:value="45" calcext:value-type="float">
            <text:p>45</text:p>
          </table:table-cell>
          <table:table-cell table:formula="of:=MID([.G338];[.F338]+1;[.E338]-[.F338]-1)" office:value-type="string" office:string-value="https://github.com/luberda-molinet/FFImageLoading" calcext:value-type="string">
            <text:p>https://github.com/luberda-molinet/FFImageLoading</text:p>
          </table:table-cell>
          <table:table-cell table:formula="of:=FIND(&quot;)&quot;;[.G338])" office:value-type="float" office:value="75" calcext:value-type="float">
            <text:p>75</text:p>
          </table:table-cell>
          <table:table-cell table:formula="of:=FIND(&quot;(&quot;;[.G338])" office:value-type="float" office:value="25" calcext:value-type="float">
            <text:p>25</text:p>
          </table:table-cell>
          <table:table-cell office:value-type="string" calcext:value-type="string">
            <text:p>- [FFImageLoading ★1246](https://github.com/luberda-molinet/FFImageLoading): Library to load images quickly &amp; easily on Xamarin.iOS, Xamarin.Android, Xamarin.Forms and Windows (UWP, WinRT).</text:p>
          </table:table-cell>
        </table:table-row>
        <table:table-row table:style-name="ro1">
          <table:table-cell table:formula="of:=COM.MICROSOFT.CONCAT(&quot;![GitHub Repo stars](https://img.shields.io/github/stars/&quot;;[.B339];&quot;?label=&quot;;[.B339];&quot;&amp;style=social)&quot;)" office:value-type="string" office:string-value="![GitHub Repo stars](https://img.shields.io/github/stars/NAXAM/flexlayout-xamarin-forms?label=NAXAM/flexlayout-xamarin-forms&amp;style=social)" calcext:value-type="string">
            <text:p>![GitHub Repo stars](https://img.shields.io/github/stars/NAXAM/flexlayout-xamarin-forms?label=NAXAM/flexlayout-xamarin-forms&amp;style=social)</text:p>
          </table:table-cell>
          <table:table-cell table:formula="of:=MID([.G339];[.C339];[.E339]-[.C339])" office:value-type="string" office:string-value="NAXAM/flexlayout-xamarin-forms" calcext:value-type="string">
            <text:p>NAXAM/flexlayout-xamarin-forms</text:p>
          </table:table-cell>
          <table:table-cell table:formula="of:=FIND(&quot;github.com/&quot;;[.G339])+11" office:value-type="float" office:value="52" calcext:value-type="float">
            <text:p>52</text:p>
          </table:table-cell>
          <table:table-cell table:formula="of:=MID([.G339];[.F339]+1;[.E339]-[.F339]-1)" office:value-type="string" office:string-value="https://github.com/NAXAM/flexlayout-xamarin-forms" calcext:value-type="string">
            <text:p>https://github.com/NAXAM/flexlayout-xamarin-forms</text:p>
          </table:table-cell>
          <table:table-cell table:formula="of:=FIND(&quot;)&quot;;[.G339])" office:value-type="float" office:value="82" calcext:value-type="float">
            <text:p>82</text:p>
          </table:table-cell>
          <table:table-cell table:formula="of:=FIND(&quot;(&quot;;[.G339])" office:value-type="float" office:value="32" calcext:value-type="float">
            <text:p>32</text:p>
          </table:table-cell>
          <table:table-cell office:value-type="string" calcext:value-type="string">
            <text:p>- [flexlayout-xamarin-forms ★4](https://github.com/NAXAM/flexlayout-xamarin-forms): Flex Layout for Xamarin.Forms.</text:p>
          </table:table-cell>
        </table:table-row>
        <table:table-row table:style-name="ro1">
          <table:table-cell table:formula="of:=COM.MICROSOFT.CONCAT(&quot;![GitHub Repo stars](https://img.shields.io/github/stars/&quot;;[.B340];&quot;?label=&quot;;[.B340];&quot;&amp;style=social)&quot;)" office:value-type="string" office:string-value="![GitHub Repo stars](https://img.shields.io/github/stars/robinmanuelthiel/flexbutton?label=robinmanuelthiel/flexbutton&amp;style=social)" calcext:value-type="string">
            <text:p>![GitHub Repo stars](https://img.shields.io/github/stars/robinmanuelthiel/flexbutton?label=robinmanuelthiel/flexbutton&amp;style=social)</text:p>
          </table:table-cell>
          <table:table-cell table:formula="of:=MID([.G340];[.C340];[.E340]-[.C340])" office:value-type="string" office:string-value="robinmanuelthiel/flexbutton" calcext:value-type="string">
            <text:p>robinmanuelthiel/flexbutton</text:p>
          </table:table-cell>
          <table:table-cell table:formula="of:=FIND(&quot;github.com/&quot;;[.G340])+11" office:value-type="float" office:value="40" calcext:value-type="float">
            <text:p>40</text:p>
          </table:table-cell>
          <table:table-cell table:formula="of:=MID([.G340];[.F340]+1;[.E340]-[.F340]-1)" office:value-type="string" office:string-value="https://github.com/robinmanuelthiel/flexbutton" calcext:value-type="string">
            <text:p>https://github.com/robinmanuelthiel/flexbutton</text:p>
          </table:table-cell>
          <table:table-cell table:formula="of:=FIND(&quot;)&quot;;[.G340])" office:value-type="float" office:value="67" calcext:value-type="float">
            <text:p>67</text:p>
          </table:table-cell>
          <table:table-cell table:formula="of:=FIND(&quot;(&quot;;[.G340])" office:value-type="float" office:value="20" calcext:value-type="float">
            <text:p>20</text:p>
          </table:table-cell>
          <table:table-cell office:value-type="string" calcext:value-type="string">
            <text:p>- [FlexButton ★242](https://github.com/robinmanuelthiel/flexbutton): Button control for Xamarin.Forms with events for different states, color overlays and adjustable shapes and paddings. Supports iOS and Android.</text:p>
          </table:table-cell>
        </table:table-row>
        <table:table-row table:style-name="ro1">
          <table:table-cell table:formula="of:=COM.MICROSOFT.CONCAT(&quot;![GitHub Repo stars](https://img.shields.io/github/stars/&quot;;[.B341];&quot;?label=&quot;;[.B341];&quot;&amp;style=social)&quot;)" office:value-type="string" office:string-value="![GitHub Repo stars](https://img.shields.io/github/stars/xamarinium/FlippingAndResizableUI?label=xamarinium/FlippingAndResizableUI&amp;style=social)" calcext:value-type="string">
            <text:p>![GitHub Repo stars](https://img.shields.io/github/stars/xamarinium/FlippingAndResizableUI?label=xamarinium/FlippingAndResizableUI&amp;style=social)</text:p>
          </table:table-cell>
          <table:table-cell table:formula="of:=MID([.G341];[.C341];[.E341]-[.C341])" office:value-type="string" office:string-value="xamarinium/FlippingAndResizableUI" calcext:value-type="string">
            <text:p>xamarinium/FlippingAndResizableUI</text:p>
          </table:table-cell>
          <table:table-cell table:formula="of:=FIND(&quot;github.com/&quot;;[.G341])+11" office:value-type="float" office:value="51" calcext:value-type="float">
            <text:p>51</text:p>
          </table:table-cell>
          <table:table-cell table:formula="of:=MID([.G341];[.F341]+1;[.E341]-[.F341]-1)" office:value-type="string" office:string-value="https://github.com/xamarinium/FlippingAndResizableUI" calcext:value-type="string">
            <text:p>https://github.com/xamarinium/FlippingAndResizableUI</text:p>
          </table:table-cell>
          <table:table-cell table:formula="of:=FIND(&quot;)&quot;;[.G341])" office:value-type="float" office:value="84" calcext:value-type="float">
            <text:p>84</text:p>
          </table:table-cell>
          <table:table-cell table:formula="of:=FIND(&quot;(&quot;;[.G341])" office:value-type="float" office:value="31" calcext:value-type="float">
            <text:p>31</text:p>
          </table:table-cell>
          <table:table-cell office:value-type="string" calcext:value-type="string">
            <text:p>- [FlippingAndResizableUI ★34](https://github.com/xamarinium/FlippingAndResizableUI): UI with a rotated view and expandable panel in Xamarin.Forms.</text:p>
          </table:table-cell>
        </table:table-row>
        <table:table-row table:style-name="ro1">
          <table:table-cell table:formula="of:=COM.MICROSOFT.CONCAT(&quot;![GitHub Repo stars](https://img.shields.io/github/stars/&quot;;[.B342];&quot;?label=&quot;;[.B342];&quot;&amp;style=social)&quot;)" office:value-type="string" office:string-value="![GitHub Repo stars](https://img.shields.io/github/stars/tobias-oschmann/FloatingLabels?label=tobias-oschmann/FloatingLabels&amp;style=social)" calcext:value-type="string">
            <text:p>![GitHub Repo stars](https://img.shields.io/github/stars/tobias-oschmann/FloatingLabels?label=tobias-oschmann/FloatingLabels&amp;style=social)</text:p>
          </table:table-cell>
          <table:table-cell table:formula="of:=MID([.G342];[.C342];[.E342]-[.C342])" office:value-type="string" office:string-value="tobias-oschmann/FloatingLabels" calcext:value-type="string">
            <text:p>tobias-oschmann/FloatingLabels</text:p>
          </table:table-cell>
          <table:table-cell table:formula="of:=FIND(&quot;github.com/&quot;;[.G342])+11" office:value-type="float" office:value="42" calcext:value-type="float">
            <text:p>42</text:p>
          </table:table-cell>
          <table:table-cell table:formula="of:=MID([.G342];[.F342]+1;[.E342]-[.F342]-1)" office:value-type="string" office:string-value="https://github.com/tobias-oschmann/FloatingLabels" calcext:value-type="string">
            <text:p>https://github.com/tobias-oschmann/FloatingLabels</text:p>
          </table:table-cell>
          <table:table-cell table:formula="of:=FIND(&quot;)&quot;;[.G342])" office:value-type="float" office:value="72" calcext:value-type="float">
            <text:p>72</text:p>
          </table:table-cell>
          <table:table-cell table:formula="of:=FIND(&quot;(&quot;;[.G342])" office:value-type="float" office:value="22" calcext:value-type="float">
            <text:p>22</text:p>
          </table:table-cell>
          <table:table-cell office:value-type="string" calcext:value-type="string">
            <text:p>- [FloatingLabels ★2](https://github.com/tobias-oschmann/FloatingLabels): A collection of FloatingLabel-Controls for Xamarin.Forms.</text:p>
          </table:table-cell>
        </table:table-row>
        <table:table-row table:style-name="ro1">
          <table:table-cell table:formula="of:=COM.MICROSOFT.CONCAT(&quot;![GitHub Repo stars](https://img.shields.io/github/stars/&quot;;[.B343];&quot;?label=&quot;;[.B343];&quot;&amp;style=social)&quot;)" office:value-type="string" office:string-value="![GitHub Repo stars](https://img.shields.io/github/stars/daniel-luberda/DLToolkit.Forms.Controls/tree/master/FlowListView?label=daniel-luberda/DLToolkit.Forms.Controls/tree/master/FlowListView&amp;style=social)" calcext:value-type="string">
            <text:p>![GitHub Repo stars](https://img.shields.io/github/stars/daniel-luberda/DLToolkit.Forms.Controls/tree/master/FlowListView?label=daniel-luberda/DLToolkit.Forms.Controls/tree/master/FlowListView&amp;style=social)</text:p>
          </table:table-cell>
          <table:table-cell table:formula="of:=MID([.G343];[.C343];[.E343]-[.C343])" office:value-type="string" office:string-value="daniel-luberda/DLToolkit.Forms.Controls/tree/master/FlowListView" calcext:value-type="string">
            <text:p>daniel-luberda/DLToolkit.Forms.Controls/tree/master/FlowListView</text:p>
          </table:table-cell>
          <table:table-cell table:formula="of:=FIND(&quot;github.com/&quot;;[.G343])+11" office:value-type="float" office:value="42" calcext:value-type="float">
            <text:p>42</text:p>
          </table:table-cell>
          <table:table-cell table:formula="of:=MID([.G343];[.F343]+1;[.E343]-[.F343]-1)" office:value-type="string" office:string-value="https://github.com/daniel-luberda/DLToolkit.Forms.Controls/tree/master/FlowListView" calcext:value-type="string">
            <text:p>https://github.com/daniel-luberda/DLToolkit.Forms.Controls/tree/master/FlowListView</text:p>
          </table:table-cell>
          <table:table-cell table:formula="of:=FIND(&quot;)&quot;;[.G343])" office:value-type="float" office:value="106" calcext:value-type="float">
            <text:p>106</text:p>
          </table:table-cell>
          <table:table-cell table:formula="of:=FIND(&quot;(&quot;;[.G343])" office:value-type="float" office:value="22" calcext:value-type="float">
            <text:p>22</text:p>
          </table:table-cell>
          <table:table-cell office:value-type="string" calcext:value-type="string">
            <text:p>- [FlowListView ★391](https://github.com/daniel-luberda/DLToolkit.Forms.Controls/tree/master/FlowListView): ListView derivative with flowing, grid-like columns support.</text:p>
          </table:table-cell>
        </table:table-row>
        <table:table-row table:style-name="ro1">
          <table:table-cell table:formula="of:=COM.MICROSOFT.CONCAT(&quot;![GitHub Repo stars](https://img.shields.io/github/stars/&quot;;[.B344];&quot;?label=&quot;;[.B344];&quot;&amp;style=social)&quot;)" office:value-type="string" office:string-value="![GitHub Repo stars](https://img.shields.io/github/stars/AndreiMisiukevich/FluentLayout?label=AndreiMisiukevich/FluentLayout&amp;style=social)" calcext:value-type="string">
            <text:p>![GitHub Repo stars](https://img.shields.io/github/stars/AndreiMisiukevich/FluentLayout?label=AndreiMisiukevich/FluentLayout&amp;style=social)</text:p>
          </table:table-cell>
          <table:table-cell table:formula="of:=MID([.G344];[.C344];[.E344]-[.C344])" office:value-type="string" office:string-value="AndreiMisiukevich/FluentLayout" calcext:value-type="string">
            <text:p>AndreiMisiukevich/FluentLayout</text:p>
          </table:table-cell>
          <table:table-cell table:formula="of:=FIND(&quot;github.com/&quot;;[.G344])+11" office:value-type="float" office:value="40" calcext:value-type="float">
            <text:p>40</text:p>
          </table:table-cell>
          <table:table-cell table:formula="of:=MID([.G344];[.F344]+1;[.E344]-[.F344]-1)" office:value-type="string" office:string-value="https://github.com/AndreiMisiukevich/FluentLayout" calcext:value-type="string">
            <text:p>https://github.com/AndreiMisiukevich/FluentLayout</text:p>
          </table:table-cell>
          <table:table-cell table:formula="of:=FIND(&quot;)&quot;;[.G344])" office:value-type="float" office:value="70" calcext:value-type="float">
            <text:p>70</text:p>
          </table:table-cell>
          <table:table-cell table:formula="of:=FIND(&quot;(&quot;;[.G344])" office:value-type="float" office:value="20" calcext:value-type="float">
            <text:p>20</text:p>
          </table:table-cell>
          <table:table-cell office:value-type="string" calcext:value-type="string">
            <text:p>- [FluentLayout ★1](https://github.com/AndreiMisiukevich/FluentLayout): Xamarin.Forms Fluent Layout.</text:p>
          </table:table-cell>
        </table:table-row>
        <table:table-row table:style-name="ro1">
          <table:table-cell table:formula="of:=COM.MICROSOFT.CONCAT(&quot;![GitHub Repo stars](https://img.shields.io/github/stars/&quot;;[.B345];&quot;?label=&quot;;[.B345];&quot;&amp;style=social)&quot;)" office:value-type="string" office:string-value="![GitHub Repo stars](https://img.shields.io/github/stars/matthewrdev/Font-Awesome-And-Xamarin.Forms?label=matthewrdev/Font-Awesome-And-Xamarin.Forms&amp;style=social)" calcext:value-type="string">
            <text:p>![GitHub Repo stars](https://img.shields.io/github/stars/matthewrdev/Font-Awesome-And-Xamarin.Forms?label=matthewrdev/Font-Awesome-And-Xamarin.Forms&amp;style=social)</text:p>
          </table:table-cell>
          <table:table-cell table:formula="of:=MID([.G345];[.C345];[.E345]-[.C345])" office:value-type="string" office:string-value="matthewrdev/Font-Awesome-And-Xamarin.Forms" calcext:value-type="string">
            <text:p>matthewrdev/Font-Awesome-And-Xamarin.Forms</text:p>
          </table:table-cell>
          <table:table-cell table:formula="of:=FIND(&quot;github.com/&quot;;[.G345])+11" office:value-type="float" office:value="55" calcext:value-type="float">
            <text:p>55</text:p>
          </table:table-cell>
          <table:table-cell table:formula="of:=MID([.G345];[.F345]+1;[.E345]-[.F345]-1)" office:value-type="string" office:string-value="https://github.com/matthewrdev/Font-Awesome-And-Xamarin.Forms" calcext:value-type="string">
            <text:p>https://github.com/matthewrdev/Font-Awesome-And-Xamarin.Forms</text:p>
          </table:table-cell>
          <table:table-cell table:formula="of:=FIND(&quot;)&quot;;[.G345])" office:value-type="float" office:value="97" calcext:value-type="float">
            <text:p>97</text:p>
          </table:table-cell>
          <table:table-cell table:formula="of:=FIND(&quot;(&quot;;[.G345])" office:value-type="float" office:value="35" calcext:value-type="float">
            <text:p>35</text:p>
          </table:table-cell>
          <table:table-cell office:value-type="string" calcext:value-type="string">
            <text:p>- [Font-Awesome-And-Xamarin.Forms](https://github.com/matthewrdev/Font-Awesome-And-Xamarin.Forms): A complete walkthrough for adding and using FontAwesome within your mobile apps. </text:p>
          </table:table-cell>
        </table:table-row>
        <table:table-row table:style-name="ro1">
          <table:table-cell table:formula="of:=COM.MICROSOFT.CONCAT(&quot;![GitHub Repo stars](https://img.shields.io/github/stars/&quot;;[.B346];&quot;?label=&quot;;[.B346];&quot;&amp;style=social)&quot;)" office:value-type="string" office:string-value="![GitHub Repo stars](https://img.shields.io/github/stars/rlingineni/Forms-BottomSheet?label=rlingineni/Forms-BottomSheet&amp;style=social)" calcext:value-type="string">
            <text:p>![GitHub Repo stars](https://img.shields.io/github/stars/rlingineni/Forms-BottomSheet?label=rlingineni/Forms-BottomSheet&amp;style=social)</text:p>
          </table:table-cell>
          <table:table-cell table:formula="of:=MID([.G346];[.C346];[.E346]-[.C346])" office:value-type="string" office:string-value="rlingineni/Forms-BottomSheet" calcext:value-type="string">
            <text:p>rlingineni/Forms-BottomSheet</text:p>
          </table:table-cell>
          <table:table-cell table:formula="of:=FIND(&quot;github.com/&quot;;[.G346])+11" office:value-type="float" office:value="46" calcext:value-type="float">
            <text:p>46</text:p>
          </table:table-cell>
          <table:table-cell table:formula="of:=MID([.G346];[.F346]+1;[.E346]-[.F346]-1)" office:value-type="string" office:string-value="https://github.com/rlingineni/Forms-BottomSheet" calcext:value-type="string">
            <text:p>https://github.com/rlingineni/Forms-BottomSheet</text:p>
          </table:table-cell>
          <table:table-cell table:formula="of:=FIND(&quot;)&quot;;[.G346])" office:value-type="float" office:value="74" calcext:value-type="float">
            <text:p>74</text:p>
          </table:table-cell>
          <table:table-cell table:formula="of:=FIND(&quot;(&quot;;[.G346])" office:value-type="float" office:value="26" calcext:value-type="float">
            <text:p>26</text:p>
          </table:table-cell>
          <table:table-cell office:value-type="string" calcext:value-type="string">
            <text:p>- [Forms-BottomSheet ★18](https://github.com/rlingineni/Forms-BottomSheet): A bottom sheet control for Xamarin.Forms.</text:p>
          </table:table-cell>
        </table:table-row>
        <table:table-row table:style-name="ro1">
          <table:table-cell table:formula="of:=COM.MICROSOFT.CONCAT(&quot;![GitHub Repo stars](https://img.shields.io/github/stars/&quot;;[.B347];&quot;?label=&quot;;[.B347];&quot;&amp;style=social)&quot;)" office:value-type="string" office:string-value="![GitHub Repo stars](https://img.shields.io/github/stars/baskren/Forms9Patch?label=baskren/Forms9Patch&amp;style=social)" calcext:value-type="string">
            <text:p>![GitHub Repo stars](https://img.shields.io/github/stars/baskren/Forms9Patch?label=baskren/Forms9Patch&amp;style=social)</text:p>
          </table:table-cell>
          <table:table-cell table:formula="of:=MID([.G347];[.C347];[.E347]-[.C347])" office:value-type="string" office:string-value="baskren/Forms9Patch" calcext:value-type="string">
            <text:p>baskren/Forms9Patch</text:p>
          </table:table-cell>
          <table:table-cell table:formula="of:=FIND(&quot;github.com/&quot;;[.G347])+11" office:value-type="float" office:value="40" calcext:value-type="float">
            <text:p>40</text:p>
          </table:table-cell>
          <table:table-cell table:formula="of:=MID([.G347];[.F347]+1;[.E347]-[.F347]-1)" office:value-type="string" office:string-value="https://github.com/baskren/Forms9Patch" calcext:value-type="string">
            <text:p>https://github.com/baskren/Forms9Patch</text:p>
          </table:table-cell>
          <table:table-cell table:formula="of:=FIND(&quot;)&quot;;[.G347])" office:value-type="float" office:value="59" calcext:value-type="float">
            <text:p>59</text:p>
          </table:table-cell>
          <table:table-cell table:formula="of:=FIND(&quot;(&quot;;[.G347])" office:value-type="float" office:value="20" calcext:value-type="float">
            <text:p>20</text:p>
          </table:table-cell>
          <table:table-cell office:value-type="string" calcext:value-type="string">
            <text:p>- [Forms9Patch ★86](https://github.com/baskren/Forms9Patch): Simplify image management and text formatting in your Xamarin.Forms apps.</text:p>
          </table:table-cell>
        </table:table-row>
        <table:table-row table:style-name="ro1">
          <table:table-cell table:formula="of:=COM.MICROSOFT.CONCAT(&quot;![GitHub Repo stars](https://img.shields.io/github/stars/&quot;;[.B348];&quot;?label=&quot;;[.B348];&quot;&amp;style=social)&quot;)" office:value-type="string" office:string-value="![GitHub Repo stars](https://img.shields.io/github/stars/mariusmuntean/FormsRevealer?label=mariusmuntean/FormsRevealer&amp;style=social)" calcext:value-type="string">
            <text:p>![GitHub Repo stars](https://img.shields.io/github/stars/mariusmuntean/FormsRevealer?label=mariusmuntean/FormsRevealer&amp;style=social)</text:p>
          </table:table-cell>
          <table:table-cell table:formula="of:=MID([.G348];[.C348];[.E348]-[.C348])" office:value-type="string" office:string-value="mariusmuntean/FormsRevealer" calcext:value-type="string">
            <text:p>mariusmuntean/FormsRevealer</text:p>
          </table:table-cell>
          <table:table-cell table:formula="of:=FIND(&quot;github.com/&quot;;[.G348])+11" office:value-type="float" office:value="42" calcext:value-type="float">
            <text:p>42</text:p>
          </table:table-cell>
          <table:table-cell table:formula="of:=MID([.G348];[.F348]+1;[.E348]-[.F348]-1)" office:value-type="string" office:string-value="https://github.com/mariusmuntean/FormsRevealer" calcext:value-type="string">
            <text:p>https://github.com/mariusmuntean/FormsRevealer</text:p>
          </table:table-cell>
          <table:table-cell table:formula="of:=FIND(&quot;)&quot;;[.G348])" office:value-type="float" office:value="69" calcext:value-type="float">
            <text:p>69</text:p>
          </table:table-cell>
          <table:table-cell table:formula="of:=FIND(&quot;(&quot;;[.G348])" office:value-type="float" office:value="22" calcext:value-type="float">
            <text:p>22</text:p>
          </table:table-cell>
          <table:table-cell office:value-type="string" calcext:value-type="string">
            <text:p>- [FormsRevealer ★37](https://github.com/mariusmuntean/FormsRevealer): Xamarin.Forms control that can show child views with a reveal animation.</text:p>
          </table:table-cell>
        </table:table-row>
        <table:table-row table:style-name="ro1">
          <table:table-cell table:formula="of:=COM.MICROSOFT.CONCAT(&quot;![GitHub Repo stars](https://img.shields.io/github/stars/&quot;;[.B349];&quot;?label=&quot;;[.B349];&quot;&amp;style=social)&quot;)" office:value-type="string" office:string-value="![GitHub Repo stars](https://img.shields.io/github/stars/jonathanpeppers/glidex?label=jonathanpeppers/glidex&amp;style=social)" calcext:value-type="string">
            <text:p>![GitHub Repo stars](https://img.shields.io/github/stars/jonathanpeppers/glidex?label=jonathanpeppers/glidex&amp;style=social)</text:p>
          </table:table-cell>
          <table:table-cell table:formula="of:=MID([.G349];[.C349];[.E349]-[.C349])" office:value-type="string" office:string-value="jonathanpeppers/glidex" calcext:value-type="string">
            <text:p>jonathanpeppers/glidex</text:p>
          </table:table-cell>
          <table:table-cell table:formula="of:=FIND(&quot;github.com/&quot;;[.G349])+11" office:value-type="float" office:value="42" calcext:value-type="float">
            <text:p>42</text:p>
          </table:table-cell>
          <table:table-cell table:formula="of:=MID([.G349];[.F349]+1;[.E349]-[.F349]-1)" office:value-type="string" office:string-value="https://github.com/jonathanpeppers/glidex" calcext:value-type="string">
            <text:p>https://github.com/jonathanpeppers/glidex</text:p>
          </table:table-cell>
          <table:table-cell table:formula="of:=FIND(&quot;)&quot;;[.G349])" office:value-type="float" office:value="64" calcext:value-type="float">
            <text:p>64</text:p>
          </table:table-cell>
          <table:table-cell table:formula="of:=FIND(&quot;(&quot;;[.G349])" office:value-type="float" office:value="22" calcext:value-type="float">
            <text:p>22</text:p>
          </table:table-cell>
          <table:table-cell office:value-type="string" calcext:value-type="string">
            <text:p>- [glidex.forms ★150](https://github.com/jonathanpeppers/glidex): Is an attempt at using Glide for faster Xamarin.Forms images on Android. </text:p>
          </table:table-cell>
        </table:table-row>
        <table:table-row table:style-name="ro1">
          <table:table-cell table:formula="of:=COM.MICROSOFT.CONCAT(&quot;![GitHub Repo stars](https://img.shields.io/github/stars/&quot;;[.B350];&quot;?label=&quot;;[.B350];&quot;&amp;style=social)&quot;)" office:value-type="string" office:string-value="![GitHub Repo stars](https://img.shields.io/github/stars/Phenek/Global.InputForms?label=Phenek/Global.InputForms&amp;style=social)" calcext:value-type="string">
            <text:p>![GitHub Repo stars](https://img.shields.io/github/stars/Phenek/Global.InputForms?label=Phenek/Global.InputForms&amp;style=social)</text:p>
          </table:table-cell>
          <table:table-cell table:formula="of:=MID([.G350];[.C350];[.E350]-[.C350])" office:value-type="string" office:string-value="Phenek/Global.InputForms" calcext:value-type="string">
            <text:p>Phenek/Global.InputForms</text:p>
          </table:table-cell>
          <table:table-cell table:formula="of:=FIND(&quot;github.com/&quot;;[.G350])+11" office:value-type="float" office:value="46" calcext:value-type="float">
            <text:p>46</text:p>
          </table:table-cell>
          <table:table-cell table:formula="of:=MID([.G350];[.F350]+1;[.E350]-[.F350]-1)" office:value-type="string" office:string-value="https://github.com/Phenek/Global.InputForms" calcext:value-type="string">
            <text:p>https://github.com/Phenek/Global.InputForms</text:p>
          </table:table-cell>
          <table:table-cell table:formula="of:=FIND(&quot;)&quot;;[.G350])" office:value-type="float" office:value="70" calcext:value-type="float">
            <text:p>70</text:p>
          </table:table-cell>
          <table:table-cell table:formula="of:=FIND(&quot;(&quot;;[.G350])" office:value-type="float" office:value="26" calcext:value-type="float">
            <text:p>26</text:p>
          </table:table-cell>
          <table:table-cell office:value-type="string" calcext:value-type="string">
            <text:p>- [Global.InputForms ★16](https://github.com/Phenek/Global.InputForms): Global.InputForms provides Xamarin.Forms Essentials controls for iOS and Android apps (CheckGroup, RadioGroup, etc.).</text:p>
          </table:table-cell>
        </table:table-row>
        <table:table-row table:style-name="ro1">
          <table:table-cell table:formula="of:=COM.MICROSOFT.CONCAT(&quot;![GitHub Repo stars](https://img.shields.io/github/stars/&quot;;[.B351];&quot;?label=&quot;;[.B351];&quot;&amp;style=social)&quot;)" office:value-type="string" office:string-value="![GitHub Repo stars](https://img.shields.io/github/stars/DevsDNA/GradientBoxView?label=DevsDNA/GradientBoxView&amp;style=social)" calcext:value-type="string">
            <text:p>![GitHub Repo stars](https://img.shields.io/github/stars/DevsDNA/GradientBoxView?label=DevsDNA/GradientBoxView&amp;style=social)</text:p>
          </table:table-cell>
          <table:table-cell table:formula="of:=MID([.G351];[.C351];[.E351]-[.C351])" office:value-type="string" office:string-value="DevsDNA/GradientBoxView" calcext:value-type="string">
            <text:p>DevsDNA/GradientBoxView</text:p>
          </table:table-cell>
          <table:table-cell table:formula="of:=FIND(&quot;github.com/&quot;;[.G351])+11" office:value-type="float" office:value="44" calcext:value-type="float">
            <text:p>44</text:p>
          </table:table-cell>
          <table:table-cell table:formula="of:=MID([.G351];[.F351]+1;[.E351]-[.F351]-1)" office:value-type="string" office:string-value="https://github.com/DevsDNA/GradientBoxView" calcext:value-type="string">
            <text:p>https://github.com/DevsDNA/GradientBoxView</text:p>
          </table:table-cell>
          <table:table-cell table:formula="of:=FIND(&quot;)&quot;;[.G351])" office:value-type="float" office:value="67" calcext:value-type="float">
            <text:p>67</text:p>
          </table:table-cell>
          <table:table-cell table:formula="of:=FIND(&quot;(&quot;;[.G351])" office:value-type="float" office:value="24" calcext:value-type="float">
            <text:p>24</text:p>
          </table:table-cell>
          <table:table-cell office:value-type="string" calcext:value-type="string">
            <text:p>- [GradientBoxView ★19](https://github.com/DevsDNA/GradientBoxView): Create beautiful gradients.</text:p>
          </table:table-cell>
        </table:table-row>
        <table:table-row table:style-name="ro1">
          <table:table-cell table:formula="of:=COM.MICROSOFT.CONCAT(&quot;![GitHub Repo stars](https://img.shields.io/github/stars/&quot;;[.B352];&quot;?label=&quot;;[.B352];&quot;&amp;style=social)&quot;)" office:value-type="string" office:string-value="![GitHub Repo stars](https://img.shields.io/github/stars/andreinitescu/GridSplitterApp?label=andreinitescu/GridSplitterApp&amp;style=social)" calcext:value-type="string">
            <text:p>![GitHub Repo stars](https://img.shields.io/github/stars/andreinitescu/GridSplitterApp?label=andreinitescu/GridSplitterApp&amp;style=social)</text:p>
          </table:table-cell>
          <table:table-cell table:formula="of:=MID([.G352];[.C352];[.E352]-[.C352])" office:value-type="string" office:string-value="andreinitescu/GridSplitterApp" calcext:value-type="string">
            <text:p>andreinitescu/GridSplitterApp</text:p>
          </table:table-cell>
          <table:table-cell table:formula="of:=FIND(&quot;github.com/&quot;;[.G352])+11" office:value-type="float" office:value="41" calcext:value-type="float">
            <text:p>41</text:p>
          </table:table-cell>
          <table:table-cell table:formula="of:=MID([.G352];[.F352]+1;[.E352]-[.F352]-1)" office:value-type="string" office:string-value="https://github.com/andreinitescu/GridSplitterApp" calcext:value-type="string">
            <text:p>https://github.com/andreinitescu/GridSplitterApp</text:p>
          </table:table-cell>
          <table:table-cell table:formula="of:=FIND(&quot;)&quot;;[.G352])" office:value-type="float" office:value="70" calcext:value-type="float">
            <text:p>70</text:p>
          </table:table-cell>
          <table:table-cell table:formula="of:=FIND(&quot;(&quot;;[.G352])" office:value-type="float" office:value="21" calcext:value-type="float">
            <text:p>21</text:p>
          </table:table-cell>
          <table:table-cell office:value-type="string" calcext:value-type="string">
            <text:p>- [GridSplitter ★30](https://github.com/andreinitescu/GridSplitterApp): A control for Xamarin Forms that redistributes space between columns or rows of a Grid control.</text:p>
          </table:table-cell>
        </table:table-row>
        <table:table-row table:style-name="ro1">
          <table:table-cell table:formula="of:=COM.MICROSOFT.CONCAT(&quot;![GitHub Repo stars](https://img.shields.io/github/stars/&quot;;[.B353];&quot;?label=&quot;;[.B353];&quot;&amp;style=social)&quot;)" office:value-type="string" office:string-value="![GitHub Repo stars](https://img.shields.io/github/stars/edsnider/htmllabel?label=edsnider/htmllabel&amp;style=social)" calcext:value-type="string">
            <text:p>![GitHub Repo stars](https://img.shields.io/github/stars/edsnider/htmllabel?label=edsnider/htmllabel&amp;style=social)</text:p>
          </table:table-cell>
          <table:table-cell table:formula="of:=MID([.G353];[.C353];[.E353]-[.C353])" office:value-type="string" office:string-value="edsnider/htmllabel" calcext:value-type="string">
            <text:p>edsnider/htmllabel</text:p>
          </table:table-cell>
          <table:table-cell table:formula="of:=FIND(&quot;github.com/&quot;;[.G353])+11" office:value-type="float" office:value="37" calcext:value-type="float">
            <text:p>37</text:p>
          </table:table-cell>
          <table:table-cell table:formula="of:=MID([.G353];[.F353]+1;[.E353]-[.F353]-1)" office:value-type="string" office:string-value="https://github.com/edsnider/htmllabel" calcext:value-type="string">
            <text:p>https://github.com/edsnider/htmllabel</text:p>
          </table:table-cell>
          <table:table-cell table:formula="of:=FIND(&quot;)&quot;;[.G353])" office:value-type="float" office:value="55" calcext:value-type="float">
            <text:p>55</text:p>
          </table:table-cell>
          <table:table-cell table:formula="of:=FIND(&quot;(&quot;;[.G353])" office:value-type="float" office:value="17" calcext:value-type="float">
            <text:p>17</text:p>
          </table:table-cell>
          <table:table-cell office:value-type="string" calcext:value-type="string">
            <text:p>- [htmllabel ★6](https://github.com/edsnider/htmllabel): HTML Label for Xamarin.Forms.</text:p>
          </table:table-cell>
        </table:table-row>
        <table:table-row table:style-name="ro1">
          <table:table-cell table:formula="of:=COM.MICROSOFT.CONCAT(&quot;![GitHub Repo stars](https://img.shields.io/github/stars/&quot;;[.B354];&quot;?label=&quot;;[.B354];&quot;&amp;style=social)&quot;)" office:value-type="string" office:string-value="![GitHub Repo stars](https://img.shields.io/github/stars/Li-Yanzhi/IconEntry?label=Li-Yanzhi/IconEntry&amp;style=social)" calcext:value-type="string">
            <text:p>![GitHub Repo stars](https://img.shields.io/github/stars/Li-Yanzhi/IconEntry?label=Li-Yanzhi/IconEntry&amp;style=social)</text:p>
          </table:table-cell>
          <table:table-cell table:formula="of:=MID([.G354];[.C354];[.E354]-[.C354])" office:value-type="string" office:string-value="Li-Yanzhi/IconEntry" calcext:value-type="string">
            <text:p>Li-Yanzhi/IconEntry</text:p>
          </table:table-cell>
          <table:table-cell table:formula="of:=FIND(&quot;github.com/&quot;;[.G354])+11" office:value-type="float" office:value="38" calcext:value-type="float">
            <text:p>38</text:p>
          </table:table-cell>
          <table:table-cell table:formula="of:=MID([.G354];[.F354]+1;[.E354]-[.F354]-1)" office:value-type="string" office:string-value="https://github.com/Li-Yanzhi/IconEntry" calcext:value-type="string">
            <text:p>https://github.com/Li-Yanzhi/IconEntry</text:p>
          </table:table-cell>
          <table:table-cell table:formula="of:=FIND(&quot;)&quot;;[.G354])" office:value-type="float" office:value="57" calcext:value-type="float">
            <text:p>57</text:p>
          </table:table-cell>
          <table:table-cell table:formula="of:=FIND(&quot;(&quot;;[.G354])" office:value-type="float" office:value="18" calcext:value-type="float">
            <text:p>18</text:p>
          </table:table-cell>
          <table:table-cell office:value-type="string" calcext:value-type="string">
            <text:p>- [IconEntry ★29](https://github.com/Li-Yanzhi/IconEntry): Entry with icon for Xamarin Forms.</text:p>
          </table:table-cell>
        </table:table-row>
        <table:table-row table:style-name="ro1">
          <table:table-cell table:formula="of:=COM.MICROSOFT.CONCAT(&quot;![GitHub Repo stars](https://img.shields.io/github/stars/&quot;;[.B355];&quot;?label=&quot;;[.B355];&quot;&amp;style=social)&quot;)" office:value-type="string" office:string-value="![GitHub Repo stars](https://img.shields.io/github/stars/shirshov/laconic?label=shirshov/laconic&amp;style=social)" calcext:value-type="string">
            <text:p>![GitHub Repo stars](https://img.shields.io/github/stars/shirshov/laconic?label=shirshov/laconic&amp;style=social)</text:p>
          </table:table-cell>
          <table:table-cell table:formula="of:=MID([.G355];[.C355];[.E355]-[.C355])" office:value-type="string" office:string-value="shirshov/laconic" calcext:value-type="string">
            <text:p>shirshov/laconic</text:p>
          </table:table-cell>
          <table:table-cell table:formula="of:=FIND(&quot;github.com/&quot;;[.G355])+11" office:value-type="float" office:value="35" calcext:value-type="float">
            <text:p>35</text:p>
          </table:table-cell>
          <table:table-cell table:formula="of:=MID([.G355];[.F355]+1;[.E355]-[.F355]-1)" office:value-type="string" office:string-value="https://github.com/shirshov/laconic" calcext:value-type="string">
            <text:p>https://github.com/shirshov/laconic</text:p>
          </table:table-cell>
          <table:table-cell table:formula="of:=FIND(&quot;)&quot;;[.G355])" office:value-type="float" office:value="51" calcext:value-type="float">
            <text:p>51</text:p>
          </table:table-cell>
          <table:table-cell table:formula="of:=FIND(&quot;(&quot;;[.G355])" office:value-type="float" office:value="15" calcext:value-type="float">
            <text:p>15</text:p>
          </table:table-cell>
          <table:table-cell office:value-type="string" calcext:value-type="string">
            <text:p>- [laconic ★7](https://github.com/shirshov/laconic): Is an MVU library for writing apps with Xamarin.Forms in plain C#, using React + Redux approach.</text:p>
          </table:table-cell>
        </table:table-row>
        <table:table-row table:style-name="ro1">
          <table:table-cell table:formula="of:=COM.MICROSOFT.CONCAT(&quot;![GitHub Repo stars](https://img.shields.io/github/stars/&quot;;[.B356];&quot;?label=&quot;;[.B356];&quot;&amp;style=social)&quot;)" office:value-type="string" office:string-value="![GitHub Repo stars](https://img.shields.io/github/stars/osamaelhosany/ImageEditor-XamarinForms?label=osamaelhosany/ImageEditor-XamarinForms&amp;style=social)" calcext:value-type="string">
            <text:p>![GitHub Repo stars](https://img.shields.io/github/stars/osamaelhosany/ImageEditor-XamarinForms?label=osamaelhosany/ImageEditor-XamarinForms&amp;style=social)</text:p>
          </table:table-cell>
          <table:table-cell table:formula="of:=MID([.G356];[.C356];[.E356]-[.C356])" office:value-type="string" office:string-value="osamaelhosany/ImageEditor-XamarinForms" calcext:value-type="string">
            <text:p>osamaelhosany/ImageEditor-XamarinForms</text:p>
          </table:table-cell>
          <table:table-cell table:formula="of:=FIND(&quot;github.com/&quot;;[.G356])+11" office:value-type="float" office:value="52" calcext:value-type="float">
            <text:p>52</text:p>
          </table:table-cell>
          <table:table-cell table:formula="of:=MID([.G356];[.F356]+1;[.E356]-[.F356]-1)" office:value-type="string" office:string-value="https://github.com/osamaelhosany/ImageEditor-XamarinForms" calcext:value-type="string">
            <text:p>https://github.com/osamaelhosany/ImageEditor-XamarinForms</text:p>
          </table:table-cell>
          <table:table-cell table:formula="of:=FIND(&quot;)&quot;;[.G356])" office:value-type="float" office:value="90" calcext:value-type="float">
            <text:p>90</text:p>
          </table:table-cell>
          <table:table-cell table:formula="of:=FIND(&quot;(&quot;;[.G356])" office:value-type="float" office:value="32" calcext:value-type="float">
            <text:p>32</text:p>
          </table:table-cell>
          <table:table-cell office:value-type="string" calcext:value-type="string">
            <text:p>- [ImageEditor-XamarinForms ★5](https://github.com/osamaelhosany/ImageEditor-XamarinForms): ImageEditorControl - Draw - Add text - Move text - Change color - Rotate Image.</text:p>
          </table:table-cell>
        </table:table-row>
        <table:table-row table:style-name="ro1">
          <table:table-cell table:formula="of:=COM.MICROSOFT.CONCAT(&quot;![GitHub Repo stars](https://img.shields.io/github/stars/&quot;;[.B357];&quot;?label=&quot;;[.B357];&quot;&amp;style=social)&quot;)" office:value-type="string" office:string-value="![GitHub Repo stars](https://img.shields.io/github/stars/mattleibow/InfiniteScrolling?label=mattleibow/InfiniteScrolling&amp;style=social)" calcext:value-type="string">
            <text:p>![GitHub Repo stars](https://img.shields.io/github/stars/mattleibow/InfiniteScrolling?label=mattleibow/InfiniteScrolling&amp;style=social)</text:p>
          </table:table-cell>
          <table:table-cell table:formula="of:=MID([.G357];[.C357];[.E357]-[.C357])" office:value-type="string" office:string-value="mattleibow/InfiniteScrolling" calcext:value-type="string">
            <text:p>mattleibow/InfiniteScrolling</text:p>
          </table:table-cell>
          <table:table-cell table:formula="of:=FIND(&quot;github.com/&quot;;[.G357])+11" office:value-type="float" office:value="48" calcext:value-type="float">
            <text:p>48</text:p>
          </table:table-cell>
          <table:table-cell table:formula="of:=MID([.G357];[.F357]+1;[.E357]-[.F357]-1)" office:value-type="string" office:string-value="https://github.com/mattleibow/InfiniteScrolling" calcext:value-type="string">
            <text:p>https://github.com/mattleibow/InfiniteScrolling</text:p>
          </table:table-cell>
          <table:table-cell table:formula="of:=FIND(&quot;)&quot;;[.G357])" office:value-type="float" office:value="76" calcext:value-type="float">
            <text:p>76</text:p>
          </table:table-cell>
          <table:table-cell table:formula="of:=FIND(&quot;(&quot;;[.G357])" office:value-type="float" office:value="28" calcext:value-type="float">
            <text:p>28</text:p>
          </table:table-cell>
          <table:table-cell office:value-type="string" calcext:value-type="string">
            <text:p>- [Infinite Scrolling ★123](https://github.com/mattleibow/InfiniteScrolling): A small library to quickly and easily add infinite/endless scrolling support to any Xamarin.Forms ListView.</text:p>
          </table:table-cell>
        </table:table-row>
        <table:table-row table:style-name="ro1">
          <table:table-cell table:formula="of:=COM.MICROSOFT.CONCAT(&quot;![GitHub Repo stars](https://img.shields.io/github/stars/&quot;;[.B358];&quot;?label=&quot;;[.B358];&quot;&amp;style=social)&quot;)" office:value-type="string" office:string-value="![GitHub Repo stars](https://img.shields.io/github/stars/perpetual-mobile/InterfaceBuilder?label=perpetual-mobile/InterfaceBuilder&amp;style=social)" calcext:value-type="string">
            <text:p>![GitHub Repo stars](https://img.shields.io/github/stars/perpetual-mobile/InterfaceBuilder?label=perpetual-mobile/InterfaceBuilder&amp;style=social)</text:p>
          </table:table-cell>
          <table:table-cell table:formula="of:=MID([.G358];[.C358];[.E358]-[.C358])" office:value-type="string" office:string-value="perpetual-mobile/InterfaceBuilder" calcext:value-type="string">
            <text:p>perpetual-mobile/InterfaceBuilder</text:p>
          </table:table-cell>
          <table:table-cell table:formula="of:=FIND(&quot;github.com/&quot;;[.G358])+11" office:value-type="float" office:value="44" calcext:value-type="float">
            <text:p>44</text:p>
          </table:table-cell>
          <table:table-cell table:formula="of:=MID([.G358];[.F358]+1;[.E358]-[.F358]-1)" office:value-type="string" office:string-value="https://github.com/perpetual-mobile/InterfaceBuilder" calcext:value-type="string">
            <text:p>https://github.com/perpetual-mobile/InterfaceBuilder</text:p>
          </table:table-cell>
          <table:table-cell table:formula="of:=FIND(&quot;)&quot;;[.G358])" office:value-type="float" office:value="77" calcext:value-type="float">
            <text:p>77</text:p>
          </table:table-cell>
          <table:table-cell table:formula="of:=FIND(&quot;(&quot;;[.G358])" office:value-type="float" office:value="24" calcext:value-type="float">
            <text:p>24</text:p>
          </table:table-cell>
          <table:table-cell office:value-type="string" calcext:value-type="string">
            <text:p>- [InterfaceBuilder ★1](https://github.com/perpetual-mobile/InterfaceBuilder): Simplifying Xamarin.Forms UI construction by using the builder pattern.</text:p>
          </table:table-cell>
        </table:table-row>
        <table:table-row table:style-name="ro1">
          <table:table-cell table:formula="of:=COM.MICROSOFT.CONCAT(&quot;![GitHub Repo stars](https://img.shields.io/github/stars/&quot;;[.B359];&quot;?label=&quot;;[.B359];&quot;&amp;style=social)&quot;)" office:value-type="string" office:string-value="![GitHub Repo stars](https://img.shields.io/github/stars/jamesmontemagno/ImageCirclePlugin?label=jamesmontemagno/ImageCirclePlugin&amp;style=social)" calcext:value-type="string">
            <text:p>![GitHub Repo stars](https://img.shields.io/github/stars/jamesmontemagno/ImageCirclePlugin?label=jamesmontemagno/ImageCirclePlugin&amp;style=social)</text:p>
          </table:table-cell>
          <table:table-cell table:formula="of:=MID([.G359];[.C359];[.E359]-[.C359])" office:value-type="string" office:string-value="jamesmontemagno/ImageCirclePlugin" calcext:value-type="string">
            <text:p>jamesmontemagno/ImageCirclePlugin</text:p>
          </table:table-cell>
          <table:table-cell table:formula="of:=FIND(&quot;github.com/&quot;;[.G359])+11" office:value-type="float" office:value="41" calcext:value-type="float">
            <text:p>41</text:p>
          </table:table-cell>
          <table:table-cell table:formula="of:=MID([.G359];[.F359]+1;[.E359]-[.F359]-1)" office:value-type="string" office:string-value="https://github.com/jamesmontemagno/ImageCirclePlugin" calcext:value-type="string">
            <text:p>https://github.com/jamesmontemagno/ImageCirclePlugin</text:p>
          </table:table-cell>
          <table:table-cell table:formula="of:=FIND(&quot;)&quot;;[.G359])" office:value-type="float" office:value="74" calcext:value-type="float">
            <text:p>74</text:p>
          </table:table-cell>
          <table:table-cell table:formula="of:=FIND(&quot;(&quot;;[.G359])" office:value-type="float" office:value="21" calcext:value-type="float">
            <text:p>21</text:p>
          </table:table-cell>
          <table:table-cell office:value-type="string" calcext:value-type="string">
            <text:p>- [ImageCircle ★229](https://github.com/jamesmontemagno/ImageCirclePlugin): Simple but elegant way of display circle images in your Xamarin.Forms projects.</text:p>
          </table:table-cell>
        </table:table-row>
        <table:table-row table:style-name="ro1">
          <table:table-cell table:formula="of:=COM.MICROSOFT.CONCAT(&quot;![GitHub Repo stars](https://img.shields.io/github/stars/&quot;;[.B360];&quot;?label=&quot;;[.B360];&quot;&amp;style=social)&quot;)" office:value-type="string" office:string-value="![GitHub Repo stars](https://img.shields.io/github/stars/XAM-Consulting/Xam.Plugins.ImageCropper?label=XAM-Consulting/Xam.Plugins.ImageCropper&amp;style=social)" calcext:value-type="string">
            <text:p>![GitHub Repo stars](https://img.shields.io/github/stars/XAM-Consulting/Xam.Plugins.ImageCropper?label=XAM-Consulting/Xam.Plugins.ImageCropper&amp;style=social)</text:p>
          </table:table-cell>
          <table:table-cell table:formula="of:=MID([.G360];[.C360];[.E360]-[.C360])" office:value-type="string" office:string-value="XAM-Consulting/Xam.Plugins.ImageCropper" calcext:value-type="string">
            <text:p>XAM-Consulting/Xam.Plugins.ImageCropper</text:p>
          </table:table-cell>
          <table:table-cell table:formula="of:=FIND(&quot;github.com/&quot;;[.G360])+11" office:value-type="float" office:value="41" calcext:value-type="float">
            <text:p>41</text:p>
          </table:table-cell>
          <table:table-cell table:formula="of:=MID([.G360];[.F360]+1;[.E360]-[.F360]-1)" office:value-type="string" office:string-value="https://github.com/XAM-Consulting/Xam.Plugins.ImageCropper" calcext:value-type="string">
            <text:p>https://github.com/XAM-Consulting/Xam.Plugins.ImageCropper</text:p>
          </table:table-cell>
          <table:table-cell table:formula="of:=FIND(&quot;)&quot;;[.G360])" office:value-type="float" office:value="80" calcext:value-type="float">
            <text:p>80</text:p>
          </table:table-cell>
          <table:table-cell table:formula="of:=FIND(&quot;(&quot;;[.G360])" office:value-type="float" office:value="21" calcext:value-type="float">
            <text:p>21</text:p>
          </table:table-cell>
          <table:table-cell office:value-type="string" calcext:value-type="string">
            <text:p>- [ImageCropper ★53](https://github.com/XAM-Consulting/Xam.Plugins.ImageCropper): Xam.Plugins.ImageCropper is a useful image cropping and rotating library for Xamarin.iOS and Xamarin.Android.</text:p>
          </table:table-cell>
        </table:table-row>
        <table:table-row table:style-name="ro1">
          <table:table-cell table:formula="of:=COM.MICROSOFT.CONCAT(&quot;![GitHub Repo stars](https://img.shields.io/github/stars/&quot;;[.B361];&quot;?label=&quot;;[.B361];&quot;&amp;style=social)&quot;)" office:value-type="string" office:string-value="![GitHub Repo stars](https://img.shields.io/github/stars/stormlion227/ImageCropper.Forms?label=stormlion227/ImageCropper.Forms&amp;style=social)" calcext:value-type="string">
            <text:p>![GitHub Repo stars](https://img.shields.io/github/stars/stormlion227/ImageCropper.Forms?label=stormlion227/ImageCropper.Forms&amp;style=social)</text:p>
          </table:table-cell>
          <table:table-cell table:formula="of:=MID([.G361];[.C361];[.E361]-[.C361])" office:value-type="string" office:string-value="stormlion227/ImageCropper.Forms" calcext:value-type="string">
            <text:p>stormlion227/ImageCropper.Forms</text:p>
          </table:table-cell>
          <table:table-cell table:formula="of:=FIND(&quot;github.com/&quot;;[.G361])+11" office:value-type="float" office:value="47" calcext:value-type="float">
            <text:p>47</text:p>
          </table:table-cell>
          <table:table-cell table:formula="of:=MID([.G361];[.F361]+1;[.E361]-[.F361]-1)" office:value-type="string" office:string-value="https://github.com/stormlion227/ImageCropper.Forms" calcext:value-type="string">
            <text:p>https://github.com/stormlion227/ImageCropper.Forms</text:p>
          </table:table-cell>
          <table:table-cell table:formula="of:=FIND(&quot;)&quot;;[.G361])" office:value-type="float" office:value="78" calcext:value-type="float">
            <text:p>78</text:p>
          </table:table-cell>
          <table:table-cell table:formula="of:=FIND(&quot;(&quot;;[.G361])" office:value-type="float" office:value="27" calcext:value-type="float">
            <text:p>27</text:p>
          </table:table-cell>
          <table:table-cell office:value-type="string" calcext:value-type="string">
            <text:p>- [ImageCropper.Forms ★64](https://github.com/stormlion227/ImageCropper.Forms): Xamarin.Forms plugin to crop and rotate photos.</text:p>
          </table:table-cell>
        </table:table-row>
        <table:table-row table:style-name="ro1">
          <table:table-cell table:formula="of:=COM.MICROSOFT.CONCAT(&quot;![GitHub Repo stars](https://img.shields.io/github/stars/&quot;;[.B362];&quot;?label=&quot;;[.B362];&quot;&amp;style=social)&quot;)" office:value-type="string" office:string-value="![GitHub Repo stars](https://img.shields.io/github/stars/daniel-luberda/DLToolkit.Forms.Controls/tree/master/ImageCropView?label=daniel-luberda/DLToolkit.Forms.Controls/tree/master/ImageCropView&amp;style=social)" calcext:value-type="string">
            <text:p>![GitHub Repo stars](https://img.shields.io/github/stars/daniel-luberda/DLToolkit.Forms.Controls/tree/master/ImageCropView?label=daniel-luberda/DLToolkit.Forms.Controls/tree/master/ImageCropView&amp;style=social)</text:p>
          </table:table-cell>
          <table:table-cell table:formula="of:=MID([.G362];[.C362];[.E362]-[.C362])" office:value-type="string" office:string-value="daniel-luberda/DLToolkit.Forms.Controls/tree/master/ImageCropView" calcext:value-type="string">
            <text:p>daniel-luberda/DLToolkit.Forms.Controls/tree/master/ImageCropView</text:p>
          </table:table-cell>
          <table:table-cell table:formula="of:=FIND(&quot;github.com/&quot;;[.G362])+11" office:value-type="float" office:value="43" calcext:value-type="float">
            <text:p>43</text:p>
          </table:table-cell>
          <table:table-cell table:formula="of:=MID([.G362];[.F362]+1;[.E362]-[.F362]-1)" office:value-type="string" office:string-value="https://github.com/daniel-luberda/DLToolkit.Forms.Controls/tree/master/ImageCropView" calcext:value-type="string">
            <text:p>https://github.com/daniel-luberda/DLToolkit.Forms.Controls/tree/master/ImageCropView</text:p>
          </table:table-cell>
          <table:table-cell table:formula="of:=FIND(&quot;)&quot;;[.G362])" office:value-type="float" office:value="108" calcext:value-type="float">
            <text:p>108</text:p>
          </table:table-cell>
          <table:table-cell table:formula="of:=FIND(&quot;(&quot;;[.G362])" office:value-type="float" office:value="23" calcext:value-type="float">
            <text:p>23</text:p>
          </table:table-cell>
          <table:table-cell office:value-type="string" calcext:value-type="string">
            <text:p>- [ImageCropView ★391](https://github.com/daniel-luberda/DLToolkit.Forms.Controls/tree/master/ImageCropView): Image cropper for Xamarin.Forms.</text:p>
          </table:table-cell>
        </table:table-row>
        <table:table-row table:style-name="ro1">
          <table:table-cell table:formula="of:=COM.MICROSOFT.CONCAT(&quot;![GitHub Repo stars](https://img.shields.io/github/stars/&quot;;[.B363];&quot;?label=&quot;;[.B363];&quot;&amp;style=social)&quot;)" office:value-type="string" office:string-value="![GitHub Repo stars](https://img.shields.io/github/stars/Tommigun1980/IOSToolbarExtensions?label=Tommigun1980/IOSToolbarExtensions&amp;style=social)" calcext:value-type="string">
            <text:p>![GitHub Repo stars](https://img.shields.io/github/stars/Tommigun1980/IOSToolbarExtensions?label=Tommigun1980/IOSToolbarExtensions&amp;style=social)</text:p>
          </table:table-cell>
          <table:table-cell table:formula="of:=MID([.G363];[.C363];[.E363]-[.C363])" office:value-type="string" office:string-value="Tommigun1980/IOSToolbarExtensions" calcext:value-type="string">
            <text:p>Tommigun1980/IOSToolbarExtensions</text:p>
          </table:table-cell>
          <table:table-cell table:formula="of:=FIND(&quot;github.com/&quot;;[.G363])+11" office:value-type="float" office:value="48" calcext:value-type="float">
            <text:p>48</text:p>
          </table:table-cell>
          <table:table-cell table:formula="of:=MID([.G363];[.F363]+1;[.E363]-[.F363]-1)" office:value-type="string" office:string-value="https://github.com/Tommigun1980/IOSToolbarExtensions" calcext:value-type="string">
            <text:p>https://github.com/Tommigun1980/IOSToolbarExtensions</text:p>
          </table:table-cell>
          <table:table-cell table:formula="of:=FIND(&quot;)&quot;;[.G363])" office:value-type="float" office:value="81" calcext:value-type="float">
            <text:p>81</text:p>
          </table:table-cell>
          <table:table-cell table:formula="of:=FIND(&quot;(&quot;;[.G363])" office:value-type="float" office:value="28" calcext:value-type="float">
            <text:p>28</text:p>
          </table:table-cell>
          <table:table-cell office:value-type="string" calcext:value-type="string">
            <text:p>- [IOSToolbarExtensions ★3](https://github.com/Tommigun1980/IOSToolbarExtensions): iOS toolbar extensions for Xamarin.Forms (left hand toolbar items, and Android:esque secondary toolbar menu).</text:p>
          </table:table-cell>
        </table:table-row>
        <table:table-row table:style-name="ro1">
          <table:table-cell table:formula="of:=COM.MICROSOFT.CONCAT(&quot;![GitHub Repo stars](https://img.shields.io/github/stars/&quot;;[.B364];&quot;?label=&quot;;[.B364];&quot;&amp;style=social)&quot;)" office:value-type="string" office:string-value="![GitHub Repo stars](https://img.shields.io/github/stars/Infinite-Square/IS.Toolkit.XamarinForms?label=Infinite-Square/IS.Toolkit.XamarinForms&amp;style=social)" calcext:value-type="string">
            <text:p>![GitHub Repo stars](https://img.shields.io/github/stars/Infinite-Square/IS.Toolkit.XamarinForms?label=Infinite-Square/IS.Toolkit.XamarinForms&amp;style=social)</text:p>
          </table:table-cell>
          <table:table-cell table:formula="of:=MID([.G364];[.C364];[.E364]-[.C364])" office:value-type="string" office:string-value="Infinite-Square/IS.Toolkit.XamarinForms" calcext:value-type="string">
            <text:p>Infinite-Square/IS.Toolkit.XamarinForms</text:p>
          </table:table-cell>
          <table:table-cell table:formula="of:=FIND(&quot;github.com/&quot;;[.G364])+11" office:value-type="float" office:value="41" calcext:value-type="float">
            <text:p>41</text:p>
          </table:table-cell>
          <table:table-cell table:formula="of:=MID([.G364];[.F364]+1;[.E364]-[.F364]-1)" office:value-type="string" office:string-value="https://github.com/Infinite-Square/IS.Toolkit.XamarinForms" calcext:value-type="string">
            <text:p>https://github.com/Infinite-Square/IS.Toolkit.XamarinForms</text:p>
          </table:table-cell>
          <table:table-cell table:formula="of:=FIND(&quot;)&quot;;[.G364])" office:value-type="float" office:value="80" calcext:value-type="float">
            <text:p>80</text:p>
          </table:table-cell>
          <table:table-cell table:formula="of:=FIND(&quot;(&quot;;[.G364])" office:value-type="float" office:value="21" calcext:value-type="float">
            <text:p>21</text:p>
          </table:table-cell>
          <table:table-cell office:value-type="string" calcext:value-type="string">
            <text:p>- [IS.XF.Toolkit ★5](https://github.com/Infinite-Square/IS.Toolkit.XamarinForms): Customizable Expander and Picker controls for Xamarin.Forms.</text:p>
          </table:table-cell>
        </table:table-row>
        <table:table-row table:style-name="ro1">
          <table:table-cell table:formula="of:=COM.MICROSOFT.CONCAT(&quot;![GitHub Repo stars](https://img.shields.io/github/stars/&quot;;[.B365];&quot;?label=&quot;;[.B365];&quot;&amp;style=social)&quot;)" office:value-type="string" office:string-value="![GitHub Repo stars](https://img.shields.io/github/stars/luiseduardohd/JSONPlaceholder?label=luiseduardohd/JSONPlaceholder&amp;style=social)" calcext:value-type="string">
            <text:p>![GitHub Repo stars](https://img.shields.io/github/stars/luiseduardohd/JSONPlaceholder?label=luiseduardohd/JSONPlaceholder&amp;style=social)</text:p>
          </table:table-cell>
          <table:table-cell table:formula="of:=MID([.G365];[.C365];[.E365]-[.C365])" office:value-type="string" office:string-value="luiseduardohd/JSONPlaceholder" calcext:value-type="string">
            <text:p>luiseduardohd/JSONPlaceholder</text:p>
          </table:table-cell>
          <table:table-cell table:formula="of:=FIND(&quot;github.com/&quot;;[.G365])+11" office:value-type="float" office:value="40" calcext:value-type="float">
            <text:p>40</text:p>
          </table:table-cell>
          <table:table-cell table:formula="of:=MID([.G365];[.F365]+1;[.E365]-[.F365]-1)" office:value-type="string" office:string-value="https://github.com/luiseduardohd/JSONPlaceholder" calcext:value-type="string">
            <text:p>https://github.com/luiseduardohd/JSONPlaceholder</text:p>
          </table:table-cell>
          <table:table-cell table:formula="of:=FIND(&quot;)&quot;;[.G365])" office:value-type="float" office:value="69" calcext:value-type="float">
            <text:p>69</text:p>
          </table:table-cell>
          <table:table-cell table:formula="of:=FIND(&quot;(&quot;;[.G365])" office:value-type="float" office:value="20" calcext:value-type="float">
            <text:p>20</text:p>
          </table:table-cell>
          <table:table-cell office:value-type="string" calcext:value-type="string">
            <text:p>- [JSONPlaceholder](https://github.com/luiseduardohd/JSONPlaceholder): JSONPlaceholder implementation on Xamarin.Forms.</text:p>
          </table:table-cell>
        </table:table-row>
        <table:table-row table:style-name="ro1">
          <table:table-cell table:formula="of:=COM.MICROSOFT.CONCAT(&quot;![GitHub Repo stars](https://img.shields.io/github/stars/&quot;;[.B366];&quot;?label=&quot;;[.B366];&quot;&amp;style=social)&quot;)" office:value-type="string" office:string-value="![GitHub Repo stars](https://img.shields.io/github/stars/kakone/LibVLCSharp.Forms.MediaPlayerElement?label=kakone/LibVLCSharp.Forms.MediaPlayerElement&amp;style=social)" calcext:value-type="string">
            <text:p>![GitHub Repo stars](https://img.shields.io/github/stars/kakone/LibVLCSharp.Forms.MediaPlayerElement?label=kakone/LibVLCSharp.Forms.MediaPlayerElement&amp;style=social)</text:p>
          </table:table-cell>
          <table:table-cell table:formula="of:=MID([.G366];[.C366];[.E366]-[.C366])" office:value-type="string" office:string-value="kakone/LibVLCSharp.Forms.MediaPlayerElement" calcext:value-type="string">
            <text:p>kakone/LibVLCSharp.Forms.MediaPlayerElement</text:p>
          </table:table-cell>
          <table:table-cell table:formula="of:=FIND(&quot;github.com/&quot;;[.G366])+11" office:value-type="float" office:value="65" calcext:value-type="float">
            <text:p>65</text:p>
          </table:table-cell>
          <table:table-cell table:formula="of:=MID([.G366];[.F366]+1;[.E366]-[.F366]-1)" office:value-type="string" office:string-value="https://github.com/kakone/LibVLCSharp.Forms.MediaPlayerElement" calcext:value-type="string">
            <text:p>https://github.com/kakone/LibVLCSharp.Forms.MediaPlayerElement</text:p>
          </table:table-cell>
          <table:table-cell table:formula="of:=FIND(&quot;)&quot;;[.G366])" office:value-type="float" office:value="108" calcext:value-type="float">
            <text:p>108</text:p>
          </table:table-cell>
          <table:table-cell table:formula="of:=FIND(&quot;(&quot;;[.G366])" office:value-type="float" office:value="45" calcext:value-type="float">
            <text:p>45</text:p>
          </table:table-cell>
          <table:table-cell office:value-type="string" calcext:value-type="string">
            <text:p>- [LibVLCSharp.Forms.MediaPlayerElement ★11](https://github.com/kakone/LibVLCSharp.Forms.MediaPlayerElement): VLC MediaPlayerElement for Xamarin.Forms.</text:p>
          </table:table-cell>
        </table:table-row>
        <table:table-row table:style-name="ro1">
          <table:table-cell table:formula="of:=COM.MICROSOFT.CONCAT(&quot;![GitHub Repo stars](https://img.shields.io/github/stars/&quot;;[.B367];&quot;?label=&quot;;[.B367];&quot;&amp;style=social)&quot;)" office:value-type="string" office:string-value="![GitHub Repo stars](https://img.shields.io/github/stars/ishrakland/ListViewWithSubListView?label=ishrakland/ListViewWithSubListView&amp;style=social)" calcext:value-type="string">
            <text:p>![GitHub Repo stars](https://img.shields.io/github/stars/ishrakland/ListViewWithSubListView?label=ishrakland/ListViewWithSubListView&amp;style=social)</text:p>
          </table:table-cell>
          <table:table-cell table:formula="of:=MID([.G367];[.C367];[.E367]-[.C367])" office:value-type="string" office:string-value="ishrakland/ListViewWithSubListView" calcext:value-type="string">
            <text:p>ishrakland/ListViewWithSubListView</text:p>
          </table:table-cell>
          <table:table-cell table:formula="of:=FIND(&quot;github.com/&quot;;[.G367])+11" office:value-type="float" office:value="52" calcext:value-type="float">
            <text:p>52</text:p>
          </table:table-cell>
          <table:table-cell table:formula="of:=MID([.G367];[.F367]+1;[.E367]-[.F367]-1)" office:value-type="string" office:string-value="https://github.com/ishrakland/ListViewWithSubListView" calcext:value-type="string">
            <text:p>https://github.com/ishrakland/ListViewWithSubListView</text:p>
          </table:table-cell>
          <table:table-cell table:formula="of:=FIND(&quot;)&quot;;[.G367])" office:value-type="float" office:value="86" calcext:value-type="float">
            <text:p>86</text:p>
          </table:table-cell>
          <table:table-cell table:formula="of:=FIND(&quot;(&quot;;[.G367])" office:value-type="float" office:value="32" calcext:value-type="float">
            <text:p>32</text:p>
          </table:table-cell>
          <table:table-cell office:value-type="string" calcext:value-type="string">
            <text:p>- [ListViewWithSubListView ★35](https://github.com/ishrakland/ListViewWithSubListView): Xamarin.Forms Expandable ListView With Sub-ListView MVVM Pattern.</text:p>
          </table:table-cell>
        </table:table-row>
        <table:table-row table:style-name="ro1">
          <table:table-cell table:formula="of:=COM.MICROSOFT.CONCAT(&quot;![GitHub Repo stars](https://img.shields.io/github/stars/&quot;;[.B368];&quot;?label=&quot;;[.B368];&quot;&amp;style=social)&quot;)" office:value-type="string" office:string-value="![GitHub Repo stars](https://img.shields.io/github/stars/mgierlasinski/MagicGradients?label=mgierlasinski/MagicGradients&amp;style=social)" calcext:value-type="string">
            <text:p>![GitHub Repo stars](https://img.shields.io/github/stars/mgierlasinski/MagicGradients?label=mgierlasinski/MagicGradients&amp;style=social)</text:p>
          </table:table-cell>
          <table:table-cell table:formula="of:=MID([.G368];[.C368];[.E368]-[.C368])" office:value-type="string" office:string-value="mgierlasinski/MagicGradients" calcext:value-type="string">
            <text:p>mgierlasinski/MagicGradients</text:p>
          </table:table-cell>
          <table:table-cell table:formula="of:=FIND(&quot;github.com/&quot;;[.G368])+11" office:value-type="float" office:value="44" calcext:value-type="float">
            <text:p>44</text:p>
          </table:table-cell>
          <table:table-cell table:formula="of:=MID([.G368];[.F368]+1;[.E368]-[.F368]-1)" office:value-type="string" office:string-value="https://github.com/mgierlasinski/MagicGradients" calcext:value-type="string">
            <text:p>https://github.com/mgierlasinski/MagicGradients</text:p>
          </table:table-cell>
          <table:table-cell table:formula="of:=FIND(&quot;)&quot;;[.G368])" office:value-type="float" office:value="72" calcext:value-type="float">
            <text:p>72</text:p>
          </table:table-cell>
          <table:table-cell table:formula="of:=FIND(&quot;(&quot;;[.G368])" office:value-type="float" office:value="24" calcext:value-type="float">
            <text:p>24</text:p>
          </table:table-cell>
          <table:table-cell office:value-type="string" calcext:value-type="string">
            <text:p>- [MagicGradients ★179](https://github.com/mgierlasinski/MagicGradients): Xamarin.Forms control to display complex gradients, insipired by PancakeView and Magic Gradients. You can add unlimited amount of linear gradients with different angles to create uniqe effects. Powered by SkiaSharp.</text:p>
          </table:table-cell>
        </table:table-row>
        <table:table-row table:style-name="ro1">
          <table:table-cell table:formula="of:=COM.MICROSOFT.CONCAT(&quot;![GitHub Repo stars](https://img.shields.io/github/stars/&quot;;[.B369];&quot;?label=&quot;;[.B369];&quot;&amp;style=social)&quot;)" office:value-type="string" office:string-value="![GitHub Repo stars](https://img.shields.io/github/stars/HorusSoftwareUY/MaterialDesignControlsPlugin?label=HorusSoftwareUY/MaterialDesignControlsPlugin&amp;style=social)" calcext:value-type="string">
            <text:p>![GitHub Repo stars](https://img.shields.io/github/stars/HorusSoftwareUY/MaterialDesignControlsPlugin?label=HorusSoftwareUY/MaterialDesignControlsPlugin&amp;style=social)</text:p>
          </table:table-cell>
          <table:table-cell table:formula="of:=MID([.G369];[.C369];[.E369]-[.C369])" office:value-type="string" office:string-value="HorusSoftwareUY/MaterialDesignControlsPlugin" calcext:value-type="string">
            <text:p>HorusSoftwareUY/MaterialDesignControlsPlugin</text:p>
          </table:table-cell>
          <table:table-cell table:formula="of:=FIND(&quot;github.com/&quot;;[.G369])+11" office:value-type="float" office:value="57" calcext:value-type="float">
            <text:p>57</text:p>
          </table:table-cell>
          <table:table-cell table:formula="of:=MID([.G369];[.F369]+1;[.E369]-[.F369]-1)" office:value-type="string" office:string-value="https://github.com/HorusSoftwareUY/MaterialDesignControlsPlugin" calcext:value-type="string">
            <text:p>https://github.com/HorusSoftwareUY/MaterialDesignControlsPlugin</text:p>
          </table:table-cell>
          <table:table-cell table:formula="of:=FIND(&quot;)&quot;;[.G369])" office:value-type="float" office:value="101" calcext:value-type="float">
            <text:p>101</text:p>
          </table:table-cell>
          <table:table-cell table:formula="of:=FIND(&quot;(&quot;;[.G369])" office:value-type="float" office:value="37" calcext:value-type="float">
            <text:p>37</text:p>
          </table:table-cell>
          <table:table-cell office:value-type="string" calcext:value-type="string">
            <text:p>- [MaterialDesignControlsPlugin ★78](https://github.com/HorusSoftwareUY/MaterialDesignControlsPlugin): Material Design Controls Plugin for Xamarin.Forms.</text:p>
          </table:table-cell>
        </table:table-row>
        <table:table-row table:style-name="ro1">
          <table:table-cell table:formula="of:=COM.MICROSOFT.CONCAT(&quot;![GitHub Repo stars](https://img.shields.io/github/stars/&quot;;[.B370];&quot;?label=&quot;;[.B370];&quot;&amp;style=social)&quot;)" office:value-type="string" office:string-value="![GitHub Repo stars](https://img.shields.io/github/stars/aloisdeniel/MarkdownView?label=aloisdeniel/MarkdownView&amp;style=social)" calcext:value-type="string">
            <text:p>![GitHub Repo stars](https://img.shields.io/github/stars/aloisdeniel/MarkdownView?label=aloisdeniel/MarkdownView&amp;style=social)</text:p>
          </table:table-cell>
          <table:table-cell table:formula="of:=MID([.G370];[.C370];[.E370]-[.C370])" office:value-type="string" office:string-value="aloisdeniel/MarkdownView" calcext:value-type="string">
            <text:p>aloisdeniel/MarkdownView</text:p>
          </table:table-cell>
          <table:table-cell table:formula="of:=FIND(&quot;github.com/&quot;;[.G370])+11" office:value-type="float" office:value="41" calcext:value-type="float">
            <text:p>41</text:p>
          </table:table-cell>
          <table:table-cell table:formula="of:=MID([.G370];[.F370]+1;[.E370]-[.F370]-1)" office:value-type="string" office:string-value="https://github.com/aloisdeniel/MarkdownView" calcext:value-type="string">
            <text:p>https://github.com/aloisdeniel/MarkdownView</text:p>
          </table:table-cell>
          <table:table-cell table:formula="of:=FIND(&quot;)&quot;;[.G370])" office:value-type="float" office:value="65" calcext:value-type="float">
            <text:p>65</text:p>
          </table:table-cell>
          <table:table-cell table:formula="of:=FIND(&quot;(&quot;;[.G370])" office:value-type="float" office:value="21" calcext:value-type="float">
            <text:p>21</text:p>
          </table:table-cell>
          <table:table-cell office:value-type="string" calcext:value-type="string">
            <text:p>- [MarkdownView ★84](https://github.com/aloisdeniel/MarkdownView): A native Xamarin.Forms Markdown renderer.</text:p>
          </table:table-cell>
        </table:table-row>
        <table:table-row table:style-name="ro1">
          <table:table-cell table:formula="of:=COM.MICROSOFT.CONCAT(&quot;![GitHub Repo stars](https://img.shields.io/github/stars/&quot;;[.B371];&quot;?label=&quot;;[.B371];&quot;&amp;style=social)&quot;)" office:value-type="string" office:string-value="![GitHub Repo stars](https://img.shields.io/github/stars/dotnet-ad/MarkdownView?label=dotnet-ad/MarkdownView&amp;style=social)" calcext:value-type="string">
            <text:p>![GitHub Repo stars](https://img.shields.io/github/stars/dotnet-ad/MarkdownView?label=dotnet-ad/MarkdownView&amp;style=social)</text:p>
          </table:table-cell>
          <table:table-cell table:formula="of:=MID([.G371];[.C371];[.E371]-[.C371])" office:value-type="string" office:string-value="dotnet-ad/MarkdownView" calcext:value-type="string">
            <text:p>dotnet-ad/MarkdownView</text:p>
          </table:table-cell>
          <table:table-cell table:formula="of:=FIND(&quot;github.com/&quot;;[.G371])+11" office:value-type="float" office:value="41" calcext:value-type="float">
            <text:p>41</text:p>
          </table:table-cell>
          <table:table-cell table:formula="of:=MID([.G371];[.F371]+1;[.E371]-[.F371]-1)" office:value-type="string" office:string-value="https://github.com/dotnet-ad/MarkdownView" calcext:value-type="string">
            <text:p>https://github.com/dotnet-ad/MarkdownView</text:p>
          </table:table-cell>
          <table:table-cell table:formula="of:=FIND(&quot;)&quot;;[.G371])" office:value-type="float" office:value="63" calcext:value-type="float">
            <text:p>63</text:p>
          </table:table-cell>
          <table:table-cell table:formula="of:=FIND(&quot;(&quot;;[.G371])" office:value-type="float" office:value="21" calcext:value-type="float">
            <text:p>21</text:p>
          </table:table-cell>
          <table:table-cell office:value-type="string" calcext:value-type="string">
            <text:p>- [MarkdownView ★84](https://github.com/dotnet-ad/MarkdownView): Native markdown rendering on top of Xamarin.Forms &amp; Markdig. </text:p>
          </table:table-cell>
        </table:table-row>
        <table:table-row table:style-name="ro1">
          <table:table-cell table:formula="of:=COM.MICROSOFT.CONCAT(&quot;![GitHub Repo stars](https://img.shields.io/github/stars/&quot;;[.B372];&quot;?label=&quot;;[.B372];&quot;&amp;style=social)&quot;)" office:value-type="string" office:string-value="![GitHub Repo stars](https://img.shields.io/github/stars/SuavePirate/MarkdownTextView?label=SuavePirate/MarkdownTextView&amp;style=social)" calcext:value-type="string">
            <text:p>![GitHub Repo stars](https://img.shields.io/github/stars/SuavePirate/MarkdownTextView?label=SuavePirate/MarkdownTextView&amp;style=social)</text:p>
          </table:table-cell>
          <table:table-cell table:formula="of:=MID([.G372];[.C372];[.E372]-[.C372])" office:value-type="string" office:string-value="SuavePirate/MarkdownTextView" calcext:value-type="string">
            <text:p>SuavePirate/MarkdownTextView</text:p>
          </table:table-cell>
          <table:table-cell table:formula="of:=FIND(&quot;github.com/&quot;;[.G372])+11" office:value-type="float" office:value="45" calcext:value-type="float">
            <text:p>45</text:p>
          </table:table-cell>
          <table:table-cell table:formula="of:=MID([.G372];[.F372]+1;[.E372]-[.F372]-1)" office:value-type="string" office:string-value="https://github.com/SuavePirate/MarkdownTextView" calcext:value-type="string">
            <text:p>https://github.com/SuavePirate/MarkdownTextView</text:p>
          </table:table-cell>
          <table:table-cell table:formula="of:=FIND(&quot;)&quot;;[.G372])" office:value-type="float" office:value="73" calcext:value-type="float">
            <text:p>73</text:p>
          </table:table-cell>
          <table:table-cell table:formula="of:=FIND(&quot;(&quot;;[.G372])" office:value-type="float" office:value="25" calcext:value-type="float">
            <text:p>25</text:p>
          </table:table-cell>
          <table:table-cell office:value-type="string" calcext:value-type="string">
            <text:p>- [MarkdownTextView ★44](https://github.com/SuavePirate/MarkdownTextView): A Xamarin.Forms component to display markdown text in a TextView.</text:p>
          </table:table-cell>
        </table:table-row>
        <table:table-row table:style-name="ro1">
          <table:table-cell table:formula="of:=COM.MICROSOFT.CONCAT(&quot;![GitHub Repo stars](https://img.shields.io/github/stars/&quot;;[.B373];&quot;?label=&quot;;[.B373];&quot;&amp;style=social)&quot;)" office:value-type="string" office:string-value="![GitHub Repo stars](https://img.shields.io/github/stars/NAXAM/mapbox-xamarin-forms?label=NAXAM/mapbox-xamarin-forms&amp;style=social)" calcext:value-type="string">
            <text:p>![GitHub Repo stars](https://img.shields.io/github/stars/NAXAM/mapbox-xamarin-forms?label=NAXAM/mapbox-xamarin-forms&amp;style=social)</text:p>
          </table:table-cell>
          <table:table-cell table:formula="of:=MID([.G373];[.C373];[.E373]-[.C373])" office:value-type="string" office:string-value="NAXAM/mapbox-xamarin-forms" calcext:value-type="string">
            <text:p>NAXAM/mapbox-xamarin-forms</text:p>
          </table:table-cell>
          <table:table-cell table:formula="of:=FIND(&quot;github.com/&quot;;[.G373])+11" office:value-type="float" office:value="49" calcext:value-type="float">
            <text:p>49</text:p>
          </table:table-cell>
          <table:table-cell table:formula="of:=MID([.G373];[.F373]+1;[.E373]-[.F373]-1)" office:value-type="string" office:string-value="https://github.com/NAXAM/mapbox-xamarin-forms" calcext:value-type="string">
            <text:p>https://github.com/NAXAM/mapbox-xamarin-forms</text:p>
          </table:table-cell>
          <table:table-cell table:formula="of:=FIND(&quot;)&quot;;[.G373])" office:value-type="float" office:value="75" calcext:value-type="float">
            <text:p>75</text:p>
          </table:table-cell>
          <table:table-cell table:formula="of:=FIND(&quot;(&quot;;[.G373])" office:value-type="float" office:value="29" calcext:value-type="float">
            <text:p>29</text:p>
          </table:table-cell>
          <table:table-cell office:value-type="string" calcext:value-type="string">
            <text:p>- [mapbox-xamarin-forms ★54](https://github.com/NAXAM/mapbox-xamarin-forms): This library provides the controls/renderers for using Mapbox SDKs inside your Xamarin.Forms app.</text:p>
          </table:table-cell>
        </table:table-row>
        <table:table-row table:style-name="ro1">
          <table:table-cell table:formula="of:=COM.MICROSOFT.CONCAT(&quot;![GitHub Repo stars](https://img.shields.io/github/stars/&quot;;[.B374];&quot;?label=&quot;;[.B374];&quot;&amp;style=social)&quot;)" office:value-type="string" office:string-value="![GitHub Repo stars](https://img.shields.io/github/stars/messier16/Forms.Controls?label=messier16/Forms.Controls&amp;style=social)" calcext:value-type="string">
            <text:p>![GitHub Repo stars](https://img.shields.io/github/stars/messier16/Forms.Controls?label=messier16/Forms.Controls&amp;style=social)</text:p>
          </table:table-cell>
          <table:table-cell table:formula="of:=MID([.G374];[.C374];[.E374]-[.C374])" office:value-type="string" office:string-value="messier16/Forms.Controls" calcext:value-type="string">
            <text:p>messier16/Forms.Controls</text:p>
          </table:table-cell>
          <table:table-cell table:formula="of:=FIND(&quot;github.com/&quot;;[.G374])+11" office:value-type="float" office:value="53" calcext:value-type="float">
            <text:p>53</text:p>
          </table:table-cell>
          <table:table-cell table:formula="of:=MID([.G374];[.F374]+1;[.E374]-[.F374]-1)" office:value-type="string" office:string-value="https://github.com/messier16/Forms.Controls" calcext:value-type="string">
            <text:p>https://github.com/messier16/Forms.Controls</text:p>
          </table:table-cell>
          <table:table-cell table:formula="of:=FIND(&quot;)&quot;;[.G374])" office:value-type="float" office:value="77" calcext:value-type="float">
            <text:p>77</text:p>
          </table:table-cell>
          <table:table-cell table:formula="of:=FIND(&quot;(&quot;;[.G374])" office:value-type="float" office:value="33" calcext:value-type="float">
            <text:p>33</text:p>
          </table:table-cell>
          <table:table-cell office:value-type="string" calcext:value-type="string">
            <text:p>- [Messier16 Forms.Controls ★22](https://github.com/messier16/Forms.Controls): Messier16 Xamarin.Forms controls (Checkbox, RatingBar, SegmentedControl).</text:p>
          </table:table-cell>
        </table:table-row>
        <table:table-row table:style-name="ro1">
          <table:table-cell table:formula="of:=COM.MICROSOFT.CONCAT(&quot;![GitHub Repo stars](https://img.shields.io/github/stars/&quot;;[.B375];&quot;?label=&quot;;[.B375];&quot;&amp;style=social)&quot;)" office:value-type="string" office:string-value="![GitHub Repo stars](https://img.shields.io/github/stars/axvr/MdView?label=axvr/MdView&amp;style=social)" calcext:value-type="string">
            <text:p>![GitHub Repo stars](https://img.shields.io/github/stars/axvr/MdView?label=axvr/MdView&amp;style=social)</text:p>
          </table:table-cell>
          <table:table-cell table:formula="of:=MID([.G375];[.C375];[.E375]-[.C375])" office:value-type="string" office:string-value="axvr/MdView" calcext:value-type="string">
            <text:p>axvr/MdView</text:p>
          </table:table-cell>
          <table:table-cell table:formula="of:=FIND(&quot;github.com/&quot;;[.G375])+11" office:value-type="float" office:value="34" calcext:value-type="float">
            <text:p>34</text:p>
          </table:table-cell>
          <table:table-cell table:formula="of:=MID([.G375];[.F375]+1;[.E375]-[.F375]-1)" office:value-type="string" office:string-value="https://github.com/axvr/MdView" calcext:value-type="string">
            <text:p>https://github.com/axvr/MdView</text:p>
          </table:table-cell>
          <table:table-cell table:formula="of:=FIND(&quot;)&quot;;[.G375])" office:value-type="float" office:value="45" calcext:value-type="float">
            <text:p>45</text:p>
          </table:table-cell>
          <table:table-cell table:formula="of:=FIND(&quot;(&quot;;[.G375])" office:value-type="float" office:value="14" calcext:value-type="float">
            <text:p>14</text:p>
          </table:table-cell>
          <table:table-cell office:value-type="string" calcext:value-type="string">
            <text:p>- [MdView ★7](https://github.com/axvr/MdView): The flexible Markdown control for Xamarin.Forms.</text:p>
          </table:table-cell>
        </table:table-row>
        <table:table-row table:style-name="ro1">
          <table:table-cell table:formula="of:=COM.MICROSOFT.CONCAT(&quot;![GitHub Repo stars](https://img.shields.io/github/stars/&quot;;[.B376];&quot;?label=&quot;;[.B376];&quot;&amp;style=social)&quot;)" office:value-type="string" office:string-value="![GitHub Repo stars](https://img.shields.io/github/stars/aloisdeniel/Microcharts?label=aloisdeniel/Microcharts&amp;style=social)" calcext:value-type="string">
            <text:p>![GitHub Repo stars](https://img.shields.io/github/stars/aloisdeniel/Microcharts?label=aloisdeniel/Microcharts&amp;style=social)</text:p>
          </table:table-cell>
          <table:table-cell table:formula="of:=MID([.G376];[.C376];[.E376]-[.C376])" office:value-type="string" office:string-value="aloisdeniel/Microcharts" calcext:value-type="string">
            <text:p>aloisdeniel/Microcharts</text:p>
          </table:table-cell>
          <table:table-cell table:formula="of:=FIND(&quot;github.com/&quot;;[.G376])+11" office:value-type="float" office:value="42" calcext:value-type="float">
            <text:p>42</text:p>
          </table:table-cell>
          <table:table-cell table:formula="of:=MID([.G376];[.F376]+1;[.E376]-[.F376]-1)" office:value-type="string" office:string-value="https://github.com/aloisdeniel/Microcharts" calcext:value-type="string">
            <text:p>https://github.com/aloisdeniel/Microcharts</text:p>
          </table:table-cell>
          <table:table-cell table:formula="of:=FIND(&quot;)&quot;;[.G376])" office:value-type="float" office:value="65" calcext:value-type="float">
            <text:p>65</text:p>
          </table:table-cell>
          <table:table-cell table:formula="of:=FIND(&quot;(&quot;;[.G376])" office:value-type="float" office:value="22" calcext:value-type="float">
            <text:p>22</text:p>
          </table:table-cell>
          <table:table-cell office:value-type="string" calcext:value-type="string">
            <text:p>- [Microcharts ★1358](https://github.com/aloisdeniel/Microcharts): Is an extremely simple charting library for a wide range of platforms.</text:p>
          </table:table-cell>
        </table:table-row>
        <table:table-row table:style-name="ro1">
          <table:table-cell table:formula="of:=COM.MICROSOFT.CONCAT(&quot;![GitHub Repo stars](https://img.shields.io/github/stars/&quot;;[.B377];&quot;?label=&quot;;[.B377];&quot;&amp;style=social)&quot;)" office:value-type="string" office:string-value="![GitHub Repo stars](https://img.shields.io/github/stars/danielmonettelli/MonettelliUIKIT?label=danielmonettelli/MonettelliUIKIT&amp;style=social)" calcext:value-type="string">
            <text:p>![GitHub Repo stars](https://img.shields.io/github/stars/danielmonettelli/MonettelliUIKIT?label=danielmonettelli/MonettelliUIKIT&amp;style=social)</text:p>
          </table:table-cell>
          <table:table-cell table:formula="of:=MID([.G377];[.C377];[.E377]-[.C377])" office:value-type="string" office:string-value="danielmonettelli/MonettelliUIKIT" calcext:value-type="string">
            <text:p>danielmonettelli/MonettelliUIKIT</text:p>
          </table:table-cell>
          <table:table-cell table:formula="of:=FIND(&quot;github.com/&quot;;[.G377])+11" office:value-type="float" office:value="44" calcext:value-type="float">
            <text:p>44</text:p>
          </table:table-cell>
          <table:table-cell table:formula="of:=MID([.G377];[.F377]+1;[.E377]-[.F377]-1)" office:value-type="string" office:string-value="https://github.com/danielmonettelli/MonettelliUIKIT" calcext:value-type="string">
            <text:p>https://github.com/danielmonettelli/MonettelliUIKIT</text:p>
          </table:table-cell>
          <table:table-cell table:formula="of:=FIND(&quot;)&quot;;[.G377])" office:value-type="float" office:value="76" calcext:value-type="float">
            <text:p>76</text:p>
          </table:table-cell>
          <table:table-cell table:formula="of:=FIND(&quot;(&quot;;[.G377])" office:value-type="float" office:value="24" calcext:value-type="float">
            <text:p>24</text:p>
          </table:table-cell>
          <table:table-cell office:value-type="string" calcext:value-type="string">
            <text:p>- [MonettelliUIKIT ★23](https://github.com/danielmonettelli/MonettelliUIKIT): A multiproject template to create applications for iOS, Android and UWP in Xamarin.Forms by implementing the "Clean UI Style Architecture" with or without Shell.</text:p>
          </table:table-cell>
        </table:table-row>
        <table:table-row table:style-name="ro1">
          <table:table-cell table:formula="of:=COM.MICROSOFT.CONCAT(&quot;![GitHub Repo stars](https://img.shields.io/github/stars/&quot;;[.B378];&quot;?label=&quot;;[.B378];&quot;&amp;style=social)&quot;)" office:value-type="string" office:string-value="![GitHub Repo stars](https://img.shields.io/github/stars/chaosifier/MultiGestureView?label=chaosifier/MultiGestureView&amp;style=social)" calcext:value-type="string">
            <text:p>![GitHub Repo stars](https://img.shields.io/github/stars/chaosifier/MultiGestureView?label=chaosifier/MultiGestureView&amp;style=social)</text:p>
          </table:table-cell>
          <table:table-cell table:formula="of:=MID([.G378];[.C378];[.E378]-[.C378])" office:value-type="string" office:string-value="chaosifier/MultiGestureView" calcext:value-type="string">
            <text:p>chaosifier/MultiGestureView</text:p>
          </table:table-cell>
          <table:table-cell table:formula="of:=FIND(&quot;github.com/&quot;;[.G378])+11" office:value-type="float" office:value="45" calcext:value-type="float">
            <text:p>45</text:p>
          </table:table-cell>
          <table:table-cell table:formula="of:=MID([.G378];[.F378]+1;[.E378]-[.F378]-1)" office:value-type="string" office:string-value="https://github.com/chaosifier/MultiGestureView" calcext:value-type="string">
            <text:p>https://github.com/chaosifier/MultiGestureView</text:p>
          </table:table-cell>
          <table:table-cell table:formula="of:=FIND(&quot;)&quot;;[.G378])" office:value-type="float" office:value="72" calcext:value-type="float">
            <text:p>72</text:p>
          </table:table-cell>
          <table:table-cell table:formula="of:=FIND(&quot;(&quot;;[.G378])" office:value-type="float" office:value="25" calcext:value-type="float">
            <text:p>25</text:p>
          </table:table-cell>
          <table:table-cell office:value-type="string" calcext:value-type="string">
            <text:p>- [MultiGestureView ★19](https://github.com/chaosifier/MultiGestureView): Extended ContentView with Events for gestures like Tap, Long Press and Right Click. Also supports Vibration and Vibration duration for haptic feedback.</text:p>
          </table:table-cell>
        </table:table-row>
        <table:table-row table:style-name="ro1">
          <table:table-cell table:formula="of:=COM.MICROSOFT.CONCAT(&quot;![GitHub Repo stars](https://img.shields.io/github/stars/&quot;;[.B379];&quot;?label=&quot;;[.B379];&quot;&amp;style=social)&quot;)" office:value-type="string" office:string-value="![GitHub Repo stars](https://img.shields.io/github/stars/VasenevEA/MultipleToggleSwitch?label=VasenevEA/MultipleToggleSwitch&amp;style=social)" calcext:value-type="string">
            <text:p>![GitHub Repo stars](https://img.shields.io/github/stars/VasenevEA/MultipleToggleSwitch?label=VasenevEA/MultipleToggleSwitch&amp;style=social)</text:p>
          </table:table-cell>
          <table:table-cell table:formula="of:=MID([.G379];[.C379];[.E379]-[.C379])" office:value-type="string" office:string-value="VasenevEA/MultipleToggleSwitch" calcext:value-type="string">
            <text:p>VasenevEA/MultipleToggleSwitch</text:p>
          </table:table-cell>
          <table:table-cell table:formula="of:=FIND(&quot;github.com/&quot;;[.G379])+11" office:value-type="float" office:value="48" calcext:value-type="float">
            <text:p>48</text:p>
          </table:table-cell>
          <table:table-cell table:formula="of:=MID([.G379];[.F379]+1;[.E379]-[.F379]-1)" office:value-type="string" office:string-value="https://github.com/VasenevEA/MultipleToggleSwitch" calcext:value-type="string">
            <text:p>https://github.com/VasenevEA/MultipleToggleSwitch</text:p>
          </table:table-cell>
          <table:table-cell table:formula="of:=FIND(&quot;)&quot;;[.G379])" office:value-type="float" office:value="78" calcext:value-type="float">
            <text:p>78</text:p>
          </table:table-cell>
          <table:table-cell table:formula="of:=FIND(&quot;(&quot;;[.G379])" office:value-type="float" office:value="28" calcext:value-type="float">
            <text:p>28</text:p>
          </table:table-cell>
          <table:table-cell office:value-type="string" calcext:value-type="string">
            <text:p>- [MultipleToggleSwitch ★2](https://github.com/VasenevEA/MultipleToggleSwitch): Multiple position Toggle Switch control for Xamarin.Forms.</text:p>
          </table:table-cell>
        </table:table-row>
        <table:table-row table:style-name="ro1">
          <table:table-cell table:formula="of:=COM.MICROSOFT.CONCAT(&quot;![GitHub Repo stars](https://img.shields.io/github/stars/&quot;;[.B380];&quot;?label=&quot;;[.B380];&quot;&amp;style=social)&quot;)" office:value-type="string" office:string-value="![GitHub Repo stars](https://img.shields.io/github/stars/chrfalch/NControl?label=chrfalch/NControl&amp;style=social)" calcext:value-type="string">
            <text:p>![GitHub Repo stars](https://img.shields.io/github/stars/chrfalch/NControl?label=chrfalch/NControl&amp;style=social)</text:p>
          </table:table-cell>
          <table:table-cell table:formula="of:=MID([.G380];[.C380];[.E380]-[.C380])" office:value-type="string" office:string-value="chrfalch/NControl" calcext:value-type="string">
            <text:p>chrfalch/NControl</text:p>
          </table:table-cell>
          <table:table-cell table:formula="of:=FIND(&quot;github.com/&quot;;[.G380])+11" office:value-type="float" office:value="38" calcext:value-type="float">
            <text:p>38</text:p>
          </table:table-cell>
          <table:table-cell table:formula="of:=MID([.G380];[.F380]+1;[.E380]-[.F380]-1)" office:value-type="string" office:string-value="https://github.com/chrfalch/NControl" calcext:value-type="string">
            <text:p>https://github.com/chrfalch/NControl</text:p>
          </table:table-cell>
          <table:table-cell table:formula="of:=FIND(&quot;)&quot;;[.G380])" office:value-type="float" office:value="55" calcext:value-type="float">
            <text:p>55</text:p>
          </table:table-cell>
          <table:table-cell table:formula="of:=FIND(&quot;(&quot;;[.G380])" office:value-type="float" office:value="18" calcext:value-type="float">
            <text:p>18</text:p>
          </table:table-cell>
          <table:table-cell office:value-type="string" calcext:value-type="string">
            <text:p>- [NControl ★271](https://github.com/chrfalch/NControl): Is a Xamarin.Forms wrapper control built around the NGraphics library enabling developers to create custom controls without the need for custom renderers.</text:p>
          </table:table-cell>
        </table:table-row>
        <table:table-row table:style-name="ro1">
          <table:table-cell table:formula="of:=COM.MICROSOFT.CONCAT(&quot;![GitHub Repo stars](https://img.shields.io/github/stars/&quot;;[.B381];&quot;?label=&quot;;[.B381];&quot;&amp;style=social)&quot;)" office:value-type="string" office:string-value="![GitHub Repo stars](https://img.shields.io/github/stars/thekillingtomato/Nightingale?label=thekillingtomato/Nightingale&amp;style=social)" calcext:value-type="string">
            <text:p>![GitHub Repo stars](https://img.shields.io/github/stars/thekillingtomato/Nightingale?label=thekillingtomato/Nightingale&amp;style=social)</text:p>
          </table:table-cell>
          <table:table-cell table:formula="of:=MID([.G381];[.C381];[.E381]-[.C381])" office:value-type="string" office:string-value="thekillingtomato/Nightingale" calcext:value-type="string">
            <text:p>thekillingtomato/Nightingale</text:p>
          </table:table-cell>
          <table:table-cell table:formula="of:=FIND(&quot;github.com/&quot;;[.G381])+11" office:value-type="float" office:value="36" calcext:value-type="float">
            <text:p>36</text:p>
          </table:table-cell>
          <table:table-cell table:formula="of:=MID([.G381];[.F381]+1;[.E381]-[.F381]-1)" office:value-type="string" office:string-value="https://github.com/thekillingtomato/Nightingale" calcext:value-type="string">
            <text:p>https://github.com/thekillingtomato/Nightingale</text:p>
          </table:table-cell>
          <table:table-cell table:formula="of:=FIND(&quot;)&quot;;[.G381])" office:value-type="float" office:value="64" calcext:value-type="float">
            <text:p>64</text:p>
          </table:table-cell>
          <table:table-cell table:formula="of:=FIND(&quot;(&quot;;[.G381])" office:value-type="float" office:value="16" calcext:value-type="float">
            <text:p>16</text:p>
          </table:table-cell>
          <table:table-cell office:value-type="string" calcext:value-type="string">
            <text:p>- [Nightingale](https://github.com/thekillingtomato/Nightingale): Basic charts for Xamarin.Forms <text:s/>using SkiaSharp.</text:p>
          </table:table-cell>
        </table:table-row>
        <table:table-row table:style-name="ro1">
          <table:table-cell table:formula="of:=COM.MICROSOFT.CONCAT(&quot;![GitHub Repo stars](https://img.shields.io/github/stars/&quot;;[.B382];&quot;?label=&quot;;[.B382];&quot;&amp;style=social)&quot;)" office:value-type="string" office:string-value="![GitHub Repo stars](https://img.shields.io/github/stars/lachlanwgordon/Notchy.FormsPreviewer?label=lachlanwgordon/Notchy.FormsPreviewer&amp;style=social)" calcext:value-type="string">
            <text:p>![GitHub Repo stars](https://img.shields.io/github/stars/lachlanwgordon/Notchy.FormsPreviewer?label=lachlanwgordon/Notchy.FormsPreviewer&amp;style=social)</text:p>
          </table:table-cell>
          <table:table-cell table:formula="of:=MID([.G382];[.C382];[.E382]-[.C382])" office:value-type="string" office:string-value="lachlanwgordon/Notchy.FormsPreviewer" calcext:value-type="string">
            <text:p>lachlanwgordon/Notchy.FormsPreviewer</text:p>
          </table:table-cell>
          <table:table-cell table:formula="of:=FIND(&quot;github.com/&quot;;[.G382])+11" office:value-type="float" office:value="49" calcext:value-type="float">
            <text:p>49</text:p>
          </table:table-cell>
          <table:table-cell table:formula="of:=MID([.G382];[.F382]+1;[.E382]-[.F382]-1)" office:value-type="string" office:string-value="https://github.com/lachlanwgordon/Notchy.FormsPreviewer" calcext:value-type="string">
            <text:p>https://github.com/lachlanwgordon/Notchy.FormsPreviewer</text:p>
          </table:table-cell>
          <table:table-cell table:formula="of:=FIND(&quot;)&quot;;[.G382])" office:value-type="float" office:value="85" calcext:value-type="float">
            <text:p>85</text:p>
          </table:table-cell>
          <table:table-cell table:formula="of:=FIND(&quot;(&quot;;[.G382])" office:value-type="float" office:value="29" calcext:value-type="float">
            <text:p>29</text:p>
          </table:table-cell>
          <table:table-cell office:value-type="string" calcext:value-type="string">
            <text:p>- [Notchy.FormsPreviewer ★3](https://github.com/lachlanwgordon/Notchy.FormsPreviewer): Extend the Xamarin Forms Previewers with notches, curved corners and toolbars to help you make the right UI decisions at design time. </text:p>
          </table:table-cell>
        </table:table-row>
        <table:table-row table:style-name="ro1">
          <table:table-cell table:formula="of:=COM.MICROSOFT.CONCAT(&quot;![GitHub Repo stars](https://img.shields.io/github/stars/&quot;;[.B383];&quot;?label=&quot;;[.B383];&quot;&amp;style=social)&quot;)" office:value-type="string" office:string-value="![GitHub Repo stars](https://img.shields.io/github/stars/francescofinotto/NotifyPage?label=francescofinotto/NotifyPage&amp;style=social)" calcext:value-type="string">
            <text:p>![GitHub Repo stars](https://img.shields.io/github/stars/francescofinotto/NotifyPage?label=francescofinotto/NotifyPage&amp;style=social)</text:p>
          </table:table-cell>
          <table:table-cell table:formula="of:=MID([.G383];[.C383];[.E383]-[.C383])" office:value-type="string" office:string-value="francescofinotto/NotifyPage" calcext:value-type="string">
            <text:p>francescofinotto/NotifyPage</text:p>
          </table:table-cell>
          <table:table-cell table:formula="of:=FIND(&quot;github.com/&quot;;[.G383])+11" office:value-type="float" office:value="38" calcext:value-type="float">
            <text:p>38</text:p>
          </table:table-cell>
          <table:table-cell table:formula="of:=MID([.G383];[.F383]+1;[.E383]-[.F383]-1)" office:value-type="string" office:string-value="https://github.com/francescofinotto/NotifyPage" calcext:value-type="string">
            <text:p>https://github.com/francescofinotto/NotifyPage</text:p>
          </table:table-cell>
          <table:table-cell table:formula="of:=FIND(&quot;)&quot;;[.G383])" office:value-type="float" office:value="65" calcext:value-type="float">
            <text:p>65</text:p>
          </table:table-cell>
          <table:table-cell table:formula="of:=FIND(&quot;(&quot;;[.G383])" office:value-type="float" office:value="18" calcext:value-type="float">
            <text:p>18</text:p>
          </table:table-cell>
          <table:table-cell office:value-type="string" calcext:value-type="string">
            <text:p>- [NotifyPage ★1](https://github.com/francescofinotto/NotifyPage): Xamarin.Forms notify page, with pop up that slide from the bottom.</text:p>
          </table:table-cell>
        </table:table-row>
        <table:table-row table:style-name="ro1">
          <table:table-cell table:formula="of:=COM.MICROSOFT.CONCAT(&quot;![GitHub Repo stars](https://img.shields.io/github/stars/&quot;;[.B384];&quot;?label=&quot;;[.B384];&quot;&amp;style=social)&quot;)" office:value-type="string" office:string-value="![GitHub Repo stars](https://img.shields.io/github/stars/RenaudAvenas/Oxard.XControls?label=RenaudAvenas/Oxard.XControls&amp;style=social)" calcext:value-type="string">
            <text:p>![GitHub Repo stars](https://img.shields.io/github/stars/RenaudAvenas/Oxard.XControls?label=RenaudAvenas/Oxard.XControls&amp;style=social)</text:p>
          </table:table-cell>
          <table:table-cell table:formula="of:=MID([.G384];[.C384];[.E384]-[.C384])" office:value-type="string" office:string-value="RenaudAvenas/Oxard.XControls" calcext:value-type="string">
            <text:p>RenaudAvenas/Oxard.XControls</text:p>
          </table:table-cell>
          <table:table-cell table:formula="of:=FIND(&quot;github.com/&quot;;[.G384])+11" office:value-type="float" office:value="43" calcext:value-type="float">
            <text:p>43</text:p>
          </table:table-cell>
          <table:table-cell table:formula="of:=MID([.G384];[.F384]+1;[.E384]-[.F384]-1)" office:value-type="string" office:string-value="https://github.com/RenaudAvenas/Oxard.XControls" calcext:value-type="string">
            <text:p>https://github.com/RenaudAvenas/Oxard.XControls</text:p>
          </table:table-cell>
          <table:table-cell table:formula="of:=FIND(&quot;)&quot;;[.G384])" office:value-type="float" office:value="71" calcext:value-type="float">
            <text:p>71</text:p>
          </table:table-cell>
          <table:table-cell table:formula="of:=FIND(&quot;(&quot;;[.G384])" office:value-type="float" office:value="23" calcext:value-type="float">
            <text:p>23</text:p>
          </table:table-cell>
          <table:table-cell office:value-type="string" calcext:value-type="string">
            <text:p>- [Oxard.XControls ★6](https://github.com/RenaudAvenas/Oxard.XControls): Xamarin.Forms extendable controls (DrawingBrush, LongPressButton, ItemsControl, etc.).</text:p>
          </table:table-cell>
        </table:table-row>
        <table:table-row table:style-name="ro1">
          <table:table-cell table:formula="of:=COM.MICROSOFT.CONCAT(&quot;![GitHub Repo stars](https://img.shields.io/github/stars/&quot;;[.B385];&quot;?label=&quot;;[.B385];&quot;&amp;style=social)&quot;)" office:value-type="string" office:string-value="![GitHub Repo stars](https://img.shields.io/github/stars/oxyplot/oxyplot-xamarin?label=oxyplot/oxyplot-xamarin&amp;style=social)" calcext:value-type="string">
            <text:p>![GitHub Repo stars](https://img.shields.io/github/stars/oxyplot/oxyplot-xamarin?label=oxyplot/oxyplot-xamarin&amp;style=social)</text:p>
          </table:table-cell>
          <table:table-cell table:formula="of:=MID([.G385];[.C385];[.E385]-[.C385])" office:value-type="string" office:string-value="oxyplot/oxyplot-xamarin" calcext:value-type="string">
            <text:p>oxyplot/oxyplot-xamarin</text:p>
          </table:table-cell>
          <table:table-cell table:formula="of:=FIND(&quot;github.com/&quot;;[.G385])+11" office:value-type="float" office:value="44" calcext:value-type="float">
            <text:p>44</text:p>
          </table:table-cell>
          <table:table-cell table:formula="of:=MID([.G385];[.F385]+1;[.E385]-[.F385]-1)" office:value-type="string" office:string-value="https://github.com/oxyplot/oxyplot-xamarin" calcext:value-type="string">
            <text:p>https://github.com/oxyplot/oxyplot-xamarin</text:p>
          </table:table-cell>
          <table:table-cell table:formula="of:=FIND(&quot;)&quot;;[.G385])" office:value-type="float" office:value="67" calcext:value-type="float">
            <text:p>67</text:p>
          </table:table-cell>
          <table:table-cell table:formula="of:=FIND(&quot;(&quot;;[.G385])" office:value-type="float" office:value="24" calcext:value-type="float">
            <text:p>24</text:p>
          </table:table-cell>
          <table:table-cell office:value-type="string" calcext:value-type="string">
            <text:p>- [OxyPlot Xamarin ★49](https://github.com/oxyplot/oxyplot-xamarin): Charts for Xamarin Classic and Xamarin.Forms.</text:p>
          </table:table-cell>
        </table:table-row>
        <table:table-row table:style-name="ro1">
          <table:table-cell table:formula="of:=COM.MICROSOFT.CONCAT(&quot;![GitHub Repo stars](https://img.shields.io/github/stars/&quot;;[.B386];&quot;?label=&quot;;[.B386];&quot;&amp;style=social)&quot;)" office:value-type="string" office:string-value="![GitHub Repo stars](https://img.shields.io/github/stars/xamarinium/ParallaxScroll?label=xamarinium/ParallaxScroll&amp;style=social)" calcext:value-type="string">
            <text:p>![GitHub Repo stars](https://img.shields.io/github/stars/xamarinium/ParallaxScroll?label=xamarinium/ParallaxScroll&amp;style=social)</text:p>
          </table:table-cell>
          <table:table-cell table:formula="of:=MID([.G386];[.C386];[.E386]-[.C386])" office:value-type="string" office:string-value="xamarinium/ParallaxScroll" calcext:value-type="string">
            <text:p>xamarinium/ParallaxScroll</text:p>
          </table:table-cell>
          <table:table-cell table:formula="of:=FIND(&quot;github.com/&quot;;[.G386])+11" office:value-type="float" office:value="43" calcext:value-type="float">
            <text:p>43</text:p>
          </table:table-cell>
          <table:table-cell table:formula="of:=MID([.G386];[.F386]+1;[.E386]-[.F386]-1)" office:value-type="string" office:string-value="https://github.com/xamarinium/ParallaxScroll" calcext:value-type="string">
            <text:p>https://github.com/xamarinium/ParallaxScroll</text:p>
          </table:table-cell>
          <table:table-cell table:formula="of:=FIND(&quot;)&quot;;[.G386])" office:value-type="float" office:value="68" calcext:value-type="float">
            <text:p>68</text:p>
          </table:table-cell>
          <table:table-cell table:formula="of:=FIND(&quot;(&quot;;[.G386])" office:value-type="float" office:value="23" calcext:value-type="float">
            <text:p>23</text:p>
          </table:table-cell>
          <table:table-cell office:value-type="string" calcext:value-type="string">
            <text:p>- [ParallaxScroll ★44](https://github.com/xamarinium/ParallaxScroll): Xamarin forms parallax scroll effect.</text:p>
          </table:table-cell>
        </table:table-row>
        <table:table-row table:style-name="ro1">
          <table:table-cell table:formula="of:=COM.MICROSOFT.CONCAT(&quot;![GitHub Repo stars](https://img.shields.io/github/stars/&quot;;[.B387];&quot;?label=&quot;;[.B387];&quot;&amp;style=social)&quot;)" office:value-type="string" office:string-value="![GitHub Repo stars](https://img.shields.io/github/stars/lassana/XamarinFormsPinView?label=lassana/XamarinFormsPinView&amp;style=social)" calcext:value-type="string">
            <text:p>![GitHub Repo stars](https://img.shields.io/github/stars/lassana/XamarinFormsPinView?label=lassana/XamarinFormsPinView&amp;style=social)</text:p>
          </table:table-cell>
          <table:table-cell table:formula="of:=MID([.G387];[.C387];[.E387]-[.C387])" office:value-type="string" office:string-value="lassana/XamarinFormsPinView" calcext:value-type="string">
            <text:p>lassana/XamarinFormsPinView</text:p>
          </table:table-cell>
          <table:table-cell table:formula="of:=FIND(&quot;github.com/&quot;;[.G387])+11" office:value-type="float" office:value="36" calcext:value-type="float">
            <text:p>36</text:p>
          </table:table-cell>
          <table:table-cell table:formula="of:=MID([.G387];[.F387]+1;[.E387]-[.F387]-1)" office:value-type="string" office:string-value="https://github.com/lassana/XamarinFormsPinView" calcext:value-type="string">
            <text:p>https://github.com/lassana/XamarinFormsPinView</text:p>
          </table:table-cell>
          <table:table-cell table:formula="of:=FIND(&quot;)&quot;;[.G387])" office:value-type="float" office:value="63" calcext:value-type="float">
            <text:p>63</text:p>
          </table:table-cell>
          <table:table-cell table:formula="of:=FIND(&quot;(&quot;;[.G387])" office:value-type="float" office:value="16" calcext:value-type="float">
            <text:p>16</text:p>
          </table:table-cell>
          <table:table-cell office:value-type="string" calcext:value-type="string">
            <text:p>- [PinView ★72](https://github.com/lassana/XamarinFormsPinView): PIN keyboard for Xamarin.Forms.</text:p>
          </table:table-cell>
        </table:table-row>
        <table:table-row table:style-name="ro1">
          <table:table-cell table:formula="of:=COM.MICROSOFT.CONCAT(&quot;![GitHub Repo stars](https://img.shields.io/github/stars/&quot;;[.B388];&quot;?label=&quot;;[.B388];&quot;&amp;style=social)&quot;)" office:value-type="string" office:string-value="![GitHub Repo stars](https://img.shields.io/github/stars/stormlion227/PhotoBrowser.Forms?label=stormlion227/PhotoBrowser.Forms&amp;style=social)" calcext:value-type="string">
            <text:p>![GitHub Repo stars](https://img.shields.io/github/stars/stormlion227/PhotoBrowser.Forms?label=stormlion227/PhotoBrowser.Forms&amp;style=social)</text:p>
          </table:table-cell>
          <table:table-cell table:formula="of:=MID([.G388];[.C388];[.E388]-[.C388])" office:value-type="string" office:string-value="stormlion227/PhotoBrowser.Forms" calcext:value-type="string">
            <text:p>stormlion227/PhotoBrowser.Forms</text:p>
          </table:table-cell>
          <table:table-cell table:formula="of:=FIND(&quot;github.com/&quot;;[.G388])+11" office:value-type="float" office:value="41" calcext:value-type="float">
            <text:p>41</text:p>
          </table:table-cell>
          <table:table-cell table:formula="of:=MID([.G388];[.F388]+1;[.E388]-[.F388]-1)" office:value-type="string" office:string-value="https://github.com/stormlion227/PhotoBrowser.Forms" calcext:value-type="string">
            <text:p>https://github.com/stormlion227/PhotoBrowser.Forms</text:p>
          </table:table-cell>
          <table:table-cell table:formula="of:=FIND(&quot;)&quot;;[.G388])" office:value-type="float" office:value="72" calcext:value-type="float">
            <text:p>72</text:p>
          </table:table-cell>
          <table:table-cell table:formula="of:=FIND(&quot;(&quot;;[.G388])" office:value-type="float" office:value="21" calcext:value-type="float">
            <text:p>21</text:p>
          </table:table-cell>
          <table:table-cell office:value-type="string" calcext:value-type="string">
            <text:p>- [PhotoBrowser ★70](https://github.com/stormlion227/PhotoBrowser.Forms): Full screen image viewer(Xamarin.Forms) that includes "pinch to zoom" and "swipe to dismiss" gestures.</text:p>
          </table:table-cell>
        </table:table-row>
        <table:table-row table:style-name="ro1">
          <table:table-cell table:formula="of:=COM.MICROSOFT.CONCAT(&quot;![GitHub Repo stars](https://img.shields.io/github/stars/&quot;;[.B389];&quot;?label=&quot;;[.B389];&quot;&amp;style=social)&quot;)" office:value-type="string" office:string-value="![GitHub Repo stars](https://img.shields.io/github/stars/ajsmithsw/PlacesSearchBar?label=ajsmithsw/PlacesSearchBar&amp;style=social)" calcext:value-type="string">
            <text:p>![GitHub Repo stars](https://img.shields.io/github/stars/ajsmithsw/PlacesSearchBar?label=ajsmithsw/PlacesSearchBar&amp;style=social)</text:p>
          </table:table-cell>
          <table:table-cell table:formula="of:=MID([.G389];[.C389];[.E389]-[.C389])" office:value-type="string" office:string-value="ajsmithsw/PlacesSearchBar" calcext:value-type="string">
            <text:p>ajsmithsw/PlacesSearchBar</text:p>
          </table:table-cell>
          <table:table-cell table:formula="of:=FIND(&quot;github.com/&quot;;[.G389])+11" office:value-type="float" office:value="44" calcext:value-type="float">
            <text:p>44</text:p>
          </table:table-cell>
          <table:table-cell table:formula="of:=MID([.G389];[.F389]+1;[.E389]-[.F389]-1)" office:value-type="string" office:string-value="https://github.com/ajsmithsw/PlacesSearchBar" calcext:value-type="string">
            <text:p>https://github.com/ajsmithsw/PlacesSearchBar</text:p>
          </table:table-cell>
          <table:table-cell table:formula="of:=FIND(&quot;)&quot;;[.G389])" office:value-type="float" office:value="69" calcext:value-type="float">
            <text:p>69</text:p>
          </table:table-cell>
          <table:table-cell table:formula="of:=FIND(&quot;(&quot;;[.G389])" office:value-type="float" office:value="24" calcext:value-type="float">
            <text:p>24</text:p>
          </table:table-cell>
          <table:table-cell office:value-type="string" calcext:value-type="string">
            <text:p>- [PlacesSearchBar ★31](https://github.com/ajsmithsw/PlacesSearchBar): An extension of Xamarin.Forms SearchBar control for implementing Google Places Autocomplete API.</text:p>
          </table:table-cell>
        </table:table-row>
        <table:table-row table:style-name="ro1">
          <table:table-cell table:formula="of:=COM.MICROSOFT.CONCAT(&quot;![GitHub Repo stars](https://img.shields.io/github/stars/&quot;;[.B390];&quot;?label=&quot;;[.B390];&quot;&amp;style=social)&quot;)" office:value-type="string" office:string-value="![GitHub Repo stars](https://img.shields.io/github/stars/JimmyPun610/Plugin.XF.Backdrop?label=JimmyPun610/Plugin.XF.Backdrop&amp;style=social)" calcext:value-type="string">
            <text:p>![GitHub Repo stars](https://img.shields.io/github/stars/JimmyPun610/Plugin.XF.Backdrop?label=JimmyPun610/Plugin.XF.Backdrop&amp;style=social)</text:p>
          </table:table-cell>
          <table:table-cell table:formula="of:=MID([.G390];[.C390];[.E390]-[.C390])" office:value-type="string" office:string-value="JimmyPun610/Plugin.XF.Backdrop" calcext:value-type="string">
            <text:p>JimmyPun610/Plugin.XF.Backdrop</text:p>
          </table:table-cell>
          <table:table-cell table:formula="of:=FIND(&quot;github.com/&quot;;[.G390])+11" office:value-type="float" office:value="46" calcext:value-type="float">
            <text:p>46</text:p>
          </table:table-cell>
          <table:table-cell table:formula="of:=MID([.G390];[.F390]+1;[.E390]-[.F390]-1)" office:value-type="string" office:string-value="https://github.com/JimmyPun610/Plugin.XF.Backdrop" calcext:value-type="string">
            <text:p>https://github.com/JimmyPun610/Plugin.XF.Backdrop</text:p>
          </table:table-cell>
          <table:table-cell table:formula="of:=FIND(&quot;)&quot;;[.G390])" office:value-type="float" office:value="76" calcext:value-type="float">
            <text:p>76</text:p>
          </table:table-cell>
          <table:table-cell table:formula="of:=FIND(&quot;(&quot;;[.G390])" office:value-type="float" office:value="26" calcext:value-type="float">
            <text:p>26</text:p>
          </table:table-cell>
          <table:table-cell office:value-type="string" calcext:value-type="string">
            <text:p>- [Plugin.XF.Backdrop ★6](https://github.com/JimmyPun610/Plugin.XF.Backdrop): Xamarin.Forms Backdrop Control. </text:p>
          </table:table-cell>
        </table:table-row>
        <table:table-row table:style-name="ro1">
          <table:table-cell table:formula="of:=COM.MICROSOFT.CONCAT(&quot;![GitHub Repo stars](https://img.shields.io/github/stars/&quot;;[.B391];&quot;?label=&quot;;[.B391];&quot;&amp;style=social)&quot;)" office:value-type="string" office:string-value="![GitHub Repo stars](https://img.shields.io/github/stars/JimmyPun610/Plugin.XF.Controls?label=JimmyPun610/Plugin.XF.Controls&amp;style=social)" calcext:value-type="string">
            <text:p>![GitHub Repo stars](https://img.shields.io/github/stars/JimmyPun610/Plugin.XF.Controls?label=JimmyPun610/Plugin.XF.Controls&amp;style=social)</text:p>
          </table:table-cell>
          <table:table-cell table:formula="of:=MID([.G391];[.C391];[.E391]-[.C391])" office:value-type="string" office:string-value="JimmyPun610/Plugin.XF.Controls" calcext:value-type="string">
            <text:p>JimmyPun610/Plugin.XF.Controls</text:p>
          </table:table-cell>
          <table:table-cell table:formula="of:=FIND(&quot;github.com/&quot;;[.G391])+11" office:value-type="float" office:value="46" calcext:value-type="float">
            <text:p>46</text:p>
          </table:table-cell>
          <table:table-cell table:formula="of:=MID([.G391];[.F391]+1;[.E391]-[.F391]-1)" office:value-type="string" office:string-value="https://github.com/JimmyPun610/Plugin.XF.Controls" calcext:value-type="string">
            <text:p>https://github.com/JimmyPun610/Plugin.XF.Controls</text:p>
          </table:table-cell>
          <table:table-cell table:formula="of:=FIND(&quot;)&quot;;[.G391])" office:value-type="float" office:value="76" calcext:value-type="float">
            <text:p>76</text:p>
          </table:table-cell>
          <table:table-cell table:formula="of:=FIND(&quot;(&quot;;[.G391])" office:value-type="float" office:value="26" calcext:value-type="float">
            <text:p>26</text:p>
          </table:table-cell>
          <table:table-cell office:value-type="string" calcext:value-type="string">
            <text:p>- [Plugin.XF.Controls ★4](https://github.com/JimmyPun610/Plugin.XF.Controls): Xamarin Forms Controls and Effects, WebView, Entry, Editor.</text:p>
          </table:table-cell>
        </table:table-row>
        <table:table-row table:style-name="ro1">
          <table:table-cell table:formula="of:=COM.MICROSOFT.CONCAT(&quot;![GitHub Repo stars](https://img.shields.io/github/stars/&quot;;[.B392];&quot;?label=&quot;;[.B392];&quot;&amp;style=social)&quot;)" office:value-type="string" office:string-value="![GitHub Repo stars](https://img.shields.io/github/stars/rhedgpeth/Prototype.Forms.Controls?label=rhedgpeth/Prototype.Forms.Controls&amp;style=social)" calcext:value-type="string">
            <text:p>![GitHub Repo stars](https://img.shields.io/github/stars/rhedgpeth/Prototype.Forms.Controls?label=rhedgpeth/Prototype.Forms.Controls&amp;style=social)</text:p>
          </table:table-cell>
          <table:table-cell table:formula="of:=MID([.G392];[.C392];[.E392]-[.C392])" office:value-type="string" office:string-value="rhedgpeth/Prototype.Forms.Controls" calcext:value-type="string">
            <text:p>rhedgpeth/Prototype.Forms.Controls</text:p>
          </table:table-cell>
          <table:table-cell table:formula="of:=FIND(&quot;github.com/&quot;;[.G392])+11" office:value-type="float" office:value="53" calcext:value-type="float">
            <text:p>53</text:p>
          </table:table-cell>
          <table:table-cell table:formula="of:=MID([.G392];[.F392]+1;[.E392]-[.F392]-1)" office:value-type="string" office:string-value="https://github.com/rhedgpeth/Prototype.Forms.Controls" calcext:value-type="string">
            <text:p>https://github.com/rhedgpeth/Prototype.Forms.Controls</text:p>
          </table:table-cell>
          <table:table-cell table:formula="of:=FIND(&quot;)&quot;;[.G392])" office:value-type="float" office:value="87" calcext:value-type="float">
            <text:p>87</text:p>
          </table:table-cell>
          <table:table-cell table:formula="of:=FIND(&quot;(&quot;;[.G392])" office:value-type="float" office:value="33" calcext:value-type="float">
            <text:p>33</text:p>
          </table:table-cell>
          <table:table-cell office:value-type="string" calcext:value-type="string">
            <text:p>- [Prototype.Forms.Controls ★21](https://github.com/rhedgpeth/Prototype.Forms.Controls): This sample app contains a random mixture of Xamarin/Xamarin.Forms controls, views, and functionality snippets (ToggleButton, CheckBox, etc.).</text:p>
          </table:table-cell>
        </table:table-row>
        <table:table-row table:style-name="ro1">
          <table:table-cell table:formula="of:=COM.MICROSOFT.CONCAT(&quot;![GitHub Repo stars](https://img.shields.io/github/stars/&quot;;[.B393];&quot;?label=&quot;;[.B393];&quot;&amp;style=social)&quot;)" office:value-type="string" office:string-value="![GitHub Repo stars](https://img.shields.io/github/stars/jamesmontemagno/Xamarin.Forms-PullToRefreshLayout?label=jamesmontemagno/Xamarin.Forms-PullToRefreshLayout&amp;style=social)" calcext:value-type="string">
            <text:p>![GitHub Repo stars](https://img.shields.io/github/stars/jamesmontemagno/Xamarin.Forms-PullToRefreshLayout?label=jamesmontemagno/Xamarin.Forms-PullToRefreshLayout&amp;style=social)</text:p>
          </table:table-cell>
          <table:table-cell table:formula="of:=MID([.G393];[.C393];[.E393]-[.C393])" office:value-type="string" office:string-value="jamesmontemagno/Xamarin.Forms-PullToRefreshLayout" calcext:value-type="string">
            <text:p>jamesmontemagno/Xamarin.Forms-PullToRefreshLayout</text:p>
          </table:table-cell>
          <table:table-cell table:formula="of:=FIND(&quot;github.com/&quot;;[.G393])+11" office:value-type="float" office:value="49" calcext:value-type="float">
            <text:p>49</text:p>
          </table:table-cell>
          <table:table-cell table:formula="of:=MID([.G393];[.F393]+1;[.E393]-[.F393]-1)" office:value-type="string" office:string-value="https://github.com/jamesmontemagno/Xamarin.Forms-PullToRefreshLayout" calcext:value-type="string">
            <text:p>https://github.com/jamesmontemagno/Xamarin.Forms-PullToRefreshLayout</text:p>
          </table:table-cell>
          <table:table-cell table:formula="of:=FIND(&quot;)&quot;;[.G393])" office:value-type="float" office:value="98" calcext:value-type="float">
            <text:p>98</text:p>
          </table:table-cell>
          <table:table-cell table:formula="of:=FIND(&quot;(&quot;;[.G393])" office:value-type="float" office:value="29" calcext:value-type="float">
            <text:p>29</text:p>
          </table:table-cell>
          <table:table-cell office:value-type="string" calcext:value-type="string">
            <text:p>- [PullToRefreshLayout ★221](https://github.com/jamesmontemagno/Xamarin.Forms-PullToRefreshLayout): Implementation of pull to refresh layout for Xamarin.Forms targeting iOS and Android.</text:p>
          </table:table-cell>
        </table:table-row>
        <table:table-row table:style-name="ro1">
          <table:table-cell table:formula="of:=COM.MICROSOFT.CONCAT(&quot;![GitHub Repo stars](https://img.shields.io/github/stars/&quot;;[.B394];&quot;?label=&quot;;[.B394];&quot;&amp;style=social)&quot;)" office:value-type="string" office:string-value="![GitHub Repo stars](https://img.shields.io/github/stars/Nickjgniklu/RadialSlider?label=Nickjgniklu/RadialSlider&amp;style=social)" calcext:value-type="string">
            <text:p>![GitHub Repo stars](https://img.shields.io/github/stars/Nickjgniklu/RadialSlider?label=Nickjgniklu/RadialSlider&amp;style=social)</text:p>
          </table:table-cell>
          <table:table-cell table:formula="of:=MID([.G394];[.C394];[.E394]-[.C394])" office:value-type="string" office:string-value="Nickjgniklu/RadialSlider" calcext:value-type="string">
            <text:p>Nickjgniklu/RadialSlider</text:p>
          </table:table-cell>
          <table:table-cell table:formula="of:=FIND(&quot;github.com/&quot;;[.G394])+11" office:value-type="float" office:value="37" calcext:value-type="float">
            <text:p>37</text:p>
          </table:table-cell>
          <table:table-cell table:formula="of:=MID([.G394];[.F394]+1;[.E394]-[.F394]-1)" office:value-type="string" office:string-value="https://github.com/Nickjgniklu/RadialSlider" calcext:value-type="string">
            <text:p>https://github.com/Nickjgniklu/RadialSlider</text:p>
          </table:table-cell>
          <table:table-cell table:formula="of:=FIND(&quot;)&quot;;[.G394])" office:value-type="float" office:value="61" calcext:value-type="float">
            <text:p>61</text:p>
          </table:table-cell>
          <table:table-cell table:formula="of:=FIND(&quot;(&quot;;[.G394])" office:value-type="float" office:value="17" calcext:value-type="float">
            <text:p>17</text:p>
          </table:table-cell>
          <table:table-cell office:value-type="string" calcext:value-type="string">
            <text:p>- [RadialSlider](https://github.com/Nickjgniklu/RadialSlider): A Radial Slider For Xamarin.Forms.</text:p>
          </table:table-cell>
        </table:table-row>
        <table:table-row table:style-name="ro1">
          <table:table-cell table:formula="of:=COM.MICROSOFT.CONCAT(&quot;![GitHub Repo stars](https://img.shields.io/github/stars/&quot;;[.B395];&quot;?label=&quot;;[.B395];&quot;&amp;style=social)&quot;)" office:value-type="string" office:string-value="![GitHub Repo stars](https://img.shields.io/github/stars/mariusmuntean/RainbowLoading.Forms?label=mariusmuntean/RainbowLoading.Forms&amp;style=social)" calcext:value-type="string">
            <text:p>![GitHub Repo stars](https://img.shields.io/github/stars/mariusmuntean/RainbowLoading.Forms?label=mariusmuntean/RainbowLoading.Forms&amp;style=social)</text:p>
          </table:table-cell>
          <table:table-cell table:formula="of:=MID([.G395];[.C395];[.E395]-[.C395])" office:value-type="string" office:string-value="mariusmuntean/RainbowLoading.Forms" calcext:value-type="string">
            <text:p>mariusmuntean/RainbowLoading.Forms</text:p>
          </table:table-cell>
          <table:table-cell table:formula="of:=FIND(&quot;github.com/&quot;;[.G395])+11" office:value-type="float" office:value="48" calcext:value-type="float">
            <text:p>48</text:p>
          </table:table-cell>
          <table:table-cell table:formula="of:=MID([.G395];[.F395]+1;[.E395]-[.F395]-1)" office:value-type="string" office:string-value="https://github.com/mariusmuntean/RainbowLoading.Forms" calcext:value-type="string">
            <text:p>https://github.com/mariusmuntean/RainbowLoading.Forms</text:p>
          </table:table-cell>
          <table:table-cell table:formula="of:=FIND(&quot;)&quot;;[.G395])" office:value-type="float" office:value="82" calcext:value-type="float">
            <text:p>82</text:p>
          </table:table-cell>
          <table:table-cell table:formula="of:=FIND(&quot;(&quot;;[.G395])" office:value-type="float" office:value="28" calcext:value-type="float">
            <text:p>28</text:p>
          </table:table-cell>
          <table:table-cell office:value-type="string" calcext:value-type="string">
            <text:p>- [RainbowLoading.Forms ★4](https://github.com/mariusmuntean/RainbowLoading.Forms): SkiaSharp implementation of the Android loading indicator, for Xamarin.Forms.</text:p>
          </table:table-cell>
        </table:table-row>
        <table:table-row table:style-name="ro1">
          <table:table-cell table:formula="of:=COM.MICROSOFT.CONCAT(&quot;![GitHub Repo stars](https://img.shields.io/github/stars/&quot;;[.B396];&quot;?label=&quot;;[.B396];&quot;&amp;style=social)&quot;)" office:value-type="string" office:string-value="![GitHub Repo stars](https://img.shields.io/github/stars/adospace/reactorui-xamarin?label=adospace/reactorui-xamarin&amp;style=social)" calcext:value-type="string">
            <text:p>![GitHub Repo stars](https://img.shields.io/github/stars/adospace/reactorui-xamarin?label=adospace/reactorui-xamarin&amp;style=social)</text:p>
          </table:table-cell>
          <table:table-cell table:formula="of:=MID([.G396];[.C396];[.E396]-[.C396])" office:value-type="string" office:string-value="adospace/reactorui-xamarin" calcext:value-type="string">
            <text:p>adospace/reactorui-xamarin</text:p>
          </table:table-cell>
          <table:table-cell table:formula="of:=FIND(&quot;github.com/&quot;;[.G396])+11" office:value-type="float" office:value="46" calcext:value-type="float">
            <text:p>46</text:p>
          </table:table-cell>
          <table:table-cell table:formula="of:=MID([.G396];[.F396]+1;[.E396]-[.F396]-1)" office:value-type="string" office:string-value="https://github.com/adospace/reactorui-xamarin" calcext:value-type="string">
            <text:p>https://github.com/adospace/reactorui-xamarin</text:p>
          </table:table-cell>
          <table:table-cell table:formula="of:=FIND(&quot;)&quot;;[.G396])" office:value-type="float" office:value="72" calcext:value-type="float">
            <text:p>72</text:p>
          </table:table-cell>
          <table:table-cell table:formula="of:=FIND(&quot;(&quot;;[.G396])" office:value-type="float" office:value="26" calcext:value-type="float">
            <text:p>26</text:p>
          </table:table-cell>
          <table:table-cell office:value-type="string" calcext:value-type="string">
            <text:p>- [reactorui-xamarin ★37](https://github.com/adospace/reactorui-xamarin): An alternative UI framework on top of Xamarin Forms highly inspired to React.js and Flutter.</text:p>
          </table:table-cell>
        </table:table-row>
        <table:table-row table:style-name="ro1">
          <table:table-cell table:formula="of:=COM.MICROSOFT.CONCAT(&quot;![GitHub Repo stars](https://img.shields.io/github/stars/&quot;;[.B397];&quot;?label=&quot;;[.B397];&quot;&amp;style=social)&quot;)" office:value-type="string" office:string-value="![GitHub Repo stars](https://img.shields.io/github/stars/saeedafshari/RedCorners.Forms?label=saeedafshari/RedCorners.Forms&amp;style=social)" calcext:value-type="string">
            <text:p>![GitHub Repo stars](https://img.shields.io/github/stars/saeedafshari/RedCorners.Forms?label=saeedafshari/RedCorners.Forms&amp;style=social)</text:p>
          </table:table-cell>
          <table:table-cell table:formula="of:=MID([.G397];[.C397];[.E397]-[.C397])" office:value-type="string" office:string-value="saeedafshari/RedCorners.Forms" calcext:value-type="string">
            <text:p>saeedafshari/RedCorners.Forms</text:p>
          </table:table-cell>
          <table:table-cell table:formula="of:=FIND(&quot;github.com/&quot;;[.G397])+11" office:value-type="float" office:value="45" calcext:value-type="float">
            <text:p>45</text:p>
          </table:table-cell>
          <table:table-cell table:formula="of:=MID([.G397];[.F397]+1;[.E397]-[.F397]-1)" office:value-type="string" office:string-value="https://github.com/saeedafshari/RedCorners.Forms" calcext:value-type="string">
            <text:p>https://github.com/saeedafshari/RedCorners.Forms</text:p>
          </table:table-cell>
          <table:table-cell table:formula="of:=FIND(&quot;)&quot;;[.G397])" office:value-type="float" office:value="74" calcext:value-type="float">
            <text:p>74</text:p>
          </table:table-cell>
          <table:table-cell table:formula="of:=FIND(&quot;(&quot;;[.G397])" office:value-type="float" office:value="25" calcext:value-type="float">
            <text:p>25</text:p>
          </table:table-cell>
          <table:table-cell office:value-type="string" calcext:value-type="string">
            <text:p>- [RedCorners.Forms ★33](https://github.com/saeedafshari/RedCorners.Forms): Brings some neat utilities to your Xamarin.Forms applications (AliveContentPage, AliveContentView, Sidebar, etc.).</text:p>
          </table:table-cell>
        </table:table-row>
        <table:table-row table:style-name="ro1">
          <table:table-cell table:formula="of:=COM.MICROSOFT.CONCAT(&quot;![GitHub Repo stars](https://img.shields.io/github/stars/&quot;;[.B398];&quot;?label=&quot;;[.B398];&quot;&amp;style=social)&quot;)" office:value-type="string" office:string-value="![GitHub Repo stars](https://img.shields.io/github/stars/samafshari/RedCorners.Forms.CameraView?label=samafshari/RedCorners.Forms.CameraView&amp;style=social)" calcext:value-type="string">
            <text:p>![GitHub Repo stars](https://img.shields.io/github/stars/samafshari/RedCorners.Forms.CameraView?label=samafshari/RedCorners.Forms.CameraView&amp;style=social)</text:p>
          </table:table-cell>
          <table:table-cell table:formula="of:=MID([.G398];[.C398];[.E398]-[.C398])" office:value-type="string" office:string-value="samafshari/RedCorners.Forms.CameraView" calcext:value-type="string">
            <text:p>samafshari/RedCorners.Forms.CameraView</text:p>
          </table:table-cell>
          <table:table-cell table:formula="of:=FIND(&quot;github.com/&quot;;[.G398])+11" office:value-type="float" office:value="55" calcext:value-type="float">
            <text:p>55</text:p>
          </table:table-cell>
          <table:table-cell table:formula="of:=MID([.G398];[.F398]+1;[.E398]-[.F398]-1)" office:value-type="string" office:string-value="https://github.com/samafshari/RedCorners.Forms.CameraView" calcext:value-type="string">
            <text:p>https://github.com/samafshari/RedCorners.Forms.CameraView</text:p>
          </table:table-cell>
          <table:table-cell table:formula="of:=FIND(&quot;)&quot;;[.G398])" office:value-type="float" office:value="93" calcext:value-type="float">
            <text:p>93</text:p>
          </table:table-cell>
          <table:table-cell table:formula="of:=FIND(&quot;(&quot;;[.G398])" office:value-type="float" office:value="35" calcext:value-type="float">
            <text:p>35</text:p>
          </table:table-cell>
          <table:table-cell office:value-type="string" calcext:value-type="string">
            <text:p>- [RedCorners.Forms.CameraView ★1](https://github.com/samafshari/RedCorners.Forms.CameraView): CameraView for Xamarin.Forms; a wrapper for RedCorners.Forms.ZXing with a nicer name.</text:p>
          </table:table-cell>
        </table:table-row>
        <table:table-row table:style-name="ro1">
          <table:table-cell table:formula="of:=COM.MICROSOFT.CONCAT(&quot;![GitHub Repo stars](https://img.shields.io/github/stars/&quot;;[.B399];&quot;?label=&quot;;[.B399];&quot;&amp;style=social)&quot;)" office:value-type="string" office:string-value="![GitHub Repo stars](https://img.shields.io/github/stars/saeedafshari/RedCorners.Forms.GoogleMaps?label=saeedafshari/RedCorners.Forms.GoogleMaps&amp;style=social)" calcext:value-type="string">
            <text:p>![GitHub Repo stars](https://img.shields.io/github/stars/saeedafshari/RedCorners.Forms.GoogleMaps?label=saeedafshari/RedCorners.Forms.GoogleMaps&amp;style=social)</text:p>
          </table:table-cell>
          <table:table-cell table:formula="of:=MID([.G399];[.C399];[.E399]-[.C399])" office:value-type="string" office:string-value="saeedafshari/RedCorners.Forms.GoogleMaps" calcext:value-type="string">
            <text:p>saeedafshari/RedCorners.Forms.GoogleMaps</text:p>
          </table:table-cell>
          <table:table-cell table:formula="of:=FIND(&quot;github.com/&quot;;[.G399])+11" office:value-type="float" office:value="55" calcext:value-type="float">
            <text:p>55</text:p>
          </table:table-cell>
          <table:table-cell table:formula="of:=MID([.G399];[.F399]+1;[.E399]-[.F399]-1)" office:value-type="string" office:string-value="https://github.com/saeedafshari/RedCorners.Forms.GoogleMaps" calcext:value-type="string">
            <text:p>https://github.com/saeedafshari/RedCorners.Forms.GoogleMaps</text:p>
          </table:table-cell>
          <table:table-cell table:formula="of:=FIND(&quot;)&quot;;[.G399])" office:value-type="float" office:value="95" calcext:value-type="float">
            <text:p>95</text:p>
          </table:table-cell>
          <table:table-cell table:formula="of:=FIND(&quot;(&quot;;[.G399])" office:value-type="float" office:value="35" calcext:value-type="float">
            <text:p>35</text:p>
          </table:table-cell>
          <table:table-cell office:value-type="string" calcext:value-type="string">
            <text:p>- [RedCorners.Forms.GoogleMaps ★3](https://github.com/saeedafshari/RedCorners.Forms.GoogleMaps): Enhanced Google Maps for Xamarin.Forms; based on Xamarin.Forms.GoogleMaps.</text:p>
          </table:table-cell>
        </table:table-row>
        <table:table-row table:style-name="ro1">
          <table:table-cell table:formula="of:=COM.MICROSOFT.CONCAT(&quot;![GitHub Repo stars](https://img.shields.io/github/stars/&quot;;[.B400];&quot;?label=&quot;;[.B400];&quot;&amp;style=social)&quot;)" office:value-type="string" office:string-value="![GitHub Repo stars](https://img.shields.io/github/stars/tobias-oschmann/ResponsiveLayout?label=tobias-oschmann/ResponsiveLayout&amp;style=social)" calcext:value-type="string">
            <text:p>![GitHub Repo stars](https://img.shields.io/github/stars/tobias-oschmann/ResponsiveLayout?label=tobias-oschmann/ResponsiveLayout&amp;style=social)</text:p>
          </table:table-cell>
          <table:table-cell table:formula="of:=MID([.G400];[.C400];[.E400]-[.C400])" office:value-type="string" office:string-value="tobias-oschmann/ResponsiveLayout" calcext:value-type="string">
            <text:p>tobias-oschmann/ResponsiveLayout</text:p>
          </table:table-cell>
          <table:table-cell table:formula="of:=FIND(&quot;github.com/&quot;;[.G400])+11" office:value-type="float" office:value="44" calcext:value-type="float">
            <text:p>44</text:p>
          </table:table-cell>
          <table:table-cell table:formula="of:=MID([.G400];[.F400]+1;[.E400]-[.F400]-1)" office:value-type="string" office:string-value="https://github.com/tobias-oschmann/ResponsiveLayout" calcext:value-type="string">
            <text:p>https://github.com/tobias-oschmann/ResponsiveLayout</text:p>
          </table:table-cell>
          <table:table-cell table:formula="of:=FIND(&quot;)&quot;;[.G400])" office:value-type="float" office:value="76" calcext:value-type="float">
            <text:p>76</text:p>
          </table:table-cell>
          <table:table-cell table:formula="of:=FIND(&quot;(&quot;;[.G400])" office:value-type="float" office:value="24" calcext:value-type="float">
            <text:p>24</text:p>
          </table:table-cell>
          <table:table-cell office:value-type="string" calcext:value-type="string">
            <text:p>- [ResponsiveLayout ★3](https://github.com/tobias-oschmann/ResponsiveLayout): A responsive LayoutView for Xamarin.Forms where you can define multiple layout templates for different widths, platforms or device types (Idioms).</text:p>
          </table:table-cell>
        </table:table-row>
        <table:table-row table:style-name="ro1">
          <table:table-cell table:formula="of:=COM.MICROSOFT.CONCAT(&quot;![GitHub Repo stars](https://img.shields.io/github/stars/&quot;;[.B401];&quot;?label=&quot;;[.B401];&quot;&amp;style=social)&quot;)" office:value-type="string" office:string-value="![GitHub Repo stars](https://img.shields.io/github/stars/rotorgames/Rg.Plugins.Popup?label=rotorgames/Rg.Plugins.Popup&amp;style=social)" calcext:value-type="string">
            <text:p>![GitHub Repo stars](https://img.shields.io/github/stars/rotorgames/Rg.Plugins.Popup?label=rotorgames/Rg.Plugins.Popup&amp;style=social)</text:p>
          </table:table-cell>
          <table:table-cell table:formula="of:=MID([.G401];[.C401];[.E401]-[.C401])" office:value-type="string" office:string-value="rotorgames/Rg.Plugins.Popup" calcext:value-type="string">
            <text:p>rotorgames/Rg.Plugins.Popup</text:p>
          </table:table-cell>
          <table:table-cell table:formula="of:=FIND(&quot;github.com/&quot;;[.G401])+11" office:value-type="float" office:value="46" calcext:value-type="float">
            <text:p>46</text:p>
          </table:table-cell>
          <table:table-cell table:formula="of:=MID([.G401];[.F401]+1;[.E401]-[.F401]-1)" office:value-type="string" office:string-value="https://github.com/rotorgames/Rg.Plugins.Popup" calcext:value-type="string">
            <text:p>https://github.com/rotorgames/Rg.Plugins.Popup</text:p>
          </table:table-cell>
          <table:table-cell table:formula="of:=FIND(&quot;)&quot;;[.G401])" office:value-type="float" office:value="73" calcext:value-type="float">
            <text:p>73</text:p>
          </table:table-cell>
          <table:table-cell table:formula="of:=FIND(&quot;(&quot;;[.G401])" office:value-type="float" office:value="26" calcext:value-type="float">
            <text:p>26</text:p>
          </table:table-cell>
          <table:table-cell office:value-type="string" calcext:value-type="string">
            <text:p>- [Rg.Plugins.Popup ★865](https://github.com/rotorgames/Rg.Plugins.Popup): Popup Page Plugin for Xamarin Forms.</text:p>
          </table:table-cell>
        </table:table-row>
        <table:table-row table:style-name="ro1">
          <table:table-cell table:formula="of:=COM.MICROSOFT.CONCAT(&quot;![GitHub Repo stars](https://img.shields.io/github/stars/&quot;;[.B402];&quot;?label=&quot;;[.B402];&quot;&amp;style=social)&quot;)" office:value-type="string" office:string-value="![GitHub Repo stars](https://img.shields.io/github/stars/AndreiMisiukevich/SegmentedCircleView?label=AndreiMisiukevich/SegmentedCircleView&amp;style=social)" calcext:value-type="string">
            <text:p>![GitHub Repo stars](https://img.shields.io/github/stars/AndreiMisiukevich/SegmentedCircleView?label=AndreiMisiukevich/SegmentedCircleView&amp;style=social)</text:p>
          </table:table-cell>
          <table:table-cell table:formula="of:=MID([.G402];[.C402];[.E402]-[.C402])" office:value-type="string" office:string-value="AndreiMisiukevich/SegmentedCircleView" calcext:value-type="string">
            <text:p>AndreiMisiukevich/SegmentedCircleView</text:p>
          </table:table-cell>
          <table:table-cell table:formula="of:=FIND(&quot;github.com/&quot;;[.G402])+11" office:value-type="float" office:value="47" calcext:value-type="float">
            <text:p>47</text:p>
          </table:table-cell>
          <table:table-cell table:formula="of:=MID([.G402];[.F402]+1;[.E402]-[.F402]-1)" office:value-type="string" office:string-value="https://github.com/AndreiMisiukevich/SegmentedCircleView" calcext:value-type="string">
            <text:p>https://github.com/AndreiMisiukevich/SegmentedCircleView</text:p>
          </table:table-cell>
          <table:table-cell table:formula="of:=FIND(&quot;)&quot;;[.G402])" office:value-type="float" office:value="84" calcext:value-type="float">
            <text:p>84</text:p>
          </table:table-cell>
          <table:table-cell table:formula="of:=FIND(&quot;(&quot;;[.G402])" office:value-type="float" office:value="27" calcext:value-type="float">
            <text:p>27</text:p>
          </table:table-cell>
          <table:table-cell office:value-type="string" calcext:value-type="string">
            <text:p>- [SegmentedCircleView ★7](https://github.com/AndreiMisiukevich/SegmentedCircleView): SegmentedCircleView for Xamarin.Forms.</text:p>
          </table:table-cell>
        </table:table-row>
        <table:table-row table:style-name="ro1">
          <table:table-cell table:formula="of:=COM.MICROSOFT.CONCAT(&quot;![GitHub Repo stars](https://img.shields.io/github/stars/&quot;;[.B403];&quot;?label=&quot;;[.B403];&quot;&amp;style=social)&quot;)" office:value-type="string" office:string-value="![GitHub Repo stars](https://img.shields.io/github/stars/stormlion227/ShapeControl.Forms?label=stormlion227/ShapeControl.Forms&amp;style=social)" calcext:value-type="string">
            <text:p>![GitHub Repo stars](https://img.shields.io/github/stars/stormlion227/ShapeControl.Forms?label=stormlion227/ShapeControl.Forms&amp;style=social)</text:p>
          </table:table-cell>
          <table:table-cell table:formula="of:=MID([.G403];[.C403];[.E403]-[.C403])" office:value-type="string" office:string-value="stormlion227/ShapeControl.Forms" calcext:value-type="string">
            <text:p>stormlion227/ShapeControl.Forms</text:p>
          </table:table-cell>
          <table:table-cell table:formula="of:=FIND(&quot;github.com/&quot;;[.G403])+11" office:value-type="float" office:value="47" calcext:value-type="float">
            <text:p>47</text:p>
          </table:table-cell>
          <table:table-cell table:formula="of:=MID([.G403];[.F403]+1;[.E403]-[.F403]-1)" office:value-type="string" office:string-value="https://github.com/stormlion227/ShapeControl.Forms" calcext:value-type="string">
            <text:p>https://github.com/stormlion227/ShapeControl.Forms</text:p>
          </table:table-cell>
          <table:table-cell table:formula="of:=FIND(&quot;)&quot;;[.G403])" office:value-type="float" office:value="78" calcext:value-type="float">
            <text:p>78</text:p>
          </table:table-cell>
          <table:table-cell table:formula="of:=FIND(&quot;(&quot;;[.G403])" office:value-type="float" office:value="27" calcext:value-type="float">
            <text:p>27</text:p>
          </table:table-cell>
          <table:table-cell office:value-type="string" calcext:value-type="string">
            <text:p>- [ShapeControl.Forms ★11](https://github.com/stormlion227/ShapeControl.Forms): Xamarin.Forms Library that allows you to draw shapes such as circle, roundrect, oval and so on.</text:p>
          </table:table-cell>
        </table:table-row>
        <table:table-row table:style-name="ro1">
          <table:table-cell table:formula="of:=COM.MICROSOFT.CONCAT(&quot;![GitHub Repo stars](https://img.shields.io/github/stars/&quot;;[.B404];&quot;?label=&quot;;[.B404];&quot;&amp;style=social)&quot;)" office:value-type="string" office:string-value="![GitHub Repo stars](https://img.shields.io/github/stars/roubachof/Sharpnado.MaterialFrame?label=roubachof/Sharpnado.MaterialFrame&amp;style=social)" calcext:value-type="string">
            <text:p>![GitHub Repo stars](https://img.shields.io/github/stars/roubachof/Sharpnado.MaterialFrame?label=roubachof/Sharpnado.MaterialFrame&amp;style=social)</text:p>
          </table:table-cell>
          <table:table-cell table:formula="of:=MID([.G404];[.C404];[.E404]-[.C404])" office:value-type="string" office:string-value="roubachof/Sharpnado.MaterialFrame" calcext:value-type="string">
            <text:p>roubachof/Sharpnado.MaterialFrame</text:p>
          </table:table-cell>
          <table:table-cell table:formula="of:=FIND(&quot;github.com/&quot;;[.G404])+11" office:value-type="float" office:value="53" calcext:value-type="float">
            <text:p>53</text:p>
          </table:table-cell>
          <table:table-cell table:formula="of:=MID([.G404];[.F404]+1;[.E404]-[.F404]-1)" office:value-type="string" office:string-value="https://github.com/roubachof/Sharpnado.MaterialFrame" calcext:value-type="string">
            <text:p>https://github.com/roubachof/Sharpnado.MaterialFrame</text:p>
          </table:table-cell>
          <table:table-cell table:formula="of:=FIND(&quot;)&quot;;[.G404])" office:value-type="float" office:value="86" calcext:value-type="float">
            <text:p>86</text:p>
          </table:table-cell>
          <table:table-cell table:formula="of:=FIND(&quot;(&quot;;[.G404])" office:value-type="float" office:value="33" calcext:value-type="float">
            <text:p>33</text:p>
          </table:table-cell>
          <table:table-cell office:value-type="string" calcext:value-type="string">
            <text:p>- [Sharpnado.MaterialFrame ★132](https://github.com/roubachof/Sharpnado.MaterialFrame): A modern Xamarin.Forms Frame component supporting blur, acrylic, dark mode. Implemented with RealtimeBlurView on Android (custom blurview) and UIVisualEffectView on iOS.</text:p>
          </table:table-cell>
        </table:table-row>
        <table:table-row table:style-name="ro1">
          <table:table-cell table:formula="of:=COM.MICROSOFT.CONCAT(&quot;![GitHub Repo stars](https://img.shields.io/github/stars/&quot;;[.B405];&quot;?label=&quot;;[.B405];&quot;&amp;style=social)&quot;)" office:value-type="string" office:string-value="![GitHub Repo stars](https://img.shields.io/github/stars/roubachof/Sharpnado.Presentation.Forms?label=roubachof/Sharpnado.Presentation.Forms&amp;style=social)" calcext:value-type="string">
            <text:p>![GitHub Repo stars](https://img.shields.io/github/stars/roubachof/Sharpnado.Presentation.Forms?label=roubachof/Sharpnado.Presentation.Forms&amp;style=social)</text:p>
          </table:table-cell>
          <table:table-cell table:formula="of:=MID([.G405];[.C405];[.E405]-[.C405])" office:value-type="string" office:string-value="roubachof/Sharpnado.Presentation.Forms" calcext:value-type="string">
            <text:p>roubachof/Sharpnado.Presentation.Forms</text:p>
          </table:table-cell>
          <table:table-cell table:formula="of:=FIND(&quot;github.com/&quot;;[.G405])+11" office:value-type="float" office:value="58" calcext:value-type="float">
            <text:p>58</text:p>
          </table:table-cell>
          <table:table-cell table:formula="of:=MID([.G405];[.F405]+1;[.E405]-[.F405]-1)" office:value-type="string" office:string-value="https://github.com/roubachof/Sharpnado.Presentation.Forms" calcext:value-type="string">
            <text:p>https://github.com/roubachof/Sharpnado.Presentation.Forms</text:p>
          </table:table-cell>
          <table:table-cell table:formula="of:=FIND(&quot;)&quot;;[.G405])" office:value-type="float" office:value="96" calcext:value-type="float">
            <text:p>96</text:p>
          </table:table-cell>
          <table:table-cell table:formula="of:=FIND(&quot;(&quot;;[.G405])" office:value-type="float" office:value="38" calcext:value-type="float">
            <text:p>38</text:p>
          </table:table-cell>
          <table:table-cell office:value-type="string" calcext:value-type="string">
            <text:p>- [Sharpnado.Presentation.Forms ★495](https://github.com/roubachof/Sharpnado.Presentation.Forms): Presentation layer: Xamarin Forms custom components and renderers (HorizontalListView, Grid Layout, TaskLoaderView).</text:p>
          </table:table-cell>
        </table:table-row>
        <table:table-row table:style-name="ro1">
          <table:table-cell table:formula="of:=COM.MICROSOFT.CONCAT(&quot;![GitHub Repo stars](https://img.shields.io/github/stars/&quot;;[.B406];&quot;?label=&quot;;[.B406];&quot;&amp;style=social)&quot;)" office:value-type="string" office:string-value="![GitHub Repo stars](https://img.shields.io/github/stars/roubachof/Sharpnado.Shadows?label=roubachof/Sharpnado.Shadows&amp;style=social)" calcext:value-type="string">
            <text:p>![GitHub Repo stars](https://img.shields.io/github/stars/roubachof/Sharpnado.Shadows?label=roubachof/Sharpnado.Shadows&amp;style=social)</text:p>
          </table:table-cell>
          <table:table-cell table:formula="of:=MID([.G406];[.C406];[.E406]-[.C406])" office:value-type="string" office:string-value="roubachof/Sharpnado.Shadows" calcext:value-type="string">
            <text:p>roubachof/Sharpnado.Shadows</text:p>
          </table:table-cell>
          <table:table-cell table:formula="of:=FIND(&quot;github.com/&quot;;[.G406])+11" office:value-type="float" office:value="47" calcext:value-type="float">
            <text:p>47</text:p>
          </table:table-cell>
          <table:table-cell table:formula="of:=MID([.G406];[.F406]+1;[.E406]-[.F406]-1)" office:value-type="string" office:string-value="https://github.com/roubachof/Sharpnado.Shadows" calcext:value-type="string">
            <text:p>https://github.com/roubachof/Sharpnado.Shadows</text:p>
          </table:table-cell>
          <table:table-cell table:formula="of:=FIND(&quot;)&quot;;[.G406])" office:value-type="float" office:value="74" calcext:value-type="float">
            <text:p>74</text:p>
          </table:table-cell>
          <table:table-cell table:formula="of:=FIND(&quot;(&quot;;[.G406])" office:value-type="float" office:value="27" calcext:value-type="float">
            <text:p>27</text:p>
          </table:table-cell>
          <table:table-cell office:value-type="string" calcext:value-type="string">
            <text:p>- [Sharpnado.Shadows ★114](https://github.com/roubachof/Sharpnado.Shadows): Add as many custom shadows as you like to any Xamarin.Forms view (Android, iOS, UWP, Tizen).</text:p>
          </table:table-cell>
        </table:table-row>
        <table:table-row table:style-name="ro1">
          <table:table-cell table:formula="of:=COM.MICROSOFT.CONCAT(&quot;![GitHub Repo stars](https://img.shields.io/github/stars/&quot;;[.B407];&quot;?label=&quot;;[.B407];&quot;&amp;style=social)&quot;)" office:value-type="string" office:string-value="![GitHub Repo stars](https://img.shields.io/github/stars/hnabbasi/Segments?label=hnabbasi/Segments&amp;style=social)" calcext:value-type="string">
            <text:p>![GitHub Repo stars](https://img.shields.io/github/stars/hnabbasi/Segments?label=hnabbasi/Segments&amp;style=social)</text:p>
          </table:table-cell>
          <table:table-cell table:formula="of:=MID([.G407];[.C407];[.E407]-[.C407])" office:value-type="string" office:string-value="hnabbasi/Segments" calcext:value-type="string">
            <text:p>hnabbasi/Segments</text:p>
          </table:table-cell>
          <table:table-cell table:formula="of:=FIND(&quot;github.com/&quot;;[.G407])+11" office:value-type="float" office:value="36" calcext:value-type="float">
            <text:p>36</text:p>
          </table:table-cell>
          <table:table-cell table:formula="of:=MID([.G407];[.F407]+1;[.E407]-[.F407]-1)" office:value-type="string" office:string-value="https://github.com/hnabbasi/Segments" calcext:value-type="string">
            <text:p>https://github.com/hnabbasi/Segments</text:p>
          </table:table-cell>
          <table:table-cell table:formula="of:=FIND(&quot;)&quot;;[.G407])" office:value-type="float" office:value="53" calcext:value-type="float">
            <text:p>53</text:p>
          </table:table-cell>
          <table:table-cell table:formula="of:=FIND(&quot;(&quot;;[.G407])" office:value-type="float" office:value="16" calcext:value-type="float">
            <text:p>16</text:p>
          </table:table-cell>
          <table:table-cell office:value-type="string" calcext:value-type="string">
            <text:p>- [Segments ★3](https://github.com/hnabbasi/Segments): SegmentsView for Xamarin.Forms.</text:p>
          </table:table-cell>
        </table:table-row>
        <table:table-row table:style-name="ro1">
          <table:table-cell table:formula="of:=COM.MICROSOFT.CONCAT(&quot;![GitHub Repo stars](https://img.shields.io/github/stars/&quot;;[.B408];&quot;?label=&quot;;[.B408];&quot;&amp;style=social)&quot;)" office:value-type="string" office:string-value="![GitHub Repo stars](https://img.shields.io/github/stars/xamarin/SignaturePad?label=xamarin/SignaturePad&amp;style=social)" calcext:value-type="string">
            <text:p>![GitHub Repo stars](https://img.shields.io/github/stars/xamarin/SignaturePad?label=xamarin/SignaturePad&amp;style=social)</text:p>
          </table:table-cell>
          <table:table-cell table:formula="of:=MID([.G408];[.C408];[.E408]-[.C408])" office:value-type="string" office:string-value="xamarin/SignaturePad" calcext:value-type="string">
            <text:p>xamarin/SignaturePad</text:p>
          </table:table-cell>
          <table:table-cell table:formula="of:=FIND(&quot;github.com/&quot;;[.G408])+11" office:value-type="float" office:value="43" calcext:value-type="float">
            <text:p>43</text:p>
          </table:table-cell>
          <table:table-cell table:formula="of:=MID([.G408];[.F408]+1;[.E408]-[.F408]-1)" office:value-type="string" office:string-value="https://github.com/xamarin/SignaturePad" calcext:value-type="string">
            <text:p>https://github.com/xamarin/SignaturePad</text:p>
          </table:table-cell>
          <table:table-cell table:formula="of:=FIND(&quot;)&quot;;[.G408])" office:value-type="float" office:value="63" calcext:value-type="float">
            <text:p>63</text:p>
          </table:table-cell>
          <table:table-cell table:formula="of:=FIND(&quot;(&quot;;[.G408])" office:value-type="float" office:value="23" calcext:value-type="float">
            <text:p>23</text:p>
          </table:table-cell>
          <table:table-cell office:value-type="string" calcext:value-type="string">
            <text:p>- [Signature Pad ★198](https://github.com/xamarin/SignaturePad): makes capturing, saving, exporting, and displaying signatures extremely simple on iOS, Android and Windows.</text:p>
          </table:table-cell>
        </table:table-row>
        <table:table-row table:style-name="ro1">
          <table:table-cell table:formula="of:=COM.MICROSOFT.CONCAT(&quot;![GitHub Repo stars](https://img.shields.io/github/stars/&quot;;[.B409];&quot;?label=&quot;;[.B409];&quot;&amp;style=social)&quot;)" office:value-type="string" office:string-value="![GitHub Repo stars](https://img.shields.io/github/stars/mariusmuntean/SimpleImageButton?label=mariusmuntean/SimpleImageButton&amp;style=social)" calcext:value-type="string">
            <text:p>![GitHub Repo stars](https://img.shields.io/github/stars/mariusmuntean/SimpleImageButton?label=mariusmuntean/SimpleImageButton&amp;style=social)</text:p>
          </table:table-cell>
          <table:table-cell table:formula="of:=MID([.G409];[.C409];[.E409]-[.C409])" office:value-type="string" office:string-value="mariusmuntean/SimpleImageButton" calcext:value-type="string">
            <text:p>mariusmuntean/SimpleImageButton</text:p>
          </table:table-cell>
          <table:table-cell table:formula="of:=FIND(&quot;github.com/&quot;;[.G409])+11" office:value-type="float" office:value="45" calcext:value-type="float">
            <text:p>45</text:p>
          </table:table-cell>
          <table:table-cell table:formula="of:=MID([.G409];[.F409]+1;[.E409]-[.F409]-1)" office:value-type="string" office:string-value="https://github.com/mariusmuntean/SimpleImageButton" calcext:value-type="string">
            <text:p>https://github.com/mariusmuntean/SimpleImageButton</text:p>
          </table:table-cell>
          <table:table-cell table:formula="of:=FIND(&quot;)&quot;;[.G409])" office:value-type="float" office:value="76" calcext:value-type="float">
            <text:p>76</text:p>
          </table:table-cell>
          <table:table-cell table:formula="of:=FIND(&quot;(&quot;;[.G409])" office:value-type="float" office:value="25" calcext:value-type="float">
            <text:p>25</text:p>
          </table:table-cell>
          <table:table-cell office:value-type="string" calcext:value-type="string">
            <text:p>- [SimpleImageButton ★1](https://github.com/mariusmuntean/SimpleImageButton): A customizable ImageButton for Xamarin.Forms, that also exposes pressed states. Works with iOS, Android, macOS, UWP and Tizen.</text:p>
          </table:table-cell>
        </table:table-row>
        <table:table-row table:style-name="ro1">
          <table:table-cell table:formula="of:=COM.MICROSOFT.CONCAT(&quot;![GitHub Repo stars](https://img.shields.io/github/stars/&quot;;[.B410];&quot;?label=&quot;;[.B410];&quot;&amp;style=social)&quot;)" office:value-type="string" office:string-value="![GitHub Repo stars](https://img.shields.io/github/stars/manuelmeisen/SimpleXarts?label=manuelmeisen/SimpleXarts&amp;style=social)" calcext:value-type="string">
            <text:p>![GitHub Repo stars](https://img.shields.io/github/stars/manuelmeisen/SimpleXarts?label=manuelmeisen/SimpleXarts&amp;style=social)</text:p>
          </table:table-cell>
          <table:table-cell table:formula="of:=MID([.G410];[.C410];[.E410]-[.C410])" office:value-type="string" office:string-value="manuelmeisen/SimpleXarts" calcext:value-type="string">
            <text:p>manuelmeisen/SimpleXarts</text:p>
          </table:table-cell>
          <table:table-cell table:formula="of:=FIND(&quot;github.com/&quot;;[.G410])+11" office:value-type="float" office:value="39" calcext:value-type="float">
            <text:p>39</text:p>
          </table:table-cell>
          <table:table-cell table:formula="of:=MID([.G410];[.F410]+1;[.E410]-[.F410]-1)" office:value-type="string" office:string-value="https://github.com/manuelmeisen/SimpleXarts" calcext:value-type="string">
            <text:p>https://github.com/manuelmeisen/SimpleXarts</text:p>
          </table:table-cell>
          <table:table-cell table:formula="of:=FIND(&quot;)&quot;;[.G410])" office:value-type="float" office:value="63" calcext:value-type="float">
            <text:p>63</text:p>
          </table:table-cell>
          <table:table-cell table:formula="of:=FIND(&quot;(&quot;;[.G410])" office:value-type="float" office:value="19" calcext:value-type="float">
            <text:p>19</text:p>
          </table:table-cell>
          <table:table-cell office:value-type="string" calcext:value-type="string">
            <text:p>- [SimpleXarts ★4](https://github.com/manuelmeisen/SimpleXarts): Live update Xamarin.Forms charts. Customizable, bindable, easy to use.</text:p>
          </table:table-cell>
        </table:table-row>
        <table:table-row table:style-name="ro1">
          <table:table-cell table:formula="of:=COM.MICROSOFT.CONCAT(&quot;![GitHub Repo stars](https://img.shields.io/github/stars/&quot;;[.B411];&quot;?label=&quot;;[.B411];&quot;&amp;style=social)&quot;)" office:value-type="string" office:string-value="![GitHub Repo stars](https://img.shields.io/github/stars/MridulMalviya/SkiaBar?label=MridulMalviya/SkiaBar&amp;style=social)" calcext:value-type="string">
            <text:p>![GitHub Repo stars](https://img.shields.io/github/stars/MridulMalviya/SkiaBar?label=MridulMalviya/SkiaBar&amp;style=social)</text:p>
          </table:table-cell>
          <table:table-cell table:formula="of:=MID([.G411];[.C411];[.E411]-[.C411])" office:value-type="string" office:string-value="MridulMalviya/SkiaBar" calcext:value-type="string">
            <text:p>MridulMalviya/SkiaBar</text:p>
          </table:table-cell>
          <table:table-cell table:formula="of:=FIND(&quot;github.com/&quot;;[.G411])+11" office:value-type="float" office:value="35" calcext:value-type="float">
            <text:p>35</text:p>
          </table:table-cell>
          <table:table-cell table:formula="of:=MID([.G411];[.F411]+1;[.E411]-[.F411]-1)" office:value-type="string" office:string-value="https://github.com/MridulMalviya/SkiaBar" calcext:value-type="string">
            <text:p>https://github.com/MridulMalviya/SkiaBar</text:p>
          </table:table-cell>
          <table:table-cell table:formula="of:=FIND(&quot;)&quot;;[.G411])" office:value-type="float" office:value="56" calcext:value-type="float">
            <text:p>56</text:p>
          </table:table-cell>
          <table:table-cell table:formula="of:=FIND(&quot;(&quot;;[.G411])" office:value-type="float" office:value="15" calcext:value-type="float">
            <text:p>15</text:p>
          </table:table-cell>
          <table:table-cell office:value-type="string" calcext:value-type="string">
            <text:p>- [SkiaBar ★1](https://github.com/MridulMalviya/SkiaBar): SKGLView used for showing progress in Xamarin.Forms.</text:p>
          </table:table-cell>
        </table:table-row>
        <table:table-row table:style-name="ro1">
          <table:table-cell table:formula="of:=COM.MICROSOFT.CONCAT(&quot;![GitHub Repo stars](https://img.shields.io/github/stars/&quot;;[.B412];&quot;?label=&quot;;[.B412];&quot;&amp;style=social)&quot;)" office:value-type="string" office:string-value="![GitHub Repo stars](https://img.shields.io/github/stars/NdubuisiJr/skia-chart?label=NdubuisiJr/skia-chart&amp;style=social)" calcext:value-type="string">
            <text:p>![GitHub Repo stars](https://img.shields.io/github/stars/NdubuisiJr/skia-chart?label=NdubuisiJr/skia-chart&amp;style=social)</text:p>
          </table:table-cell>
          <table:table-cell table:formula="of:=MID([.G412];[.C412];[.E412]-[.C412])" office:value-type="string" office:string-value="NdubuisiJr/skia-chart" calcext:value-type="string">
            <text:p>NdubuisiJr/skia-chart</text:p>
          </table:table-cell>
          <table:table-cell table:formula="of:=FIND(&quot;github.com/&quot;;[.G412])+11" office:value-type="float" office:value="39" calcext:value-type="float">
            <text:p>39</text:p>
          </table:table-cell>
          <table:table-cell table:formula="of:=MID([.G412];[.F412]+1;[.E412]-[.F412]-1)" office:value-type="string" office:string-value="https://github.com/NdubuisiJr/skia-chart" calcext:value-type="string">
            <text:p>https://github.com/NdubuisiJr/skia-chart</text:p>
          </table:table-cell>
          <table:table-cell table:formula="of:=FIND(&quot;)&quot;;[.G412])" office:value-type="float" office:value="60" calcext:value-type="float">
            <text:p>60</text:p>
          </table:table-cell>
          <table:table-cell table:formula="of:=FIND(&quot;(&quot;;[.G412])" office:value-type="float" office:value="19" calcext:value-type="float">
            <text:p>19</text:p>
          </table:table-cell>
          <table:table-cell office:value-type="string" calcext:value-type="string">
            <text:p>- [skia-chart ★22](https://github.com/NdubuisiJr/skia-chart): A simple xamarin.Forms chart library, built on top of the skiasharp.views.forms library.</text:p>
          </table:table-cell>
        </table:table-row>
        <table:table-row table:style-name="ro1">
          <table:table-cell table:formula="of:=COM.MICROSOFT.CONCAT(&quot;![GitHub Repo stars](https://img.shields.io/github/stars/&quot;;[.B413];&quot;?label=&quot;;[.B413];&quot;&amp;style=social)&quot;)" office:value-type="string" office:string-value="![GitHub Repo stars](https://img.shields.io/github/stars/clovisnicolas/SkiaRate?label=clovisnicolas/SkiaRate&amp;style=social)" calcext:value-type="string">
            <text:p>![GitHub Repo stars](https://img.shields.io/github/stars/clovisnicolas/SkiaRate?label=clovisnicolas/SkiaRate&amp;style=social)</text:p>
          </table:table-cell>
          <table:table-cell table:formula="of:=MID([.G413];[.C413];[.E413]-[.C413])" office:value-type="string" office:string-value="clovisnicolas/SkiaRate" calcext:value-type="string">
            <text:p>clovisnicolas/SkiaRate</text:p>
          </table:table-cell>
          <table:table-cell table:formula="of:=FIND(&quot;github.com/&quot;;[.G413])+11" office:value-type="float" office:value="37" calcext:value-type="float">
            <text:p>37</text:p>
          </table:table-cell>
          <table:table-cell table:formula="of:=MID([.G413];[.F413]+1;[.E413]-[.F413]-1)" office:value-type="string" office:string-value="https://github.com/clovisnicolas/SkiaRate" calcext:value-type="string">
            <text:p>https://github.com/clovisnicolas/SkiaRate</text:p>
          </table:table-cell>
          <table:table-cell table:formula="of:=FIND(&quot;)&quot;;[.G413])" office:value-type="float" office:value="59" calcext:value-type="float">
            <text:p>59</text:p>
          </table:table-cell>
          <table:table-cell table:formula="of:=FIND(&quot;(&quot;;[.G413])" office:value-type="float" office:value="17" calcext:value-type="float">
            <text:p>17</text:p>
          </table:table-cell>
          <table:table-cell office:value-type="string" calcext:value-type="string">
            <text:p>- [SkiaRate ★41](https://github.com/clovisnicolas/SkiaRate): This library is using SkiaSharp to display a customisable RatingView.</text:p>
          </table:table-cell>
        </table:table-row>
        <table:table-row table:style-name="ro1">
          <table:table-cell table:formula="of:=COM.MICROSOFT.CONCAT(&quot;![GitHub Repo stars](https://img.shields.io/github/stars/&quot;;[.B414];&quot;?label=&quot;;[.B414];&quot;&amp;style=social)&quot;)" office:value-type="string" office:string-value="![GitHub Repo stars](https://img.shields.io/github/stars/kevinbrunet/SkiaSharp.DiagramEngine?label=kevinbrunet/SkiaSharp.DiagramEngine&amp;style=social)" calcext:value-type="string">
            <text:p>![GitHub Repo stars](https://img.shields.io/github/stars/kevinbrunet/SkiaSharp.DiagramEngine?label=kevinbrunet/SkiaSharp.DiagramEngine&amp;style=social)</text:p>
          </table:table-cell>
          <table:table-cell table:formula="of:=MID([.G414];[.C414];[.E414]-[.C414])" office:value-type="string" office:string-value="kevinbrunet/SkiaSharp.DiagramEngine" calcext:value-type="string">
            <text:p>kevinbrunet/SkiaSharp.DiagramEngine</text:p>
          </table:table-cell>
          <table:table-cell table:formula="of:=FIND(&quot;github.com/&quot;;[.G414])+11" office:value-type="float" office:value="51" calcext:value-type="float">
            <text:p>51</text:p>
          </table:table-cell>
          <table:table-cell table:formula="of:=MID([.G414];[.F414]+1;[.E414]-[.F414]-1)" office:value-type="string" office:string-value="https://github.com/kevinbrunet/SkiaSharp.DiagramEngine" calcext:value-type="string">
            <text:p>https://github.com/kevinbrunet/SkiaSharp.DiagramEngine</text:p>
          </table:table-cell>
          <table:table-cell table:formula="of:=FIND(&quot;)&quot;;[.G414])" office:value-type="float" office:value="86" calcext:value-type="float">
            <text:p>86</text:p>
          </table:table-cell>
          <table:table-cell table:formula="of:=FIND(&quot;(&quot;;[.G414])" office:value-type="float" office:value="31" calcext:value-type="float">
            <text:p>31</text:p>
          </table:table-cell>
          <table:table-cell office:value-type="string" calcext:value-type="string">
            <text:p>- [SkiaSharp.DiagramEngine ★6](https://github.com/kevinbrunet/SkiaSharp.DiagramEngine): Using SkiaSharp with Xaml,Bindings and DataTemplates.</text:p>
          </table:table-cell>
        </table:table-row>
        <table:table-row table:style-name="ro1">
          <table:table-cell table:formula="of:=COM.MICROSOFT.CONCAT(&quot;![GitHub Repo stars](https://img.shields.io/github/stars/&quot;;[.B415];&quot;?label=&quot;;[.B415];&quot;&amp;style=social)&quot;)" office:value-type="string" office:string-value="![GitHub Repo stars](https://img.shields.io/github/stars/FelipeNicoletto/SkiaSharp.Elements?label=FelipeNicoletto/SkiaSharp.Elements&amp;style=social)" calcext:value-type="string">
            <text:p>![GitHub Repo stars](https://img.shields.io/github/stars/FelipeNicoletto/SkiaSharp.Elements?label=FelipeNicoletto/SkiaSharp.Elements&amp;style=social)</text:p>
          </table:table-cell>
          <table:table-cell table:formula="of:=MID([.G415];[.C415];[.E415]-[.C415])" office:value-type="string" office:string-value="FelipeNicoletto/SkiaSharp.Elements" calcext:value-type="string">
            <text:p>FelipeNicoletto/SkiaSharp.Elements</text:p>
          </table:table-cell>
          <table:table-cell table:formula="of:=FIND(&quot;github.com/&quot;;[.G415])+11" office:value-type="float" office:value="47" calcext:value-type="float">
            <text:p>47</text:p>
          </table:table-cell>
          <table:table-cell table:formula="of:=MID([.G415];[.F415]+1;[.E415]-[.F415]-1)" office:value-type="string" office:string-value="https://github.com/FelipeNicoletto/SkiaSharp.Elements" calcext:value-type="string">
            <text:p>https://github.com/FelipeNicoletto/SkiaSharp.Elements</text:p>
          </table:table-cell>
          <table:table-cell table:formula="of:=FIND(&quot;)&quot;;[.G415])" office:value-type="float" office:value="81" calcext:value-type="float">
            <text:p>81</text:p>
          </table:table-cell>
          <table:table-cell table:formula="of:=FIND(&quot;(&quot;;[.G415])" office:value-type="float" office:value="27" calcext:value-type="float">
            <text:p>27</text:p>
          </table:table-cell>
          <table:table-cell office:value-type="string" calcext:value-type="string">
            <text:p>- [SkiaSharp.Elements ★32](https://github.com/FelipeNicoletto/SkiaSharp.Elements): Simple way to draw and interact with elements using the library SkiaSharp. Compatible with Xamarin Forms.</text:p>
          </table:table-cell>
        </table:table-row>
        <table:table-row table:style-name="ro1">
          <table:table-cell table:formula="of:=COM.MICROSOFT.CONCAT(&quot;![GitHub Repo stars](https://img.shields.io/github/stars/&quot;;[.B416];&quot;?label=&quot;;[.B416];&quot;&amp;style=social)&quot;)" office:value-type="string" office:string-value="![GitHub Repo stars](https://img.shields.io/github/stars/roubachof/SkiaSharpnado?label=roubachof/SkiaSharpnado&amp;style=social)" calcext:value-type="string">
            <text:p>![GitHub Repo stars](https://img.shields.io/github/stars/roubachof/SkiaSharpnado?label=roubachof/SkiaSharpnado&amp;style=social)</text:p>
          </table:table-cell>
          <table:table-cell table:formula="of:=MID([.G416];[.C416];[.E416]-[.C416])" office:value-type="string" office:string-value="roubachof/SkiaSharpnado" calcext:value-type="string">
            <text:p>roubachof/SkiaSharpnado</text:p>
          </table:table-cell>
          <table:table-cell table:formula="of:=FIND(&quot;github.com/&quot;;[.G416])+11" office:value-type="float" office:value="42" calcext:value-type="float">
            <text:p>42</text:p>
          </table:table-cell>
          <table:table-cell table:formula="of:=MID([.G416];[.F416]+1;[.E416]-[.F416]-1)" office:value-type="string" office:string-value="https://github.com/roubachof/SkiaSharpnado" calcext:value-type="string">
            <text:p>https://github.com/roubachof/SkiaSharpnado</text:p>
          </table:table-cell>
          <table:table-cell table:formula="of:=FIND(&quot;)&quot;;[.G416])" office:value-type="float" office:value="65" calcext:value-type="float">
            <text:p>65</text:p>
          </table:table-cell>
          <table:table-cell table:formula="of:=FIND(&quot;(&quot;;[.G416])" office:value-type="float" office:value="22" calcext:value-type="float">
            <text:p>22</text:p>
          </table:table-cell>
          <table:table-cell office:value-type="string" calcext:value-type="string">
            <text:p>- [SkiaSharpnado ★43](https://github.com/roubachof/SkiaSharpnado): SkiaSharp components and case studies for Xamarin.Forms.</text:p>
          </table:table-cell>
        </table:table-row>
        <table:table-row table:style-name="ro1">
          <table:table-cell table:formula="of:=COM.MICROSOFT.CONCAT(&quot;![GitHub Repo stars](https://img.shields.io/github/stars/&quot;;[.B417];&quot;?label=&quot;;[.B417];&quot;&amp;style=social)&quot;)" office:value-type="string" office:string-value="![GitHub Repo stars](https://img.shields.io/github/stars/skordesign/SKOR.UI?label=skordesign/SKOR.UI&amp;style=social)" calcext:value-type="string">
            <text:p>![GitHub Repo stars](https://img.shields.io/github/stars/skordesign/SKOR.UI?label=skordesign/SKOR.UI&amp;style=social)</text:p>
          </table:table-cell>
          <table:table-cell table:formula="of:=MID([.G417];[.C417];[.E417]-[.C417])" office:value-type="string" office:string-value="skordesign/SKOR.UI" calcext:value-type="string">
            <text:p>skordesign/SKOR.UI</text:p>
          </table:table-cell>
          <table:table-cell table:formula="of:=FIND(&quot;github.com/&quot;;[.G417])+11" office:value-type="float" office:value="36" calcext:value-type="float">
            <text:p>36</text:p>
          </table:table-cell>
          <table:table-cell table:formula="of:=MID([.G417];[.F417]+1;[.E417]-[.F417]-1)" office:value-type="string" office:string-value="https://github.com/skordesign/SKOR.UI" calcext:value-type="string">
            <text:p>https://github.com/skordesign/SKOR.UI</text:p>
          </table:table-cell>
          <table:table-cell table:formula="of:=FIND(&quot;)&quot;;[.G417])" office:value-type="float" office:value="54" calcext:value-type="float">
            <text:p>54</text:p>
          </table:table-cell>
          <table:table-cell table:formula="of:=FIND(&quot;(&quot;;[.G417])" office:value-type="float" office:value="16" calcext:value-type="float">
            <text:p>16</text:p>
          </table:table-cell>
          <table:table-cell office:value-type="string" calcext:value-type="string">
            <text:p>- [SKOR.UI ★57](https://github.com/skordesign/SKOR.UI):UI Controls for Xamarin.Forms (GradientButton).</text:p>
          </table:table-cell>
        </table:table-row>
        <table:table-row table:style-name="ro1">
          <table:table-cell table:formula="of:=COM.MICROSOFT.CONCAT(&quot;![GitHub Repo stars](https://img.shields.io/github/stars/&quot;;[.B418];&quot;?label=&quot;;[.B418];&quot;&amp;style=social)&quot;)" office:value-type="string" office:string-value="![GitHub Repo stars](https://img.shields.io/github/stars/XAM-Consulting/SlideOverKit?label=XAM-Consulting/SlideOverKit&amp;style=social)" calcext:value-type="string">
            <text:p>![GitHub Repo stars](https://img.shields.io/github/stars/XAM-Consulting/SlideOverKit?label=XAM-Consulting/SlideOverKit&amp;style=social)</text:p>
          </table:table-cell>
          <table:table-cell table:formula="of:=MID([.G418];[.C418];[.E418]-[.C418])" office:value-type="string" office:string-value="XAM-Consulting/SlideOverKit" calcext:value-type="string">
            <text:p>XAM-Consulting/SlideOverKit</text:p>
          </table:table-cell>
          <table:table-cell table:formula="of:=FIND(&quot;github.com/&quot;;[.G418])+11" office:value-type="float" office:value="42" calcext:value-type="float">
            <text:p>42</text:p>
          </table:table-cell>
          <table:table-cell table:formula="of:=MID([.G418];[.F418]+1;[.E418]-[.F418]-1)" office:value-type="string" office:string-value="https://github.com/XAM-Consulting/SlideOverKit" calcext:value-type="string">
            <text:p>https://github.com/XAM-Consulting/SlideOverKit</text:p>
          </table:table-cell>
          <table:table-cell table:formula="of:=FIND(&quot;)&quot;;[.G418])" office:value-type="float" office:value="69" calcext:value-type="float">
            <text:p>69</text:p>
          </table:table-cell>
          <table:table-cell table:formula="of:=FIND(&quot;(&quot;;[.G418])" office:value-type="float" office:value="22" calcext:value-type="float">
            <text:p>22</text:p>
          </table:table-cell>
          <table:table-cell office:value-type="string" calcext:value-type="string">
            <text:p>- [SlideOverKit ★384](https://github.com/XAM-Consulting/SlideOverKit): SlideOverKit is a premium component for Xamarin.Forms. It allows developers to easily create awesome Slideovers in Xamarin.Forms. </text:p>
          </table:table-cell>
        </table:table-row>
        <table:table-row table:style-name="ro1">
          <table:table-cell table:formula="of:=COM.MICROSOFT.CONCAT(&quot;![GitHub Repo stars](https://img.shields.io/github/stars/&quot;;[.B419];&quot;?label=&quot;;[.B419];&quot;&amp;style=social)&quot;)" office:value-type="string" office:string-value="![GitHub Repo stars](https://img.shields.io/github/stars/felipebaltazar/SkiaSharp.Forms.Xaml?label=felipebaltazar/SkiaSharp.Forms.Xaml&amp;style=social)" calcext:value-type="string">
            <text:p>![GitHub Repo stars](https://img.shields.io/github/stars/felipebaltazar/SkiaSharp.Forms.Xaml?label=felipebaltazar/SkiaSharp.Forms.Xaml&amp;style=social)</text:p>
          </table:table-cell>
          <table:table-cell table:formula="of:=MID([.G419];[.C419];[.E419]-[.C419])" office:value-type="string" office:string-value="felipebaltazar/SkiaSharp.Forms.Xaml" calcext:value-type="string">
            <text:p>felipebaltazar/SkiaSharp.Forms.Xaml</text:p>
          </table:table-cell>
          <table:table-cell table:formula="of:=FIND(&quot;github.com/&quot;;[.G419])+11" office:value-type="float" office:value="49" calcext:value-type="float">
            <text:p>49</text:p>
          </table:table-cell>
          <table:table-cell table:formula="of:=MID([.G419];[.F419]+1;[.E419]-[.F419]-1)" office:value-type="string" office:string-value="https://github.com/felipebaltazar/SkiaSharp.Forms.Xaml" calcext:value-type="string">
            <text:p>https://github.com/felipebaltazar/SkiaSharp.Forms.Xaml</text:p>
          </table:table-cell>
          <table:table-cell table:formula="of:=FIND(&quot;)&quot;;[.G419])" office:value-type="float" office:value="84" calcext:value-type="float">
            <text:p>84</text:p>
          </table:table-cell>
          <table:table-cell table:formula="of:=FIND(&quot;(&quot;;[.G419])" office:value-type="float" office:value="29" calcext:value-type="float">
            <text:p>29</text:p>
          </table:table-cell>
          <table:table-cell office:value-type="string" calcext:value-type="string">
            <text:p>- [SkiaSharp.Forms.Xaml ★14](https://github.com/felipebaltazar/SkiaSharp.Forms.Xaml): Xaml extensions for SkiaSharp.</text:p>
          </table:table-cell>
        </table:table-row>
        <table:table-row table:style-name="ro1">
          <table:table-cell table:formula="of:=COM.MICROSOFT.CONCAT(&quot;![GitHub Repo stars](https://img.shields.io/github/stars/&quot;;[.B420];&quot;?label=&quot;;[.B420];&quot;&amp;style=social)&quot;)" office:value-type="string" office:string-value="![GitHub Repo stars](https://img.shields.io/github/stars/mariusmuntean/SkiaSharp.Paint?label=mariusmuntean/SkiaSharp.Paint&amp;style=social)" calcext:value-type="string">
            <text:p>![GitHub Repo stars](https://img.shields.io/github/stars/mariusmuntean/SkiaSharp.Paint?label=mariusmuntean/SkiaSharp.Paint&amp;style=social)</text:p>
          </table:table-cell>
          <table:table-cell table:formula="of:=MID([.G420];[.C420];[.E420]-[.C420])" office:value-type="string" office:string-value="mariusmuntean/SkiaSharp.Paint" calcext:value-type="string">
            <text:p>mariusmuntean/SkiaSharp.Paint</text:p>
          </table:table-cell>
          <table:table-cell table:formula="of:=FIND(&quot;github.com/&quot;;[.G420])+11" office:value-type="float" office:value="43" calcext:value-type="float">
            <text:p>43</text:p>
          </table:table-cell>
          <table:table-cell table:formula="of:=MID([.G420];[.F420]+1;[.E420]-[.F420]-1)" office:value-type="string" office:string-value="https://github.com/mariusmuntean/SkiaSharp.Paint" calcext:value-type="string">
            <text:p>https://github.com/mariusmuntean/SkiaSharp.Paint</text:p>
          </table:table-cell>
          <table:table-cell table:formula="of:=FIND(&quot;)&quot;;[.G420])" office:value-type="float" office:value="72" calcext:value-type="float">
            <text:p>72</text:p>
          </table:table-cell>
          <table:table-cell table:formula="of:=FIND(&quot;(&quot;;[.G420])" office:value-type="float" office:value="23" calcext:value-type="float">
            <text:p>23</text:p>
          </table:table-cell>
          <table:table-cell office:value-type="string" calcext:value-type="string">
            <text:p>- [SkiaSharp.Paint ★2](https://github.com/mariusmuntean/SkiaSharp.Paint): .Net Standard 2.0 library for SkiaSharp with Xamarin.Forms to help decouple large apps.</text:p>
          </table:table-cell>
        </table:table-row>
        <table:table-row table:style-name="ro1">
          <table:table-cell table:formula="of:=COM.MICROSOFT.CONCAT(&quot;![GitHub Repo stars](https://img.shields.io/github/stars/&quot;;[.B421];&quot;?label=&quot;;[.B421];&quot;&amp;style=social)&quot;)" office:value-type="string" office:string-value="![GitHub Repo stars](https://img.shields.io/github/stars/dw2kim/slidingpanel?label=dw2kim/slidingpanel&amp;style=social)" calcext:value-type="string">
            <text:p>![GitHub Repo stars](https://img.shields.io/github/stars/dw2kim/slidingpanel?label=dw2kim/slidingpanel&amp;style=social)</text:p>
          </table:table-cell>
          <table:table-cell table:formula="of:=MID([.G421];[.C421];[.E421]-[.C421])" office:value-type="string" office:string-value="dw2kim/slidingpanel" calcext:value-type="string">
            <text:p>dw2kim/slidingpanel</text:p>
          </table:table-cell>
          <table:table-cell table:formula="of:=FIND(&quot;github.com/&quot;;[.G421])+11" office:value-type="float" office:value="41" calcext:value-type="float">
            <text:p>41</text:p>
          </table:table-cell>
          <table:table-cell table:formula="of:=MID([.G421];[.F421]+1;[.E421]-[.F421]-1)" office:value-type="string" office:string-value="https://github.com/dw2kim/slidingpanel" calcext:value-type="string">
            <text:p>https://github.com/dw2kim/slidingpanel</text:p>
          </table:table-cell>
          <table:table-cell table:formula="of:=FIND(&quot;)&quot;;[.G421])" office:value-type="float" office:value="60" calcext:value-type="float">
            <text:p>60</text:p>
          </table:table-cell>
          <table:table-cell table:formula="of:=FIND(&quot;(&quot;;[.G421])" office:value-type="float" office:value="21" calcext:value-type="float">
            <text:p>21</text:p>
          </table:table-cell>
          <table:table-cell office:value-type="string" calcext:value-type="string">
            <text:p>- [SlidingPanel ★21](https://github.com/dw2kim/slidingpanel): Xamarin.Forms library that allows you to have for Google-Map-Like sliding panel from bottom of the screen.</text:p>
          </table:table-cell>
        </table:table-row>
        <table:table-row table:style-name="ro1">
          <table:table-cell table:formula="of:=COM.MICROSOFT.CONCAT(&quot;![GitHub Repo stars](https://img.shields.io/github/stars/&quot;;[.B422];&quot;?label=&quot;;[.B422];&quot;&amp;style=social)&quot;)" office:value-type="string" office:string-value="![GitHub Repo stars](https://img.shields.io/github/stars/SpatialFocus/XamarinForms.GaugeView?label=SpatialFocus/XamarinForms.GaugeView&amp;style=social)" calcext:value-type="string">
            <text:p>![GitHub Repo stars](https://img.shields.io/github/stars/SpatialFocus/XamarinForms.GaugeView?label=SpatialFocus/XamarinForms.GaugeView&amp;style=social)</text:p>
          </table:table-cell>
          <table:table-cell table:formula="of:=MID([.G422];[.C422];[.E422]-[.C422])" office:value-type="string" office:string-value="SpatialFocus/XamarinForms.GaugeView" calcext:value-type="string">
            <text:p>SpatialFocus/XamarinForms.GaugeView</text:p>
          </table:table-cell>
          <table:table-cell table:formula="of:=FIND(&quot;github.com/&quot;;[.G422])+11" office:value-type="float" office:value="60" calcext:value-type="float">
            <text:p>60</text:p>
          </table:table-cell>
          <table:table-cell table:formula="of:=MID([.G422];[.F422]+1;[.E422]-[.F422]-1)" office:value-type="string" office:string-value="https://github.com/SpatialFocus/XamarinForms.GaugeView" calcext:value-type="string">
            <text:p>https://github.com/SpatialFocus/XamarinForms.GaugeView</text:p>
          </table:table-cell>
          <table:table-cell table:formula="of:=FIND(&quot;)&quot;;[.G422])" office:value-type="float" office:value="95" calcext:value-type="float">
            <text:p>95</text:p>
          </table:table-cell>
          <table:table-cell table:formula="of:=FIND(&quot;(&quot;;[.G422])" office:value-type="float" office:value="40" calcext:value-type="float">
            <text:p>40</text:p>
          </table:table-cell>
          <table:table-cell office:value-type="string" calcext:value-type="string">
            <text:p>- [SpatialFocus.XamarinForms.GaugeView](https://github.com/SpatialFocus/XamarinForms.GaugeView): Display horizontal or vertical gauges in your Xamarin Forms app. Use the predefined Compass or Gradometer gauges for simplicity.</text:p>
          </table:table-cell>
        </table:table-row>
        <table:table-row table:style-name="ro1">
          <table:table-cell table:formula="of:=COM.MICROSOFT.CONCAT(&quot;![GitHub Repo stars](https://img.shields.io/github/stars/&quot;;[.B423];&quot;?label=&quot;;[.B423];&quot;&amp;style=social)&quot;)" office:value-type="string" office:string-value="![GitHub Repo stars](https://img.shields.io/github/stars/daltonks/Spillman.Xamarin.Forms.ColorPicker?label=daltonks/Spillman.Xamarin.Forms.ColorPicker&amp;style=social)" calcext:value-type="string">
            <text:p>![GitHub Repo stars](https://img.shields.io/github/stars/daltonks/Spillman.Xamarin.Forms.ColorPicker?label=daltonks/Spillman.Xamarin.Forms.ColorPicker&amp;style=social)</text:p>
          </table:table-cell>
          <table:table-cell table:formula="of:=MID([.G423];[.C423];[.E423]-[.C423])" office:value-type="string" office:string-value="daltonks/Spillman.Xamarin.Forms.ColorPicker" calcext:value-type="string">
            <text:p>daltonks/Spillman.Xamarin.Forms.ColorPicker</text:p>
          </table:table-cell>
          <table:table-cell table:formula="of:=FIND(&quot;github.com/&quot;;[.G423])+11" office:value-type="float" office:value="62" calcext:value-type="float">
            <text:p>62</text:p>
          </table:table-cell>
          <table:table-cell table:formula="of:=MID([.G423];[.F423]+1;[.E423]-[.F423]-1)" office:value-type="string" office:string-value="https://github.com/daltonks/Spillman.Xamarin.Forms.ColorPicker" calcext:value-type="string">
            <text:p>https://github.com/daltonks/Spillman.Xamarin.Forms.ColorPicker</text:p>
          </table:table-cell>
          <table:table-cell table:formula="of:=FIND(&quot;)&quot;;[.G423])" office:value-type="float" office:value="105" calcext:value-type="float">
            <text:p>105</text:p>
          </table:table-cell>
          <table:table-cell table:formula="of:=FIND(&quot;(&quot;;[.G423])" office:value-type="float" office:value="42" calcext:value-type="float">
            <text:p>42</text:p>
          </table:table-cell>
          <table:table-cell office:value-type="string" calcext:value-type="string">
            <text:p>- [Spillman.Xamarin.Forms.ColorPicker ★7](https://github.com/daltonks/Spillman.Xamarin.Forms.ColorPicker): Nice looking HSV color picker for Xamarin forms. Also has alpha and hex support.</text:p>
          </table:table-cell>
        </table:table-row>
        <table:table-row table:style-name="ro1">
          <table:table-cell table:formula="of:=COM.MICROSOFT.CONCAT(&quot;![GitHub Repo stars](https://img.shields.io/github/stars/&quot;;[.B424];&quot;?label=&quot;;[.B424];&quot;&amp;style=social)&quot;)" office:value-type="string" office:string-value="![GitHub Repo stars](https://img.shields.io/github/stars/AlejandroRuiz/StatesButton?label=AlejandroRuiz/StatesButton&amp;style=social)" calcext:value-type="string">
            <text:p>![GitHub Repo stars](https://img.shields.io/github/stars/AlejandroRuiz/StatesButton?label=AlejandroRuiz/StatesButton&amp;style=social)</text:p>
          </table:table-cell>
          <table:table-cell table:formula="of:=MID([.G424];[.C424];[.E424]-[.C424])" office:value-type="string" office:string-value="AlejandroRuiz/StatesButton" calcext:value-type="string">
            <text:p>AlejandroRuiz/StatesButton</text:p>
          </table:table-cell>
          <table:table-cell table:formula="of:=FIND(&quot;github.com/&quot;;[.G424])+11" office:value-type="float" office:value="41" calcext:value-type="float">
            <text:p>41</text:p>
          </table:table-cell>
          <table:table-cell table:formula="of:=MID([.G424];[.F424]+1;[.E424]-[.F424]-1)" office:value-type="string" office:string-value="https://github.com/AlejandroRuiz/StatesButton" calcext:value-type="string">
            <text:p>https://github.com/AlejandroRuiz/StatesButton</text:p>
          </table:table-cell>
          <table:table-cell table:formula="of:=FIND(&quot;)&quot;;[.G424])" office:value-type="float" office:value="67" calcext:value-type="float">
            <text:p>67</text:p>
          </table:table-cell>
          <table:table-cell table:formula="of:=FIND(&quot;(&quot;;[.G424])" office:value-type="float" office:value="21" calcext:value-type="float">
            <text:p>21</text:p>
          </table:table-cell>
          <table:table-cell office:value-type="string" calcext:value-type="string">
            <text:p>- [StatesButton ★16](https://github.com/AlejandroRuiz/StatesButton): States Button Control for Xamarin.Forms.</text:p>
          </table:table-cell>
        </table:table-row>
        <table:table-row table:style-name="ro1">
          <table:table-cell table:formula="of:=COM.MICROSOFT.CONCAT(&quot;![GitHub Repo stars](https://img.shields.io/github/stars/&quot;;[.B425];&quot;?label=&quot;;[.B425];&quot;&amp;style=social)&quot;)" office:value-type="string" office:string-value="![GitHub Repo stars](https://img.shields.io/github/stars/stormlion227/STabbedPage.Forms?label=stormlion227/STabbedPage.Forms&amp;style=social)" calcext:value-type="string">
            <text:p>![GitHub Repo stars](https://img.shields.io/github/stars/stormlion227/STabbedPage.Forms?label=stormlion227/STabbedPage.Forms&amp;style=social)</text:p>
          </table:table-cell>
          <table:table-cell table:formula="of:=MID([.G425];[.C425];[.E425]-[.C425])" office:value-type="string" office:string-value="stormlion227/STabbedPage.Forms" calcext:value-type="string">
            <text:p>stormlion227/STabbedPage.Forms</text:p>
          </table:table-cell>
          <table:table-cell table:formula="of:=FIND(&quot;github.com/&quot;;[.G425])+11" office:value-type="float" office:value="46" calcext:value-type="float">
            <text:p>46</text:p>
          </table:table-cell>
          <table:table-cell table:formula="of:=MID([.G425];[.F425]+1;[.E425]-[.F425]-1)" office:value-type="string" office:string-value="https://github.com/stormlion227/STabbedPage.Forms" calcext:value-type="string">
            <text:p>https://github.com/stormlion227/STabbedPage.Forms</text:p>
          </table:table-cell>
          <table:table-cell table:formula="of:=FIND(&quot;)&quot;;[.G425])" office:value-type="float" office:value="76" calcext:value-type="float">
            <text:p>76</text:p>
          </table:table-cell>
          <table:table-cell table:formula="of:=FIND(&quot;(&quot;;[.G425])" office:value-type="float" office:value="26" calcext:value-type="float">
            <text:p>26</text:p>
          </table:table-cell>
          <table:table-cell office:value-type="string" calcext:value-type="string">
            <text:p>- [STabbedPage.Forms ★18](https://github.com/stormlion227/STabbedPage.Forms): Full customizable TabbedPage control for Xamarin.Forms. </text:p>
          </table:table-cell>
        </table:table-row>
        <table:table-row table:style-name="ro1">
          <table:table-cell table:formula="of:=COM.MICROSOFT.CONCAT(&quot;![GitHub Repo stars](https://img.shields.io/github/stars/&quot;;[.B426];&quot;?label=&quot;;[.B426];&quot;&amp;style=social)&quot;)" office:value-type="string" office:string-value="![GitHub Repo stars](https://img.shields.io/github/stars/bulubuloa/SupportWidgetXF?label=bulubuloa/SupportWidgetXF&amp;style=social)" calcext:value-type="string">
            <text:p>![GitHub Repo stars](https://img.shields.io/github/stars/bulubuloa/SupportWidgetXF?label=bulubuloa/SupportWidgetXF&amp;style=social)</text:p>
          </table:table-cell>
          <table:table-cell table:formula="of:=MID([.G426];[.C426];[.E426]-[.C426])" office:value-type="string" office:string-value="bulubuloa/SupportWidgetXF" calcext:value-type="string">
            <text:p>bulubuloa/SupportWidgetXF</text:p>
          </table:table-cell>
          <table:table-cell table:formula="of:=FIND(&quot;github.com/&quot;;[.G426])+11" office:value-type="float" office:value="44" calcext:value-type="float">
            <text:p>44</text:p>
          </table:table-cell>
          <table:table-cell table:formula="of:=MID([.G426];[.F426]+1;[.E426]-[.F426]-1)" office:value-type="string" office:string-value="https://github.com/bulubuloa/SupportWidgetXF" calcext:value-type="string">
            <text:p>https://github.com/bulubuloa/SupportWidgetXF</text:p>
          </table:table-cell>
          <table:table-cell table:formula="of:=FIND(&quot;)&quot;;[.G426])" office:value-type="float" office:value="69" calcext:value-type="float">
            <text:p>69</text:p>
          </table:table-cell>
          <table:table-cell table:formula="of:=FIND(&quot;(&quot;;[.G426])" office:value-type="float" office:value="24" calcext:value-type="float">
            <text:p>24</text:p>
          </table:table-cell>
          <table:table-cell office:value-type="string" calcext:value-type="string">
            <text:p>- [SupportWidgetXF ★44](https://github.com/bulubuloa/SupportWidgetXF): Is an open source project that aims to provide a powerful and cross platform set of controls and helpers tailored to work with Xamarin Forms (SupportAutoComplete, SupportResultList, SupportDropList, SupportEntry, SupportButton, SupportActionMenu, SupportBindableStackLayout, SupportFlowLayout, SupportSearchView, SupportShadowView, SupportGradientView, SupportMapView, SupportRadioButton, SupportCalendarView </text:p>
          </table:table-cell>
        </table:table-row>
        <table:table-row table:style-name="ro1">
          <table:table-cell table:formula="of:=COM.MICROSOFT.CONCAT(&quot;![GitHub Repo stars](https://img.shields.io/github/stars/&quot;;[.B427];&quot;?label=&quot;;[.B427];&quot;&amp;style=social)&quot;)" office:value-type="string" office:string-value="" calcext:value-type="error">
            <text:p>#VALUE!</text:p>
          </table:table-cell>
          <table:table-cell table:formula="of:=MID([.G427];[.C427];[.E427]-[.C427])" office:value-type="string" office:string-value="" calcext:value-type="error">
            <text:p>#VALUE!</text:p>
          </table:table-cell>
          <table:table-cell table:formula="of:=FIND(&quot;github.com/&quot;;[.G427])+11" office:value-type="string" office:string-value="" calcext:value-type="error">
            <text:p>#VALUE!</text:p>
          </table:table-cell>
          <table:table-cell table:formula="of:=MID([.G427];[.F427]+1;[.E427]-[.F427]-1)" office:value-type="string" office:string-value="" calcext:value-type="error">
            <text:p>#VALUE!</text:p>
          </table:table-cell>
          <table:table-cell table:formula="of:=FIND(&quot;)&quot;;[.G427])" office:value-type="float" office:value="1" calcext:value-type="float">
            <text:p>1</text:p>
          </table:table-cell>
          <table:table-cell table:formula="of:=FIND(&quot;(&quot;;[.G427])" office:value-type="string" office:string-value="" calcext:value-type="error">
            <text:p>#VALUE!</text:p>
          </table:table-cell>
          <table:table-cell office:value-type="string" calcext:value-type="string">
            <text:p>).</text:p>
          </table:table-cell>
        </table:table-row>
        <table:table-row table:style-name="ro1">
          <table:table-cell table:formula="of:=COM.MICROSOFT.CONCAT(&quot;![GitHub Repo stars](https://img.shields.io/github/stars/&quot;;[.B428];&quot;?label=&quot;;[.B428];&quot;&amp;style=social)&quot;)" office:value-type="string" office:string-value="![GitHub Repo stars](https://img.shields.io/github/stars/muak/SvgImageSource?label=muak/SvgImageSource&amp;style=social)" calcext:value-type="string">
            <text:p>![GitHub Repo stars](https://img.shields.io/github/stars/muak/SvgImageSource?label=muak/SvgImageSource&amp;style=social)</text:p>
          </table:table-cell>
          <table:table-cell table:formula="of:=MID([.G428];[.C428];[.E428]-[.C428])" office:value-type="string" office:string-value="muak/SvgImageSource" calcext:value-type="string">
            <text:p>muak/SvgImageSource</text:p>
          </table:table-cell>
          <table:table-cell table:formula="of:=FIND(&quot;github.com/&quot;;[.G428])+11" office:value-type="float" office:value="43" calcext:value-type="float">
            <text:p>43</text:p>
          </table:table-cell>
          <table:table-cell table:formula="of:=MID([.G428];[.F428]+1;[.E428]-[.F428]-1)" office:value-type="string" office:string-value="https://github.com/muak/SvgImageSource" calcext:value-type="string">
            <text:p>https://github.com/muak/SvgImageSource</text:p>
          </table:table-cell>
          <table:table-cell table:formula="of:=FIND(&quot;)&quot;;[.G428])" office:value-type="float" office:value="62" calcext:value-type="float">
            <text:p>62</text:p>
          </table:table-cell>
          <table:table-cell table:formula="of:=FIND(&quot;(&quot;;[.G428])" office:value-type="float" office:value="23" calcext:value-type="float">
            <text:p>23</text:p>
          </table:table-cell>
          <table:table-cell office:value-type="string" calcext:value-type="string">
            <text:p>- [SvgImageSource ★36](https://github.com/muak/SvgImageSource): Custom ImageSource that will become able to show svg image for Xamarin.Forms.</text:p>
          </table:table-cell>
        </table:table-row>
        <table:table-row table:style-name="ro1">
          <table:table-cell table:formula="of:=COM.MICROSOFT.CONCAT(&quot;![GitHub Repo stars](https://img.shields.io/github/stars/&quot;;[.B429];&quot;?label=&quot;;[.B429];&quot;&amp;style=social)&quot;)" office:value-type="string" office:string-value="![GitHub Repo stars](https://img.shields.io/github/stars/robinmanuelthiel/swipecards?label=robinmanuelthiel/swipecards&amp;style=social)" calcext:value-type="string">
            <text:p>![GitHub Repo stars](https://img.shields.io/github/stars/robinmanuelthiel/swipecards?label=robinmanuelthiel/swipecards&amp;style=social)</text:p>
          </table:table-cell>
          <table:table-cell table:formula="of:=MID([.G429];[.C429];[.E429]-[.C429])" office:value-type="string" office:string-value="robinmanuelthiel/swipecards" calcext:value-type="string">
            <text:p>robinmanuelthiel/swipecards</text:p>
          </table:table-cell>
          <table:table-cell table:formula="of:=FIND(&quot;github.com/&quot;;[.G429])+11" office:value-type="float" office:value="40" calcext:value-type="float">
            <text:p>40</text:p>
          </table:table-cell>
          <table:table-cell table:formula="of:=MID([.G429];[.F429]+1;[.E429]-[.F429]-1)" office:value-type="string" office:string-value="https://github.com/robinmanuelthiel/swipecards" calcext:value-type="string">
            <text:p>https://github.com/robinmanuelthiel/swipecards</text:p>
          </table:table-cell>
          <table:table-cell table:formula="of:=FIND(&quot;)&quot;;[.G429])" office:value-type="float" office:value="67" calcext:value-type="float">
            <text:p>67</text:p>
          </table:table-cell>
          <table:table-cell table:formula="of:=FIND(&quot;(&quot;;[.G429])" office:value-type="float" office:value="20" calcext:value-type="float">
            <text:p>20</text:p>
          </table:table-cell>
          <table:table-cell office:value-type="string" calcext:value-type="string">
            <text:p>- [SwipeCards ★124](https://github.com/robinmanuelthiel/swipecards): A Tinder control for Xamarin.Forms that supports iOS, Android and UWP.</text:p>
          </table:table-cell>
        </table:table-row>
        <table:table-row table:style-name="ro1">
          <table:table-cell table:formula="of:=COM.MICROSOFT.CONCAT(&quot;![GitHub Repo stars](https://img.shields.io/github/stars/&quot;;[.B430];&quot;?label=&quot;;[.B430];&quot;&amp;style=social)&quot;)" office:value-type="string" office:string-value="![GitHub Repo stars](https://img.shields.io/github/stars/markolazic88/SwipeCardView?label=markolazic88/SwipeCardView&amp;style=social)" calcext:value-type="string">
            <text:p>![GitHub Repo stars](https://img.shields.io/github/stars/markolazic88/SwipeCardView?label=markolazic88/SwipeCardView&amp;style=social)</text:p>
          </table:table-cell>
          <table:table-cell table:formula="of:=MID([.G430];[.C430];[.E430]-[.C430])" office:value-type="string" office:string-value="markolazic88/SwipeCardView" calcext:value-type="string">
            <text:p>markolazic88/SwipeCardView</text:p>
          </table:table-cell>
          <table:table-cell table:formula="of:=FIND(&quot;github.com/&quot;;[.G430])+11" office:value-type="float" office:value="43" calcext:value-type="float">
            <text:p>43</text:p>
          </table:table-cell>
          <table:table-cell table:formula="of:=MID([.G430];[.F430]+1;[.E430]-[.F430]-1)" office:value-type="string" office:string-value="https://github.com/markolazic88/SwipeCardView" calcext:value-type="string">
            <text:p>https://github.com/markolazic88/SwipeCardView</text:p>
          </table:table-cell>
          <table:table-cell table:formula="of:=FIND(&quot;)&quot;;[.G430])" office:value-type="float" office:value="69" calcext:value-type="float">
            <text:p>69</text:p>
          </table:table-cell>
          <table:table-cell table:formula="of:=FIND(&quot;(&quot;;[.G430])" office:value-type="float" office:value="23" calcext:value-type="float">
            <text:p>23</text:p>
          </table:table-cell>
          <table:table-cell office:value-type="string" calcext:value-type="string">
            <text:p>- [SwipeCardView ★141](https://github.com/markolazic88/SwipeCardView): A lightweight MVVM friendly UI control that brings Tinder-style swipeable cards into Xamarin.Forms applications.</text:p>
          </table:table-cell>
        </table:table-row>
        <table:table-row table:style-name="ro1">
          <table:table-cell table:formula="of:=COM.MICROSOFT.CONCAT(&quot;![GitHub Repo stars](https://img.shields.io/github/stars/&quot;;[.B431];&quot;?label=&quot;;[.B431];&quot;&amp;style=social)&quot;)" office:value-type="string" office:string-value="" calcext:value-type="error">
            <text:p>#VALUE!</text:p>
          </table:table-cell>
          <table:table-cell table:formula="of:=MID([.G431];[.C431];[.E431]-[.C431])" office:value-type="string" office:string-value="" calcext:value-type="error">
            <text:p>#VALUE!</text:p>
          </table:table-cell>
          <table:table-cell table:formula="of:=FIND(&quot;github.com/&quot;;[.G431])+11" office:value-type="string" office:string-value="" calcext:value-type="error">
            <text:p>#VALUE!</text:p>
          </table:table-cell>
          <table:table-cell table:formula="of:=MID([.G431];[.F431]+1;[.E431]-[.F431]-1)" office:value-type="string" office:string-value="https://www.syncfusion.com/products/xamarin" calcext:value-type="string">
            <text:p>https://www.syncfusion.com/products/xamarin</text:p>
          </table:table-cell>
          <table:table-cell table:formula="of:=FIND(&quot;)&quot;;[.G431])" office:value-type="float" office:value="70" calcext:value-type="float">
            <text:p>70</text:p>
          </table:table-cell>
          <table:table-cell table:formula="of:=FIND(&quot;(&quot;;[.G431])" office:value-type="float" office:value="26" calcext:value-type="float">
            <text:p>26</text:p>
          </table:table-cell>
          <table:table-cell office:value-type="string" calcext:value-type="string">
            <text:p>- [Syncfusion Components](https://www.syncfusion.com/products/xamarin): Rich set of UI components and file format libraries for Xamarin.Forms, Xamarin.iOS and Xamarin.Android applications.</text:p>
          </table:table-cell>
        </table:table-row>
        <table:table-row table:style-name="ro1">
          <table:table-cell table:formula="of:=COM.MICROSOFT.CONCAT(&quot;![GitHub Repo stars](https://img.shields.io/github/stars/&quot;;[.B432];&quot;?label=&quot;;[.B432];&quot;&amp;style=social)&quot;)" office:value-type="string" office:string-value="![GitHub Repo stars](https://img.shields.io/github/stars/xabre/xamarin-forms-tab-badge?label=xabre/xamarin-forms-tab-badge&amp;style=social)" calcext:value-type="string">
            <text:p>![GitHub Repo stars](https://img.shields.io/github/stars/xabre/xamarin-forms-tab-badge?label=xabre/xamarin-forms-tab-badge&amp;style=social)</text:p>
          </table:table-cell>
          <table:table-cell table:formula="of:=MID([.G432];[.C432];[.E432]-[.C432])" office:value-type="string" office:string-value="xabre/xamarin-forms-tab-badge" calcext:value-type="string">
            <text:p>xabre/xamarin-forms-tab-badge</text:p>
          </table:table-cell>
          <table:table-cell table:formula="of:=FIND(&quot;github.com/&quot;;[.G432])+11" office:value-type="float" office:value="39" calcext:value-type="float">
            <text:p>39</text:p>
          </table:table-cell>
          <table:table-cell table:formula="of:=MID([.G432];[.F432]+1;[.E432]-[.F432]-1)" office:value-type="string" office:string-value="https://github.com/xabre/xamarin-forms-tab-badge" calcext:value-type="string">
            <text:p>https://github.com/xabre/xamarin-forms-tab-badge</text:p>
          </table:table-cell>
          <table:table-cell table:formula="of:=FIND(&quot;)&quot;;[.G432])" office:value-type="float" office:value="68" calcext:value-type="float">
            <text:p>68</text:p>
          </table:table-cell>
          <table:table-cell table:formula="of:=FIND(&quot;(&quot;;[.G432])" office:value-type="float" office:value="19" calcext:value-type="float">
            <text:p>19</text:p>
          </table:table-cell>
          <table:table-cell office:value-type="string" calcext:value-type="string">
            <text:p>- [Tab Badge ★289](https://github.com/xabre/xamarin-forms-tab-badge): Xamarin Forms bindable Tab badges for iOS and Android </text:p>
          </table:table-cell>
        </table:table-row>
        <table:table-row table:style-name="ro1">
          <table:table-cell table:formula="of:=COM.MICROSOFT.CONCAT(&quot;![GitHub Repo stars](https://img.shields.io/github/stars/&quot;;[.B433];&quot;?label=&quot;;[.B433];&quot;&amp;style=social)&quot;)" office:value-type="string" office:string-value="![GitHub Repo stars](https://img.shields.io/github/stars/ahoefling/TabStrip?label=ahoefling/TabStrip&amp;style=social)" calcext:value-type="string">
            <text:p>![GitHub Repo stars](https://img.shields.io/github/stars/ahoefling/TabStrip?label=ahoefling/TabStrip&amp;style=social)</text:p>
          </table:table-cell>
          <table:table-cell table:formula="of:=MID([.G433];[.C433];[.E433]-[.C433])" office:value-type="string" office:string-value="ahoefling/TabStrip" calcext:value-type="string">
            <text:p>ahoefling/TabStrip</text:p>
          </table:table-cell>
          <table:table-cell table:formula="of:=FIND(&quot;github.com/&quot;;[.G433])+11" office:value-type="float" office:value="37" calcext:value-type="float">
            <text:p>37</text:p>
          </table:table-cell>
          <table:table-cell table:formula="of:=MID([.G433];[.F433]+1;[.E433]-[.F433]-1)" office:value-type="string" office:string-value="https://github.com/ahoefling/TabStrip" calcext:value-type="string">
            <text:p>https://github.com/ahoefling/TabStrip</text:p>
          </table:table-cell>
          <table:table-cell table:formula="of:=FIND(&quot;)&quot;;[.G433])" office:value-type="float" office:value="55" calcext:value-type="float">
            <text:p>55</text:p>
          </table:table-cell>
          <table:table-cell table:formula="of:=FIND(&quot;(&quot;;[.G433])" office:value-type="float" office:value="17" calcext:value-type="float">
            <text:p>17</text:p>
          </table:table-cell>
          <table:table-cell office:value-type="string" calcext:value-type="string">
            <text:p>- [TabStrip ★27](https://github.com/ahoefling/TabStrip): Tab Strip control for Xamarin.Forms.</text:p>
          </table:table-cell>
        </table:table-row>
        <table:table-row table:style-name="ro1">
          <table:table-cell table:formula="of:=COM.MICROSOFT.CONCAT(&quot;![GitHub Repo stars](https://img.shields.io/github/stars/&quot;;[.B434];&quot;?label=&quot;;[.B434];&quot;&amp;style=social)&quot;)" office:value-type="string" office:string-value="![GitHub Repo stars](https://img.shields.io/github/stars/chaosifier/TabView?label=chaosifier/TabView&amp;style=social)" calcext:value-type="string">
            <text:p>![GitHub Repo stars](https://img.shields.io/github/stars/chaosifier/TabView?label=chaosifier/TabView&amp;style=social)</text:p>
          </table:table-cell>
          <table:table-cell table:formula="of:=MID([.G434];[.C434];[.E434]-[.C434])" office:value-type="string" office:string-value="chaosifier/TabView" calcext:value-type="string">
            <text:p>chaosifier/TabView</text:p>
          </table:table-cell>
          <table:table-cell table:formula="of:=FIND(&quot;github.com/&quot;;[.G434])+11" office:value-type="float" office:value="37" calcext:value-type="float">
            <text:p>37</text:p>
          </table:table-cell>
          <table:table-cell table:formula="of:=MID([.G434];[.F434]+1;[.E434]-[.F434]-1)" office:value-type="string" office:string-value="https://github.com/chaosifier/TabView" calcext:value-type="string">
            <text:p>https://github.com/chaosifier/TabView</text:p>
          </table:table-cell>
          <table:table-cell table:formula="of:=FIND(&quot;)&quot;;[.G434])" office:value-type="float" office:value="55" calcext:value-type="float">
            <text:p>55</text:p>
          </table:table-cell>
          <table:table-cell table:formula="of:=FIND(&quot;(&quot;;[.G434])" office:value-type="float" office:value="17" calcext:value-type="float">
            <text:p>17</text:p>
          </table:table-cell>
          <table:table-cell office:value-type="string" calcext:value-type="string">
            <text:p>- [TabView ★122](https://github.com/chaosifier/TabView): TabView control for Xamarin.Forms.</text:p>
          </table:table-cell>
        </table:table-row>
        <table:table-row table:style-name="ro1">
          <table:table-cell table:formula="of:=COM.MICROSOFT.CONCAT(&quot;![GitHub Repo stars](https://img.shields.io/github/stars/&quot;;[.B435];&quot;?label=&quot;;[.B435];&quot;&amp;style=social)&quot;)" office:value-type="string" office:string-value="" calcext:value-type="error">
            <text:p>#VALUE!</text:p>
          </table:table-cell>
          <table:table-cell table:formula="of:=MID([.G435];[.C435];[.E435]-[.C435])" office:value-type="string" office:string-value="" calcext:value-type="error">
            <text:p>#VALUE!</text:p>
          </table:table-cell>
          <table:table-cell table:formula="of:=FIND(&quot;github.com/&quot;;[.G435])+11" office:value-type="string" office:string-value="" calcext:value-type="error">
            <text:p>#VALUE!</text:p>
          </table:table-cell>
          <table:table-cell table:formula="of:=MID([.G435];[.F435]+1;[.E435]-[.F435]-1)" office:value-type="string" office:string-value="https://www.telerik.com/xamarin-ui" calcext:value-type="string">
            <text:p>https://www.telerik.com/xamarin-ui</text:p>
          </table:table-cell>
          <table:table-cell table:formula="of:=FIND(&quot;)&quot;;[.G435])" office:value-type="float" office:value="71" calcext:value-type="float">
            <text:p>71</text:p>
          </table:table-cell>
          <table:table-cell table:formula="of:=FIND(&quot;(&quot;;[.G435])" office:value-type="float" office:value="36" calcext:value-type="float">
            <text:p>36</text:p>
          </table:table-cell>
          <table:table-cell office:value-type="string" calcext:value-type="string">
            <text:p>- [Telerik UI for Xamarin Controls](https://www.telerik.com/xamarin-ui): Professionally designed Xamarin UI Controls for building high performance, feature rich Xamarin Forms, Xamarin.iOS and Xamarin.Android apps with sleek UI.</text:p>
          </table:table-cell>
        </table:table-row>
        <table:table-row table:style-name="ro1">
          <table:table-cell table:formula="of:=COM.MICROSOFT.CONCAT(&quot;![GitHub Repo stars](https://img.shields.io/github/stars/&quot;;[.B436];&quot;?label=&quot;;[.B436];&quot;&amp;style=social)&quot;)" office:value-type="string" office:string-value="![GitHub Repo stars](https://img.shields.io/github/stars/jsuarezruiz/TemplateUI?label=jsuarezruiz/TemplateUI&amp;style=social)" calcext:value-type="string">
            <text:p>![GitHub Repo stars](https://img.shields.io/github/stars/jsuarezruiz/TemplateUI?label=jsuarezruiz/TemplateUI&amp;style=social)</text:p>
          </table:table-cell>
          <table:table-cell table:formula="of:=MID([.G436];[.C436];[.E436]-[.C436])" office:value-type="string" office:string-value="jsuarezruiz/TemplateUI" calcext:value-type="string">
            <text:p>jsuarezruiz/TemplateUI</text:p>
          </table:table-cell>
          <table:table-cell table:formula="of:=FIND(&quot;github.com/&quot;;[.G436])+11" office:value-type="float" office:value="40" calcext:value-type="float">
            <text:p>40</text:p>
          </table:table-cell>
          <table:table-cell table:formula="of:=MID([.G436];[.F436]+1;[.E436]-[.F436]-1)" office:value-type="string" office:string-value="https://github.com/jsuarezruiz/TemplateUI" calcext:value-type="string">
            <text:p>https://github.com/jsuarezruiz/TemplateUI</text:p>
          </table:table-cell>
          <table:table-cell table:formula="of:=FIND(&quot;)&quot;;[.G436])" office:value-type="float" office:value="62" calcext:value-type="float">
            <text:p>62</text:p>
          </table:table-cell>
          <table:table-cell table:formula="of:=FIND(&quot;(&quot;;[.G436])" office:value-type="float" office:value="20" calcext:value-type="float">
            <text:p>20</text:p>
          </table:table-cell>
          <table:table-cell office:value-type="string" calcext:value-type="string">
            <text:p>- [TemplateUI ★115](https://github.com/jsuarezruiz/TemplateUI): A set of templated controls.</text:p>
          </table:table-cell>
        </table:table-row>
        <table:table-row table:style-name="ro1">
          <table:table-cell table:formula="of:=COM.MICROSOFT.CONCAT(&quot;![GitHub Repo stars](https://img.shields.io/github/stars/&quot;;[.B437];&quot;?label=&quot;;[.B437];&quot;&amp;style=social)&quot;)" office:value-type="string" office:string-value="![GitHub Repo stars](https://img.shields.io/github/stars/chowarth/TimberControls.TimberLabel?label=chowarth/TimberControls.TimberLabel&amp;style=social)" calcext:value-type="string">
            <text:p>![GitHub Repo stars](https://img.shields.io/github/stars/chowarth/TimberControls.TimberLabel?label=chowarth/TimberControls.TimberLabel&amp;style=social)</text:p>
          </table:table-cell>
          <table:table-cell table:formula="of:=MID([.G437];[.C437];[.E437]-[.C437])" office:value-type="string" office:string-value="chowarth/TimberControls.TimberLabel" calcext:value-type="string">
            <text:p>chowarth/TimberControls.TimberLabel</text:p>
          </table:table-cell>
          <table:table-cell table:formula="of:=FIND(&quot;github.com/&quot;;[.G437])+11" office:value-type="float" office:value="39" calcext:value-type="float">
            <text:p>39</text:p>
          </table:table-cell>
          <table:table-cell table:formula="of:=MID([.G437];[.F437]+1;[.E437]-[.F437]-1)" office:value-type="string" office:string-value="https://github.com/chowarth/TimberControls.TimberLabel" calcext:value-type="string">
            <text:p>https://github.com/chowarth/TimberControls.TimberLabel</text:p>
          </table:table-cell>
          <table:table-cell table:formula="of:=FIND(&quot;)&quot;;[.G437])" office:value-type="float" office:value="74" calcext:value-type="float">
            <text:p>74</text:p>
          </table:table-cell>
          <table:table-cell table:formula="of:=FIND(&quot;(&quot;;[.G437])" office:value-type="float" office:value="19" calcext:value-type="float">
            <text:p>19</text:p>
          </table:table-cell>
          <table:table-cell office:value-type="string" calcext:value-type="string">
            <text:p>- [TimberLabel ★8](https://github.com/chowarth/TimberControls.TimberLabel): A custom Xamarin.Forms.Label control that adds support for padding, rounded corners and, borders on iOS and Android.</text:p>
          </table:table-cell>
        </table:table-row>
        <table:table-row table:style-name="ro1">
          <table:table-cell table:formula="of:=COM.MICROSOFT.CONCAT(&quot;![GitHub Repo stars](https://img.shields.io/github/stars/&quot;;[.B438];&quot;?label=&quot;;[.B438];&quot;&amp;style=social)&quot;)" office:value-type="string" office:string-value="![GitHub Repo stars](https://img.shields.io/github/stars/maxim-saplin/TimeSeries-Xamarin?label=maxim-saplin/TimeSeries-Xamarin&amp;style=social)" calcext:value-type="string">
            <text:p>![GitHub Repo stars](https://img.shields.io/github/stars/maxim-saplin/TimeSeries-Xamarin?label=maxim-saplin/TimeSeries-Xamarin&amp;style=social)</text:p>
          </table:table-cell>
          <table:table-cell table:formula="of:=MID([.G438];[.C438];[.E438]-[.C438])" office:value-type="string" office:string-value="maxim-saplin/TimeSeries-Xamarin" calcext:value-type="string">
            <text:p>maxim-saplin/TimeSeries-Xamarin</text:p>
          </table:table-cell>
          <table:table-cell table:formula="of:=FIND(&quot;github.com/&quot;;[.G438])+11" office:value-type="float" office:value="43" calcext:value-type="float">
            <text:p>43</text:p>
          </table:table-cell>
          <table:table-cell table:formula="of:=MID([.G438];[.F438]+1;[.E438]-[.F438]-1)" office:value-type="string" office:string-value="https://github.com/maxim-saplin/TimeSeries-Xamarin" calcext:value-type="string">
            <text:p>https://github.com/maxim-saplin/TimeSeries-Xamarin</text:p>
          </table:table-cell>
          <table:table-cell table:formula="of:=FIND(&quot;)&quot;;[.G438])" office:value-type="float" office:value="74" calcext:value-type="float">
            <text:p>74</text:p>
          </table:table-cell>
          <table:table-cell table:formula="of:=FIND(&quot;(&quot;;[.G438])" office:value-type="float" office:value="23" calcext:value-type="float">
            <text:p>23</text:p>
          </table:table-cell>
          <table:table-cell office:value-type="string" calcext:value-type="string">
            <text:p>- [TimeSeries-Xamarin](https://github.com/maxim-saplin/TimeSeries-Xamarin): ASCII time series chart for Xamarin.Forms. 21KB .NET Standard library.</text:p>
          </table:table-cell>
        </table:table-row>
        <table:table-row table:style-name="ro1">
          <table:table-cell table:formula="of:=COM.MICROSOFT.CONCAT(&quot;![GitHub Repo stars](https://img.shields.io/github/stars/&quot;;[.B439];&quot;?label=&quot;;[.B439];&quot;&amp;style=social)&quot;)" office:value-type="string" office:string-value="![GitHub Repo stars](https://img.shields.io/github/stars/ScienceSoft-Inc/TitleBar?label=ScienceSoft-Inc/TitleBar&amp;style=social)" calcext:value-type="string">
            <text:p>![GitHub Repo stars](https://img.shields.io/github/stars/ScienceSoft-Inc/TitleBar?label=ScienceSoft-Inc/TitleBar&amp;style=social)</text:p>
          </table:table-cell>
          <table:table-cell table:formula="of:=MID([.G439];[.C439];[.E439]-[.C439])" office:value-type="string" office:string-value="ScienceSoft-Inc/TitleBar" calcext:value-type="string">
            <text:p>ScienceSoft-Inc/TitleBar</text:p>
          </table:table-cell>
          <table:table-cell table:formula="of:=FIND(&quot;github.com/&quot;;[.G439])+11" office:value-type="float" office:value="37" calcext:value-type="float">
            <text:p>37</text:p>
          </table:table-cell>
          <table:table-cell table:formula="of:=MID([.G439];[.F439]+1;[.E439]-[.F439]-1)" office:value-type="string" office:string-value="https://github.com/ScienceSoft-Inc/TitleBar" calcext:value-type="string">
            <text:p>https://github.com/ScienceSoft-Inc/TitleBar</text:p>
          </table:table-cell>
          <table:table-cell table:formula="of:=FIND(&quot;)&quot;;[.G439])" office:value-type="float" office:value="61" calcext:value-type="float">
            <text:p>61</text:p>
          </table:table-cell>
          <table:table-cell table:formula="of:=FIND(&quot;(&quot;;[.G439])" office:value-type="float" office:value="17" calcext:value-type="float">
            <text:p>17</text:p>
          </table:table-cell>
          <table:table-cell office:value-type="string" calcext:value-type="string">
            <text:p>- [TitleBar ★22](https://github.com/ScienceSoft-Inc/TitleBar): Customizable Xamarin.Forms title bar for Android, iOS and Windows Phone: place up to 5 buttons inside it and position/paint the bar as you want. </text:p>
          </table:table-cell>
        </table:table-row>
        <table:table-row table:style-name="ro1">
          <table:table-cell table:formula="of:=COM.MICROSOFT.CONCAT(&quot;![GitHub Repo stars](https://img.shields.io/github/stars/&quot;;[.B440];&quot;?label=&quot;;[.B440];&quot;&amp;style=social)&quot;)" office:value-type="string" office:string-value="![GitHub Repo stars](https://img.shields.io/github/stars/TizenAPI/Tizen.NET.MaterialComponents?label=TizenAPI/Tizen.NET.MaterialComponents&amp;style=social)" calcext:value-type="string">
            <text:p>![GitHub Repo stars](https://img.shields.io/github/stars/TizenAPI/Tizen.NET.MaterialComponents?label=TizenAPI/Tizen.NET.MaterialComponents&amp;style=social)</text:p>
          </table:table-cell>
          <table:table-cell table:formula="of:=MID([.G440];[.C440];[.E440]-[.C440])" office:value-type="string" office:string-value="TizenAPI/Tizen.NET.MaterialComponents" calcext:value-type="string">
            <text:p>TizenAPI/Tizen.NET.MaterialComponents</text:p>
          </table:table-cell>
          <table:table-cell table:formula="of:=FIND(&quot;github.com/&quot;;[.G440])+11" office:value-type="float" office:value="56" calcext:value-type="float">
            <text:p>56</text:p>
          </table:table-cell>
          <table:table-cell table:formula="of:=MID([.G440];[.F440]+1;[.E440]-[.F440]-1)" office:value-type="string" office:string-value="https://github.com/TizenAPI/Tizen.NET.MaterialComponents" calcext:value-type="string">
            <text:p>https://github.com/TizenAPI/Tizen.NET.MaterialComponents</text:p>
          </table:table-cell>
          <table:table-cell table:formula="of:=FIND(&quot;)&quot;;[.G440])" office:value-type="float" office:value="93" calcext:value-type="float">
            <text:p>93</text:p>
          </table:table-cell>
          <table:table-cell table:formula="of:=FIND(&quot;(&quot;;[.G440])" office:value-type="float" office:value="36" calcext:value-type="float">
            <text:p>36</text:p>
          </table:table-cell>
          <table:table-cell office:value-type="string" calcext:value-type="string">
            <text:p>- [Tizen.NET.MaterialComponents ★4](https://github.com/TizenAPI/Tizen.NET.MaterialComponents): Material Components for Tizen .NET helps developers execute Material Design. </text:p>
          </table:table-cell>
        </table:table-row>
        <table:table-row table:style-name="ro1">
          <table:table-cell table:formula="of:=COM.MICROSOFT.CONCAT(&quot;![GitHub Repo stars](https://img.shields.io/github/stars/&quot;;[.B441];&quot;?label=&quot;;[.B441];&quot;&amp;style=social)&quot;)" office:value-type="string" office:string-value="![GitHub Repo stars](https://img.shields.io/github/stars/CrossGeeks/TooltipSample?label=CrossGeeks/TooltipSample&amp;style=social)" calcext:value-type="string">
            <text:p>![GitHub Repo stars](https://img.shields.io/github/stars/CrossGeeks/TooltipSample?label=CrossGeeks/TooltipSample&amp;style=social)</text:p>
          </table:table-cell>
          <table:table-cell table:formula="of:=MID([.G441];[.C441];[.E441]-[.C441])" office:value-type="string" office:string-value="CrossGeeks/TooltipSample" calcext:value-type="string">
            <text:p>CrossGeeks/TooltipSample</text:p>
          </table:table-cell>
          <table:table-cell table:formula="of:=FIND(&quot;github.com/&quot;;[.G441])+11" office:value-type="float" office:value="42" calcext:value-type="float">
            <text:p>42</text:p>
          </table:table-cell>
          <table:table-cell table:formula="of:=MID([.G441];[.F441]+1;[.E441]-[.F441]-1)" office:value-type="string" office:string-value="https://github.com/CrossGeeks/TooltipSample" calcext:value-type="string">
            <text:p>https://github.com/CrossGeeks/TooltipSample</text:p>
          </table:table-cell>
          <table:table-cell table:formula="of:=FIND(&quot;)&quot;;[.G441])" office:value-type="float" office:value="66" calcext:value-type="float">
            <text:p>66</text:p>
          </table:table-cell>
          <table:table-cell table:formula="of:=FIND(&quot;(&quot;;[.G441])" office:value-type="float" office:value="22" calcext:value-type="float">
            <text:p>22</text:p>
          </table:table-cell>
          <table:table-cell office:value-type="string" calcext:value-type="string">
            <text:p>- [TooltipSample ★22](https://github.com/CrossGeeks/TooltipSample): Xamarin.Forms showing Tooltips sample.</text:p>
          </table:table-cell>
        </table:table-row>
        <table:table-row table:style-name="ro1">
          <table:table-cell table:formula="of:=COM.MICROSOFT.CONCAT(&quot;![GitHub Repo stars](https://img.shields.io/github/stars/&quot;;[.B442];&quot;?label=&quot;;[.B442];&quot;&amp;style=social)&quot;)" office:value-type="string" office:string-value="![GitHub Repo stars](https://img.shields.io/github/stars/NAXAM/toptabbedpage-xamarin-forms?label=NAXAM/toptabbedpage-xamarin-forms&amp;style=social)" calcext:value-type="string">
            <text:p>![GitHub Repo stars](https://img.shields.io/github/stars/NAXAM/toptabbedpage-xamarin-forms?label=NAXAM/toptabbedpage-xamarin-forms&amp;style=social)</text:p>
          </table:table-cell>
          <table:table-cell table:formula="of:=MID([.G442];[.C442];[.E442]-[.C442])" office:value-type="string" office:string-value="NAXAM/toptabbedpage-xamarin-forms" calcext:value-type="string">
            <text:p>NAXAM/toptabbedpage-xamarin-forms</text:p>
          </table:table-cell>
          <table:table-cell table:formula="of:=FIND(&quot;github.com/&quot;;[.G442])+11" office:value-type="float" office:value="42" calcext:value-type="float">
            <text:p>42</text:p>
          </table:table-cell>
          <table:table-cell table:formula="of:=MID([.G442];[.F442]+1;[.E442]-[.F442]-1)" office:value-type="string" office:string-value="https://github.com/NAXAM/toptabbedpage-xamarin-forms" calcext:value-type="string">
            <text:p>https://github.com/NAXAM/toptabbedpage-xamarin-forms</text:p>
          </table:table-cell>
          <table:table-cell table:formula="of:=FIND(&quot;)&quot;;[.G442])" office:value-type="float" office:value="75" calcext:value-type="float">
            <text:p>75</text:p>
          </table:table-cell>
          <table:table-cell table:formula="of:=FIND(&quot;(&quot;;[.G442])" office:value-type="float" office:value="22" calcext:value-type="float">
            <text:p>22</text:p>
          </table:table-cell>
          <table:table-cell office:value-type="string" calcext:value-type="string">
            <text:p>- [TopTabbedPage ★83](https://github.com/NAXAM/toptabbedpage-xamarin-forms): A Xamarin.Forms page based TabbedPage to show tabs at top on iOS.</text:p>
          </table:table-cell>
        </table:table-row>
        <table:table-row table:style-name="ro1">
          <table:table-cell table:formula="of:=COM.MICROSOFT.CONCAT(&quot;![GitHub Repo stars](https://img.shields.io/github/stars/&quot;;[.B443];&quot;?label=&quot;;[.B443];&quot;&amp;style=social)&quot;)" office:value-type="string" office:string-value="![GitHub Repo stars](https://img.shields.io/github/stars/mattmorgan6/TwoWeekControl?label=mattmorgan6/TwoWeekControl&amp;style=social)" calcext:value-type="string">
            <text:p>![GitHub Repo stars](https://img.shields.io/github/stars/mattmorgan6/TwoWeekControl?label=mattmorgan6/TwoWeekControl&amp;style=social)</text:p>
          </table:table-cell>
          <table:table-cell table:formula="of:=MID([.G443];[.C443];[.E443]-[.C443])" office:value-type="string" office:string-value="mattmorgan6/TwoWeekControl" calcext:value-type="string">
            <text:p>mattmorgan6/TwoWeekControl</text:p>
          </table:table-cell>
          <table:table-cell table:formula="of:=FIND(&quot;github.com/&quot;;[.G443])+11" office:value-type="float" office:value="42" calcext:value-type="float">
            <text:p>42</text:p>
          </table:table-cell>
          <table:table-cell table:formula="of:=MID([.G443];[.F443]+1;[.E443]-[.F443]-1)" office:value-type="string" office:string-value="https://github.com/mattmorgan6/TwoWeekControl" calcext:value-type="string">
            <text:p>https://github.com/mattmorgan6/TwoWeekControl</text:p>
          </table:table-cell>
          <table:table-cell table:formula="of:=FIND(&quot;)&quot;;[.G443])" office:value-type="float" office:value="68" calcext:value-type="float">
            <text:p>68</text:p>
          </table:table-cell>
          <table:table-cell table:formula="of:=FIND(&quot;(&quot;;[.G443])" office:value-type="float" office:value="22" calcext:value-type="float">
            <text:p>22</text:p>
          </table:table-cell>
          <table:table-cell office:value-type="string" calcext:value-type="string">
            <text:p>- [TwoWeekControl ★6](https://github.com/mattmorgan6/TwoWeekControl): Xamarin forms calendar with only two weeks.</text:p>
          </table:table-cell>
        </table:table-row>
        <table:table-row table:style-name="ro1">
          <table:table-cell table:formula="of:=COM.MICROSOFT.CONCAT(&quot;![GitHub Repo stars](https://img.shields.io/github/stars/&quot;;[.B444];&quot;?label=&quot;;[.B444];&quot;&amp;style=social)&quot;)" office:value-type="string" office:string-value="![GitHub Repo stars](https://img.shields.io/github/stars/bulubuloa/Ultimate-Xamarin-Forms-KIT?label=bulubuloa/Ultimate-Xamarin-Forms-KIT&amp;style=social)" calcext:value-type="string">
            <text:p>![GitHub Repo stars](https://img.shields.io/github/stars/bulubuloa/Ultimate-Xamarin-Forms-KIT?label=bulubuloa/Ultimate-Xamarin-Forms-KIT&amp;style=social)</text:p>
          </table:table-cell>
          <table:table-cell table:formula="of:=MID([.G444];[.C444];[.E444]-[.C444])" office:value-type="string" office:string-value="bulubuloa/Ultimate-Xamarin-Forms-KIT" calcext:value-type="string">
            <text:p>bulubuloa/Ultimate-Xamarin-Forms-KIT</text:p>
          </table:table-cell>
          <table:table-cell table:formula="of:=FIND(&quot;github.com/&quot;;[.G444])+11" office:value-type="float" office:value="55" calcext:value-type="float">
            <text:p>55</text:p>
          </table:table-cell>
          <table:table-cell table:formula="of:=MID([.G444];[.F444]+1;[.E444]-[.F444]-1)" office:value-type="string" office:string-value="https://github.com/bulubuloa/Ultimate-Xamarin-Forms-KIT" calcext:value-type="string">
            <text:p>https://github.com/bulubuloa/Ultimate-Xamarin-Forms-KIT</text:p>
          </table:table-cell>
          <table:table-cell table:formula="of:=FIND(&quot;)&quot;;[.G444])" office:value-type="float" office:value="91" calcext:value-type="float">
            <text:p>91</text:p>
          </table:table-cell>
          <table:table-cell table:formula="of:=FIND(&quot;(&quot;;[.G444])" office:value-type="float" office:value="35" calcext:value-type="float">
            <text:p>35</text:p>
          </table:table-cell>
          <table:table-cell office:value-type="string" calcext:value-type="string">
            <text:p>- [Ultimate-Xamarin-Forms-KIT ★85](https://github.com/bulubuloa/Ultimate-Xamarin-Forms-KIT): Xamarin.Forms Charts.</text:p>
          </table:table-cell>
        </table:table-row>
        <table:table-row table:style-name="ro1">
          <table:table-cell table:formula="of:=COM.MICROSOFT.CONCAT(&quot;![GitHub Repo stars](https://img.shields.io/github/stars/&quot;;[.B445];&quot;?label=&quot;;[.B445];&quot;&amp;style=social)&quot;)" office:value-type="string" office:string-value="![GitHub Repo stars](https://img.shields.io/github/stars/acoville/Valkyrie?label=acoville/Valkyrie&amp;style=social)" calcext:value-type="string">
            <text:p>![GitHub Repo stars](https://img.shields.io/github/stars/acoville/Valkyrie?label=acoville/Valkyrie&amp;style=social)</text:p>
          </table:table-cell>
          <table:table-cell table:formula="of:=MID([.G445];[.C445];[.E445]-[.C445])" office:value-type="string" office:string-value="acoville/Valkyrie" calcext:value-type="string">
            <text:p>acoville/Valkyrie</text:p>
          </table:table-cell>
          <table:table-cell table:formula="of:=FIND(&quot;github.com/&quot;;[.G445])+11" office:value-type="float" office:value="33" calcext:value-type="float">
            <text:p>33</text:p>
          </table:table-cell>
          <table:table-cell table:formula="of:=MID([.G445];[.F445]+1;[.E445]-[.F445]-1)" office:value-type="string" office:string-value="https://github.com/acoville/Valkyrie" calcext:value-type="string">
            <text:p>https://github.com/acoville/Valkyrie</text:p>
          </table:table-cell>
          <table:table-cell table:formula="of:=FIND(&quot;)&quot;;[.G445])" office:value-type="float" office:value="50" calcext:value-type="float">
            <text:p>50</text:p>
          </table:table-cell>
          <table:table-cell table:formula="of:=FIND(&quot;(&quot;;[.G445])" office:value-type="float" office:value="13" calcext:value-type="float">
            <text:p>13</text:p>
          </table:table-cell>
          <table:table-cell office:value-type="string" calcext:value-type="string">
            <text:p>- [Valkyrie](https://github.com/acoville/Valkyrie): Open source 2D game engine for mobile Xamarin.Forms development.</text:p>
          </table:table-cell>
        </table:table-row>
        <table:table-row table:style-name="ro1">
          <table:table-cell table:formula="of:=COM.MICROSOFT.CONCAT(&quot;![GitHub Repo stars](https://img.shields.io/github/stars/&quot;;[.B446];&quot;?label=&quot;;[.B446];&quot;&amp;style=social)&quot;)" office:value-type="string" office:string-value="![GitHub Repo stars](https://img.shields.io/github/stars/awaescher/Vibrancy.Forms?label=awaescher/Vibrancy.Forms&amp;style=social)" calcext:value-type="string">
            <text:p>![GitHub Repo stars](https://img.shields.io/github/stars/awaescher/Vibrancy.Forms?label=awaescher/Vibrancy.Forms&amp;style=social)</text:p>
          </table:table-cell>
          <table:table-cell table:formula="of:=MID([.G446];[.C446];[.E446]-[.C446])" office:value-type="string" office:string-value="awaescher/Vibrancy.Forms" calcext:value-type="string">
            <text:p>awaescher/Vibrancy.Forms</text:p>
          </table:table-cell>
          <table:table-cell table:formula="of:=FIND(&quot;github.com/&quot;;[.G446])+11" office:value-type="float" office:value="43" calcext:value-type="float">
            <text:p>43</text:p>
          </table:table-cell>
          <table:table-cell table:formula="of:=MID([.G446];[.F446]+1;[.E446]-[.F446]-1)" office:value-type="string" office:string-value="https://github.com/awaescher/Vibrancy.Forms" calcext:value-type="string">
            <text:p>https://github.com/awaescher/Vibrancy.Forms</text:p>
          </table:table-cell>
          <table:table-cell table:formula="of:=FIND(&quot;)&quot;;[.G446])" office:value-type="float" office:value="67" calcext:value-type="float">
            <text:p>67</text:p>
          </table:table-cell>
          <table:table-cell table:formula="of:=FIND(&quot;(&quot;;[.G446])" office:value-type="float" office:value="23" calcext:value-type="float">
            <text:p>23</text:p>
          </table:table-cell>
          <table:table-cell office:value-type="string" calcext:value-type="string">
            <text:p>- [Vibrancy.Forms ★19](https://github.com/awaescher/Vibrancy.Forms): Blur and Vibrancy effects for iOS and iPadOS with Xamarin.Forms.</text:p>
          </table:table-cell>
        </table:table-row>
        <table:table-row table:style-name="ro1">
          <table:table-cell table:formula="of:=COM.MICROSOFT.CONCAT(&quot;![GitHub Repo stars](https://img.shields.io/github/stars/&quot;;[.B447];&quot;?label=&quot;;[.B447];&quot;&amp;style=social)&quot;)" office:value-type="string" office:string-value="![GitHub Repo stars](https://img.shields.io/github/stars/raver99/WalletView?label=raver99/WalletView&amp;style=social)" calcext:value-type="string">
            <text:p>![GitHub Repo stars](https://img.shields.io/github/stars/raver99/WalletView?label=raver99/WalletView&amp;style=social)</text:p>
          </table:table-cell>
          <table:table-cell table:formula="of:=MID([.G447];[.C447];[.E447]-[.C447])" office:value-type="string" office:string-value="raver99/WalletView" calcext:value-type="string">
            <text:p>raver99/WalletView</text:p>
          </table:table-cell>
          <table:table-cell table:formula="of:=FIND(&quot;github.com/&quot;;[.G447])+11" office:value-type="float" office:value="38" calcext:value-type="float">
            <text:p>38</text:p>
          </table:table-cell>
          <table:table-cell table:formula="of:=MID([.G447];[.F447]+1;[.E447]-[.F447]-1)" office:value-type="string" office:string-value="https://github.com/raver99/WalletView" calcext:value-type="string">
            <text:p>https://github.com/raver99/WalletView</text:p>
          </table:table-cell>
          <table:table-cell table:formula="of:=FIND(&quot;)&quot;;[.G447])" office:value-type="float" office:value="56" calcext:value-type="float">
            <text:p>56</text:p>
          </table:table-cell>
          <table:table-cell table:formula="of:=FIND(&quot;(&quot;;[.G447])" office:value-type="float" office:value="18" calcext:value-type="float">
            <text:p>18</text:p>
          </table:table-cell>
          <table:table-cell office:value-type="string" calcext:value-type="string">
            <text:p>- [WalletView ★5](https://github.com/raver99/WalletView): WalletView is a control built in completely in Xamarin Forms that enables building a UI similar to the Apple Wallet App. </text:p>
          </table:table-cell>
        </table:table-row>
        <table:table-row table:style-name="ro1">
          <table:table-cell table:formula="of:=COM.MICROSOFT.CONCAT(&quot;![GitHub Repo stars](https://img.shields.io/github/stars/&quot;;[.B448];&quot;?label=&quot;;[.B448];&quot;&amp;style=social)&quot;)" office:value-type="string" office:string-value="![GitHub Repo stars](https://img.shields.io/github/stars/mariusmuntean/WheelSpinner?label=mariusmuntean/WheelSpinner&amp;style=social)" calcext:value-type="string">
            <text:p>![GitHub Repo stars](https://img.shields.io/github/stars/mariusmuntean/WheelSpinner?label=mariusmuntean/WheelSpinner&amp;style=social)</text:p>
          </table:table-cell>
          <table:table-cell table:formula="of:=MID([.G448];[.C448];[.E448]-[.C448])" office:value-type="string" office:string-value="mariusmuntean/WheelSpinner" calcext:value-type="string">
            <text:p>mariusmuntean/WheelSpinner</text:p>
          </table:table-cell>
          <table:table-cell table:formula="of:=FIND(&quot;github.com/&quot;;[.G448])+11" office:value-type="float" office:value="40" calcext:value-type="float">
            <text:p>40</text:p>
          </table:table-cell>
          <table:table-cell table:formula="of:=MID([.G448];[.F448]+1;[.E448]-[.F448]-1)" office:value-type="string" office:string-value="https://github.com/mariusmuntean/WheelSpinner" calcext:value-type="string">
            <text:p>https://github.com/mariusmuntean/WheelSpinner</text:p>
          </table:table-cell>
          <table:table-cell table:formula="of:=FIND(&quot;)&quot;;[.G448])" office:value-type="float" office:value="66" calcext:value-type="float">
            <text:p>66</text:p>
          </table:table-cell>
          <table:table-cell table:formula="of:=FIND(&quot;(&quot;;[.G448])" office:value-type="float" office:value="20" calcext:value-type="float">
            <text:p>20</text:p>
          </table:table-cell>
          <table:table-cell office:value-type="string" calcext:value-type="string">
            <text:p>- [WheelSpinner ★3](https://github.com/mariusmuntean/WheelSpinner): A Xamarin.Forms custom control implemented in SkiaSharp. The control shows multiple options arranged on a circular control.</text:p>
          </table:table-cell>
        </table:table-row>
        <table:table-row table:style-name="ro1">
          <table:table-cell table:formula="of:=COM.MICROSOFT.CONCAT(&quot;![GitHub Repo stars](https://img.shields.io/github/stars/&quot;;[.B449];&quot;?label=&quot;;[.B449];&quot;&amp;style=social)&quot;)" office:value-type="string" office:string-value="![GitHub Repo stars](https://img.shields.io/github/stars/jamiewest/XamarinHosting?label=jamiewest/XamarinHosting&amp;style=social)" calcext:value-type="string">
            <text:p>![GitHub Repo stars](https://img.shields.io/github/stars/jamiewest/XamarinHosting?label=jamiewest/XamarinHosting&amp;style=social)</text:p>
          </table:table-cell>
          <table:table-cell table:formula="of:=MID([.G449];[.C449];[.E449]-[.C449])" office:value-type="string" office:string-value="jamiewest/XamarinHosting" calcext:value-type="string">
            <text:p>jamiewest/XamarinHosting</text:p>
          </table:table-cell>
          <table:table-cell table:formula="of:=FIND(&quot;github.com/&quot;;[.G449])+11" office:value-type="float" office:value="43" calcext:value-type="float">
            <text:p>43</text:p>
          </table:table-cell>
          <table:table-cell table:formula="of:=MID([.G449];[.F449]+1;[.E449]-[.F449]-1)" office:value-type="string" office:string-value="https://github.com/jamiewest/XamarinHosting" calcext:value-type="string">
            <text:p>https://github.com/jamiewest/XamarinHosting</text:p>
          </table:table-cell>
          <table:table-cell table:formula="of:=FIND(&quot;)&quot;;[.G449])" office:value-type="float" office:value="67" calcext:value-type="float">
            <text:p>67</text:p>
          </table:table-cell>
          <table:table-cell table:formula="of:=FIND(&quot;(&quot;;[.G449])" office:value-type="float" office:value="23" calcext:value-type="float">
            <text:p>23</text:p>
          </table:table-cell>
          <table:table-cell office:value-type="string" calcext:value-type="string">
            <text:p>- [XamarinHosting ★17](https://github.com/jamiewest/XamarinHosting): Xamarin.Forms IHostLifetime implementation for Microsoft.Extensions.Hosting.</text:p>
          </table:table-cell>
        </table:table-row>
        <table:table-row table:style-name="ro1">
          <table:table-cell table:formula="of:=COM.MICROSOFT.CONCAT(&quot;![GitHub Repo stars](https://img.shields.io/github/stars/&quot;;[.B450];&quot;?label=&quot;;[.B450];&quot;&amp;style=social)&quot;)" office:value-type="string" office:string-value="![GitHub Repo stars](https://img.shields.io/github/stars/warappa/XamlCSS?label=warappa/XamlCSS&amp;style=social)" calcext:value-type="string">
            <text:p>![GitHub Repo stars](https://img.shields.io/github/stars/warappa/XamlCSS?label=warappa/XamlCSS&amp;style=social)</text:p>
          </table:table-cell>
          <table:table-cell table:formula="of:=MID([.G450];[.C450];[.E450]-[.C450])" office:value-type="string" office:string-value="warappa/XamlCSS" calcext:value-type="string">
            <text:p>warappa/XamlCSS</text:p>
          </table:table-cell>
          <table:table-cell table:formula="of:=FIND(&quot;github.com/&quot;;[.G450])+11" office:value-type="float" office:value="37" calcext:value-type="float">
            <text:p>37</text:p>
          </table:table-cell>
          <table:table-cell table:formula="of:=MID([.G450];[.F450]+1;[.E450]-[.F450]-1)" office:value-type="string" office:string-value="https://github.com/warappa/XamlCSS" calcext:value-type="string">
            <text:p>https://github.com/warappa/XamlCSS</text:p>
          </table:table-cell>
          <table:table-cell table:formula="of:=FIND(&quot;)&quot;;[.G450])" office:value-type="float" office:value="52" calcext:value-type="float">
            <text:p>52</text:p>
          </table:table-cell>
          <table:table-cell table:formula="of:=FIND(&quot;(&quot;;[.G450])" office:value-type="float" office:value="17" calcext:value-type="float">
            <text:p>17</text:p>
          </table:table-cell>
          <table:table-cell office:value-type="string" calcext:value-type="string">
            <text:p>- [XAMLCSS ★255](https://github.com/warappa/XamlCSS): Style Xaml-applications with CSS.</text:p>
          </table:table-cell>
        </table:table-row>
        <table:table-row table:style-name="ro1">
          <table:table-cell table:formula="of:=COM.MICROSOFT.CONCAT(&quot;![GitHub Repo stars](https://img.shields.io/github/stars/&quot;;[.B451];&quot;?label=&quot;;[.B451];&quot;&amp;style=social)&quot;)" office:value-type="string" office:string-value="![GitHub Repo stars](https://img.shields.io/github/stars/Intelliabb/XamCustomLayouts?label=Intelliabb/XamCustomLayouts&amp;style=social)" calcext:value-type="string">
            <text:p>![GitHub Repo stars](https://img.shields.io/github/stars/Intelliabb/XamCustomLayouts?label=Intelliabb/XamCustomLayouts&amp;style=social)</text:p>
          </table:table-cell>
          <table:table-cell table:formula="of:=MID([.G451];[.C451];[.E451]-[.C451])" office:value-type="string" office:string-value="Intelliabb/XamCustomLayouts" calcext:value-type="string">
            <text:p>Intelliabb/XamCustomLayouts</text:p>
          </table:table-cell>
          <table:table-cell table:formula="of:=FIND(&quot;github.com/&quot;;[.G451])+11" office:value-type="float" office:value="45" calcext:value-type="float">
            <text:p>45</text:p>
          </table:table-cell>
          <table:table-cell table:formula="of:=MID([.G451];[.F451]+1;[.E451]-[.F451]-1)" office:value-type="string" office:string-value="https://github.com/Intelliabb/XamCustomLayouts" calcext:value-type="string">
            <text:p>https://github.com/Intelliabb/XamCustomLayouts</text:p>
          </table:table-cell>
          <table:table-cell table:formula="of:=FIND(&quot;)&quot;;[.G451])" office:value-type="float" office:value="72" calcext:value-type="float">
            <text:p>72</text:p>
          </table:table-cell>
          <table:table-cell table:formula="of:=FIND(&quot;(&quot;;[.G451])" office:value-type="float" office:value="25" calcext:value-type="float">
            <text:p>25</text:p>
          </table:table-cell>
          <table:table-cell office:value-type="string" calcext:value-type="string">
            <text:p>- [XamCustomLayouts ★15](https://github.com/Intelliabb/XamCustomLayouts): Xamarin.Forms Custom Layouts - Cards.</text:p>
          </table:table-cell>
        </table:table-row>
        <table:table-row table:style-name="ro1">
          <table:table-cell table:formula="of:=COM.MICROSOFT.CONCAT(&quot;![GitHub Repo stars](https://img.shields.io/github/stars/&quot;;[.B452];&quot;?label=&quot;;[.B452];&quot;&amp;style=social)&quot;)" office:value-type="string" office:string-value="![GitHub Repo stars](https://img.shields.io/github/stars/nightlybuilds-net/Xam.Forms.GraceAlert?label=nightlybuilds-net/Xam.Forms.GraceAlert&amp;style=social)" calcext:value-type="string">
            <text:p>![GitHub Repo stars](https://img.shields.io/github/stars/nightlybuilds-net/Xam.Forms.GraceAlert?label=nightlybuilds-net/Xam.Forms.GraceAlert&amp;style=social)</text:p>
          </table:table-cell>
          <table:table-cell table:formula="of:=MID([.G452];[.C452];[.E452]-[.C452])" office:value-type="string" office:string-value="nightlybuilds-net/Xam.Forms.GraceAlert" calcext:value-type="string">
            <text:p>nightlybuilds-net/Xam.Forms.GraceAlert</text:p>
          </table:table-cell>
          <table:table-cell table:formula="of:=FIND(&quot;github.com/&quot;;[.G452])+11" office:value-type="float" office:value="48" calcext:value-type="float">
            <text:p>48</text:p>
          </table:table-cell>
          <table:table-cell table:formula="of:=MID([.G452];[.F452]+1;[.E452]-[.F452]-1)" office:value-type="string" office:string-value="https://github.com/nightlybuilds-net/Xam.Forms.GraceAlert" calcext:value-type="string">
            <text:p>https://github.com/nightlybuilds-net/Xam.Forms.GraceAlert</text:p>
          </table:table-cell>
          <table:table-cell table:formula="of:=FIND(&quot;)&quot;;[.G452])" office:value-type="float" office:value="86" calcext:value-type="float">
            <text:p>86</text:p>
          </table:table-cell>
          <table:table-cell table:formula="of:=FIND(&quot;(&quot;;[.G452])" office:value-type="float" office:value="28" calcext:value-type="float">
            <text:p>28</text:p>
          </table:table-cell>
          <table:table-cell office:value-type="string" calcext:value-type="string">
            <text:p>- [Xam.Forms.GraceAlert ★6](https://github.com/nightlybuilds-net/Xam.Forms.GraceAlert): Is a Xamarin Forms View to show non invasive notification for alert, warning and info.</text:p>
          </table:table-cell>
        </table:table-row>
        <table:table-row table:style-name="ro1">
          <table:table-cell table:formula="of:=COM.MICROSOFT.CONCAT(&quot;![GitHub Repo stars](https://img.shields.io/github/stars/&quot;;[.B453];&quot;?label=&quot;;[.B453];&quot;&amp;style=social)&quot;)" office:value-type="string" office:string-value="![GitHub Repo stars](https://img.shields.io/github/stars/galadril/Xam.Plugin.SimpleBottomDrawer?label=galadril/Xam.Plugin.SimpleBottomDrawer&amp;style=social)" calcext:value-type="string">
            <text:p>![GitHub Repo stars](https://img.shields.io/github/stars/galadril/Xam.Plugin.SimpleBottomDrawer?label=galadril/Xam.Plugin.SimpleBottomDrawer&amp;style=social)</text:p>
          </table:table-cell>
          <table:table-cell table:formula="of:=MID([.G453];[.C453];[.E453]-[.C453])" office:value-type="string" office:string-value="galadril/Xam.Plugin.SimpleBottomDrawer" calcext:value-type="string">
            <text:p>galadril/Xam.Plugin.SimpleBottomDrawer</text:p>
          </table:table-cell>
          <table:table-cell table:formula="of:=FIND(&quot;github.com/&quot;;[.G453])+11" office:value-type="float" office:value="58" calcext:value-type="float">
            <text:p>58</text:p>
          </table:table-cell>
          <table:table-cell table:formula="of:=MID([.G453];[.F453]+1;[.E453]-[.F453]-1)" office:value-type="string" office:string-value="https://github.com/galadril/Xam.Plugin.SimpleBottomDrawer" calcext:value-type="string">
            <text:p>https://github.com/galadril/Xam.Plugin.SimpleBottomDrawer</text:p>
          </table:table-cell>
          <table:table-cell table:formula="of:=FIND(&quot;)&quot;;[.G453])" office:value-type="float" office:value="96" calcext:value-type="float">
            <text:p>96</text:p>
          </table:table-cell>
          <table:table-cell table:formula="of:=FIND(&quot;(&quot;;[.G453])" office:value-type="float" office:value="38" calcext:value-type="float">
            <text:p>38</text:p>
          </table:table-cell>
          <table:table-cell office:value-type="string" calcext:value-type="string">
            <text:p>- [Xam.Plugin.SimpleBottomDrawer ★75](https://github.com/galadril/Xam.Plugin.SimpleBottomDrawer): Just a nice and simple BottomDrawer for your Xamarin Forms project.</text:p>
          </table:table-cell>
        </table:table-row>
        <table:table-row table:style-name="ro1">
          <table:table-cell table:formula="of:=COM.MICROSOFT.CONCAT(&quot;![GitHub Repo stars](https://img.shields.io/github/stars/&quot;;[.B454];&quot;?label=&quot;;[.B454];&quot;&amp;style=social)&quot;)" office:value-type="string" office:string-value="![GitHub Repo stars](https://img.shields.io/github/stars/tbaggett/xfgloss?label=tbaggett/xfgloss&amp;style=social)" calcext:value-type="string">
            <text:p>![GitHub Repo stars](https://img.shields.io/github/stars/tbaggett/xfgloss?label=tbaggett/xfgloss&amp;style=social)</text:p>
          </table:table-cell>
          <table:table-cell table:formula="of:=MID([.G454];[.C454];[.E454]-[.C454])" office:value-type="string" office:string-value="tbaggett/xfgloss" calcext:value-type="string">
            <text:p>tbaggett/xfgloss</text:p>
          </table:table-cell>
          <table:table-cell table:formula="of:=FIND(&quot;github.com/&quot;;[.G454])+11" office:value-type="float" office:value="37" calcext:value-type="float">
            <text:p>37</text:p>
          </table:table-cell>
          <table:table-cell table:formula="of:=MID([.G454];[.F454]+1;[.E454]-[.F454]-1)" office:value-type="string" office:string-value="https://github.com/tbaggett/xfgloss" calcext:value-type="string">
            <text:p>https://github.com/tbaggett/xfgloss</text:p>
          </table:table-cell>
          <table:table-cell table:formula="of:=FIND(&quot;)&quot;;[.G454])" office:value-type="float" office:value="53" calcext:value-type="float">
            <text:p>53</text:p>
          </table:table-cell>
          <table:table-cell table:formula="of:=FIND(&quot;(&quot;;[.G454])" office:value-type="float" office:value="17" calcext:value-type="float">
            <text:p>17</text:p>
          </table:table-cell>
          <table:table-cell office:value-type="string" calcext:value-type="string">
            <text:p>- [XFGloss ★169](https://github.com/tbaggett/xfgloss):Xamarin.Forms UI Enhancements.</text:p>
          </table:table-cell>
        </table:table-row>
        <table:table-row table:style-name="ro1">
          <table:table-cell table:formula="of:=COM.MICROSOFT.CONCAT(&quot;![GitHub Repo stars](https://img.shields.io/github/stars/&quot;;[.B455];&quot;?label=&quot;;[.B455];&quot;&amp;style=social)&quot;)" office:value-type="string" office:string-value="![GitHub Repo stars](https://img.shields.io/github/stars/jesulink2514/XF-GradientButton?label=jesulink2514/XF-GradientButton&amp;style=social)" calcext:value-type="string">
            <text:p>![GitHub Repo stars](https://img.shields.io/github/stars/jesulink2514/XF-GradientButton?label=jesulink2514/XF-GradientButton&amp;style=social)</text:p>
          </table:table-cell>
          <table:table-cell table:formula="of:=MID([.G455];[.C455];[.E455]-[.C455])" office:value-type="string" office:string-value="jesulink2514/XF-GradientButton" calcext:value-type="string">
            <text:p>jesulink2514/XF-GradientButton</text:p>
          </table:table-cell>
          <table:table-cell table:formula="of:=FIND(&quot;github.com/&quot;;[.G455])+11" office:value-type="float" office:value="46" calcext:value-type="float">
            <text:p>46</text:p>
          </table:table-cell>
          <table:table-cell table:formula="of:=MID([.G455];[.F455]+1;[.E455]-[.F455]-1)" office:value-type="string" office:string-value="https://github.com/jesulink2514/XF-GradientButton" calcext:value-type="string">
            <text:p>https://github.com/jesulink2514/XF-GradientButton</text:p>
          </table:table-cell>
          <table:table-cell table:formula="of:=FIND(&quot;)&quot;;[.G455])" office:value-type="float" office:value="76" calcext:value-type="float">
            <text:p>76</text:p>
          </table:table-cell>
          <table:table-cell table:formula="of:=FIND(&quot;(&quot;;[.G455])" office:value-type="float" office:value="26" calcext:value-type="float">
            <text:p>26</text:p>
          </table:table-cell>
          <table:table-cell office:value-type="string" calcext:value-type="string">
            <text:p>- [XF-GradientButton ★23](https://github.com/jesulink2514/XF-GradientButton): Gradient button for Xamarin.Forms built with high performance cross-platform drawing library NGraphics.</text:p>
          </table:table-cell>
        </table:table-row>
        <table:table-row table:style-name="ro1">
          <table:table-cell table:formula="of:=COM.MICROSOFT.CONCAT(&quot;![GitHub Repo stars](https://img.shields.io/github/stars/&quot;;[.B456];&quot;?label=&quot;;[.B456];&quot;&amp;style=social)&quot;)" office:value-type="string" office:string-value="![GitHub Repo stars](https://img.shields.io/github/stars/ChasakisD/XFExpandableListView?label=ChasakisD/XFExpandableListView&amp;style=social)" calcext:value-type="string">
            <text:p>![GitHub Repo stars](https://img.shields.io/github/stars/ChasakisD/XFExpandableListView?label=ChasakisD/XFExpandableListView&amp;style=social)</text:p>
          </table:table-cell>
          <table:table-cell table:formula="of:=MID([.G456];[.C456];[.E456]-[.C456])" office:value-type="string" office:string-value="ChasakisD/XFExpandableListView" calcext:value-type="string">
            <text:p>ChasakisD/XFExpandableListView</text:p>
          </table:table-cell>
          <table:table-cell table:formula="of:=FIND(&quot;github.com/&quot;;[.G456])+11" office:value-type="float" office:value="49" calcext:value-type="float">
            <text:p>49</text:p>
          </table:table-cell>
          <table:table-cell table:formula="of:=MID([.G456];[.F456]+1;[.E456]-[.F456]-1)" office:value-type="string" office:string-value="https://github.com/ChasakisD/XFExpandableListView" calcext:value-type="string">
            <text:p>https://github.com/ChasakisD/XFExpandableListView</text:p>
          </table:table-cell>
          <table:table-cell table:formula="of:=FIND(&quot;)&quot;;[.G456])" office:value-type="float" office:value="79" calcext:value-type="float">
            <text:p>79</text:p>
          </table:table-cell>
          <table:table-cell table:formula="of:=FIND(&quot;(&quot;;[.G456])" office:value-type="float" office:value="29" calcext:value-type="float">
            <text:p>29</text:p>
          </table:table-cell>
          <table:table-cell office:value-type="string" calcext:value-type="string">
            <text:p>- [XFExpandableListView ★52](https://github.com/ChasakisD/XFExpandableListView): A Xamarin.Forms Expandable ListView Control </text:p>
          </table:table-cell>
        </table:table-row>
        <table:table-row table:style-name="ro1">
          <table:table-cell table:formula="of:=COM.MICROSOFT.CONCAT(&quot;![GitHub Repo stars](https://img.shields.io/github/stars/&quot;;[.B457];&quot;?label=&quot;;[.B457];&quot;&amp;style=social)&quot;)" office:value-type="string" office:string-value="![GitHub Repo stars](https://img.shields.io/github/stars/UdaraAlwis/XFFlipViewControl?label=UdaraAlwis/XFFlipViewControl&amp;style=social)" calcext:value-type="string">
            <text:p>![GitHub Repo stars](https://img.shields.io/github/stars/UdaraAlwis/XFFlipViewControl?label=UdaraAlwis/XFFlipViewControl&amp;style=social)</text:p>
          </table:table-cell>
          <table:table-cell table:formula="of:=MID([.G457];[.C457];[.E457]-[.C457])" office:value-type="string" office:string-value="UdaraAlwis/XFFlipViewControl" calcext:value-type="string">
            <text:p>UdaraAlwis/XFFlipViewControl</text:p>
          </table:table-cell>
          <table:table-cell table:formula="of:=FIND(&quot;github.com/&quot;;[.G457])+11" office:value-type="float" office:value="46" calcext:value-type="float">
            <text:p>46</text:p>
          </table:table-cell>
          <table:table-cell table:formula="of:=MID([.G457];[.F457]+1;[.E457]-[.F457]-1)" office:value-type="string" office:string-value="https://github.com/UdaraAlwis/XFFlipViewControl" calcext:value-type="string">
            <text:p>https://github.com/UdaraAlwis/XFFlipViewControl</text:p>
          </table:table-cell>
          <table:table-cell table:formula="of:=FIND(&quot;)&quot;;[.G457])" office:value-type="float" office:value="74" calcext:value-type="float">
            <text:p>74</text:p>
          </table:table-cell>
          <table:table-cell table:formula="of:=FIND(&quot;(&quot;;[.G457])" office:value-type="float" office:value="26" calcext:value-type="float">
            <text:p>26</text:p>
          </table:table-cell>
          <table:table-cell office:value-type="string" calcext:value-type="string">
            <text:p>- [XFFlipViewControl ★40](https://github.com/UdaraAlwis/XFFlipViewControl): An animated Flippable View with Xamarin.Forms.</text:p>
          </table:table-cell>
        </table:table-row>
        <table:table-row table:style-name="ro1">
          <table:table-cell table:formula="of:=COM.MICROSOFT.CONCAT(&quot;![GitHub Repo stars](https://img.shields.io/github/stars/&quot;;[.B458];&quot;?label=&quot;;[.B458];&quot;&amp;style=social)&quot;)" office:value-type="string" office:string-value="![GitHub Repo stars](https://img.shields.io/github/stars/pabloprogramador/XF.HeaderShell?label=pabloprogramador/XF.HeaderShell&amp;style=social)" calcext:value-type="string">
            <text:p>![GitHub Repo stars](https://img.shields.io/github/stars/pabloprogramador/XF.HeaderShell?label=pabloprogramador/XF.HeaderShell&amp;style=social)</text:p>
          </table:table-cell>
          <table:table-cell table:formula="of:=MID([.G458];[.C458];[.E458]-[.C458])" office:value-type="string" office:string-value="pabloprogramador/XF.HeaderShell" calcext:value-type="string">
            <text:p>pabloprogramador/XF.HeaderShell</text:p>
          </table:table-cell>
          <table:table-cell table:formula="of:=FIND(&quot;github.com/&quot;;[.G458])+11" office:value-type="float" office:value="43" calcext:value-type="float">
            <text:p>43</text:p>
          </table:table-cell>
          <table:table-cell table:formula="of:=MID([.G458];[.F458]+1;[.E458]-[.F458]-1)" office:value-type="string" office:string-value="https://github.com/pabloprogramador/XF.HeaderShell" calcext:value-type="string">
            <text:p>https://github.com/pabloprogramador/XF.HeaderShell</text:p>
          </table:table-cell>
          <table:table-cell table:formula="of:=FIND(&quot;)&quot;;[.G458])" office:value-type="float" office:value="74" calcext:value-type="float">
            <text:p>74</text:p>
          </table:table-cell>
          <table:table-cell table:formula="of:=FIND(&quot;(&quot;;[.G458])" office:value-type="float" office:value="23" calcext:value-type="float">
            <text:p>23</text:p>
          </table:table-cell>
          <table:table-cell office:value-type="string" calcext:value-type="string">
            <text:p>- [XF.HeaderShell ★21](https://github.com/pabloprogramador/XF.HeaderShell): Fantastic Header Shell, Xamarin Forms.</text:p>
          </table:table-cell>
        </table:table-row>
        <table:table-row table:style-name="ro1">
          <table:table-cell table:formula="of:=COM.MICROSOFT.CONCAT(&quot;![GitHub Repo stars](https://img.shields.io/github/stars/&quot;;[.B459];&quot;?label=&quot;;[.B459];&quot;&amp;style=social)&quot;)" office:value-type="string" office:string-value="![GitHub Repo stars](https://img.shields.io/github/stars/cemozguraA/Xamarin.RisePlugin.AutoCompleteTextView?label=cemozguraA/Xamarin.RisePlugin.AutoCompleteTextView&amp;style=social)" calcext:value-type="string">
            <text:p>![GitHub Repo stars](https://img.shields.io/github/stars/cemozguraA/Xamarin.RisePlugin.AutoCompleteTextView?label=cemozguraA/Xamarin.RisePlugin.AutoCompleteTextView&amp;style=social)</text:p>
          </table:table-cell>
          <table:table-cell table:formula="of:=MID([.G459];[.C459];[.E459]-[.C459])" office:value-type="string" office:string-value="cemozguraA/Xamarin.RisePlugin.AutoCompleteTextView" calcext:value-type="string">
            <text:p>cemozguraA/Xamarin.RisePlugin.AutoCompleteTextView</text:p>
          </table:table-cell>
          <table:table-cell table:formula="of:=FIND(&quot;github.com/&quot;;[.G459])+11" office:value-type="float" office:value="68" calcext:value-type="float">
            <text:p>68</text:p>
          </table:table-cell>
          <table:table-cell table:formula="of:=MID([.G459];[.F459]+1;[.E459]-[.F459]-1)" office:value-type="string" office:string-value="https://github.com/cemozguraA/Xamarin.RisePlugin.AutoCompleteTextView" calcext:value-type="string">
            <text:p>https://github.com/cemozguraA/Xamarin.RisePlugin.AutoCompleteTextView</text:p>
          </table:table-cell>
          <table:table-cell table:formula="of:=FIND(&quot;)&quot;;[.G459])" office:value-type="float" office:value="118" calcext:value-type="float">
            <text:p>118</text:p>
          </table:table-cell>
          <table:table-cell table:formula="of:=FIND(&quot;(&quot;;[.G459])" office:value-type="float" office:value="48" calcext:value-type="float">
            <text:p>48</text:p>
          </table:table-cell>
          <table:table-cell office:value-type="string" calcext:value-type="string">
            <text:p>- [Xamarin.RisePlugin.AutoCompleteTextView ★28](https://github.com/cemozguraA/Xamarin.RisePlugin.AutoCompleteTextView): Xamarin.Forms AutoCompleteTextView.</text:p>
          </table:table-cell>
        </table:table-row>
        <table:table-row table:style-name="ro1">
          <table:table-cell table:formula="of:=COM.MICROSOFT.CONCAT(&quot;![GitHub Repo stars](https://img.shields.io/github/stars/&quot;;[.B460];&quot;?label=&quot;;[.B460];&quot;&amp;style=social)&quot;)" office:value-type="string" office:string-value="![GitHub Repo stars](https://img.shields.io/github/stars/utmdev/xf.shape?label=utmdev/xf.shape&amp;style=social)" calcext:value-type="string">
            <text:p>![GitHub Repo stars](https://img.shields.io/github/stars/utmdev/xf.shape?label=utmdev/xf.shape&amp;style=social)</text:p>
          </table:table-cell>
          <table:table-cell table:formula="of:=MID([.G460];[.C460];[.E460]-[.C460])" office:value-type="string" office:string-value="utmdev/xf.shape" calcext:value-type="string">
            <text:p>utmdev/xf.shape</text:p>
          </table:table-cell>
          <table:table-cell table:formula="of:=FIND(&quot;github.com/&quot;;[.G460])+11" office:value-type="float" office:value="36" calcext:value-type="float">
            <text:p>36</text:p>
          </table:table-cell>
          <table:table-cell table:formula="of:=MID([.G460];[.F460]+1;[.E460]-[.F460]-1)" office:value-type="string" office:string-value="https://github.com/utmdev/xf.shape" calcext:value-type="string">
            <text:p>https://github.com/utmdev/xf.shape</text:p>
          </table:table-cell>
          <table:table-cell table:formula="of:=FIND(&quot;)&quot;;[.G460])" office:value-type="float" office:value="51" calcext:value-type="float">
            <text:p>51</text:p>
          </table:table-cell>
          <table:table-cell table:formula="of:=FIND(&quot;(&quot;;[.G460])" office:value-type="float" office:value="16" calcext:value-type="float">
            <text:p>16</text:p>
          </table:table-cell>
          <table:table-cell office:value-type="string" calcext:value-type="string">
            <text:p>- [xf.shape ★3](https://github.com/utmdev/xf.shape): You can use this component in case you want to create a component with a specific rounded corner. By default Xamarin.Forms offers Frame component which can have rounded corners but you can't customize specific corner. Also Shape component supports linear gradient.</text:p>
          </table:table-cell>
        </table:table-row>
        <table:table-row table:style-name="ro1">
          <table:table-cell table:formula="of:=COM.MICROSOFT.CONCAT(&quot;![GitHub Repo stars](https://img.shields.io/github/stars/&quot;;[.B461];&quot;?label=&quot;;[.B461];&quot;&amp;style=social)&quot;)" office:value-type="string" office:string-value="![GitHub Repo stars](https://img.shields.io/github/stars/contissi/XF.Service.FloatingView?label=contissi/XF.Service.FloatingView&amp;style=social)" calcext:value-type="string">
            <text:p>![GitHub Repo stars](https://img.shields.io/github/stars/contissi/XF.Service.FloatingView?label=contissi/XF.Service.FloatingView&amp;style=social)</text:p>
          </table:table-cell>
          <table:table-cell table:formula="of:=MID([.G461];[.C461];[.E461]-[.C461])" office:value-type="string" office:string-value="contissi/XF.Service.FloatingView" calcext:value-type="string">
            <text:p>contissi/XF.Service.FloatingView</text:p>
          </table:table-cell>
          <table:table-cell table:formula="of:=FIND(&quot;github.com/&quot;;[.G461])+11" office:value-type="float" office:value="51" calcext:value-type="float">
            <text:p>51</text:p>
          </table:table-cell>
          <table:table-cell table:formula="of:=MID([.G461];[.F461]+1;[.E461]-[.F461]-1)" office:value-type="string" office:string-value="https://github.com/contissi/XF.Service.FloatingView" calcext:value-type="string">
            <text:p>https://github.com/contissi/XF.Service.FloatingView</text:p>
          </table:table-cell>
          <table:table-cell table:formula="of:=FIND(&quot;)&quot;;[.G461])" office:value-type="float" office:value="83" calcext:value-type="float">
            <text:p>83</text:p>
          </table:table-cell>
          <table:table-cell table:formula="of:=FIND(&quot;(&quot;;[.G461])" office:value-type="float" office:value="31" calcext:value-type="float">
            <text:p>31</text:p>
          </table:table-cell>
          <table:table-cell office:value-type="string" calcext:value-type="string">
            <text:p>- [XF.Service.FloatingView ★2](https://github.com/contissi/XF.Service.FloatingView): Xamarin Forms demo application highlighting the ability to draw over other running applications. </text:p>
          </table:table-cell>
        </table:table-row>
        <table:table-row table:style-name="ro1">
          <table:table-cell table:formula="of:=COM.MICROSOFT.CONCAT(&quot;![GitHub Repo stars](https://img.shields.io/github/stars/&quot;;[.B462];&quot;?label=&quot;;[.B462];&quot;&amp;style=social)&quot;)" office:value-type="string" office:string-value="![GitHub Repo stars](https://img.shields.io/github/stars/contrix09/XF-Material-Library?label=contrix09/XF-Material-Library&amp;style=social)" calcext:value-type="string">
            <text:p>![GitHub Repo stars](https://img.shields.io/github/stars/contrix09/XF-Material-Library?label=contrix09/XF-Material-Library&amp;style=social)</text:p>
          </table:table-cell>
          <table:table-cell table:formula="of:=MID([.G462];[.C462];[.E462]-[.C462])" office:value-type="string" office:string-value="contrix09/XF-Material-Library" calcext:value-type="string">
            <text:p>contrix09/XF-Material-Library</text:p>
          </table:table-cell>
          <table:table-cell table:formula="of:=FIND(&quot;github.com/&quot;;[.G462])+11" office:value-type="float" office:value="49" calcext:value-type="float">
            <text:p>49</text:p>
          </table:table-cell>
          <table:table-cell table:formula="of:=MID([.G462];[.F462]+1;[.E462]-[.F462]-1)" office:value-type="string" office:string-value="https://github.com/contrix09/XF-Material-Library" calcext:value-type="string">
            <text:p>https://github.com/contrix09/XF-Material-Library</text:p>
          </table:table-cell>
          <table:table-cell table:formula="of:=FIND(&quot;)&quot;;[.G462])" office:value-type="float" office:value="78" calcext:value-type="float">
            <text:p>78</text:p>
          </table:table-cell>
          <table:table-cell table:formula="of:=FIND(&quot;(&quot;;[.G462])" office:value-type="float" office:value="29" calcext:value-type="float">
            <text:p>29</text:p>
          </table:table-cell>
          <table:table-cell office:value-type="string" calcext:value-type="string">
            <text:p>- [XF-Material-Library ★436](https://github.com/contrix09/XF-Material-Library): A Xamarin Forms library for implementing Material Design: Cards, Buttons, Chips, etc.</text:p>
          </table:table-cell>
        </table:table-row>
        <table:table-row table:style-name="ro1">
          <table:table-cell table:formula="of:=COM.MICROSOFT.CONCAT(&quot;![GitHub Repo stars](https://img.shields.io/github/stars/&quot;;[.B463];&quot;?label=&quot;;[.B463];&quot;&amp;style=social)&quot;)" office:value-type="string" office:string-value="![GitHub Repo stars](https://img.shields.io/github/stars/Pepsi1x1/XF.Material.Outline?label=Pepsi1x1/XF.Material.Outline&amp;style=social)" calcext:value-type="string">
            <text:p>![GitHub Repo stars](https://img.shields.io/github/stars/Pepsi1x1/XF.Material.Outline?label=Pepsi1x1/XF.Material.Outline&amp;style=social)</text:p>
          </table:table-cell>
          <table:table-cell table:formula="of:=MID([.G463];[.C463];[.E463]-[.C463])" office:value-type="string" office:string-value="Pepsi1x1/XF.Material.Outline" calcext:value-type="string">
            <text:p>Pepsi1x1/XF.Material.Outline</text:p>
          </table:table-cell>
          <table:table-cell table:formula="of:=FIND(&quot;github.com/&quot;;[.G463])+11" office:value-type="float" office:value="47" calcext:value-type="float">
            <text:p>47</text:p>
          </table:table-cell>
          <table:table-cell table:formula="of:=MID([.G463];[.F463]+1;[.E463]-[.F463]-1)" office:value-type="string" office:string-value="https://github.com/Pepsi1x1/XF.Material.Outline" calcext:value-type="string">
            <text:p>https://github.com/Pepsi1x1/XF.Material.Outline</text:p>
          </table:table-cell>
          <table:table-cell table:formula="of:=FIND(&quot;)&quot;;[.G463])" office:value-type="float" office:value="75" calcext:value-type="float">
            <text:p>75</text:p>
          </table:table-cell>
          <table:table-cell table:formula="of:=FIND(&quot;(&quot;;[.G463])" office:value-type="float" office:value="27" calcext:value-type="float">
            <text:p>27</text:p>
          </table:table-cell>
          <table:table-cell office:value-type="string" calcext:value-type="string">
            <text:p>- [XF.Material.Outline ★3](https://github.com/Pepsi1x1/XF.Material.Outline): A Xamarin.Forms library using SkiaSharp for Xamarin.Android and Xamarin.iOS to implement the outline styled text view in Google's Material Design.</text:p>
          </table:table-cell>
        </table:table-row>
        <table:table-row table:style-name="ro1">
          <table:table-cell table:formula="of:=COM.MICROSOFT.CONCAT(&quot;![GitHub Repo stars](https://img.shields.io/github/stars/&quot;;[.B464];&quot;?label=&quot;;[.B464];&quot;&amp;style=social)&quot;)" office:value-type="string" office:string-value="![GitHub Repo stars](https://img.shields.io/github/stars/HeikkiDev/XFManualCropControl?label=HeikkiDev/XFManualCropControl&amp;style=social)" calcext:value-type="string">
            <text:p>![GitHub Repo stars](https://img.shields.io/github/stars/HeikkiDev/XFManualCropControl?label=HeikkiDev/XFManualCropControl&amp;style=social)</text:p>
          </table:table-cell>
          <table:table-cell table:formula="of:=MID([.G464];[.C464];[.E464]-[.C464])" office:value-type="string" office:string-value="HeikkiDev/XFManualCropControl" calcext:value-type="string">
            <text:p>HeikkiDev/XFManualCropControl</text:p>
          </table:table-cell>
          <table:table-cell table:formula="of:=FIND(&quot;github.com/&quot;;[.G464])+11" office:value-type="float" office:value="47" calcext:value-type="float">
            <text:p>47</text:p>
          </table:table-cell>
          <table:table-cell table:formula="of:=MID([.G464];[.F464]+1;[.E464]-[.F464]-1)" office:value-type="string" office:string-value="https://github.com/HeikkiDev/XFManualCropControl" calcext:value-type="string">
            <text:p>https://github.com/HeikkiDev/XFManualCropControl</text:p>
          </table:table-cell>
          <table:table-cell table:formula="of:=FIND(&quot;)&quot;;[.G464])" office:value-type="float" office:value="76" calcext:value-type="float">
            <text:p>76</text:p>
          </table:table-cell>
          <table:table-cell table:formula="of:=FIND(&quot;(&quot;;[.G464])" office:value-type="float" office:value="27" calcext:value-type="float">
            <text:p>27</text:p>
          </table:table-cell>
          <table:table-cell office:value-type="string" calcext:value-type="string">
            <text:p>- [XFManualCropControl ★1](https://github.com/HeikkiDev/XFManualCropControl): Xamarin.Forms controls to apply manual crop.</text:p>
          </table:table-cell>
        </table:table-row>
        <table:table-row table:style-name="ro1">
          <table:table-cell table:formula="of:=COM.MICROSOFT.CONCAT(&quot;![GitHub Repo stars](https://img.shields.io/github/stars/&quot;;[.B465];&quot;?label=&quot;;[.B465];&quot;&amp;style=social)&quot;)" office:value-type="string" office:string-value="![GitHub Repo stars](https://img.shields.io/github/stars/DevsDNA/XFParallax?label=DevsDNA/XFParallax&amp;style=social)" calcext:value-type="string">
            <text:p>![GitHub Repo stars](https://img.shields.io/github/stars/DevsDNA/XFParallax?label=DevsDNA/XFParallax&amp;style=social)</text:p>
          </table:table-cell>
          <table:table-cell table:formula="of:=MID([.G465];[.C465];[.E465]-[.C465])" office:value-type="string" office:string-value="DevsDNA/XFParallax" calcext:value-type="string">
            <text:p>DevsDNA/XFParallax</text:p>
          </table:table-cell>
          <table:table-cell table:formula="of:=FIND(&quot;github.com/&quot;;[.G465])+11" office:value-type="float" office:value="40" calcext:value-type="float">
            <text:p>40</text:p>
          </table:table-cell>
          <table:table-cell table:formula="of:=MID([.G465];[.F465]+1;[.E465]-[.F465]-1)" office:value-type="string" office:string-value="https://github.com/DevsDNA/XFParallax" calcext:value-type="string">
            <text:p>https://github.com/DevsDNA/XFParallax</text:p>
          </table:table-cell>
          <table:table-cell table:formula="of:=FIND(&quot;)&quot;;[.G465])" office:value-type="float" office:value="58" calcext:value-type="float">
            <text:p>58</text:p>
          </table:table-cell>
          <table:table-cell table:formula="of:=FIND(&quot;(&quot;;[.G465])" office:value-type="float" office:value="20" calcext:value-type="float">
            <text:p>20</text:p>
          </table:table-cell>
          <table:table-cell office:value-type="string" calcext:value-type="string">
            <text:p>- [XFParallax ★117](https://github.com/DevsDNA/XFParallax): Xamarin Forms Parallax View control.</text:p>
          </table:table-cell>
        </table:table-row>
        <table:table-row table:style-name="ro1">
          <table:table-cell table:formula="of:=COM.MICROSOFT.CONCAT(&quot;![GitHub Repo stars](https://img.shields.io/github/stars/&quot;;[.B466];&quot;?label=&quot;;[.B466];&quot;&amp;style=social)&quot;)" office:value-type="string" office:string-value="![GitHub Repo stars](https://img.shields.io/github/stars/yurkinh/XFProgressBar?label=yurkinh/XFProgressBar&amp;style=social)" calcext:value-type="string">
            <text:p>![GitHub Repo stars](https://img.shields.io/github/stars/yurkinh/XFProgressBar?label=yurkinh/XFProgressBar&amp;style=social)</text:p>
          </table:table-cell>
          <table:table-cell table:formula="of:=MID([.G466];[.C466];[.E466]-[.C466])" office:value-type="string" office:string-value="yurkinh/XFProgressBar" calcext:value-type="string">
            <text:p>yurkinh/XFProgressBar</text:p>
          </table:table-cell>
          <table:table-cell table:formula="of:=FIND(&quot;github.com/&quot;;[.G466])+11" office:value-type="float" office:value="41" calcext:value-type="float">
            <text:p>41</text:p>
          </table:table-cell>
          <table:table-cell table:formula="of:=MID([.G466];[.F466]+1;[.E466]-[.F466]-1)" office:value-type="string" office:string-value="https://github.com/yurkinh/XFProgressBar" calcext:value-type="string">
            <text:p>https://github.com/yurkinh/XFProgressBar</text:p>
          </table:table-cell>
          <table:table-cell table:formula="of:=FIND(&quot;)&quot;;[.G466])" office:value-type="float" office:value="62" calcext:value-type="float">
            <text:p>62</text:p>
          </table:table-cell>
          <table:table-cell table:formula="of:=FIND(&quot;(&quot;;[.G466])" office:value-type="float" office:value="21" calcext:value-type="float">
            <text:p>21</text:p>
          </table:table-cell>
          <table:table-cell office:value-type="string" calcext:value-type="string">
            <text:p>- [XFProgressBar ★1](https://github.com/yurkinh/XFProgressBar): ProgressBar control for Xamarin.Forms with Skiasharp and Xamarin.ios Source code for article "Porting ios control to Xamarin.iOS and then to Xamarin.Forms (with SkiaSharp)" demo project.</text:p>
          </table:table-cell>
        </table:table-row>
        <table:table-row table:style-name="ro1">
          <table:table-cell table:formula="of:=COM.MICROSOFT.CONCAT(&quot;![GitHub Repo stars](https://img.shields.io/github/stars/&quot;;[.B467];&quot;?label=&quot;;[.B467];&quot;&amp;style=social)&quot;)" office:value-type="string" office:string-value="![GitHub Repo stars](https://img.shields.io/github/stars/tsjdev-apps/XFRepeaterView?label=tsjdev-apps/XFRepeaterView&amp;style=social)" calcext:value-type="string">
            <text:p>![GitHub Repo stars](https://img.shields.io/github/stars/tsjdev-apps/XFRepeaterView?label=tsjdev-apps/XFRepeaterView&amp;style=social)</text:p>
          </table:table-cell>
          <table:table-cell table:formula="of:=MID([.G467];[.C467];[.E467]-[.C467])" office:value-type="string" office:string-value="tsjdev-apps/XFRepeaterView" calcext:value-type="string">
            <text:p>tsjdev-apps/XFRepeaterView</text:p>
          </table:table-cell>
          <table:table-cell table:formula="of:=FIND(&quot;github.com/&quot;;[.G467])+11" office:value-type="float" office:value="42" calcext:value-type="float">
            <text:p>42</text:p>
          </table:table-cell>
          <table:table-cell table:formula="of:=MID([.G467];[.F467]+1;[.E467]-[.F467]-1)" office:value-type="string" office:string-value="https://github.com/tsjdev-apps/XFRepeaterView" calcext:value-type="string">
            <text:p>https://github.com/tsjdev-apps/XFRepeaterView</text:p>
          </table:table-cell>
          <table:table-cell table:formula="of:=FIND(&quot;)&quot;;[.G467])" office:value-type="float" office:value="68" calcext:value-type="float">
            <text:p>68</text:p>
          </table:table-cell>
          <table:table-cell table:formula="of:=FIND(&quot;(&quot;;[.G467])" office:value-type="float" office:value="22" calcext:value-type="float">
            <text:p>22</text:p>
          </table:table-cell>
          <table:table-cell office:value-type="string" calcext:value-type="string">
            <text:p>- [XFRepeaterView ★1](https://github.com/tsjdev-apps/XFRepeaterView): Simple RepeaterView control for Xamarin.Forms.</text:p>
          </table:table-cell>
        </table:table-row>
        <table:table-row table:style-name="ro1">
          <table:table-cell table:formula="of:=COM.MICROSOFT.CONCAT(&quot;![GitHub Repo stars](https://img.shields.io/github/stars/&quot;;[.B468];&quot;?label=&quot;;[.B468];&quot;&amp;style=social)&quot;)" office:value-type="string" office:string-value="![GitHub Repo stars](https://img.shields.io/github/stars/ChasakisD/XFShimmerLayout?label=ChasakisD/XFShimmerLayout&amp;style=social)" calcext:value-type="string">
            <text:p>![GitHub Repo stars](https://img.shields.io/github/stars/ChasakisD/XFShimmerLayout?label=ChasakisD/XFShimmerLayout&amp;style=social)</text:p>
          </table:table-cell>
          <table:table-cell table:formula="of:=MID([.G468];[.C468];[.E468]-[.C468])" office:value-type="string" office:string-value="ChasakisD/XFShimmerLayout" calcext:value-type="string">
            <text:p>ChasakisD/XFShimmerLayout</text:p>
          </table:table-cell>
          <table:table-cell table:formula="of:=FIND(&quot;github.com/&quot;;[.G468])+11" office:value-type="float" office:value="44" calcext:value-type="float">
            <text:p>44</text:p>
          </table:table-cell>
          <table:table-cell table:formula="of:=MID([.G468];[.F468]+1;[.E468]-[.F468]-1)" office:value-type="string" office:string-value="https://github.com/ChasakisD/XFShimmerLayout" calcext:value-type="string">
            <text:p>https://github.com/ChasakisD/XFShimmerLayout</text:p>
          </table:table-cell>
          <table:table-cell table:formula="of:=FIND(&quot;)&quot;;[.G468])" office:value-type="float" office:value="69" calcext:value-type="float">
            <text:p>69</text:p>
          </table:table-cell>
          <table:table-cell table:formula="of:=FIND(&quot;(&quot;;[.G468])" office:value-type="float" office:value="24" calcext:value-type="float">
            <text:p>24</text:p>
          </table:table-cell>
          <table:table-cell office:value-type="string" calcext:value-type="string">
            <text:p>- [XFShimmerLayout ★49](https://github.com/ChasakisD/XFShimmerLayout): Efficient way to add a shimmering effect to your Xamarin.Forms applications.</text:p>
          </table:table-cell>
        </table:table-row>
        <table:table-row table:style-name="ro1">
          <table:table-cell table:formula="of:=COM.MICROSOFT.CONCAT(&quot;![GitHub Repo stars](https://img.shields.io/github/stars/&quot;;[.B469];&quot;?label=&quot;;[.B469];&quot;&amp;style=social)&quot;)" office:value-type="string" office:string-value="![GitHub Repo stars](https://img.shields.io/github/stars/UdaraAlwis/XFSegmentedControl?label=UdaraAlwis/XFSegmentedControl&amp;style=social)" calcext:value-type="string">
            <text:p>![GitHub Repo stars](https://img.shields.io/github/stars/UdaraAlwis/XFSegmentedControl?label=UdaraAlwis/XFSegmentedControl&amp;style=social)</text:p>
          </table:table-cell>
          <table:table-cell table:formula="of:=MID([.G469];[.C469];[.E469]-[.C469])" office:value-type="string" office:string-value="UdaraAlwis/XFSegmentedControl" calcext:value-type="string">
            <text:p>UdaraAlwis/XFSegmentedControl</text:p>
          </table:table-cell>
          <table:table-cell table:formula="of:=FIND(&quot;github.com/&quot;;[.G469])+11" office:value-type="float" office:value="47" calcext:value-type="float">
            <text:p>47</text:p>
          </table:table-cell>
          <table:table-cell table:formula="of:=MID([.G469];[.F469]+1;[.E469]-[.F469]-1)" office:value-type="string" office:string-value="https://github.com/UdaraAlwis/XFSegmentedControl" calcext:value-type="string">
            <text:p>https://github.com/UdaraAlwis/XFSegmentedControl</text:p>
          </table:table-cell>
          <table:table-cell table:formula="of:=FIND(&quot;)&quot;;[.G469])" office:value-type="float" office:value="76" calcext:value-type="float">
            <text:p>76</text:p>
          </table:table-cell>
          <table:table-cell table:formula="of:=FIND(&quot;(&quot;;[.G469])" office:value-type="float" office:value="27" calcext:value-type="float">
            <text:p>27</text:p>
          </table:table-cell>
          <table:table-cell office:value-type="string" calcext:value-type="string">
            <text:p>- [XFSegmentedControl ★23](https://github.com/UdaraAlwis/XFSegmentedControl): A Segmented Button Control in pure Xamarin.Forms.</text:p>
          </table:table-cell>
        </table:table-row>
        <table:table-row table:style-name="ro1">
          <table:table-cell table:formula="of:=COM.MICROSOFT.CONCAT(&quot;![GitHub Repo stars](https://img.shields.io/github/stars/&quot;;[.B470];&quot;?label=&quot;;[.B470];&quot;&amp;style=social)&quot;)" office:value-type="string" office:string-value="![GitHub Repo stars](https://img.shields.io/github/stars/HeikkiDev/XFSelectableLabel?label=HeikkiDev/XFSelectableLabel&amp;style=social)" calcext:value-type="string">
            <text:p>![GitHub Repo stars](https://img.shields.io/github/stars/HeikkiDev/XFSelectableLabel?label=HeikkiDev/XFSelectableLabel&amp;style=social)</text:p>
          </table:table-cell>
          <table:table-cell table:formula="of:=MID([.G470];[.C470];[.E470]-[.C470])" office:value-type="string" office:string-value="HeikkiDev/XFSelectableLabel" calcext:value-type="string">
            <text:p>HeikkiDev/XFSelectableLabel</text:p>
          </table:table-cell>
          <table:table-cell table:formula="of:=FIND(&quot;github.com/&quot;;[.G470])+11" office:value-type="float" office:value="45" calcext:value-type="float">
            <text:p>45</text:p>
          </table:table-cell>
          <table:table-cell table:formula="of:=MID([.G470];[.F470]+1;[.E470]-[.F470]-1)" office:value-type="string" office:string-value="https://github.com/HeikkiDev/XFSelectableLabel" calcext:value-type="string">
            <text:p>https://github.com/HeikkiDev/XFSelectableLabel</text:p>
          </table:table-cell>
          <table:table-cell table:formula="of:=FIND(&quot;)&quot;;[.G470])" office:value-type="float" office:value="72" calcext:value-type="float">
            <text:p>72</text:p>
          </table:table-cell>
          <table:table-cell table:formula="of:=FIND(&quot;(&quot;;[.G470])" office:value-type="float" office:value="25" calcext:value-type="float">
            <text:p>25</text:p>
          </table:table-cell>
          <table:table-cell office:value-type="string" calcext:value-type="string">
            <text:p>- [XFSelectableLabel ★5](https://github.com/HeikkiDev/XFSelectableLabel): Xamarin.Forms Selectable Label using ViewRenderer.</text:p>
          </table:table-cell>
        </table:table-row>
        <table:table-row table:style-name="ro1">
          <table:table-cell table:formula="of:=COM.MICROSOFT.CONCAT(&quot;![GitHub Repo stars](https://img.shields.io/github/stars/&quot;;[.B471];&quot;?label=&quot;;[.B471];&quot;&amp;style=social)&quot;)" office:value-type="string" office:string-value="![GitHub Repo stars](https://img.shields.io/github/stars/AuriR/XamarinFormsBulletListControl?label=AuriR/XamarinFormsBulletListControl&amp;style=social)" calcext:value-type="string">
            <text:p>![GitHub Repo stars](https://img.shields.io/github/stars/AuriR/XamarinFormsBulletListControl?label=AuriR/XamarinFormsBulletListControl&amp;style=social)</text:p>
          </table:table-cell>
          <table:table-cell table:formula="of:=MID([.G471];[.C471];[.E471]-[.C471])" office:value-type="string" office:string-value="AuriR/XamarinFormsBulletListControl" calcext:value-type="string">
            <text:p>AuriR/XamarinFormsBulletListControl</text:p>
          </table:table-cell>
          <table:table-cell table:formula="of:=FIND(&quot;github.com/&quot;;[.G471])+11" office:value-type="float" office:value="57" calcext:value-type="float">
            <text:p>57</text:p>
          </table:table-cell>
          <table:table-cell table:formula="of:=MID([.G471];[.F471]+1;[.E471]-[.F471]-1)" office:value-type="string" office:string-value="https://github.com/AuriR/XamarinFormsBulletListControl" calcext:value-type="string">
            <text:p>https://github.com/AuriR/XamarinFormsBulletListControl</text:p>
          </table:table-cell>
          <table:table-cell table:formula="of:=FIND(&quot;)&quot;;[.G471])" office:value-type="float" office:value="92" calcext:value-type="float">
            <text:p>92</text:p>
          </table:table-cell>
          <table:table-cell table:formula="of:=FIND(&quot;(&quot;;[.G471])" office:value-type="float" office:value="37" calcext:value-type="float">
            <text:p>37</text:p>
          </table:table-cell>
          <table:table-cell office:value-type="string" calcext:value-type="string">
            <text:p>- [XamarinFormsBulletListControl ★2](https://github.com/AuriR/XamarinFormsBulletListControl): Bullet List Control for Xamarin.Forms.</text:p>
          </table:table-cell>
        </table:table-row>
        <table:table-row table:style-name="ro1">
          <table:table-cell table:formula="of:=COM.MICROSOFT.CONCAT(&quot;![GitHub Repo stars](https://img.shields.io/github/stars/&quot;;[.B472];&quot;?label=&quot;;[.B472];&quot;&amp;style=social)&quot;)" office:value-type="string" office:string-value="![GitHub Repo stars](https://img.shields.io/github/stars/JimmyPun610/XF.TextIcon?label=JimmyPun610/XF.TextIcon&amp;style=social)" calcext:value-type="string">
            <text:p>![GitHub Repo stars](https://img.shields.io/github/stars/JimmyPun610/XF.TextIcon?label=JimmyPun610/XF.TextIcon&amp;style=social)</text:p>
          </table:table-cell>
          <table:table-cell table:formula="of:=MID([.G472];[.C472];[.E472]-[.C472])" office:value-type="string" office:string-value="JimmyPun610/XF.TextIcon" calcext:value-type="string">
            <text:p>JimmyPun610/XF.TextIcon</text:p>
          </table:table-cell>
          <table:table-cell table:formula="of:=FIND(&quot;github.com/&quot;;[.G472])+11" office:value-type="float" office:value="39" calcext:value-type="float">
            <text:p>39</text:p>
          </table:table-cell>
          <table:table-cell table:formula="of:=MID([.G472];[.F472]+1;[.E472]-[.F472]-1)" office:value-type="string" office:string-value="https://github.com/JimmyPun610/XF.TextIcon" calcext:value-type="string">
            <text:p>https://github.com/JimmyPun610/XF.TextIcon</text:p>
          </table:table-cell>
          <table:table-cell table:formula="of:=FIND(&quot;)&quot;;[.G472])" office:value-type="float" office:value="62" calcext:value-type="float">
            <text:p>62</text:p>
          </table:table-cell>
          <table:table-cell table:formula="of:=FIND(&quot;(&quot;;[.G472])" office:value-type="float" office:value="19" calcext:value-type="float">
            <text:p>19</text:p>
          </table:table-cell>
          <table:table-cell office:value-type="string" calcext:value-type="string">
            <text:p>- [XF.TextIcon ★1](https://github.com/JimmyPun610/XF.TextIcon): Xamarin.Forms Library for Icon font.</text:p>
          </table:table-cell>
        </table:table-row>
        <table:table-row table:style-name="ro1">
          <table:table-cell table:formula="of:=COM.MICROSOFT.CONCAT(&quot;![GitHub Repo stars](https://img.shields.io/github/stars/&quot;;[.B473];&quot;?label=&quot;;[.B473];&quot;&amp;style=social)&quot;)" office:value-type="string" office:string-value="![GitHub Repo stars](https://img.shields.io/github/stars/bretjohnson/XGraphics?label=bretjohnson/XGraphics&amp;style=social)" calcext:value-type="string">
            <text:p>![GitHub Repo stars](https://img.shields.io/github/stars/bretjohnson/XGraphics?label=bretjohnson/XGraphics&amp;style=social)</text:p>
          </table:table-cell>
          <table:table-cell table:formula="of:=MID([.G473];[.C473];[.E473]-[.C473])" office:value-type="string" office:string-value="bretjohnson/XGraphics" calcext:value-type="string">
            <text:p>bretjohnson/XGraphics</text:p>
          </table:table-cell>
          <table:table-cell table:formula="of:=FIND(&quot;github.com/&quot;;[.G473])+11" office:value-type="float" office:value="38" calcext:value-type="float">
            <text:p>38</text:p>
          </table:table-cell>
          <table:table-cell table:formula="of:=MID([.G473];[.F473]+1;[.E473]-[.F473]-1)" office:value-type="string" office:string-value="https://github.com/bretjohnson/XGraphics" calcext:value-type="string">
            <text:p>https://github.com/bretjohnson/XGraphics</text:p>
          </table:table-cell>
          <table:table-cell table:formula="of:=FIND(&quot;)&quot;;[.G473])" office:value-type="float" office:value="59" calcext:value-type="float">
            <text:p>59</text:p>
          </table:table-cell>
          <table:table-cell table:formula="of:=FIND(&quot;(&quot;;[.G473])" office:value-type="float" office:value="18" calcext:value-type="float">
            <text:p>18</text:p>
          </table:table-cell>
          <table:table-cell office:value-type="string" calcext:value-type="string">
            <text:p>- [XGraphics ★55](https://github.com/bretjohnson/XGraphics): Cross platform UWP-inspired graphics primitives, for XAML and code.</text:p>
          </table:table-cell>
        </table:table-row>
        <table:table-row table:style-name="ro1">
          <table:table-cell table:formula="of:=COM.MICROSOFT.CONCAT(&quot;![GitHub Repo stars](https://img.shields.io/github/stars/&quot;;[.B474];&quot;?label=&quot;;[.B474];&quot;&amp;style=social)&quot;)" office:value-type="string" office:string-value="![GitHub Repo stars](https://img.shields.io/github/stars/ionixjunior/Xalendar?label=ionixjunior/Xalendar&amp;style=social)" calcext:value-type="string">
            <text:p>![GitHub Repo stars](https://img.shields.io/github/stars/ionixjunior/Xalendar?label=ionixjunior/Xalendar&amp;style=social)</text:p>
          </table:table-cell>
          <table:table-cell table:formula="of:=MID([.G474];[.C474];[.E474]-[.C474])" office:value-type="string" office:string-value="ionixjunior/Xalendar" calcext:value-type="string">
            <text:p>ionixjunior/Xalendar</text:p>
          </table:table-cell>
          <table:table-cell table:formula="of:=FIND(&quot;github.com/&quot;;[.G474])+11" office:value-type="float" office:value="37" calcext:value-type="float">
            <text:p>37</text:p>
          </table:table-cell>
          <table:table-cell table:formula="of:=MID([.G474];[.F474]+1;[.E474]-[.F474]-1)" office:value-type="string" office:string-value="https://github.com/ionixjunior/Xalendar" calcext:value-type="string">
            <text:p>https://github.com/ionixjunior/Xalendar</text:p>
          </table:table-cell>
          <table:table-cell table:formula="of:=FIND(&quot;)&quot;;[.G474])" office:value-type="float" office:value="57" calcext:value-type="float">
            <text:p>57</text:p>
          </table:table-cell>
          <table:table-cell table:formula="of:=FIND(&quot;(&quot;;[.G474])" office:value-type="float" office:value="17" calcext:value-type="float">
            <text:p>17</text:p>
          </table:table-cell>
          <table:table-cell office:value-type="string" calcext:value-type="string">
            <text:p>- [Xalendar ★18](https://github.com/ionixjunior/Xalendar): A simple CalendarView for Xamarin.Forms.</text:p>
          </table:table-cell>
        </table:table-row>
        <table:table-row table:style-name="ro1">
          <table:table-cell table:formula="of:=COM.MICROSOFT.CONCAT(&quot;![GitHub Repo stars](https://img.shields.io/github/stars/&quot;;[.B475];&quot;?label=&quot;;[.B475];&quot;&amp;style=social)&quot;)" office:value-type="string" office:string-value="![GitHub Repo stars](https://img.shields.io/github/stars/ravinderjangra/XamarinFluentUI?label=ravinderjangra/XamarinFluentUI&amp;style=social)" calcext:value-type="string">
            <text:p>![GitHub Repo stars](https://img.shields.io/github/stars/ravinderjangra/XamarinFluentUI?label=ravinderjangra/XamarinFluentUI&amp;style=social)</text:p>
          </table:table-cell>
          <table:table-cell table:formula="of:=MID([.G475];[.C475];[.E475]-[.C475])" office:value-type="string" office:string-value="ravinderjangra/XamarinFluentUI" calcext:value-type="string">
            <text:p>ravinderjangra/XamarinFluentUI</text:p>
          </table:table-cell>
          <table:table-cell table:formula="of:=FIND(&quot;github.com/&quot;;[.G475])+11" office:value-type="float" office:value="43" calcext:value-type="float">
            <text:p>43</text:p>
          </table:table-cell>
          <table:table-cell table:formula="of:=MID([.G475];[.F475]+1;[.E475]-[.F475]-1)" office:value-type="string" office:string-value="https://github.com/ravinderjangra/XamarinFluentUI" calcext:value-type="string">
            <text:p>https://github.com/ravinderjangra/XamarinFluentUI</text:p>
          </table:table-cell>
          <table:table-cell table:formula="of:=FIND(&quot;)&quot;;[.G475])" office:value-type="float" office:value="73" calcext:value-type="float">
            <text:p>73</text:p>
          </table:table-cell>
          <table:table-cell table:formula="of:=FIND(&quot;(&quot;;[.G475])" office:value-type="float" office:value="23" calcext:value-type="float">
            <text:p>23</text:p>
          </table:table-cell>
          <table:table-cell office:value-type="string" calcext:value-type="string">
            <text:p>- [XamarinFluentUI ★5](https://github.com/ravinderjangra/XamarinFluentUI): Fluent UI Bindings and Xamarin.Forms Visual.</text:p>
          </table:table-cell>
        </table:table-row>
        <table:table-row table:style-name="ro1">
          <table:table-cell table:formula="of:=COM.MICROSOFT.CONCAT(&quot;![GitHub Repo stars](https://img.shields.io/github/stars/&quot;;[.B476];&quot;?label=&quot;;[.B476];&quot;&amp;style=social)&quot;)" office:value-type="string" office:string-value="![GitHub Repo stars](https://img.shields.io/github/stars/ChasakisD/Xamarin.Forms.BackgroundKit?label=ChasakisD/Xamarin.Forms.BackgroundKit&amp;style=social)" calcext:value-type="string">
            <text:p>![GitHub Repo stars](https://img.shields.io/github/stars/ChasakisD/Xamarin.Forms.BackgroundKit?label=ChasakisD/Xamarin.Forms.BackgroundKit&amp;style=social)</text:p>
          </table:table-cell>
          <table:table-cell table:formula="of:=MID([.G476];[.C476];[.E476]-[.C476])" office:value-type="string" office:string-value="ChasakisD/Xamarin.Forms.BackgroundKit" calcext:value-type="string">
            <text:p>ChasakisD/Xamarin.Forms.BackgroundKit</text:p>
          </table:table-cell>
          <table:table-cell table:formula="of:=FIND(&quot;github.com/&quot;;[.G476])+11" office:value-type="float" office:value="57" calcext:value-type="float">
            <text:p>57</text:p>
          </table:table-cell>
          <table:table-cell table:formula="of:=MID([.G476];[.F476]+1;[.E476]-[.F476]-1)" office:value-type="string" office:string-value="https://github.com/ChasakisD/Xamarin.Forms.BackgroundKit" calcext:value-type="string">
            <text:p>https://github.com/ChasakisD/Xamarin.Forms.BackgroundKit</text:p>
          </table:table-cell>
          <table:table-cell table:formula="of:=FIND(&quot;)&quot;;[.G476])" office:value-type="float" office:value="94" calcext:value-type="float">
            <text:p>94</text:p>
          </table:table-cell>
          <table:table-cell table:formula="of:=FIND(&quot;(&quot;;[.G476])" office:value-type="float" office:value="37" calcext:value-type="float">
            <text:p>37</text:p>
          </table:table-cell>
          <table:table-cell office:value-type="string" calcext:value-type="string">
            <text:p>- [Xamarin.Forms.BackgroundKit ★165](https://github.com/ChasakisD/Xamarin.Forms.BackgroundKit): A powerful Kit for customizing the background of Xamarin.Forms views (📐 Corner Radius | 🎨 Background Gradients | 🍩 Borders | 🌈 Border Gradients | 🙏 Shadows).</text:p>
          </table:table-cell>
        </table:table-row>
        <table:table-row table:style-name="ro1">
          <table:table-cell table:formula="of:=COM.MICROSOFT.CONCAT(&quot;![GitHub Repo stars](https://img.shields.io/github/stars/&quot;;[.B477];&quot;?label=&quot;;[.B477];&quot;&amp;style=social)&quot;)" office:value-type="string" office:string-value="![GitHub Repo stars](https://img.shields.io/github/stars/arqueror/Xamarin.Forms.BackgroundVideoView?label=arqueror/Xamarin.Forms.BackgroundVideoView&amp;style=social)" calcext:value-type="string">
            <text:p>![GitHub Repo stars](https://img.shields.io/github/stars/arqueror/Xamarin.Forms.BackgroundVideoView?label=arqueror/Xamarin.Forms.BackgroundVideoView&amp;style=social)</text:p>
          </table:table-cell>
          <table:table-cell table:formula="of:=MID([.G477];[.C477];[.E477]-[.C477])" office:value-type="string" office:string-value="arqueror/Xamarin.Forms.BackgroundVideoView" calcext:value-type="string">
            <text:p>arqueror/Xamarin.Forms.BackgroundVideoView</text:p>
          </table:table-cell>
          <table:table-cell table:formula="of:=FIND(&quot;github.com/&quot;;[.G477])+11" office:value-type="float" office:value="61" calcext:value-type="float">
            <text:p>61</text:p>
          </table:table-cell>
          <table:table-cell table:formula="of:=MID([.G477];[.F477]+1;[.E477]-[.F477]-1)" office:value-type="string" office:string-value="https://github.com/arqueror/Xamarin.Forms.BackgroundVideoView" calcext:value-type="string">
            <text:p>https://github.com/arqueror/Xamarin.Forms.BackgroundVideoView</text:p>
          </table:table-cell>
          <table:table-cell table:formula="of:=FIND(&quot;)&quot;;[.G477])" office:value-type="float" office:value="103" calcext:value-type="float">
            <text:p>103</text:p>
          </table:table-cell>
          <table:table-cell table:formula="of:=FIND(&quot;(&quot;;[.G477])" office:value-type="float" office:value="41" calcext:value-type="float">
            <text:p>41</text:p>
          </table:table-cell>
          <table:table-cell office:value-type="string" calcext:value-type="string">
            <text:p>- [Xamarin.Forms.BackgroundVideoView ★2](https://github.com/arqueror/Xamarin.Forms.BackgroundVideoView): A simple view for displaying background video in Xamarin.Forms (iOS and Android).</text:p>
          </table:table-cell>
        </table:table-row>
        <table:table-row table:style-name="ro1">
          <table:table-cell table:formula="of:=COM.MICROSOFT.CONCAT(&quot;![GitHub Repo stars](https://img.shields.io/github/stars/&quot;;[.B478];&quot;?label=&quot;;[.B478];&quot;&amp;style=social)&quot;)" office:value-type="string" office:string-value="![GitHub Repo stars](https://img.shields.io/github/stars/IeuanWalker/Xamarin.Forms.Breadcrumb?label=IeuanWalker/Xamarin.Forms.Breadcrumb&amp;style=social)" calcext:value-type="string">
            <text:p>![GitHub Repo stars](https://img.shields.io/github/stars/IeuanWalker/Xamarin.Forms.Breadcrumb?label=IeuanWalker/Xamarin.Forms.Breadcrumb&amp;style=social)</text:p>
          </table:table-cell>
          <table:table-cell table:formula="of:=MID([.G478];[.C478];[.E478]-[.C478])" office:value-type="string" office:string-value="IeuanWalker/Xamarin.Forms.Breadcrumb" calcext:value-type="string">
            <text:p>IeuanWalker/Xamarin.Forms.Breadcrumb</text:p>
          </table:table-cell>
          <table:table-cell table:formula="of:=FIND(&quot;github.com/&quot;;[.G478])+11" office:value-type="float" office:value="53" calcext:value-type="float">
            <text:p>53</text:p>
          </table:table-cell>
          <table:table-cell table:formula="of:=MID([.G478];[.F478]+1;[.E478]-[.F478]-1)" office:value-type="string" office:string-value="https://github.com/IeuanWalker/Xamarin.Forms.Breadcrumb" calcext:value-type="string">
            <text:p>https://github.com/IeuanWalker/Xamarin.Forms.Breadcrumb</text:p>
          </table:table-cell>
          <table:table-cell table:formula="of:=FIND(&quot;)&quot;;[.G478])" office:value-type="float" office:value="89" calcext:value-type="float">
            <text:p>89</text:p>
          </table:table-cell>
          <table:table-cell table:formula="of:=FIND(&quot;(&quot;;[.G478])" office:value-type="float" office:value="33" calcext:value-type="float">
            <text:p>33</text:p>
          </table:table-cell>
          <table:table-cell office:value-type="string" calcext:value-type="string">
            <text:p>- [Xamarin.Forms.Breadcrumb ★81](https://github.com/IeuanWalker/Xamarin.Forms.Breadcrumb): This is a breadcrumb navigation control that is complete automatic and uses the Navigation stack and page titles to generate the breadcrumbs. </text:p>
          </table:table-cell>
        </table:table-row>
        <table:table-row table:style-name="ro1">
          <table:table-cell table:formula="of:=COM.MICROSOFT.CONCAT(&quot;![GitHub Repo stars](https://img.shields.io/github/stars/&quot;;[.B479];&quot;?label=&quot;;[.B479];&quot;&amp;style=social)&quot;)" office:value-type="string" office:string-value="![GitHub Repo stars](https://img.shields.io/github/stars/sthewissen/Xamarin.Forms.EasyLoading?label=sthewissen/Xamarin.Forms.EasyLoading&amp;style=social)" calcext:value-type="string">
            <text:p>![GitHub Repo stars](https://img.shields.io/github/stars/sthewissen/Xamarin.Forms.EasyLoading?label=sthewissen/Xamarin.Forms.EasyLoading&amp;style=social)</text:p>
          </table:table-cell>
          <table:table-cell table:formula="of:=MID([.G479];[.C479];[.E479]-[.C479])" office:value-type="string" office:string-value="sthewissen/Xamarin.Forms.EasyLoading" calcext:value-type="string">
            <text:p>sthewissen/Xamarin.Forms.EasyLoading</text:p>
          </table:table-cell>
          <table:table-cell table:formula="of:=FIND(&quot;github.com/&quot;;[.G479])+11" office:value-type="float" office:value="55" calcext:value-type="float">
            <text:p>55</text:p>
          </table:table-cell>
          <table:table-cell table:formula="of:=MID([.G479];[.F479]+1;[.E479]-[.F479]-1)" office:value-type="string" office:string-value="https://github.com/sthewissen/Xamarin.Forms.EasyLoading" calcext:value-type="string">
            <text:p>https://github.com/sthewissen/Xamarin.Forms.EasyLoading</text:p>
          </table:table-cell>
          <table:table-cell table:formula="of:=FIND(&quot;)&quot;;[.G479])" office:value-type="float" office:value="91" calcext:value-type="float">
            <text:p>91</text:p>
          </table:table-cell>
          <table:table-cell table:formula="of:=FIND(&quot;(&quot;;[.G479])" office:value-type="float" office:value="35" calcext:value-type="float">
            <text:p>35</text:p>
          </table:table-cell>
          <table:table-cell office:value-type="string" calcext:value-type="string">
            <text:p>- [Xamarin.Forms.EasyLoading ★126](https://github.com/sthewissen/Xamarin.Forms.EasyLoading): A collection of attached properties that let you specify a loading state view for any of your existing layouts.</text:p>
          </table:table-cell>
        </table:table-row>
        <table:table-row table:style-name="ro1">
          <table:table-cell table:formula="of:=COM.MICROSOFT.CONCAT(&quot;![GitHub Repo stars](https://img.shields.io/github/stars/&quot;;[.B480];&quot;?label=&quot;;[.B480];&quot;&amp;style=social)&quot;)" office:value-type="string" office:string-value="![GitHub Repo stars](https://img.shields.io/github/stars/krzysztofstepnikowski/Xamarin.Forms.EntryAutoComplete?label=krzysztofstepnikowski/Xamarin.Forms.EntryAutoComplete&amp;style=social)" calcext:value-type="string">
            <text:p>![GitHub Repo stars](https://img.shields.io/github/stars/krzysztofstepnikowski/Xamarin.Forms.EntryAutoComplete?label=krzysztofstepnikowski/Xamarin.Forms.EntryAutoComplete&amp;style=social)</text:p>
          </table:table-cell>
          <table:table-cell table:formula="of:=MID([.G480];[.C480];[.E480]-[.C480])" office:value-type="string" office:string-value="krzysztofstepnikowski/Xamarin.Forms.EntryAutoComplete" calcext:value-type="string">
            <text:p>krzysztofstepnikowski/Xamarin.Forms.EntryAutoComplete</text:p>
          </table:table-cell>
          <table:table-cell table:formula="of:=FIND(&quot;github.com/&quot;;[.G480])+11" office:value-type="float" office:value="60" calcext:value-type="float">
            <text:p>60</text:p>
          </table:table-cell>
          <table:table-cell table:formula="of:=MID([.G480];[.F480]+1;[.E480]-[.F480]-1)" office:value-type="string" office:string-value="https://github.com/krzysztofstepnikowski/Xamarin.Forms.EntryAutoComplete" calcext:value-type="string">
            <text:p>https://github.com/krzysztofstepnikowski/Xamarin.Forms.EntryAutoComplete</text:p>
          </table:table-cell>
          <table:table-cell table:formula="of:=FIND(&quot;)&quot;;[.G480])" office:value-type="float" office:value="113" calcext:value-type="float">
            <text:p>113</text:p>
          </table:table-cell>
          <table:table-cell table:formula="of:=FIND(&quot;(&quot;;[.G480])" office:value-type="float" office:value="40" calcext:value-type="float">
            <text:p>40</text:p>
          </table:table-cell>
          <table:table-cell office:value-type="string" calcext:value-type="string">
            <text:p>- [Xamarin.Forms.EntryAutoComplete ★32](https://github.com/krzysztofstepnikowski/Xamarin.Forms.EntryAutoComplete): Is a custom control which functionality provides you with suggestions while typing. </text:p>
          </table:table-cell>
        </table:table-row>
        <table:table-row table:style-name="ro1">
          <table:table-cell table:formula="of:=COM.MICROSOFT.CONCAT(&quot;![GitHub Repo stars](https://img.shields.io/github/stars/&quot;;[.B481];&quot;?label=&quot;;[.B481];&quot;&amp;style=social)&quot;)" office:value-type="string" office:string-value="![GitHub Repo stars](https://img.shields.io/github/stars/NeilMalcolm/Xamarin.Forms-Calendar?label=NeilMalcolm/Xamarin.Forms-Calendar&amp;style=social)" calcext:value-type="string">
            <text:p>![GitHub Repo stars](https://img.shields.io/github/stars/NeilMalcolm/Xamarin.Forms-Calendar?label=NeilMalcolm/Xamarin.Forms-Calendar&amp;style=social)</text:p>
          </table:table-cell>
          <table:table-cell table:formula="of:=MID([.G481];[.C481];[.E481]-[.C481])" office:value-type="string" office:string-value="NeilMalcolm/Xamarin.Forms-Calendar" calcext:value-type="string">
            <text:p>NeilMalcolm/Xamarin.Forms-Calendar</text:p>
          </table:table-cell>
          <table:table-cell table:formula="of:=FIND(&quot;github.com/&quot;;[.G481])+11" office:value-type="float" office:value="50" calcext:value-type="float">
            <text:p>50</text:p>
          </table:table-cell>
          <table:table-cell table:formula="of:=MID([.G481];[.F481]+1;[.E481]-[.F481]-1)" office:value-type="string" office:string-value="https://github.com/NeilMalcolm/Xamarin.Forms-Calendar" calcext:value-type="string">
            <text:p>https://github.com/NeilMalcolm/Xamarin.Forms-Calendar</text:p>
          </table:table-cell>
          <table:table-cell table:formula="of:=FIND(&quot;)&quot;;[.G481])" office:value-type="float" office:value="84" calcext:value-type="float">
            <text:p>84</text:p>
          </table:table-cell>
          <table:table-cell table:formula="of:=FIND(&quot;(&quot;;[.G481])" office:value-type="float" office:value="30" calcext:value-type="float">
            <text:p>30</text:p>
          </table:table-cell>
          <table:table-cell office:value-type="string" calcext:value-type="string">
            <text:p>- [Xamarin.Forms-Calendar ★3](https://github.com/NeilMalcolm/Xamarin.Forms-Calendar): Xamarin.Forms Calendar.</text:p>
          </table:table-cell>
        </table:table-row>
        <table:table-row table:style-name="ro1">
          <table:table-cell table:formula="of:=COM.MICROSOFT.CONCAT(&quot;![GitHub Repo stars](https://img.shields.io/github/stars/&quot;;[.B482];&quot;?label=&quot;;[.B482];&quot;&amp;style=social)&quot;)" office:value-type="string" office:string-value="![GitHub Repo stars](https://img.shields.io/github/stars/DamianAntonowicz/XamarinForms.CancelableModal?label=DamianAntonowicz/XamarinForms.CancelableModal&amp;style=social)" calcext:value-type="string">
            <text:p>![GitHub Repo stars](https://img.shields.io/github/stars/DamianAntonowicz/XamarinForms.CancelableModal?label=DamianAntonowicz/XamarinForms.CancelableModal&amp;style=social)</text:p>
          </table:table-cell>
          <table:table-cell table:formula="of:=MID([.G482];[.C482];[.E482]-[.C482])" office:value-type="string" office:string-value="DamianAntonowicz/XamarinForms.CancelableModal" calcext:value-type="string">
            <text:p>DamianAntonowicz/XamarinForms.CancelableModal</text:p>
          </table:table-cell>
          <table:table-cell table:formula="of:=FIND(&quot;github.com/&quot;;[.G482])+11" office:value-type="float" office:value="57" calcext:value-type="float">
            <text:p>57</text:p>
          </table:table-cell>
          <table:table-cell table:formula="of:=MID([.G482];[.F482]+1;[.E482]-[.F482]-1)" office:value-type="string" office:string-value="https://github.com/DamianAntonowicz/XamarinForms.CancelableModal" calcext:value-type="string">
            <text:p>https://github.com/DamianAntonowicz/XamarinForms.CancelableModal</text:p>
          </table:table-cell>
          <table:table-cell table:formula="of:=FIND(&quot;)&quot;;[.G482])" office:value-type="float" office:value="102" calcext:value-type="float">
            <text:p>102</text:p>
          </table:table-cell>
          <table:table-cell table:formula="of:=FIND(&quot;(&quot;;[.G482])" office:value-type="float" office:value="37" calcext:value-type="float">
            <text:p>37</text:p>
          </table:table-cell>
          <table:table-cell office:value-type="string" calcext:value-type="string">
            <text:p>- [XamarinForms.CancelableModal ★15](https://github.com/DamianAntonowicz/XamarinForms.CancelableModal): Close button for Xamarin.Forms modal page </text:p>
          </table:table-cell>
        </table:table-row>
        <table:table-row table:style-name="ro1">
          <table:table-cell table:formula="of:=COM.MICROSOFT.CONCAT(&quot;![GitHub Repo stars](https://img.shields.io/github/stars/&quot;;[.B483];&quot;?label=&quot;;[.B483];&quot;&amp;style=social)&quot;)" office:value-type="string" office:string-value="![GitHub Repo stars](https://img.shields.io/github/stars/ChasakisD/Xamarin.Forms-Coordinator-Workaround?label=ChasakisD/Xamarin.Forms-Coordinator-Workaround&amp;style=social)" calcext:value-type="string">
            <text:p>![GitHub Repo stars](https://img.shields.io/github/stars/ChasakisD/Xamarin.Forms-Coordinator-Workaround?label=ChasakisD/Xamarin.Forms-Coordinator-Workaround&amp;style=social)</text:p>
          </table:table-cell>
          <table:table-cell table:formula="of:=MID([.G483];[.C483];[.E483]-[.C483])" office:value-type="string" office:string-value="ChasakisD/Xamarin.Forms-Coordinator-Workaround" calcext:value-type="string">
            <text:p>ChasakisD/Xamarin.Forms-Coordinator-Workaround</text:p>
          </table:table-cell>
          <table:table-cell table:formula="of:=FIND(&quot;github.com/&quot;;[.G483])+11" office:value-type="float" office:value="65" calcext:value-type="float">
            <text:p>65</text:p>
          </table:table-cell>
          <table:table-cell table:formula="of:=MID([.G483];[.F483]+1;[.E483]-[.F483]-1)" office:value-type="string" office:string-value="https://github.com/ChasakisD/Xamarin.Forms-Coordinator-Workaround" calcext:value-type="string">
            <text:p>https://github.com/ChasakisD/Xamarin.Forms-Coordinator-Workaround</text:p>
          </table:table-cell>
          <table:table-cell table:formula="of:=FIND(&quot;)&quot;;[.G483])" office:value-type="float" office:value="111" calcext:value-type="float">
            <text:p>111</text:p>
          </table:table-cell>
          <table:table-cell table:formula="of:=FIND(&quot;(&quot;;[.G483])" office:value-type="float" office:value="45" calcext:value-type="float">
            <text:p>45</text:p>
          </table:table-cell>
          <table:table-cell office:value-type="string" calcext:value-type="string">
            <text:p>- [Xamarin.Forms-Coordinator-Workaround ★14](https://github.com/ChasakisD/Xamarin.Forms-Coordinator-Workaround): A Xamarin.Forms (Android Only) Implementation of CoordinatorLayout with CollapsingToolbar.</text:p>
          </table:table-cell>
        </table:table-row>
        <table:table-row table:style-name="ro1">
          <table:table-cell table:formula="of:=COM.MICROSOFT.CONCAT(&quot;![GitHub Repo stars](https://img.shields.io/github/stars/&quot;;[.B484];&quot;?label=&quot;;[.B484];&quot;&amp;style=social)&quot;)" office:value-type="string" office:string-value="![GitHub Repo stars](https://img.shields.io/github/stars/ravisinghunnao/Xamarin.Forms.CustomControls?label=ravisinghunnao/Xamarin.Forms.CustomControls&amp;style=social)" calcext:value-type="string">
            <text:p>![GitHub Repo stars](https://img.shields.io/github/stars/ravisinghunnao/Xamarin.Forms.CustomControls?label=ravisinghunnao/Xamarin.Forms.CustomControls&amp;style=social)</text:p>
          </table:table-cell>
          <table:table-cell table:formula="of:=MID([.G484];[.C484];[.E484]-[.C484])" office:value-type="string" office:string-value="ravisinghunnao/Xamarin.Forms.CustomControls" calcext:value-type="string">
            <text:p>ravisinghunnao/Xamarin.Forms.CustomControls</text:p>
          </table:table-cell>
          <table:table-cell table:formula="of:=FIND(&quot;github.com/&quot;;[.G484])+11" office:value-type="float" office:value="56" calcext:value-type="float">
            <text:p>56</text:p>
          </table:table-cell>
          <table:table-cell table:formula="of:=MID([.G484];[.F484]+1;[.E484]-[.F484]-1)" office:value-type="string" office:string-value="https://github.com/ravisinghunnao/Xamarin.Forms.CustomControls" calcext:value-type="string">
            <text:p>https://github.com/ravisinghunnao/Xamarin.Forms.CustomControls</text:p>
          </table:table-cell>
          <table:table-cell table:formula="of:=FIND(&quot;)&quot;;[.G484])" office:value-type="float" office:value="99" calcext:value-type="float">
            <text:p>99</text:p>
          </table:table-cell>
          <table:table-cell table:formula="of:=FIND(&quot;(&quot;;[.G484])" office:value-type="float" office:value="36" calcext:value-type="float">
            <text:p>36</text:p>
          </table:table-cell>
          <table:table-cell office:value-type="string" calcext:value-type="string">
            <text:p>- [Xamarin.Forms.CustomControls ★1](https://github.com/ravisinghunnao/Xamarin.Forms.CustomControls): Custom controls for Xamarin.Forms for rapid and pleasing development (Stepper, ImageButton, Window, Wizard, CollapsibleExpander, GradientView, Popup, Calendar, Dropdown, etc).</text:p>
          </table:table-cell>
        </table:table-row>
        <table:table-row table:style-name="ro1">
          <table:table-cell table:formula="of:=COM.MICROSOFT.CONCAT(&quot;![GitHub Repo stars](https://img.shields.io/github/stars/&quot;;[.B485];&quot;?label=&quot;;[.B485];&quot;&amp;style=social)&quot;)" office:value-type="string" office:string-value="![GitHub Repo stars](https://img.shields.io/github/stars/rebeccaXam/XamForms.Controls.Calendar?label=rebeccaXam/XamForms.Controls.Calendar&amp;style=social)" calcext:value-type="string">
            <text:p>![GitHub Repo stars](https://img.shields.io/github/stars/rebeccaXam/XamForms.Controls.Calendar?label=rebeccaXam/XamForms.Controls.Calendar&amp;style=social)</text:p>
          </table:table-cell>
          <table:table-cell table:formula="of:=MID([.G485];[.C485];[.E485]-[.C485])" office:value-type="string" office:string-value="rebeccaXam/XamForms.Controls.Calendar" calcext:value-type="string">
            <text:p>rebeccaXam/XamForms.Controls.Calendar</text:p>
          </table:table-cell>
          <table:table-cell table:formula="of:=FIND(&quot;github.com/&quot;;[.G485])+11" office:value-type="float" office:value="56" calcext:value-type="float">
            <text:p>56</text:p>
          </table:table-cell>
          <table:table-cell table:formula="of:=MID([.G485];[.F485]+1;[.E485]-[.F485]-1)" office:value-type="string" office:string-value="https://github.com/rebeccaXam/XamForms.Controls.Calendar" calcext:value-type="string">
            <text:p>https://github.com/rebeccaXam/XamForms.Controls.Calendar</text:p>
          </table:table-cell>
          <table:table-cell table:formula="of:=FIND(&quot;)&quot;;[.G485])" office:value-type="float" office:value="93" calcext:value-type="float">
            <text:p>93</text:p>
          </table:table-cell>
          <table:table-cell table:formula="of:=FIND(&quot;(&quot;;[.G485])" office:value-type="float" office:value="36" calcext:value-type="float">
            <text:p>36</text:p>
          </table:table-cell>
          <table:table-cell office:value-type="string" calcext:value-type="string">
            <text:p>- [XamForms.Controls.Calendar ★136](https://github.com/rebeccaXam/XamForms.Controls.Calendar): Custom calendar control for Xamarin.Forms.</text:p>
          </table:table-cell>
        </table:table-row>
        <table:table-row table:style-name="ro1">
          <table:table-cell table:formula="of:=COM.MICROSOFT.CONCAT(&quot;![GitHub Repo stars](https://img.shields.io/github/stars/&quot;;[.B486];&quot;?label=&quot;;[.B486];&quot;&amp;style=social)&quot;)" office:value-type="string" office:string-value="![GitHub Repo stars](https://img.shields.io/github/stars/DevsDNA/XMedia?label=DevsDNA/XMedia&amp;style=social)" calcext:value-type="string">
            <text:p>![GitHub Repo stars](https://img.shields.io/github/stars/DevsDNA/XMedia?label=DevsDNA/XMedia&amp;style=social)</text:p>
          </table:table-cell>
          <table:table-cell table:formula="of:=MID([.G486];[.C486];[.E486]-[.C486])" office:value-type="string" office:string-value="DevsDNA/XMedia" calcext:value-type="string">
            <text:p>DevsDNA/XMedia</text:p>
          </table:table-cell>
          <table:table-cell table:formula="of:=FIND(&quot;github.com/&quot;;[.G486])+11" office:value-type="float" office:value="34" calcext:value-type="float">
            <text:p>34</text:p>
          </table:table-cell>
          <table:table-cell table:formula="of:=MID([.G486];[.F486]+1;[.E486]-[.F486]-1)" office:value-type="string" office:string-value="https://github.com/DevsDNA/XMedia" calcext:value-type="string">
            <text:p>https://github.com/DevsDNA/XMedia</text:p>
          </table:table-cell>
          <table:table-cell table:formula="of:=FIND(&quot;)&quot;;[.G486])" office:value-type="float" office:value="48" calcext:value-type="float">
            <text:p>48</text:p>
          </table:table-cell>
          <table:table-cell table:formula="of:=FIND(&quot;(&quot;;[.G486])" office:value-type="float" office:value="14" calcext:value-type="float">
            <text:p>14</text:p>
          </table:table-cell>
          <table:table-cell office:value-type="string" calcext:value-type="string">
            <text:p>- [XMedia ★2](https://github.com/DevsDNA/XMedia): A Xamarin Forms selector multiple images.</text:p>
          </table:table-cell>
        </table:table-row>
        <table:table-row table:style-name="ro1">
          <table:table-cell table:formula="of:=COM.MICROSOFT.CONCAT(&quot;![GitHub Repo stars](https://img.shields.io/github/stars/&quot;;[.B487];&quot;?label=&quot;;[.B487];&quot;&amp;style=social)&quot;)" office:value-type="string" office:string-value="![GitHub Repo stars](https://img.shields.io/github/stars/mierzynskim/Xamarin.Forms.GoogleMaps.Clustering?label=mierzynskim/Xamarin.Forms.GoogleMaps.Clustering&amp;style=social)" calcext:value-type="string">
            <text:p>![GitHub Repo stars](https://img.shields.io/github/stars/mierzynskim/Xamarin.Forms.GoogleMaps.Clustering?label=mierzynskim/Xamarin.Forms.GoogleMaps.Clustering&amp;style=social)</text:p>
          </table:table-cell>
          <table:table-cell table:formula="of:=MID([.G487];[.C487];[.E487]-[.C487])" office:value-type="string" office:string-value="mierzynskim/Xamarin.Forms.GoogleMaps.Clustering" calcext:value-type="string">
            <text:p>mierzynskim/Xamarin.Forms.GoogleMaps.Clustering</text:p>
          </table:table-cell>
          <table:table-cell table:formula="of:=FIND(&quot;github.com/&quot;;[.G487])+11" office:value-type="float" office:value="64" calcext:value-type="float">
            <text:p>64</text:p>
          </table:table-cell>
          <table:table-cell table:formula="of:=MID([.G487];[.F487]+1;[.E487]-[.F487]-1)" office:value-type="string" office:string-value="https://github.com/mierzynskim/Xamarin.Forms.GoogleMaps.Clustering" calcext:value-type="string">
            <text:p>https://github.com/mierzynskim/Xamarin.Forms.GoogleMaps.Clustering</text:p>
          </table:table-cell>
          <table:table-cell table:formula="of:=FIND(&quot;)&quot;;[.G487])" office:value-type="float" office:value="111" calcext:value-type="float">
            <text:p>111</text:p>
          </table:table-cell>
          <table:table-cell table:formula="of:=FIND(&quot;(&quot;;[.G487])" office:value-type="float" office:value="44" calcext:value-type="float">
            <text:p>44</text:p>
          </table:table-cell>
          <table:table-cell office:value-type="string" calcext:value-type="string">
            <text:p>- [Xamarin.Forms.GoogleMaps.Clustering ★23](https://github.com/mierzynskim/Xamarin.Forms.GoogleMaps.Clustering): A map library that brings support for clustering for Xamarin.Forms.GoogleMaps.</text:p>
          </table:table-cell>
        </table:table-row>
        <table:table-row table:style-name="ro1">
          <table:table-cell table:formula="of:=COM.MICROSOFT.CONCAT(&quot;![GitHub Repo stars](https://img.shields.io/github/stars/&quot;;[.B488];&quot;?label=&quot;;[.B488];&quot;&amp;style=social)&quot;)" office:value-type="string" office:string-value="![GitHub Repo stars](https://img.shields.io/github/stars/akgulebubekir/Xamarin.Forms.DataGrid?label=akgulebubekir/Xamarin.Forms.DataGrid&amp;style=social)" calcext:value-type="string">
            <text:p>![GitHub Repo stars](https://img.shields.io/github/stars/akgulebubekir/Xamarin.Forms.DataGrid?label=akgulebubekir/Xamarin.Forms.DataGrid&amp;style=social)</text:p>
          </table:table-cell>
          <table:table-cell table:formula="of:=MID([.G488];[.C488];[.E488]-[.C488])" office:value-type="string" office:string-value="akgulebubekir/Xamarin.Forms.DataGrid" calcext:value-type="string">
            <text:p>akgulebubekir/Xamarin.Forms.DataGrid</text:p>
          </table:table-cell>
          <table:table-cell table:formula="of:=FIND(&quot;github.com/&quot;;[.G488])+11" office:value-type="float" office:value="52" calcext:value-type="float">
            <text:p>52</text:p>
          </table:table-cell>
          <table:table-cell table:formula="of:=MID([.G488];[.F488]+1;[.E488]-[.F488]-1)" office:value-type="string" office:string-value="https://github.com/akgulebubekir/Xamarin.Forms.DataGrid" calcext:value-type="string">
            <text:p>https://github.com/akgulebubekir/Xamarin.Forms.DataGrid</text:p>
          </table:table-cell>
          <table:table-cell table:formula="of:=FIND(&quot;)&quot;;[.G488])" office:value-type="float" office:value="88" calcext:value-type="float">
            <text:p>88</text:p>
          </table:table-cell>
          <table:table-cell table:formula="of:=FIND(&quot;(&quot;;[.G488])" office:value-type="float" office:value="32" calcext:value-type="float">
            <text:p>32</text:p>
          </table:table-cell>
          <table:table-cell office:value-type="string" calcext:value-type="string">
            <text:p>- [Xamarin.Forms.DataGrid ★204](https://github.com/akgulebubekir/Xamarin.Forms.DataGrid): DataGrid library for Xamarin.Forms Application.</text:p>
          </table:table-cell>
        </table:table-row>
        <table:table-row table:style-name="ro1">
          <table:table-cell table:formula="of:=COM.MICROSOFT.CONCAT(&quot;![GitHub Repo stars](https://img.shields.io/github/stars/&quot;;[.B489];&quot;?label=&quot;;[.B489];&quot;&amp;style=social)&quot;)" office:value-type="string" office:string-value="![GitHub Repo stars](https://img.shields.io/github/stars/AhmetCavus/Xamarin.FragmentPage?label=AhmetCavus/Xamarin.FragmentPage&amp;style=social)" calcext:value-type="string">
            <text:p>![GitHub Repo stars](https://img.shields.io/github/stars/AhmetCavus/Xamarin.FragmentPage?label=AhmetCavus/Xamarin.FragmentPage&amp;style=social)</text:p>
          </table:table-cell>
          <table:table-cell table:formula="of:=MID([.G489];[.C489];[.E489]-[.C489])" office:value-type="string" office:string-value="AhmetCavus/Xamarin.FragmentPage" calcext:value-type="string">
            <text:p>AhmetCavus/Xamarin.FragmentPage</text:p>
          </table:table-cell>
          <table:table-cell table:formula="of:=FIND(&quot;github.com/&quot;;[.G489])+11" office:value-type="float" office:value="48" calcext:value-type="float">
            <text:p>48</text:p>
          </table:table-cell>
          <table:table-cell table:formula="of:=MID([.G489];[.F489]+1;[.E489]-[.F489]-1)" office:value-type="string" office:string-value="https://github.com/AhmetCavus/Xamarin.FragmentPage" calcext:value-type="string">
            <text:p>https://github.com/AhmetCavus/Xamarin.FragmentPage</text:p>
          </table:table-cell>
          <table:table-cell table:formula="of:=FIND(&quot;)&quot;;[.G489])" office:value-type="float" office:value="79" calcext:value-type="float">
            <text:p>79</text:p>
          </table:table-cell>
          <table:table-cell table:formula="of:=FIND(&quot;(&quot;;[.G489])" office:value-type="float" office:value="28" calcext:value-type="float">
            <text:p>28</text:p>
          </table:table-cell>
          <table:table-cell office:value-type="string" calcext:value-type="string">
            <text:p>- [Xamarin.FragmentPage ★6](https://github.com/AhmetCavus/Xamarin.FragmentPage): An extension for Xamarin.forms, where different pages can be placed in one content. This approach works with iOS, Android and Windows UWP.</text:p>
          </table:table-cell>
        </table:table-row>
        <table:table-row table:style-name="ro1">
          <table:table-cell table:formula="of:=COM.MICROSOFT.CONCAT(&quot;![GitHub Repo stars](https://img.shields.io/github/stars/&quot;;[.B490];&quot;?label=&quot;;[.B490];&quot;&amp;style=social)&quot;)" office:value-type="string" office:string-value="![GitHub Repo stars](https://img.shields.io/github/stars/NobsterTheLobster/Xamarin.Forms.GridView?label=NobsterTheLobster/Xamarin.Forms.GridView&amp;style=social)" calcext:value-type="string">
            <text:p>![GitHub Repo stars](https://img.shields.io/github/stars/NobsterTheLobster/Xamarin.Forms.GridView?label=NobsterTheLobster/Xamarin.Forms.GridView&amp;style=social)</text:p>
          </table:table-cell>
          <table:table-cell table:formula="of:=MID([.G490];[.C490];[.E490]-[.C490])" office:value-type="string" office:string-value="NobsterTheLobster/Xamarin.Forms.GridView" calcext:value-type="string">
            <text:p>NobsterTheLobster/Xamarin.Forms.GridView</text:p>
          </table:table-cell>
          <table:table-cell table:formula="of:=FIND(&quot;github.com/&quot;;[.G490])+11" office:value-type="float" office:value="51" calcext:value-type="float">
            <text:p>51</text:p>
          </table:table-cell>
          <table:table-cell table:formula="of:=MID([.G490];[.F490]+1;[.E490]-[.F490]-1)" office:value-type="string" office:string-value="https://github.com/NobsterTheLobster/Xamarin.Forms.GridView" calcext:value-type="string">
            <text:p>https://github.com/NobsterTheLobster/Xamarin.Forms.GridView</text:p>
          </table:table-cell>
          <table:table-cell table:formula="of:=FIND(&quot;)&quot;;[.G490])" office:value-type="float" office:value="91" calcext:value-type="float">
            <text:p>91</text:p>
          </table:table-cell>
          <table:table-cell table:formula="of:=FIND(&quot;(&quot;;[.G490])" office:value-type="float" office:value="31" calcext:value-type="float">
            <text:p>31</text:p>
          </table:table-cell>
          <table:table-cell office:value-type="string" calcext:value-type="string">
            <text:p>- [Xamarin.Forms.GridView ★60](https://github.com/NobsterTheLobster/Xamarin.Forms.GridView): GridView for xamarin.Forms with grouping, pull to refresh and selection visual state support.</text:p>
          </table:table-cell>
        </table:table-row>
        <table:table-row table:style-name="ro1">
          <table:table-cell table:formula="of:=COM.MICROSOFT.CONCAT(&quot;![GitHub Repo stars](https://img.shields.io/github/stars/&quot;;[.B491];&quot;?label=&quot;;[.B491];&quot;&amp;style=social)&quot;)" office:value-type="string" office:string-value="![GitHub Repo stars](https://img.shields.io/github/stars/matteobortolazzo/HtmlLabelPlugin?label=matteobortolazzo/HtmlLabelPlugin&amp;style=social)" calcext:value-type="string">
            <text:p>![GitHub Repo stars](https://img.shields.io/github/stars/matteobortolazzo/HtmlLabelPlugin?label=matteobortolazzo/HtmlLabelPlugin&amp;style=social)</text:p>
          </table:table-cell>
          <table:table-cell table:formula="of:=MID([.G491];[.C491];[.E491]-[.C491])" office:value-type="string" office:string-value="matteobortolazzo/HtmlLabelPlugin" calcext:value-type="string">
            <text:p>matteobortolazzo/HtmlLabelPlugin</text:p>
          </table:table-cell>
          <table:table-cell table:formula="of:=FIND(&quot;github.com/&quot;;[.G491])+11" office:value-type="float" office:value="49" calcext:value-type="float">
            <text:p>49</text:p>
          </table:table-cell>
          <table:table-cell table:formula="of:=MID([.G491];[.F491]+1;[.E491]-[.F491]-1)" office:value-type="string" office:string-value="https://github.com/matteobortolazzo/HtmlLabelPlugin" calcext:value-type="string">
            <text:p>https://github.com/matteobortolazzo/HtmlLabelPlugin</text:p>
          </table:table-cell>
          <table:table-cell table:formula="of:=FIND(&quot;)&quot;;[.G491])" office:value-type="float" office:value="81" calcext:value-type="float">
            <text:p>81</text:p>
          </table:table-cell>
          <table:table-cell table:formula="of:=FIND(&quot;(&quot;;[.G491])" office:value-type="float" office:value="29" calcext:value-type="float">
            <text:p>29</text:p>
          </table:table-cell>
          <table:table-cell office:value-type="string" calcext:value-type="string">
            <text:p>- [Xam.Plugin.HtmlLabel ★98](https://github.com/matteobortolazzo/HtmlLabelPlugin): Use this Xamarin.Forms plugin to display HTML content into a label.</text:p>
          </table:table-cell>
        </table:table-row>
        <table:table-row table:style-name="ro1">
          <table:table-cell table:formula="of:=COM.MICROSOFT.CONCAT(&quot;![GitHub Repo stars](https://img.shields.io/github/stars/&quot;;[.B492];&quot;?label=&quot;;[.B492];&quot;&amp;style=social)&quot;)" office:value-type="string" office:string-value="![GitHub Repo stars](https://img.shields.io/github/stars/Brainflab/XamaRed.Forms.Svg?label=Brainflab/XamaRed.Forms.Svg&amp;style=social)" calcext:value-type="string">
            <text:p>![GitHub Repo stars](https://img.shields.io/github/stars/Brainflab/XamaRed.Forms.Svg?label=Brainflab/XamaRed.Forms.Svg&amp;style=social)</text:p>
          </table:table-cell>
          <table:table-cell table:formula="of:=MID([.G492];[.C492];[.E492]-[.C492])" office:value-type="string" office:string-value="Brainflab/XamaRed.Forms.Svg" calcext:value-type="string">
            <text:p>Brainflab/XamaRed.Forms.Svg</text:p>
          </table:table-cell>
          <table:table-cell table:formula="of:=FIND(&quot;github.com/&quot;;[.G492])+11" office:value-type="float" office:value="45" calcext:value-type="float">
            <text:p>45</text:p>
          </table:table-cell>
          <table:table-cell table:formula="of:=MID([.G492];[.F492]+1;[.E492]-[.F492]-1)" office:value-type="string" office:string-value="https://github.com/Brainflab/XamaRed.Forms.Svg" calcext:value-type="string">
            <text:p>https://github.com/Brainflab/XamaRed.Forms.Svg</text:p>
          </table:table-cell>
          <table:table-cell table:formula="of:=FIND(&quot;)&quot;;[.G492])" office:value-type="float" office:value="72" calcext:value-type="float">
            <text:p>72</text:p>
          </table:table-cell>
          <table:table-cell table:formula="of:=FIND(&quot;(&quot;;[.G492])" office:value-type="float" office:value="25" calcext:value-type="float">
            <text:p>25</text:p>
          </table:table-cell>
          <table:table-cell office:value-type="string" calcext:value-type="string">
            <text:p>- [XamaRed.Forms.Svg ★8](https://github.com/Brainflab/XamaRed.Forms.Svg): SVG viewer control for Xamarin Forms, based on SkiaSharp.</text:p>
          </table:table-cell>
        </table:table-row>
        <table:table-row table:style-name="ro1">
          <table:table-cell table:formula="of:=COM.MICROSOFT.CONCAT(&quot;![GitHub Repo stars](https://img.shields.io/github/stars/&quot;;[.B493];&quot;?label=&quot;;[.B493];&quot;&amp;style=social)&quot;)" office:value-type="string" office:string-value="![GitHub Repo stars](https://img.shields.io/github/stars/TBertuzzi/Xamarin.Forms.ImageEntry?label=TBertuzzi/Xamarin.Forms.ImageEntry&amp;style=social)" calcext:value-type="string">
            <text:p>![GitHub Repo stars](https://img.shields.io/github/stars/TBertuzzi/Xamarin.Forms.ImageEntry?label=TBertuzzi/Xamarin.Forms.ImageEntry&amp;style=social)</text:p>
          </table:table-cell>
          <table:table-cell table:formula="of:=MID([.G493];[.C493];[.E493]-[.C493])" office:value-type="string" office:string-value="TBertuzzi/Xamarin.Forms.ImageEntry" calcext:value-type="string">
            <text:p>TBertuzzi/Xamarin.Forms.ImageEntry</text:p>
          </table:table-cell>
          <table:table-cell table:formula="of:=FIND(&quot;github.com/&quot;;[.G493])+11" office:value-type="float" office:value="49" calcext:value-type="float">
            <text:p>49</text:p>
          </table:table-cell>
          <table:table-cell table:formula="of:=MID([.G493];[.F493]+1;[.E493]-[.F493]-1)" office:value-type="string" office:string-value="https://github.com/TBertuzzi/Xamarin.Forms.ImageEntry" calcext:value-type="string">
            <text:p>https://github.com/TBertuzzi/Xamarin.Forms.ImageEntry</text:p>
          </table:table-cell>
          <table:table-cell table:formula="of:=FIND(&quot;)&quot;;[.G493])" office:value-type="float" office:value="83" calcext:value-type="float">
            <text:p>83</text:p>
          </table:table-cell>
          <table:table-cell table:formula="of:=FIND(&quot;(&quot;;[.G493])" office:value-type="float" office:value="29" calcext:value-type="float">
            <text:p>29</text:p>
          </table:table-cell>
          <table:table-cell office:value-type="string" calcext:value-type="string">
            <text:p>- [Xamarin.Forms.ImageEntry](https://github.com/TBertuzzi/Xamarin.Forms.ImageEntry): Use images in your entries.</text:p>
          </table:table-cell>
        </table:table-row>
        <table:table-row table:style-name="ro1">
          <table:table-cell table:formula="of:=COM.MICROSOFT.CONCAT(&quot;![GitHub Repo stars](https://img.shields.io/github/stars/&quot;;[.B494];&quot;?label=&quot;;[.B494];&quot;&amp;style=social)&quot;)" office:value-type="string" office:string-value="![GitHub Repo stars](https://img.shields.io/github/stars/TBertuzzi/Xamarin.Forms.MultiSelectListView?label=TBertuzzi/Xamarin.Forms.MultiSelectListView&amp;style=social)" calcext:value-type="string">
            <text:p>![GitHub Repo stars](https://img.shields.io/github/stars/TBertuzzi/Xamarin.Forms.MultiSelectListView?label=TBertuzzi/Xamarin.Forms.MultiSelectListView&amp;style=social)</text:p>
          </table:table-cell>
          <table:table-cell table:formula="of:=MID([.G494];[.C494];[.E494]-[.C494])" office:value-type="string" office:string-value="TBertuzzi/Xamarin.Forms.MultiSelectListView" calcext:value-type="string">
            <text:p>TBertuzzi/Xamarin.Forms.MultiSelectListView</text:p>
          </table:table-cell>
          <table:table-cell table:formula="of:=FIND(&quot;github.com/&quot;;[.G494])+11" office:value-type="float" office:value="62" calcext:value-type="float">
            <text:p>62</text:p>
          </table:table-cell>
          <table:table-cell table:formula="of:=MID([.G494];[.F494]+1;[.E494]-[.F494]-1)" office:value-type="string" office:string-value="https://github.com/TBertuzzi/Xamarin.Forms.MultiSelectListView" calcext:value-type="string">
            <text:p>https://github.com/TBertuzzi/Xamarin.Forms.MultiSelectListView</text:p>
          </table:table-cell>
          <table:table-cell table:formula="of:=FIND(&quot;)&quot;;[.G494])" office:value-type="float" office:value="105" calcext:value-type="float">
            <text:p>105</text:p>
          </table:table-cell>
          <table:table-cell table:formula="of:=FIND(&quot;(&quot;;[.G494])" office:value-type="float" office:value="42" calcext:value-type="float">
            <text:p>42</text:p>
          </table:table-cell>
          <table:table-cell office:value-type="string" calcext:value-type="string">
            <text:p>- [Xamarin.Forms.MultiSelectListView ★52](https://github.com/TBertuzzi/Xamarin.Forms.MultiSelectListView): Select multiple rows in a listview with Xamarin.Forms.</text:p>
          </table:table-cell>
        </table:table-row>
        <table:table-row table:style-name="ro1">
          <table:table-cell table:formula="of:=COM.MICROSOFT.CONCAT(&quot;![GitHub Repo stars](https://img.shields.io/github/stars/&quot;;[.B495];&quot;?label=&quot;;[.B495];&quot;&amp;style=social)&quot;)" office:value-type="string" office:string-value="![GitHub Repo stars](https://img.shields.io/github/stars/badrnezhad/XamarinFormsPersianCalendar?label=badrnezhad/XamarinFormsPersianCalendar&amp;style=social)" calcext:value-type="string">
            <text:p>![GitHub Repo stars](https://img.shields.io/github/stars/badrnezhad/XamarinFormsPersianCalendar?label=badrnezhad/XamarinFormsPersianCalendar&amp;style=social)</text:p>
          </table:table-cell>
          <table:table-cell table:formula="of:=MID([.G495];[.C495];[.E495]-[.C495])" office:value-type="string" office:string-value="badrnezhad/XamarinFormsPersianCalendar" calcext:value-type="string">
            <text:p>badrnezhad/XamarinFormsPersianCalendar</text:p>
          </table:table-cell>
          <table:table-cell table:formula="of:=FIND(&quot;github.com/&quot;;[.G495])+11" office:value-type="float" office:value="52" calcext:value-type="float">
            <text:p>52</text:p>
          </table:table-cell>
          <table:table-cell table:formula="of:=MID([.G495];[.F495]+1;[.E495]-[.F495]-1)" office:value-type="string" office:string-value="https://github.com/badrnezhad/XamarinFormsPersianCalendar" calcext:value-type="string">
            <text:p>https://github.com/badrnezhad/XamarinFormsPersianCalendar</text:p>
          </table:table-cell>
          <table:table-cell table:formula="of:=FIND(&quot;)&quot;;[.G495])" office:value-type="float" office:value="90" calcext:value-type="float">
            <text:p>90</text:p>
          </table:table-cell>
          <table:table-cell table:formula="of:=FIND(&quot;(&quot;;[.G495])" office:value-type="float" office:value="32" calcext:value-type="float">
            <text:p>32</text:p>
          </table:table-cell>
          <table:table-cell office:value-type="string" calcext:value-type="string">
            <text:p>- [XamarinFormsPersianCalendar](https://github.com/badrnezhad/XamarinFormsPersianCalendar): Xamarin Forms Persian Calendar.</text:p>
          </table:table-cell>
        </table:table-row>
        <table:table-row table:style-name="ro1">
          <table:table-cell table:formula="of:=COM.MICROSOFT.CONCAT(&quot;![GitHub Repo stars](https://img.shields.io/github/stars/&quot;;[.B496];&quot;?label=&quot;;[.B496];&quot;&amp;style=social)&quot;)" office:value-type="string" office:string-value="![GitHub Repo stars](https://img.shields.io/github/stars/shanranm/Xamarin.Forms.PolygonFrame?label=shanranm/Xamarin.Forms.PolygonFrame&amp;style=social)" calcext:value-type="string">
            <text:p>![GitHub Repo stars](https://img.shields.io/github/stars/shanranm/Xamarin.Forms.PolygonFrame?label=shanranm/Xamarin.Forms.PolygonFrame&amp;style=social)</text:p>
          </table:table-cell>
          <table:table-cell table:formula="of:=MID([.G496];[.C496];[.E496]-[.C496])" office:value-type="string" office:string-value="shanranm/Xamarin.Forms.PolygonFrame" calcext:value-type="string">
            <text:p>shanranm/Xamarin.Forms.PolygonFrame</text:p>
          </table:table-cell>
          <table:table-cell table:formula="of:=FIND(&quot;github.com/&quot;;[.G496])+11" office:value-type="float" office:value="55" calcext:value-type="float">
            <text:p>55</text:p>
          </table:table-cell>
          <table:table-cell table:formula="of:=MID([.G496];[.F496]+1;[.E496]-[.F496]-1)" office:value-type="string" office:string-value="https://github.com/shanranm/Xamarin.Forms.PolygonFrame" calcext:value-type="string">
            <text:p>https://github.com/shanranm/Xamarin.Forms.PolygonFrame</text:p>
          </table:table-cell>
          <table:table-cell table:formula="of:=FIND(&quot;)&quot;;[.G496])" office:value-type="float" office:value="90" calcext:value-type="float">
            <text:p>90</text:p>
          </table:table-cell>
          <table:table-cell table:formula="of:=FIND(&quot;(&quot;;[.G496])" office:value-type="float" office:value="35" calcext:value-type="float">
            <text:p>35</text:p>
          </table:table-cell>
          <table:table-cell office:value-type="string" calcext:value-type="string">
            <text:p>- [Xamarin.Forms.PolygonFrame ★10](https://github.com/shanranm/Xamarin.Forms.PolygonFrame): Regular Polygonal Frame for Xamarin Forms with rounded corners and shadows.</text:p>
          </table:table-cell>
        </table:table-row>
        <table:table-row table:style-name="ro1">
          <table:table-cell table:formula="of:=COM.MICROSOFT.CONCAT(&quot;![GitHub Repo stars](https://img.shields.io/github/stars/&quot;;[.B497];&quot;?label=&quot;;[.B497];&quot;&amp;style=social)&quot;)" office:value-type="string" office:string-value="![GitHub Repo stars](https://img.shields.io/github/stars/ravisinghunnao/Xamarin.forms.PropertyAnimation?label=ravisinghunnao/Xamarin.forms.PropertyAnimation&amp;style=social)" calcext:value-type="string">
            <text:p>![GitHub Repo stars](https://img.shields.io/github/stars/ravisinghunnao/Xamarin.forms.PropertyAnimation?label=ravisinghunnao/Xamarin.forms.PropertyAnimation&amp;style=social)</text:p>
          </table:table-cell>
          <table:table-cell table:formula="of:=MID([.G497];[.C497];[.E497]-[.C497])" office:value-type="string" office:string-value="ravisinghunnao/Xamarin.forms.PropertyAnimation" calcext:value-type="string">
            <text:p>ravisinghunnao/Xamarin.forms.PropertyAnimation</text:p>
          </table:table-cell>
          <table:table-cell table:formula="of:=FIND(&quot;github.com/&quot;;[.G497])+11" office:value-type="float" office:value="59" calcext:value-type="float">
            <text:p>59</text:p>
          </table:table-cell>
          <table:table-cell table:formula="of:=MID([.G497];[.F497]+1;[.E497]-[.F497]-1)" office:value-type="string" office:string-value="https://github.com/ravisinghunnao/Xamarin.forms.PropertyAnimation" calcext:value-type="string">
            <text:p>https://github.com/ravisinghunnao/Xamarin.forms.PropertyAnimation</text:p>
          </table:table-cell>
          <table:table-cell table:formula="of:=FIND(&quot;)&quot;;[.G497])" office:value-type="float" office:value="105" calcext:value-type="float">
            <text:p>105</text:p>
          </table:table-cell>
          <table:table-cell table:formula="of:=FIND(&quot;(&quot;;[.G497])" office:value-type="float" office:value="39" calcext:value-type="float">
            <text:p>39</text:p>
          </table:table-cell>
          <table:table-cell office:value-type="string" calcext:value-type="string">
            <text:p>- [Xamarin.Forms.PropertyAnimation ★1](https://github.com/ravisinghunnao/Xamarin.forms.PropertyAnimation): This is an animation library for xamarin forms controls. We can animate any property with supported type.</text:p>
          </table:table-cell>
        </table:table-row>
        <table:table-row table:style-name="ro1">
          <table:table-cell table:formula="of:=COM.MICROSOFT.CONCAT(&quot;![GitHub Repo stars](https://img.shields.io/github/stars/&quot;;[.B498];&quot;?label=&quot;;[.B498];&quot;&amp;style=social)&quot;)" office:value-type="string" office:string-value="![GitHub Repo stars](https://img.shields.io/github/stars/SKLn-Rad/Xam.Plugin.PopupMenu?label=SKLn-Rad/Xam.Plugin.PopupMenu&amp;style=social)" calcext:value-type="string">
            <text:p>![GitHub Repo stars](https://img.shields.io/github/stars/SKLn-Rad/Xam.Plugin.PopupMenu?label=SKLn-Rad/Xam.Plugin.PopupMenu&amp;style=social)</text:p>
          </table:table-cell>
          <table:table-cell table:formula="of:=MID([.G498];[.C498];[.E498]-[.C498])" office:value-type="string" office:string-value="SKLn-Rad/Xam.Plugin.PopupMenu" calcext:value-type="string">
            <text:p>SKLn-Rad/Xam.Plugin.PopupMenu</text:p>
          </table:table-cell>
          <table:table-cell table:formula="of:=FIND(&quot;github.com/&quot;;[.G498])+11" office:value-type="float" office:value="49" calcext:value-type="float">
            <text:p>49</text:p>
          </table:table-cell>
          <table:table-cell table:formula="of:=MID([.G498];[.F498]+1;[.E498]-[.F498]-1)" office:value-type="string" office:string-value="https://github.com/SKLn-Rad/Xam.Plugin.PopupMenu" calcext:value-type="string">
            <text:p>https://github.com/SKLn-Rad/Xam.Plugin.PopupMenu</text:p>
          </table:table-cell>
          <table:table-cell table:formula="of:=FIND(&quot;)&quot;;[.G498])" office:value-type="float" office:value="78" calcext:value-type="float">
            <text:p>78</text:p>
          </table:table-cell>
          <table:table-cell table:formula="of:=FIND(&quot;(&quot;;[.G498])" office:value-type="float" office:value="29" calcext:value-type="float">
            <text:p>29</text:p>
          </table:table-cell>
          <table:table-cell office:value-type="string" calcext:value-type="string">
            <text:p>- [Xam.Plugin.PopupMenu ★58](https://github.com/SKLn-Rad/Xam.Plugin.PopupMenu): A simple popup menu for Xamarin Forms. </text:p>
          </table:table-cell>
        </table:table-row>
        <table:table-row table:style-name="ro1">
          <table:table-cell table:formula="of:=COM.MICROSOFT.CONCAT(&quot;![GitHub Repo stars](https://img.shields.io/github/stars/&quot;;[.B499];&quot;?label=&quot;;[.B499];&quot;&amp;style=social)&quot;)" office:value-type="string" office:string-value="![GitHub Repo stars](https://img.shields.io/github/stars/halkar/xamarin-range-slider?label=halkar/xamarin-range-slider&amp;style=social)" calcext:value-type="string">
            <text:p>![GitHub Repo stars](https://img.shields.io/github/stars/halkar/xamarin-range-slider?label=halkar/xamarin-range-slider&amp;style=social)</text:p>
          </table:table-cell>
          <table:table-cell table:formula="of:=MID([.G499];[.C499];[.E499]-[.C499])" office:value-type="string" office:string-value="halkar/xamarin-range-slider" calcext:value-type="string">
            <text:p>halkar/xamarin-range-slider</text:p>
          </table:table-cell>
          <table:table-cell table:formula="of:=FIND(&quot;github.com/&quot;;[.G499])+11" office:value-type="float" office:value="48" calcext:value-type="float">
            <text:p>48</text:p>
          </table:table-cell>
          <table:table-cell table:formula="of:=MID([.G499];[.F499]+1;[.E499]-[.F499]-1)" office:value-type="string" office:string-value="https://github.com/halkar/xamarin-range-slider" calcext:value-type="string">
            <text:p>https://github.com/halkar/xamarin-range-slider</text:p>
          </table:table-cell>
          <table:table-cell table:formula="of:=FIND(&quot;)&quot;;[.G499])" office:value-type="float" office:value="75" calcext:value-type="float">
            <text:p>75</text:p>
          </table:table-cell>
          <table:table-cell table:formula="of:=FIND(&quot;(&quot;;[.G499])" office:value-type="float" office:value="28" calcext:value-type="float">
            <text:p>28</text:p>
          </table:table-cell>
          <table:table-cell office:value-type="string" calcext:value-type="string">
            <text:p>- [Xamarin.RangeSlider ★88](https://github.com/halkar/xamarin-range-slider): Pick ranges in <text:s/>Xamarin.Forms.</text:p>
          </table:table-cell>
        </table:table-row>
        <table:table-row table:style-name="ro1">
          <table:table-cell table:formula="of:=COM.MICROSOFT.CONCAT(&quot;![GitHub Repo stars](https://img.shields.io/github/stars/&quot;;[.B500];&quot;?label=&quot;;[.B500];&quot;&amp;style=social)&quot;)" office:value-type="string" office:string-value="![GitHub Repo stars](https://img.shields.io/github/stars/LeslieCorrea/Xamarin-Forms-Custom-Activity-Indicator?label=LeslieCorrea/Xamarin-Forms-Custom-Activity-Indicator&amp;style=social)" calcext:value-type="string">
            <text:p>![GitHub Repo stars](https://img.shields.io/github/stars/LeslieCorrea/Xamarin-Forms-Custom-Activity-Indicator?label=LeslieCorrea/Xamarin-Forms-Custom-Activity-Indicator&amp;style=social)</text:p>
          </table:table-cell>
          <table:table-cell table:formula="of:=MID([.G500];[.C500];[.E500]-[.C500])" office:value-type="string" office:string-value="LeslieCorrea/Xamarin-Forms-Custom-Activity-Indicator" calcext:value-type="string">
            <text:p>LeslieCorrea/Xamarin-Forms-Custom-Activity-Indicator</text:p>
          </table:table-cell>
          <table:table-cell table:formula="of:=FIND(&quot;github.com/&quot;;[.G500])+11" office:value-type="float" office:value="68" calcext:value-type="float">
            <text:p>68</text:p>
          </table:table-cell>
          <table:table-cell table:formula="of:=MID([.G500];[.F500]+1;[.E500]-[.F500]-1)" office:value-type="string" office:string-value="https://github.com/LeslieCorrea/Xamarin-Forms-Custom-Activity-Indicator" calcext:value-type="string">
            <text:p>https://github.com/LeslieCorrea/Xamarin-Forms-Custom-Activity-Indicator</text:p>
          </table:table-cell>
          <table:table-cell table:formula="of:=FIND(&quot;)&quot;;[.G500])" office:value-type="float" office:value="120" calcext:value-type="float">
            <text:p>120</text:p>
          </table:table-cell>
          <table:table-cell table:formula="of:=FIND(&quot;(&quot;;[.G500])" office:value-type="float" office:value="48" calcext:value-type="float">
            <text:p>48</text:p>
          </table:table-cell>
          <table:table-cell office:value-type="string" calcext:value-type="string">
            <text:p>- [Xamarin-Forms-Custom-Activity-Indicator ★12](https://github.com/LeslieCorrea/Xamarin-Forms-Custom-Activity-Indicator): Xamarin Forms Custom Activity Indicator using GIF image. </text:p>
          </table:table-cell>
        </table:table-row>
        <table:table-row table:style-name="ro1">
          <table:table-cell table:formula="of:=COM.MICROSOFT.CONCAT(&quot;![GitHub Repo stars](https://img.shields.io/github/stars/&quot;;[.B501];&quot;?label=&quot;;[.B501];&quot;&amp;style=social)&quot;)" office:value-type="string" office:string-value="![GitHub Repo stars](https://img.shields.io/github/stars/DottorPagliaccius/Xamarin-Custom-Controls/tree/master/src/Xamarin.CustomControls.AutoCompleteView?label=DottorPagliaccius/Xamarin-Custom-Controls/tree/master/src/Xamarin.CustomControls.AutoCompleteView&amp;style=social)" calcext:value-type="string">
            <text:p>![GitHub Repo stars](https://img.shields.io/github/stars/DottorPagliaccius/Xamarin-Custom-Controls/tree/master/src/Xamarin.CustomControls.AutoCompleteView?label=DottorPagliaccius/Xamarin-Custom-Controls/tree/master/src/Xamarin.CustomControls.AutoCompleteView&amp;style=social)</text:p>
          </table:table-cell>
          <table:table-cell table:formula="of:=MID([.G501];[.C501];[.E501]-[.C501])" office:value-type="string" office:string-value="DottorPagliaccius/Xamarin-Custom-Controls/tree/master/src/Xamarin.CustomControls.AutoCompleteView" calcext:value-type="string">
            <text:p>DottorPagliaccius/Xamarin-Custom-Controls/tree/master/src/Xamarin.CustomControls.AutoCompleteView</text:p>
          </table:table-cell>
          <table:table-cell table:formula="of:=FIND(&quot;github.com/&quot;;[.G501])+11" office:value-type="float" office:value="69" calcext:value-type="float">
            <text:p>69</text:p>
          </table:table-cell>
          <table:table-cell table:formula="of:=MID([.G501];[.F501]+1;[.E501]-[.F501]-1)" office:value-type="string" office:string-value="https://github.com/DottorPagliaccius/Xamarin-Custom-Controls/tree/master/src/Xamarin.CustomControls.AutoCompleteView" calcext:value-type="string">
            <text:p>https://github.com/DottorPagliaccius/Xamarin-Custom-Controls/tree/master/src/Xamarin.CustomControls.AutoCompleteView</text:p>
          </table:table-cell>
          <table:table-cell table:formula="of:=FIND(&quot;)&quot;;[.G501])" office:value-type="float" office:value="166" calcext:value-type="float">
            <text:p>166</text:p>
          </table:table-cell>
          <table:table-cell table:formula="of:=FIND(&quot;(&quot;;[.G501])" office:value-type="float" office:value="49" calcext:value-type="float">
            <text:p>49</text:p>
          </table:table-cell>
          <table:table-cell office:value-type="string" calcext:value-type="string">
            <text:p>- [Xamarin.CustomControls.AutoCompleteView ★100](https://github.com/DottorPagliaccius/Xamarin-Custom-Controls/tree/master/src/Xamarin.CustomControls.AutoCompleteView): AutoCompleteView for Xamarin Forms.</text:p>
          </table:table-cell>
        </table:table-row>
        <table:table-row table:style-name="ro1">
          <table:table-cell table:formula="of:=COM.MICROSOFT.CONCAT(&quot;![GitHub Repo stars](https://img.shields.io/github/stars/&quot;;[.B502];&quot;?label=&quot;;[.B502];&quot;&amp;style=social)&quot;)" office:value-type="string" office:string-value="![GitHub Repo stars](https://img.shields.io/github/stars/jakelli/XamarinFormsBottomSheet?label=jakelli/XamarinFormsBottomSheet&amp;style=social)" calcext:value-type="string">
            <text:p>![GitHub Repo stars](https://img.shields.io/github/stars/jakelli/XamarinFormsBottomSheet?label=jakelli/XamarinFormsBottomSheet&amp;style=social)</text:p>
          </table:table-cell>
          <table:table-cell table:formula="of:=MID([.G502];[.C502];[.E502]-[.C502])" office:value-type="string" office:string-value="jakelli/XamarinFormsBottomSheet" calcext:value-type="string">
            <text:p>jakelli/XamarinFormsBottomSheet</text:p>
          </table:table-cell>
          <table:table-cell table:formula="of:=FIND(&quot;github.com/&quot;;[.G502])+11" office:value-type="float" office:value="51" calcext:value-type="float">
            <text:p>51</text:p>
          </table:table-cell>
          <table:table-cell table:formula="of:=MID([.G502];[.F502]+1;[.E502]-[.F502]-1)" office:value-type="string" office:string-value="https://github.com/jakelli/XamarinFormsBottomSheet" calcext:value-type="string">
            <text:p>https://github.com/jakelli/XamarinFormsBottomSheet</text:p>
          </table:table-cell>
          <table:table-cell table:formula="of:=FIND(&quot;)&quot;;[.G502])" office:value-type="float" office:value="82" calcext:value-type="float">
            <text:p>82</text:p>
          </table:table-cell>
          <table:table-cell table:formula="of:=FIND(&quot;(&quot;;[.G502])" office:value-type="float" office:value="31" calcext:value-type="float">
            <text:p>31</text:p>
          </table:table-cell>
          <table:table-cell office:value-type="string" calcext:value-type="string">
            <text:p>- [XamarinFormsBottomSheet ★4](https://github.com/jakelli/XamarinFormsBottomSheet): Customizable cross platform bottom sheet.</text:p>
          </table:table-cell>
        </table:table-row>
        <table:table-row table:style-name="ro1">
          <table:table-cell table:formula="of:=COM.MICROSOFT.CONCAT(&quot;![GitHub Repo stars](https://img.shields.io/github/stars/&quot;;[.B503];&quot;?label=&quot;;[.B503];&quot;&amp;style=social)&quot;)" office:value-type="string" office:string-value="![GitHub Repo stars](https://img.shields.io/github/stars/sumeyyaarar/XamarinFormsCustomSlider?label=sumeyyaarar/XamarinFormsCustomSlider&amp;style=social)" calcext:value-type="string">
            <text:p>![GitHub Repo stars](https://img.shields.io/github/stars/sumeyyaarar/XamarinFormsCustomSlider?label=sumeyyaarar/XamarinFormsCustomSlider&amp;style=social)</text:p>
          </table:table-cell>
          <table:table-cell table:formula="of:=MID([.G503];[.C503];[.E503]-[.C503])" office:value-type="string" office:string-value="sumeyyaarar/XamarinFormsCustomSlider" calcext:value-type="string">
            <text:p>sumeyyaarar/XamarinFormsCustomSlider</text:p>
          </table:table-cell>
          <table:table-cell table:formula="of:=FIND(&quot;github.com/&quot;;[.G503])+11" office:value-type="float" office:value="52" calcext:value-type="float">
            <text:p>52</text:p>
          </table:table-cell>
          <table:table-cell table:formula="of:=MID([.G503];[.F503]+1;[.E503]-[.F503]-1)" office:value-type="string" office:string-value="https://github.com/sumeyyaarar/XamarinFormsCustomSlider" calcext:value-type="string">
            <text:p>https://github.com/sumeyyaarar/XamarinFormsCustomSlider</text:p>
          </table:table-cell>
          <table:table-cell table:formula="of:=FIND(&quot;)&quot;;[.G503])" office:value-type="float" office:value="88" calcext:value-type="float">
            <text:p>88</text:p>
          </table:table-cell>
          <table:table-cell table:formula="of:=FIND(&quot;(&quot;;[.G503])" office:value-type="float" office:value="32" calcext:value-type="float">
            <text:p>32</text:p>
          </table:table-cell>
          <table:table-cell office:value-type="string" calcext:value-type="string">
            <text:p>- [XamarinFormsCustomSlider ★6](https://github.com/sumeyyaarar/XamarinFormsCustomSlider): Simple Xamarin.Forms Slider without defining custom renderer. Put a floating label on top of it.</text:p>
          </table:table-cell>
        </table:table-row>
        <table:table-row table:style-name="ro1">
          <table:table-cell table:formula="of:=COM.MICROSOFT.CONCAT(&quot;![GitHub Repo stars](https://img.shields.io/github/stars/&quot;;[.B504];&quot;?label=&quot;;[.B504];&quot;&amp;style=social)&quot;)" office:value-type="string" office:string-value="![GitHub Repo stars](https://img.shields.io/github/stars/XamFormsExtended/Xfx.Controls?label=XamFormsExtended/Xfx.Controls&amp;style=social)" calcext:value-type="string">
            <text:p>![GitHub Repo stars](https://img.shields.io/github/stars/XamFormsExtended/Xfx.Controls?label=XamFormsExtended/Xfx.Controls&amp;style=social)</text:p>
          </table:table-cell>
          <table:table-cell table:formula="of:=MID([.G504];[.C504];[.E504]-[.C504])" office:value-type="string" office:string-value="XamFormsExtended/Xfx.Controls" calcext:value-type="string">
            <text:p>XamFormsExtended/Xfx.Controls</text:p>
          </table:table-cell>
          <table:table-cell table:formula="of:=FIND(&quot;github.com/&quot;;[.G504])+11" office:value-type="float" office:value="61" calcext:value-type="float">
            <text:p>61</text:p>
          </table:table-cell>
          <table:table-cell table:formula="of:=MID([.G504];[.F504]+1;[.E504]-[.F504]-1)" office:value-type="string" office:string-value="https://github.com/XamFormsExtended/Xfx.Controls" calcext:value-type="string">
            <text:p>https://github.com/XamFormsExtended/Xfx.Controls</text:p>
          </table:table-cell>
          <table:table-cell table:formula="of:=FIND(&quot;)&quot;;[.G504])" office:value-type="float" office:value="90" calcext:value-type="float">
            <text:p>90</text:p>
          </table:table-cell>
          <table:table-cell table:formula="of:=FIND(&quot;(&quot;;[.G504])" office:value-type="float" office:value="41" calcext:value-type="float">
            <text:p>41</text:p>
          </table:table-cell>
          <table:table-cell office:value-type="string" calcext:value-type="string">
            <text:p>- [Xamarin Forms Extended Controls ★184](https://github.com/XamFormsExtended/Xfx.Controls): These controls are just a few controls that differ from the baked in Xamarin.Forms Controls.</text:p>
          </table:table-cell>
        </table:table-row>
        <table:table-row table:style-name="ro1">
          <table:table-cell table:formula="of:=COM.MICROSOFT.CONCAT(&quot;![GitHub Repo stars](https://img.shields.io/github/stars/&quot;;[.B505];&quot;?label=&quot;;[.B505];&quot;&amp;style=social)&quot;)" office:value-type="string" office:string-value="![GitHub Repo stars](https://img.shields.io/github/stars/Tommigun1980/Xamarin.Forms.ExtendedLifecycleContentPage?label=Tommigun1980/Xamarin.Forms.ExtendedLifecycleContentPage&amp;style=social)" calcext:value-type="string">
            <text:p>![GitHub Repo stars](https://img.shields.io/github/stars/Tommigun1980/Xamarin.Forms.ExtendedLifecycleContentPage?label=Tommigun1980/Xamarin.Forms.ExtendedLifecycleContentPage&amp;style=social)</text:p>
          </table:table-cell>
          <table:table-cell table:formula="of:=MID([.G505];[.C505];[.E505]-[.C505])" office:value-type="string" office:string-value="Tommigun1980/Xamarin.Forms.ExtendedLifecycleContentPage" calcext:value-type="string">
            <text:p>Tommigun1980/Xamarin.Forms.ExtendedLifecycleContentPage</text:p>
          </table:table-cell>
          <table:table-cell table:formula="of:=FIND(&quot;github.com/&quot;;[.G505])+11" office:value-type="float" office:value="70" calcext:value-type="float">
            <text:p>70</text:p>
          </table:table-cell>
          <table:table-cell table:formula="of:=MID([.G505];[.F505]+1;[.E505]-[.F505]-1)" office:value-type="string" office:string-value="https://github.com/Tommigun1980/Xamarin.Forms.ExtendedLifecycleContentPage" calcext:value-type="string">
            <text:p>https://github.com/Tommigun1980/Xamarin.Forms.ExtendedLifecycleContentPage</text:p>
          </table:table-cell>
          <table:table-cell table:formula="of:=FIND(&quot;)&quot;;[.G505])" office:value-type="float" office:value="125" calcext:value-type="float">
            <text:p>125</text:p>
          </table:table-cell>
          <table:table-cell table:formula="of:=FIND(&quot;(&quot;;[.G505])" office:value-type="float" office:value="50" calcext:value-type="float">
            <text:p>50</text:p>
          </table:table-cell>
          <table:table-cell office:value-type="string" calcext:value-type="string">
            <text:p>- [Xamarin.Forms.ExtendedLifecycleContentPage ★5](https://github.com/Tommigun1980/Xamarin.Forms.ExtendedLifecycleContentPage): Extended lifecycle support for Xamaring.Forms.ContentPage.</text:p>
          </table:table-cell>
        </table:table-row>
        <table:table-row table:style-name="ro1">
          <table:table-cell table:formula="of:=COM.MICROSOFT.CONCAT(&quot;![GitHub Repo stars](https://img.shields.io/github/stars/&quot;;[.B506];&quot;?label=&quot;;[.B506];&quot;&amp;style=social)&quot;)" office:value-type="string" office:string-value="![GitHub Repo stars](https://img.shields.io/github/stars/Depechie/XamarinFormsFloatingTabs?label=Depechie/XamarinFormsFloatingTabs&amp;style=social)" calcext:value-type="string">
            <text:p>![GitHub Repo stars](https://img.shields.io/github/stars/Depechie/XamarinFormsFloatingTabs?label=Depechie/XamarinFormsFloatingTabs&amp;style=social)</text:p>
          </table:table-cell>
          <table:table-cell table:formula="of:=MID([.G506];[.C506];[.E506]-[.C506])" office:value-type="string" office:string-value="Depechie/XamarinFormsFloatingTabs" calcext:value-type="string">
            <text:p>Depechie/XamarinFormsFloatingTabs</text:p>
          </table:table-cell>
          <table:table-cell table:formula="of:=FIND(&quot;github.com/&quot;;[.G506])+11" office:value-type="float" office:value="53" calcext:value-type="float">
            <text:p>53</text:p>
          </table:table-cell>
          <table:table-cell table:formula="of:=MID([.G506];[.F506]+1;[.E506]-[.F506]-1)" office:value-type="string" office:string-value="https://github.com/Depechie/XamarinFormsFloatingTabs" calcext:value-type="string">
            <text:p>https://github.com/Depechie/XamarinFormsFloatingTabs</text:p>
          </table:table-cell>
          <table:table-cell table:formula="of:=FIND(&quot;)&quot;;[.G506])" office:value-type="float" office:value="86" calcext:value-type="float">
            <text:p>86</text:p>
          </table:table-cell>
          <table:table-cell table:formula="of:=FIND(&quot;(&quot;;[.G506])" office:value-type="float" office:value="33" calcext:value-type="float">
            <text:p>33</text:p>
          </table:table-cell>
          <table:table-cell office:value-type="string" calcext:value-type="string">
            <text:p>- [XamarinFormsFloatingTabs ★15](https://github.com/Depechie/XamarinFormsFloatingTabs): Xamarin.Forms floating tabs.</text:p>
          </table:table-cell>
        </table:table-row>
        <table:table-row table:style-name="ro1">
          <table:table-cell table:formula="of:=COM.MICROSOFT.CONCAT(&quot;![GitHub Repo stars](https://img.shields.io/github/stars/&quot;;[.B507];&quot;?label=&quot;;[.B507];&quot;&amp;style=social)&quot;)" office:value-type="string" office:string-value="![GitHub Repo stars](https://img.shields.io/github/stars/softlion/XamarinFormsGesture?label=softlion/XamarinFormsGesture&amp;style=social)" calcext:value-type="string">
            <text:p>![GitHub Repo stars](https://img.shields.io/github/stars/softlion/XamarinFormsGesture?label=softlion/XamarinFormsGesture&amp;style=social)</text:p>
          </table:table-cell>
          <table:table-cell table:formula="of:=MID([.G507];[.C507];[.E507]-[.C507])" office:value-type="string" office:string-value="softlion/XamarinFormsGesture" calcext:value-type="string">
            <text:p>softlion/XamarinFormsGesture</text:p>
          </table:table-cell>
          <table:table-cell table:formula="of:=FIND(&quot;github.com/&quot;;[.G507])+11" office:value-type="float" office:value="48" calcext:value-type="float">
            <text:p>48</text:p>
          </table:table-cell>
          <table:table-cell table:formula="of:=MID([.G507];[.F507]+1;[.E507]-[.F507]-1)" office:value-type="string" office:string-value="https://github.com/softlion/XamarinFormsGesture" calcext:value-type="string">
            <text:p>https://github.com/softlion/XamarinFormsGesture</text:p>
          </table:table-cell>
          <table:table-cell table:formula="of:=FIND(&quot;)&quot;;[.G507])" office:value-type="float" office:value="76" calcext:value-type="float">
            <text:p>76</text:p>
          </table:table-cell>
          <table:table-cell table:formula="of:=FIND(&quot;(&quot;;[.G507])" office:value-type="float" office:value="28" calcext:value-type="float">
            <text:p>28</text:p>
          </table:table-cell>
          <table:table-cell office:value-type="string" calcext:value-type="string">
            <text:p>- [XamarinFormsGesture ★69](https://github.com/softlion/XamarinFormsGesture): Xamarin Form Gesture Effects.</text:p>
          </table:table-cell>
        </table:table-row>
        <table:table-row table:style-name="ro1">
          <table:table-cell table:formula="of:=COM.MICROSOFT.CONCAT(&quot;![GitHub Repo stars](https://img.shields.io/github/stars/&quot;;[.B508];&quot;?label=&quot;;[.B508];&quot;&amp;style=social)&quot;)" office:value-type="string" office:string-value="![GitHub Repo stars](https://img.shields.io/github/stars/hesamdarbandi/XamPersianCalendar?label=hesamdarbandi/XamPersianCalendar&amp;style=social)" calcext:value-type="string">
            <text:p>![GitHub Repo stars](https://img.shields.io/github/stars/hesamdarbandi/XamPersianCalendar?label=hesamdarbandi/XamPersianCalendar&amp;style=social)</text:p>
          </table:table-cell>
          <table:table-cell table:formula="of:=MID([.G508];[.C508];[.E508]-[.C508])" office:value-type="string" office:string-value="hesamdarbandi/XamPersianCalendar" calcext:value-type="string">
            <text:p>hesamdarbandi/XamPersianCalendar</text:p>
          </table:table-cell>
          <table:table-cell table:formula="of:=FIND(&quot;github.com/&quot;;[.G508])+11" office:value-type="float" office:value="51" calcext:value-type="float">
            <text:p>51</text:p>
          </table:table-cell>
          <table:table-cell table:formula="of:=MID([.G508];[.F508]+1;[.E508]-[.F508]-1)" office:value-type="string" office:string-value="https://github.com/hesamdarbandi/XamPersianCalendar" calcext:value-type="string">
            <text:p>https://github.com/hesamdarbandi/XamPersianCalendar</text:p>
          </table:table-cell>
          <table:table-cell table:formula="of:=FIND(&quot;)&quot;;[.G508])" office:value-type="float" office:value="83" calcext:value-type="float">
            <text:p>83</text:p>
          </table:table-cell>
          <table:table-cell table:formula="of:=FIND(&quot;(&quot;;[.G508])" office:value-type="float" office:value="31" calcext:value-type="float">
            <text:p>31</text:p>
          </table:table-cell>
          <table:table-cell office:value-type="string" calcext:value-type="string">
            <text:p>- [XamarinFormPersianCalendar](https://github.com/hesamdarbandi/XamPersianCalendar): Persian Calendar Control For XamarinForms.</text:p>
          </table:table-cell>
        </table:table-row>
        <table:table-row table:style-name="ro1">
          <table:table-cell table:formula="of:=COM.MICROSOFT.CONCAT(&quot;![GitHub Repo stars](https://img.shields.io/github/stars/&quot;;[.B509];&quot;?label=&quot;;[.B509];&quot;&amp;style=social)&quot;)" office:value-type="string" office:string-value="![GitHub Repo stars](https://img.shields.io/github/stars/enisn/Xamarin.Forms.InputKit?label=enisn/Xamarin.Forms.InputKit&amp;style=social)" calcext:value-type="string">
            <text:p>![GitHub Repo stars](https://img.shields.io/github/stars/enisn/Xamarin.Forms.InputKit?label=enisn/Xamarin.Forms.InputKit&amp;style=social)</text:p>
          </table:table-cell>
          <table:table-cell table:formula="of:=MID([.G509];[.C509];[.E509]-[.C509])" office:value-type="string" office:string-value="enisn/Xamarin.Forms.InputKit" calcext:value-type="string">
            <text:p>enisn/Xamarin.Forms.InputKit</text:p>
          </table:table-cell>
          <table:table-cell table:formula="of:=FIND(&quot;github.com/&quot;;[.G509])+11" office:value-type="float" office:value="52" calcext:value-type="float">
            <text:p>52</text:p>
          </table:table-cell>
          <table:table-cell table:formula="of:=MID([.G509];[.F509]+1;[.E509]-[.F509]-1)" office:value-type="string" office:string-value="https://github.com/enisn/Xamarin.Forms.InputKit" calcext:value-type="string">
            <text:p>https://github.com/enisn/Xamarin.Forms.InputKit</text:p>
          </table:table-cell>
          <table:table-cell table:formula="of:=FIND(&quot;)&quot;;[.G509])" office:value-type="float" office:value="80" calcext:value-type="float">
            <text:p>80</text:p>
          </table:table-cell>
          <table:table-cell table:formula="of:=FIND(&quot;(&quot;;[.G509])" office:value-type="float" office:value="32" calcext:value-type="float">
            <text:p>32</text:p>
          </table:table-cell>
          <table:table-cell office:value-type="string" calcext:value-type="string">
            <text:p>- [Xamarin.Forms.InputKit ★323](https://github.com/enisn/Xamarin.Forms.InputKit): CheckBox, Radio Button, Labeled Slider, Dropdows etc. </text:p>
          </table:table-cell>
        </table:table-row>
        <table:table-row table:style-name="ro1">
          <table:table-cell table:formula="of:=COM.MICROSOFT.CONCAT(&quot;![GitHub Repo stars](https://img.shields.io/github/stars/&quot;;[.B510];&quot;?label=&quot;;[.B510];&quot;&amp;style=social)&quot;)" office:value-type="string" office:string-value="![GitHub Repo stars](https://img.shields.io/github/stars/felipebaltazar/Xamarin.Forms.NeoControls?label=felipebaltazar/Xamarin.Forms.NeoControls&amp;style=social)" calcext:value-type="string">
            <text:p>![GitHub Repo stars](https://img.shields.io/github/stars/felipebaltazar/Xamarin.Forms.NeoControls?label=felipebaltazar/Xamarin.Forms.NeoControls&amp;style=social)</text:p>
          </table:table-cell>
          <table:table-cell table:formula="of:=MID([.G510];[.C510];[.E510]-[.C510])" office:value-type="string" office:string-value="felipebaltazar/Xamarin.Forms.NeoControls" calcext:value-type="string">
            <text:p>felipebaltazar/Xamarin.Forms.NeoControls</text:p>
          </table:table-cell>
          <table:table-cell table:formula="of:=FIND(&quot;github.com/&quot;;[.G510])+11" office:value-type="float" office:value="54" calcext:value-type="float">
            <text:p>54</text:p>
          </table:table-cell>
          <table:table-cell table:formula="of:=MID([.G510];[.F510]+1;[.E510]-[.F510]-1)" office:value-type="string" office:string-value="https://github.com/felipebaltazar/Xamarin.Forms.NeoControls" calcext:value-type="string">
            <text:p>https://github.com/felipebaltazar/Xamarin.Forms.NeoControls</text:p>
          </table:table-cell>
          <table:table-cell table:formula="of:=FIND(&quot;)&quot;;[.G510])" office:value-type="float" office:value="94" calcext:value-type="float">
            <text:p>94</text:p>
          </table:table-cell>
          <table:table-cell table:formula="of:=FIND(&quot;(&quot;;[.G510])" office:value-type="float" office:value="34" calcext:value-type="float">
            <text:p>34</text:p>
          </table:table-cell>
          <table:table-cell office:value-type="string" calcext:value-type="string">
            <text:p>- [Xamarin.Forms.NeoControls ★58](https://github.com/felipebaltazar/Xamarin.Forms.NeoControls): Neomorphic controls for Xamarin.Forms.</text:p>
          </table:table-cell>
        </table:table-row>
        <table:table-row table:style-name="ro1">
          <table:table-cell table:formula="of:=COM.MICROSOFT.CONCAT(&quot;![GitHub Repo stars](https://img.shields.io/github/stars/&quot;;[.B511];&quot;?label=&quot;;[.B511];&quot;&amp;style=social)&quot;)" office:value-type="string" office:string-value="![GitHub Repo stars](https://img.shields.io/github/stars/roubachof/Xamarin.Forms.Nuke?label=roubachof/Xamarin.Forms.Nuke&amp;style=social)" calcext:value-type="string">
            <text:p>![GitHub Repo stars](https://img.shields.io/github/stars/roubachof/Xamarin.Forms.Nuke?label=roubachof/Xamarin.Forms.Nuke&amp;style=social)</text:p>
          </table:table-cell>
          <table:table-cell table:formula="of:=MID([.G511];[.C511];[.E511]-[.C511])" office:value-type="string" office:string-value="roubachof/Xamarin.Forms.Nuke" calcext:value-type="string">
            <text:p>roubachof/Xamarin.Forms.Nuke</text:p>
          </table:table-cell>
          <table:table-cell table:formula="of:=FIND(&quot;github.com/&quot;;[.G511])+11" office:value-type="float" office:value="47" calcext:value-type="float">
            <text:p>47</text:p>
          </table:table-cell>
          <table:table-cell table:formula="of:=MID([.G511];[.F511]+1;[.E511]-[.F511]-1)" office:value-type="string" office:string-value="https://github.com/roubachof/Xamarin.Forms.Nuke" calcext:value-type="string">
            <text:p>https://github.com/roubachof/Xamarin.Forms.Nuke</text:p>
          </table:table-cell>
          <table:table-cell table:formula="of:=FIND(&quot;)&quot;;[.G511])" office:value-type="float" office:value="75" calcext:value-type="float">
            <text:p>75</text:p>
          </table:table-cell>
          <table:table-cell table:formula="of:=FIND(&quot;(&quot;;[.G511])" office:value-type="float" office:value="27" calcext:value-type="float">
            <text:p>27</text:p>
          </table:table-cell>
          <table:table-cell office:value-type="string" calcext:value-type="string">
            <text:p>- [Xamarin.Forms.Nuke ★61](https://github.com/roubachof/Xamarin.Forms.Nuke): The famous iOS Nuke native image caching library for Xamarin.Forms.</text:p>
          </table:table-cell>
        </table:table-row>
        <table:table-row table:style-name="ro1">
          <table:table-cell table:formula="of:=COM.MICROSOFT.CONCAT(&quot;![GitHub Repo stars](https://img.shields.io/github/stars/&quot;;[.B512];&quot;?label=&quot;;[.B512];&quot;&amp;style=social)&quot;)" office:value-type="string" office:string-value="![GitHub Repo stars](https://img.shields.io/github/stars/TBertuzzi/Xamarin.Forms.MaskedEntry?label=TBertuzzi/Xamarin.Forms.MaskedEntry&amp;style=social)" calcext:value-type="string">
            <text:p>![GitHub Repo stars](https://img.shields.io/github/stars/TBertuzzi/Xamarin.Forms.MaskedEntry?label=TBertuzzi/Xamarin.Forms.MaskedEntry&amp;style=social)</text:p>
          </table:table-cell>
          <table:table-cell table:formula="of:=MID([.G512];[.C512];[.E512]-[.C512])" office:value-type="string" office:string-value="TBertuzzi/Xamarin.Forms.MaskedEntry" calcext:value-type="string">
            <text:p>TBertuzzi/Xamarin.Forms.MaskedEntry</text:p>
          </table:table-cell>
          <table:table-cell table:formula="of:=FIND(&quot;github.com/&quot;;[.G512])+11" office:value-type="float" office:value="54" calcext:value-type="float">
            <text:p>54</text:p>
          </table:table-cell>
          <table:table-cell table:formula="of:=MID([.G512];[.F512]+1;[.E512]-[.F512]-1)" office:value-type="string" office:string-value="https://github.com/TBertuzzi/Xamarin.Forms.MaskedEntry" calcext:value-type="string">
            <text:p>https://github.com/TBertuzzi/Xamarin.Forms.MaskedEntry</text:p>
          </table:table-cell>
          <table:table-cell table:formula="of:=FIND(&quot;)&quot;;[.G512])" office:value-type="float" office:value="89" calcext:value-type="float">
            <text:p>89</text:p>
          </table:table-cell>
          <table:table-cell table:formula="of:=FIND(&quot;(&quot;;[.G512])" office:value-type="float" office:value="34" calcext:value-type="float">
            <text:p>34</text:p>
          </table:table-cell>
          <table:table-cell office:value-type="string" calcext:value-type="string">
            <text:p>- [Xamarin.Forms.MaskedEntry ★14](https://github.com/TBertuzzi/Xamarin.Forms.MaskedEntry): Use mask in your Xamarin.Forms apps.</text:p>
          </table:table-cell>
        </table:table-row>
        <table:table-row table:style-name="ro1">
          <table:table-cell table:formula="of:=COM.MICROSOFT.CONCAT(&quot;![GitHub Repo stars](https://img.shields.io/github/stars/&quot;;[.B513];&quot;?label=&quot;;[.B513];&quot;&amp;style=social)&quot;)" office:value-type="string" office:string-value="![GitHub Repo stars](https://img.shields.io/github/stars/yudiz-dotnet/xamarin-forms-material-chips?label=yudiz-dotnet/xamarin-forms-material-chips&amp;style=social)" calcext:value-type="string">
            <text:p>![GitHub Repo stars](https://img.shields.io/github/stars/yudiz-dotnet/xamarin-forms-material-chips?label=yudiz-dotnet/xamarin-forms-material-chips&amp;style=social)</text:p>
          </table:table-cell>
          <table:table-cell table:formula="of:=MID([.G513];[.C513];[.E513]-[.C513])" office:value-type="string" office:string-value="yudiz-dotnet/xamarin-forms-material-chips" calcext:value-type="string">
            <text:p>yudiz-dotnet/xamarin-forms-material-chips</text:p>
          </table:table-cell>
          <table:table-cell table:formula="of:=FIND(&quot;github.com/&quot;;[.G513])+11" office:value-type="float" office:value="56" calcext:value-type="float">
            <text:p>56</text:p>
          </table:table-cell>
          <table:table-cell table:formula="of:=MID([.G513];[.F513]+1;[.E513]-[.F513]-1)" office:value-type="string" office:string-value="https://github.com/yudiz-dotnet/xamarin-forms-material-chips" calcext:value-type="string">
            <text:p>https://github.com/yudiz-dotnet/xamarin-forms-material-chips</text:p>
          </table:table-cell>
          <table:table-cell table:formula="of:=FIND(&quot;)&quot;;[.G513])" office:value-type="float" office:value="97" calcext:value-type="float">
            <text:p>97</text:p>
          </table:table-cell>
          <table:table-cell table:formula="of:=FIND(&quot;(&quot;;[.G513])" office:value-type="float" office:value="36" calcext:value-type="float">
            <text:p>36</text:p>
          </table:table-cell>
          <table:table-cell office:value-type="string" calcext:value-type="string">
            <text:p>- [xamarin-forms-material-chips ★4](https://github.com/yudiz-dotnet/xamarin-forms-material-chips): Useful to create material-chips design in xamarin forms with MVVM architecture. </text:p>
          </table:table-cell>
        </table:table-row>
        <table:table-row table:style-name="ro1">
          <table:table-cell table:formula="of:=COM.MICROSOFT.CONCAT(&quot;![GitHub Repo stars](https://img.shields.io/github/stars/&quot;;[.B514];&quot;?label=&quot;;[.B514];&quot;&amp;style=social)&quot;)" office:value-type="string" office:string-value="![GitHub Repo stars](https://img.shields.io/github/stars/ravinderjangra/Xamarin.Forms.OfficeUIFabric?label=ravinderjangra/Xamarin.Forms.OfficeUIFabric&amp;style=social)" calcext:value-type="string">
            <text:p>![GitHub Repo stars](https://img.shields.io/github/stars/ravinderjangra/Xamarin.Forms.OfficeUIFabric?label=ravinderjangra/Xamarin.Forms.OfficeUIFabric&amp;style=social)</text:p>
          </table:table-cell>
          <table:table-cell table:formula="of:=MID([.G514];[.C514];[.E514]-[.C514])" office:value-type="string" office:string-value="ravinderjangra/Xamarin.Forms.OfficeUIFabric" calcext:value-type="string">
            <text:p>ravinderjangra/Xamarin.Forms.OfficeUIFabric</text:p>
          </table:table-cell>
          <table:table-cell table:formula="of:=FIND(&quot;github.com/&quot;;[.G514])+11" office:value-type="float" office:value="56" calcext:value-type="float">
            <text:p>56</text:p>
          </table:table-cell>
          <table:table-cell table:formula="of:=MID([.G514];[.F514]+1;[.E514]-[.F514]-1)" office:value-type="string" office:string-value="https://github.com/ravinderjangra/Xamarin.Forms.OfficeUIFabric" calcext:value-type="string">
            <text:p>https://github.com/ravinderjangra/Xamarin.Forms.OfficeUIFabric</text:p>
          </table:table-cell>
          <table:table-cell table:formula="of:=FIND(&quot;)&quot;;[.G514])" office:value-type="float" office:value="99" calcext:value-type="float">
            <text:p>99</text:p>
          </table:table-cell>
          <table:table-cell table:formula="of:=FIND(&quot;(&quot;;[.G514])" office:value-type="float" office:value="36" calcext:value-type="float">
            <text:p>36</text:p>
          </table:table-cell>
          <table:table-cell office:value-type="string" calcext:value-type="string">
            <text:p>- [Xamarin.Forms.OfficeUIFabric ★7](https://github.com/ravinderjangra/Xamarin.Forms.OfficeUIFabric): Office UI Fabric Android, iOS wrapper and Visual for Xamarin.Forms.</text:p>
          </table:table-cell>
        </table:table-row>
        <table:table-row table:style-name="ro1">
          <table:table-cell table:formula="of:=COM.MICROSOFT.CONCAT(&quot;![GitHub Repo stars](https://img.shields.io/github/stars/&quot;;[.B515];&quot;?label=&quot;;[.B515];&quot;&amp;style=social)&quot;)" office:value-type="string" office:string-value="![GitHub Repo stars](https://img.shields.io/github/stars/sthewissen/Xamarin.Forms.PancakeView?label=sthewissen/Xamarin.Forms.PancakeView&amp;style=social)" calcext:value-type="string">
            <text:p>![GitHub Repo stars](https://img.shields.io/github/stars/sthewissen/Xamarin.Forms.PancakeView?label=sthewissen/Xamarin.Forms.PancakeView&amp;style=social)</text:p>
          </table:table-cell>
          <table:table-cell table:formula="of:=MID([.G515];[.C515];[.E515]-[.C515])" office:value-type="string" office:string-value="sthewissen/Xamarin.Forms.PancakeView" calcext:value-type="string">
            <text:p>sthewissen/Xamarin.Forms.PancakeView</text:p>
          </table:table-cell>
          <table:table-cell table:formula="of:=FIND(&quot;github.com/&quot;;[.G515])+11" office:value-type="float" office:value="55" calcext:value-type="float">
            <text:p>55</text:p>
          </table:table-cell>
          <table:table-cell table:formula="of:=MID([.G515];[.F515]+1;[.E515]-[.F515]-1)" office:value-type="string" office:string-value="https://github.com/sthewissen/Xamarin.Forms.PancakeView" calcext:value-type="string">
            <text:p>https://github.com/sthewissen/Xamarin.Forms.PancakeView</text:p>
          </table:table-cell>
          <table:table-cell table:formula="of:=FIND(&quot;)&quot;;[.G515])" office:value-type="float" office:value="91" calcext:value-type="float">
            <text:p>91</text:p>
          </table:table-cell>
          <table:table-cell table:formula="of:=FIND(&quot;(&quot;;[.G515])" office:value-type="float" office:value="35" calcext:value-type="float">
            <text:p>35</text:p>
          </table:table-cell>
          <table:table-cell office:value-type="string" calcext:value-type="string">
            <text:p>- [Xamarin.Forms.PancakeView ★601](https://github.com/sthewissen/Xamarin.Forms.PancakeView): An extended ContentView for Xamarin.Forms with rounded corners, borders, shadows and more!</text:p>
          </table:table-cell>
        </table:table-row>
        <table:table-row table:style-name="ro1">
          <table:table-cell table:formula="of:=COM.MICROSOFT.CONCAT(&quot;![GitHub Repo stars](https://img.shields.io/github/stars/&quot;;[.B516];&quot;?label=&quot;;[.B516];&quot;&amp;style=social)&quot;)" office:value-type="string" office:string-value="![GitHub Repo stars](https://img.shields.io/github/stars/TBertuzzi/Xamarin.Forms.PageControl?label=TBertuzzi/Xamarin.Forms.PageControl&amp;style=social)" calcext:value-type="string">
            <text:p>![GitHub Repo stars](https://img.shields.io/github/stars/TBertuzzi/Xamarin.Forms.PageControl?label=TBertuzzi/Xamarin.Forms.PageControl&amp;style=social)</text:p>
          </table:table-cell>
          <table:table-cell table:formula="of:=MID([.G516];[.C516];[.E516]-[.C516])" office:value-type="string" office:string-value="TBertuzzi/Xamarin.Forms.PageControl" calcext:value-type="string">
            <text:p>TBertuzzi/Xamarin.Forms.PageControl</text:p>
          </table:table-cell>
          <table:table-cell table:formula="of:=FIND(&quot;github.com/&quot;;[.G516])+11" office:value-type="float" office:value="53" calcext:value-type="float">
            <text:p>53</text:p>
          </table:table-cell>
          <table:table-cell table:formula="of:=MID([.G516];[.F516]+1;[.E516]-[.F516]-1)" office:value-type="string" office:string-value="https://github.com/TBertuzzi/Xamarin.Forms.PageControl" calcext:value-type="string">
            <text:p>https://github.com/TBertuzzi/Xamarin.Forms.PageControl</text:p>
          </table:table-cell>
          <table:table-cell table:formula="of:=FIND(&quot;)&quot;;[.G516])" office:value-type="float" office:value="88" calcext:value-type="float">
            <text:p>88</text:p>
          </table:table-cell>
          <table:table-cell table:formula="of:=FIND(&quot;(&quot;;[.G516])" office:value-type="float" office:value="33" calcext:value-type="float">
            <text:p>33</text:p>
          </table:table-cell>
          <table:table-cell office:value-type="string" calcext:value-type="string">
            <text:p>- [Xamarin.Forms.PageControl ★5](https://github.com/TBertuzzi/Xamarin.Forms.PageControl): Use the iOS paging control with Xamarin.Forms.</text:p>
          </table:table-cell>
        </table:table-row>
        <table:table-row table:style-name="ro1">
          <table:table-cell table:formula="of:=COM.MICROSOFT.CONCAT(&quot;![GitHub Repo stars](https://img.shields.io/github/stars/&quot;;[.B517];&quot;?label=&quot;;[.B517];&quot;&amp;style=social)&quot;)" office:value-type="string" office:string-value="![GitHub Repo stars](https://img.shields.io/github/stars/TBertuzzi/Xamarin.Forms.PinchZoomImage?label=TBertuzzi/Xamarin.Forms.PinchZoomImage&amp;style=social)" calcext:value-type="string">
            <text:p>![GitHub Repo stars](https://img.shields.io/github/stars/TBertuzzi/Xamarin.Forms.PinchZoomImage?label=TBertuzzi/Xamarin.Forms.PinchZoomImage&amp;style=social)</text:p>
          </table:table-cell>
          <table:table-cell table:formula="of:=MID([.G517];[.C517];[.E517]-[.C517])" office:value-type="string" office:string-value="TBertuzzi/Xamarin.Forms.PinchZoomImage" calcext:value-type="string">
            <text:p>TBertuzzi/Xamarin.Forms.PinchZoomImage</text:p>
          </table:table-cell>
          <table:table-cell table:formula="of:=FIND(&quot;github.com/&quot;;[.G517])+11" office:value-type="float" office:value="57" calcext:value-type="float">
            <text:p>57</text:p>
          </table:table-cell>
          <table:table-cell table:formula="of:=MID([.G517];[.F517]+1;[.E517]-[.F517]-1)" office:value-type="string" office:string-value="https://github.com/TBertuzzi/Xamarin.Forms.PinchZoomImage" calcext:value-type="string">
            <text:p>https://github.com/TBertuzzi/Xamarin.Forms.PinchZoomImage</text:p>
          </table:table-cell>
          <table:table-cell table:formula="of:=FIND(&quot;)&quot;;[.G517])" office:value-type="float" office:value="95" calcext:value-type="float">
            <text:p>95</text:p>
          </table:table-cell>
          <table:table-cell table:formula="of:=FIND(&quot;(&quot;;[.G517])" office:value-type="float" office:value="37" calcext:value-type="float">
            <text:p>37</text:p>
          </table:table-cell>
          <table:table-cell office:value-type="string" calcext:value-type="string">
            <text:p>- [Xamarin.Forms.PinchZoomImage ★43](https://github.com/TBertuzzi/Xamarin.Forms.PinchZoomImage): Zoom in on the image with the pinch of your fingers.</text:p>
          </table:table-cell>
        </table:table-row>
        <table:table-row table:style-name="ro1">
          <table:table-cell table:formula="of:=COM.MICROSOFT.CONCAT(&quot;![GitHub Repo stars](https://img.shields.io/github/stars/&quot;;[.B518];&quot;?label=&quot;;[.B518];&quot;&amp;style=social)&quot;)" office:value-type="string" office:string-value="![GitHub Repo stars](https://img.shields.io/github/stars/arqueror/Xamarin.Forms-RadialMenu?label=arqueror/Xamarin.Forms-RadialMenu&amp;style=social)" calcext:value-type="string">
            <text:p>![GitHub Repo stars](https://img.shields.io/github/stars/arqueror/Xamarin.Forms-RadialMenu?label=arqueror/Xamarin.Forms-RadialMenu&amp;style=social)</text:p>
          </table:table-cell>
          <table:table-cell table:formula="of:=MID([.G518];[.C518];[.E518]-[.C518])" office:value-type="string" office:string-value="arqueror/Xamarin.Forms-RadialMenu" calcext:value-type="string">
            <text:p>arqueror/Xamarin.Forms-RadialMenu</text:p>
          </table:table-cell>
          <table:table-cell table:formula="of:=FIND(&quot;github.com/&quot;;[.G518])+11" office:value-type="float" office:value="54" calcext:value-type="float">
            <text:p>54</text:p>
          </table:table-cell>
          <table:table-cell table:formula="of:=MID([.G518];[.F518]+1;[.E518]-[.F518]-1)" office:value-type="string" office:string-value="https://github.com/arqueror/Xamarin.Forms-RadialMenu" calcext:value-type="string">
            <text:p>https://github.com/arqueror/Xamarin.Forms-RadialMenu</text:p>
          </table:table-cell>
          <table:table-cell table:formula="of:=FIND(&quot;)&quot;;[.G518])" office:value-type="float" office:value="87" calcext:value-type="float">
            <text:p>87</text:p>
          </table:table-cell>
          <table:table-cell table:formula="of:=FIND(&quot;(&quot;;[.G518])" office:value-type="float" office:value="34" calcext:value-type="float">
            <text:p>34</text:p>
          </table:table-cell>
          <table:table-cell office:value-type="string" calcext:value-type="string">
            <text:p>- [Xamarin.Forms-RadialMenu ★111](https://github.com/arqueror/Xamarin.Forms-RadialMenu): Xamarin.Forms simple radial menu without renderers.</text:p>
          </table:table-cell>
        </table:table-row>
        <table:table-row table:style-name="ro1">
          <table:table-cell table:formula="of:=COM.MICROSOFT.CONCAT(&quot;![GitHub Repo stars](https://img.shields.io/github/stars/&quot;;[.B519];&quot;?label=&quot;;[.B519];&quot;&amp;style=social)&quot;)" office:value-type="string" office:string-value="![GitHub Repo stars](https://img.shields.io/github/stars/sthewissen/Xamarin.Forms.StateSquid?label=sthewissen/Xamarin.Forms.StateSquid&amp;style=social)" calcext:value-type="string">
            <text:p>![GitHub Repo stars](https://img.shields.io/github/stars/sthewissen/Xamarin.Forms.StateSquid?label=sthewissen/Xamarin.Forms.StateSquid&amp;style=social)</text:p>
          </table:table-cell>
          <table:table-cell table:formula="of:=MID([.G519];[.C519];[.E519]-[.C519])" office:value-type="string" office:string-value="sthewissen/Xamarin.Forms.StateSquid" calcext:value-type="string">
            <text:p>sthewissen/Xamarin.Forms.StateSquid</text:p>
          </table:table-cell>
          <table:table-cell table:formula="of:=FIND(&quot;github.com/&quot;;[.G519])+11" office:value-type="float" office:value="54" calcext:value-type="float">
            <text:p>54</text:p>
          </table:table-cell>
          <table:table-cell table:formula="of:=MID([.G519];[.F519]+1;[.E519]-[.F519]-1)" office:value-type="string" office:string-value="https://github.com/sthewissen/Xamarin.Forms.StateSquid" calcext:value-type="string">
            <text:p>https://github.com/sthewissen/Xamarin.Forms.StateSquid</text:p>
          </table:table-cell>
          <table:table-cell table:formula="of:=FIND(&quot;)&quot;;[.G519])" office:value-type="float" office:value="89" calcext:value-type="float">
            <text:p>89</text:p>
          </table:table-cell>
          <table:table-cell table:formula="of:=FIND(&quot;(&quot;;[.G519])" office:value-type="float" office:value="34" calcext:value-type="float">
            <text:p>34</text:p>
          </table:table-cell>
          <table:table-cell office:value-type="string" calcext:value-type="string">
            <text:p>- [Xamarin.Forms.StateSquid ★235](https://github.com/sthewissen/Xamarin.Forms.StateSquid): Spiritual successor to EasyLoading, turn any layout element into an individual state-aware element.</text:p>
          </table:table-cell>
        </table:table-row>
        <table:table-row table:style-name="ro1">
          <table:table-cell table:formula="of:=COM.MICROSOFT.CONCAT(&quot;![GitHub Repo stars](https://img.shields.io/github/stars/&quot;;[.B520];&quot;?label=&quot;;[.B520];&quot;&amp;style=social)&quot;)" office:value-type="string" office:string-value="![GitHub Repo stars](https://img.shields.io/github/stars/HorusSoftwareUY/Xamarin.Forms.Skeleton?label=HorusSoftwareUY/Xamarin.Forms.Skeleton&amp;style=social)" calcext:value-type="string">
            <text:p>![GitHub Repo stars](https://img.shields.io/github/stars/HorusSoftwareUY/Xamarin.Forms.Skeleton?label=HorusSoftwareUY/Xamarin.Forms.Skeleton&amp;style=social)</text:p>
          </table:table-cell>
          <table:table-cell table:formula="of:=MID([.G520];[.C520];[.E520]-[.C520])" office:value-type="string" office:string-value="HorusSoftwareUY/Xamarin.Forms.Skeleton" calcext:value-type="string">
            <text:p>HorusSoftwareUY/Xamarin.Forms.Skeleton</text:p>
          </table:table-cell>
          <table:table-cell table:formula="of:=FIND(&quot;github.com/&quot;;[.G520])+11" office:value-type="float" office:value="52" calcext:value-type="float">
            <text:p>52</text:p>
          </table:table-cell>
          <table:table-cell table:formula="of:=MID([.G520];[.F520]+1;[.E520]-[.F520]-1)" office:value-type="string" office:string-value="https://github.com/HorusSoftwareUY/Xamarin.Forms.Skeleton" calcext:value-type="string">
            <text:p>https://github.com/HorusSoftwareUY/Xamarin.Forms.Skeleton</text:p>
          </table:table-cell>
          <table:table-cell table:formula="of:=FIND(&quot;)&quot;;[.G520])" office:value-type="float" office:value="90" calcext:value-type="float">
            <text:p>90</text:p>
          </table:table-cell>
          <table:table-cell table:formula="of:=FIND(&quot;(&quot;;[.G520])" office:value-type="float" office:value="32" calcext:value-type="float">
            <text:p>32</text:p>
          </table:table-cell>
          <table:table-cell office:value-type="string" calcext:value-type="string">
            <text:p>- [Xamarin.Forms.Skeleton ★191](https://github.com/HorusSoftwareUY/Xamarin.Forms.Skeleton): The new loading approach for cool apps in Xamarin.Forms.</text:p>
          </table:table-cell>
        </table:table-row>
        <table:table-row table:style-name="ro1">
          <table:table-cell table:formula="of:=COM.MICROSOFT.CONCAT(&quot;![GitHub Repo stars](https://img.shields.io/github/stars/&quot;;[.B521];&quot;?label=&quot;;[.B521];&quot;&amp;style=social)&quot;)" office:value-type="string" office:string-value="![GitHub Repo stars](https://img.shields.io/github/stars/Tommigun1980/Xamarin.Forms.SlideView?label=Tommigun1980/Xamarin.Forms.SlideView&amp;style=social)" calcext:value-type="string">
            <text:p>![GitHub Repo stars](https://img.shields.io/github/stars/Tommigun1980/Xamarin.Forms.SlideView?label=Tommigun1980/Xamarin.Forms.SlideView&amp;style=social)</text:p>
          </table:table-cell>
          <table:table-cell table:formula="of:=MID([.G521];[.C521];[.E521]-[.C521])" office:value-type="string" office:string-value="Tommigun1980/Xamarin.Forms.SlideView" calcext:value-type="string">
            <text:p>Tommigun1980/Xamarin.Forms.SlideView</text:p>
          </table:table-cell>
          <table:table-cell table:formula="of:=FIND(&quot;github.com/&quot;;[.G521])+11" office:value-type="float" office:value="51" calcext:value-type="float">
            <text:p>51</text:p>
          </table:table-cell>
          <table:table-cell table:formula="of:=MID([.G521];[.F521]+1;[.E521]-[.F521]-1)" office:value-type="string" office:string-value="https://github.com/Tommigun1980/Xamarin.Forms.SlideView" calcext:value-type="string">
            <text:p>https://github.com/Tommigun1980/Xamarin.Forms.SlideView</text:p>
          </table:table-cell>
          <table:table-cell table:formula="of:=FIND(&quot;)&quot;;[.G521])" office:value-type="float" office:value="87" calcext:value-type="float">
            <text:p>87</text:p>
          </table:table-cell>
          <table:table-cell table:formula="of:=FIND(&quot;(&quot;;[.G521])" office:value-type="float" office:value="31" calcext:value-type="float">
            <text:p>31</text:p>
          </table:table-cell>
          <table:table-cell office:value-type="string" calcext:value-type="string">
            <text:p>- [Xamarin.Forms.SlideView ★5](https://github.com/Tommigun1980/Xamarin.Forms.SlideView): A sliding view component for Xamarin.Forms.</text:p>
          </table:table-cell>
        </table:table-row>
        <table:table-row table:style-name="ro1">
          <table:table-cell table:formula="of:=COM.MICROSOFT.CONCAT(&quot;![GitHub Repo stars](https://img.shields.io/github/stars/&quot;;[.B522];&quot;?label=&quot;;[.B522];&quot;&amp;style=social)&quot;)" office:value-type="string" office:string-value="![GitHub Repo stars](https://img.shields.io/github/stars/sthewissen/Xamarin.Forms.DebugRainbows?label=sthewissen/Xamarin.Forms.DebugRainbows&amp;style=social)" calcext:value-type="string">
            <text:p>![GitHub Repo stars](https://img.shields.io/github/stars/sthewissen/Xamarin.Forms.DebugRainbows?label=sthewissen/Xamarin.Forms.DebugRainbows&amp;style=social)</text:p>
          </table:table-cell>
          <table:table-cell table:formula="of:=MID([.G522];[.C522];[.E522]-[.C522])" office:value-type="string" office:string-value="sthewissen/Xamarin.Forms.DebugRainbows" calcext:value-type="string">
            <text:p>sthewissen/Xamarin.Forms.DebugRainbows</text:p>
          </table:table-cell>
          <table:table-cell table:formula="of:=FIND(&quot;github.com/&quot;;[.G522])+11" office:value-type="float" office:value="57" calcext:value-type="float">
            <text:p>57</text:p>
          </table:table-cell>
          <table:table-cell table:formula="of:=MID([.G522];[.F522]+1;[.E522]-[.F522]-1)" office:value-type="string" office:string-value="https://github.com/sthewissen/Xamarin.Forms.DebugRainbows" calcext:value-type="string">
            <text:p>https://github.com/sthewissen/Xamarin.Forms.DebugRainbows</text:p>
          </table:table-cell>
          <table:table-cell table:formula="of:=FIND(&quot;)&quot;;[.G522])" office:value-type="float" office:value="95" calcext:value-type="float">
            <text:p>95</text:p>
          </table:table-cell>
          <table:table-cell table:formula="of:=FIND(&quot;(&quot;;[.G522])" office:value-type="float" office:value="37" calcext:value-type="float">
            <text:p>37</text:p>
          </table:table-cell>
          <table:table-cell office:value-type="string" calcext:value-type="string">
            <text:p>- [Xamarin.Forms.DebugRainbows ★370](https://github.com/sthewissen/Xamarin.Forms.DebugRainbows): Have you ever had a piece of XAML code that didn't produce the layout you expected? Did you change background colors on certain elements to get an idea of where they are positioned? Admit it, you have and pretty much all of us have at some point. Either way, this is the package for you! It adds a very colorful debug mode to each of your ContentPages that lets you immediately see where all of your elements are located!.</text:p>
          </table:table-cell>
        </table:table-row>
        <table:table-row table:style-name="ro1">
          <table:table-cell table:formula="of:=COM.MICROSOFT.CONCAT(&quot;![GitHub Repo stars](https://img.shields.io/github/stars/&quot;;[.B523];&quot;?label=&quot;;[.B523];&quot;&amp;style=social)&quot;)" office:value-type="string" office:string-value="![GitHub Repo stars](https://img.shields.io/github/stars/lilcodelab/Xamarin.Plugin.Calendar?label=lilcodelab/Xamarin.Plugin.Calendar&amp;style=social)" calcext:value-type="string">
            <text:p>![GitHub Repo stars](https://img.shields.io/github/stars/lilcodelab/Xamarin.Plugin.Calendar?label=lilcodelab/Xamarin.Plugin.Calendar&amp;style=social)</text:p>
          </table:table-cell>
          <table:table-cell table:formula="of:=MID([.G523];[.C523];[.E523]-[.C523])" office:value-type="string" office:string-value="lilcodelab/Xamarin.Plugin.Calendar" calcext:value-type="string">
            <text:p>lilcodelab/Xamarin.Plugin.Calendar</text:p>
          </table:table-cell>
          <table:table-cell table:formula="of:=FIND(&quot;github.com/&quot;;[.G523])+11" office:value-type="float" office:value="53" calcext:value-type="float">
            <text:p>53</text:p>
          </table:table-cell>
          <table:table-cell table:formula="of:=MID([.G523];[.F523]+1;[.E523]-[.F523]-1)" office:value-type="string" office:string-value="https://github.com/lilcodelab/Xamarin.Plugin.Calendar" calcext:value-type="string">
            <text:p>https://github.com/lilcodelab/Xamarin.Plugin.Calendar</text:p>
          </table:table-cell>
          <table:table-cell table:formula="of:=FIND(&quot;)&quot;;[.G523])" office:value-type="float" office:value="87" calcext:value-type="float">
            <text:p>87</text:p>
          </table:table-cell>
          <table:table-cell table:formula="of:=FIND(&quot;(&quot;;[.G523])" office:value-type="float" office:value="33" calcext:value-type="float">
            <text:p>33</text:p>
          </table:table-cell>
          <table:table-cell office:value-type="string" calcext:value-type="string">
            <text:p>- [Xamarin.Plugin.Calendar ★104](https://github.com/lilcodelab/Xamarin.Plugin.Calendar): Simple customizable event calendar for Xamarin.Forms.</text:p>
          </table:table-cell>
        </table:table-row>
        <table:table-row table:style-name="ro1">
          <table:table-cell table:formula="of:=COM.MICROSOFT.CONCAT(&quot;![GitHub Repo stars](https://img.shields.io/github/stars/&quot;;[.B524];&quot;?label=&quot;;[.B524];&quot;&amp;style=social)&quot;)" office:value-type="string" office:string-value="![GitHub Repo stars](https://img.shields.io/github/stars/PureWeen/Xamarin.Forms.Sandbox?label=PureWeen/Xamarin.Forms.Sandbox&amp;style=social)" calcext:value-type="string">
            <text:p>![GitHub Repo stars](https://img.shields.io/github/stars/PureWeen/Xamarin.Forms.Sandbox?label=PureWeen/Xamarin.Forms.Sandbox&amp;style=social)</text:p>
          </table:table-cell>
          <table:table-cell table:formula="of:=MID([.G524];[.C524];[.E524]-[.C524])" office:value-type="string" office:string-value="PureWeen/Xamarin.Forms.Sandbox" calcext:value-type="string">
            <text:p>PureWeen/Xamarin.Forms.Sandbox</text:p>
          </table:table-cell>
          <table:table-cell table:formula="of:=FIND(&quot;github.com/&quot;;[.G524])+11" office:value-type="float" office:value="49" calcext:value-type="float">
            <text:p>49</text:p>
          </table:table-cell>
          <table:table-cell table:formula="of:=MID([.G524];[.F524]+1;[.E524]-[.F524]-1)" office:value-type="string" office:string-value="https://github.com/PureWeen/Xamarin.Forms.Sandbox" calcext:value-type="string">
            <text:p>https://github.com/PureWeen/Xamarin.Forms.Sandbox</text:p>
          </table:table-cell>
          <table:table-cell table:formula="of:=FIND(&quot;)&quot;;[.G524])" office:value-type="float" office:value="79" calcext:value-type="float">
            <text:p>79</text:p>
          </table:table-cell>
          <table:table-cell table:formula="of:=FIND(&quot;(&quot;;[.G524])" office:value-type="float" office:value="29" calcext:value-type="float">
            <text:p>29</text:p>
          </table:table-cell>
          <table:table-cell office:value-type="string" calcext:value-type="string">
            <text:p>- [Xamarin.Forms.Sandbox ★8](https://github.com/PureWeen/Xamarin.Forms.Sandbox)</text:p>
          </table:table-cell>
        </table:table-row>
        <table:table-row table:style-name="ro1">
          <table:table-cell table:formula="of:=COM.MICROSOFT.CONCAT(&quot;![GitHub Repo stars](https://img.shields.io/github/stars/&quot;;[.B525];&quot;?label=&quot;;[.B525];&quot;&amp;style=social)&quot;)" office:value-type="string" office:string-value="![GitHub Repo stars](https://img.shields.io/github/stars/TBertuzzi/Xamarin.Forms.SegmentedButton?label=TBertuzzi/Xamarin.Forms.SegmentedButton&amp;style=social)" calcext:value-type="string">
            <text:p>![GitHub Repo stars](https://img.shields.io/github/stars/TBertuzzi/Xamarin.Forms.SegmentedButton?label=TBertuzzi/Xamarin.Forms.SegmentedButton&amp;style=social)</text:p>
          </table:table-cell>
          <table:table-cell table:formula="of:=MID([.G525];[.C525];[.E525]-[.C525])" office:value-type="string" office:string-value="TBertuzzi/Xamarin.Forms.SegmentedButton" calcext:value-type="string">
            <text:p>TBertuzzi/Xamarin.Forms.SegmentedButton</text:p>
          </table:table-cell>
          <table:table-cell table:formula="of:=FIND(&quot;github.com/&quot;;[.G525])+11" office:value-type="float" office:value="57" calcext:value-type="float">
            <text:p>57</text:p>
          </table:table-cell>
          <table:table-cell table:formula="of:=MID([.G525];[.F525]+1;[.E525]-[.F525]-1)" office:value-type="string" office:string-value="https://github.com/TBertuzzi/Xamarin.Forms.SegmentedButton" calcext:value-type="string">
            <text:p>https://github.com/TBertuzzi/Xamarin.Forms.SegmentedButton</text:p>
          </table:table-cell>
          <table:table-cell table:formula="of:=FIND(&quot;)&quot;;[.G525])" office:value-type="float" office:value="96" calcext:value-type="float">
            <text:p>96</text:p>
          </table:table-cell>
          <table:table-cell table:formula="of:=FIND(&quot;(&quot;;[.G525])" office:value-type="float" office:value="37" calcext:value-type="float">
            <text:p>37</text:p>
          </table:table-cell>
          <table:table-cell office:value-type="string" calcext:value-type="string">
            <text:p>- [Xamarin.Forms.SegmentedButton ★3](https://github.com/TBertuzzi/Xamarin.Forms.SegmentedButton): SegmentedButtonGroup is like iOS Segmented Controls for Xamarin.Forms.</text:p>
          </table:table-cell>
        </table:table-row>
        <table:table-row table:style-name="ro1">
          <table:table-cell table:formula="of:=COM.MICROSOFT.CONCAT(&quot;![GitHub Repo stars](https://img.shields.io/github/stars/&quot;;[.B526];&quot;?label=&quot;;[.B526];&quot;&amp;style=social)&quot;)" office:value-type="string" office:string-value="![GitHub Repo stars](https://img.shields.io/github/stars/Evolutionlab/Xamarin.Plugin.SharedTransitions?label=Evolutionlab/Xamarin.Plugin.SharedTransitions&amp;style=social)" calcext:value-type="string">
            <text:p>![GitHub Repo stars](https://img.shields.io/github/stars/Evolutionlab/Xamarin.Plugin.SharedTransitions?label=Evolutionlab/Xamarin.Plugin.SharedTransitions&amp;style=social)</text:p>
          </table:table-cell>
          <table:table-cell table:formula="of:=MID([.G526];[.C526];[.E526]-[.C526])" office:value-type="string" office:string-value="Evolutionlab/Xamarin.Plugin.SharedTransitions" calcext:value-type="string">
            <text:p>Evolutionlab/Xamarin.Plugin.SharedTransitions</text:p>
          </table:table-cell>
          <table:table-cell table:formula="of:=FIND(&quot;github.com/&quot;;[.G526])+11" office:value-type="float" office:value="62" calcext:value-type="float">
            <text:p>62</text:p>
          </table:table-cell>
          <table:table-cell table:formula="of:=MID([.G526];[.F526]+1;[.E526]-[.F526]-1)" office:value-type="string" office:string-value="https://github.com/Evolutionlab/Xamarin.Plugin.SharedTransitions" calcext:value-type="string">
            <text:p>https://github.com/Evolutionlab/Xamarin.Plugin.SharedTransitions</text:p>
          </table:table-cell>
          <table:table-cell table:formula="of:=FIND(&quot;)&quot;;[.G526])" office:value-type="float" office:value="107" calcext:value-type="float">
            <text:p>107</text:p>
          </table:table-cell>
          <table:table-cell table:formula="of:=FIND(&quot;(&quot;;[.G526])" office:value-type="float" office:value="42" calcext:value-type="float">
            <text:p>42</text:p>
          </table:table-cell>
          <table:table-cell office:value-type="string" calcext:value-type="string">
            <text:p>- [Xamarin.Plugin.SharedTransitions ★294](https://github.com/Evolutionlab/Xamarin.Plugin.SharedTransitions): Activate shared element transitions between pages in Xamarin.Forms (IOS/Android).</text:p>
          </table:table-cell>
        </table:table-row>
        <table:table-row table:style-name="ro1">
          <table:table-cell table:formula="of:=COM.MICROSOFT.CONCAT(&quot;![GitHub Repo stars](https://img.shields.io/github/stars/&quot;;[.B527];&quot;?label=&quot;;[.B527];&quot;&amp;style=social)&quot;)" office:value-type="string" office:string-value="![GitHub Repo stars](https://img.shields.io/github/stars/LRP-sgravel/Xamarin.Forms.SKMaps?label=LRP-sgravel/Xamarin.Forms.SKMaps&amp;style=social)" calcext:value-type="string">
            <text:p>![GitHub Repo stars](https://img.shields.io/github/stars/LRP-sgravel/Xamarin.Forms.SKMaps?label=LRP-sgravel/Xamarin.Forms.SKMaps&amp;style=social)</text:p>
          </table:table-cell>
          <table:table-cell table:formula="of:=MID([.G527];[.C527];[.E527]-[.C527])" office:value-type="string" office:string-value="LRP-sgravel/Xamarin.Forms.SKMaps" calcext:value-type="string">
            <text:p>LRP-sgravel/Xamarin.Forms.SKMaps</text:p>
          </table:table-cell>
          <table:table-cell table:formula="of:=FIND(&quot;github.com/&quot;;[.G527])+11" office:value-type="float" office:value="49" calcext:value-type="float">
            <text:p>49</text:p>
          </table:table-cell>
          <table:table-cell table:formula="of:=MID([.G527];[.F527]+1;[.E527]-[.F527]-1)" office:value-type="string" office:string-value="https://github.com/LRP-sgravel/Xamarin.Forms.SKMaps" calcext:value-type="string">
            <text:p>https://github.com/LRP-sgravel/Xamarin.Forms.SKMaps</text:p>
          </table:table-cell>
          <table:table-cell table:formula="of:=FIND(&quot;)&quot;;[.G527])" office:value-type="float" office:value="81" calcext:value-type="float">
            <text:p>81</text:p>
          </table:table-cell>
          <table:table-cell table:formula="of:=FIND(&quot;(&quot;;[.G527])" office:value-type="float" office:value="29" calcext:value-type="float">
            <text:p>29</text:p>
          </table:table-cell>
          <table:table-cell office:value-type="string" calcext:value-type="string">
            <text:p>- [Xamarin.Forms.SKMaps ★12](https://github.com/LRP-sgravel/Xamarin.Forms.SKMaps): Xamarin.Forms.SKMaps allows developers an easier integration of custom map features from a shared code base. Built over Xamarin.Forms.Maps and adding the strength of SkiaSharp rendering, you can get easy and highly performant map drawing features from a single code base.</text:p>
          </table:table-cell>
        </table:table-row>
        <table:table-row table:style-name="ro1">
          <table:table-cell table:formula="of:=COM.MICROSOFT.CONCAT(&quot;![GitHub Repo stars](https://img.shields.io/github/stars/&quot;;[.B528];&quot;?label=&quot;;[.B528];&quot;&amp;style=social)&quot;)" office:value-type="string" office:string-value="![GitHub Repo stars](https://img.shields.io/github/stars/TBertuzzi/Xamarin.Forms.StepProgressBar?label=TBertuzzi/Xamarin.Forms.StepProgressBar&amp;style=social)" calcext:value-type="string">
            <text:p>![GitHub Repo stars](https://img.shields.io/github/stars/TBertuzzi/Xamarin.Forms.StepProgressBar?label=TBertuzzi/Xamarin.Forms.StepProgressBar&amp;style=social)</text:p>
          </table:table-cell>
          <table:table-cell table:formula="of:=MID([.G528];[.C528];[.E528]-[.C528])" office:value-type="string" office:string-value="TBertuzzi/Xamarin.Forms.StepProgressBar" calcext:value-type="string">
            <text:p>TBertuzzi/Xamarin.Forms.StepProgressBar</text:p>
          </table:table-cell>
          <table:table-cell table:formula="of:=FIND(&quot;github.com/&quot;;[.G528])+11" office:value-type="float" office:value="58" calcext:value-type="float">
            <text:p>58</text:p>
          </table:table-cell>
          <table:table-cell table:formula="of:=MID([.G528];[.F528]+1;[.E528]-[.F528]-1)" office:value-type="string" office:string-value="https://github.com/TBertuzzi/Xamarin.Forms.StepProgressBar" calcext:value-type="string">
            <text:p>https://github.com/TBertuzzi/Xamarin.Forms.StepProgressBar</text:p>
          </table:table-cell>
          <table:table-cell table:formula="of:=FIND(&quot;)&quot;;[.G528])" office:value-type="float" office:value="97" calcext:value-type="float">
            <text:p>97</text:p>
          </table:table-cell>
          <table:table-cell table:formula="of:=FIND(&quot;(&quot;;[.G528])" office:value-type="float" office:value="38" calcext:value-type="float">
            <text:p>38</text:p>
          </table:table-cell>
          <table:table-cell office:value-type="string" calcext:value-type="string">
            <text:p>- [Xamarin.Forms.StepProgressBar ★14](https://github.com/TBertuzzi/Xamarin.Forms.StepProgressBar): Add a step progress bar in your Xamarin.Forms project. You can choose between a square or circular control.</text:p>
          </table:table-cell>
        </table:table-row>
        <table:table-row table:style-name="ro1">
          <table:table-cell table:formula="of:=COM.MICROSOFT.CONCAT(&quot;![GitHub Repo stars](https://img.shields.io/github/stars/&quot;;[.B529];&quot;?label=&quot;;[.B529];&quot;&amp;style=social)&quot;)" office:value-type="string" office:string-value="![GitHub Repo stars](https://img.shields.io/github/stars/AdaptSolutions/Xamarin.Forms-TreeView?label=AdaptSolutions/Xamarin.Forms-TreeView&amp;style=social)" calcext:value-type="string">
            <text:p>![GitHub Repo stars](https://img.shields.io/github/stars/AdaptSolutions/Xamarin.Forms-TreeView?label=AdaptSolutions/Xamarin.Forms-TreeView&amp;style=social)</text:p>
          </table:table-cell>
          <table:table-cell table:formula="of:=MID([.G529];[.C529];[.E529]-[.C529])" office:value-type="string" office:string-value="AdaptSolutions/Xamarin.Forms-TreeView" calcext:value-type="string">
            <text:p>AdaptSolutions/Xamarin.Forms-TreeView</text:p>
          </table:table-cell>
          <table:table-cell table:formula="of:=FIND(&quot;github.com/&quot;;[.G529])+11" office:value-type="float" office:value="51" calcext:value-type="float">
            <text:p>51</text:p>
          </table:table-cell>
          <table:table-cell table:formula="of:=MID([.G529];[.F529]+1;[.E529]-[.F529]-1)" office:value-type="string" office:string-value="https://github.com/AdaptSolutions/Xamarin.Forms-TreeView" calcext:value-type="string">
            <text:p>https://github.com/AdaptSolutions/Xamarin.Forms-TreeView</text:p>
          </table:table-cell>
          <table:table-cell table:formula="of:=FIND(&quot;)&quot;;[.G529])" office:value-type="float" office:value="88" calcext:value-type="float">
            <text:p>88</text:p>
          </table:table-cell>
          <table:table-cell table:formula="of:=FIND(&quot;(&quot;;[.G529])" office:value-type="float" office:value="31" calcext:value-type="float">
            <text:p>31</text:p>
          </table:table-cell>
          <table:table-cell office:value-type="string" calcext:value-type="string">
            <text:p>- [Xamarin.Forms-TreeView ★23](https://github.com/AdaptSolutions/Xamarin.Forms-TreeView): A Xamarin.Forms TreeView.</text:p>
          </table:table-cell>
        </table:table-row>
        <table:table-row table:style-name="ro1">
          <table:table-cell table:formula="of:=COM.MICROSOFT.CONCAT(&quot;![GitHub Repo stars](https://img.shields.io/github/stars/&quot;;[.B530];&quot;?label=&quot;;[.B530];&quot;&amp;style=social)&quot;)" office:value-type="string" office:string-value="![GitHub Repo stars](https://img.shields.io/github/stars/Jouna77/Xamarin.Forms.UniformGrid?label=Jouna77/Xamarin.Forms.UniformGrid&amp;style=social)" calcext:value-type="string">
            <text:p>![GitHub Repo stars](https://img.shields.io/github/stars/Jouna77/Xamarin.Forms.UniformGrid?label=Jouna77/Xamarin.Forms.UniformGrid&amp;style=social)</text:p>
          </table:table-cell>
          <table:table-cell table:formula="of:=MID([.G530];[.C530];[.E530]-[.C530])" office:value-type="string" office:string-value="Jouna77/Xamarin.Forms.UniformGrid" calcext:value-type="string">
            <text:p>Jouna77/Xamarin.Forms.UniformGrid</text:p>
          </table:table-cell>
          <table:table-cell table:formula="of:=FIND(&quot;github.com/&quot;;[.G530])+11" office:value-type="float" office:value="53" calcext:value-type="float">
            <text:p>53</text:p>
          </table:table-cell>
          <table:table-cell table:formula="of:=MID([.G530];[.F530]+1;[.E530]-[.F530]-1)" office:value-type="string" office:string-value="https://github.com/Jouna77/Xamarin.Forms.UniformGrid" calcext:value-type="string">
            <text:p>https://github.com/Jouna77/Xamarin.Forms.UniformGrid</text:p>
          </table:table-cell>
          <table:table-cell table:formula="of:=FIND(&quot;)&quot;;[.G530])" office:value-type="float" office:value="86" calcext:value-type="float">
            <text:p>86</text:p>
          </table:table-cell>
          <table:table-cell table:formula="of:=FIND(&quot;(&quot;;[.G530])" office:value-type="float" office:value="33" calcext:value-type="float">
            <text:p>33</text:p>
          </table:table-cell>
          <table:table-cell office:value-type="string" calcext:value-type="string">
            <text:p>- [Xamarin.Forms.UniformGrid ★1](https://github.com/Jouna77/Xamarin.Forms.UniformGrid): A simple UniformGrid for Xamarin.Forms.</text:p>
          </table:table-cell>
        </table:table-row>
        <table:table-row table:style-name="ro1">
          <table:table-cell table:formula="of:=COM.MICROSOFT.CONCAT(&quot;![GitHub Repo stars](https://img.shields.io/github/stars/&quot;;[.B531];&quot;?label=&quot;;[.B531];&quot;&amp;style=social)&quot;)" office:value-type="string" office:string-value="![GitHub Repo stars](https://img.shields.io/github/stars/adamfisher/Xamarin.Forms.VideoPlayer?label=adamfisher/Xamarin.Forms.VideoPlayer&amp;style=social)" calcext:value-type="string">
            <text:p>![GitHub Repo stars](https://img.shields.io/github/stars/adamfisher/Xamarin.Forms.VideoPlayer?label=adamfisher/Xamarin.Forms.VideoPlayer&amp;style=social)</text:p>
          </table:table-cell>
          <table:table-cell table:formula="of:=MID([.G531];[.C531];[.E531]-[.C531])" office:value-type="string" office:string-value="adamfisher/Xamarin.Forms.VideoPlayer" calcext:value-type="string">
            <text:p>adamfisher/Xamarin.Forms.VideoPlayer</text:p>
          </table:table-cell>
          <table:table-cell table:formula="of:=FIND(&quot;github.com/&quot;;[.G531])+11" office:value-type="float" office:value="55" calcext:value-type="float">
            <text:p>55</text:p>
          </table:table-cell>
          <table:table-cell table:formula="of:=MID([.G531];[.F531]+1;[.E531]-[.F531]-1)" office:value-type="string" office:string-value="https://github.com/adamfisher/Xamarin.Forms.VideoPlayer" calcext:value-type="string">
            <text:p>https://github.com/adamfisher/Xamarin.Forms.VideoPlayer</text:p>
          </table:table-cell>
          <table:table-cell table:formula="of:=FIND(&quot;)&quot;;[.G531])" office:value-type="float" office:value="91" calcext:value-type="float">
            <text:p>91</text:p>
          </table:table-cell>
          <table:table-cell table:formula="of:=FIND(&quot;(&quot;;[.G531])" office:value-type="float" office:value="35" calcext:value-type="float">
            <text:p>35</text:p>
          </table:table-cell>
          <table:table-cell office:value-type="string" calcext:value-type="string">
            <text:p>- [Xamarin.Forms.VideoPlayer ★134](https://github.com/adamfisher/Xamarin.Forms.VideoPlayer): A Xamarin Forms control to render the native video player on every platform.</text:p>
          </table:table-cell>
        </table:table-row>
        <table:table-row table:style-name="ro1">
          <table:table-cell table:formula="of:=COM.MICROSOFT.CONCAT(&quot;![GitHub Repo stars](https://img.shields.io/github/stars/&quot;;[.B532];&quot;?label=&quot;;[.B532];&quot;&amp;style=social)&quot;)" office:value-type="string" office:string-value="![GitHub Repo stars](https://img.shields.io/github/stars/sreerajPR/Xamarin.Forms.VideoTrimmer?label=sreerajPR/Xamarin.Forms.VideoTrimmer&amp;style=social)" calcext:value-type="string">
            <text:p>![GitHub Repo stars](https://img.shields.io/github/stars/sreerajPR/Xamarin.Forms.VideoTrimmer?label=sreerajPR/Xamarin.Forms.VideoTrimmer&amp;style=social)</text:p>
          </table:table-cell>
          <table:table-cell table:formula="of:=MID([.G532];[.C532];[.E532]-[.C532])" office:value-type="string" office:string-value="sreerajPR/Xamarin.Forms.VideoTrimmer" calcext:value-type="string">
            <text:p>sreerajPR/Xamarin.Forms.VideoTrimmer</text:p>
          </table:table-cell>
          <table:table-cell table:formula="of:=FIND(&quot;github.com/&quot;;[.G532])+11" office:value-type="float" office:value="54" calcext:value-type="float">
            <text:p>54</text:p>
          </table:table-cell>
          <table:table-cell table:formula="of:=MID([.G532];[.F532]+1;[.E532]-[.F532]-1)" office:value-type="string" office:string-value="https://github.com/sreerajPR/Xamarin.Forms.VideoTrimmer" calcext:value-type="string">
            <text:p>https://github.com/sreerajPR/Xamarin.Forms.VideoTrimmer</text:p>
          </table:table-cell>
          <table:table-cell table:formula="of:=FIND(&quot;)&quot;;[.G532])" office:value-type="float" office:value="90" calcext:value-type="float">
            <text:p>90</text:p>
          </table:table-cell>
          <table:table-cell table:formula="of:=FIND(&quot;(&quot;;[.G532])" office:value-type="float" office:value="34" calcext:value-type="float">
            <text:p>34</text:p>
          </table:table-cell>
          <table:table-cell office:value-type="string" calcext:value-type="string">
            <text:p>- [Xamarin.Forms.VideoTrimmer ★1](https://github.com/sreerajPR/Xamarin.Forms.VideoTrimmer): Xamarin.Forms Library that targets Android and iOS, to trim videos.</text:p>
          </table:table-cell>
        </table:table-row>
        <table:table-row table:style-name="ro1">
          <table:table-cell table:formula="of:=COM.MICROSOFT.CONCAT(&quot;![GitHub Repo stars](https://img.shields.io/github/stars/&quot;;[.B533];&quot;?label=&quot;;[.B533];&quot;&amp;style=social)&quot;)" office:value-type="string" office:string-value="![GitHub Repo stars](https://img.shields.io/github/stars/galadril/Xam.Plugin.SimpleAppIntro?label=galadril/Xam.Plugin.SimpleAppIntro&amp;style=social)" calcext:value-type="string">
            <text:p>![GitHub Repo stars](https://img.shields.io/github/stars/galadril/Xam.Plugin.SimpleAppIntro?label=galadril/Xam.Plugin.SimpleAppIntro&amp;style=social)</text:p>
          </table:table-cell>
          <table:table-cell table:formula="of:=MID([.G533];[.C533];[.E533]-[.C533])" office:value-type="string" office:string-value="galadril/Xam.Plugin.SimpleAppIntro" calcext:value-type="string">
            <text:p>galadril/Xam.Plugin.SimpleAppIntro</text:p>
          </table:table-cell>
          <table:table-cell table:formula="of:=FIND(&quot;github.com/&quot;;[.G533])+11" office:value-type="float" office:value="55" calcext:value-type="float">
            <text:p>55</text:p>
          </table:table-cell>
          <table:table-cell table:formula="of:=MID([.G533];[.F533]+1;[.E533]-[.F533]-1)" office:value-type="string" office:string-value="https://github.com/galadril/Xam.Plugin.SimpleAppIntro" calcext:value-type="string">
            <text:p>https://github.com/galadril/Xam.Plugin.SimpleAppIntro</text:p>
          </table:table-cell>
          <table:table-cell table:formula="of:=FIND(&quot;)&quot;;[.G533])" office:value-type="float" office:value="89" calcext:value-type="float">
            <text:p>89</text:p>
          </table:table-cell>
          <table:table-cell table:formula="of:=FIND(&quot;(&quot;;[.G533])" office:value-type="float" office:value="35" calcext:value-type="float">
            <text:p>35</text:p>
          </table:table-cell>
          <table:table-cell office:value-type="string" calcext:value-type="string">
            <text:p>- [Xam.Plugin.SimpleAppIntro ★125](https://github.com/galadril/Xam.Plugin.SimpleAppIntro): Just a nice and simple AppIntro for your Xamarin Forms project.</text:p>
          </table:table-cell>
        </table:table-row>
        <table:table-row table:style-name="ro1">
          <table:table-cell table:formula="of:=COM.MICROSOFT.CONCAT(&quot;![GitHub Repo stars](https://img.shields.io/github/stars/&quot;;[.B534];&quot;?label=&quot;;[.B534];&quot;&amp;style=social)&quot;)" office:value-type="string" office:string-value="![GitHub Repo stars](https://img.shields.io/github/stars/galadril/Xam.Plugin.SimpleStaticMap?label=galadril/Xam.Plugin.SimpleStaticMap&amp;style=social)" calcext:value-type="string">
            <text:p>![GitHub Repo stars](https://img.shields.io/github/stars/galadril/Xam.Plugin.SimpleStaticMap?label=galadril/Xam.Plugin.SimpleStaticMap&amp;style=social)</text:p>
          </table:table-cell>
          <table:table-cell table:formula="of:=MID([.G534];[.C534];[.E534]-[.C534])" office:value-type="string" office:string-value="galadril/Xam.Plugin.SimpleStaticMap" calcext:value-type="string">
            <text:p>galadril/Xam.Plugin.SimpleStaticMap</text:p>
          </table:table-cell>
          <table:table-cell table:formula="of:=FIND(&quot;github.com/&quot;;[.G534])+11" office:value-type="float" office:value="54" calcext:value-type="float">
            <text:p>54</text:p>
          </table:table-cell>
          <table:table-cell table:formula="of:=MID([.G534];[.F534]+1;[.E534]-[.F534]-1)" office:value-type="string" office:string-value="https://github.com/galadril/Xam.Plugin.SimpleStaticMap" calcext:value-type="string">
            <text:p>https://github.com/galadril/Xam.Plugin.SimpleStaticMap</text:p>
          </table:table-cell>
          <table:table-cell table:formula="of:=FIND(&quot;)&quot;;[.G534])" office:value-type="float" office:value="89" calcext:value-type="float">
            <text:p>89</text:p>
          </table:table-cell>
          <table:table-cell table:formula="of:=FIND(&quot;(&quot;;[.G534])" office:value-type="float" office:value="34" calcext:value-type="float">
            <text:p>34</text:p>
          </table:table-cell>
          <table:table-cell office:value-type="string" calcext:value-type="string">
            <text:p>- [Xam.Plugin.SimpleStaticMap ★0](https://github.com/galadril/Xam.Plugin.SimpleStaticMap): Just a nice and simple static map component that uses the Static Maps api from Google for your Xamarin Forms project.</text:p>
          </table:table-cell>
        </table:table-row>
        <table:table-row table:style-name="ro1">
          <table:table-cell table:formula="of:=COM.MICROSOFT.CONCAT(&quot;![GitHub Repo stars](https://img.shields.io/github/stars/&quot;;[.B535];&quot;?label=&quot;;[.B535];&quot;&amp;style=social)&quot;)" office:value-type="string" office:string-value="![GitHub Repo stars](https://img.shields.io/github/stars/galadril/Xam.Plugin.SimpleColorPicker?label=galadril/Xam.Plugin.SimpleColorPicker&amp;style=social)" calcext:value-type="string">
            <text:p>![GitHub Repo stars](https://img.shields.io/github/stars/galadril/Xam.Plugin.SimpleColorPicker?label=galadril/Xam.Plugin.SimpleColorPicker&amp;style=social)</text:p>
          </table:table-cell>
          <table:table-cell table:formula="of:=MID([.G535];[.C535];[.E535]-[.C535])" office:value-type="string" office:string-value="galadril/Xam.Plugin.SimpleColorPicker" calcext:value-type="string">
            <text:p>galadril/Xam.Plugin.SimpleColorPicker</text:p>
          </table:table-cell>
          <table:table-cell table:formula="of:=FIND(&quot;github.com/&quot;;[.G535])+11" office:value-type="float" office:value="56" calcext:value-type="float">
            <text:p>56</text:p>
          </table:table-cell>
          <table:table-cell table:formula="of:=MID([.G535];[.F535]+1;[.E535]-[.F535]-1)" office:value-type="string" office:string-value="https://github.com/galadril/Xam.Plugin.SimpleColorPicker" calcext:value-type="string">
            <text:p>https://github.com/galadril/Xam.Plugin.SimpleColorPicker</text:p>
          </table:table-cell>
          <table:table-cell table:formula="of:=FIND(&quot;)&quot;;[.G535])" office:value-type="float" office:value="93" calcext:value-type="float">
            <text:p>93</text:p>
          </table:table-cell>
          <table:table-cell table:formula="of:=FIND(&quot;(&quot;;[.G535])" office:value-type="float" office:value="36" calcext:value-type="float">
            <text:p>36</text:p>
          </table:table-cell>
          <table:table-cell office:value-type="string" calcext:value-type="string">
            <text:p>- [Xam.Plugin.SimpleColorPicker ★3](https://github.com/galadril/Xam.Plugin.SimpleColorPicker): <text:s/>Just a nice and simple ColorPicker for your Xamarin Forms project.</text:p>
          </table:table-cell>
        </table:table-row>
        <table:table-row table:style-name="ro1">
          <table:table-cell table:formula="of:=COM.MICROSOFT.CONCAT(&quot;![GitHub Repo stars](https://img.shields.io/github/stars/&quot;;[.B536];&quot;?label=&quot;;[.B536];&quot;&amp;style=social)&quot;)" office:value-type="string" office:string-value="![GitHub Repo stars](https://img.shields.io/github/stars/michaelstonis/XamFormsSkiaEntry?label=michaelstonis/XamFormsSkiaEntry&amp;style=social)" calcext:value-type="string">
            <text:p>![GitHub Repo stars](https://img.shields.io/github/stars/michaelstonis/XamFormsSkiaEntry?label=michaelstonis/XamFormsSkiaEntry&amp;style=social)</text:p>
          </table:table-cell>
          <table:table-cell table:formula="of:=MID([.G536];[.C536];[.E536]-[.C536])" office:value-type="string" office:string-value="michaelstonis/XamFormsSkiaEntry" calcext:value-type="string">
            <text:p>michaelstonis/XamFormsSkiaEntry</text:p>
          </table:table-cell>
          <table:table-cell table:formula="of:=FIND(&quot;github.com/&quot;;[.G536])+11" office:value-type="float" office:value="45" calcext:value-type="float">
            <text:p>45</text:p>
          </table:table-cell>
          <table:table-cell table:formula="of:=MID([.G536];[.F536]+1;[.E536]-[.F536]-1)" office:value-type="string" office:string-value="https://github.com/michaelstonis/XamFormsSkiaEntry" calcext:value-type="string">
            <text:p>https://github.com/michaelstonis/XamFormsSkiaEntry</text:p>
          </table:table-cell>
          <table:table-cell table:formula="of:=FIND(&quot;)&quot;;[.G536])" office:value-type="float" office:value="76" calcext:value-type="float">
            <text:p>76</text:p>
          </table:table-cell>
          <table:table-cell table:formula="of:=FIND(&quot;(&quot;;[.G536])" office:value-type="float" office:value="25" calcext:value-type="float">
            <text:p>25</text:p>
          </table:table-cell>
          <table:table-cell office:value-type="string" calcext:value-type="string">
            <text:p>- [XamFormsSkiaEntry ★4](https://github.com/michaelstonis/XamFormsSkiaEntry): Simple Entry for Xamarin.Forms using SkiaSharp.</text:p>
          </table:table-cell>
        </table:table-row>
        <table:table-row table:style-name="ro1">
          <table:table-cell table:formula="of:=COM.MICROSOFT.CONCAT(&quot;![GitHub Repo stars](https://img.shields.io/github/stars/&quot;;[.B537];&quot;?label=&quot;;[.B537];&quot;&amp;style=social)&quot;)" office:value-type="string" office:string-value="![GitHub Repo stars](https://img.shields.io/github/stars/UdaraAlwis/XFColorPickerControl?label=UdaraAlwis/XFColorPickerControl&amp;style=social)" calcext:value-type="string">
            <text:p>![GitHub Repo stars](https://img.shields.io/github/stars/UdaraAlwis/XFColorPickerControl?label=UdaraAlwis/XFColorPickerControl&amp;style=social)</text:p>
          </table:table-cell>
          <table:table-cell table:formula="of:=MID([.G537];[.C537];[.E537]-[.C537])" office:value-type="string" office:string-value="UdaraAlwis/XFColorPickerControl" calcext:value-type="string">
            <text:p>UdaraAlwis/XFColorPickerControl</text:p>
          </table:table-cell>
          <table:table-cell table:formula="of:=FIND(&quot;github.com/&quot;;[.G537])+11" office:value-type="float" office:value="49" calcext:value-type="float">
            <text:p>49</text:p>
          </table:table-cell>
          <table:table-cell table:formula="of:=MID([.G537];[.F537]+1;[.E537]-[.F537]-1)" office:value-type="string" office:string-value="https://github.com/UdaraAlwis/XFColorPickerControl" calcext:value-type="string">
            <text:p>https://github.com/UdaraAlwis/XFColorPickerControl</text:p>
          </table:table-cell>
          <table:table-cell table:formula="of:=FIND(&quot;)&quot;;[.G537])" office:value-type="float" office:value="80" calcext:value-type="float">
            <text:p>80</text:p>
          </table:table-cell>
          <table:table-cell table:formula="of:=FIND(&quot;(&quot;;[.G537])" office:value-type="float" office:value="29" calcext:value-type="float">
            <text:p>29</text:p>
          </table:table-cell>
          <table:table-cell office:value-type="string" calcext:value-type="string">
            <text:p>- [XFColorPickerControl ★15](https://github.com/UdaraAlwis/XFColorPickerControl): An interactive and responsive Color Picker Control for Xamarin.Forms based on SkiaSharp!</text:p>
          </table:table-cell>
        </table:table-row>
        <table:table-row table:style-name="ro1">
          <table:table-cell table:formula="of:=COM.MICROSOFT.CONCAT(&quot;![GitHub Repo stars](https://img.shields.io/github/stars/&quot;;[.B538];&quot;?label=&quot;;[.B538];&quot;&amp;style=social)&quot;)" office:value-type="string" office:string-value="![GitHub Repo stars](https://img.shields.io/github/stars/yurkinh/XFGauge?label=yurkinh/XFGauge&amp;style=social)" calcext:value-type="string">
            <text:p>![GitHub Repo stars](https://img.shields.io/github/stars/yurkinh/XFGauge?label=yurkinh/XFGauge&amp;style=social)</text:p>
          </table:table-cell>
          <table:table-cell table:formula="of:=MID([.G538];[.C538];[.E538]-[.C538])" office:value-type="string" office:string-value="yurkinh/XFGauge" calcext:value-type="string">
            <text:p>yurkinh/XFGauge</text:p>
          </table:table-cell>
          <table:table-cell table:formula="of:=FIND(&quot;github.com/&quot;;[.G538])+11" office:value-type="float" office:value="35" calcext:value-type="float">
            <text:p>35</text:p>
          </table:table-cell>
          <table:table-cell table:formula="of:=MID([.G538];[.F538]+1;[.E538]-[.F538]-1)" office:value-type="string" office:string-value="https://github.com/yurkinh/XFGauge" calcext:value-type="string">
            <text:p>https://github.com/yurkinh/XFGauge</text:p>
          </table:table-cell>
          <table:table-cell table:formula="of:=FIND(&quot;)&quot;;[.G538])" office:value-type="float" office:value="50" calcext:value-type="float">
            <text:p>50</text:p>
          </table:table-cell>
          <table:table-cell table:formula="of:=FIND(&quot;(&quot;;[.G538])" office:value-type="float" office:value="15" calcext:value-type="float">
            <text:p>15</text:p>
          </table:table-cell>
          <table:table-cell office:value-type="string" calcext:value-type="string">
            <text:p>- [XFGauge ★6](https://github.com/yurkinh/XFGauge): Gauge control for Xamarin.Forms with Skiasharp.</text:p>
          </table:table-cell>
        </table:table-row>
        <table:table-row table:style-name="ro1">
          <table:table-cell table:formula="of:=COM.MICROSOFT.CONCAT(&quot;![GitHub Repo stars](https://img.shields.io/github/stars/&quot;;[.B539];&quot;?label=&quot;;[.B539];&quot;&amp;style=social)&quot;)" office:value-type="string" office:string-value="![GitHub Repo stars](https://img.shields.io/github/stars/pmahend1/XamUtilities?label=pmahend1/XamUtilities&amp;style=social)" calcext:value-type="string">
            <text:p>![GitHub Repo stars](https://img.shields.io/github/stars/pmahend1/XamUtilities?label=pmahend1/XamUtilities&amp;style=social)</text:p>
          </table:table-cell>
          <table:table-cell table:formula="of:=MID([.G539];[.C539];[.E539]-[.C539])" office:value-type="string" office:string-value="pmahend1/XamUtilities" calcext:value-type="string">
            <text:p>pmahend1/XamUtilities</text:p>
          </table:table-cell>
          <table:table-cell table:formula="of:=FIND(&quot;github.com/&quot;;[.G539])+11" office:value-type="float" office:value="37" calcext:value-type="float">
            <text:p>37</text:p>
          </table:table-cell>
          <table:table-cell table:formula="of:=MID([.G539];[.F539]+1;[.E539]-[.F539]-1)" office:value-type="string" office:string-value="https://github.com/pmahend1/XamUtilities" calcext:value-type="string">
            <text:p>https://github.com/pmahend1/XamUtilities</text:p>
          </table:table-cell>
          <table:table-cell table:formula="of:=FIND(&quot;)&quot;;[.G539])" office:value-type="float" office:value="58" calcext:value-type="float">
            <text:p>58</text:p>
          </table:table-cell>
          <table:table-cell table:formula="of:=FIND(&quot;(&quot;;[.G539])" office:value-type="float" office:value="17" calcext:value-type="float">
            <text:p>17</text:p>
          </table:table-cell>
          <table:table-cell office:value-type="string" calcext:value-type="string">
            <text:p>- [XamUtilities](https://github.com/pmahend1/XamUtilities): Utilities for Xamarin.Forms (RoundFrame, SkiaCircleContentView).</text:p>
          </table:table-cell>
        </table:table-row>
        <table:table-row table:style-name="ro1">
          <table:table-cell table:formula="of:=COM.MICROSOFT.CONCAT(&quot;![GitHub Repo stars](https://img.shields.io/github/stars/&quot;;[.B540];&quot;?label=&quot;;[.B540];&quot;&amp;style=social)&quot;)" office:value-type="string" office:string-value="![GitHub Repo stars](https://img.shields.io/github/stars/LuckyDucko/ZoomView.Forms?label=LuckyDucko/ZoomView.Forms&amp;style=social)" calcext:value-type="string">
            <text:p>![GitHub Repo stars](https://img.shields.io/github/stars/LuckyDucko/ZoomView.Forms?label=LuckyDucko/ZoomView.Forms&amp;style=social)</text:p>
          </table:table-cell>
          <table:table-cell table:formula="of:=MID([.G540];[.C540];[.E540]-[.C540])" office:value-type="string" office:string-value="LuckyDucko/ZoomView.Forms" calcext:value-type="string">
            <text:p>LuckyDucko/ZoomView.Forms</text:p>
          </table:table-cell>
          <table:table-cell table:formula="of:=FIND(&quot;github.com/&quot;;[.G540])+11" office:value-type="float" office:value="42" calcext:value-type="float">
            <text:p>42</text:p>
          </table:table-cell>
          <table:table-cell table:formula="of:=MID([.G540];[.F540]+1;[.E540]-[.F540]-1)" office:value-type="string" office:string-value="https://github.com/LuckyDucko/ZoomView.Forms" calcext:value-type="string">
            <text:p>https://github.com/LuckyDucko/ZoomView.Forms</text:p>
          </table:table-cell>
          <table:table-cell table:formula="of:=FIND(&quot;)&quot;;[.G540])" office:value-type="float" office:value="67" calcext:value-type="float">
            <text:p>67</text:p>
          </table:table-cell>
          <table:table-cell table:formula="of:=FIND(&quot;(&quot;;[.G540])" office:value-type="float" office:value="22" calcext:value-type="float">
            <text:p>22</text:p>
          </table:table-cell>
          <table:table-cell office:value-type="string" calcext:value-type="string">
            <text:p>- [ZoomView.Forms ★5](https://github.com/LuckyDucko/ZoomView.Forms): Quickly add a zoomable wrapper to any VisualElement.</text:p>
          </table:table-cell>
        </table:table-row>
        <table:table-row table:style-name="ro1">
          <table:table-cell table:formula="of:=COM.MICROSOFT.CONCAT(&quot;![GitHub Repo stars](https://img.shields.io/github/stars/&quot;;[.B541];&quot;?label=&quot;;[.B541];&quot;&amp;style=social)&quot;)" office:value-type="string" office:string-value="" calcext:value-type="error">
            <text:p>#VALUE!</text:p>
          </table:table-cell>
          <table:table-cell table:formula="of:=MID([.G541];[.C541];[.E541]-[.C541])" office:value-type="string" office:string-value="" calcext:value-type="error">
            <text:p>#VALUE!</text:p>
          </table:table-cell>
          <table:table-cell table:formula="of:=FIND(&quot;github.com/&quot;;[.G541])+11" office:value-type="string" office:string-value="" calcext:value-type="error">
            <text:p>#VALUE!</text:p>
          </table:table-cell>
          <table:table-cell table:formula="of:=MID([.G541];[.F541]+1;[.E541]-[.F541]-1)" office:value-type="string" office:string-value="" calcext:value-type="error">
            <text:p>#VALUE!</text:p>
          </table:table-cell>
          <table:table-cell table:formula="of:=FIND(&quot;)&quot;;[.G541])" office:value-type="string" office:string-value="" calcext:value-type="error">
            <text:p>#VALUE!</text:p>
          </table:table-cell>
          <table:table-cell table:formula="of:=FIND(&quot;(&quot;;[.G541])" office:value-type="string" office:string-value="" calcext:value-type="error">
            <text:p>#VALUE!</text:p>
          </table:table-cell>
          <table:table-cell/>
        </table:table-row>
        <table:table-row table:style-name="ro1">
          <table:table-cell table:formula="of:=COM.MICROSOFT.CONCAT(&quot;![GitHub Repo stars](https://img.shields.io/github/stars/&quot;;[.B542];&quot;?label=&quot;;[.B542];&quot;&amp;style=social)&quot;)" office:value-type="string" office:string-value="" calcext:value-type="error">
            <text:p>#VALUE!</text:p>
          </table:table-cell>
          <table:table-cell table:formula="of:=MID([.G542];[.C542];[.E542]-[.C542])" office:value-type="string" office:string-value="" calcext:value-type="error">
            <text:p>#VALUE!</text:p>
          </table:table-cell>
          <table:table-cell table:formula="of:=FIND(&quot;github.com/&quot;;[.G542])+11" office:value-type="string" office:string-value="" calcext:value-type="error">
            <text:p>#VALUE!</text:p>
          </table:table-cell>
          <table:table-cell table:formula="of:=MID([.G542];[.F542]+1;[.E542]-[.F542]-1)" office:value-type="string" office:string-value="" calcext:value-type="error">
            <text:p>#VALUE!</text:p>
          </table:table-cell>
          <table:table-cell table:formula="of:=FIND(&quot;)&quot;;[.G542])" office:value-type="string" office:string-value="" calcext:value-type="error">
            <text:p>#VALUE!</text:p>
          </table:table-cell>
          <table:table-cell table:formula="of:=FIND(&quot;(&quot;;[.G542])" office:value-type="string" office:string-value="" calcext:value-type="error">
            <text:p>#VALUE!</text:p>
          </table:table-cell>
          <table:table-cell office:value-type="string" calcext:value-type="string">
            <text:p>## UI Testing</text:p>
          </table:table-cell>
        </table:table-row>
        <table:table-row table:style-name="ro1">
          <table:table-cell table:formula="of:=COM.MICROSOFT.CONCAT(&quot;![GitHub Repo stars](https://img.shields.io/github/stars/&quot;;[.B543];&quot;?label=&quot;;[.B543];&quot;&amp;style=social)&quot;)" office:value-type="string" office:string-value="" calcext:value-type="error">
            <text:p>#VALUE!</text:p>
          </table:table-cell>
          <table:table-cell table:formula="of:=MID([.G543];[.C543];[.E543]-[.C543])" office:value-type="string" office:string-value="" calcext:value-type="error">
            <text:p>#VALUE!</text:p>
          </table:table-cell>
          <table:table-cell table:formula="of:=FIND(&quot;github.com/&quot;;[.G543])+11" office:value-type="string" office:string-value="" calcext:value-type="error">
            <text:p>#VALUE!</text:p>
          </table:table-cell>
          <table:table-cell table:formula="of:=MID([.G543];[.F543]+1;[.E543]-[.F543]-1)" office:value-type="string" office:string-value="" calcext:value-type="error">
            <text:p>#VALUE!</text:p>
          </table:table-cell>
          <table:table-cell table:formula="of:=FIND(&quot;)&quot;;[.G543])" office:value-type="string" office:string-value="" calcext:value-type="error">
            <text:p>#VALUE!</text:p>
          </table:table-cell>
          <table:table-cell table:formula="of:=FIND(&quot;(&quot;;[.G543])" office:value-type="string" office:string-value="" calcext:value-type="error">
            <text:p>#VALUE!</text:p>
          </table:table-cell>
          <table:table-cell/>
        </table:table-row>
        <table:table-row table:style-name="ro1">
          <table:table-cell table:formula="of:=COM.MICROSOFT.CONCAT(&quot;![GitHub Repo stars](https://img.shields.io/github/stars/&quot;;[.B544];&quot;?label=&quot;;[.B544];&quot;&amp;style=social)&quot;)" office:value-type="string" office:string-value="" calcext:value-type="error">
            <text:p>#VALUE!</text:p>
          </table:table-cell>
          <table:table-cell table:formula="of:=MID([.G544];[.C544];[.E544]-[.C544])" office:value-type="string" office:string-value="" calcext:value-type="error">
            <text:p>#VALUE!</text:p>
          </table:table-cell>
          <table:table-cell table:formula="of:=FIND(&quot;github.com/&quot;;[.G544])+11" office:value-type="string" office:string-value="" calcext:value-type="error">
            <text:p>#VALUE!</text:p>
          </table:table-cell>
          <table:table-cell table:formula="of:=MID([.G544];[.F544]+1;[.E544]-[.F544]-1)" office:value-type="string" office:string-value="https://developer.xamarin.com/guides/testcloud/uitest/intro-to-uitest/" calcext:value-type="string">
            <text:p>https://developer.xamarin.com/guides/testcloud/uitest/intro-to-uitest/</text:p>
          </table:table-cell>
          <table:table-cell table:formula="of:=FIND(&quot;)&quot;;[.G544])" office:value-type="float" office:value="90" calcext:value-type="float">
            <text:p>90</text:p>
          </table:table-cell>
          <table:table-cell table:formula="of:=FIND(&quot;(&quot;;[.G544])" office:value-type="float" office:value="19" calcext:value-type="float">
            <text:p>19</text:p>
          </table:table-cell>
          <table:table-cell office:value-type="string" calcext:value-type="string">
            <text:p>- [Xamarin UITest](https://developer.xamarin.com/guides/testcloud/uitest/intro-to-uitest/): An Automated UI Acceptance Testing framework that allows programmers to write and execute tests in C# and NUnit that validate the functionality of iOS and Android Apps.</text:p>
          </table:table-cell>
        </table:table-row>
        <table:table-row table:style-name="ro1">
          <table:table-cell table:formula="of:=COM.MICROSOFT.CONCAT(&quot;![GitHub Repo stars](https://img.shields.io/github/stars/&quot;;[.B545];&quot;?label=&quot;;[.B545];&quot;&amp;style=social)&quot;)" office:value-type="string" office:string-value="" calcext:value-type="error">
            <text:p>#VALUE!</text:p>
          </table:table-cell>
          <table:table-cell table:formula="of:=MID([.G545];[.C545];[.E545]-[.C545])" office:value-type="string" office:string-value="" calcext:value-type="error">
            <text:p>#VALUE!</text:p>
          </table:table-cell>
          <table:table-cell table:formula="of:=FIND(&quot;github.com/&quot;;[.G545])+11" office:value-type="string" office:string-value="" calcext:value-type="error">
            <text:p>#VALUE!</text:p>
          </table:table-cell>
          <table:table-cell table:formula="of:=MID([.G545];[.F545]+1;[.E545]-[.F545]-1)" office:value-type="string" office:string-value="https://www.xamarin.com/test-cloud/recorder" calcext:value-type="string">
            <text:p>https://www.xamarin.com/test-cloud/recorder</text:p>
          </table:table-cell>
          <table:table-cell table:formula="of:=FIND(&quot;)&quot;;[.G545])" office:value-type="float" office:value="70" calcext:value-type="float">
            <text:p>70</text:p>
          </table:table-cell>
          <table:table-cell table:formula="of:=FIND(&quot;(&quot;;[.G545])" office:value-type="float" office:value="26" calcext:value-type="float">
            <text:p>26</text:p>
          </table:table-cell>
          <table:table-cell office:value-type="string" calcext:value-type="string">
            <text:p>- [Xamarin Test Recorder](https://www.xamarin.com/test-cloud/recorder): This tool makes it easy to record automated tests for your app.</text:p>
          </table:table-cell>
        </table:table-row>
        <table:table-row table:style-name="ro1">
          <table:table-cell table:formula="of:=COM.MICROSOFT.CONCAT(&quot;![GitHub Repo stars](https://img.shields.io/github/stars/&quot;;[.B546];&quot;?label=&quot;;[.B546];&quot;&amp;style=social)&quot;)" office:value-type="string" office:string-value="![GitHub Repo stars](https://img.shields.io/github/stars/xamarin-automation-service/uitest-pop-example?label=xamarin-automation-service/uitest-pop-example&amp;style=social)" calcext:value-type="string">
            <text:p>![GitHub Repo stars](https://img.shields.io/github/stars/xamarin-automation-service/uitest-pop-example?label=xamarin-automation-service/uitest-pop-example&amp;style=social)</text:p>
          </table:table-cell>
          <table:table-cell table:formula="of:=MID([.G546];[.C546];[.E546]-[.C546])" office:value-type="string" office:string-value="xamarin-automation-service/uitest-pop-example" calcext:value-type="string">
            <text:p>xamarin-automation-service/uitest-pop-example</text:p>
          </table:table-cell>
          <table:table-cell table:formula="of:=FIND(&quot;github.com/&quot;;[.G546])+11" office:value-type="float" office:value="47" calcext:value-type="float">
            <text:p>47</text:p>
          </table:table-cell>
          <table:table-cell table:formula="of:=MID([.G546];[.F546]+1;[.E546]-[.F546]-1)" office:value-type="string" office:string-value="https://github.com/xamarin-automation-service/uitest-pop-example" calcext:value-type="string">
            <text:p>https://github.com/xamarin-automation-service/uitest-pop-example</text:p>
          </table:table-cell>
          <table:table-cell table:formula="of:=FIND(&quot;)&quot;;[.G546])" office:value-type="float" office:value="92" calcext:value-type="float">
            <text:p>92</text:p>
          </table:table-cell>
          <table:table-cell table:formula="of:=FIND(&quot;(&quot;;[.G546])" office:value-type="float" office:value="27" calcext:value-type="float">
            <text:p>27</text:p>
          </table:table-cell>
          <table:table-cell office:value-type="string" calcext:value-type="string">
            <text:p>- [Xamarin.UITest.POP ★62](https://github.com/xamarin-automation-service/uitest-pop-example): This project demonstrates the page object pattern (POP) that they use internally at Xamarin.</text:p>
          </table:table-cell>
        </table:table-row>
        <table:table-row table:style-name="ro1">
          <table:table-cell table:formula="of:=COM.MICROSOFT.CONCAT(&quot;![GitHub Repo stars](https://img.shields.io/github/stars/&quot;;[.B547];&quot;?label=&quot;;[.B547];&quot;&amp;style=social)&quot;)" office:value-type="string" office:string-value="![GitHub Repo stars](https://img.shields.io/github/stars/xamarin-automation-service/uitest-specflow-example?label=xamarin-automation-service/uitest-specflow-example&amp;style=social)" calcext:value-type="string">
            <text:p>![GitHub Repo stars](https://img.shields.io/github/stars/xamarin-automation-service/uitest-specflow-example?label=xamarin-automation-service/uitest-specflow-example&amp;style=social)</text:p>
          </table:table-cell>
          <table:table-cell table:formula="of:=MID([.G547];[.C547];[.E547]-[.C547])" office:value-type="string" office:string-value="xamarin-automation-service/uitest-specflow-example" calcext:value-type="string">
            <text:p>xamarin-automation-service/uitest-specflow-example</text:p>
          </table:table-cell>
          <table:table-cell table:formula="of:=FIND(&quot;github.com/&quot;;[.G547])+11" office:value-type="float" office:value="51" calcext:value-type="float">
            <text:p>51</text:p>
          </table:table-cell>
          <table:table-cell table:formula="of:=MID([.G547];[.F547]+1;[.E547]-[.F547]-1)" office:value-type="string" office:string-value="https://github.com/xamarin-automation-service/uitest-specflow-example" calcext:value-type="string">
            <text:p>https://github.com/xamarin-automation-service/uitest-specflow-example</text:p>
          </table:table-cell>
          <table:table-cell table:formula="of:=FIND(&quot;)&quot;;[.G547])" office:value-type="float" office:value="101" calcext:value-type="float">
            <text:p>101</text:p>
          </table:table-cell>
          <table:table-cell table:formula="of:=FIND(&quot;(&quot;;[.G547])" office:value-type="float" office:value="31" calcext:value-type="float">
            <text:p>31</text:p>
          </table:table-cell>
          <table:table-cell office:value-type="string" calcext:value-type="string">
            <text:p>- [Xamarin UITest SpecFlow ★8](https://github.com/xamarin-automation-service/uitest-specflow-example): This project demonstrates how to use SpecFlow with Xamarin.UITest (including the Page Object Pattern). SpecFlow is a pragmatic BDD solution for .NET. It uses the Gherkin specification language and integrates to Visual Studio.</text:p>
          </table:table-cell>
        </table:table-row>
        <table:table-row table:style-name="ro1">
          <table:table-cell table:formula="of:=COM.MICROSOFT.CONCAT(&quot;![GitHub Repo stars](https://img.shields.io/github/stars/&quot;;[.B548];&quot;?label=&quot;;[.B548];&quot;&amp;style=social)&quot;)" office:value-type="string" office:string-value="" calcext:value-type="error">
            <text:p>#VALUE!</text:p>
          </table:table-cell>
          <table:table-cell table:formula="of:=MID([.G548];[.C548];[.E548]-[.C548])" office:value-type="string" office:string-value="" calcext:value-type="error">
            <text:p>#VALUE!</text:p>
          </table:table-cell>
          <table:table-cell table:formula="of:=FIND(&quot;github.com/&quot;;[.G548])+11" office:value-type="string" office:string-value="" calcext:value-type="error">
            <text:p>#VALUE!</text:p>
          </table:table-cell>
          <table:table-cell table:formula="of:=MID([.G548];[.F548]+1;[.E548]-[.F548]-1)" office:value-type="string" office:string-value="" calcext:value-type="error">
            <text:p>#VALUE!</text:p>
          </table:table-cell>
          <table:table-cell table:formula="of:=FIND(&quot;)&quot;;[.G548])" office:value-type="string" office:string-value="" calcext:value-type="error">
            <text:p>#VALUE!</text:p>
          </table:table-cell>
          <table:table-cell table:formula="of:=FIND(&quot;(&quot;;[.G548])" office:value-type="string" office:string-value="" calcext:value-type="error">
            <text:p>#VALUE!</text:p>
          </table:table-cell>
          <table:table-cell/>
        </table:table-row>
        <table:table-row table:style-name="ro1">
          <table:table-cell table:formula="of:=COM.MICROSOFT.CONCAT(&quot;![GitHub Repo stars](https://img.shields.io/github/stars/&quot;;[.B549];&quot;?label=&quot;;[.B549];&quot;&amp;style=social)&quot;)" office:value-type="string" office:string-value="" calcext:value-type="error">
            <text:p>#VALUE!</text:p>
          </table:table-cell>
          <table:table-cell table:formula="of:=MID([.G549];[.C549];[.E549]-[.C549])" office:value-type="string" office:string-value="" calcext:value-type="error">
            <text:p>#VALUE!</text:p>
          </table:table-cell>
          <table:table-cell table:formula="of:=FIND(&quot;github.com/&quot;;[.G549])+11" office:value-type="string" office:string-value="" calcext:value-type="error">
            <text:p>#VALUE!</text:p>
          </table:table-cell>
          <table:table-cell table:formula="of:=MID([.G549];[.F549]+1;[.E549]-[.F549]-1)" office:value-type="string" office:string-value="" calcext:value-type="error">
            <text:p>#VALUE!</text:p>
          </table:table-cell>
          <table:table-cell table:formula="of:=FIND(&quot;)&quot;;[.G549])" office:value-type="string" office:string-value="" calcext:value-type="error">
            <text:p>#VALUE!</text:p>
          </table:table-cell>
          <table:table-cell table:formula="of:=FIND(&quot;(&quot;;[.G549])" office:value-type="string" office:string-value="" calcext:value-type="error">
            <text:p>#VALUE!</text:p>
          </table:table-cell>
          <table:table-cell office:value-type="string" calcext:value-type="string">
            <text:p>## Wearables</text:p>
          </table:table-cell>
        </table:table-row>
        <table:table-row table:style-name="ro1">
          <table:table-cell table:formula="of:=COM.MICROSOFT.CONCAT(&quot;![GitHub Repo stars](https://img.shields.io/github/stars/&quot;;[.B550];&quot;?label=&quot;;[.B550];&quot;&amp;style=social)&quot;)" office:value-type="string" office:string-value="" calcext:value-type="error">
            <text:p>#VALUE!</text:p>
          </table:table-cell>
          <table:table-cell table:formula="of:=MID([.G550];[.C550];[.E550]-[.C550])" office:value-type="string" office:string-value="" calcext:value-type="error">
            <text:p>#VALUE!</text:p>
          </table:table-cell>
          <table:table-cell table:formula="of:=FIND(&quot;github.com/&quot;;[.G550])+11" office:value-type="string" office:string-value="" calcext:value-type="error">
            <text:p>#VALUE!</text:p>
          </table:table-cell>
          <table:table-cell table:formula="of:=MID([.G550];[.F550]+1;[.E550]-[.F550]-1)" office:value-type="string" office:string-value="" calcext:value-type="error">
            <text:p>#VALUE!</text:p>
          </table:table-cell>
          <table:table-cell table:formula="of:=FIND(&quot;)&quot;;[.G550])" office:value-type="string" office:string-value="" calcext:value-type="error">
            <text:p>#VALUE!</text:p>
          </table:table-cell>
          <table:table-cell table:formula="of:=FIND(&quot;(&quot;;[.G550])" office:value-type="string" office:string-value="" calcext:value-type="error">
            <text:p>#VALUE!</text:p>
          </table:table-cell>
          <table:table-cell/>
        </table:table-row>
        <table:table-row table:style-name="ro1">
          <table:table-cell table:formula="of:=COM.MICROSOFT.CONCAT(&quot;![GitHub Repo stars](https://img.shields.io/github/stars/&quot;;[.B551];&quot;?label=&quot;;[.B551];&quot;&amp;style=social)&quot;)" office:value-type="string" office:string-value="![GitHub Repo stars](https://img.shields.io/github/stars/Samsung/Tizen.CircularUI?label=Samsung/Tizen.CircularUI&amp;style=social)" calcext:value-type="string">
            <text:p>![GitHub Repo stars](https://img.shields.io/github/stars/Samsung/Tizen.CircularUI?label=Samsung/Tizen.CircularUI&amp;style=social)</text:p>
          </table:table-cell>
          <table:table-cell table:formula="of:=MID([.G551];[.C551];[.E551]-[.C551])" office:value-type="string" office:string-value="Samsung/Tizen.CircularUI" calcext:value-type="string">
            <text:p>Samsung/Tizen.CircularUI</text:p>
          </table:table-cell>
          <table:table-cell table:formula="of:=FIND(&quot;github.com/&quot;;[.G551])+11" office:value-type="float" office:value="45" calcext:value-type="float">
            <text:p>45</text:p>
          </table:table-cell>
          <table:table-cell table:formula="of:=MID([.G551];[.F551]+1;[.E551]-[.F551]-1)" office:value-type="string" office:string-value="https://github.com/Samsung/Tizen.CircularUI" calcext:value-type="string">
            <text:p>https://github.com/Samsung/Tizen.CircularUI</text:p>
          </table:table-cell>
          <table:table-cell table:formula="of:=FIND(&quot;)&quot;;[.G551])" office:value-type="float" office:value="69" calcext:value-type="float">
            <text:p>69</text:p>
          </table:table-cell>
          <table:table-cell table:formula="of:=FIND(&quot;(&quot;;[.G551])" office:value-type="float" office:value="25" calcext:value-type="float">
            <text:p>25</text:p>
          </table:table-cell>
          <table:table-cell office:value-type="string" calcext:value-type="string">
            <text:p>- [Tizen.CircularUI ★69](https://github.com/Samsung/Tizen.CircularUI): Tizen Wearable CircularUI project is to develop an open source software motivate software developer to creating Tizen Wearable Xamarin Forms app more easily and efficientl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6">00/00/0000</text:date>, <text:time style:data-style-name="N2" text:time-value="21:53:42.29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0.1.2$Windows_X86_64 LibreOffice_project/7cbcfc562f6eb6708b5ff7d7397325de9e764452</meta:generator>
    <dc:date>2020-09-26T23:58:26.916000000</dc:date>
    <meta:editing-duration>PT14M11S</meta:editing-duration>
    <meta:editing-cycles>4</meta:editing-cycles>
    <meta:document-statistic meta:table-count="1" meta:cell-count="3786" meta:object-count="0"/>
  </office:meta>
</office:document-meta>
</file>